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21cm"/>
    </style:style>
    <style:style style:name="co2" style:family="table-column">
      <style:table-column-properties fo:break-before="auto" style:column-width="2.554cm"/>
    </style:style>
    <style:style style:name="co3" style:family="table-column">
      <style:table-column-properties fo:break-before="auto" style:column-width="2.448cm"/>
    </style:style>
    <style:style style:name="co4" style:family="table-column">
      <style:table-column-properties fo:break-before="auto" style:column-width="3.489cm"/>
    </style:style>
    <style:style style:name="co5" style:family="table-column">
      <style:table-column-properties fo:break-before="auto" style:column-width="2.491cm"/>
    </style:style>
    <style:style style:name="co6" style:family="table-column">
      <style:table-column-properties fo:break-before="auto" style:column-width="2.81cm"/>
    </style:style>
    <style:style style:name="co7" style:family="table-column">
      <style:table-column-properties fo:break-before="auto" style:column-width="2.596cm"/>
    </style:style>
    <style:style style:name="co8" style:family="table-column">
      <style:table-column-properties fo:break-before="auto" style:column-width="3.149cm"/>
    </style:style>
    <style:style style:name="co9" style:family="table-column">
      <style:table-column-properties fo:break-before="auto" style:column-width="2.745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0.487cm"/>
    </style:style>
    <style:style style:name="co12" style:family="table-column">
      <style:table-column-properties fo:break-before="auto" style:column-width="0.508cm"/>
    </style:style>
    <style:style style:name="co13" style:family="table-column">
      <style:table-column-properties fo:break-before="auto" style:column-width="24.1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ula-stm32l476rg(2)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11" table:number-columns-repeated="8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/>
          <table:table-cell office:value-type="string" calcext:value-type="string">
            <text:p>Pin</text:p>
          </table:table-cell>
          <table:table-cell table:number-columns-repeated="8"/>
          <table:table-cell office:value-type="string" calcext:value-type="string">
            <text:p>Additional Function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A0</text:p>
          </table:table-cell>
          <table:table-cell/>
          <table:table-cell office:value-type="string" calcext:value-type="string">
            <text:p>TIM2_CH1</text:p>
          </table:table-cell>
          <table:table-cell office:value-type="string" calcext:value-type="string">
            <text:p>TIM5_CH1</text:p>
          </table:table-cell>
          <table:table-cell office:value-type="string" calcext:value-type="string">
            <text:p>TIM8_ETR</text:p>
          </table:table-cell>
          <table:table-cell table:number-columns-repeated="3"/>
          <table:table-cell office:value-type="string" calcext:value-type="string">
            <text:p>USART2_CTS</text:p>
          </table:table-cell>
          <table:table-cell office:value-type="string" calcext:value-type="string">
            <text:p>OPAMP1_VINP/ADC12_IN5/RTC_TAMP2/WKUP1</text:p>
          </table:table-cell>
          <table:table-cell table:number-columns-repeated="2"/>
          <table:table-cell table:formula="of:=[.B2]" office:value-type="string" office:string-value="PA0" calcext:value-type="string">
            <text:p>PA0</text:p>
          </table:table-cell>
          <table:table-cell table:formula="of:=[.N2]&amp;IF(ISBLANK([.C2]);&quot;&quot;;&quot;/&quot;&amp;[.C2])" office:value-type="string" office:string-value="PA0" calcext:value-type="string">
            <text:p>PA0</text:p>
          </table:table-cell>
          <table:table-cell table:formula="of:=[.O2]&amp;IF(ISBLANK([.D2]);&quot;&quot;;&quot;/&quot;&amp;[.D2])" office:value-type="string" office:string-value="PA0/TIM2_CH1" calcext:value-type="string">
            <text:p>PA0/TIM2_CH1</text:p>
          </table:table-cell>
          <table:table-cell table:formula="of:=[.P2]&amp;IF(ISBLANK([.E2]);&quot;&quot;;&quot;/&quot;&amp;[.E2])" office:value-type="string" office:string-value="PA0/TIM2_CH1/TIM5_CH1" calcext:value-type="string">
            <text:p>PA0/TIM2_CH1/TIM5_CH1</text:p>
          </table:table-cell>
          <table:table-cell table:formula="of:=[.Q2]&amp;IF(ISBLANK([.F2]);&quot;&quot;;&quot;/&quot;&amp;[.F2])" office:value-type="string" office:string-value="PA0/TIM2_CH1/TIM5_CH1/TIM8_ETR" calcext:value-type="string">
            <text:p>PA0/TIM2_CH1/TIM5_CH1/TIM8_ETR</text:p>
          </table:table-cell>
          <table:table-cell table:formula="of:=[.R2]&amp;IF(ISBLANK([.G2]);&quot;&quot;;&quot;/&quot;&amp;[.G2])" office:value-type="string" office:string-value="PA0/TIM2_CH1/TIM5_CH1/TIM8_ETR" calcext:value-type="string">
            <text:p>PA0/TIM2_CH1/TIM5_CH1/TIM8_ETR</text:p>
          </table:table-cell>
          <table:table-cell table:formula="of:=[.S2]&amp;IF(ISBLANK([.H2]);&quot;&quot;;&quot;/&quot;&amp;[.H2])" office:value-type="string" office:string-value="PA0/TIM2_CH1/TIM5_CH1/TIM8_ETR" calcext:value-type="string">
            <text:p>PA0/TIM2_CH1/TIM5_CH1/TIM8_ETR</text:p>
          </table:table-cell>
          <table:table-cell table:formula="of:=[.T2]&amp;IF(ISBLANK([.I2]);&quot;&quot;;&quot;/&quot;&amp;[.I2])" office:value-type="string" office:string-value="PA0/TIM2_CH1/TIM5_CH1/TIM8_ETR" calcext:value-type="string">
            <text:p>PA0/TIM2_CH1/TIM5_CH1/TIM8_ETR</text:p>
          </table:table-cell>
          <table:table-cell table:formula="of:=[.U2]&amp;IF(ISBLANK([.J2]);&quot;&quot;;&quot;/&quot;&amp;[.J2])" office:value-type="string" office:string-value="PA0/TIM2_CH1/TIM5_CH1/TIM8_ETR/USART2_CTS" calcext:value-type="string">
            <text:p>PA0/TIM2_CH1/TIM5_CH1/TIM8_ETR/USART2_CTS</text:p>
          </table:table-cell>
          <table:table-cell table:formula="of:=[.V2]&amp;IF(ISBLANK([.K2]);&quot;&quot;;&quot;/&quot;&amp;[.K2])" office:value-type="string" office:string-value="PA0/TIM2_CH1/TIM5_CH1/TIM8_ETR/USART2_CTS/OPAMP1_VINP/ADC12_IN5/RTC_TAMP2/WKUP1" calcext:value-type="string">
            <text:p>PA0/TIM2_CH1/TIM5_CH1/TIM8_ETR/USART2_CTS/OPAMP1_VINP/ADC12_IN5/RTC_TAMP2/WKUP1</text:p>
          </table:table-cell>
        </table:table-row>
        <table:table-row table:style-name="ro1">
          <table:table-cell/>
          <table:table-cell office:value-type="string" calcext:value-type="string">
            <text:p>PA1</text:p>
          </table:table-cell>
          <table:table-cell/>
          <table:table-cell office:value-type="string" calcext:value-type="string">
            <text:p>TIM2_CH2</text:p>
          </table:table-cell>
          <table:table-cell office:value-type="string" calcext:value-type="string">
            <text:p>TIM5_CH2</text:p>
          </table:table-cell>
          <table:table-cell table:number-columns-repeated="4"/>
          <table:table-cell office:value-type="string" calcext:value-type="string">
            <text:p>USART2_RTS_DE</text:p>
          </table:table-cell>
          <table:table-cell office:value-type="string" calcext:value-type="string">
            <text:p>OPAMP1_VINM/ADC12_IN6</text:p>
          </table:table-cell>
          <table:table-cell table:number-columns-repeated="2"/>
          <table:table-cell table:formula="of:=[.B3]" office:value-type="string" office:string-value="PA1" calcext:value-type="string">
            <text:p>PA1</text:p>
          </table:table-cell>
          <table:table-cell table:formula="of:=[.N3]&amp;IF(ISBLANK([.C3]);&quot;&quot;;&quot;/&quot;&amp;[.C3])" office:value-type="string" office:string-value="PA1" calcext:value-type="string">
            <text:p>PA1</text:p>
          </table:table-cell>
          <table:table-cell table:formula="of:=[.O3]&amp;IF(ISBLANK([.D3]);&quot;&quot;;&quot;/&quot;&amp;[.D3])" office:value-type="string" office:string-value="PA1/TIM2_CH2" calcext:value-type="string">
            <text:p>PA1/TIM2_CH2</text:p>
          </table:table-cell>
          <table:table-cell table:formula="of:=[.P3]&amp;IF(ISBLANK([.E3]);&quot;&quot;;&quot;/&quot;&amp;[.E3])" office:value-type="string" office:string-value="PA1/TIM2_CH2/TIM5_CH2" calcext:value-type="string">
            <text:p>PA1/TIM2_CH2/TIM5_CH2</text:p>
          </table:table-cell>
          <table:table-cell table:formula="of:=[.Q3]&amp;IF(ISBLANK([.F3]);&quot;&quot;;&quot;/&quot;&amp;[.F3])" office:value-type="string" office:string-value="PA1/TIM2_CH2/TIM5_CH2" calcext:value-type="string">
            <text:p>PA1/TIM2_CH2/TIM5_CH2</text:p>
          </table:table-cell>
          <table:table-cell table:formula="of:=[.R3]&amp;IF(ISBLANK([.G3]);&quot;&quot;;&quot;/&quot;&amp;[.G3])" office:value-type="string" office:string-value="PA1/TIM2_CH2/TIM5_CH2" calcext:value-type="string">
            <text:p>PA1/TIM2_CH2/TIM5_CH2</text:p>
          </table:table-cell>
          <table:table-cell table:formula="of:=[.S3]&amp;IF(ISBLANK([.H3]);&quot;&quot;;&quot;/&quot;&amp;[.H3])" office:value-type="string" office:string-value="PA1/TIM2_CH2/TIM5_CH2" calcext:value-type="string">
            <text:p>PA1/TIM2_CH2/TIM5_CH2</text:p>
          </table:table-cell>
          <table:table-cell table:formula="of:=[.T3]&amp;IF(ISBLANK([.I3]);&quot;&quot;;&quot;/&quot;&amp;[.I3])" office:value-type="string" office:string-value="PA1/TIM2_CH2/TIM5_CH2" calcext:value-type="string">
            <text:p>PA1/TIM2_CH2/TIM5_CH2</text:p>
          </table:table-cell>
          <table:table-cell table:formula="of:=[.U3]&amp;IF(ISBLANK([.J3]);&quot;&quot;;&quot;/&quot;&amp;[.J3])" office:value-type="string" office:string-value="PA1/TIM2_CH2/TIM5_CH2/USART2_RTS_DE" calcext:value-type="string">
            <text:p>PA1/TIM2_CH2/TIM5_CH2/USART2_RTS_DE</text:p>
          </table:table-cell>
          <table:table-cell table:formula="of:=[.V3]&amp;IF(ISBLANK([.K3]);&quot;&quot;;&quot;/&quot;&amp;[.K3])" office:value-type="string" office:string-value="PA1/TIM2_CH2/TIM5_CH2/USART2_RTS_DE/OPAMP1_VINM/ADC12_IN6" calcext:value-type="string">
            <text:p>PA1/TIM2_CH2/TIM5_CH2/USART2_RTS_DE/OPAMP1_VINM/ADC12_IN6</text:p>
          </table:table-cell>
        </table:table-row>
        <table:table-row table:style-name="ro1">
          <table:table-cell/>
          <table:table-cell office:value-type="string" calcext:value-type="string">
            <text:p>PA2</text:p>
          </table:table-cell>
          <table:table-cell/>
          <table:table-cell office:value-type="string" calcext:value-type="string">
            <text:p>TIM2_CH3</text:p>
          </table:table-cell>
          <table:table-cell office:value-type="string" calcext:value-type="string">
            <text:p>TIM5_CH3</text:p>
          </table:table-cell>
          <table:table-cell table:number-columns-repeated="4"/>
          <table:table-cell office:value-type="string" calcext:value-type="string">
            <text:p>USART2_TX</text:p>
          </table:table-cell>
          <table:table-cell office:value-type="string" calcext:value-type="string">
            <text:p>ADC12_IN7/WKUP4/LSCO</text:p>
          </table:table-cell>
          <table:table-cell table:number-columns-repeated="2"/>
          <table:table-cell table:formula="of:=[.B4]" office:value-type="string" office:string-value="PA2" calcext:value-type="string">
            <text:p>PA2</text:p>
          </table:table-cell>
          <table:table-cell table:formula="of:=[.N4]&amp;IF(ISBLANK([.C4]);&quot;&quot;;&quot;/&quot;&amp;[.C4])" office:value-type="string" office:string-value="PA2" calcext:value-type="string">
            <text:p>PA2</text:p>
          </table:table-cell>
          <table:table-cell table:formula="of:=[.O4]&amp;IF(ISBLANK([.D4]);&quot;&quot;;&quot;/&quot;&amp;[.D4])" office:value-type="string" office:string-value="PA2/TIM2_CH3" calcext:value-type="string">
            <text:p>PA2/TIM2_CH3</text:p>
          </table:table-cell>
          <table:table-cell table:formula="of:=[.P4]&amp;IF(ISBLANK([.E4]);&quot;&quot;;&quot;/&quot;&amp;[.E4])" office:value-type="string" office:string-value="PA2/TIM2_CH3/TIM5_CH3" calcext:value-type="string">
            <text:p>PA2/TIM2_CH3/TIM5_CH3</text:p>
          </table:table-cell>
          <table:table-cell table:formula="of:=[.Q4]&amp;IF(ISBLANK([.F4]);&quot;&quot;;&quot;/&quot;&amp;[.F4])" office:value-type="string" office:string-value="PA2/TIM2_CH3/TIM5_CH3" calcext:value-type="string">
            <text:p>PA2/TIM2_CH3/TIM5_CH3</text:p>
          </table:table-cell>
          <table:table-cell table:formula="of:=[.R4]&amp;IF(ISBLANK([.G4]);&quot;&quot;;&quot;/&quot;&amp;[.G4])" office:value-type="string" office:string-value="PA2/TIM2_CH3/TIM5_CH3" calcext:value-type="string">
            <text:p>PA2/TIM2_CH3/TIM5_CH3</text:p>
          </table:table-cell>
          <table:table-cell table:formula="of:=[.S4]&amp;IF(ISBLANK([.H4]);&quot;&quot;;&quot;/&quot;&amp;[.H4])" office:value-type="string" office:string-value="PA2/TIM2_CH3/TIM5_CH3" calcext:value-type="string">
            <text:p>PA2/TIM2_CH3/TIM5_CH3</text:p>
          </table:table-cell>
          <table:table-cell table:formula="of:=[.T4]&amp;IF(ISBLANK([.I4]);&quot;&quot;;&quot;/&quot;&amp;[.I4])" office:value-type="string" office:string-value="PA2/TIM2_CH3/TIM5_CH3" calcext:value-type="string">
            <text:p>PA2/TIM2_CH3/TIM5_CH3</text:p>
          </table:table-cell>
          <table:table-cell table:formula="of:=[.U4]&amp;IF(ISBLANK([.J4]);&quot;&quot;;&quot;/&quot;&amp;[.J4])" office:value-type="string" office:string-value="PA2/TIM2_CH3/TIM5_CH3/USART2_TX" calcext:value-type="string">
            <text:p>PA2/TIM2_CH3/TIM5_CH3/USART2_TX</text:p>
          </table:table-cell>
          <table:table-cell table:formula="of:=[.V4]&amp;IF(ISBLANK([.K4]);&quot;&quot;;&quot;/&quot;&amp;[.K4])" office:value-type="string" office:string-value="PA2/TIM2_CH3/TIM5_CH3/USART2_TX/ADC12_IN7/WKUP4/LSCO" calcext:value-type="string">
            <text:p>PA2/TIM2_CH3/TIM5_CH3/USART2_TX/ADC12_IN7/WKUP4/LSCO</text:p>
          </table:table-cell>
        </table:table-row>
        <table:table-row table:style-name="ro1">
          <table:table-cell/>
          <table:table-cell office:value-type="string" calcext:value-type="string">
            <text:p>PA3</text:p>
          </table:table-cell>
          <table:table-cell/>
          <table:table-cell office:value-type="string" calcext:value-type="string">
            <text:p>TIM2_CH4</text:p>
          </table:table-cell>
          <table:table-cell office:value-type="string" calcext:value-type="string">
            <text:p>TIM5_CH4</text:p>
          </table:table-cell>
          <table:table-cell table:number-columns-repeated="4"/>
          <table:table-cell office:value-type="string" calcext:value-type="string">
            <text:p>USART2_RX</text:p>
          </table:table-cell>
          <table:table-cell office:value-type="string" calcext:value-type="string">
            <text:p>OPAMP1_VOUT/ADC12_IN8</text:p>
          </table:table-cell>
          <table:table-cell table:number-columns-repeated="2"/>
          <table:table-cell table:formula="of:=[.B5]" office:value-type="string" office:string-value="PA3" calcext:value-type="string">
            <text:p>PA3</text:p>
          </table:table-cell>
          <table:table-cell table:formula="of:=[.N5]&amp;IF(ISBLANK([.C5]);&quot;&quot;;&quot;/&quot;&amp;[.C5])" office:value-type="string" office:string-value="PA3" calcext:value-type="string">
            <text:p>PA3</text:p>
          </table:table-cell>
          <table:table-cell table:formula="of:=[.O5]&amp;IF(ISBLANK([.D5]);&quot;&quot;;&quot;/&quot;&amp;[.D5])" office:value-type="string" office:string-value="PA3/TIM2_CH4" calcext:value-type="string">
            <text:p>PA3/TIM2_CH4</text:p>
          </table:table-cell>
          <table:table-cell table:formula="of:=[.P5]&amp;IF(ISBLANK([.E5]);&quot;&quot;;&quot;/&quot;&amp;[.E5])" office:value-type="string" office:string-value="PA3/TIM2_CH4/TIM5_CH4" calcext:value-type="string">
            <text:p>PA3/TIM2_CH4/TIM5_CH4</text:p>
          </table:table-cell>
          <table:table-cell table:formula="of:=[.Q5]&amp;IF(ISBLANK([.F5]);&quot;&quot;;&quot;/&quot;&amp;[.F5])" office:value-type="string" office:string-value="PA3/TIM2_CH4/TIM5_CH4" calcext:value-type="string">
            <text:p>PA3/TIM2_CH4/TIM5_CH4</text:p>
          </table:table-cell>
          <table:table-cell table:formula="of:=[.R5]&amp;IF(ISBLANK([.G5]);&quot;&quot;;&quot;/&quot;&amp;[.G5])" office:value-type="string" office:string-value="PA3/TIM2_CH4/TIM5_CH4" calcext:value-type="string">
            <text:p>PA3/TIM2_CH4/TIM5_CH4</text:p>
          </table:table-cell>
          <table:table-cell table:formula="of:=[.S5]&amp;IF(ISBLANK([.H5]);&quot;&quot;;&quot;/&quot;&amp;[.H5])" office:value-type="string" office:string-value="PA3/TIM2_CH4/TIM5_CH4" calcext:value-type="string">
            <text:p>PA3/TIM2_CH4/TIM5_CH4</text:p>
          </table:table-cell>
          <table:table-cell table:formula="of:=[.T5]&amp;IF(ISBLANK([.I5]);&quot;&quot;;&quot;/&quot;&amp;[.I5])" office:value-type="string" office:string-value="PA3/TIM2_CH4/TIM5_CH4" calcext:value-type="string">
            <text:p>PA3/TIM2_CH4/TIM5_CH4</text:p>
          </table:table-cell>
          <table:table-cell table:formula="of:=[.U5]&amp;IF(ISBLANK([.J5]);&quot;&quot;;&quot;/&quot;&amp;[.J5])" office:value-type="string" office:string-value="PA3/TIM2_CH4/TIM5_CH4/USART2_RX" calcext:value-type="string">
            <text:p>PA3/TIM2_CH4/TIM5_CH4/USART2_RX</text:p>
          </table:table-cell>
          <table:table-cell table:formula="of:=[.V5]&amp;IF(ISBLANK([.K5]);&quot;&quot;;&quot;/&quot;&amp;[.K5])" office:value-type="string" office:string-value="PA3/TIM2_CH4/TIM5_CH4/USART2_RX/OPAMP1_VOUT/ADC12_IN8" calcext:value-type="string">
            <text:p>PA3/TIM2_CH4/TIM5_CH4/USART2_RX/OPAMP1_VOUT/ADC12_IN8</text:p>
          </table:table-cell>
        </table:table-row>
        <table:table-row table:style-name="ro1">
          <table:table-cell/>
          <table:table-cell office:value-type="string" calcext:value-type="string">
            <text:p>PA4</text:p>
          </table:table-cell>
          <table:table-cell table:number-columns-repeated="5"/>
          <table:table-cell office:value-type="string" calcext:value-type="string">
            <text:p>SPI1_NSS</text:p>
          </table:table-cell>
          <table:table-cell office:value-type="string" calcext:value-type="string">
            <text:p>SPI3_NSS</text:p>
          </table:table-cell>
          <table:table-cell office:value-type="string" calcext:value-type="string">
            <text:p>USART2_CK</text:p>
          </table:table-cell>
          <table:table-cell office:value-type="string" calcext:value-type="string">
            <text:p>ADC12_IN9/DAC1_OUT1</text:p>
          </table:table-cell>
          <table:table-cell table:number-columns-repeated="2"/>
          <table:table-cell table:formula="of:=[.B6]" office:value-type="string" office:string-value="PA4" calcext:value-type="string">
            <text:p>PA4</text:p>
          </table:table-cell>
          <table:table-cell table:formula="of:=[.N6]&amp;IF(ISBLANK([.C6]);&quot;&quot;;&quot;/&quot;&amp;[.C6])" office:value-type="string" office:string-value="PA4" calcext:value-type="string">
            <text:p>PA4</text:p>
          </table:table-cell>
          <table:table-cell table:formula="of:=[.O6]&amp;IF(ISBLANK([.D6]);&quot;&quot;;&quot;/&quot;&amp;[.D6])" office:value-type="string" office:string-value="PA4" calcext:value-type="string">
            <text:p>PA4</text:p>
          </table:table-cell>
          <table:table-cell table:formula="of:=[.P6]&amp;IF(ISBLANK([.E6]);&quot;&quot;;&quot;/&quot;&amp;[.E6])" office:value-type="string" office:string-value="PA4" calcext:value-type="string">
            <text:p>PA4</text:p>
          </table:table-cell>
          <table:table-cell table:formula="of:=[.Q6]&amp;IF(ISBLANK([.F6]);&quot;&quot;;&quot;/&quot;&amp;[.F6])" office:value-type="string" office:string-value="PA4" calcext:value-type="string">
            <text:p>PA4</text:p>
          </table:table-cell>
          <table:table-cell table:formula="of:=[.R6]&amp;IF(ISBLANK([.G6]);&quot;&quot;;&quot;/&quot;&amp;[.G6])" office:value-type="string" office:string-value="PA4" calcext:value-type="string">
            <text:p>PA4</text:p>
          </table:table-cell>
          <table:table-cell table:formula="of:=[.S6]&amp;IF(ISBLANK([.H6]);&quot;&quot;;&quot;/&quot;&amp;[.H6])" office:value-type="string" office:string-value="PA4/SPI1_NSS" calcext:value-type="string">
            <text:p>PA4/SPI1_NSS</text:p>
          </table:table-cell>
          <table:table-cell table:formula="of:=[.T6]&amp;IF(ISBLANK([.I6]);&quot;&quot;;&quot;/&quot;&amp;[.I6])" office:value-type="string" office:string-value="PA4/SPI1_NSS/SPI3_NSS" calcext:value-type="string">
            <text:p>PA4/SPI1_NSS/SPI3_NSS</text:p>
          </table:table-cell>
          <table:table-cell table:formula="of:=[.U6]&amp;IF(ISBLANK([.J6]);&quot;&quot;;&quot;/&quot;&amp;[.J6])" office:value-type="string" office:string-value="PA4/SPI1_NSS/SPI3_NSS/USART2_CK" calcext:value-type="string">
            <text:p>PA4/SPI1_NSS/SPI3_NSS/USART2_CK</text:p>
          </table:table-cell>
          <table:table-cell table:formula="of:=[.V6]&amp;IF(ISBLANK([.K6]);&quot;&quot;;&quot;/&quot;&amp;[.K6])" office:value-type="string" office:string-value="PA4/SPI1_NSS/SPI3_NSS/USART2_CK/ADC12_IN9/DAC1_OUT1" calcext:value-type="string">
            <text:p>PA4/SPI1_NSS/SPI3_NSS/USART2_CK/ADC12_IN9/DAC1_OUT1</text:p>
          </table:table-cell>
        </table:table-row>
        <table:table-row table:style-name="ro1">
          <table:table-cell/>
          <table:table-cell office:value-type="string" calcext:value-type="string">
            <text:p>PA5</text:p>
          </table:table-cell>
          <table:table-cell/>
          <table:table-cell office:value-type="string" calcext:value-type="string">
            <text:p>TIM2_CH1</text:p>
          </table:table-cell>
          <table:table-cell office:value-type="string" calcext:value-type="string">
            <text:p>TIM2_ETR</text:p>
          </table:table-cell>
          <table:table-cell office:value-type="string" calcext:value-type="string">
            <text:p>TIM8_CH1N</text:p>
          </table:table-cell>
          <table:table-cell/>
          <table:table-cell office:value-type="string" calcext:value-type="string">
            <text:p>SPI1_SCK</text:p>
          </table:table-cell>
          <table:table-cell table:number-columns-repeated="2"/>
          <table:table-cell office:value-type="string" calcext:value-type="string">
            <text:p>ADC12_IN10/DAC1_OUT2</text:p>
          </table:table-cell>
          <table:table-cell table:number-columns-repeated="2"/>
          <table:table-cell table:formula="of:=[.B7]" office:value-type="string" office:string-value="PA5" calcext:value-type="string">
            <text:p>PA5</text:p>
          </table:table-cell>
          <table:table-cell table:formula="of:=[.N7]&amp;IF(ISBLANK([.C7]);&quot;&quot;;&quot;/&quot;&amp;[.C7])" office:value-type="string" office:string-value="PA5" calcext:value-type="string">
            <text:p>PA5</text:p>
          </table:table-cell>
          <table:table-cell table:formula="of:=[.O7]&amp;IF(ISBLANK([.D7]);&quot;&quot;;&quot;/&quot;&amp;[.D7])" office:value-type="string" office:string-value="PA5/TIM2_CH1" calcext:value-type="string">
            <text:p>PA5/TIM2_CH1</text:p>
          </table:table-cell>
          <table:table-cell table:formula="of:=[.P7]&amp;IF(ISBLANK([.E7]);&quot;&quot;;&quot;/&quot;&amp;[.E7])" office:value-type="string" office:string-value="PA5/TIM2_CH1/TIM2_ETR" calcext:value-type="string">
            <text:p>PA5/TIM2_CH1/TIM2_ETR</text:p>
          </table:table-cell>
          <table:table-cell table:formula="of:=[.Q7]&amp;IF(ISBLANK([.F7]);&quot;&quot;;&quot;/&quot;&amp;[.F7])" office:value-type="string" office:string-value="PA5/TIM2_CH1/TIM2_ETR/TIM8_CH1N" calcext:value-type="string">
            <text:p>PA5/TIM2_CH1/TIM2_ETR/TIM8_CH1N</text:p>
          </table:table-cell>
          <table:table-cell table:formula="of:=[.R7]&amp;IF(ISBLANK([.G7]);&quot;&quot;;&quot;/&quot;&amp;[.G7])" office:value-type="string" office:string-value="PA5/TIM2_CH1/TIM2_ETR/TIM8_CH1N" calcext:value-type="string">
            <text:p>PA5/TIM2_CH1/TIM2_ETR/TIM8_CH1N</text:p>
          </table:table-cell>
          <table:table-cell table:formula="of:=[.S7]&amp;IF(ISBLANK([.H7]);&quot;&quot;;&quot;/&quot;&amp;[.H7])" office:value-type="string" office:string-value="PA5/TIM2_CH1/TIM2_ETR/TIM8_CH1N/SPI1_SCK" calcext:value-type="string">
            <text:p>PA5/TIM2_CH1/TIM2_ETR/TIM8_CH1N/SPI1_SCK</text:p>
          </table:table-cell>
          <table:table-cell table:formula="of:=[.T7]&amp;IF(ISBLANK([.I7]);&quot;&quot;;&quot;/&quot;&amp;[.I7])" office:value-type="string" office:string-value="PA5/TIM2_CH1/TIM2_ETR/TIM8_CH1N/SPI1_SCK" calcext:value-type="string">
            <text:p>PA5/TIM2_CH1/TIM2_ETR/TIM8_CH1N/SPI1_SCK</text:p>
          </table:table-cell>
          <table:table-cell table:formula="of:=[.U7]&amp;IF(ISBLANK([.J7]);&quot;&quot;;&quot;/&quot;&amp;[.J7])" office:value-type="string" office:string-value="PA5/TIM2_CH1/TIM2_ETR/TIM8_CH1N/SPI1_SCK" calcext:value-type="string">
            <text:p>PA5/TIM2_CH1/TIM2_ETR/TIM8_CH1N/SPI1_SCK</text:p>
          </table:table-cell>
          <table:table-cell table:formula="of:=[.V7]&amp;IF(ISBLANK([.K7]);&quot;&quot;;&quot;/&quot;&amp;[.K7])" office:value-type="string" office:string-value="PA5/TIM2_CH1/TIM2_ETR/TIM8_CH1N/SPI1_SCK/ADC12_IN10/DAC1_OUT2" calcext:value-type="string">
            <text:p>PA5/TIM2_CH1/TIM2_ETR/TIM8_CH1N/SPI1_SCK/ADC12_IN10/DAC1_OUT2</text:p>
          </table:table-cell>
        </table:table-row>
        <table:table-row table:style-name="ro1">
          <table:table-cell/>
          <table:table-cell office:value-type="string" calcext:value-type="string">
            <text:p>PA6</text:p>
          </table:table-cell>
          <table:table-cell/>
          <table:table-cell office:value-type="string" calcext:value-type="string">
            <text:p>TIM1_BKIN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TIM8_BKIN</text:p>
          </table:table-cell>
          <table:table-cell/>
          <table:table-cell office:value-type="string" calcext:value-type="string">
            <text:p>SPI1_MISO</text:p>
          </table:table-cell>
          <table:table-cell/>
          <table:table-cell office:value-type="string" calcext:value-type="string">
            <text:p>USART3_CTS</text:p>
          </table:table-cell>
          <table:table-cell office:value-type="string" calcext:value-type="string">
            <text:p>OPAMP2_VINP/ADC12_IN11</text:p>
          </table:table-cell>
          <table:table-cell table:number-columns-repeated="2"/>
          <table:table-cell table:formula="of:=[.B8]" office:value-type="string" office:string-value="PA6" calcext:value-type="string">
            <text:p>PA6</text:p>
          </table:table-cell>
          <table:table-cell table:formula="of:=[.N8]&amp;IF(ISBLANK([.C8]);&quot;&quot;;&quot;/&quot;&amp;[.C8])" office:value-type="string" office:string-value="PA6" calcext:value-type="string">
            <text:p>PA6</text:p>
          </table:table-cell>
          <table:table-cell table:formula="of:=[.O8]&amp;IF(ISBLANK([.D8]);&quot;&quot;;&quot;/&quot;&amp;[.D8])" office:value-type="string" office:string-value="PA6/TIM1_BKIN" calcext:value-type="string">
            <text:p>PA6/TIM1_BKIN</text:p>
          </table:table-cell>
          <table:table-cell table:formula="of:=[.P8]&amp;IF(ISBLANK([.E8]);&quot;&quot;;&quot;/&quot;&amp;[.E8])" office:value-type="string" office:string-value="PA6/TIM1_BKIN/TIM3_CH1" calcext:value-type="string">
            <text:p>PA6/TIM1_BKIN/TIM3_CH1</text:p>
          </table:table-cell>
          <table:table-cell table:formula="of:=[.Q8]&amp;IF(ISBLANK([.F8]);&quot;&quot;;&quot;/&quot;&amp;[.F8])" office:value-type="string" office:string-value="PA6/TIM1_BKIN/TIM3_CH1/TIM8_BKIN" calcext:value-type="string">
            <text:p>PA6/TIM1_BKIN/TIM3_CH1/TIM8_BKIN</text:p>
          </table:table-cell>
          <table:table-cell table:formula="of:=[.R8]&amp;IF(ISBLANK([.G8]);&quot;&quot;;&quot;/&quot;&amp;[.G8])" office:value-type="string" office:string-value="PA6/TIM1_BKIN/TIM3_CH1/TIM8_BKIN" calcext:value-type="string">
            <text:p>PA6/TIM1_BKIN/TIM3_CH1/TIM8_BKIN</text:p>
          </table:table-cell>
          <table:table-cell table:formula="of:=[.S8]&amp;IF(ISBLANK([.H8]);&quot;&quot;;&quot;/&quot;&amp;[.H8])" office:value-type="string" office:string-value="PA6/TIM1_BKIN/TIM3_CH1/TIM8_BKIN/SPI1_MISO" calcext:value-type="string">
            <text:p>PA6/TIM1_BKIN/TIM3_CH1/TIM8_BKIN/SPI1_MISO</text:p>
          </table:table-cell>
          <table:table-cell table:formula="of:=[.T8]&amp;IF(ISBLANK([.I8]);&quot;&quot;;&quot;/&quot;&amp;[.I8])" office:value-type="string" office:string-value="PA6/TIM1_BKIN/TIM3_CH1/TIM8_BKIN/SPI1_MISO" calcext:value-type="string">
            <text:p>PA6/TIM1_BKIN/TIM3_CH1/TIM8_BKIN/SPI1_MISO</text:p>
          </table:table-cell>
          <table:table-cell table:formula="of:=[.U8]&amp;IF(ISBLANK([.J8]);&quot;&quot;;&quot;/&quot;&amp;[.J8])" office:value-type="string" office:string-value="PA6/TIM1_BKIN/TIM3_CH1/TIM8_BKIN/SPI1_MISO/USART3_CTS" calcext:value-type="string">
            <text:p>PA6/TIM1_BKIN/TIM3_CH1/TIM8_BKIN/SPI1_MISO/USART3_CTS</text:p>
          </table:table-cell>
          <table:table-cell table:formula="of:=[.V8]&amp;IF(ISBLANK([.K8]);&quot;&quot;;&quot;/&quot;&amp;[.K8])" office:value-type="string" office:string-value="PA6/TIM1_BKIN/TIM3_CH1/TIM8_BKIN/SPI1_MISO/USART3_CTS/OPAMP2_VINP/ADC12_IN11" calcext:value-type="string">
            <text:p>PA6/TIM1_BKIN/TIM3_CH1/TIM8_BKIN/SPI1_MISO/USART3_CTS/OPAMP2_VINP/ADC12_IN11</text:p>
          </table:table-cell>
        </table:table-row>
        <table:table-row table:style-name="ro1">
          <table:table-cell/>
          <table:table-cell office:value-type="string" calcext:value-type="string">
            <text:p>PA7</text:p>
          </table:table-cell>
          <table:table-cell/>
          <table:table-cell office:value-type="string" calcext:value-type="string">
            <text:p>TIM1_CH1N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IM8_CH1N</text:p>
          </table:table-cell>
          <table:table-cell/>
          <table:table-cell office:value-type="string" calcext:value-type="string">
            <text:p>SPI1_MOSI</text:p>
          </table:table-cell>
          <table:table-cell table:number-columns-repeated="2"/>
          <table:table-cell office:value-type="string" calcext:value-type="string">
            <text:p>OPAMP2_VINM/ADC12_IN12</text:p>
          </table:table-cell>
          <table:table-cell table:number-columns-repeated="2"/>
          <table:table-cell table:formula="of:=[.B9]" office:value-type="string" office:string-value="PA7" calcext:value-type="string">
            <text:p>PA7</text:p>
          </table:table-cell>
          <table:table-cell table:formula="of:=[.N9]&amp;IF(ISBLANK([.C9]);&quot;&quot;;&quot;/&quot;&amp;[.C9])" office:value-type="string" office:string-value="PA7" calcext:value-type="string">
            <text:p>PA7</text:p>
          </table:table-cell>
          <table:table-cell table:formula="of:=[.O9]&amp;IF(ISBLANK([.D9]);&quot;&quot;;&quot;/&quot;&amp;[.D9])" office:value-type="string" office:string-value="PA7/TIM1_CH1N" calcext:value-type="string">
            <text:p>PA7/TIM1_CH1N</text:p>
          </table:table-cell>
          <table:table-cell table:formula="of:=[.P9]&amp;IF(ISBLANK([.E9]);&quot;&quot;;&quot;/&quot;&amp;[.E9])" office:value-type="string" office:string-value="PA7/TIM1_CH1N/TIM3_CH2" calcext:value-type="string">
            <text:p>PA7/TIM1_CH1N/TIM3_CH2</text:p>
          </table:table-cell>
          <table:table-cell table:formula="of:=[.Q9]&amp;IF(ISBLANK([.F9]);&quot;&quot;;&quot;/&quot;&amp;[.F9])" office:value-type="string" office:string-value="PA7/TIM1_CH1N/TIM3_CH2/TIM8_CH1N" calcext:value-type="string">
            <text:p>PA7/TIM1_CH1N/TIM3_CH2/TIM8_CH1N</text:p>
          </table:table-cell>
          <table:table-cell table:formula="of:=[.R9]&amp;IF(ISBLANK([.G9]);&quot;&quot;;&quot;/&quot;&amp;[.G9])" office:value-type="string" office:string-value="PA7/TIM1_CH1N/TIM3_CH2/TIM8_CH1N" calcext:value-type="string">
            <text:p>PA7/TIM1_CH1N/TIM3_CH2/TIM8_CH1N</text:p>
          </table:table-cell>
          <table:table-cell table:formula="of:=[.S9]&amp;IF(ISBLANK([.H9]);&quot;&quot;;&quot;/&quot;&amp;[.H9])" office:value-type="string" office:string-value="PA7/TIM1_CH1N/TIM3_CH2/TIM8_CH1N/SPI1_MOSI" calcext:value-type="string">
            <text:p>PA7/TIM1_CH1N/TIM3_CH2/TIM8_CH1N/SPI1_MOSI</text:p>
          </table:table-cell>
          <table:table-cell table:formula="of:=[.T9]&amp;IF(ISBLANK([.I9]);&quot;&quot;;&quot;/&quot;&amp;[.I9])" office:value-type="string" office:string-value="PA7/TIM1_CH1N/TIM3_CH2/TIM8_CH1N/SPI1_MOSI" calcext:value-type="string">
            <text:p>PA7/TIM1_CH1N/TIM3_CH2/TIM8_CH1N/SPI1_MOSI</text:p>
          </table:table-cell>
          <table:table-cell table:formula="of:=[.U9]&amp;IF(ISBLANK([.J9]);&quot;&quot;;&quot;/&quot;&amp;[.J9])" office:value-type="string" office:string-value="PA7/TIM1_CH1N/TIM3_CH2/TIM8_CH1N/SPI1_MOSI" calcext:value-type="string">
            <text:p>PA7/TIM1_CH1N/TIM3_CH2/TIM8_CH1N/SPI1_MOSI</text:p>
          </table:table-cell>
          <table:table-cell table:formula="of:=[.V9]&amp;IF(ISBLANK([.K9]);&quot;&quot;;&quot;/&quot;&amp;[.K9])" office:value-type="string" office:string-value="PA7/TIM1_CH1N/TIM3_CH2/TIM8_CH1N/SPI1_MOSI/OPAMP2_VINM/ADC12_IN12" calcext:value-type="string">
            <text:p>PA7/TIM1_CH1N/TIM3_CH2/TIM8_CH1N/SPI1_MOSI/OPAMP2_VINM/ADC12_IN12</text:p>
          </table:table-cell>
        </table:table-row>
        <table:table-row table:style-name="ro1">
          <table:table-cell/>
          <table:table-cell office:value-type="string" calcext:value-type="string">
            <text:p>PA8</text:p>
          </table:table-cell>
          <table:table-cell office:value-type="string" calcext:value-type="string">
            <text:p>MCO</text:p>
          </table:table-cell>
          <table:table-cell office:value-type="string" calcext:value-type="string">
            <text:p>TIM1_CH1</text:p>
          </table:table-cell>
          <table:table-cell table:number-columns-repeated="5"/>
          <table:table-cell office:value-type="string" calcext:value-type="string">
            <text:p>USART1_CK</text:p>
          </table:table-cell>
          <table:table-cell table:number-columns-repeated="3"/>
          <table:table-cell table:formula="of:=[.B10]" office:value-type="string" office:string-value="PA8" calcext:value-type="string">
            <text:p>PA8</text:p>
          </table:table-cell>
          <table:table-cell table:formula="of:=[.N10]&amp;IF(ISBLANK([.C10]);&quot;&quot;;&quot;/&quot;&amp;[.C10])" office:value-type="string" office:string-value="PA8/MCO" calcext:value-type="string">
            <text:p>PA8/MCO</text:p>
          </table:table-cell>
          <table:table-cell table:formula="of:=[.O10]&amp;IF(ISBLANK([.D10]);&quot;&quot;;&quot;/&quot;&amp;[.D10])" office:value-type="string" office:string-value="PA8/MCO/TIM1_CH1" calcext:value-type="string">
            <text:p>PA8/MCO/TIM1_CH1</text:p>
          </table:table-cell>
          <table:table-cell table:formula="of:=[.P10]&amp;IF(ISBLANK([.E10]);&quot;&quot;;&quot;/&quot;&amp;[.E10])" office:value-type="string" office:string-value="PA8/MCO/TIM1_CH1" calcext:value-type="string">
            <text:p>PA8/MCO/TIM1_CH1</text:p>
          </table:table-cell>
          <table:table-cell table:formula="of:=[.Q10]&amp;IF(ISBLANK([.F10]);&quot;&quot;;&quot;/&quot;&amp;[.F10])" office:value-type="string" office:string-value="PA8/MCO/TIM1_CH1" calcext:value-type="string">
            <text:p>PA8/MCO/TIM1_CH1</text:p>
          </table:table-cell>
          <table:table-cell table:formula="of:=[.R10]&amp;IF(ISBLANK([.G10]);&quot;&quot;;&quot;/&quot;&amp;[.G10])" office:value-type="string" office:string-value="PA8/MCO/TIM1_CH1" calcext:value-type="string">
            <text:p>PA8/MCO/TIM1_CH1</text:p>
          </table:table-cell>
          <table:table-cell table:formula="of:=[.S10]&amp;IF(ISBLANK([.H10]);&quot;&quot;;&quot;/&quot;&amp;[.H10])" office:value-type="string" office:string-value="PA8/MCO/TIM1_CH1" calcext:value-type="string">
            <text:p>PA8/MCO/TIM1_CH1</text:p>
          </table:table-cell>
          <table:table-cell table:formula="of:=[.T10]&amp;IF(ISBLANK([.I10]);&quot;&quot;;&quot;/&quot;&amp;[.I10])" office:value-type="string" office:string-value="PA8/MCO/TIM1_CH1" calcext:value-type="string">
            <text:p>PA8/MCO/TIM1_CH1</text:p>
          </table:table-cell>
          <table:table-cell table:formula="of:=[.U10]&amp;IF(ISBLANK([.J10]);&quot;&quot;;&quot;/&quot;&amp;[.J10])" office:value-type="string" office:string-value="PA8/MCO/TIM1_CH1/USART1_CK" calcext:value-type="string">
            <text:p>PA8/MCO/TIM1_CH1/USART1_CK</text:p>
          </table:table-cell>
          <table:table-cell table:formula="of:=[.V10]&amp;IF(ISBLANK([.K10]);&quot;&quot;;&quot;/&quot;&amp;[.K10])" office:value-type="string" office:string-value="PA8/MCO/TIM1_CH1/USART1_CK" calcext:value-type="string">
            <text:p>PA8/MCO/TIM1_CH1/USART1_CK</text:p>
          </table:table-cell>
        </table:table-row>
        <table:table-row table:style-name="ro1">
          <table:table-cell/>
          <table:table-cell office:value-type="string" calcext:value-type="string">
            <text:p>PA9</text:p>
          </table:table-cell>
          <table:table-cell/>
          <table:table-cell office:value-type="string" calcext:value-type="string">
            <text:p>TIM1_CH2</text:p>
          </table:table-cell>
          <table:table-cell table:number-columns-repeated="5"/>
          <table:table-cell office:value-type="string" calcext:value-type="string">
            <text:p>USART1_TX</text:p>
          </table:table-cell>
          <table:table-cell office:value-type="string" calcext:value-type="string">
            <text:p>OTG_FS_VBUS</text:p>
          </table:table-cell>
          <table:table-cell table:number-columns-repeated="2"/>
          <table:table-cell table:formula="of:=[.B11]" office:value-type="string" office:string-value="PA9" calcext:value-type="string">
            <text:p>PA9</text:p>
          </table:table-cell>
          <table:table-cell table:formula="of:=[.N11]&amp;IF(ISBLANK([.C11]);&quot;&quot;;&quot;/&quot;&amp;[.C11])" office:value-type="string" office:string-value="PA9" calcext:value-type="string">
            <text:p>PA9</text:p>
          </table:table-cell>
          <table:table-cell table:formula="of:=[.O11]&amp;IF(ISBLANK([.D11]);&quot;&quot;;&quot;/&quot;&amp;[.D11])" office:value-type="string" office:string-value="PA9/TIM1_CH2" calcext:value-type="string">
            <text:p>PA9/TIM1_CH2</text:p>
          </table:table-cell>
          <table:table-cell table:formula="of:=[.P11]&amp;IF(ISBLANK([.E11]);&quot;&quot;;&quot;/&quot;&amp;[.E11])" office:value-type="string" office:string-value="PA9/TIM1_CH2" calcext:value-type="string">
            <text:p>PA9/TIM1_CH2</text:p>
          </table:table-cell>
          <table:table-cell table:formula="of:=[.Q11]&amp;IF(ISBLANK([.F11]);&quot;&quot;;&quot;/&quot;&amp;[.F11])" office:value-type="string" office:string-value="PA9/TIM1_CH2" calcext:value-type="string">
            <text:p>PA9/TIM1_CH2</text:p>
          </table:table-cell>
          <table:table-cell table:formula="of:=[.R11]&amp;IF(ISBLANK([.G11]);&quot;&quot;;&quot;/&quot;&amp;[.G11])" office:value-type="string" office:string-value="PA9/TIM1_CH2" calcext:value-type="string">
            <text:p>PA9/TIM1_CH2</text:p>
          </table:table-cell>
          <table:table-cell table:formula="of:=[.S11]&amp;IF(ISBLANK([.H11]);&quot;&quot;;&quot;/&quot;&amp;[.H11])" office:value-type="string" office:string-value="PA9/TIM1_CH2" calcext:value-type="string">
            <text:p>PA9/TIM1_CH2</text:p>
          </table:table-cell>
          <table:table-cell table:formula="of:=[.T11]&amp;IF(ISBLANK([.I11]);&quot;&quot;;&quot;/&quot;&amp;[.I11])" office:value-type="string" office:string-value="PA9/TIM1_CH2" calcext:value-type="string">
            <text:p>PA9/TIM1_CH2</text:p>
          </table:table-cell>
          <table:table-cell table:formula="of:=[.U11]&amp;IF(ISBLANK([.J11]);&quot;&quot;;&quot;/&quot;&amp;[.J11])" office:value-type="string" office:string-value="PA9/TIM1_CH2/USART1_TX" calcext:value-type="string">
            <text:p>PA9/TIM1_CH2/USART1_TX</text:p>
          </table:table-cell>
          <table:table-cell table:formula="of:=[.V11]&amp;IF(ISBLANK([.K11]);&quot;&quot;;&quot;/&quot;&amp;[.K11])" office:value-type="string" office:string-value="PA9/TIM1_CH2/USART1_TX/OTG_FS_VBUS" calcext:value-type="string">
            <text:p>PA9/TIM1_CH2/USART1_TX/OTG_FS_VBUS</text:p>
          </table:table-cell>
        </table:table-row>
        <table:table-row table:style-name="ro1">
          <table:table-cell/>
          <table:table-cell office:value-type="string" calcext:value-type="string">
            <text:p>PA10</text:p>
          </table:table-cell>
          <table:table-cell/>
          <table:table-cell office:value-type="string" calcext:value-type="string">
            <text:p>TIM1_CH3</text:p>
          </table:table-cell>
          <table:table-cell table:number-columns-repeated="5"/>
          <table:table-cell office:value-type="string" calcext:value-type="string">
            <text:p>USART1_RX</text:p>
          </table:table-cell>
          <table:table-cell table:number-columns-repeated="3"/>
          <table:table-cell table:formula="of:=[.B12]" office:value-type="string" office:string-value="PA10" calcext:value-type="string">
            <text:p>PA10</text:p>
          </table:table-cell>
          <table:table-cell table:formula="of:=[.N12]&amp;IF(ISBLANK([.C12]);&quot;&quot;;&quot;/&quot;&amp;[.C12])" office:value-type="string" office:string-value="PA10" calcext:value-type="string">
            <text:p>PA10</text:p>
          </table:table-cell>
          <table:table-cell table:formula="of:=[.O12]&amp;IF(ISBLANK([.D12]);&quot;&quot;;&quot;/&quot;&amp;[.D12])" office:value-type="string" office:string-value="PA10/TIM1_CH3" calcext:value-type="string">
            <text:p>PA10/TIM1_CH3</text:p>
          </table:table-cell>
          <table:table-cell table:formula="of:=[.P12]&amp;IF(ISBLANK([.E12]);&quot;&quot;;&quot;/&quot;&amp;[.E12])" office:value-type="string" office:string-value="PA10/TIM1_CH3" calcext:value-type="string">
            <text:p>PA10/TIM1_CH3</text:p>
          </table:table-cell>
          <table:table-cell table:formula="of:=[.Q12]&amp;IF(ISBLANK([.F12]);&quot;&quot;;&quot;/&quot;&amp;[.F12])" office:value-type="string" office:string-value="PA10/TIM1_CH3" calcext:value-type="string">
            <text:p>PA10/TIM1_CH3</text:p>
          </table:table-cell>
          <table:table-cell table:formula="of:=[.R12]&amp;IF(ISBLANK([.G12]);&quot;&quot;;&quot;/&quot;&amp;[.G12])" office:value-type="string" office:string-value="PA10/TIM1_CH3" calcext:value-type="string">
            <text:p>PA10/TIM1_CH3</text:p>
          </table:table-cell>
          <table:table-cell table:formula="of:=[.S12]&amp;IF(ISBLANK([.H12]);&quot;&quot;;&quot;/&quot;&amp;[.H12])" office:value-type="string" office:string-value="PA10/TIM1_CH3" calcext:value-type="string">
            <text:p>PA10/TIM1_CH3</text:p>
          </table:table-cell>
          <table:table-cell table:formula="of:=[.T12]&amp;IF(ISBLANK([.I12]);&quot;&quot;;&quot;/&quot;&amp;[.I12])" office:value-type="string" office:string-value="PA10/TIM1_CH3" calcext:value-type="string">
            <text:p>PA10/TIM1_CH3</text:p>
          </table:table-cell>
          <table:table-cell table:formula="of:=[.U12]&amp;IF(ISBLANK([.J12]);&quot;&quot;;&quot;/&quot;&amp;[.J12])" office:value-type="string" office:string-value="PA10/TIM1_CH3/USART1_RX" calcext:value-type="string">
            <text:p>PA10/TIM1_CH3/USART1_RX</text:p>
          </table:table-cell>
          <table:table-cell table:formula="of:=[.V12]&amp;IF(ISBLANK([.K12]);&quot;&quot;;&quot;/&quot;&amp;[.K12])" office:value-type="string" office:string-value="PA10/TIM1_CH3/USART1_RX" calcext:value-type="string">
            <text:p>PA10/TIM1_CH3/USART1_RX</text:p>
          </table:table-cell>
        </table:table-row>
        <table:table-row table:style-name="ro1">
          <table:table-cell/>
          <table:table-cell office:value-type="string" calcext:value-type="string">
            <text:p>PA11</text:p>
          </table:table-cell>
          <table:table-cell/>
          <table:table-cell office:value-type="string" calcext:value-type="string">
            <text:p>TIM1_CH4</text:p>
          </table:table-cell>
          <table:table-cell office:value-type="string" calcext:value-type="string">
            <text:p>TIM1_BKIN2</text:p>
          </table:table-cell>
          <table:table-cell table:number-columns-repeated="4"/>
          <table:table-cell office:value-type="string" calcext:value-type="string">
            <text:p>USART1_CTS</text:p>
          </table:table-cell>
          <table:table-cell table:number-columns-repeated="3"/>
          <table:table-cell table:formula="of:=[.B13]" office:value-type="string" office:string-value="PA11" calcext:value-type="string">
            <text:p>PA11</text:p>
          </table:table-cell>
          <table:table-cell table:formula="of:=[.N13]&amp;IF(ISBLANK([.C13]);&quot;&quot;;&quot;/&quot;&amp;[.C13])" office:value-type="string" office:string-value="PA11" calcext:value-type="string">
            <text:p>PA11</text:p>
          </table:table-cell>
          <table:table-cell table:formula="of:=[.O13]&amp;IF(ISBLANK([.D13]);&quot;&quot;;&quot;/&quot;&amp;[.D13])" office:value-type="string" office:string-value="PA11/TIM1_CH4" calcext:value-type="string">
            <text:p>PA11/TIM1_CH4</text:p>
          </table:table-cell>
          <table:table-cell table:formula="of:=[.P13]&amp;IF(ISBLANK([.E13]);&quot;&quot;;&quot;/&quot;&amp;[.E13])" office:value-type="string" office:string-value="PA11/TIM1_CH4/TIM1_BKIN2" calcext:value-type="string">
            <text:p>PA11/TIM1_CH4/TIM1_BKIN2</text:p>
          </table:table-cell>
          <table:table-cell table:formula="of:=[.Q13]&amp;IF(ISBLANK([.F13]);&quot;&quot;;&quot;/&quot;&amp;[.F13])" office:value-type="string" office:string-value="PA11/TIM1_CH4/TIM1_BKIN2" calcext:value-type="string">
            <text:p>PA11/TIM1_CH4/TIM1_BKIN2</text:p>
          </table:table-cell>
          <table:table-cell table:formula="of:=[.R13]&amp;IF(ISBLANK([.G13]);&quot;&quot;;&quot;/&quot;&amp;[.G13])" office:value-type="string" office:string-value="PA11/TIM1_CH4/TIM1_BKIN2" calcext:value-type="string">
            <text:p>PA11/TIM1_CH4/TIM1_BKIN2</text:p>
          </table:table-cell>
          <table:table-cell table:formula="of:=[.S13]&amp;IF(ISBLANK([.H13]);&quot;&quot;;&quot;/&quot;&amp;[.H13])" office:value-type="string" office:string-value="PA11/TIM1_CH4/TIM1_BKIN2" calcext:value-type="string">
            <text:p>PA11/TIM1_CH4/TIM1_BKIN2</text:p>
          </table:table-cell>
          <table:table-cell table:formula="of:=[.T13]&amp;IF(ISBLANK([.I13]);&quot;&quot;;&quot;/&quot;&amp;[.I13])" office:value-type="string" office:string-value="PA11/TIM1_CH4/TIM1_BKIN2" calcext:value-type="string">
            <text:p>PA11/TIM1_CH4/TIM1_BKIN2</text:p>
          </table:table-cell>
          <table:table-cell table:formula="of:=[.U13]&amp;IF(ISBLANK([.J13]);&quot;&quot;;&quot;/&quot;&amp;[.J13])" office:value-type="string" office:string-value="PA11/TIM1_CH4/TIM1_BKIN2/USART1_CTS" calcext:value-type="string">
            <text:p>PA11/TIM1_CH4/TIM1_BKIN2/USART1_CTS</text:p>
          </table:table-cell>
          <table:table-cell table:formula="of:=[.V13]&amp;IF(ISBLANK([.K13]);&quot;&quot;;&quot;/&quot;&amp;[.K13])" office:value-type="string" office:string-value="PA11/TIM1_CH4/TIM1_BKIN2/USART1_CTS" calcext:value-type="string">
            <text:p>PA11/TIM1_CH4/TIM1_BKIN2/USART1_CTS</text:p>
          </table:table-cell>
        </table:table-row>
        <table:table-row table:style-name="ro1">
          <table:table-cell/>
          <table:table-cell office:value-type="string" calcext:value-type="string">
            <text:p>PA12</text:p>
          </table:table-cell>
          <table:table-cell/>
          <table:table-cell office:value-type="string" calcext:value-type="string">
            <text:p>TIM1_ETR</text:p>
          </table:table-cell>
          <table:table-cell table:number-columns-repeated="5"/>
          <table:table-cell office:value-type="string" calcext:value-type="string">
            <text:p>USART1_RTS_DE</text:p>
          </table:table-cell>
          <table:table-cell table:number-columns-repeated="3"/>
          <table:table-cell table:formula="of:=[.B14]" office:value-type="string" office:string-value="PA12" calcext:value-type="string">
            <text:p>PA12</text:p>
          </table:table-cell>
          <table:table-cell table:formula="of:=[.N14]&amp;IF(ISBLANK([.C14]);&quot;&quot;;&quot;/&quot;&amp;[.C14])" office:value-type="string" office:string-value="PA12" calcext:value-type="string">
            <text:p>PA12</text:p>
          </table:table-cell>
          <table:table-cell table:formula="of:=[.O14]&amp;IF(ISBLANK([.D14]);&quot;&quot;;&quot;/&quot;&amp;[.D14])" office:value-type="string" office:string-value="PA12/TIM1_ETR" calcext:value-type="string">
            <text:p>PA12/TIM1_ETR</text:p>
          </table:table-cell>
          <table:table-cell table:formula="of:=[.P14]&amp;IF(ISBLANK([.E14]);&quot;&quot;;&quot;/&quot;&amp;[.E14])" office:value-type="string" office:string-value="PA12/TIM1_ETR" calcext:value-type="string">
            <text:p>PA12/TIM1_ETR</text:p>
          </table:table-cell>
          <table:table-cell table:formula="of:=[.Q14]&amp;IF(ISBLANK([.F14]);&quot;&quot;;&quot;/&quot;&amp;[.F14])" office:value-type="string" office:string-value="PA12/TIM1_ETR" calcext:value-type="string">
            <text:p>PA12/TIM1_ETR</text:p>
          </table:table-cell>
          <table:table-cell table:formula="of:=[.R14]&amp;IF(ISBLANK([.G14]);&quot;&quot;;&quot;/&quot;&amp;[.G14])" office:value-type="string" office:string-value="PA12/TIM1_ETR" calcext:value-type="string">
            <text:p>PA12/TIM1_ETR</text:p>
          </table:table-cell>
          <table:table-cell table:formula="of:=[.S14]&amp;IF(ISBLANK([.H14]);&quot;&quot;;&quot;/&quot;&amp;[.H14])" office:value-type="string" office:string-value="PA12/TIM1_ETR" calcext:value-type="string">
            <text:p>PA12/TIM1_ETR</text:p>
          </table:table-cell>
          <table:table-cell table:formula="of:=[.T14]&amp;IF(ISBLANK([.I14]);&quot;&quot;;&quot;/&quot;&amp;[.I14])" office:value-type="string" office:string-value="PA12/TIM1_ETR" calcext:value-type="string">
            <text:p>PA12/TIM1_ETR</text:p>
          </table:table-cell>
          <table:table-cell table:formula="of:=[.U14]&amp;IF(ISBLANK([.J14]);&quot;&quot;;&quot;/&quot;&amp;[.J14])" office:value-type="string" office:string-value="PA12/TIM1_ETR/USART1_RTS_DE" calcext:value-type="string">
            <text:p>PA12/TIM1_ETR/USART1_RTS_DE</text:p>
          </table:table-cell>
          <table:table-cell table:formula="of:=[.V14]&amp;IF(ISBLANK([.K14]);&quot;&quot;;&quot;/&quot;&amp;[.K14])" office:value-type="string" office:string-value="PA12/TIM1_ETR/USART1_RTS_DE" calcext:value-type="string">
            <text:p>PA12/TIM1_ETR/USART1_RTS_DE</text:p>
          </table:table-cell>
        </table:table-row>
        <table:table-row table:style-name="ro1">
          <table:table-cell/>
          <table:table-cell office:value-type="string" calcext:value-type="string">
            <text:p>PA13</text:p>
          </table:table-cell>
          <table:table-cell office:value-type="string" calcext:value-type="string">
            <text:p>JTMS-SWDIO</text:p>
          </table:table-cell>
          <table:table-cell office:value-type="string" calcext:value-type="string">
            <text:p>IR_OUT</text:p>
          </table:table-cell>
          <table:table-cell table:number-columns-repeated="9"/>
          <table:table-cell table:formula="of:=[.B15]" office:value-type="string" office:string-value="PA13" calcext:value-type="string">
            <text:p>PA13</text:p>
          </table:table-cell>
          <table:table-cell table:formula="of:=[.N15]&amp;IF(ISBLANK([.C15]);&quot;&quot;;&quot;/&quot;&amp;[.C15])" office:value-type="string" office:string-value="PA13/JTMS-SWDIO" calcext:value-type="string">
            <text:p>PA13/JTMS-SWDIO</text:p>
          </table:table-cell>
          <table:table-cell table:formula="of:=[.O15]&amp;IF(ISBLANK([.D15]);&quot;&quot;;&quot;/&quot;&amp;[.D15])" office:value-type="string" office:string-value="PA13/JTMS-SWDIO/IR_OUT" calcext:value-type="string">
            <text:p>PA13/JTMS-SWDIO/IR_OUT</text:p>
          </table:table-cell>
          <table:table-cell table:formula="of:=[.P15]&amp;IF(ISBLANK([.E15]);&quot;&quot;;&quot;/&quot;&amp;[.E15])" office:value-type="string" office:string-value="PA13/JTMS-SWDIO/IR_OUT" calcext:value-type="string">
            <text:p>PA13/JTMS-SWDIO/IR_OUT</text:p>
          </table:table-cell>
          <table:table-cell table:formula="of:=[.Q15]&amp;IF(ISBLANK([.F15]);&quot;&quot;;&quot;/&quot;&amp;[.F15])" office:value-type="string" office:string-value="PA13/JTMS-SWDIO/IR_OUT" calcext:value-type="string">
            <text:p>PA13/JTMS-SWDIO/IR_OUT</text:p>
          </table:table-cell>
          <table:table-cell table:formula="of:=[.R15]&amp;IF(ISBLANK([.G15]);&quot;&quot;;&quot;/&quot;&amp;[.G15])" office:value-type="string" office:string-value="PA13/JTMS-SWDIO/IR_OUT" calcext:value-type="string">
            <text:p>PA13/JTMS-SWDIO/IR_OUT</text:p>
          </table:table-cell>
          <table:table-cell table:formula="of:=[.S15]&amp;IF(ISBLANK([.H15]);&quot;&quot;;&quot;/&quot;&amp;[.H15])" office:value-type="string" office:string-value="PA13/JTMS-SWDIO/IR_OUT" calcext:value-type="string">
            <text:p>PA13/JTMS-SWDIO/IR_OUT</text:p>
          </table:table-cell>
          <table:table-cell table:formula="of:=[.T15]&amp;IF(ISBLANK([.I15]);&quot;&quot;;&quot;/&quot;&amp;[.I15])" office:value-type="string" office:string-value="PA13/JTMS-SWDIO/IR_OUT" calcext:value-type="string">
            <text:p>PA13/JTMS-SWDIO/IR_OUT</text:p>
          </table:table-cell>
          <table:table-cell table:formula="of:=[.U15]&amp;IF(ISBLANK([.J15]);&quot;&quot;;&quot;/&quot;&amp;[.J15])" office:value-type="string" office:string-value="PA13/JTMS-SWDIO/IR_OUT" calcext:value-type="string">
            <text:p>PA13/JTMS-SWDIO/IR_OUT</text:p>
          </table:table-cell>
          <table:table-cell table:formula="of:=[.V15]&amp;IF(ISBLANK([.K15]);&quot;&quot;;&quot;/&quot;&amp;[.K15])" office:value-type="string" office:string-value="PA13/JTMS-SWDIO/IR_OUT" calcext:value-type="string">
            <text:p>PA13/JTMS-SWDIO/IR_OUT</text:p>
          </table:table-cell>
        </table:table-row>
        <table:table-row table:style-name="ro1">
          <table:table-cell/>
          <table:table-cell office:value-type="string" calcext:value-type="string">
            <text:p>PA14</text:p>
          </table:table-cell>
          <table:table-cell office:value-type="string" calcext:value-type="string">
            <text:p>JTCK-SWCLK</text:p>
          </table:table-cell>
          <table:table-cell table:number-columns-repeated="10"/>
          <table:table-cell table:formula="of:=[.B16]" office:value-type="string" office:string-value="PA14" calcext:value-type="string">
            <text:p>PA14</text:p>
          </table:table-cell>
          <table:table-cell table:formula="of:=[.N16]&amp;IF(ISBLANK([.C16]);&quot;&quot;;&quot;/&quot;&amp;[.C16])" office:value-type="string" office:string-value="PA14/JTCK-SWCLK" calcext:value-type="string">
            <text:p>PA14/JTCK-SWCLK</text:p>
          </table:table-cell>
          <table:table-cell table:formula="of:=[.O16]&amp;IF(ISBLANK([.D16]);&quot;&quot;;&quot;/&quot;&amp;[.D16])" office:value-type="string" office:string-value="PA14/JTCK-SWCLK" calcext:value-type="string">
            <text:p>PA14/JTCK-SWCLK</text:p>
          </table:table-cell>
          <table:table-cell table:formula="of:=[.P16]&amp;IF(ISBLANK([.E16]);&quot;&quot;;&quot;/&quot;&amp;[.E16])" office:value-type="string" office:string-value="PA14/JTCK-SWCLK" calcext:value-type="string">
            <text:p>PA14/JTCK-SWCLK</text:p>
          </table:table-cell>
          <table:table-cell table:formula="of:=[.Q16]&amp;IF(ISBLANK([.F16]);&quot;&quot;;&quot;/&quot;&amp;[.F16])" office:value-type="string" office:string-value="PA14/JTCK-SWCLK" calcext:value-type="string">
            <text:p>PA14/JTCK-SWCLK</text:p>
          </table:table-cell>
          <table:table-cell table:formula="of:=[.R16]&amp;IF(ISBLANK([.G16]);&quot;&quot;;&quot;/&quot;&amp;[.G16])" office:value-type="string" office:string-value="PA14/JTCK-SWCLK" calcext:value-type="string">
            <text:p>PA14/JTCK-SWCLK</text:p>
          </table:table-cell>
          <table:table-cell table:formula="of:=[.S16]&amp;IF(ISBLANK([.H16]);&quot;&quot;;&quot;/&quot;&amp;[.H16])" office:value-type="string" office:string-value="PA14/JTCK-SWCLK" calcext:value-type="string">
            <text:p>PA14/JTCK-SWCLK</text:p>
          </table:table-cell>
          <table:table-cell table:formula="of:=[.T16]&amp;IF(ISBLANK([.I16]);&quot;&quot;;&quot;/&quot;&amp;[.I16])" office:value-type="string" office:string-value="PA14/JTCK-SWCLK" calcext:value-type="string">
            <text:p>PA14/JTCK-SWCLK</text:p>
          </table:table-cell>
          <table:table-cell table:formula="of:=[.U16]&amp;IF(ISBLANK([.J16]);&quot;&quot;;&quot;/&quot;&amp;[.J16])" office:value-type="string" office:string-value="PA14/JTCK-SWCLK" calcext:value-type="string">
            <text:p>PA14/JTCK-SWCLK</text:p>
          </table:table-cell>
          <table:table-cell table:formula="of:=[.V16]&amp;IF(ISBLANK([.K16]);&quot;&quot;;&quot;/&quot;&amp;[.K16])" office:value-type="string" office:string-value="PA14/JTCK-SWCLK" calcext:value-type="string">
            <text:p>PA14/JTCK-SWCLK</text:p>
          </table:table-cell>
        </table:table-row>
        <table:table-row table:style-name="ro1">
          <table:table-cell/>
          <table:table-cell office:value-type="string" calcext:value-type="string">
            <text:p>PA15</text:p>
          </table:table-cell>
          <table:table-cell office:value-type="string" calcext:value-type="string">
            <text:p>JTDI</text:p>
          </table:table-cell>
          <table:table-cell office:value-type="string" calcext:value-type="string">
            <text:p>TIM2_CH1</text:p>
          </table:table-cell>
          <table:table-cell office:value-type="string" calcext:value-type="string">
            <text:p>TIM2_ETR</text:p>
          </table:table-cell>
          <table:table-cell table:number-columns-repeated="2"/>
          <table:table-cell office:value-type="string" calcext:value-type="string">
            <text:p>SPI1_NSS</text:p>
          </table:table-cell>
          <table:table-cell office:value-type="string" calcext:value-type="string">
            <text:p>SPI3_NSS</text:p>
          </table:table-cell>
          <table:table-cell table:number-columns-repeated="4"/>
          <table:table-cell table:formula="of:=[.B17]" office:value-type="string" office:string-value="PA15" calcext:value-type="string">
            <text:p>PA15</text:p>
          </table:table-cell>
          <table:table-cell table:formula="of:=[.N17]&amp;IF(ISBLANK([.C17]);&quot;&quot;;&quot;/&quot;&amp;[.C17])" office:value-type="string" office:string-value="PA15/JTDI" calcext:value-type="string">
            <text:p>PA15/JTDI</text:p>
          </table:table-cell>
          <table:table-cell table:formula="of:=[.O17]&amp;IF(ISBLANK([.D17]);&quot;&quot;;&quot;/&quot;&amp;[.D17])" office:value-type="string" office:string-value="PA15/JTDI/TIM2_CH1" calcext:value-type="string">
            <text:p>PA15/JTDI/TIM2_CH1</text:p>
          </table:table-cell>
          <table:table-cell table:formula="of:=[.P17]&amp;IF(ISBLANK([.E17]);&quot;&quot;;&quot;/&quot;&amp;[.E17])" office:value-type="string" office:string-value="PA15/JTDI/TIM2_CH1/TIM2_ETR" calcext:value-type="string">
            <text:p>PA15/JTDI/TIM2_CH1/TIM2_ETR</text:p>
          </table:table-cell>
          <table:table-cell table:formula="of:=[.Q17]&amp;IF(ISBLANK([.F17]);&quot;&quot;;&quot;/&quot;&amp;[.F17])" office:value-type="string" office:string-value="PA15/JTDI/TIM2_CH1/TIM2_ETR" calcext:value-type="string">
            <text:p>PA15/JTDI/TIM2_CH1/TIM2_ETR</text:p>
          </table:table-cell>
          <table:table-cell table:formula="of:=[.R17]&amp;IF(ISBLANK([.G17]);&quot;&quot;;&quot;/&quot;&amp;[.G17])" office:value-type="string" office:string-value="PA15/JTDI/TIM2_CH1/TIM2_ETR" calcext:value-type="string">
            <text:p>PA15/JTDI/TIM2_CH1/TIM2_ETR</text:p>
          </table:table-cell>
          <table:table-cell table:formula="of:=[.S17]&amp;IF(ISBLANK([.H17]);&quot;&quot;;&quot;/&quot;&amp;[.H17])" office:value-type="string" office:string-value="PA15/JTDI/TIM2_CH1/TIM2_ETR/SPI1_NSS" calcext:value-type="string">
            <text:p>PA15/JTDI/TIM2_CH1/TIM2_ETR/SPI1_NSS</text:p>
          </table:table-cell>
          <table:table-cell table:formula="of:=[.T17]&amp;IF(ISBLANK([.I17]);&quot;&quot;;&quot;/&quot;&amp;[.I17])" office:value-type="string" office:string-value="PA15/JTDI/TIM2_CH1/TIM2_ETR/SPI1_NSS/SPI3_NSS" calcext:value-type="string">
            <text:p>PA15/JTDI/TIM2_CH1/TIM2_ETR/SPI1_NSS/SPI3_NSS</text:p>
          </table:table-cell>
          <table:table-cell table:formula="of:=[.U17]&amp;IF(ISBLANK([.J17]);&quot;&quot;;&quot;/&quot;&amp;[.J17])" office:value-type="string" office:string-value="PA15/JTDI/TIM2_CH1/TIM2_ETR/SPI1_NSS/SPI3_NSS" calcext:value-type="string">
            <text:p>PA15/JTDI/TIM2_CH1/TIM2_ETR/SPI1_NSS/SPI3_NSS</text:p>
          </table:table-cell>
          <table:table-cell table:formula="of:=[.V17]&amp;IF(ISBLANK([.K17]);&quot;&quot;;&quot;/&quot;&amp;[.K17])" office:value-type="string" office:string-value="PA15/JTDI/TIM2_CH1/TIM2_ETR/SPI1_NSS/SPI3_NSS" calcext:value-type="string">
            <text:p>PA15/JTDI/TIM2_CH1/TIM2_ETR/SPI1_NSS/SPI3_NSS</text:p>
          </table:table-cell>
        </table:table-row>
        <table:table-row table:style-name="ro1">
          <table:table-cell/>
          <table:table-cell office:value-type="string" calcext:value-type="string">
            <text:p>PB0</text:p>
          </table:table-cell>
          <table:table-cell/>
          <table:table-cell office:value-type="string" calcext:value-type="string">
            <text:p>TIM1_CH2N</text:p>
          </table:table-cell>
          <table:table-cell office:value-type="string" calcext:value-type="string">
            <text:p>TIM3_CH3</text:p>
          </table:table-cell>
          <table:table-cell office:value-type="string" calcext:value-type="string">
            <text:p>TIM8_CH2N</text:p>
          </table:table-cell>
          <table:table-cell table:number-columns-repeated="3"/>
          <table:table-cell office:value-type="string" calcext:value-type="string">
            <text:p>USART3_CK</text:p>
          </table:table-cell>
          <table:table-cell office:value-type="string" calcext:value-type="string">
            <text:p>OPAMP2_VOUT/ADC12_IN15</text:p>
          </table:table-cell>
          <table:table-cell table:number-columns-repeated="2"/>
          <table:table-cell table:formula="of:=[.B18]" office:value-type="string" office:string-value="PB0" calcext:value-type="string">
            <text:p>PB0</text:p>
          </table:table-cell>
          <table:table-cell table:formula="of:=[.N18]&amp;IF(ISBLANK([.C18]);&quot;&quot;;&quot;/&quot;&amp;[.C18])" office:value-type="string" office:string-value="PB0" calcext:value-type="string">
            <text:p>PB0</text:p>
          </table:table-cell>
          <table:table-cell table:formula="of:=[.O18]&amp;IF(ISBLANK([.D18]);&quot;&quot;;&quot;/&quot;&amp;[.D18])" office:value-type="string" office:string-value="PB0/TIM1_CH2N" calcext:value-type="string">
            <text:p>PB0/TIM1_CH2N</text:p>
          </table:table-cell>
          <table:table-cell table:formula="of:=[.P18]&amp;IF(ISBLANK([.E18]);&quot;&quot;;&quot;/&quot;&amp;[.E18])" office:value-type="string" office:string-value="PB0/TIM1_CH2N/TIM3_CH3" calcext:value-type="string">
            <text:p>PB0/TIM1_CH2N/TIM3_CH3</text:p>
          </table:table-cell>
          <table:table-cell table:formula="of:=[.Q18]&amp;IF(ISBLANK([.F18]);&quot;&quot;;&quot;/&quot;&amp;[.F18])" office:value-type="string" office:string-value="PB0/TIM1_CH2N/TIM3_CH3/TIM8_CH2N" calcext:value-type="string">
            <text:p>PB0/TIM1_CH2N/TIM3_CH3/TIM8_CH2N</text:p>
          </table:table-cell>
          <table:table-cell table:formula="of:=[.R18]&amp;IF(ISBLANK([.G18]);&quot;&quot;;&quot;/&quot;&amp;[.G18])" office:value-type="string" office:string-value="PB0/TIM1_CH2N/TIM3_CH3/TIM8_CH2N" calcext:value-type="string">
            <text:p>PB0/TIM1_CH2N/TIM3_CH3/TIM8_CH2N</text:p>
          </table:table-cell>
          <table:table-cell table:formula="of:=[.S18]&amp;IF(ISBLANK([.H18]);&quot;&quot;;&quot;/&quot;&amp;[.H18])" office:value-type="string" office:string-value="PB0/TIM1_CH2N/TIM3_CH3/TIM8_CH2N" calcext:value-type="string">
            <text:p>PB0/TIM1_CH2N/TIM3_CH3/TIM8_CH2N</text:p>
          </table:table-cell>
          <table:table-cell table:formula="of:=[.T18]&amp;IF(ISBLANK([.I18]);&quot;&quot;;&quot;/&quot;&amp;[.I18])" office:value-type="string" office:string-value="PB0/TIM1_CH2N/TIM3_CH3/TIM8_CH2N" calcext:value-type="string">
            <text:p>PB0/TIM1_CH2N/TIM3_CH3/TIM8_CH2N</text:p>
          </table:table-cell>
          <table:table-cell table:formula="of:=[.U18]&amp;IF(ISBLANK([.J18]);&quot;&quot;;&quot;/&quot;&amp;[.J18])" office:value-type="string" office:string-value="PB0/TIM1_CH2N/TIM3_CH3/TIM8_CH2N/USART3_CK" calcext:value-type="string">
            <text:p>PB0/TIM1_CH2N/TIM3_CH3/TIM8_CH2N/USART3_CK</text:p>
          </table:table-cell>
          <table:table-cell table:formula="of:=[.V18]&amp;IF(ISBLANK([.K18]);&quot;&quot;;&quot;/&quot;&amp;[.K18])" office:value-type="string" office:string-value="PB0/TIM1_CH2N/TIM3_CH3/TIM8_CH2N/USART3_CK/OPAMP2_VOUT/ADC12_IN15" calcext:value-type="string">
            <text:p>PB0/TIM1_CH2N/TIM3_CH3/TIM8_CH2N/USART3_CK/OPAMP2_VOUT/ADC12_IN15</text:p>
          </table:table-cell>
        </table:table-row>
        <table:table-row table:style-name="ro1">
          <table:table-cell/>
          <table:table-cell office:value-type="string" calcext:value-type="string">
            <text:p>PB1</text:p>
          </table:table-cell>
          <table:table-cell/>
          <table:table-cell office:value-type="string" calcext:value-type="string">
            <text:p>TIM1_CH3N</text:p>
          </table:table-cell>
          <table:table-cell office:value-type="string" calcext:value-type="string">
            <text:p>TIM3_CH4</text:p>
          </table:table-cell>
          <table:table-cell office:value-type="string" calcext:value-type="string">
            <text:p>TIM8_CH3N</text:p>
          </table:table-cell>
          <table:table-cell table:number-columns-repeated="2"/>
          <table:table-cell office:value-type="string" calcext:value-type="string">
            <text:p>DFSDM1_DATIN0</text:p>
          </table:table-cell>
          <table:table-cell office:value-type="string" calcext:value-type="string">
            <text:p>USART3_RTS_DE</text:p>
          </table:table-cell>
          <table:table-cell office:value-type="string" calcext:value-type="string">
            <text:p>COMP1_INM/ADC12_IN16</text:p>
          </table:table-cell>
          <table:table-cell table:number-columns-repeated="2"/>
          <table:table-cell table:formula="of:=[.B19]" office:value-type="string" office:string-value="PB1" calcext:value-type="string">
            <text:p>PB1</text:p>
          </table:table-cell>
          <table:table-cell table:formula="of:=[.N19]&amp;IF(ISBLANK([.C19]);&quot;&quot;;&quot;/&quot;&amp;[.C19])" office:value-type="string" office:string-value="PB1" calcext:value-type="string">
            <text:p>PB1</text:p>
          </table:table-cell>
          <table:table-cell table:formula="of:=[.O19]&amp;IF(ISBLANK([.D19]);&quot;&quot;;&quot;/&quot;&amp;[.D19])" office:value-type="string" office:string-value="PB1/TIM1_CH3N" calcext:value-type="string">
            <text:p>PB1/TIM1_CH3N</text:p>
          </table:table-cell>
          <table:table-cell table:formula="of:=[.P19]&amp;IF(ISBLANK([.E19]);&quot;&quot;;&quot;/&quot;&amp;[.E19])" office:value-type="string" office:string-value="PB1/TIM1_CH3N/TIM3_CH4" calcext:value-type="string">
            <text:p>PB1/TIM1_CH3N/TIM3_CH4</text:p>
          </table:table-cell>
          <table:table-cell table:formula="of:=[.Q19]&amp;IF(ISBLANK([.F19]);&quot;&quot;;&quot;/&quot;&amp;[.F19])" office:value-type="string" office:string-value="PB1/TIM1_CH3N/TIM3_CH4/TIM8_CH3N" calcext:value-type="string">
            <text:p>PB1/TIM1_CH3N/TIM3_CH4/TIM8_CH3N</text:p>
          </table:table-cell>
          <table:table-cell table:formula="of:=[.R19]&amp;IF(ISBLANK([.G19]);&quot;&quot;;&quot;/&quot;&amp;[.G19])" office:value-type="string" office:string-value="PB1/TIM1_CH3N/TIM3_CH4/TIM8_CH3N" calcext:value-type="string">
            <text:p>PB1/TIM1_CH3N/TIM3_CH4/TIM8_CH3N</text:p>
          </table:table-cell>
          <table:table-cell table:formula="of:=[.S19]&amp;IF(ISBLANK([.H19]);&quot;&quot;;&quot;/&quot;&amp;[.H19])" office:value-type="string" office:string-value="PB1/TIM1_CH3N/TIM3_CH4/TIM8_CH3N" calcext:value-type="string">
            <text:p>PB1/TIM1_CH3N/TIM3_CH4/TIM8_CH3N</text:p>
          </table:table-cell>
          <table:table-cell table:formula="of:=[.T19]&amp;IF(ISBLANK([.I19]);&quot;&quot;;&quot;/&quot;&amp;[.I19])" office:value-type="string" office:string-value="PB1/TIM1_CH3N/TIM3_CH4/TIM8_CH3N/DFSDM1_DATIN0" calcext:value-type="string">
            <text:p>PB1/TIM1_CH3N/TIM3_CH4/TIM8_CH3N/DFSDM1_DATIN0</text:p>
          </table:table-cell>
          <table:table-cell table:formula="of:=[.U19]&amp;IF(ISBLANK([.J19]);&quot;&quot;;&quot;/&quot;&amp;[.J19])" office:value-type="string" office:string-value="PB1/TIM1_CH3N/TIM3_CH4/TIM8_CH3N/DFSDM1_DATIN0/USART3_RTS_DE" calcext:value-type="string">
            <text:p>PB1/TIM1_CH3N/TIM3_CH4/TIM8_CH3N/DFSDM1_DATIN0/USART3_RTS_DE</text:p>
          </table:table-cell>
          <table:table-cell table:formula="of:=[.V19]&amp;IF(ISBLANK([.K19]);&quot;&quot;;&quot;/&quot;&amp;[.K19])" office:value-type="string" office:string-value="PB1/TIM1_CH3N/TIM3_CH4/TIM8_CH3N/DFSDM1_DATIN0/USART3_RTS_DE/COMP1_INM/ADC12_IN16" calcext:value-type="string">
            <text:p>PB1/TIM1_CH3N/TIM3_CH4/TIM8_CH3N/DFSDM1_DATIN0/USART3_RTS_DE/COMP1_INM/ADC12_IN16</text:p>
          </table:table-cell>
        </table:table-row>
        <table:table-row table:style-name="ro1">
          <table:table-cell/>
          <table:table-cell office:value-type="string" calcext:value-type="string">
            <text:p>PB2</text:p>
          </table:table-cell>
          <table:table-cell office:value-type="string" calcext:value-type="string">
            <text:p>RTC_OUT</text:p>
          </table:table-cell>
          <table:table-cell office:value-type="string" calcext:value-type="string">
            <text:p>LPTIM1_OUT</text:p>
          </table:table-cell>
          <table:table-cell table:number-columns-repeated="2"/>
          <table:table-cell office:value-type="string" calcext:value-type="string">
            <text:p>I2C3_SMBA</text:p>
          </table:table-cell>
          <table:table-cell/>
          <table:table-cell office:value-type="string" calcext:value-type="string">
            <text:p>DFSDM1_CKIN0</text:p>
          </table:table-cell>
          <table:table-cell/>
          <table:table-cell office:value-type="string" calcext:value-type="string">
            <text:p>COMP1_INP</text:p>
          </table:table-cell>
          <table:table-cell table:number-columns-repeated="2"/>
          <table:table-cell table:formula="of:=[.B20]" office:value-type="string" office:string-value="PB2" calcext:value-type="string">
            <text:p>PB2</text:p>
          </table:table-cell>
          <table:table-cell table:formula="of:=[.N20]&amp;IF(ISBLANK([.C20]);&quot;&quot;;&quot;/&quot;&amp;[.C20])" office:value-type="string" office:string-value="PB2/RTC_OUT" calcext:value-type="string">
            <text:p>PB2/RTC_OUT</text:p>
          </table:table-cell>
          <table:table-cell table:formula="of:=[.O20]&amp;IF(ISBLANK([.D20]);&quot;&quot;;&quot;/&quot;&amp;[.D20])" office:value-type="string" office:string-value="PB2/RTC_OUT/LPTIM1_OUT" calcext:value-type="string">
            <text:p>PB2/RTC_OUT/LPTIM1_OUT</text:p>
          </table:table-cell>
          <table:table-cell table:formula="of:=[.P20]&amp;IF(ISBLANK([.E20]);&quot;&quot;;&quot;/&quot;&amp;[.E20])" office:value-type="string" office:string-value="PB2/RTC_OUT/LPTIM1_OUT" calcext:value-type="string">
            <text:p>PB2/RTC_OUT/LPTIM1_OUT</text:p>
          </table:table-cell>
          <table:table-cell table:formula="of:=[.Q20]&amp;IF(ISBLANK([.F20]);&quot;&quot;;&quot;/&quot;&amp;[.F20])" office:value-type="string" office:string-value="PB2/RTC_OUT/LPTIM1_OUT" calcext:value-type="string">
            <text:p>PB2/RTC_OUT/LPTIM1_OUT</text:p>
          </table:table-cell>
          <table:table-cell table:formula="of:=[.R20]&amp;IF(ISBLANK([.G20]);&quot;&quot;;&quot;/&quot;&amp;[.G20])" office:value-type="string" office:string-value="PB2/RTC_OUT/LPTIM1_OUT/I2C3_SMBA" calcext:value-type="string">
            <text:p>PB2/RTC_OUT/LPTIM1_OUT/I2C3_SMBA</text:p>
          </table:table-cell>
          <table:table-cell table:formula="of:=[.S20]&amp;IF(ISBLANK([.H20]);&quot;&quot;;&quot;/&quot;&amp;[.H20])" office:value-type="string" office:string-value="PB2/RTC_OUT/LPTIM1_OUT/I2C3_SMBA" calcext:value-type="string">
            <text:p>PB2/RTC_OUT/LPTIM1_OUT/I2C3_SMBA</text:p>
          </table:table-cell>
          <table:table-cell table:formula="of:=[.T20]&amp;IF(ISBLANK([.I20]);&quot;&quot;;&quot;/&quot;&amp;[.I20])" office:value-type="string" office:string-value="PB2/RTC_OUT/LPTIM1_OUT/I2C3_SMBA/DFSDM1_CKIN0" calcext:value-type="string">
            <text:p>PB2/RTC_OUT/LPTIM1_OUT/I2C3_SMBA/DFSDM1_CKIN0</text:p>
          </table:table-cell>
          <table:table-cell table:formula="of:=[.U20]&amp;IF(ISBLANK([.J20]);&quot;&quot;;&quot;/&quot;&amp;[.J20])" office:value-type="string" office:string-value="PB2/RTC_OUT/LPTIM1_OUT/I2C3_SMBA/DFSDM1_CKIN0" calcext:value-type="string">
            <text:p>PB2/RTC_OUT/LPTIM1_OUT/I2C3_SMBA/DFSDM1_CKIN0</text:p>
          </table:table-cell>
          <table:table-cell table:formula="of:=[.V20]&amp;IF(ISBLANK([.K20]);&quot;&quot;;&quot;/&quot;&amp;[.K20])" office:value-type="string" office:string-value="PB2/RTC_OUT/LPTIM1_OUT/I2C3_SMBA/DFSDM1_CKIN0/COMP1_INP" calcext:value-type="string">
            <text:p>PB2/RTC_OUT/LPTIM1_OUT/I2C3_SMBA/DFSDM1_CKIN0/COMP1_INP</text:p>
          </table:table-cell>
        </table:table-row>
        <table:table-row table:style-name="ro1">
          <table:table-cell/>
          <table:table-cell office:value-type="string" calcext:value-type="string">
            <text:p>PB3</text:p>
          </table:table-cell>
          <table:table-cell office:value-type="string" calcext:value-type="string">
            <text:p>JTDO-TRACESWO</text:p>
          </table:table-cell>
          <table:table-cell office:value-type="string" calcext:value-type="string">
            <text:p>TIM2_CH2</text:p>
          </table:table-cell>
          <table:table-cell table:number-columns-repeated="3"/>
          <table:table-cell office:value-type="string" calcext:value-type="string">
            <text:p>SPI1_SCK</text:p>
          </table:table-cell>
          <table:table-cell office:value-type="string" calcext:value-type="string">
            <text:p>SPI3_SCK</text:p>
          </table:table-cell>
          <table:table-cell office:value-type="string" calcext:value-type="string">
            <text:p>USART1_RTS_DE</text:p>
          </table:table-cell>
          <table:table-cell office:value-type="string" calcext:value-type="string">
            <text:p>COMP2_INM</text:p>
          </table:table-cell>
          <table:table-cell table:number-columns-repeated="2"/>
          <table:table-cell table:formula="of:=[.B21]" office:value-type="string" office:string-value="PB3" calcext:value-type="string">
            <text:p>PB3</text:p>
          </table:table-cell>
          <table:table-cell table:formula="of:=[.N21]&amp;IF(ISBLANK([.C21]);&quot;&quot;;&quot;/&quot;&amp;[.C21])" office:value-type="string" office:string-value="PB3/JTDO-TRACESWO" calcext:value-type="string">
            <text:p>PB3/JTDO-TRACESWO</text:p>
          </table:table-cell>
          <table:table-cell table:formula="of:=[.O21]&amp;IF(ISBLANK([.D21]);&quot;&quot;;&quot;/&quot;&amp;[.D21])" office:value-type="string" office:string-value="PB3/JTDO-TRACESWO/TIM2_CH2" calcext:value-type="string">
            <text:p>PB3/JTDO-TRACESWO/TIM2_CH2</text:p>
          </table:table-cell>
          <table:table-cell table:formula="of:=[.P21]&amp;IF(ISBLANK([.E21]);&quot;&quot;;&quot;/&quot;&amp;[.E21])" office:value-type="string" office:string-value="PB3/JTDO-TRACESWO/TIM2_CH2" calcext:value-type="string">
            <text:p>PB3/JTDO-TRACESWO/TIM2_CH2</text:p>
          </table:table-cell>
          <table:table-cell table:formula="of:=[.Q21]&amp;IF(ISBLANK([.F21]);&quot;&quot;;&quot;/&quot;&amp;[.F21])" office:value-type="string" office:string-value="PB3/JTDO-TRACESWO/TIM2_CH2" calcext:value-type="string">
            <text:p>PB3/JTDO-TRACESWO/TIM2_CH2</text:p>
          </table:table-cell>
          <table:table-cell table:formula="of:=[.R21]&amp;IF(ISBLANK([.G21]);&quot;&quot;;&quot;/&quot;&amp;[.G21])" office:value-type="string" office:string-value="PB3/JTDO-TRACESWO/TIM2_CH2" calcext:value-type="string">
            <text:p>PB3/JTDO-TRACESWO/TIM2_CH2</text:p>
          </table:table-cell>
          <table:table-cell table:formula="of:=[.S21]&amp;IF(ISBLANK([.H21]);&quot;&quot;;&quot;/&quot;&amp;[.H21])" office:value-type="string" office:string-value="PB3/JTDO-TRACESWO/TIM2_CH2/SPI1_SCK" calcext:value-type="string">
            <text:p>PB3/JTDO-TRACESWO/TIM2_CH2/SPI1_SCK</text:p>
          </table:table-cell>
          <table:table-cell table:formula="of:=[.T21]&amp;IF(ISBLANK([.I21]);&quot;&quot;;&quot;/&quot;&amp;[.I21])" office:value-type="string" office:string-value="PB3/JTDO-TRACESWO/TIM2_CH2/SPI1_SCK/SPI3_SCK" calcext:value-type="string">
            <text:p>PB3/JTDO-TRACESWO/TIM2_CH2/SPI1_SCK/SPI3_SCK</text:p>
          </table:table-cell>
          <table:table-cell table:formula="of:=[.U21]&amp;IF(ISBLANK([.J21]);&quot;&quot;;&quot;/&quot;&amp;[.J21])" office:value-type="string" office:string-value="PB3/JTDO-TRACESWO/TIM2_CH2/SPI1_SCK/SPI3_SCK/USART1_RTS_DE" calcext:value-type="string">
            <text:p>PB3/JTDO-TRACESWO/TIM2_CH2/SPI1_SCK/SPI3_SCK/USART1_RTS_DE</text:p>
          </table:table-cell>
          <table:table-cell table:formula="of:=[.V21]&amp;IF(ISBLANK([.K21]);&quot;&quot;;&quot;/&quot;&amp;[.K21])" office:value-type="string" office:string-value="PB3/JTDO-TRACESWO/TIM2_CH2/SPI1_SCK/SPI3_SCK/USART1_RTS_DE/COMP2_INM" calcext:value-type="string">
            <text:p>PB3/JTDO-TRACESWO/TIM2_CH2/SPI1_SCK/SPI3_SCK/USART1_RTS_DE/COMP2_INM</text:p>
          </table:table-cell>
        </table:table-row>
        <table:table-row table:style-name="ro1">
          <table:table-cell/>
          <table:table-cell office:value-type="string" calcext:value-type="string">
            <text:p>PB4</text:p>
          </table:table-cell>
          <table:table-cell office:value-type="string" calcext:value-type="string">
            <text:p>NJTRST</text:p>
          </table:table-cell>
          <table:table-cell/>
          <table:table-cell office:value-type="string" calcext:value-type="string">
            <text:p>TIM3_CH1</text:p>
          </table:table-cell>
          <table:table-cell table:number-columns-repeated="2"/>
          <table:table-cell office:value-type="string" calcext:value-type="string">
            <text:p>SPI1_MISO</text:p>
          </table:table-cell>
          <table:table-cell office:value-type="string" calcext:value-type="string">
            <text:p>SPI3_MISO</text:p>
          </table:table-cell>
          <table:table-cell office:value-type="string" calcext:value-type="string">
            <text:p>USART1_CTS</text:p>
          </table:table-cell>
          <table:table-cell office:value-type="string" calcext:value-type="string">
            <text:p>COMP2_INP</text:p>
          </table:table-cell>
          <table:table-cell table:number-columns-repeated="2"/>
          <table:table-cell table:formula="of:=[.B22]" office:value-type="string" office:string-value="PB4" calcext:value-type="string">
            <text:p>PB4</text:p>
          </table:table-cell>
          <table:table-cell table:formula="of:=[.N22]&amp;IF(ISBLANK([.C22]);&quot;&quot;;&quot;/&quot;&amp;[.C22])" office:value-type="string" office:string-value="PB4/NJTRST" calcext:value-type="string">
            <text:p>PB4/NJTRST</text:p>
          </table:table-cell>
          <table:table-cell table:formula="of:=[.O22]&amp;IF(ISBLANK([.D22]);&quot;&quot;;&quot;/&quot;&amp;[.D22])" office:value-type="string" office:string-value="PB4/NJTRST" calcext:value-type="string">
            <text:p>PB4/NJTRST</text:p>
          </table:table-cell>
          <table:table-cell table:formula="of:=[.P22]&amp;IF(ISBLANK([.E22]);&quot;&quot;;&quot;/&quot;&amp;[.E22])" office:value-type="string" office:string-value="PB4/NJTRST/TIM3_CH1" calcext:value-type="string">
            <text:p>PB4/NJTRST/TIM3_CH1</text:p>
          </table:table-cell>
          <table:table-cell table:formula="of:=[.Q22]&amp;IF(ISBLANK([.F22]);&quot;&quot;;&quot;/&quot;&amp;[.F22])" office:value-type="string" office:string-value="PB4/NJTRST/TIM3_CH1" calcext:value-type="string">
            <text:p>PB4/NJTRST/TIM3_CH1</text:p>
          </table:table-cell>
          <table:table-cell table:formula="of:=[.R22]&amp;IF(ISBLANK([.G22]);&quot;&quot;;&quot;/&quot;&amp;[.G22])" office:value-type="string" office:string-value="PB4/NJTRST/TIM3_CH1" calcext:value-type="string">
            <text:p>PB4/NJTRST/TIM3_CH1</text:p>
          </table:table-cell>
          <table:table-cell table:formula="of:=[.S22]&amp;IF(ISBLANK([.H22]);&quot;&quot;;&quot;/&quot;&amp;[.H22])" office:value-type="string" office:string-value="PB4/NJTRST/TIM3_CH1/SPI1_MISO" calcext:value-type="string">
            <text:p>PB4/NJTRST/TIM3_CH1/SPI1_MISO</text:p>
          </table:table-cell>
          <table:table-cell table:formula="of:=[.T22]&amp;IF(ISBLANK([.I22]);&quot;&quot;;&quot;/&quot;&amp;[.I22])" office:value-type="string" office:string-value="PB4/NJTRST/TIM3_CH1/SPI1_MISO/SPI3_MISO" calcext:value-type="string">
            <text:p>PB4/NJTRST/TIM3_CH1/SPI1_MISO/SPI3_MISO</text:p>
          </table:table-cell>
          <table:table-cell table:formula="of:=[.U22]&amp;IF(ISBLANK([.J22]);&quot;&quot;;&quot;/&quot;&amp;[.J22])" office:value-type="string" office:string-value="PB4/NJTRST/TIM3_CH1/SPI1_MISO/SPI3_MISO/USART1_CTS" calcext:value-type="string">
            <text:p>PB4/NJTRST/TIM3_CH1/SPI1_MISO/SPI3_MISO/USART1_CTS</text:p>
          </table:table-cell>
          <table:table-cell table:formula="of:=[.V22]&amp;IF(ISBLANK([.K22]);&quot;&quot;;&quot;/&quot;&amp;[.K22])" office:value-type="string" office:string-value="PB4/NJTRST/TIM3_CH1/SPI1_MISO/SPI3_MISO/USART1_CTS/COMP2_INP" calcext:value-type="string">
            <text:p>PB4/NJTRST/TIM3_CH1/SPI1_MISO/SPI3_MISO/USART1_CTS/COMP2_INP</text:p>
          </table:table-cell>
        </table:table-row>
        <table:table-row table:style-name="ro1">
          <table:table-cell/>
          <table:table-cell office:value-type="string" calcext:value-type="string">
            <text:p>PB5</text:p>
          </table:table-cell>
          <table:table-cell/>
          <table:table-cell office:value-type="string" calcext:value-type="string">
            <text:p>LPTIM1_IN1</text:p>
          </table:table-cell>
          <table:table-cell office:value-type="string" calcext:value-type="string">
            <text:p>TIM3_CH2</text:p>
          </table:table-cell>
          <table:table-cell/>
          <table:table-cell office:value-type="string" calcext:value-type="string">
            <text:p>I2C1_SMBA</text:p>
          </table:table-cell>
          <table:table-cell office:value-type="string" calcext:value-type="string">
            <text:p>SPI1_MOSI</text:p>
          </table:table-cell>
          <table:table-cell office:value-type="string" calcext:value-type="string">
            <text:p>SPI3_MOSI</text:p>
          </table:table-cell>
          <table:table-cell office:value-type="string" calcext:value-type="string">
            <text:p>USART1_CK</text:p>
          </table:table-cell>
          <table:table-cell table:number-columns-repeated="3"/>
          <table:table-cell table:formula="of:=[.B23]" office:value-type="string" office:string-value="PB5" calcext:value-type="string">
            <text:p>PB5</text:p>
          </table:table-cell>
          <table:table-cell table:formula="of:=[.N23]&amp;IF(ISBLANK([.C23]);&quot;&quot;;&quot;/&quot;&amp;[.C23])" office:value-type="string" office:string-value="PB5" calcext:value-type="string">
            <text:p>PB5</text:p>
          </table:table-cell>
          <table:table-cell table:formula="of:=[.O23]&amp;IF(ISBLANK([.D23]);&quot;&quot;;&quot;/&quot;&amp;[.D23])" office:value-type="string" office:string-value="PB5/LPTIM1_IN1" calcext:value-type="string">
            <text:p>PB5/LPTIM1_IN1</text:p>
          </table:table-cell>
          <table:table-cell table:formula="of:=[.P23]&amp;IF(ISBLANK([.E23]);&quot;&quot;;&quot;/&quot;&amp;[.E23])" office:value-type="string" office:string-value="PB5/LPTIM1_IN1/TIM3_CH2" calcext:value-type="string">
            <text:p>PB5/LPTIM1_IN1/TIM3_CH2</text:p>
          </table:table-cell>
          <table:table-cell table:formula="of:=[.Q23]&amp;IF(ISBLANK([.F23]);&quot;&quot;;&quot;/&quot;&amp;[.F23])" office:value-type="string" office:string-value="PB5/LPTIM1_IN1/TIM3_CH2" calcext:value-type="string">
            <text:p>PB5/LPTIM1_IN1/TIM3_CH2</text:p>
          </table:table-cell>
          <table:table-cell table:formula="of:=[.R23]&amp;IF(ISBLANK([.G23]);&quot;&quot;;&quot;/&quot;&amp;[.G23])" office:value-type="string" office:string-value="PB5/LPTIM1_IN1/TIM3_CH2/I2C1_SMBA" calcext:value-type="string">
            <text:p>PB5/LPTIM1_IN1/TIM3_CH2/I2C1_SMBA</text:p>
          </table:table-cell>
          <table:table-cell table:formula="of:=[.S23]&amp;IF(ISBLANK([.H23]);&quot;&quot;;&quot;/&quot;&amp;[.H23])" office:value-type="string" office:string-value="PB5/LPTIM1_IN1/TIM3_CH2/I2C1_SMBA/SPI1_MOSI" calcext:value-type="string">
            <text:p>PB5/LPTIM1_IN1/TIM3_CH2/I2C1_SMBA/SPI1_MOSI</text:p>
          </table:table-cell>
          <table:table-cell table:formula="of:=[.T23]&amp;IF(ISBLANK([.I23]);&quot;&quot;;&quot;/&quot;&amp;[.I23])" office:value-type="string" office:string-value="PB5/LPTIM1_IN1/TIM3_CH2/I2C1_SMBA/SPI1_MOSI/SPI3_MOSI" calcext:value-type="string">
            <text:p>PB5/LPTIM1_IN1/TIM3_CH2/I2C1_SMBA/SPI1_MOSI/SPI3_MOSI</text:p>
          </table:table-cell>
          <table:table-cell table:formula="of:=[.U23]&amp;IF(ISBLANK([.J23]);&quot;&quot;;&quot;/&quot;&amp;[.J23])" office:value-type="string" office:string-value="PB5/LPTIM1_IN1/TIM3_CH2/I2C1_SMBA/SPI1_MOSI/SPI3_MOSI/USART1_CK" calcext:value-type="string">
            <text:p>PB5/LPTIM1_IN1/TIM3_CH2/I2C1_SMBA/SPI1_MOSI/SPI3_MOSI/USART1_CK</text:p>
          </table:table-cell>
          <table:table-cell table:formula="of:=[.V23]&amp;IF(ISBLANK([.K23]);&quot;&quot;;&quot;/&quot;&amp;[.K23])" office:value-type="string" office:string-value="PB5/LPTIM1_IN1/TIM3_CH2/I2C1_SMBA/SPI1_MOSI/SPI3_MOSI/USART1_CK" calcext:value-type="string">
            <text:p>PB5/LPTIM1_IN1/TIM3_CH2/I2C1_SMBA/SPI1_MOSI/SPI3_MOSI/USART1_CK</text:p>
          </table:table-cell>
        </table:table-row>
        <table:table-row table:style-name="ro1">
          <table:table-cell/>
          <table:table-cell office:value-type="string" calcext:value-type="string">
            <text:p>PB6</text:p>
          </table:table-cell>
          <table:table-cell/>
          <table:table-cell office:value-type="string" calcext:value-type="string">
            <text:p>LPTIM1_ETR</text:p>
          </table:table-cell>
          <table:table-cell office:value-type="string" calcext:value-type="string">
            <text:p>TIM4_CH1</text:p>
          </table:table-cell>
          <table:table-cell office:value-type="string" calcext:value-type="string">
            <text:p>TIM8_BKIN2</text:p>
          </table:table-cell>
          <table:table-cell office:value-type="string" calcext:value-type="string">
            <text:p>I2C1_SCL</text:p>
          </table:table-cell>
          <table:table-cell/>
          <table:table-cell office:value-type="string" calcext:value-type="string">
            <text:p>DFSDM1_DATIN5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COMP2_INP</text:p>
          </table:table-cell>
          <table:table-cell table:number-columns-repeated="2"/>
          <table:table-cell table:formula="of:=[.B24]" office:value-type="string" office:string-value="PB6" calcext:value-type="string">
            <text:p>PB6</text:p>
          </table:table-cell>
          <table:table-cell table:formula="of:=[.N24]&amp;IF(ISBLANK([.C24]);&quot;&quot;;&quot;/&quot;&amp;[.C24])" office:value-type="string" office:string-value="PB6" calcext:value-type="string">
            <text:p>PB6</text:p>
          </table:table-cell>
          <table:table-cell table:formula="of:=[.O24]&amp;IF(ISBLANK([.D24]);&quot;&quot;;&quot;/&quot;&amp;[.D24])" office:value-type="string" office:string-value="PB6/LPTIM1_ETR" calcext:value-type="string">
            <text:p>PB6/LPTIM1_ETR</text:p>
          </table:table-cell>
          <table:table-cell table:formula="of:=[.P24]&amp;IF(ISBLANK([.E24]);&quot;&quot;;&quot;/&quot;&amp;[.E24])" office:value-type="string" office:string-value="PB6/LPTIM1_ETR/TIM4_CH1" calcext:value-type="string">
            <text:p>PB6/LPTIM1_ETR/TIM4_CH1</text:p>
          </table:table-cell>
          <table:table-cell table:formula="of:=[.Q24]&amp;IF(ISBLANK([.F24]);&quot;&quot;;&quot;/&quot;&amp;[.F24])" office:value-type="string" office:string-value="PB6/LPTIM1_ETR/TIM4_CH1/TIM8_BKIN2" calcext:value-type="string">
            <text:p>PB6/LPTIM1_ETR/TIM4_CH1/TIM8_BKIN2</text:p>
          </table:table-cell>
          <table:table-cell table:formula="of:=[.R24]&amp;IF(ISBLANK([.G24]);&quot;&quot;;&quot;/&quot;&amp;[.G24])" office:value-type="string" office:string-value="PB6/LPTIM1_ETR/TIM4_CH1/TIM8_BKIN2/I2C1_SCL" calcext:value-type="string">
            <text:p>PB6/LPTIM1_ETR/TIM4_CH1/TIM8_BKIN2/I2C1_SCL</text:p>
          </table:table-cell>
          <table:table-cell table:formula="of:=[.S24]&amp;IF(ISBLANK([.H24]);&quot;&quot;;&quot;/&quot;&amp;[.H24])" office:value-type="string" office:string-value="PB6/LPTIM1_ETR/TIM4_CH1/TIM8_BKIN2/I2C1_SCL" calcext:value-type="string">
            <text:p>PB6/LPTIM1_ETR/TIM4_CH1/TIM8_BKIN2/I2C1_SCL</text:p>
          </table:table-cell>
          <table:table-cell table:formula="of:=[.T24]&amp;IF(ISBLANK([.I24]);&quot;&quot;;&quot;/&quot;&amp;[.I24])" office:value-type="string" office:string-value="PB6/LPTIM1_ETR/TIM4_CH1/TIM8_BKIN2/I2C1_SCL/DFSDM1_DATIN5" calcext:value-type="string">
            <text:p>PB6/LPTIM1_ETR/TIM4_CH1/TIM8_BKIN2/I2C1_SCL/DFSDM1_DATIN5</text:p>
          </table:table-cell>
          <table:table-cell table:formula="of:=[.U24]&amp;IF(ISBLANK([.J24]);&quot;&quot;;&quot;/&quot;&amp;[.J24])" office:value-type="string" office:string-value="PB6/LPTIM1_ETR/TIM4_CH1/TIM8_BKIN2/I2C1_SCL/DFSDM1_DATIN5/USART1_TX" calcext:value-type="string">
            <text:p>PB6/LPTIM1_ETR/TIM4_CH1/TIM8_BKIN2/I2C1_SCL/DFSDM1_DATIN5/USART1_TX</text:p>
          </table:table-cell>
          <table:table-cell table:formula="of:=[.V24]&amp;IF(ISBLANK([.K24]);&quot;&quot;;&quot;/&quot;&amp;[.K24])" office:value-type="string" office:string-value="PB6/LPTIM1_ETR/TIM4_CH1/TIM8_BKIN2/I2C1_SCL/DFSDM1_DATIN5/USART1_TX/COMP2_INP" calcext:value-type="string">
            <text:p>PB6/LPTIM1_ETR/TIM4_CH1/TIM8_BKIN2/I2C1_SCL/DFSDM1_DATIN5/USART1_TX/COMP2_INP</text:p>
          </table:table-cell>
        </table:table-row>
        <table:table-row table:style-name="ro1">
          <table:table-cell/>
          <table:table-cell office:value-type="string" calcext:value-type="string">
            <text:p>PB7</text:p>
          </table:table-cell>
          <table:table-cell/>
          <table:table-cell office:value-type="string" calcext:value-type="string">
            <text:p>LPTIM1_IN2</text:p>
          </table:table-cell>
          <table:table-cell office:value-type="string" calcext:value-type="string">
            <text:p>TIM4_CH2</text:p>
          </table:table-cell>
          <table:table-cell office:value-type="string" calcext:value-type="string">
            <text:p>TIM8_BKIN</text:p>
          </table:table-cell>
          <table:table-cell office:value-type="string" calcext:value-type="string">
            <text:p>I2C1_SDA</text:p>
          </table:table-cell>
          <table:table-cell/>
          <table:table-cell office:value-type="string" calcext:value-type="string">
            <text:p>DFSDM1_CKIN5</text:p>
          </table:table-cell>
          <table:table-cell office:value-type="string" calcext:value-type="string">
            <text:p>USART1_RX</text:p>
          </table:table-cell>
          <table:table-cell office:value-type="string" calcext:value-type="string">
            <text:p>COMP2_INM/PVD_IN</text:p>
          </table:table-cell>
          <table:table-cell table:number-columns-repeated="2"/>
          <table:table-cell table:formula="of:=[.B25]" office:value-type="string" office:string-value="PB7" calcext:value-type="string">
            <text:p>PB7</text:p>
          </table:table-cell>
          <table:table-cell table:formula="of:=[.N25]&amp;IF(ISBLANK([.C25]);&quot;&quot;;&quot;/&quot;&amp;[.C25])" office:value-type="string" office:string-value="PB7" calcext:value-type="string">
            <text:p>PB7</text:p>
          </table:table-cell>
          <table:table-cell table:formula="of:=[.O25]&amp;IF(ISBLANK([.D25]);&quot;&quot;;&quot;/&quot;&amp;[.D25])" office:value-type="string" office:string-value="PB7/LPTIM1_IN2" calcext:value-type="string">
            <text:p>PB7/LPTIM1_IN2</text:p>
          </table:table-cell>
          <table:table-cell table:formula="of:=[.P25]&amp;IF(ISBLANK([.E25]);&quot;&quot;;&quot;/&quot;&amp;[.E25])" office:value-type="string" office:string-value="PB7/LPTIM1_IN2/TIM4_CH2" calcext:value-type="string">
            <text:p>PB7/LPTIM1_IN2/TIM4_CH2</text:p>
          </table:table-cell>
          <table:table-cell table:formula="of:=[.Q25]&amp;IF(ISBLANK([.F25]);&quot;&quot;;&quot;/&quot;&amp;[.F25])" office:value-type="string" office:string-value="PB7/LPTIM1_IN2/TIM4_CH2/TIM8_BKIN" calcext:value-type="string">
            <text:p>PB7/LPTIM1_IN2/TIM4_CH2/TIM8_BKIN</text:p>
          </table:table-cell>
          <table:table-cell table:formula="of:=[.R25]&amp;IF(ISBLANK([.G25]);&quot;&quot;;&quot;/&quot;&amp;[.G25])" office:value-type="string" office:string-value="PB7/LPTIM1_IN2/TIM4_CH2/TIM8_BKIN/I2C1_SDA" calcext:value-type="string">
            <text:p>PB7/LPTIM1_IN2/TIM4_CH2/TIM8_BKIN/I2C1_SDA</text:p>
          </table:table-cell>
          <table:table-cell table:formula="of:=[.S25]&amp;IF(ISBLANK([.H25]);&quot;&quot;;&quot;/&quot;&amp;[.H25])" office:value-type="string" office:string-value="PB7/LPTIM1_IN2/TIM4_CH2/TIM8_BKIN/I2C1_SDA" calcext:value-type="string">
            <text:p>PB7/LPTIM1_IN2/TIM4_CH2/TIM8_BKIN/I2C1_SDA</text:p>
          </table:table-cell>
          <table:table-cell table:formula="of:=[.T25]&amp;IF(ISBLANK([.I25]);&quot;&quot;;&quot;/&quot;&amp;[.I25])" office:value-type="string" office:string-value="PB7/LPTIM1_IN2/TIM4_CH2/TIM8_BKIN/I2C1_SDA/DFSDM1_CKIN5" calcext:value-type="string">
            <text:p>PB7/LPTIM1_IN2/TIM4_CH2/TIM8_BKIN/I2C1_SDA/DFSDM1_CKIN5</text:p>
          </table:table-cell>
          <table:table-cell table:formula="of:=[.U25]&amp;IF(ISBLANK([.J25]);&quot;&quot;;&quot;/&quot;&amp;[.J25])" office:value-type="string" office:string-value="PB7/LPTIM1_IN2/TIM4_CH2/TIM8_BKIN/I2C1_SDA/DFSDM1_CKIN5/USART1_RX" calcext:value-type="string">
            <text:p>PB7/LPTIM1_IN2/TIM4_CH2/TIM8_BKIN/I2C1_SDA/DFSDM1_CKIN5/USART1_RX</text:p>
          </table:table-cell>
          <table:table-cell table:formula="of:=[.V25]&amp;IF(ISBLANK([.K25]);&quot;&quot;;&quot;/&quot;&amp;[.K25])" office:value-type="string" office:string-value="PB7/LPTIM1_IN2/TIM4_CH2/TIM8_BKIN/I2C1_SDA/DFSDM1_CKIN5/USART1_RX/COMP2_INM/PVD_IN" calcext:value-type="string">
            <text:p>PB7/LPTIM1_IN2/TIM4_CH2/TIM8_BKIN/I2C1_SDA/DFSDM1_CKIN5/USART1_RX/COMP2_INM/PVD_IN</text:p>
          </table:table-cell>
        </table:table-row>
        <table:table-row table:style-name="ro1">
          <table:table-cell/>
          <table:table-cell office:value-type="string" calcext:value-type="string">
            <text:p>PB8</text:p>
          </table:table-cell>
          <table:table-cell table:number-columns-repeated="2"/>
          <table:table-cell office:value-type="string" calcext:value-type="string">
            <text:p>TIM4_CH3</text:p>
          </table:table-cell>
          <table:table-cell/>
          <table:table-cell office:value-type="string" calcext:value-type="string">
            <text:p>I2C1_SCL</text:p>
          </table:table-cell>
          <table:table-cell/>
          <table:table-cell office:value-type="string" calcext:value-type="string">
            <text:p>DFSDM1_DATIN6</text:p>
          </table:table-cell>
          <table:table-cell table:number-columns-repeated="4"/>
          <table:table-cell table:formula="of:=[.B26]" office:value-type="string" office:string-value="PB8" calcext:value-type="string">
            <text:p>PB8</text:p>
          </table:table-cell>
          <table:table-cell table:formula="of:=[.N26]&amp;IF(ISBLANK([.C26]);&quot;&quot;;&quot;/&quot;&amp;[.C26])" office:value-type="string" office:string-value="PB8" calcext:value-type="string">
            <text:p>PB8</text:p>
          </table:table-cell>
          <table:table-cell table:formula="of:=[.O26]&amp;IF(ISBLANK([.D26]);&quot;&quot;;&quot;/&quot;&amp;[.D26])" office:value-type="string" office:string-value="PB8" calcext:value-type="string">
            <text:p>PB8</text:p>
          </table:table-cell>
          <table:table-cell table:formula="of:=[.P26]&amp;IF(ISBLANK([.E26]);&quot;&quot;;&quot;/&quot;&amp;[.E26])" office:value-type="string" office:string-value="PB8/TIM4_CH3" calcext:value-type="string">
            <text:p>PB8/TIM4_CH3</text:p>
          </table:table-cell>
          <table:table-cell table:formula="of:=[.Q26]&amp;IF(ISBLANK([.F26]);&quot;&quot;;&quot;/&quot;&amp;[.F26])" office:value-type="string" office:string-value="PB8/TIM4_CH3" calcext:value-type="string">
            <text:p>PB8/TIM4_CH3</text:p>
          </table:table-cell>
          <table:table-cell table:formula="of:=[.R26]&amp;IF(ISBLANK([.G26]);&quot;&quot;;&quot;/&quot;&amp;[.G26])" office:value-type="string" office:string-value="PB8/TIM4_CH3/I2C1_SCL" calcext:value-type="string">
            <text:p>PB8/TIM4_CH3/I2C1_SCL</text:p>
          </table:table-cell>
          <table:table-cell table:formula="of:=[.S26]&amp;IF(ISBLANK([.H26]);&quot;&quot;;&quot;/&quot;&amp;[.H26])" office:value-type="string" office:string-value="PB8/TIM4_CH3/I2C1_SCL" calcext:value-type="string">
            <text:p>PB8/TIM4_CH3/I2C1_SCL</text:p>
          </table:table-cell>
          <table:table-cell table:formula="of:=[.T26]&amp;IF(ISBLANK([.I26]);&quot;&quot;;&quot;/&quot;&amp;[.I26])" office:value-type="string" office:string-value="PB8/TIM4_CH3/I2C1_SCL/DFSDM1_DATIN6" calcext:value-type="string">
            <text:p>PB8/TIM4_CH3/I2C1_SCL/DFSDM1_DATIN6</text:p>
          </table:table-cell>
          <table:table-cell table:formula="of:=[.U26]&amp;IF(ISBLANK([.J26]);&quot;&quot;;&quot;/&quot;&amp;[.J26])" office:value-type="string" office:string-value="PB8/TIM4_CH3/I2C1_SCL/DFSDM1_DATIN6" calcext:value-type="string">
            <text:p>PB8/TIM4_CH3/I2C1_SCL/DFSDM1_DATIN6</text:p>
          </table:table-cell>
          <table:table-cell table:formula="of:=[.V26]&amp;IF(ISBLANK([.K26]);&quot;&quot;;&quot;/&quot;&amp;[.K26])" office:value-type="string" office:string-value="PB8/TIM4_CH3/I2C1_SCL/DFSDM1_DATIN6" calcext:value-type="string">
            <text:p>PB8/TIM4_CH3/I2C1_SCL/DFSDM1_DATIN6</text:p>
          </table:table-cell>
        </table:table-row>
        <table:table-row table:style-name="ro1">
          <table:table-cell/>
          <table:table-cell office:value-type="string" calcext:value-type="string">
            <text:p>PB9</text:p>
          </table:table-cell>
          <table:table-cell/>
          <table:table-cell office:value-type="string" calcext:value-type="string">
            <text:p>IR_OUT</text:p>
          </table:table-cell>
          <table:table-cell office:value-type="string" calcext:value-type="string">
            <text:p>TIM4_CH4</text:p>
          </table:table-cell>
          <table:table-cell/>
          <table:table-cell office:value-type="string" calcext:value-type="string">
            <text:p>I2C1_SDA</text:p>
          </table:table-cell>
          <table:table-cell office:value-type="string" calcext:value-type="string">
            <text:p>SPI2_NSS</text:p>
          </table:table-cell>
          <table:table-cell office:value-type="string" calcext:value-type="string">
            <text:p>DFSDM1_CKIN6</text:p>
          </table:table-cell>
          <table:table-cell table:number-columns-repeated="4"/>
          <table:table-cell table:formula="of:=[.B27]" office:value-type="string" office:string-value="PB9" calcext:value-type="string">
            <text:p>PB9</text:p>
          </table:table-cell>
          <table:table-cell table:formula="of:=[.N27]&amp;IF(ISBLANK([.C27]);&quot;&quot;;&quot;/&quot;&amp;[.C27])" office:value-type="string" office:string-value="PB9" calcext:value-type="string">
            <text:p>PB9</text:p>
          </table:table-cell>
          <table:table-cell table:formula="of:=[.O27]&amp;IF(ISBLANK([.D27]);&quot;&quot;;&quot;/&quot;&amp;[.D27])" office:value-type="string" office:string-value="PB9/IR_OUT" calcext:value-type="string">
            <text:p>PB9/IR_OUT</text:p>
          </table:table-cell>
          <table:table-cell table:formula="of:=[.P27]&amp;IF(ISBLANK([.E27]);&quot;&quot;;&quot;/&quot;&amp;[.E27])" office:value-type="string" office:string-value="PB9/IR_OUT/TIM4_CH4" calcext:value-type="string">
            <text:p>PB9/IR_OUT/TIM4_CH4</text:p>
          </table:table-cell>
          <table:table-cell table:formula="of:=[.Q27]&amp;IF(ISBLANK([.F27]);&quot;&quot;;&quot;/&quot;&amp;[.F27])" office:value-type="string" office:string-value="PB9/IR_OUT/TIM4_CH4" calcext:value-type="string">
            <text:p>PB9/IR_OUT/TIM4_CH4</text:p>
          </table:table-cell>
          <table:table-cell table:formula="of:=[.R27]&amp;IF(ISBLANK([.G27]);&quot;&quot;;&quot;/&quot;&amp;[.G27])" office:value-type="string" office:string-value="PB9/IR_OUT/TIM4_CH4/I2C1_SDA" calcext:value-type="string">
            <text:p>PB9/IR_OUT/TIM4_CH4/I2C1_SDA</text:p>
          </table:table-cell>
          <table:table-cell table:formula="of:=[.S27]&amp;IF(ISBLANK([.H27]);&quot;&quot;;&quot;/&quot;&amp;[.H27])" office:value-type="string" office:string-value="PB9/IR_OUT/TIM4_CH4/I2C1_SDA/SPI2_NSS" calcext:value-type="string">
            <text:p>PB9/IR_OUT/TIM4_CH4/I2C1_SDA/SPI2_NSS</text:p>
          </table:table-cell>
          <table:table-cell table:formula="of:=[.T27]&amp;IF(ISBLANK([.I27]);&quot;&quot;;&quot;/&quot;&amp;[.I27])" office:value-type="string" office:string-value="PB9/IR_OUT/TIM4_CH4/I2C1_SDA/SPI2_NSS/DFSDM1_CKIN6" calcext:value-type="string">
            <text:p>PB9/IR_OUT/TIM4_CH4/I2C1_SDA/SPI2_NSS/DFSDM1_CKIN6</text:p>
          </table:table-cell>
          <table:table-cell table:formula="of:=[.U27]&amp;IF(ISBLANK([.J27]);&quot;&quot;;&quot;/&quot;&amp;[.J27])" office:value-type="string" office:string-value="PB9/IR_OUT/TIM4_CH4/I2C1_SDA/SPI2_NSS/DFSDM1_CKIN6" calcext:value-type="string">
            <text:p>PB9/IR_OUT/TIM4_CH4/I2C1_SDA/SPI2_NSS/DFSDM1_CKIN6</text:p>
          </table:table-cell>
          <table:table-cell table:formula="of:=[.V27]&amp;IF(ISBLANK([.K27]);&quot;&quot;;&quot;/&quot;&amp;[.K27])" office:value-type="string" office:string-value="PB9/IR_OUT/TIM4_CH4/I2C1_SDA/SPI2_NSS/DFSDM1_CKIN6" calcext:value-type="string">
            <text:p>PB9/IR_OUT/TIM4_CH4/I2C1_SDA/SPI2_NSS/DFSDM1_CKIN6</text:p>
          </table:table-cell>
        </table:table-row>
        <table:table-row table:style-name="ro1">
          <table:table-cell/>
          <table:table-cell office:value-type="string" calcext:value-type="string">
            <text:p>PB10</text:p>
          </table:table-cell>
          <table:table-cell/>
          <table:table-cell office:value-type="string" calcext:value-type="string">
            <text:p>TIM2_CH3</text:p>
          </table:table-cell>
          <table:table-cell table:number-columns-repeated="2"/>
          <table:table-cell office:value-type="string" calcext:value-type="string">
            <text:p>I2C2_SCL</text:p>
          </table:table-cell>
          <table:table-cell office:value-type="string" calcext:value-type="string">
            <text:p>SPI2_SCK</text:p>
          </table:table-cell>
          <table:table-cell office:value-type="string" calcext:value-type="string">
            <text:p>DFSDM1_DATIN7</text:p>
          </table:table-cell>
          <table:table-cell office:value-type="string" calcext:value-type="string">
            <text:p>USART3_TX</text:p>
          </table:table-cell>
          <table:table-cell table:number-columns-repeated="3"/>
          <table:table-cell table:formula="of:=[.B28]" office:value-type="string" office:string-value="PB10" calcext:value-type="string">
            <text:p>PB10</text:p>
          </table:table-cell>
          <table:table-cell table:formula="of:=[.N28]&amp;IF(ISBLANK([.C28]);&quot;&quot;;&quot;/&quot;&amp;[.C28])" office:value-type="string" office:string-value="PB10" calcext:value-type="string">
            <text:p>PB10</text:p>
          </table:table-cell>
          <table:table-cell table:formula="of:=[.O28]&amp;IF(ISBLANK([.D28]);&quot;&quot;;&quot;/&quot;&amp;[.D28])" office:value-type="string" office:string-value="PB10/TIM2_CH3" calcext:value-type="string">
            <text:p>PB10/TIM2_CH3</text:p>
          </table:table-cell>
          <table:table-cell table:formula="of:=[.P28]&amp;IF(ISBLANK([.E28]);&quot;&quot;;&quot;/&quot;&amp;[.E28])" office:value-type="string" office:string-value="PB10/TIM2_CH3" calcext:value-type="string">
            <text:p>PB10/TIM2_CH3</text:p>
          </table:table-cell>
          <table:table-cell table:formula="of:=[.Q28]&amp;IF(ISBLANK([.F28]);&quot;&quot;;&quot;/&quot;&amp;[.F28])" office:value-type="string" office:string-value="PB10/TIM2_CH3" calcext:value-type="string">
            <text:p>PB10/TIM2_CH3</text:p>
          </table:table-cell>
          <table:table-cell table:formula="of:=[.R28]&amp;IF(ISBLANK([.G28]);&quot;&quot;;&quot;/&quot;&amp;[.G28])" office:value-type="string" office:string-value="PB10/TIM2_CH3/I2C2_SCL" calcext:value-type="string">
            <text:p>PB10/TIM2_CH3/I2C2_SCL</text:p>
          </table:table-cell>
          <table:table-cell table:formula="of:=[.S28]&amp;IF(ISBLANK([.H28]);&quot;&quot;;&quot;/&quot;&amp;[.H28])" office:value-type="string" office:string-value="PB10/TIM2_CH3/I2C2_SCL/SPI2_SCK" calcext:value-type="string">
            <text:p>PB10/TIM2_CH3/I2C2_SCL/SPI2_SCK</text:p>
          </table:table-cell>
          <table:table-cell table:formula="of:=[.T28]&amp;IF(ISBLANK([.I28]);&quot;&quot;;&quot;/&quot;&amp;[.I28])" office:value-type="string" office:string-value="PB10/TIM2_CH3/I2C2_SCL/SPI2_SCK/DFSDM1_DATIN7" calcext:value-type="string">
            <text:p>PB10/TIM2_CH3/I2C2_SCL/SPI2_SCK/DFSDM1_DATIN7</text:p>
          </table:table-cell>
          <table:table-cell table:formula="of:=[.U28]&amp;IF(ISBLANK([.J28]);&quot;&quot;;&quot;/&quot;&amp;[.J28])" office:value-type="string" office:string-value="PB10/TIM2_CH3/I2C2_SCL/SPI2_SCK/DFSDM1_DATIN7/USART3_TX" calcext:value-type="string">
            <text:p>PB10/TIM2_CH3/I2C2_SCL/SPI2_SCK/DFSDM1_DATIN7/USART3_TX</text:p>
          </table:table-cell>
          <table:table-cell table:formula="of:=[.V28]&amp;IF(ISBLANK([.K28]);&quot;&quot;;&quot;/&quot;&amp;[.K28])" office:value-type="string" office:string-value="PB10/TIM2_CH3/I2C2_SCL/SPI2_SCK/DFSDM1_DATIN7/USART3_TX" calcext:value-type="string">
            <text:p>PB10/TIM2_CH3/I2C2_SCL/SPI2_SCK/DFSDM1_DATIN7/USART3_TX</text:p>
          </table:table-cell>
        </table:table-row>
        <table:table-row table:style-name="ro1">
          <table:table-cell/>
          <table:table-cell office:value-type="string" calcext:value-type="string">
            <text:p>PB11</text:p>
          </table:table-cell>
          <table:table-cell/>
          <table:table-cell office:value-type="string" calcext:value-type="string">
            <text:p>TIM2_CH4</text:p>
          </table:table-cell>
          <table:table-cell table:number-columns-repeated="2"/>
          <table:table-cell office:value-type="string" calcext:value-type="string">
            <text:p>I2C2_SDA</text:p>
          </table:table-cell>
          <table:table-cell/>
          <table:table-cell office:value-type="string" calcext:value-type="string">
            <text:p>DFSDM1_CKIN7</text:p>
          </table:table-cell>
          <table:table-cell office:value-type="string" calcext:value-type="string">
            <text:p>USART3_RX</text:p>
          </table:table-cell>
          <table:table-cell table:number-columns-repeated="3"/>
          <table:table-cell table:formula="of:=[.B29]" office:value-type="string" office:string-value="PB11" calcext:value-type="string">
            <text:p>PB11</text:p>
          </table:table-cell>
          <table:table-cell table:formula="of:=[.N29]&amp;IF(ISBLANK([.C29]);&quot;&quot;;&quot;/&quot;&amp;[.C29])" office:value-type="string" office:string-value="PB11" calcext:value-type="string">
            <text:p>PB11</text:p>
          </table:table-cell>
          <table:table-cell table:formula="of:=[.O29]&amp;IF(ISBLANK([.D29]);&quot;&quot;;&quot;/&quot;&amp;[.D29])" office:value-type="string" office:string-value="PB11/TIM2_CH4" calcext:value-type="string">
            <text:p>PB11/TIM2_CH4</text:p>
          </table:table-cell>
          <table:table-cell table:formula="of:=[.P29]&amp;IF(ISBLANK([.E29]);&quot;&quot;;&quot;/&quot;&amp;[.E29])" office:value-type="string" office:string-value="PB11/TIM2_CH4" calcext:value-type="string">
            <text:p>PB11/TIM2_CH4</text:p>
          </table:table-cell>
          <table:table-cell table:formula="of:=[.Q29]&amp;IF(ISBLANK([.F29]);&quot;&quot;;&quot;/&quot;&amp;[.F29])" office:value-type="string" office:string-value="PB11/TIM2_CH4" calcext:value-type="string">
            <text:p>PB11/TIM2_CH4</text:p>
          </table:table-cell>
          <table:table-cell table:formula="of:=[.R29]&amp;IF(ISBLANK([.G29]);&quot;&quot;;&quot;/&quot;&amp;[.G29])" office:value-type="string" office:string-value="PB11/TIM2_CH4/I2C2_SDA" calcext:value-type="string">
            <text:p>PB11/TIM2_CH4/I2C2_SDA</text:p>
          </table:table-cell>
          <table:table-cell table:formula="of:=[.S29]&amp;IF(ISBLANK([.H29]);&quot;&quot;;&quot;/&quot;&amp;[.H29])" office:value-type="string" office:string-value="PB11/TIM2_CH4/I2C2_SDA" calcext:value-type="string">
            <text:p>PB11/TIM2_CH4/I2C2_SDA</text:p>
          </table:table-cell>
          <table:table-cell table:formula="of:=[.T29]&amp;IF(ISBLANK([.I29]);&quot;&quot;;&quot;/&quot;&amp;[.I29])" office:value-type="string" office:string-value="PB11/TIM2_CH4/I2C2_SDA/DFSDM1_CKIN7" calcext:value-type="string">
            <text:p>PB11/TIM2_CH4/I2C2_SDA/DFSDM1_CKIN7</text:p>
          </table:table-cell>
          <table:table-cell table:formula="of:=[.U29]&amp;IF(ISBLANK([.J29]);&quot;&quot;;&quot;/&quot;&amp;[.J29])" office:value-type="string" office:string-value="PB11/TIM2_CH4/I2C2_SDA/DFSDM1_CKIN7/USART3_RX" calcext:value-type="string">
            <text:p>PB11/TIM2_CH4/I2C2_SDA/DFSDM1_CKIN7/USART3_RX</text:p>
          </table:table-cell>
          <table:table-cell table:formula="of:=[.V29]&amp;IF(ISBLANK([.K29]);&quot;&quot;;&quot;/&quot;&amp;[.K29])" office:value-type="string" office:string-value="PB11/TIM2_CH4/I2C2_SDA/DFSDM1_CKIN7/USART3_RX" calcext:value-type="string">
            <text:p>PB11/TIM2_CH4/I2C2_SDA/DFSDM1_CKIN7/USART3_RX</text:p>
          </table:table-cell>
        </table:table-row>
        <table:table-row table:style-name="ro1">
          <table:table-cell/>
          <table:table-cell office:value-type="string" calcext:value-type="string">
            <text:p>PB12</text:p>
          </table:table-cell>
          <table:table-cell/>
          <table:table-cell office:value-type="string" calcext:value-type="string">
            <text:p>TIM1_BKIN</text:p>
          </table:table-cell>
          <table:table-cell/>
          <table:table-cell office:value-type="string" calcext:value-type="string">
            <text:p>TIM1_BKIN_COMP2</text:p>
          </table:table-cell>
          <table:table-cell office:value-type="string" calcext:value-type="string">
            <text:p>I2C2_SMBA</text:p>
          </table:table-cell>
          <table:table-cell office:value-type="string" calcext:value-type="string">
            <text:p>SPI2_NSS</text:p>
          </table:table-cell>
          <table:table-cell office:value-type="string" calcext:value-type="string">
            <text:p>DFSDM1_DATIN1</text:p>
          </table:table-cell>
          <table:table-cell office:value-type="string" calcext:value-type="string">
            <text:p>USART3_CK</text:p>
          </table:table-cell>
          <table:table-cell table:number-columns-repeated="3"/>
          <table:table-cell table:formula="of:=[.B30]" office:value-type="string" office:string-value="PB12" calcext:value-type="string">
            <text:p>PB12</text:p>
          </table:table-cell>
          <table:table-cell table:formula="of:=[.N30]&amp;IF(ISBLANK([.C30]);&quot;&quot;;&quot;/&quot;&amp;[.C30])" office:value-type="string" office:string-value="PB12" calcext:value-type="string">
            <text:p>PB12</text:p>
          </table:table-cell>
          <table:table-cell table:formula="of:=[.O30]&amp;IF(ISBLANK([.D30]);&quot;&quot;;&quot;/&quot;&amp;[.D30])" office:value-type="string" office:string-value="PB12/TIM1_BKIN" calcext:value-type="string">
            <text:p>PB12/TIM1_BKIN</text:p>
          </table:table-cell>
          <table:table-cell table:formula="of:=[.P30]&amp;IF(ISBLANK([.E30]);&quot;&quot;;&quot;/&quot;&amp;[.E30])" office:value-type="string" office:string-value="PB12/TIM1_BKIN" calcext:value-type="string">
            <text:p>PB12/TIM1_BKIN</text:p>
          </table:table-cell>
          <table:table-cell table:formula="of:=[.Q30]&amp;IF(ISBLANK([.F30]);&quot;&quot;;&quot;/&quot;&amp;[.F30])" office:value-type="string" office:string-value="PB12/TIM1_BKIN/TIM1_BKIN_COMP2" calcext:value-type="string">
            <text:p>PB12/TIM1_BKIN/TIM1_BKIN_COMP2</text:p>
          </table:table-cell>
          <table:table-cell table:formula="of:=[.R30]&amp;IF(ISBLANK([.G30]);&quot;&quot;;&quot;/&quot;&amp;[.G30])" office:value-type="string" office:string-value="PB12/TIM1_BKIN/TIM1_BKIN_COMP2/I2C2_SMBA" calcext:value-type="string">
            <text:p>PB12/TIM1_BKIN/TIM1_BKIN_COMP2/I2C2_SMBA</text:p>
          </table:table-cell>
          <table:table-cell table:formula="of:=[.S30]&amp;IF(ISBLANK([.H30]);&quot;&quot;;&quot;/&quot;&amp;[.H30])" office:value-type="string" office:string-value="PB12/TIM1_BKIN/TIM1_BKIN_COMP2/I2C2_SMBA/SPI2_NSS" calcext:value-type="string">
            <text:p>PB12/TIM1_BKIN/TIM1_BKIN_COMP2/I2C2_SMBA/SPI2_NSS</text:p>
          </table:table-cell>
          <table:table-cell table:formula="of:=[.T30]&amp;IF(ISBLANK([.I30]);&quot;&quot;;&quot;/&quot;&amp;[.I30])" office:value-type="string" office:string-value="PB12/TIM1_BKIN/TIM1_BKIN_COMP2/I2C2_SMBA/SPI2_NSS/DFSDM1_DATIN1" calcext:value-type="string">
            <text:p>PB12/TIM1_BKIN/TIM1_BKIN_COMP2/I2C2_SMBA/SPI2_NSS/DFSDM1_DATIN1</text:p>
          </table:table-cell>
          <table:table-cell table:formula="of:=[.U30]&amp;IF(ISBLANK([.J30]);&quot;&quot;;&quot;/&quot;&amp;[.J30])" office:value-type="string" office:string-value="PB12/TIM1_BKIN/TIM1_BKIN_COMP2/I2C2_SMBA/SPI2_NSS/DFSDM1_DATIN1/USART3_CK" calcext:value-type="string">
            <text:p>PB12/TIM1_BKIN/TIM1_BKIN_COMP2/I2C2_SMBA/SPI2_NSS/DFSDM1_DATIN1/USART3_CK</text:p>
          </table:table-cell>
          <table:table-cell table:formula="of:=[.V30]&amp;IF(ISBLANK([.K30]);&quot;&quot;;&quot;/&quot;&amp;[.K30])" office:value-type="string" office:string-value="PB12/TIM1_BKIN/TIM1_BKIN_COMP2/I2C2_SMBA/SPI2_NSS/DFSDM1_DATIN1/USART3_CK" calcext:value-type="string">
            <text:p>PB12/TIM1_BKIN/TIM1_BKIN_COMP2/I2C2_SMBA/SPI2_NSS/DFSDM1_DATIN1/USART3_CK</text:p>
          </table:table-cell>
        </table:table-row>
        <table:table-row table:style-name="ro1">
          <table:table-cell/>
          <table:table-cell office:value-type="string" calcext:value-type="string">
            <text:p>PB13</text:p>
          </table:table-cell>
          <table:table-cell/>
          <table:table-cell office:value-type="string" calcext:value-type="string">
            <text:p>TIM1_CH1N</text:p>
          </table:table-cell>
          <table:table-cell table:number-columns-repeated="2"/>
          <table:table-cell office:value-type="string" calcext:value-type="string">
            <text:p>I2C2_SCL</text:p>
          </table:table-cell>
          <table:table-cell office:value-type="string" calcext:value-type="string">
            <text:p>SPI2_SCK</text:p>
          </table:table-cell>
          <table:table-cell office:value-type="string" calcext:value-type="string">
            <text:p>DFSDM1_CKIN1</text:p>
          </table:table-cell>
          <table:table-cell office:value-type="string" calcext:value-type="string">
            <text:p>USART3_CTS</text:p>
          </table:table-cell>
          <table:table-cell table:number-columns-repeated="3"/>
          <table:table-cell table:formula="of:=[.B31]" office:value-type="string" office:string-value="PB13" calcext:value-type="string">
            <text:p>PB13</text:p>
          </table:table-cell>
          <table:table-cell table:formula="of:=[.N31]&amp;IF(ISBLANK([.C31]);&quot;&quot;;&quot;/&quot;&amp;[.C31])" office:value-type="string" office:string-value="PB13" calcext:value-type="string">
            <text:p>PB13</text:p>
          </table:table-cell>
          <table:table-cell table:formula="of:=[.O31]&amp;IF(ISBLANK([.D31]);&quot;&quot;;&quot;/&quot;&amp;[.D31])" office:value-type="string" office:string-value="PB13/TIM1_CH1N" calcext:value-type="string">
            <text:p>PB13/TIM1_CH1N</text:p>
          </table:table-cell>
          <table:table-cell table:formula="of:=[.P31]&amp;IF(ISBLANK([.E31]);&quot;&quot;;&quot;/&quot;&amp;[.E31])" office:value-type="string" office:string-value="PB13/TIM1_CH1N" calcext:value-type="string">
            <text:p>PB13/TIM1_CH1N</text:p>
          </table:table-cell>
          <table:table-cell table:formula="of:=[.Q31]&amp;IF(ISBLANK([.F31]);&quot;&quot;;&quot;/&quot;&amp;[.F31])" office:value-type="string" office:string-value="PB13/TIM1_CH1N" calcext:value-type="string">
            <text:p>PB13/TIM1_CH1N</text:p>
          </table:table-cell>
          <table:table-cell table:formula="of:=[.R31]&amp;IF(ISBLANK([.G31]);&quot;&quot;;&quot;/&quot;&amp;[.G31])" office:value-type="string" office:string-value="PB13/TIM1_CH1N/I2C2_SCL" calcext:value-type="string">
            <text:p>PB13/TIM1_CH1N/I2C2_SCL</text:p>
          </table:table-cell>
          <table:table-cell table:formula="of:=[.S31]&amp;IF(ISBLANK([.H31]);&quot;&quot;;&quot;/&quot;&amp;[.H31])" office:value-type="string" office:string-value="PB13/TIM1_CH1N/I2C2_SCL/SPI2_SCK" calcext:value-type="string">
            <text:p>PB13/TIM1_CH1N/I2C2_SCL/SPI2_SCK</text:p>
          </table:table-cell>
          <table:table-cell table:formula="of:=[.T31]&amp;IF(ISBLANK([.I31]);&quot;&quot;;&quot;/&quot;&amp;[.I31])" office:value-type="string" office:string-value="PB13/TIM1_CH1N/I2C2_SCL/SPI2_SCK/DFSDM1_CKIN1" calcext:value-type="string">
            <text:p>PB13/TIM1_CH1N/I2C2_SCL/SPI2_SCK/DFSDM1_CKIN1</text:p>
          </table:table-cell>
          <table:table-cell table:formula="of:=[.U31]&amp;IF(ISBLANK([.J31]);&quot;&quot;;&quot;/&quot;&amp;[.J31])" office:value-type="string" office:string-value="PB13/TIM1_CH1N/I2C2_SCL/SPI2_SCK/DFSDM1_CKIN1/USART3_CTS" calcext:value-type="string">
            <text:p>PB13/TIM1_CH1N/I2C2_SCL/SPI2_SCK/DFSDM1_CKIN1/USART3_CTS</text:p>
          </table:table-cell>
          <table:table-cell table:formula="of:=[.V31]&amp;IF(ISBLANK([.K31]);&quot;&quot;;&quot;/&quot;&amp;[.K31])" office:value-type="string" office:string-value="PB13/TIM1_CH1N/I2C2_SCL/SPI2_SCK/DFSDM1_CKIN1/USART3_CTS" calcext:value-type="string">
            <text:p>PB13/TIM1_CH1N/I2C2_SCL/SPI2_SCK/DFSDM1_CKIN1/USART3_CTS</text:p>
          </table:table-cell>
        </table:table-row>
        <table:table-row table:style-name="ro1">
          <table:table-cell/>
          <table:table-cell office:value-type="string" calcext:value-type="string">
            <text:p>PB14</text:p>
          </table:table-cell>
          <table:table-cell/>
          <table:table-cell office:value-type="string" calcext:value-type="string">
            <text:p>TIM1_CH2N</text:p>
          </table:table-cell>
          <table:table-cell/>
          <table:table-cell office:value-type="string" calcext:value-type="string">
            <text:p>TIM8_CH2N</text:p>
          </table:table-cell>
          <table:table-cell office:value-type="string" calcext:value-type="string">
            <text:p>I2C2_SDA</text:p>
          </table:table-cell>
          <table:table-cell office:value-type="string" calcext:value-type="string">
            <text:p>SPI2_MISO</text:p>
          </table:table-cell>
          <table:table-cell office:value-type="string" calcext:value-type="string">
            <text:p>DFSDM1_DATIN2</text:p>
          </table:table-cell>
          <table:table-cell office:value-type="string" calcext:value-type="string">
            <text:p>USART3_RTS_DE</text:p>
          </table:table-cell>
          <table:table-cell table:number-columns-repeated="3"/>
          <table:table-cell table:formula="of:=[.B32]" office:value-type="string" office:string-value="PB14" calcext:value-type="string">
            <text:p>PB14</text:p>
          </table:table-cell>
          <table:table-cell table:formula="of:=[.N32]&amp;IF(ISBLANK([.C32]);&quot;&quot;;&quot;/&quot;&amp;[.C32])" office:value-type="string" office:string-value="PB14" calcext:value-type="string">
            <text:p>PB14</text:p>
          </table:table-cell>
          <table:table-cell table:formula="of:=[.O32]&amp;IF(ISBLANK([.D32]);&quot;&quot;;&quot;/&quot;&amp;[.D32])" office:value-type="string" office:string-value="PB14/TIM1_CH2N" calcext:value-type="string">
            <text:p>PB14/TIM1_CH2N</text:p>
          </table:table-cell>
          <table:table-cell table:formula="of:=[.P32]&amp;IF(ISBLANK([.E32]);&quot;&quot;;&quot;/&quot;&amp;[.E32])" office:value-type="string" office:string-value="PB14/TIM1_CH2N" calcext:value-type="string">
            <text:p>PB14/TIM1_CH2N</text:p>
          </table:table-cell>
          <table:table-cell table:formula="of:=[.Q32]&amp;IF(ISBLANK([.F32]);&quot;&quot;;&quot;/&quot;&amp;[.F32])" office:value-type="string" office:string-value="PB14/TIM1_CH2N/TIM8_CH2N" calcext:value-type="string">
            <text:p>PB14/TIM1_CH2N/TIM8_CH2N</text:p>
          </table:table-cell>
          <table:table-cell table:formula="of:=[.R32]&amp;IF(ISBLANK([.G32]);&quot;&quot;;&quot;/&quot;&amp;[.G32])" office:value-type="string" office:string-value="PB14/TIM1_CH2N/TIM8_CH2N/I2C2_SDA" calcext:value-type="string">
            <text:p>PB14/TIM1_CH2N/TIM8_CH2N/I2C2_SDA</text:p>
          </table:table-cell>
          <table:table-cell table:formula="of:=[.S32]&amp;IF(ISBLANK([.H32]);&quot;&quot;;&quot;/&quot;&amp;[.H32])" office:value-type="string" office:string-value="PB14/TIM1_CH2N/TIM8_CH2N/I2C2_SDA/SPI2_MISO" calcext:value-type="string">
            <text:p>PB14/TIM1_CH2N/TIM8_CH2N/I2C2_SDA/SPI2_MISO</text:p>
          </table:table-cell>
          <table:table-cell table:formula="of:=[.T32]&amp;IF(ISBLANK([.I32]);&quot;&quot;;&quot;/&quot;&amp;[.I32])" office:value-type="string" office:string-value="PB14/TIM1_CH2N/TIM8_CH2N/I2C2_SDA/SPI2_MISO/DFSDM1_DATIN2" calcext:value-type="string">
            <text:p>PB14/TIM1_CH2N/TIM8_CH2N/I2C2_SDA/SPI2_MISO/DFSDM1_DATIN2</text:p>
          </table:table-cell>
          <table:table-cell table:formula="of:=[.U32]&amp;IF(ISBLANK([.J32]);&quot;&quot;;&quot;/&quot;&amp;[.J32])" office:value-type="string" office:string-value="PB14/TIM1_CH2N/TIM8_CH2N/I2C2_SDA/SPI2_MISO/DFSDM1_DATIN2/USART3_RTS_DE" calcext:value-type="string">
            <text:p>PB14/TIM1_CH2N/TIM8_CH2N/I2C2_SDA/SPI2_MISO/DFSDM1_DATIN2/USART3_RTS_DE</text:p>
          </table:table-cell>
          <table:table-cell table:formula="of:=[.V32]&amp;IF(ISBLANK([.K32]);&quot;&quot;;&quot;/&quot;&amp;[.K32])" office:value-type="string" office:string-value="PB14/TIM1_CH2N/TIM8_CH2N/I2C2_SDA/SPI2_MISO/DFSDM1_DATIN2/USART3_RTS_DE" calcext:value-type="string">
            <text:p>PB14/TIM1_CH2N/TIM8_CH2N/I2C2_SDA/SPI2_MISO/DFSDM1_DATIN2/USART3_RTS_DE</text:p>
          </table:table-cell>
        </table:table-row>
        <table:table-row table:style-name="ro1">
          <table:table-cell/>
          <table:table-cell office:value-type="string" calcext:value-type="string">
            <text:p>PB15</text:p>
          </table:table-cell>
          <table:table-cell office:value-type="string" calcext:value-type="string">
            <text:p>RTC_REFIN</text:p>
          </table:table-cell>
          <table:table-cell office:value-type="string" calcext:value-type="string">
            <text:p>TIM1_CH3N</text:p>
          </table:table-cell>
          <table:table-cell/>
          <table:table-cell office:value-type="string" calcext:value-type="string">
            <text:p>TIM8_CH3N</text:p>
          </table:table-cell>
          <table:table-cell/>
          <table:table-cell office:value-type="string" calcext:value-type="string">
            <text:p>SPI2_MOSI</text:p>
          </table:table-cell>
          <table:table-cell office:value-type="string" calcext:value-type="string">
            <text:p>DFSDM1_CKIN2</text:p>
          </table:table-cell>
          <table:table-cell table:number-columns-repeated="4"/>
          <table:table-cell table:formula="of:=[.B33]" office:value-type="string" office:string-value="PB15" calcext:value-type="string">
            <text:p>PB15</text:p>
          </table:table-cell>
          <table:table-cell table:formula="of:=[.N33]&amp;IF(ISBLANK([.C33]);&quot;&quot;;&quot;/&quot;&amp;[.C33])" office:value-type="string" office:string-value="PB15/RTC_REFIN" calcext:value-type="string">
            <text:p>PB15/RTC_REFIN</text:p>
          </table:table-cell>
          <table:table-cell table:formula="of:=[.O33]&amp;IF(ISBLANK([.D33]);&quot;&quot;;&quot;/&quot;&amp;[.D33])" office:value-type="string" office:string-value="PB15/RTC_REFIN/TIM1_CH3N" calcext:value-type="string">
            <text:p>PB15/RTC_REFIN/TIM1_CH3N</text:p>
          </table:table-cell>
          <table:table-cell table:formula="of:=[.P33]&amp;IF(ISBLANK([.E33]);&quot;&quot;;&quot;/&quot;&amp;[.E33])" office:value-type="string" office:string-value="PB15/RTC_REFIN/TIM1_CH3N" calcext:value-type="string">
            <text:p>PB15/RTC_REFIN/TIM1_CH3N</text:p>
          </table:table-cell>
          <table:table-cell table:formula="of:=[.Q33]&amp;IF(ISBLANK([.F33]);&quot;&quot;;&quot;/&quot;&amp;[.F33])" office:value-type="string" office:string-value="PB15/RTC_REFIN/TIM1_CH3N/TIM8_CH3N" calcext:value-type="string">
            <text:p>PB15/RTC_REFIN/TIM1_CH3N/TIM8_CH3N</text:p>
          </table:table-cell>
          <table:table-cell table:formula="of:=[.R33]&amp;IF(ISBLANK([.G33]);&quot;&quot;;&quot;/&quot;&amp;[.G33])" office:value-type="string" office:string-value="PB15/RTC_REFIN/TIM1_CH3N/TIM8_CH3N" calcext:value-type="string">
            <text:p>PB15/RTC_REFIN/TIM1_CH3N/TIM8_CH3N</text:p>
          </table:table-cell>
          <table:table-cell table:formula="of:=[.S33]&amp;IF(ISBLANK([.H33]);&quot;&quot;;&quot;/&quot;&amp;[.H33])" office:value-type="string" office:string-value="PB15/RTC_REFIN/TIM1_CH3N/TIM8_CH3N/SPI2_MOSI" calcext:value-type="string">
            <text:p>PB15/RTC_REFIN/TIM1_CH3N/TIM8_CH3N/SPI2_MOSI</text:p>
          </table:table-cell>
          <table:table-cell table:formula="of:=[.T33]&amp;IF(ISBLANK([.I33]);&quot;&quot;;&quot;/&quot;&amp;[.I33])" office:value-type="string" office:string-value="PB15/RTC_REFIN/TIM1_CH3N/TIM8_CH3N/SPI2_MOSI/DFSDM1_CKIN2" calcext:value-type="string">
            <text:p>PB15/RTC_REFIN/TIM1_CH3N/TIM8_CH3N/SPI2_MOSI/DFSDM1_CKIN2</text:p>
          </table:table-cell>
          <table:table-cell table:formula="of:=[.U33]&amp;IF(ISBLANK([.J33]);&quot;&quot;;&quot;/&quot;&amp;[.J33])" office:value-type="string" office:string-value="PB15/RTC_REFIN/TIM1_CH3N/TIM8_CH3N/SPI2_MOSI/DFSDM1_CKIN2" calcext:value-type="string">
            <text:p>PB15/RTC_REFIN/TIM1_CH3N/TIM8_CH3N/SPI2_MOSI/DFSDM1_CKIN2</text:p>
          </table:table-cell>
          <table:table-cell table:formula="of:=[.V33]&amp;IF(ISBLANK([.K33]);&quot;&quot;;&quot;/&quot;&amp;[.K33])" office:value-type="string" office:string-value="PB15/RTC_REFIN/TIM1_CH3N/TIM8_CH3N/SPI2_MOSI/DFSDM1_CKIN2" calcext:value-type="string">
            <text:p>PB15/RTC_REFIN/TIM1_CH3N/TIM8_CH3N/SPI2_MOSI/DFSDM1_CKIN2</text:p>
          </table:table-cell>
        </table:table-row>
        <table:table-row table:style-name="ro1">
          <table:table-cell/>
          <table:table-cell office:value-type="string" calcext:value-type="string">
            <text:p>PC0</text:p>
          </table:table-cell>
          <table:table-cell/>
          <table:table-cell office:value-type="string" calcext:value-type="string">
            <text:p>LPTIM1_IN1</text:p>
          </table:table-cell>
          <table:table-cell table:number-columns-repeated="2"/>
          <table:table-cell office:value-type="string" calcext:value-type="string">
            <text:p>I2C3_SCL</text:p>
          </table:table-cell>
          <table:table-cell/>
          <table:table-cell office:value-type="string" calcext:value-type="string">
            <text:p>DFSDM1_DATIN4</text:p>
          </table:table-cell>
          <table:table-cell/>
          <table:table-cell office:value-type="string" calcext:value-type="string">
            <text:p>ADC123_IN1</text:p>
          </table:table-cell>
          <table:table-cell table:number-columns-repeated="2"/>
          <table:table-cell table:formula="of:=[.B34]" office:value-type="string" office:string-value="PC0" calcext:value-type="string">
            <text:p>PC0</text:p>
          </table:table-cell>
          <table:table-cell table:formula="of:=[.N34]&amp;IF(ISBLANK([.C34]);&quot;&quot;;&quot;/&quot;&amp;[.C34])" office:value-type="string" office:string-value="PC0" calcext:value-type="string">
            <text:p>PC0</text:p>
          </table:table-cell>
          <table:table-cell table:formula="of:=[.O34]&amp;IF(ISBLANK([.D34]);&quot;&quot;;&quot;/&quot;&amp;[.D34])" office:value-type="string" office:string-value="PC0/LPTIM1_IN1" calcext:value-type="string">
            <text:p>PC0/LPTIM1_IN1</text:p>
          </table:table-cell>
          <table:table-cell table:formula="of:=[.P34]&amp;IF(ISBLANK([.E34]);&quot;&quot;;&quot;/&quot;&amp;[.E34])" office:value-type="string" office:string-value="PC0/LPTIM1_IN1" calcext:value-type="string">
            <text:p>PC0/LPTIM1_IN1</text:p>
          </table:table-cell>
          <table:table-cell table:formula="of:=[.Q34]&amp;IF(ISBLANK([.F34]);&quot;&quot;;&quot;/&quot;&amp;[.F34])" office:value-type="string" office:string-value="PC0/LPTIM1_IN1" calcext:value-type="string">
            <text:p>PC0/LPTIM1_IN1</text:p>
          </table:table-cell>
          <table:table-cell table:formula="of:=[.R34]&amp;IF(ISBLANK([.G34]);&quot;&quot;;&quot;/&quot;&amp;[.G34])" office:value-type="string" office:string-value="PC0/LPTIM1_IN1/I2C3_SCL" calcext:value-type="string">
            <text:p>PC0/LPTIM1_IN1/I2C3_SCL</text:p>
          </table:table-cell>
          <table:table-cell table:formula="of:=[.S34]&amp;IF(ISBLANK([.H34]);&quot;&quot;;&quot;/&quot;&amp;[.H34])" office:value-type="string" office:string-value="PC0/LPTIM1_IN1/I2C3_SCL" calcext:value-type="string">
            <text:p>PC0/LPTIM1_IN1/I2C3_SCL</text:p>
          </table:table-cell>
          <table:table-cell table:formula="of:=[.T34]&amp;IF(ISBLANK([.I34]);&quot;&quot;;&quot;/&quot;&amp;[.I34])" office:value-type="string" office:string-value="PC0/LPTIM1_IN1/I2C3_SCL/DFSDM1_DATIN4" calcext:value-type="string">
            <text:p>PC0/LPTIM1_IN1/I2C3_SCL/DFSDM1_DATIN4</text:p>
          </table:table-cell>
          <table:table-cell table:formula="of:=[.U34]&amp;IF(ISBLANK([.J34]);&quot;&quot;;&quot;/&quot;&amp;[.J34])" office:value-type="string" office:string-value="PC0/LPTIM1_IN1/I2C3_SCL/DFSDM1_DATIN4" calcext:value-type="string">
            <text:p>PC0/LPTIM1_IN1/I2C3_SCL/DFSDM1_DATIN4</text:p>
          </table:table-cell>
          <table:table-cell table:formula="of:=[.V34]&amp;IF(ISBLANK([.K34]);&quot;&quot;;&quot;/&quot;&amp;[.K34])" office:value-type="string" office:string-value="PC0/LPTIM1_IN1/I2C3_SCL/DFSDM1_DATIN4/ADC123_IN1" calcext:value-type="string">
            <text:p>PC0/LPTIM1_IN1/I2C3_SCL/DFSDM1_DATIN4/ADC123_IN1</text:p>
          </table:table-cell>
        </table:table-row>
        <table:table-row table:style-name="ro1">
          <table:table-cell/>
          <table:table-cell office:value-type="string" calcext:value-type="string">
            <text:p>PC1</text:p>
          </table:table-cell>
          <table:table-cell/>
          <table:table-cell office:value-type="string" calcext:value-type="string">
            <text:p>LPTIM1_OUT</text:p>
          </table:table-cell>
          <table:table-cell table:number-columns-repeated="2"/>
          <table:table-cell office:value-type="string" calcext:value-type="string">
            <text:p>I2C3_SDA</text:p>
          </table:table-cell>
          <table:table-cell/>
          <table:table-cell office:value-type="string" calcext:value-type="string">
            <text:p>DFSDM1_CKIN4</text:p>
          </table:table-cell>
          <table:table-cell/>
          <table:table-cell office:value-type="string" calcext:value-type="string">
            <text:p>ADC123_IN2</text:p>
          </table:table-cell>
          <table:table-cell table:number-columns-repeated="2"/>
          <table:table-cell table:formula="of:=[.B35]" office:value-type="string" office:string-value="PC1" calcext:value-type="string">
            <text:p>PC1</text:p>
          </table:table-cell>
          <table:table-cell table:formula="of:=[.N35]&amp;IF(ISBLANK([.C35]);&quot;&quot;;&quot;/&quot;&amp;[.C35])" office:value-type="string" office:string-value="PC1" calcext:value-type="string">
            <text:p>PC1</text:p>
          </table:table-cell>
          <table:table-cell table:formula="of:=[.O35]&amp;IF(ISBLANK([.D35]);&quot;&quot;;&quot;/&quot;&amp;[.D35])" office:value-type="string" office:string-value="PC1/LPTIM1_OUT" calcext:value-type="string">
            <text:p>PC1/LPTIM1_OUT</text:p>
          </table:table-cell>
          <table:table-cell table:formula="of:=[.P35]&amp;IF(ISBLANK([.E35]);&quot;&quot;;&quot;/&quot;&amp;[.E35])" office:value-type="string" office:string-value="PC1/LPTIM1_OUT" calcext:value-type="string">
            <text:p>PC1/LPTIM1_OUT</text:p>
          </table:table-cell>
          <table:table-cell table:formula="of:=[.Q35]&amp;IF(ISBLANK([.F35]);&quot;&quot;;&quot;/&quot;&amp;[.F35])" office:value-type="string" office:string-value="PC1/LPTIM1_OUT" calcext:value-type="string">
            <text:p>PC1/LPTIM1_OUT</text:p>
          </table:table-cell>
          <table:table-cell table:formula="of:=[.R35]&amp;IF(ISBLANK([.G35]);&quot;&quot;;&quot;/&quot;&amp;[.G35])" office:value-type="string" office:string-value="PC1/LPTIM1_OUT/I2C3_SDA" calcext:value-type="string">
            <text:p>PC1/LPTIM1_OUT/I2C3_SDA</text:p>
          </table:table-cell>
          <table:table-cell table:formula="of:=[.S35]&amp;IF(ISBLANK([.H35]);&quot;&quot;;&quot;/&quot;&amp;[.H35])" office:value-type="string" office:string-value="PC1/LPTIM1_OUT/I2C3_SDA" calcext:value-type="string">
            <text:p>PC1/LPTIM1_OUT/I2C3_SDA</text:p>
          </table:table-cell>
          <table:table-cell table:formula="of:=[.T35]&amp;IF(ISBLANK([.I35]);&quot;&quot;;&quot;/&quot;&amp;[.I35])" office:value-type="string" office:string-value="PC1/LPTIM1_OUT/I2C3_SDA/DFSDM1_CKIN4" calcext:value-type="string">
            <text:p>PC1/LPTIM1_OUT/I2C3_SDA/DFSDM1_CKIN4</text:p>
          </table:table-cell>
          <table:table-cell table:formula="of:=[.U35]&amp;IF(ISBLANK([.J35]);&quot;&quot;;&quot;/&quot;&amp;[.J35])" office:value-type="string" office:string-value="PC1/LPTIM1_OUT/I2C3_SDA/DFSDM1_CKIN4" calcext:value-type="string">
            <text:p>PC1/LPTIM1_OUT/I2C3_SDA/DFSDM1_CKIN4</text:p>
          </table:table-cell>
          <table:table-cell table:formula="of:=[.V35]&amp;IF(ISBLANK([.K35]);&quot;&quot;;&quot;/&quot;&amp;[.K35])" office:value-type="string" office:string-value="PC1/LPTIM1_OUT/I2C3_SDA/DFSDM1_CKIN4/ADC123_IN2" calcext:value-type="string">
            <text:p>PC1/LPTIM1_OUT/I2C3_SDA/DFSDM1_CKIN4/ADC123_IN2</text:p>
          </table:table-cell>
        </table:table-row>
        <table:table-row table:style-name="ro1">
          <table:table-cell/>
          <table:table-cell office:value-type="string" calcext:value-type="string">
            <text:p>PC2</text:p>
          </table:table-cell>
          <table:table-cell/>
          <table:table-cell office:value-type="string" calcext:value-type="string">
            <text:p>LPTIM1_IN2</text:p>
          </table:table-cell>
          <table:table-cell table:number-columns-repeated="3"/>
          <table:table-cell office:value-type="string" calcext:value-type="string">
            <text:p>SPI2_MISO</text:p>
          </table:table-cell>
          <table:table-cell office:value-type="string" calcext:value-type="string">
            <text:p>DFSDM1_CKOUT</text:p>
          </table:table-cell>
          <table:table-cell/>
          <table:table-cell office:value-type="string" calcext:value-type="string">
            <text:p>ADC123_IN3</text:p>
          </table:table-cell>
          <table:table-cell table:number-columns-repeated="2"/>
          <table:table-cell table:formula="of:=[.B36]" office:value-type="string" office:string-value="PC2" calcext:value-type="string">
            <text:p>PC2</text:p>
          </table:table-cell>
          <table:table-cell table:formula="of:=[.N36]&amp;IF(ISBLANK([.C36]);&quot;&quot;;&quot;/&quot;&amp;[.C36])" office:value-type="string" office:string-value="PC2" calcext:value-type="string">
            <text:p>PC2</text:p>
          </table:table-cell>
          <table:table-cell table:formula="of:=[.O36]&amp;IF(ISBLANK([.D36]);&quot;&quot;;&quot;/&quot;&amp;[.D36])" office:value-type="string" office:string-value="PC2/LPTIM1_IN2" calcext:value-type="string">
            <text:p>PC2/LPTIM1_IN2</text:p>
          </table:table-cell>
          <table:table-cell table:formula="of:=[.P36]&amp;IF(ISBLANK([.E36]);&quot;&quot;;&quot;/&quot;&amp;[.E36])" office:value-type="string" office:string-value="PC2/LPTIM1_IN2" calcext:value-type="string">
            <text:p>PC2/LPTIM1_IN2</text:p>
          </table:table-cell>
          <table:table-cell table:formula="of:=[.Q36]&amp;IF(ISBLANK([.F36]);&quot;&quot;;&quot;/&quot;&amp;[.F36])" office:value-type="string" office:string-value="PC2/LPTIM1_IN2" calcext:value-type="string">
            <text:p>PC2/LPTIM1_IN2</text:p>
          </table:table-cell>
          <table:table-cell table:formula="of:=[.R36]&amp;IF(ISBLANK([.G36]);&quot;&quot;;&quot;/&quot;&amp;[.G36])" office:value-type="string" office:string-value="PC2/LPTIM1_IN2" calcext:value-type="string">
            <text:p>PC2/LPTIM1_IN2</text:p>
          </table:table-cell>
          <table:table-cell table:formula="of:=[.S36]&amp;IF(ISBLANK([.H36]);&quot;&quot;;&quot;/&quot;&amp;[.H36])" office:value-type="string" office:string-value="PC2/LPTIM1_IN2/SPI2_MISO" calcext:value-type="string">
            <text:p>PC2/LPTIM1_IN2/SPI2_MISO</text:p>
          </table:table-cell>
          <table:table-cell table:formula="of:=[.T36]&amp;IF(ISBLANK([.I36]);&quot;&quot;;&quot;/&quot;&amp;[.I36])" office:value-type="string" office:string-value="PC2/LPTIM1_IN2/SPI2_MISO/DFSDM1_CKOUT" calcext:value-type="string">
            <text:p>PC2/LPTIM1_IN2/SPI2_MISO/DFSDM1_CKOUT</text:p>
          </table:table-cell>
          <table:table-cell table:formula="of:=[.U36]&amp;IF(ISBLANK([.J36]);&quot;&quot;;&quot;/&quot;&amp;[.J36])" office:value-type="string" office:string-value="PC2/LPTIM1_IN2/SPI2_MISO/DFSDM1_CKOUT" calcext:value-type="string">
            <text:p>PC2/LPTIM1_IN2/SPI2_MISO/DFSDM1_CKOUT</text:p>
          </table:table-cell>
          <table:table-cell table:formula="of:=[.V36]&amp;IF(ISBLANK([.K36]);&quot;&quot;;&quot;/&quot;&amp;[.K36])" office:value-type="string" office:string-value="PC2/LPTIM1_IN2/SPI2_MISO/DFSDM1_CKOUT/ADC123_IN3" calcext:value-type="string">
            <text:p>PC2/LPTIM1_IN2/SPI2_MISO/DFSDM1_CKOUT/ADC123_IN3</text:p>
          </table:table-cell>
        </table:table-row>
        <table:table-row table:style-name="ro1">
          <table:table-cell/>
          <table:table-cell office:value-type="string" calcext:value-type="string">
            <text:p>PC3</text:p>
          </table:table-cell>
          <table:table-cell/>
          <table:table-cell office:value-type="string" calcext:value-type="string">
            <text:p>LPTIM1_ETR</text:p>
          </table:table-cell>
          <table:table-cell table:number-columns-repeated="3"/>
          <table:table-cell office:value-type="string" calcext:value-type="string">
            <text:p>SPI2_MOSI</text:p>
          </table:table-cell>
          <table:table-cell table:number-columns-repeated="2"/>
          <table:table-cell office:value-type="string" calcext:value-type="string">
            <text:p>ADC123_IN4</text:p>
          </table:table-cell>
          <table:table-cell table:number-columns-repeated="2"/>
          <table:table-cell table:formula="of:=[.B37]" office:value-type="string" office:string-value="PC3" calcext:value-type="string">
            <text:p>PC3</text:p>
          </table:table-cell>
          <table:table-cell table:formula="of:=[.N37]&amp;IF(ISBLANK([.C37]);&quot;&quot;;&quot;/&quot;&amp;[.C37])" office:value-type="string" office:string-value="PC3" calcext:value-type="string">
            <text:p>PC3</text:p>
          </table:table-cell>
          <table:table-cell table:formula="of:=[.O37]&amp;IF(ISBLANK([.D37]);&quot;&quot;;&quot;/&quot;&amp;[.D37])" office:value-type="string" office:string-value="PC3/LPTIM1_ETR" calcext:value-type="string">
            <text:p>PC3/LPTIM1_ETR</text:p>
          </table:table-cell>
          <table:table-cell table:formula="of:=[.P37]&amp;IF(ISBLANK([.E37]);&quot;&quot;;&quot;/&quot;&amp;[.E37])" office:value-type="string" office:string-value="PC3/LPTIM1_ETR" calcext:value-type="string">
            <text:p>PC3/LPTIM1_ETR</text:p>
          </table:table-cell>
          <table:table-cell table:formula="of:=[.Q37]&amp;IF(ISBLANK([.F37]);&quot;&quot;;&quot;/&quot;&amp;[.F37])" office:value-type="string" office:string-value="PC3/LPTIM1_ETR" calcext:value-type="string">
            <text:p>PC3/LPTIM1_ETR</text:p>
          </table:table-cell>
          <table:table-cell table:formula="of:=[.R37]&amp;IF(ISBLANK([.G37]);&quot;&quot;;&quot;/&quot;&amp;[.G37])" office:value-type="string" office:string-value="PC3/LPTIM1_ETR" calcext:value-type="string">
            <text:p>PC3/LPTIM1_ETR</text:p>
          </table:table-cell>
          <table:table-cell table:formula="of:=[.S37]&amp;IF(ISBLANK([.H37]);&quot;&quot;;&quot;/&quot;&amp;[.H37])" office:value-type="string" office:string-value="PC3/LPTIM1_ETR/SPI2_MOSI" calcext:value-type="string">
            <text:p>PC3/LPTIM1_ETR/SPI2_MOSI</text:p>
          </table:table-cell>
          <table:table-cell table:formula="of:=[.T37]&amp;IF(ISBLANK([.I37]);&quot;&quot;;&quot;/&quot;&amp;[.I37])" office:value-type="string" office:string-value="PC3/LPTIM1_ETR/SPI2_MOSI" calcext:value-type="string">
            <text:p>PC3/LPTIM1_ETR/SPI2_MOSI</text:p>
          </table:table-cell>
          <table:table-cell table:formula="of:=[.U37]&amp;IF(ISBLANK([.J37]);&quot;&quot;;&quot;/&quot;&amp;[.J37])" office:value-type="string" office:string-value="PC3/LPTIM1_ETR/SPI2_MOSI" calcext:value-type="string">
            <text:p>PC3/LPTIM1_ETR/SPI2_MOSI</text:p>
          </table:table-cell>
          <table:table-cell table:formula="of:=[.V37]&amp;IF(ISBLANK([.K37]);&quot;&quot;;&quot;/&quot;&amp;[.K37])" office:value-type="string" office:string-value="PC3/LPTIM1_ETR/SPI2_MOSI/ADC123_IN4" calcext:value-type="string">
            <text:p>PC3/LPTIM1_ETR/SPI2_MOSI/ADC123_IN4</text:p>
          </table:table-cell>
        </table:table-row>
        <table:table-row table:style-name="ro1">
          <table:table-cell/>
          <table:table-cell office:value-type="string" calcext:value-type="string">
            <text:p>PC4</text:p>
          </table:table-cell>
          <table:table-cell table:number-columns-repeated="7"/>
          <table:table-cell office:value-type="string" calcext:value-type="string">
            <text:p>USART3_TX</text:p>
          </table:table-cell>
          <table:table-cell office:value-type="string" calcext:value-type="string">
            <text:p>COMP1_INM/ADC12_IN13</text:p>
          </table:table-cell>
          <table:table-cell table:number-columns-repeated="2"/>
          <table:table-cell table:formula="of:=[.B38]" office:value-type="string" office:string-value="PC4" calcext:value-type="string">
            <text:p>PC4</text:p>
          </table:table-cell>
          <table:table-cell table:formula="of:=[.N38]&amp;IF(ISBLANK([.C38]);&quot;&quot;;&quot;/&quot;&amp;[.C38])" office:value-type="string" office:string-value="PC4" calcext:value-type="string">
            <text:p>PC4</text:p>
          </table:table-cell>
          <table:table-cell table:formula="of:=[.O38]&amp;IF(ISBLANK([.D38]);&quot;&quot;;&quot;/&quot;&amp;[.D38])" office:value-type="string" office:string-value="PC4" calcext:value-type="string">
            <text:p>PC4</text:p>
          </table:table-cell>
          <table:table-cell table:formula="of:=[.P38]&amp;IF(ISBLANK([.E38]);&quot;&quot;;&quot;/&quot;&amp;[.E38])" office:value-type="string" office:string-value="PC4" calcext:value-type="string">
            <text:p>PC4</text:p>
          </table:table-cell>
          <table:table-cell table:formula="of:=[.Q38]&amp;IF(ISBLANK([.F38]);&quot;&quot;;&quot;/&quot;&amp;[.F38])" office:value-type="string" office:string-value="PC4" calcext:value-type="string">
            <text:p>PC4</text:p>
          </table:table-cell>
          <table:table-cell table:formula="of:=[.R38]&amp;IF(ISBLANK([.G38]);&quot;&quot;;&quot;/&quot;&amp;[.G38])" office:value-type="string" office:string-value="PC4" calcext:value-type="string">
            <text:p>PC4</text:p>
          </table:table-cell>
          <table:table-cell table:formula="of:=[.S38]&amp;IF(ISBLANK([.H38]);&quot;&quot;;&quot;/&quot;&amp;[.H38])" office:value-type="string" office:string-value="PC4" calcext:value-type="string">
            <text:p>PC4</text:p>
          </table:table-cell>
          <table:table-cell table:formula="of:=[.T38]&amp;IF(ISBLANK([.I38]);&quot;&quot;;&quot;/&quot;&amp;[.I38])" office:value-type="string" office:string-value="PC4" calcext:value-type="string">
            <text:p>PC4</text:p>
          </table:table-cell>
          <table:table-cell table:formula="of:=[.U38]&amp;IF(ISBLANK([.J38]);&quot;&quot;;&quot;/&quot;&amp;[.J38])" office:value-type="string" office:string-value="PC4/USART3_TX" calcext:value-type="string">
            <text:p>PC4/USART3_TX</text:p>
          </table:table-cell>
          <table:table-cell table:formula="of:=[.V38]&amp;IF(ISBLANK([.K38]);&quot;&quot;;&quot;/&quot;&amp;[.K38])" office:value-type="string" office:string-value="PC4/USART3_TX/COMP1_INM/ADC12_IN13" calcext:value-type="string">
            <text:p>PC4/USART3_TX/COMP1_INM/ADC12_IN13</text:p>
          </table:table-cell>
        </table:table-row>
        <table:table-row table:style-name="ro1">
          <table:table-cell/>
          <table:table-cell office:value-type="string" calcext:value-type="string">
            <text:p>PC5</text:p>
          </table:table-cell>
          <table:table-cell table:number-columns-repeated="7"/>
          <table:table-cell office:value-type="string" calcext:value-type="string">
            <text:p>USART3_RX</text:p>
          </table:table-cell>
          <table:table-cell office:value-type="string" calcext:value-type="string">
            <text:p>COMP1_INP/ADC12_IN14/WKUP5</text:p>
          </table:table-cell>
          <table:table-cell table:number-columns-repeated="2"/>
          <table:table-cell table:formula="of:=[.B39]" office:value-type="string" office:string-value="PC5" calcext:value-type="string">
            <text:p>PC5</text:p>
          </table:table-cell>
          <table:table-cell table:formula="of:=[.N39]&amp;IF(ISBLANK([.C39]);&quot;&quot;;&quot;/&quot;&amp;[.C39])" office:value-type="string" office:string-value="PC5" calcext:value-type="string">
            <text:p>PC5</text:p>
          </table:table-cell>
          <table:table-cell table:formula="of:=[.O39]&amp;IF(ISBLANK([.D39]);&quot;&quot;;&quot;/&quot;&amp;[.D39])" office:value-type="string" office:string-value="PC5" calcext:value-type="string">
            <text:p>PC5</text:p>
          </table:table-cell>
          <table:table-cell table:formula="of:=[.P39]&amp;IF(ISBLANK([.E39]);&quot;&quot;;&quot;/&quot;&amp;[.E39])" office:value-type="string" office:string-value="PC5" calcext:value-type="string">
            <text:p>PC5</text:p>
          </table:table-cell>
          <table:table-cell table:formula="of:=[.Q39]&amp;IF(ISBLANK([.F39]);&quot;&quot;;&quot;/&quot;&amp;[.F39])" office:value-type="string" office:string-value="PC5" calcext:value-type="string">
            <text:p>PC5</text:p>
          </table:table-cell>
          <table:table-cell table:formula="of:=[.R39]&amp;IF(ISBLANK([.G39]);&quot;&quot;;&quot;/&quot;&amp;[.G39])" office:value-type="string" office:string-value="PC5" calcext:value-type="string">
            <text:p>PC5</text:p>
          </table:table-cell>
          <table:table-cell table:formula="of:=[.S39]&amp;IF(ISBLANK([.H39]);&quot;&quot;;&quot;/&quot;&amp;[.H39])" office:value-type="string" office:string-value="PC5" calcext:value-type="string">
            <text:p>PC5</text:p>
          </table:table-cell>
          <table:table-cell table:formula="of:=[.T39]&amp;IF(ISBLANK([.I39]);&quot;&quot;;&quot;/&quot;&amp;[.I39])" office:value-type="string" office:string-value="PC5" calcext:value-type="string">
            <text:p>PC5</text:p>
          </table:table-cell>
          <table:table-cell table:formula="of:=[.U39]&amp;IF(ISBLANK([.J39]);&quot;&quot;;&quot;/&quot;&amp;[.J39])" office:value-type="string" office:string-value="PC5/USART3_RX" calcext:value-type="string">
            <text:p>PC5/USART3_RX</text:p>
          </table:table-cell>
          <table:table-cell table:formula="of:=[.V39]&amp;IF(ISBLANK([.K39]);&quot;&quot;;&quot;/&quot;&amp;[.K39])" office:value-type="string" office:string-value="PC5/USART3_RX/COMP1_INP/ADC12_IN14/WKUP5" calcext:value-type="string">
            <text:p>PC5/USART3_RX/COMP1_INP/ADC12_IN14/WKUP5</text:p>
          </table:table-cell>
        </table:table-row>
        <table:table-row table:style-name="ro1">
          <table:table-cell/>
          <table:table-cell office:value-type="string" calcext:value-type="string">
            <text:p>PC6</text:p>
          </table:table-cell>
          <table:table-cell table:number-columns-repeated="2"/>
          <table:table-cell office:value-type="string" calcext:value-type="string">
            <text:p>TIM3_CH1</text:p>
          </table:table-cell>
          <table:table-cell office:value-type="string" calcext:value-type="string">
            <text:p>TIM8_CH1</text:p>
          </table:table-cell>
          <table:table-cell table:number-columns-repeated="2"/>
          <table:table-cell office:value-type="string" calcext:value-type="string">
            <text:p>DFSDM1_CKIN3</text:p>
          </table:table-cell>
          <table:table-cell table:number-columns-repeated="4"/>
          <table:table-cell table:formula="of:=[.B40]" office:value-type="string" office:string-value="PC6" calcext:value-type="string">
            <text:p>PC6</text:p>
          </table:table-cell>
          <table:table-cell table:formula="of:=[.N40]&amp;IF(ISBLANK([.C40]);&quot;&quot;;&quot;/&quot;&amp;[.C40])" office:value-type="string" office:string-value="PC6" calcext:value-type="string">
            <text:p>PC6</text:p>
          </table:table-cell>
          <table:table-cell table:formula="of:=[.O40]&amp;IF(ISBLANK([.D40]);&quot;&quot;;&quot;/&quot;&amp;[.D40])" office:value-type="string" office:string-value="PC6" calcext:value-type="string">
            <text:p>PC6</text:p>
          </table:table-cell>
          <table:table-cell table:formula="of:=[.P40]&amp;IF(ISBLANK([.E40]);&quot;&quot;;&quot;/&quot;&amp;[.E40])" office:value-type="string" office:string-value="PC6/TIM3_CH1" calcext:value-type="string">
            <text:p>PC6/TIM3_CH1</text:p>
          </table:table-cell>
          <table:table-cell table:formula="of:=[.Q40]&amp;IF(ISBLANK([.F40]);&quot;&quot;;&quot;/&quot;&amp;[.F40])" office:value-type="string" office:string-value="PC6/TIM3_CH1/TIM8_CH1" calcext:value-type="string">
            <text:p>PC6/TIM3_CH1/TIM8_CH1</text:p>
          </table:table-cell>
          <table:table-cell table:formula="of:=[.R40]&amp;IF(ISBLANK([.G40]);&quot;&quot;;&quot;/&quot;&amp;[.G40])" office:value-type="string" office:string-value="PC6/TIM3_CH1/TIM8_CH1" calcext:value-type="string">
            <text:p>PC6/TIM3_CH1/TIM8_CH1</text:p>
          </table:table-cell>
          <table:table-cell table:formula="of:=[.S40]&amp;IF(ISBLANK([.H40]);&quot;&quot;;&quot;/&quot;&amp;[.H40])" office:value-type="string" office:string-value="PC6/TIM3_CH1/TIM8_CH1" calcext:value-type="string">
            <text:p>PC6/TIM3_CH1/TIM8_CH1</text:p>
          </table:table-cell>
          <table:table-cell table:formula="of:=[.T40]&amp;IF(ISBLANK([.I40]);&quot;&quot;;&quot;/&quot;&amp;[.I40])" office:value-type="string" office:string-value="PC6/TIM3_CH1/TIM8_CH1/DFSDM1_CKIN3" calcext:value-type="string">
            <text:p>PC6/TIM3_CH1/TIM8_CH1/DFSDM1_CKIN3</text:p>
          </table:table-cell>
          <table:table-cell table:formula="of:=[.U40]&amp;IF(ISBLANK([.J40]);&quot;&quot;;&quot;/&quot;&amp;[.J40])" office:value-type="string" office:string-value="PC6/TIM3_CH1/TIM8_CH1/DFSDM1_CKIN3" calcext:value-type="string">
            <text:p>PC6/TIM3_CH1/TIM8_CH1/DFSDM1_CKIN3</text:p>
          </table:table-cell>
          <table:table-cell table:formula="of:=[.V40]&amp;IF(ISBLANK([.K40]);&quot;&quot;;&quot;/&quot;&amp;[.K40])" office:value-type="string" office:string-value="PC6/TIM3_CH1/TIM8_CH1/DFSDM1_CKIN3" calcext:value-type="string">
            <text:p>PC6/TIM3_CH1/TIM8_CH1/DFSDM1_CKIN3</text:p>
          </table:table-cell>
        </table:table-row>
        <table:table-row table:style-name="ro1">
          <table:table-cell/>
          <table:table-cell office:value-type="string" calcext:value-type="string">
            <text:p>PC7</text:p>
          </table:table-cell>
          <table:table-cell table:number-columns-repeated="2"/>
          <table:table-cell office:value-type="string" calcext:value-type="string">
            <text:p>TIM3_CH2</text:p>
          </table:table-cell>
          <table:table-cell office:value-type="string" calcext:value-type="string">
            <text:p>TIM8_CH2</text:p>
          </table:table-cell>
          <table:table-cell table:number-columns-repeated="2"/>
          <table:table-cell office:value-type="string" calcext:value-type="string">
            <text:p>DFSDM1_DATIN3</text:p>
          </table:table-cell>
          <table:table-cell table:number-columns-repeated="4"/>
          <table:table-cell table:formula="of:=[.B41]" office:value-type="string" office:string-value="PC7" calcext:value-type="string">
            <text:p>PC7</text:p>
          </table:table-cell>
          <table:table-cell table:formula="of:=[.N41]&amp;IF(ISBLANK([.C41]);&quot;&quot;;&quot;/&quot;&amp;[.C41])" office:value-type="string" office:string-value="PC7" calcext:value-type="string">
            <text:p>PC7</text:p>
          </table:table-cell>
          <table:table-cell table:formula="of:=[.O41]&amp;IF(ISBLANK([.D41]);&quot;&quot;;&quot;/&quot;&amp;[.D41])" office:value-type="string" office:string-value="PC7" calcext:value-type="string">
            <text:p>PC7</text:p>
          </table:table-cell>
          <table:table-cell table:formula="of:=[.P41]&amp;IF(ISBLANK([.E41]);&quot;&quot;;&quot;/&quot;&amp;[.E41])" office:value-type="string" office:string-value="PC7/TIM3_CH2" calcext:value-type="string">
            <text:p>PC7/TIM3_CH2</text:p>
          </table:table-cell>
          <table:table-cell table:formula="of:=[.Q41]&amp;IF(ISBLANK([.F41]);&quot;&quot;;&quot;/&quot;&amp;[.F41])" office:value-type="string" office:string-value="PC7/TIM3_CH2/TIM8_CH2" calcext:value-type="string">
            <text:p>PC7/TIM3_CH2/TIM8_CH2</text:p>
          </table:table-cell>
          <table:table-cell table:formula="of:=[.R41]&amp;IF(ISBLANK([.G41]);&quot;&quot;;&quot;/&quot;&amp;[.G41])" office:value-type="string" office:string-value="PC7/TIM3_CH2/TIM8_CH2" calcext:value-type="string">
            <text:p>PC7/TIM3_CH2/TIM8_CH2</text:p>
          </table:table-cell>
          <table:table-cell table:formula="of:=[.S41]&amp;IF(ISBLANK([.H41]);&quot;&quot;;&quot;/&quot;&amp;[.H41])" office:value-type="string" office:string-value="PC7/TIM3_CH2/TIM8_CH2" calcext:value-type="string">
            <text:p>PC7/TIM3_CH2/TIM8_CH2</text:p>
          </table:table-cell>
          <table:table-cell table:formula="of:=[.T41]&amp;IF(ISBLANK([.I41]);&quot;&quot;;&quot;/&quot;&amp;[.I41])" office:value-type="string" office:string-value="PC7/TIM3_CH2/TIM8_CH2/DFSDM1_DATIN3" calcext:value-type="string">
            <text:p>PC7/TIM3_CH2/TIM8_CH2/DFSDM1_DATIN3</text:p>
          </table:table-cell>
          <table:table-cell table:formula="of:=[.U41]&amp;IF(ISBLANK([.J41]);&quot;&quot;;&quot;/&quot;&amp;[.J41])" office:value-type="string" office:string-value="PC7/TIM3_CH2/TIM8_CH2/DFSDM1_DATIN3" calcext:value-type="string">
            <text:p>PC7/TIM3_CH2/TIM8_CH2/DFSDM1_DATIN3</text:p>
          </table:table-cell>
          <table:table-cell table:formula="of:=[.V41]&amp;IF(ISBLANK([.K41]);&quot;&quot;;&quot;/&quot;&amp;[.K41])" office:value-type="string" office:string-value="PC7/TIM3_CH2/TIM8_CH2/DFSDM1_DATIN3" calcext:value-type="string">
            <text:p>PC7/TIM3_CH2/TIM8_CH2/DFSDM1_DATIN3</text:p>
          </table:table-cell>
        </table:table-row>
        <table:table-row table:style-name="ro1">
          <table:table-cell/>
          <table:table-cell office:value-type="string" calcext:value-type="string">
            <text:p>PC8</text:p>
          </table:table-cell>
          <table:table-cell table:number-columns-repeated="2"/>
          <table:table-cell office:value-type="string" calcext:value-type="string">
            <text:p>TIM3_CH3</text:p>
          </table:table-cell>
          <table:table-cell office:value-type="string" calcext:value-type="string">
            <text:p>TIM8_CH3</text:p>
          </table:table-cell>
          <table:table-cell table:number-columns-repeated="7"/>
          <table:table-cell table:formula="of:=[.B42]" office:value-type="string" office:string-value="PC8" calcext:value-type="string">
            <text:p>PC8</text:p>
          </table:table-cell>
          <table:table-cell table:formula="of:=[.N42]&amp;IF(ISBLANK([.C42]);&quot;&quot;;&quot;/&quot;&amp;[.C42])" office:value-type="string" office:string-value="PC8" calcext:value-type="string">
            <text:p>PC8</text:p>
          </table:table-cell>
          <table:table-cell table:formula="of:=[.O42]&amp;IF(ISBLANK([.D42]);&quot;&quot;;&quot;/&quot;&amp;[.D42])" office:value-type="string" office:string-value="PC8" calcext:value-type="string">
            <text:p>PC8</text:p>
          </table:table-cell>
          <table:table-cell table:formula="of:=[.P42]&amp;IF(ISBLANK([.E42]);&quot;&quot;;&quot;/&quot;&amp;[.E42])" office:value-type="string" office:string-value="PC8/TIM3_CH3" calcext:value-type="string">
            <text:p>PC8/TIM3_CH3</text:p>
          </table:table-cell>
          <table:table-cell table:formula="of:=[.Q42]&amp;IF(ISBLANK([.F42]);&quot;&quot;;&quot;/&quot;&amp;[.F42])" office:value-type="string" office:string-value="PC8/TIM3_CH3/TIM8_CH3" calcext:value-type="string">
            <text:p>PC8/TIM3_CH3/TIM8_CH3</text:p>
          </table:table-cell>
          <table:table-cell table:formula="of:=[.R42]&amp;IF(ISBLANK([.G42]);&quot;&quot;;&quot;/&quot;&amp;[.G42])" office:value-type="string" office:string-value="PC8/TIM3_CH3/TIM8_CH3" calcext:value-type="string">
            <text:p>PC8/TIM3_CH3/TIM8_CH3</text:p>
          </table:table-cell>
          <table:table-cell table:formula="of:=[.S42]&amp;IF(ISBLANK([.H42]);&quot;&quot;;&quot;/&quot;&amp;[.H42])" office:value-type="string" office:string-value="PC8/TIM3_CH3/TIM8_CH3" calcext:value-type="string">
            <text:p>PC8/TIM3_CH3/TIM8_CH3</text:p>
          </table:table-cell>
          <table:table-cell table:formula="of:=[.T42]&amp;IF(ISBLANK([.I42]);&quot;&quot;;&quot;/&quot;&amp;[.I42])" office:value-type="string" office:string-value="PC8/TIM3_CH3/TIM8_CH3" calcext:value-type="string">
            <text:p>PC8/TIM3_CH3/TIM8_CH3</text:p>
          </table:table-cell>
          <table:table-cell table:formula="of:=[.U42]&amp;IF(ISBLANK([.J42]);&quot;&quot;;&quot;/&quot;&amp;[.J42])" office:value-type="string" office:string-value="PC8/TIM3_CH3/TIM8_CH3" calcext:value-type="string">
            <text:p>PC8/TIM3_CH3/TIM8_CH3</text:p>
          </table:table-cell>
          <table:table-cell table:formula="of:=[.V42]&amp;IF(ISBLANK([.K42]);&quot;&quot;;&quot;/&quot;&amp;[.K42])" office:value-type="string" office:string-value="PC8/TIM3_CH3/TIM8_CH3" calcext:value-type="string">
            <text:p>PC8/TIM3_CH3/TIM8_CH3</text:p>
          </table:table-cell>
        </table:table-row>
        <table:table-row table:style-name="ro1">
          <table:table-cell/>
          <table:table-cell office:value-type="string" calcext:value-type="string">
            <text:p>PC9</text:p>
          </table:table-cell>
          <table:table-cell/>
          <table:table-cell office:value-type="string" calcext:value-type="string">
            <text:p>TIM8_BKIN2</text:p>
          </table:table-cell>
          <table:table-cell office:value-type="string" calcext:value-type="string">
            <text:p>TIM3_CH4</text:p>
          </table:table-cell>
          <table:table-cell office:value-type="string" calcext:value-type="string">
            <text:p>TIM8_CH4</text:p>
          </table:table-cell>
          <table:table-cell table:number-columns-repeated="7"/>
          <table:table-cell table:formula="of:=[.B43]" office:value-type="string" office:string-value="PC9" calcext:value-type="string">
            <text:p>PC9</text:p>
          </table:table-cell>
          <table:table-cell table:formula="of:=[.N43]&amp;IF(ISBLANK([.C43]);&quot;&quot;;&quot;/&quot;&amp;[.C43])" office:value-type="string" office:string-value="PC9" calcext:value-type="string">
            <text:p>PC9</text:p>
          </table:table-cell>
          <table:table-cell table:formula="of:=[.O43]&amp;IF(ISBLANK([.D43]);&quot;&quot;;&quot;/&quot;&amp;[.D43])" office:value-type="string" office:string-value="PC9/TIM8_BKIN2" calcext:value-type="string">
            <text:p>PC9/TIM8_BKIN2</text:p>
          </table:table-cell>
          <table:table-cell table:formula="of:=[.P43]&amp;IF(ISBLANK([.E43]);&quot;&quot;;&quot;/&quot;&amp;[.E43])" office:value-type="string" office:string-value="PC9/TIM8_BKIN2/TIM3_CH4" calcext:value-type="string">
            <text:p>PC9/TIM8_BKIN2/TIM3_CH4</text:p>
          </table:table-cell>
          <table:table-cell table:formula="of:=[.Q43]&amp;IF(ISBLANK([.F43]);&quot;&quot;;&quot;/&quot;&amp;[.F43])" office:value-type="string" office:string-value="PC9/TIM8_BKIN2/TIM3_CH4/TIM8_CH4" calcext:value-type="string">
            <text:p>PC9/TIM8_BKIN2/TIM3_CH4/TIM8_CH4</text:p>
          </table:table-cell>
          <table:table-cell table:formula="of:=[.R43]&amp;IF(ISBLANK([.G43]);&quot;&quot;;&quot;/&quot;&amp;[.G43])" office:value-type="string" office:string-value="PC9/TIM8_BKIN2/TIM3_CH4/TIM8_CH4" calcext:value-type="string">
            <text:p>PC9/TIM8_BKIN2/TIM3_CH4/TIM8_CH4</text:p>
          </table:table-cell>
          <table:table-cell table:formula="of:=[.S43]&amp;IF(ISBLANK([.H43]);&quot;&quot;;&quot;/&quot;&amp;[.H43])" office:value-type="string" office:string-value="PC9/TIM8_BKIN2/TIM3_CH4/TIM8_CH4" calcext:value-type="string">
            <text:p>PC9/TIM8_BKIN2/TIM3_CH4/TIM8_CH4</text:p>
          </table:table-cell>
          <table:table-cell table:formula="of:=[.T43]&amp;IF(ISBLANK([.I43]);&quot;&quot;;&quot;/&quot;&amp;[.I43])" office:value-type="string" office:string-value="PC9/TIM8_BKIN2/TIM3_CH4/TIM8_CH4" calcext:value-type="string">
            <text:p>PC9/TIM8_BKIN2/TIM3_CH4/TIM8_CH4</text:p>
          </table:table-cell>
          <table:table-cell table:formula="of:=[.U43]&amp;IF(ISBLANK([.J43]);&quot;&quot;;&quot;/&quot;&amp;[.J43])" office:value-type="string" office:string-value="PC9/TIM8_BKIN2/TIM3_CH4/TIM8_CH4" calcext:value-type="string">
            <text:p>PC9/TIM8_BKIN2/TIM3_CH4/TIM8_CH4</text:p>
          </table:table-cell>
          <table:table-cell table:formula="of:=[.V43]&amp;IF(ISBLANK([.K43]);&quot;&quot;;&quot;/&quot;&amp;[.K43])" office:value-type="string" office:string-value="PC9/TIM8_BKIN2/TIM3_CH4/TIM8_CH4" calcext:value-type="string">
            <text:p>PC9/TIM8_BKIN2/TIM3_CH4/TIM8_CH4</text:p>
          </table:table-cell>
        </table:table-row>
        <table:table-row table:style-name="ro1">
          <table:table-cell/>
          <table:table-cell office:value-type="string" calcext:value-type="string">
            <text:p>PC10</text:p>
          </table:table-cell>
          <table:table-cell table:number-columns-repeated="6"/>
          <table:table-cell office:value-type="string" calcext:value-type="string">
            <text:p>SPI3_SCK</text:p>
          </table:table-cell>
          <table:table-cell office:value-type="string" calcext:value-type="string">
            <text:p>USART3_TX</text:p>
          </table:table-cell>
          <table:table-cell table:number-columns-repeated="3"/>
          <table:table-cell table:formula="of:=[.B44]" office:value-type="string" office:string-value="PC10" calcext:value-type="string">
            <text:p>PC10</text:p>
          </table:table-cell>
          <table:table-cell table:formula="of:=[.N44]&amp;IF(ISBLANK([.C44]);&quot;&quot;;&quot;/&quot;&amp;[.C44])" office:value-type="string" office:string-value="PC10" calcext:value-type="string">
            <text:p>PC10</text:p>
          </table:table-cell>
          <table:table-cell table:formula="of:=[.O44]&amp;IF(ISBLANK([.D44]);&quot;&quot;;&quot;/&quot;&amp;[.D44])" office:value-type="string" office:string-value="PC10" calcext:value-type="string">
            <text:p>PC10</text:p>
          </table:table-cell>
          <table:table-cell table:formula="of:=[.P44]&amp;IF(ISBLANK([.E44]);&quot;&quot;;&quot;/&quot;&amp;[.E44])" office:value-type="string" office:string-value="PC10" calcext:value-type="string">
            <text:p>PC10</text:p>
          </table:table-cell>
          <table:table-cell table:formula="of:=[.Q44]&amp;IF(ISBLANK([.F44]);&quot;&quot;;&quot;/&quot;&amp;[.F44])" office:value-type="string" office:string-value="PC10" calcext:value-type="string">
            <text:p>PC10</text:p>
          </table:table-cell>
          <table:table-cell table:formula="of:=[.R44]&amp;IF(ISBLANK([.G44]);&quot;&quot;;&quot;/&quot;&amp;[.G44])" office:value-type="string" office:string-value="PC10" calcext:value-type="string">
            <text:p>PC10</text:p>
          </table:table-cell>
          <table:table-cell table:formula="of:=[.S44]&amp;IF(ISBLANK([.H44]);&quot;&quot;;&quot;/&quot;&amp;[.H44])" office:value-type="string" office:string-value="PC10" calcext:value-type="string">
            <text:p>PC10</text:p>
          </table:table-cell>
          <table:table-cell table:formula="of:=[.T44]&amp;IF(ISBLANK([.I44]);&quot;&quot;;&quot;/&quot;&amp;[.I44])" office:value-type="string" office:string-value="PC10/SPI3_SCK" calcext:value-type="string">
            <text:p>PC10/SPI3_SCK</text:p>
          </table:table-cell>
          <table:table-cell table:formula="of:=[.U44]&amp;IF(ISBLANK([.J44]);&quot;&quot;;&quot;/&quot;&amp;[.J44])" office:value-type="string" office:string-value="PC10/SPI3_SCK/USART3_TX" calcext:value-type="string">
            <text:p>PC10/SPI3_SCK/USART3_TX</text:p>
          </table:table-cell>
          <table:table-cell table:formula="of:=[.V44]&amp;IF(ISBLANK([.K44]);&quot;&quot;;&quot;/&quot;&amp;[.K44])" office:value-type="string" office:string-value="PC10/SPI3_SCK/USART3_TX" calcext:value-type="string">
            <text:p>PC10/SPI3_SCK/USART3_TX</text:p>
          </table:table-cell>
        </table:table-row>
        <table:table-row table:style-name="ro1">
          <table:table-cell/>
          <table:table-cell office:value-type="string" calcext:value-type="string">
            <text:p>PC11</text:p>
          </table:table-cell>
          <table:table-cell table:number-columns-repeated="6"/>
          <table:table-cell office:value-type="string" calcext:value-type="string">
            <text:p>SPI3_MISO</text:p>
          </table:table-cell>
          <table:table-cell office:value-type="string" calcext:value-type="string">
            <text:p>USART3_RX</text:p>
          </table:table-cell>
          <table:table-cell table:number-columns-repeated="3"/>
          <table:table-cell table:formula="of:=[.B45]" office:value-type="string" office:string-value="PC11" calcext:value-type="string">
            <text:p>PC11</text:p>
          </table:table-cell>
          <table:table-cell table:formula="of:=[.N45]&amp;IF(ISBLANK([.C45]);&quot;&quot;;&quot;/&quot;&amp;[.C45])" office:value-type="string" office:string-value="PC11" calcext:value-type="string">
            <text:p>PC11</text:p>
          </table:table-cell>
          <table:table-cell table:formula="of:=[.O45]&amp;IF(ISBLANK([.D45]);&quot;&quot;;&quot;/&quot;&amp;[.D45])" office:value-type="string" office:string-value="PC11" calcext:value-type="string">
            <text:p>PC11</text:p>
          </table:table-cell>
          <table:table-cell table:formula="of:=[.P45]&amp;IF(ISBLANK([.E45]);&quot;&quot;;&quot;/&quot;&amp;[.E45])" office:value-type="string" office:string-value="PC11" calcext:value-type="string">
            <text:p>PC11</text:p>
          </table:table-cell>
          <table:table-cell table:formula="of:=[.Q45]&amp;IF(ISBLANK([.F45]);&quot;&quot;;&quot;/&quot;&amp;[.F45])" office:value-type="string" office:string-value="PC11" calcext:value-type="string">
            <text:p>PC11</text:p>
          </table:table-cell>
          <table:table-cell table:formula="of:=[.R45]&amp;IF(ISBLANK([.G45]);&quot;&quot;;&quot;/&quot;&amp;[.G45])" office:value-type="string" office:string-value="PC11" calcext:value-type="string">
            <text:p>PC11</text:p>
          </table:table-cell>
          <table:table-cell table:formula="of:=[.S45]&amp;IF(ISBLANK([.H45]);&quot;&quot;;&quot;/&quot;&amp;[.H45])" office:value-type="string" office:string-value="PC11" calcext:value-type="string">
            <text:p>PC11</text:p>
          </table:table-cell>
          <table:table-cell table:formula="of:=[.T45]&amp;IF(ISBLANK([.I45]);&quot;&quot;;&quot;/&quot;&amp;[.I45])" office:value-type="string" office:string-value="PC11/SPI3_MISO" calcext:value-type="string">
            <text:p>PC11/SPI3_MISO</text:p>
          </table:table-cell>
          <table:table-cell table:formula="of:=[.U45]&amp;IF(ISBLANK([.J45]);&quot;&quot;;&quot;/&quot;&amp;[.J45])" office:value-type="string" office:string-value="PC11/SPI3_MISO/USART3_RX" calcext:value-type="string">
            <text:p>PC11/SPI3_MISO/USART3_RX</text:p>
          </table:table-cell>
          <table:table-cell table:formula="of:=[.V45]&amp;IF(ISBLANK([.K45]);&quot;&quot;;&quot;/&quot;&amp;[.K45])" office:value-type="string" office:string-value="PC11/SPI3_MISO/USART3_RX" calcext:value-type="string">
            <text:p>PC11/SPI3_MISO/USART3_RX</text:p>
          </table:table-cell>
        </table:table-row>
        <table:table-row table:style-name="ro1">
          <table:table-cell/>
          <table:table-cell office:value-type="string" calcext:value-type="string">
            <text:p>PC12</text:p>
          </table:table-cell>
          <table:table-cell table:number-columns-repeated="6"/>
          <table:table-cell office:value-type="string" calcext:value-type="string">
            <text:p>SPI3_MOSI</text:p>
          </table:table-cell>
          <table:table-cell office:value-type="string" calcext:value-type="string">
            <text:p>USART3_CK</text:p>
          </table:table-cell>
          <table:table-cell table:number-columns-repeated="3"/>
          <table:table-cell table:formula="of:=[.B46]" office:value-type="string" office:string-value="PC12" calcext:value-type="string">
            <text:p>PC12</text:p>
          </table:table-cell>
          <table:table-cell table:formula="of:=[.N46]&amp;IF(ISBLANK([.C46]);&quot;&quot;;&quot;/&quot;&amp;[.C46])" office:value-type="string" office:string-value="PC12" calcext:value-type="string">
            <text:p>PC12</text:p>
          </table:table-cell>
          <table:table-cell table:formula="of:=[.O46]&amp;IF(ISBLANK([.D46]);&quot;&quot;;&quot;/&quot;&amp;[.D46])" office:value-type="string" office:string-value="PC12" calcext:value-type="string">
            <text:p>PC12</text:p>
          </table:table-cell>
          <table:table-cell table:formula="of:=[.P46]&amp;IF(ISBLANK([.E46]);&quot;&quot;;&quot;/&quot;&amp;[.E46])" office:value-type="string" office:string-value="PC12" calcext:value-type="string">
            <text:p>PC12</text:p>
          </table:table-cell>
          <table:table-cell table:formula="of:=[.Q46]&amp;IF(ISBLANK([.F46]);&quot;&quot;;&quot;/&quot;&amp;[.F46])" office:value-type="string" office:string-value="PC12" calcext:value-type="string">
            <text:p>PC12</text:p>
          </table:table-cell>
          <table:table-cell table:formula="of:=[.R46]&amp;IF(ISBLANK([.G46]);&quot;&quot;;&quot;/&quot;&amp;[.G46])" office:value-type="string" office:string-value="PC12" calcext:value-type="string">
            <text:p>PC12</text:p>
          </table:table-cell>
          <table:table-cell table:formula="of:=[.S46]&amp;IF(ISBLANK([.H46]);&quot;&quot;;&quot;/&quot;&amp;[.H46])" office:value-type="string" office:string-value="PC12" calcext:value-type="string">
            <text:p>PC12</text:p>
          </table:table-cell>
          <table:table-cell table:formula="of:=[.T46]&amp;IF(ISBLANK([.I46]);&quot;&quot;;&quot;/&quot;&amp;[.I46])" office:value-type="string" office:string-value="PC12/SPI3_MOSI" calcext:value-type="string">
            <text:p>PC12/SPI3_MOSI</text:p>
          </table:table-cell>
          <table:table-cell table:formula="of:=[.U46]&amp;IF(ISBLANK([.J46]);&quot;&quot;;&quot;/&quot;&amp;[.J46])" office:value-type="string" office:string-value="PC12/SPI3_MOSI/USART3_CK" calcext:value-type="string">
            <text:p>PC12/SPI3_MOSI/USART3_CK</text:p>
          </table:table-cell>
          <table:table-cell table:formula="of:=[.V46]&amp;IF(ISBLANK([.K46]);&quot;&quot;;&quot;/&quot;&amp;[.K46])" office:value-type="string" office:string-value="PC12/SPI3_MOSI/USART3_CK" calcext:value-type="string">
            <text:p>PC12/SPI3_MOSI/USART3_CK</text:p>
          </table:table-cell>
        </table:table-row>
        <table:table-row table:style-name="ro1">
          <table:table-cell/>
          <table:table-cell office:value-type="string" calcext:value-type="string">
            <text:p>PC13</text:p>
          </table:table-cell>
          <table:table-cell table:number-columns-repeated="8"/>
          <table:table-cell office:value-type="string" calcext:value-type="string">
            <text:p>RTC_TAMP1/RTC_TS/RTC_OUT/WKUP2</text:p>
          </table:table-cell>
          <table:table-cell table:number-columns-repeated="2"/>
          <table:table-cell table:formula="of:=[.B47]" office:value-type="string" office:string-value="PC13" calcext:value-type="string">
            <text:p>PC13</text:p>
          </table:table-cell>
          <table:table-cell table:formula="of:=[.N47]&amp;IF(ISBLANK([.C47]);&quot;&quot;;&quot;/&quot;&amp;[.C47])" office:value-type="string" office:string-value="PC13" calcext:value-type="string">
            <text:p>PC13</text:p>
          </table:table-cell>
          <table:table-cell table:formula="of:=[.O47]&amp;IF(ISBLANK([.D47]);&quot;&quot;;&quot;/&quot;&amp;[.D47])" office:value-type="string" office:string-value="PC13" calcext:value-type="string">
            <text:p>PC13</text:p>
          </table:table-cell>
          <table:table-cell table:formula="of:=[.P47]&amp;IF(ISBLANK([.E47]);&quot;&quot;;&quot;/&quot;&amp;[.E47])" office:value-type="string" office:string-value="PC13" calcext:value-type="string">
            <text:p>PC13</text:p>
          </table:table-cell>
          <table:table-cell table:formula="of:=[.Q47]&amp;IF(ISBLANK([.F47]);&quot;&quot;;&quot;/&quot;&amp;[.F47])" office:value-type="string" office:string-value="PC13" calcext:value-type="string">
            <text:p>PC13</text:p>
          </table:table-cell>
          <table:table-cell table:formula="of:=[.R47]&amp;IF(ISBLANK([.G47]);&quot;&quot;;&quot;/&quot;&amp;[.G47])" office:value-type="string" office:string-value="PC13" calcext:value-type="string">
            <text:p>PC13</text:p>
          </table:table-cell>
          <table:table-cell table:formula="of:=[.S47]&amp;IF(ISBLANK([.H47]);&quot;&quot;;&quot;/&quot;&amp;[.H47])" office:value-type="string" office:string-value="PC13" calcext:value-type="string">
            <text:p>PC13</text:p>
          </table:table-cell>
          <table:table-cell table:formula="of:=[.T47]&amp;IF(ISBLANK([.I47]);&quot;&quot;;&quot;/&quot;&amp;[.I47])" office:value-type="string" office:string-value="PC13" calcext:value-type="string">
            <text:p>PC13</text:p>
          </table:table-cell>
          <table:table-cell table:formula="of:=[.U47]&amp;IF(ISBLANK([.J47]);&quot;&quot;;&quot;/&quot;&amp;[.J47])" office:value-type="string" office:string-value="PC13" calcext:value-type="string">
            <text:p>PC13</text:p>
          </table:table-cell>
          <table:table-cell table:formula="of:=[.V47]&amp;IF(ISBLANK([.K47]);&quot;&quot;;&quot;/&quot;&amp;[.K47])" office:value-type="string" office:string-value="PC13/RTC_TAMP1/RTC_TS/RTC_OUT/WKUP2" calcext:value-type="string">
            <text:p>PC13/RTC_TAMP1/RTC_TS/RTC_OUT/WKUP2</text:p>
          </table:table-cell>
        </table:table-row>
        <table:table-row table:style-name="ro1">
          <table:table-cell/>
          <table:table-cell office:value-type="string" calcext:value-type="string">
            <text:p>PC14</text:p>
          </table:table-cell>
          <table:table-cell table:number-columns-repeated="8"/>
          <table:table-cell office:value-type="string" calcext:value-type="string">
            <text:p>OSC32_IN</text:p>
          </table:table-cell>
          <table:table-cell table:number-columns-repeated="2"/>
          <table:table-cell table:formula="of:=[.B48]" office:value-type="string" office:string-value="PC14" calcext:value-type="string">
            <text:p>PC14</text:p>
          </table:table-cell>
          <table:table-cell table:formula="of:=[.N48]&amp;IF(ISBLANK([.C48]);&quot;&quot;;&quot;/&quot;&amp;[.C48])" office:value-type="string" office:string-value="PC14" calcext:value-type="string">
            <text:p>PC14</text:p>
          </table:table-cell>
          <table:table-cell table:formula="of:=[.O48]&amp;IF(ISBLANK([.D48]);&quot;&quot;;&quot;/&quot;&amp;[.D48])" office:value-type="string" office:string-value="PC14" calcext:value-type="string">
            <text:p>PC14</text:p>
          </table:table-cell>
          <table:table-cell table:formula="of:=[.P48]&amp;IF(ISBLANK([.E48]);&quot;&quot;;&quot;/&quot;&amp;[.E48])" office:value-type="string" office:string-value="PC14" calcext:value-type="string">
            <text:p>PC14</text:p>
          </table:table-cell>
          <table:table-cell table:formula="of:=[.Q48]&amp;IF(ISBLANK([.F48]);&quot;&quot;;&quot;/&quot;&amp;[.F48])" office:value-type="string" office:string-value="PC14" calcext:value-type="string">
            <text:p>PC14</text:p>
          </table:table-cell>
          <table:table-cell table:formula="of:=[.R48]&amp;IF(ISBLANK([.G48]);&quot;&quot;;&quot;/&quot;&amp;[.G48])" office:value-type="string" office:string-value="PC14" calcext:value-type="string">
            <text:p>PC14</text:p>
          </table:table-cell>
          <table:table-cell table:formula="of:=[.S48]&amp;IF(ISBLANK([.H48]);&quot;&quot;;&quot;/&quot;&amp;[.H48])" office:value-type="string" office:string-value="PC14" calcext:value-type="string">
            <text:p>PC14</text:p>
          </table:table-cell>
          <table:table-cell table:formula="of:=[.T48]&amp;IF(ISBLANK([.I48]);&quot;&quot;;&quot;/&quot;&amp;[.I48])" office:value-type="string" office:string-value="PC14" calcext:value-type="string">
            <text:p>PC14</text:p>
          </table:table-cell>
          <table:table-cell table:formula="of:=[.U48]&amp;IF(ISBLANK([.J48]);&quot;&quot;;&quot;/&quot;&amp;[.J48])" office:value-type="string" office:string-value="PC14" calcext:value-type="string">
            <text:p>PC14</text:p>
          </table:table-cell>
          <table:table-cell table:formula="of:=[.V48]&amp;IF(ISBLANK([.K48]);&quot;&quot;;&quot;/&quot;&amp;[.K48])" office:value-type="string" office:string-value="PC14/OSC32_IN" calcext:value-type="string">
            <text:p>PC14/OSC32_IN</text:p>
          </table:table-cell>
        </table:table-row>
        <table:table-row table:style-name="ro1">
          <table:table-cell/>
          <table:table-cell office:value-type="string" calcext:value-type="string">
            <text:p>PC15</text:p>
          </table:table-cell>
          <table:table-cell table:number-columns-repeated="8"/>
          <table:table-cell office:value-type="string" calcext:value-type="string">
            <text:p>OSC32_OUT</text:p>
          </table:table-cell>
          <table:table-cell table:number-columns-repeated="2"/>
          <table:table-cell table:formula="of:=[.B49]" office:value-type="string" office:string-value="PC15" calcext:value-type="string">
            <text:p>PC15</text:p>
          </table:table-cell>
          <table:table-cell table:formula="of:=[.N49]&amp;IF(ISBLANK([.C49]);&quot;&quot;;&quot;/&quot;&amp;[.C49])" office:value-type="string" office:string-value="PC15" calcext:value-type="string">
            <text:p>PC15</text:p>
          </table:table-cell>
          <table:table-cell table:formula="of:=[.O49]&amp;IF(ISBLANK([.D49]);&quot;&quot;;&quot;/&quot;&amp;[.D49])" office:value-type="string" office:string-value="PC15" calcext:value-type="string">
            <text:p>PC15</text:p>
          </table:table-cell>
          <table:table-cell table:formula="of:=[.P49]&amp;IF(ISBLANK([.E49]);&quot;&quot;;&quot;/&quot;&amp;[.E49])" office:value-type="string" office:string-value="PC15" calcext:value-type="string">
            <text:p>PC15</text:p>
          </table:table-cell>
          <table:table-cell table:formula="of:=[.Q49]&amp;IF(ISBLANK([.F49]);&quot;&quot;;&quot;/&quot;&amp;[.F49])" office:value-type="string" office:string-value="PC15" calcext:value-type="string">
            <text:p>PC15</text:p>
          </table:table-cell>
          <table:table-cell table:formula="of:=[.R49]&amp;IF(ISBLANK([.G49]);&quot;&quot;;&quot;/&quot;&amp;[.G49])" office:value-type="string" office:string-value="PC15" calcext:value-type="string">
            <text:p>PC15</text:p>
          </table:table-cell>
          <table:table-cell table:formula="of:=[.S49]&amp;IF(ISBLANK([.H49]);&quot;&quot;;&quot;/&quot;&amp;[.H49])" office:value-type="string" office:string-value="PC15" calcext:value-type="string">
            <text:p>PC15</text:p>
          </table:table-cell>
          <table:table-cell table:formula="of:=[.T49]&amp;IF(ISBLANK([.I49]);&quot;&quot;;&quot;/&quot;&amp;[.I49])" office:value-type="string" office:string-value="PC15" calcext:value-type="string">
            <text:p>PC15</text:p>
          </table:table-cell>
          <table:table-cell table:formula="of:=[.U49]&amp;IF(ISBLANK([.J49]);&quot;&quot;;&quot;/&quot;&amp;[.J49])" office:value-type="string" office:string-value="PC15" calcext:value-type="string">
            <text:p>PC15</text:p>
          </table:table-cell>
          <table:table-cell table:formula="of:=[.V49]&amp;IF(ISBLANK([.K49]);&quot;&quot;;&quot;/&quot;&amp;[.K49])" office:value-type="string" office:string-value="PC15/OSC32_OUT" calcext:value-type="string">
            <text:p>PC15/OSC32_OUT</text:p>
          </table:table-cell>
        </table:table-row>
        <table:table-row table:style-name="ro1">
          <table:table-cell/>
          <table:table-cell office:value-type="string" calcext:value-type="string">
            <text:p>PD0</text:p>
          </table:table-cell>
          <table:table-cell table:number-columns-repeated="5"/>
          <table:table-cell office:value-type="string" calcext:value-type="string">
            <text:p>SPI2_NSS</text:p>
          </table:table-cell>
          <table:table-cell office:value-type="string" calcext:value-type="string">
            <text:p>DFSDM1_DATIN7</text:p>
          </table:table-cell>
          <table:table-cell table:number-columns-repeated="4"/>
          <table:table-cell table:formula="of:=[.B50]" office:value-type="string" office:string-value="PD0" calcext:value-type="string">
            <text:p>PD0</text:p>
          </table:table-cell>
          <table:table-cell table:formula="of:=[.N50]&amp;IF(ISBLANK([.C50]);&quot;&quot;;&quot;/&quot;&amp;[.C50])" office:value-type="string" office:string-value="PD0" calcext:value-type="string">
            <text:p>PD0</text:p>
          </table:table-cell>
          <table:table-cell table:formula="of:=[.O50]&amp;IF(ISBLANK([.D50]);&quot;&quot;;&quot;/&quot;&amp;[.D50])" office:value-type="string" office:string-value="PD0" calcext:value-type="string">
            <text:p>PD0</text:p>
          </table:table-cell>
          <table:table-cell table:formula="of:=[.P50]&amp;IF(ISBLANK([.E50]);&quot;&quot;;&quot;/&quot;&amp;[.E50])" office:value-type="string" office:string-value="PD0" calcext:value-type="string">
            <text:p>PD0</text:p>
          </table:table-cell>
          <table:table-cell table:formula="of:=[.Q50]&amp;IF(ISBLANK([.F50]);&quot;&quot;;&quot;/&quot;&amp;[.F50])" office:value-type="string" office:string-value="PD0" calcext:value-type="string">
            <text:p>PD0</text:p>
          </table:table-cell>
          <table:table-cell table:formula="of:=[.R50]&amp;IF(ISBLANK([.G50]);&quot;&quot;;&quot;/&quot;&amp;[.G50])" office:value-type="string" office:string-value="PD0" calcext:value-type="string">
            <text:p>PD0</text:p>
          </table:table-cell>
          <table:table-cell table:formula="of:=[.S50]&amp;IF(ISBLANK([.H50]);&quot;&quot;;&quot;/&quot;&amp;[.H50])" office:value-type="string" office:string-value="PD0/SPI2_NSS" calcext:value-type="string">
            <text:p>PD0/SPI2_NSS</text:p>
          </table:table-cell>
          <table:table-cell table:formula="of:=[.T50]&amp;IF(ISBLANK([.I50]);&quot;&quot;;&quot;/&quot;&amp;[.I50])" office:value-type="string" office:string-value="PD0/SPI2_NSS/DFSDM1_DATIN7" calcext:value-type="string">
            <text:p>PD0/SPI2_NSS/DFSDM1_DATIN7</text:p>
          </table:table-cell>
          <table:table-cell table:formula="of:=[.U50]&amp;IF(ISBLANK([.J50]);&quot;&quot;;&quot;/&quot;&amp;[.J50])" office:value-type="string" office:string-value="PD0/SPI2_NSS/DFSDM1_DATIN7" calcext:value-type="string">
            <text:p>PD0/SPI2_NSS/DFSDM1_DATIN7</text:p>
          </table:table-cell>
          <table:table-cell table:formula="of:=[.V50]&amp;IF(ISBLANK([.K50]);&quot;&quot;;&quot;/&quot;&amp;[.K50])" office:value-type="string" office:string-value="PD0/SPI2_NSS/DFSDM1_DATIN7" calcext:value-type="string">
            <text:p>PD0/SPI2_NSS/DFSDM1_DATIN7</text:p>
          </table:table-cell>
        </table:table-row>
        <table:table-row table:style-name="ro1">
          <table:table-cell/>
          <table:table-cell office:value-type="string" calcext:value-type="string">
            <text:p>PD1</text:p>
          </table:table-cell>
          <table:table-cell table:number-columns-repeated="5"/>
          <table:table-cell office:value-type="string" calcext:value-type="string">
            <text:p>SPI2_SCK</text:p>
          </table:table-cell>
          <table:table-cell office:value-type="string" calcext:value-type="string">
            <text:p>DFSDM1_CKIN7</text:p>
          </table:table-cell>
          <table:table-cell table:number-columns-repeated="4"/>
          <table:table-cell table:formula="of:=[.B51]" office:value-type="string" office:string-value="PD1" calcext:value-type="string">
            <text:p>PD1</text:p>
          </table:table-cell>
          <table:table-cell table:formula="of:=[.N51]&amp;IF(ISBLANK([.C51]);&quot;&quot;;&quot;/&quot;&amp;[.C51])" office:value-type="string" office:string-value="PD1" calcext:value-type="string">
            <text:p>PD1</text:p>
          </table:table-cell>
          <table:table-cell table:formula="of:=[.O51]&amp;IF(ISBLANK([.D51]);&quot;&quot;;&quot;/&quot;&amp;[.D51])" office:value-type="string" office:string-value="PD1" calcext:value-type="string">
            <text:p>PD1</text:p>
          </table:table-cell>
          <table:table-cell table:formula="of:=[.P51]&amp;IF(ISBLANK([.E51]);&quot;&quot;;&quot;/&quot;&amp;[.E51])" office:value-type="string" office:string-value="PD1" calcext:value-type="string">
            <text:p>PD1</text:p>
          </table:table-cell>
          <table:table-cell table:formula="of:=[.Q51]&amp;IF(ISBLANK([.F51]);&quot;&quot;;&quot;/&quot;&amp;[.F51])" office:value-type="string" office:string-value="PD1" calcext:value-type="string">
            <text:p>PD1</text:p>
          </table:table-cell>
          <table:table-cell table:formula="of:=[.R51]&amp;IF(ISBLANK([.G51]);&quot;&quot;;&quot;/&quot;&amp;[.G51])" office:value-type="string" office:string-value="PD1" calcext:value-type="string">
            <text:p>PD1</text:p>
          </table:table-cell>
          <table:table-cell table:formula="of:=[.S51]&amp;IF(ISBLANK([.H51]);&quot;&quot;;&quot;/&quot;&amp;[.H51])" office:value-type="string" office:string-value="PD1/SPI2_SCK" calcext:value-type="string">
            <text:p>PD1/SPI2_SCK</text:p>
          </table:table-cell>
          <table:table-cell table:formula="of:=[.T51]&amp;IF(ISBLANK([.I51]);&quot;&quot;;&quot;/&quot;&amp;[.I51])" office:value-type="string" office:string-value="PD1/SPI2_SCK/DFSDM1_CKIN7" calcext:value-type="string">
            <text:p>PD1/SPI2_SCK/DFSDM1_CKIN7</text:p>
          </table:table-cell>
          <table:table-cell table:formula="of:=[.U51]&amp;IF(ISBLANK([.J51]);&quot;&quot;;&quot;/&quot;&amp;[.J51])" office:value-type="string" office:string-value="PD1/SPI2_SCK/DFSDM1_CKIN7" calcext:value-type="string">
            <text:p>PD1/SPI2_SCK/DFSDM1_CKIN7</text:p>
          </table:table-cell>
          <table:table-cell table:formula="of:=[.V51]&amp;IF(ISBLANK([.K51]);&quot;&quot;;&quot;/&quot;&amp;[.K51])" office:value-type="string" office:string-value="PD1/SPI2_SCK/DFSDM1_CKIN7" calcext:value-type="string">
            <text:p>PD1/SPI2_SCK/DFSDM1_CKIN7</text:p>
          </table:table-cell>
        </table:table-row>
        <table:table-row table:style-name="ro1">
          <table:table-cell/>
          <table:table-cell office:value-type="string" calcext:value-type="string">
            <text:p>PD2</text:p>
          </table:table-cell>
          <table:table-cell table:number-columns-repeated="2"/>
          <table:table-cell office:value-type="string" calcext:value-type="string">
            <text:p>TIM3_ETR</text:p>
          </table:table-cell>
          <table:table-cell table:number-columns-repeated="4"/>
          <table:table-cell office:value-type="string" calcext:value-type="string">
            <text:p>USART3_RTS_DE</text:p>
          </table:table-cell>
          <table:table-cell table:number-columns-repeated="3"/>
          <table:table-cell table:formula="of:=[.B52]" office:value-type="string" office:string-value="PD2" calcext:value-type="string">
            <text:p>PD2</text:p>
          </table:table-cell>
          <table:table-cell table:formula="of:=[.N52]&amp;IF(ISBLANK([.C52]);&quot;&quot;;&quot;/&quot;&amp;[.C52])" office:value-type="string" office:string-value="PD2" calcext:value-type="string">
            <text:p>PD2</text:p>
          </table:table-cell>
          <table:table-cell table:formula="of:=[.O52]&amp;IF(ISBLANK([.D52]);&quot;&quot;;&quot;/&quot;&amp;[.D52])" office:value-type="string" office:string-value="PD2" calcext:value-type="string">
            <text:p>PD2</text:p>
          </table:table-cell>
          <table:table-cell table:formula="of:=[.P52]&amp;IF(ISBLANK([.E52]);&quot;&quot;;&quot;/&quot;&amp;[.E52])" office:value-type="string" office:string-value="PD2/TIM3_ETR" calcext:value-type="string">
            <text:p>PD2/TIM3_ETR</text:p>
          </table:table-cell>
          <table:table-cell table:formula="of:=[.Q52]&amp;IF(ISBLANK([.F52]);&quot;&quot;;&quot;/&quot;&amp;[.F52])" office:value-type="string" office:string-value="PD2/TIM3_ETR" calcext:value-type="string">
            <text:p>PD2/TIM3_ETR</text:p>
          </table:table-cell>
          <table:table-cell table:formula="of:=[.R52]&amp;IF(ISBLANK([.G52]);&quot;&quot;;&quot;/&quot;&amp;[.G52])" office:value-type="string" office:string-value="PD2/TIM3_ETR" calcext:value-type="string">
            <text:p>PD2/TIM3_ETR</text:p>
          </table:table-cell>
          <table:table-cell table:formula="of:=[.S52]&amp;IF(ISBLANK([.H52]);&quot;&quot;;&quot;/&quot;&amp;[.H52])" office:value-type="string" office:string-value="PD2/TIM3_ETR" calcext:value-type="string">
            <text:p>PD2/TIM3_ETR</text:p>
          </table:table-cell>
          <table:table-cell table:formula="of:=[.T52]&amp;IF(ISBLANK([.I52]);&quot;&quot;;&quot;/&quot;&amp;[.I52])" office:value-type="string" office:string-value="PD2/TIM3_ETR" calcext:value-type="string">
            <text:p>PD2/TIM3_ETR</text:p>
          </table:table-cell>
          <table:table-cell table:formula="of:=[.U52]&amp;IF(ISBLANK([.J52]);&quot;&quot;;&quot;/&quot;&amp;[.J52])" office:value-type="string" office:string-value="PD2/TIM3_ETR/USART3_RTS_DE" calcext:value-type="string">
            <text:p>PD2/TIM3_ETR/USART3_RTS_DE</text:p>
          </table:table-cell>
          <table:table-cell table:formula="of:=[.V52]&amp;IF(ISBLANK([.K52]);&quot;&quot;;&quot;/&quot;&amp;[.K52])" office:value-type="string" office:string-value="PD2/TIM3_ETR/USART3_RTS_DE" calcext:value-type="string">
            <text:p>PD2/TIM3_ETR/USART3_RTS_DE</text:p>
          </table:table-cell>
        </table:table-row>
        <table:table-row table:style-name="ro1">
          <table:table-cell/>
          <table:table-cell office:value-type="string" calcext:value-type="string">
            <text:p>PD3</text:p>
          </table:table-cell>
          <table:table-cell table:number-columns-repeated="5"/>
          <table:table-cell office:value-type="string" calcext:value-type="string">
            <text:p>SPI2_MISO</text:p>
          </table:table-cell>
          <table:table-cell office:value-type="string" calcext:value-type="string">
            <text:p>DFSDM1_DATIN0</text:p>
          </table:table-cell>
          <table:table-cell office:value-type="string" calcext:value-type="string">
            <text:p>USART2_CTS</text:p>
          </table:table-cell>
          <table:table-cell table:number-columns-repeated="3"/>
          <table:table-cell table:formula="of:=[.B53]" office:value-type="string" office:string-value="PD3" calcext:value-type="string">
            <text:p>PD3</text:p>
          </table:table-cell>
          <table:table-cell table:formula="of:=[.N53]&amp;IF(ISBLANK([.C53]);&quot;&quot;;&quot;/&quot;&amp;[.C53])" office:value-type="string" office:string-value="PD3" calcext:value-type="string">
            <text:p>PD3</text:p>
          </table:table-cell>
          <table:table-cell table:formula="of:=[.O53]&amp;IF(ISBLANK([.D53]);&quot;&quot;;&quot;/&quot;&amp;[.D53])" office:value-type="string" office:string-value="PD3" calcext:value-type="string">
            <text:p>PD3</text:p>
          </table:table-cell>
          <table:table-cell table:formula="of:=[.P53]&amp;IF(ISBLANK([.E53]);&quot;&quot;;&quot;/&quot;&amp;[.E53])" office:value-type="string" office:string-value="PD3" calcext:value-type="string">
            <text:p>PD3</text:p>
          </table:table-cell>
          <table:table-cell table:formula="of:=[.Q53]&amp;IF(ISBLANK([.F53]);&quot;&quot;;&quot;/&quot;&amp;[.F53])" office:value-type="string" office:string-value="PD3" calcext:value-type="string">
            <text:p>PD3</text:p>
          </table:table-cell>
          <table:table-cell table:formula="of:=[.R53]&amp;IF(ISBLANK([.G53]);&quot;&quot;;&quot;/&quot;&amp;[.G53])" office:value-type="string" office:string-value="PD3" calcext:value-type="string">
            <text:p>PD3</text:p>
          </table:table-cell>
          <table:table-cell table:formula="of:=[.S53]&amp;IF(ISBLANK([.H53]);&quot;&quot;;&quot;/&quot;&amp;[.H53])" office:value-type="string" office:string-value="PD3/SPI2_MISO" calcext:value-type="string">
            <text:p>PD3/SPI2_MISO</text:p>
          </table:table-cell>
          <table:table-cell table:formula="of:=[.T53]&amp;IF(ISBLANK([.I53]);&quot;&quot;;&quot;/&quot;&amp;[.I53])" office:value-type="string" office:string-value="PD3/SPI2_MISO/DFSDM1_DATIN0" calcext:value-type="string">
            <text:p>PD3/SPI2_MISO/DFSDM1_DATIN0</text:p>
          </table:table-cell>
          <table:table-cell table:formula="of:=[.U53]&amp;IF(ISBLANK([.J53]);&quot;&quot;;&quot;/&quot;&amp;[.J53])" office:value-type="string" office:string-value="PD3/SPI2_MISO/DFSDM1_DATIN0/USART2_CTS" calcext:value-type="string">
            <text:p>PD3/SPI2_MISO/DFSDM1_DATIN0/USART2_CTS</text:p>
          </table:table-cell>
          <table:table-cell table:formula="of:=[.V53]&amp;IF(ISBLANK([.K53]);&quot;&quot;;&quot;/&quot;&amp;[.K53])" office:value-type="string" office:string-value="PD3/SPI2_MISO/DFSDM1_DATIN0/USART2_CTS" calcext:value-type="string">
            <text:p>PD3/SPI2_MISO/DFSDM1_DATIN0/USART2_CTS</text:p>
          </table:table-cell>
        </table:table-row>
        <table:table-row table:style-name="ro1">
          <table:table-cell/>
          <table:table-cell office:value-type="string" calcext:value-type="string">
            <text:p>PD4</text:p>
          </table:table-cell>
          <table:table-cell table:number-columns-repeated="5"/>
          <table:table-cell office:value-type="string" calcext:value-type="string">
            <text:p>SPI2_MOSI</text:p>
          </table:table-cell>
          <table:table-cell office:value-type="string" calcext:value-type="string">
            <text:p>DFSDM1_CKIN0</text:p>
          </table:table-cell>
          <table:table-cell office:value-type="string" calcext:value-type="string">
            <text:p>USART2_RTS_DE</text:p>
          </table:table-cell>
          <table:table-cell table:number-columns-repeated="3"/>
          <table:table-cell table:formula="of:=[.B54]" office:value-type="string" office:string-value="PD4" calcext:value-type="string">
            <text:p>PD4</text:p>
          </table:table-cell>
          <table:table-cell table:formula="of:=[.N54]&amp;IF(ISBLANK([.C54]);&quot;&quot;;&quot;/&quot;&amp;[.C54])" office:value-type="string" office:string-value="PD4" calcext:value-type="string">
            <text:p>PD4</text:p>
          </table:table-cell>
          <table:table-cell table:formula="of:=[.O54]&amp;IF(ISBLANK([.D54]);&quot;&quot;;&quot;/&quot;&amp;[.D54])" office:value-type="string" office:string-value="PD4" calcext:value-type="string">
            <text:p>PD4</text:p>
          </table:table-cell>
          <table:table-cell table:formula="of:=[.P54]&amp;IF(ISBLANK([.E54]);&quot;&quot;;&quot;/&quot;&amp;[.E54])" office:value-type="string" office:string-value="PD4" calcext:value-type="string">
            <text:p>PD4</text:p>
          </table:table-cell>
          <table:table-cell table:formula="of:=[.Q54]&amp;IF(ISBLANK([.F54]);&quot;&quot;;&quot;/&quot;&amp;[.F54])" office:value-type="string" office:string-value="PD4" calcext:value-type="string">
            <text:p>PD4</text:p>
          </table:table-cell>
          <table:table-cell table:formula="of:=[.R54]&amp;IF(ISBLANK([.G54]);&quot;&quot;;&quot;/&quot;&amp;[.G54])" office:value-type="string" office:string-value="PD4" calcext:value-type="string">
            <text:p>PD4</text:p>
          </table:table-cell>
          <table:table-cell table:formula="of:=[.S54]&amp;IF(ISBLANK([.H54]);&quot;&quot;;&quot;/&quot;&amp;[.H54])" office:value-type="string" office:string-value="PD4/SPI2_MOSI" calcext:value-type="string">
            <text:p>PD4/SPI2_MOSI</text:p>
          </table:table-cell>
          <table:table-cell table:formula="of:=[.T54]&amp;IF(ISBLANK([.I54]);&quot;&quot;;&quot;/&quot;&amp;[.I54])" office:value-type="string" office:string-value="PD4/SPI2_MOSI/DFSDM1_CKIN0" calcext:value-type="string">
            <text:p>PD4/SPI2_MOSI/DFSDM1_CKIN0</text:p>
          </table:table-cell>
          <table:table-cell table:formula="of:=[.U54]&amp;IF(ISBLANK([.J54]);&quot;&quot;;&quot;/&quot;&amp;[.J54])" office:value-type="string" office:string-value="PD4/SPI2_MOSI/DFSDM1_CKIN0/USART2_RTS_DE" calcext:value-type="string">
            <text:p>PD4/SPI2_MOSI/DFSDM1_CKIN0/USART2_RTS_DE</text:p>
          </table:table-cell>
          <table:table-cell table:formula="of:=[.V54]&amp;IF(ISBLANK([.K54]);&quot;&quot;;&quot;/&quot;&amp;[.K54])" office:value-type="string" office:string-value="PD4/SPI2_MOSI/DFSDM1_CKIN0/USART2_RTS_DE" calcext:value-type="string">
            <text:p>PD4/SPI2_MOSI/DFSDM1_CKIN0/USART2_RTS_DE</text:p>
          </table:table-cell>
        </table:table-row>
        <table:table-row table:style-name="ro1">
          <table:table-cell/>
          <table:table-cell office:value-type="string" calcext:value-type="string">
            <text:p>PD5</text:p>
          </table:table-cell>
          <table:table-cell table:number-columns-repeated="7"/>
          <table:table-cell office:value-type="string" calcext:value-type="string">
            <text:p>USART2_TX</text:p>
          </table:table-cell>
          <table:table-cell table:number-columns-repeated="3"/>
          <table:table-cell table:formula="of:=[.B55]" office:value-type="string" office:string-value="PD5" calcext:value-type="string">
            <text:p>PD5</text:p>
          </table:table-cell>
          <table:table-cell table:formula="of:=[.N55]&amp;IF(ISBLANK([.C55]);&quot;&quot;;&quot;/&quot;&amp;[.C55])" office:value-type="string" office:string-value="PD5" calcext:value-type="string">
            <text:p>PD5</text:p>
          </table:table-cell>
          <table:table-cell table:formula="of:=[.O55]&amp;IF(ISBLANK([.D55]);&quot;&quot;;&quot;/&quot;&amp;[.D55])" office:value-type="string" office:string-value="PD5" calcext:value-type="string">
            <text:p>PD5</text:p>
          </table:table-cell>
          <table:table-cell table:formula="of:=[.P55]&amp;IF(ISBLANK([.E55]);&quot;&quot;;&quot;/&quot;&amp;[.E55])" office:value-type="string" office:string-value="PD5" calcext:value-type="string">
            <text:p>PD5</text:p>
          </table:table-cell>
          <table:table-cell table:formula="of:=[.Q55]&amp;IF(ISBLANK([.F55]);&quot;&quot;;&quot;/&quot;&amp;[.F55])" office:value-type="string" office:string-value="PD5" calcext:value-type="string">
            <text:p>PD5</text:p>
          </table:table-cell>
          <table:table-cell table:formula="of:=[.R55]&amp;IF(ISBLANK([.G55]);&quot;&quot;;&quot;/&quot;&amp;[.G55])" office:value-type="string" office:string-value="PD5" calcext:value-type="string">
            <text:p>PD5</text:p>
          </table:table-cell>
          <table:table-cell table:formula="of:=[.S55]&amp;IF(ISBLANK([.H55]);&quot;&quot;;&quot;/&quot;&amp;[.H55])" office:value-type="string" office:string-value="PD5" calcext:value-type="string">
            <text:p>PD5</text:p>
          </table:table-cell>
          <table:table-cell table:formula="of:=[.T55]&amp;IF(ISBLANK([.I55]);&quot;&quot;;&quot;/&quot;&amp;[.I55])" office:value-type="string" office:string-value="PD5" calcext:value-type="string">
            <text:p>PD5</text:p>
          </table:table-cell>
          <table:table-cell table:formula="of:=[.U55]&amp;IF(ISBLANK([.J55]);&quot;&quot;;&quot;/&quot;&amp;[.J55])" office:value-type="string" office:string-value="PD5/USART2_TX" calcext:value-type="string">
            <text:p>PD5/USART2_TX</text:p>
          </table:table-cell>
          <table:table-cell table:formula="of:=[.V55]&amp;IF(ISBLANK([.K55]);&quot;&quot;;&quot;/&quot;&amp;[.K55])" office:value-type="string" office:string-value="PD5/USART2_TX" calcext:value-type="string">
            <text:p>PD5/USART2_TX</text:p>
          </table:table-cell>
        </table:table-row>
        <table:table-row table:style-name="ro1">
          <table:table-cell/>
          <table:table-cell office:value-type="string" calcext:value-type="string">
            <text:p>PD6</text:p>
          </table:table-cell>
          <table:table-cell table:number-columns-repeated="6"/>
          <table:table-cell office:value-type="string" calcext:value-type="string">
            <text:p>DFSDM1_DATIN1</text:p>
          </table:table-cell>
          <table:table-cell office:value-type="string" calcext:value-type="string">
            <text:p>USART2_RX</text:p>
          </table:table-cell>
          <table:table-cell table:number-columns-repeated="3"/>
          <table:table-cell table:formula="of:=[.B56]" office:value-type="string" office:string-value="PD6" calcext:value-type="string">
            <text:p>PD6</text:p>
          </table:table-cell>
          <table:table-cell table:formula="of:=[.N56]&amp;IF(ISBLANK([.C56]);&quot;&quot;;&quot;/&quot;&amp;[.C56])" office:value-type="string" office:string-value="PD6" calcext:value-type="string">
            <text:p>PD6</text:p>
          </table:table-cell>
          <table:table-cell table:formula="of:=[.O56]&amp;IF(ISBLANK([.D56]);&quot;&quot;;&quot;/&quot;&amp;[.D56])" office:value-type="string" office:string-value="PD6" calcext:value-type="string">
            <text:p>PD6</text:p>
          </table:table-cell>
          <table:table-cell table:formula="of:=[.P56]&amp;IF(ISBLANK([.E56]);&quot;&quot;;&quot;/&quot;&amp;[.E56])" office:value-type="string" office:string-value="PD6" calcext:value-type="string">
            <text:p>PD6</text:p>
          </table:table-cell>
          <table:table-cell table:formula="of:=[.Q56]&amp;IF(ISBLANK([.F56]);&quot;&quot;;&quot;/&quot;&amp;[.F56])" office:value-type="string" office:string-value="PD6" calcext:value-type="string">
            <text:p>PD6</text:p>
          </table:table-cell>
          <table:table-cell table:formula="of:=[.R56]&amp;IF(ISBLANK([.G56]);&quot;&quot;;&quot;/&quot;&amp;[.G56])" office:value-type="string" office:string-value="PD6" calcext:value-type="string">
            <text:p>PD6</text:p>
          </table:table-cell>
          <table:table-cell table:formula="of:=[.S56]&amp;IF(ISBLANK([.H56]);&quot;&quot;;&quot;/&quot;&amp;[.H56])" office:value-type="string" office:string-value="PD6" calcext:value-type="string">
            <text:p>PD6</text:p>
          </table:table-cell>
          <table:table-cell table:formula="of:=[.T56]&amp;IF(ISBLANK([.I56]);&quot;&quot;;&quot;/&quot;&amp;[.I56])" office:value-type="string" office:string-value="PD6/DFSDM1_DATIN1" calcext:value-type="string">
            <text:p>PD6/DFSDM1_DATIN1</text:p>
          </table:table-cell>
          <table:table-cell table:formula="of:=[.U56]&amp;IF(ISBLANK([.J56]);&quot;&quot;;&quot;/&quot;&amp;[.J56])" office:value-type="string" office:string-value="PD6/DFSDM1_DATIN1/USART2_RX" calcext:value-type="string">
            <text:p>PD6/DFSDM1_DATIN1/USART2_RX</text:p>
          </table:table-cell>
          <table:table-cell table:formula="of:=[.V56]&amp;IF(ISBLANK([.K56]);&quot;&quot;;&quot;/&quot;&amp;[.K56])" office:value-type="string" office:string-value="PD6/DFSDM1_DATIN1/USART2_RX" calcext:value-type="string">
            <text:p>PD6/DFSDM1_DATIN1/USART2_RX</text:p>
          </table:table-cell>
        </table:table-row>
        <table:table-row table:style-name="ro1">
          <table:table-cell/>
          <table:table-cell office:value-type="string" calcext:value-type="string">
            <text:p>PD7</text:p>
          </table:table-cell>
          <table:table-cell table:number-columns-repeated="6"/>
          <table:table-cell office:value-type="string" calcext:value-type="string">
            <text:p>DFSDM1_CKIN1</text:p>
          </table:table-cell>
          <table:table-cell office:value-type="string" calcext:value-type="string">
            <text:p>USART2_CK</text:p>
          </table:table-cell>
          <table:table-cell table:number-columns-repeated="3"/>
          <table:table-cell table:formula="of:=[.B57]" office:value-type="string" office:string-value="PD7" calcext:value-type="string">
            <text:p>PD7</text:p>
          </table:table-cell>
          <table:table-cell table:formula="of:=[.N57]&amp;IF(ISBLANK([.C57]);&quot;&quot;;&quot;/&quot;&amp;[.C57])" office:value-type="string" office:string-value="PD7" calcext:value-type="string">
            <text:p>PD7</text:p>
          </table:table-cell>
          <table:table-cell table:formula="of:=[.O57]&amp;IF(ISBLANK([.D57]);&quot;&quot;;&quot;/&quot;&amp;[.D57])" office:value-type="string" office:string-value="PD7" calcext:value-type="string">
            <text:p>PD7</text:p>
          </table:table-cell>
          <table:table-cell table:formula="of:=[.P57]&amp;IF(ISBLANK([.E57]);&quot;&quot;;&quot;/&quot;&amp;[.E57])" office:value-type="string" office:string-value="PD7" calcext:value-type="string">
            <text:p>PD7</text:p>
          </table:table-cell>
          <table:table-cell table:formula="of:=[.Q57]&amp;IF(ISBLANK([.F57]);&quot;&quot;;&quot;/&quot;&amp;[.F57])" office:value-type="string" office:string-value="PD7" calcext:value-type="string">
            <text:p>PD7</text:p>
          </table:table-cell>
          <table:table-cell table:formula="of:=[.R57]&amp;IF(ISBLANK([.G57]);&quot;&quot;;&quot;/&quot;&amp;[.G57])" office:value-type="string" office:string-value="PD7" calcext:value-type="string">
            <text:p>PD7</text:p>
          </table:table-cell>
          <table:table-cell table:formula="of:=[.S57]&amp;IF(ISBLANK([.H57]);&quot;&quot;;&quot;/&quot;&amp;[.H57])" office:value-type="string" office:string-value="PD7" calcext:value-type="string">
            <text:p>PD7</text:p>
          </table:table-cell>
          <table:table-cell table:formula="of:=[.T57]&amp;IF(ISBLANK([.I57]);&quot;&quot;;&quot;/&quot;&amp;[.I57])" office:value-type="string" office:string-value="PD7/DFSDM1_CKIN1" calcext:value-type="string">
            <text:p>PD7/DFSDM1_CKIN1</text:p>
          </table:table-cell>
          <table:table-cell table:formula="of:=[.U57]&amp;IF(ISBLANK([.J57]);&quot;&quot;;&quot;/&quot;&amp;[.J57])" office:value-type="string" office:string-value="PD7/DFSDM1_CKIN1/USART2_CK" calcext:value-type="string">
            <text:p>PD7/DFSDM1_CKIN1/USART2_CK</text:p>
          </table:table-cell>
          <table:table-cell table:formula="of:=[.V57]&amp;IF(ISBLANK([.K57]);&quot;&quot;;&quot;/&quot;&amp;[.K57])" office:value-type="string" office:string-value="PD7/DFSDM1_CKIN1/USART2_CK" calcext:value-type="string">
            <text:p>PD7/DFSDM1_CKIN1/USART2_CK</text:p>
          </table:table-cell>
        </table:table-row>
        <table:table-row table:style-name="ro1">
          <table:table-cell/>
          <table:table-cell office:value-type="string" calcext:value-type="string">
            <text:p>PD8</text:p>
          </table:table-cell>
          <table:table-cell table:number-columns-repeated="7"/>
          <table:table-cell office:value-type="string" calcext:value-type="string">
            <text:p>USART3_TX</text:p>
          </table:table-cell>
          <table:table-cell table:number-columns-repeated="3"/>
          <table:table-cell table:formula="of:=[.B58]" office:value-type="string" office:string-value="PD8" calcext:value-type="string">
            <text:p>PD8</text:p>
          </table:table-cell>
          <table:table-cell table:formula="of:=[.N58]&amp;IF(ISBLANK([.C58]);&quot;&quot;;&quot;/&quot;&amp;[.C58])" office:value-type="string" office:string-value="PD8" calcext:value-type="string">
            <text:p>PD8</text:p>
          </table:table-cell>
          <table:table-cell table:formula="of:=[.O58]&amp;IF(ISBLANK([.D58]);&quot;&quot;;&quot;/&quot;&amp;[.D58])" office:value-type="string" office:string-value="PD8" calcext:value-type="string">
            <text:p>PD8</text:p>
          </table:table-cell>
          <table:table-cell table:formula="of:=[.P58]&amp;IF(ISBLANK([.E58]);&quot;&quot;;&quot;/&quot;&amp;[.E58])" office:value-type="string" office:string-value="PD8" calcext:value-type="string">
            <text:p>PD8</text:p>
          </table:table-cell>
          <table:table-cell table:formula="of:=[.Q58]&amp;IF(ISBLANK([.F58]);&quot;&quot;;&quot;/&quot;&amp;[.F58])" office:value-type="string" office:string-value="PD8" calcext:value-type="string">
            <text:p>PD8</text:p>
          </table:table-cell>
          <table:table-cell table:formula="of:=[.R58]&amp;IF(ISBLANK([.G58]);&quot;&quot;;&quot;/&quot;&amp;[.G58])" office:value-type="string" office:string-value="PD8" calcext:value-type="string">
            <text:p>PD8</text:p>
          </table:table-cell>
          <table:table-cell table:formula="of:=[.S58]&amp;IF(ISBLANK([.H58]);&quot;&quot;;&quot;/&quot;&amp;[.H58])" office:value-type="string" office:string-value="PD8" calcext:value-type="string">
            <text:p>PD8</text:p>
          </table:table-cell>
          <table:table-cell table:formula="of:=[.T58]&amp;IF(ISBLANK([.I58]);&quot;&quot;;&quot;/&quot;&amp;[.I58])" office:value-type="string" office:string-value="PD8" calcext:value-type="string">
            <text:p>PD8</text:p>
          </table:table-cell>
          <table:table-cell table:formula="of:=[.U58]&amp;IF(ISBLANK([.J58]);&quot;&quot;;&quot;/&quot;&amp;[.J58])" office:value-type="string" office:string-value="PD8/USART3_TX" calcext:value-type="string">
            <text:p>PD8/USART3_TX</text:p>
          </table:table-cell>
          <table:table-cell table:formula="of:=[.V58]&amp;IF(ISBLANK([.K58]);&quot;&quot;;&quot;/&quot;&amp;[.K58])" office:value-type="string" office:string-value="PD8/USART3_TX" calcext:value-type="string">
            <text:p>PD8/USART3_TX</text:p>
          </table:table-cell>
        </table:table-row>
        <table:table-row table:style-name="ro1">
          <table:table-cell/>
          <table:table-cell office:value-type="string" calcext:value-type="string">
            <text:p>PD9</text:p>
          </table:table-cell>
          <table:table-cell table:number-columns-repeated="7"/>
          <table:table-cell office:value-type="string" calcext:value-type="string">
            <text:p>USART3_RX</text:p>
          </table:table-cell>
          <table:table-cell table:number-columns-repeated="3"/>
          <table:table-cell table:formula="of:=[.B59]" office:value-type="string" office:string-value="PD9" calcext:value-type="string">
            <text:p>PD9</text:p>
          </table:table-cell>
          <table:table-cell table:formula="of:=[.N59]&amp;IF(ISBLANK([.C59]);&quot;&quot;;&quot;/&quot;&amp;[.C59])" office:value-type="string" office:string-value="PD9" calcext:value-type="string">
            <text:p>PD9</text:p>
          </table:table-cell>
          <table:table-cell table:formula="of:=[.O59]&amp;IF(ISBLANK([.D59]);&quot;&quot;;&quot;/&quot;&amp;[.D59])" office:value-type="string" office:string-value="PD9" calcext:value-type="string">
            <text:p>PD9</text:p>
          </table:table-cell>
          <table:table-cell table:formula="of:=[.P59]&amp;IF(ISBLANK([.E59]);&quot;&quot;;&quot;/&quot;&amp;[.E59])" office:value-type="string" office:string-value="PD9" calcext:value-type="string">
            <text:p>PD9</text:p>
          </table:table-cell>
          <table:table-cell table:formula="of:=[.Q59]&amp;IF(ISBLANK([.F59]);&quot;&quot;;&quot;/&quot;&amp;[.F59])" office:value-type="string" office:string-value="PD9" calcext:value-type="string">
            <text:p>PD9</text:p>
          </table:table-cell>
          <table:table-cell table:formula="of:=[.R59]&amp;IF(ISBLANK([.G59]);&quot;&quot;;&quot;/&quot;&amp;[.G59])" office:value-type="string" office:string-value="PD9" calcext:value-type="string">
            <text:p>PD9</text:p>
          </table:table-cell>
          <table:table-cell table:formula="of:=[.S59]&amp;IF(ISBLANK([.H59]);&quot;&quot;;&quot;/&quot;&amp;[.H59])" office:value-type="string" office:string-value="PD9" calcext:value-type="string">
            <text:p>PD9</text:p>
          </table:table-cell>
          <table:table-cell table:formula="of:=[.T59]&amp;IF(ISBLANK([.I59]);&quot;&quot;;&quot;/&quot;&amp;[.I59])" office:value-type="string" office:string-value="PD9" calcext:value-type="string">
            <text:p>PD9</text:p>
          </table:table-cell>
          <table:table-cell table:formula="of:=[.U59]&amp;IF(ISBLANK([.J59]);&quot;&quot;;&quot;/&quot;&amp;[.J59])" office:value-type="string" office:string-value="PD9/USART3_RX" calcext:value-type="string">
            <text:p>PD9/USART3_RX</text:p>
          </table:table-cell>
          <table:table-cell table:formula="of:=[.V59]&amp;IF(ISBLANK([.K59]);&quot;&quot;;&quot;/&quot;&amp;[.K59])" office:value-type="string" office:string-value="PD9/USART3_RX" calcext:value-type="string">
            <text:p>PD9/USART3_RX</text:p>
          </table:table-cell>
        </table:table-row>
        <table:table-row table:style-name="ro1">
          <table:table-cell/>
          <table:table-cell office:value-type="string" calcext:value-type="string">
            <text:p>PD10</text:p>
          </table:table-cell>
          <table:table-cell table:number-columns-repeated="7"/>
          <table:table-cell office:value-type="string" calcext:value-type="string">
            <text:p>USART3_CK</text:p>
          </table:table-cell>
          <table:table-cell table:number-columns-repeated="3"/>
          <table:table-cell table:formula="of:=[.B60]" office:value-type="string" office:string-value="PD10" calcext:value-type="string">
            <text:p>PD10</text:p>
          </table:table-cell>
          <table:table-cell table:formula="of:=[.N60]&amp;IF(ISBLANK([.C60]);&quot;&quot;;&quot;/&quot;&amp;[.C60])" office:value-type="string" office:string-value="PD10" calcext:value-type="string">
            <text:p>PD10</text:p>
          </table:table-cell>
          <table:table-cell table:formula="of:=[.O60]&amp;IF(ISBLANK([.D60]);&quot;&quot;;&quot;/&quot;&amp;[.D60])" office:value-type="string" office:string-value="PD10" calcext:value-type="string">
            <text:p>PD10</text:p>
          </table:table-cell>
          <table:table-cell table:formula="of:=[.P60]&amp;IF(ISBLANK([.E60]);&quot;&quot;;&quot;/&quot;&amp;[.E60])" office:value-type="string" office:string-value="PD10" calcext:value-type="string">
            <text:p>PD10</text:p>
          </table:table-cell>
          <table:table-cell table:formula="of:=[.Q60]&amp;IF(ISBLANK([.F60]);&quot;&quot;;&quot;/&quot;&amp;[.F60])" office:value-type="string" office:string-value="PD10" calcext:value-type="string">
            <text:p>PD10</text:p>
          </table:table-cell>
          <table:table-cell table:formula="of:=[.R60]&amp;IF(ISBLANK([.G60]);&quot;&quot;;&quot;/&quot;&amp;[.G60])" office:value-type="string" office:string-value="PD10" calcext:value-type="string">
            <text:p>PD10</text:p>
          </table:table-cell>
          <table:table-cell table:formula="of:=[.S60]&amp;IF(ISBLANK([.H60]);&quot;&quot;;&quot;/&quot;&amp;[.H60])" office:value-type="string" office:string-value="PD10" calcext:value-type="string">
            <text:p>PD10</text:p>
          </table:table-cell>
          <table:table-cell table:formula="of:=[.T60]&amp;IF(ISBLANK([.I60]);&quot;&quot;;&quot;/&quot;&amp;[.I60])" office:value-type="string" office:string-value="PD10" calcext:value-type="string">
            <text:p>PD10</text:p>
          </table:table-cell>
          <table:table-cell table:formula="of:=[.U60]&amp;IF(ISBLANK([.J60]);&quot;&quot;;&quot;/&quot;&amp;[.J60])" office:value-type="string" office:string-value="PD10/USART3_CK" calcext:value-type="string">
            <text:p>PD10/USART3_CK</text:p>
          </table:table-cell>
          <table:table-cell table:formula="of:=[.V60]&amp;IF(ISBLANK([.K60]);&quot;&quot;;&quot;/&quot;&amp;[.K60])" office:value-type="string" office:string-value="PD10/USART3_CK" calcext:value-type="string">
            <text:p>PD10/USART3_CK</text:p>
          </table:table-cell>
        </table:table-row>
        <table:table-row table:style-name="ro1">
          <table:table-cell/>
          <table:table-cell office:value-type="string" calcext:value-type="string">
            <text:p>PD11</text:p>
          </table:table-cell>
          <table:table-cell table:number-columns-repeated="7"/>
          <table:table-cell office:value-type="string" calcext:value-type="string">
            <text:p>USART3_CTS</text:p>
          </table:table-cell>
          <table:table-cell table:number-columns-repeated="3"/>
          <table:table-cell table:formula="of:=[.B61]" office:value-type="string" office:string-value="PD11" calcext:value-type="string">
            <text:p>PD11</text:p>
          </table:table-cell>
          <table:table-cell table:formula="of:=[.N61]&amp;IF(ISBLANK([.C61]);&quot;&quot;;&quot;/&quot;&amp;[.C61])" office:value-type="string" office:string-value="PD11" calcext:value-type="string">
            <text:p>PD11</text:p>
          </table:table-cell>
          <table:table-cell table:formula="of:=[.O61]&amp;IF(ISBLANK([.D61]);&quot;&quot;;&quot;/&quot;&amp;[.D61])" office:value-type="string" office:string-value="PD11" calcext:value-type="string">
            <text:p>PD11</text:p>
          </table:table-cell>
          <table:table-cell table:formula="of:=[.P61]&amp;IF(ISBLANK([.E61]);&quot;&quot;;&quot;/&quot;&amp;[.E61])" office:value-type="string" office:string-value="PD11" calcext:value-type="string">
            <text:p>PD11</text:p>
          </table:table-cell>
          <table:table-cell table:formula="of:=[.Q61]&amp;IF(ISBLANK([.F61]);&quot;&quot;;&quot;/&quot;&amp;[.F61])" office:value-type="string" office:string-value="PD11" calcext:value-type="string">
            <text:p>PD11</text:p>
          </table:table-cell>
          <table:table-cell table:formula="of:=[.R61]&amp;IF(ISBLANK([.G61]);&quot;&quot;;&quot;/&quot;&amp;[.G61])" office:value-type="string" office:string-value="PD11" calcext:value-type="string">
            <text:p>PD11</text:p>
          </table:table-cell>
          <table:table-cell table:formula="of:=[.S61]&amp;IF(ISBLANK([.H61]);&quot;&quot;;&quot;/&quot;&amp;[.H61])" office:value-type="string" office:string-value="PD11" calcext:value-type="string">
            <text:p>PD11</text:p>
          </table:table-cell>
          <table:table-cell table:formula="of:=[.T61]&amp;IF(ISBLANK([.I61]);&quot;&quot;;&quot;/&quot;&amp;[.I61])" office:value-type="string" office:string-value="PD11" calcext:value-type="string">
            <text:p>PD11</text:p>
          </table:table-cell>
          <table:table-cell table:formula="of:=[.U61]&amp;IF(ISBLANK([.J61]);&quot;&quot;;&quot;/&quot;&amp;[.J61])" office:value-type="string" office:string-value="PD11/USART3_CTS" calcext:value-type="string">
            <text:p>PD11/USART3_CTS</text:p>
          </table:table-cell>
          <table:table-cell table:formula="of:=[.V61]&amp;IF(ISBLANK([.K61]);&quot;&quot;;&quot;/&quot;&amp;[.K61])" office:value-type="string" office:string-value="PD11/USART3_CTS" calcext:value-type="string">
            <text:p>PD11/USART3_CTS</text:p>
          </table:table-cell>
        </table:table-row>
        <table:table-row table:style-name="ro1">
          <table:table-cell/>
          <table:table-cell office:value-type="string" calcext:value-type="string">
            <text:p>PD12</text:p>
          </table:table-cell>
          <table:table-cell table:number-columns-repeated="2"/>
          <table:table-cell office:value-type="string" calcext:value-type="string">
            <text:p>TIM4_CH1</text:p>
          </table:table-cell>
          <table:table-cell table:number-columns-repeated="4"/>
          <table:table-cell office:value-type="string" calcext:value-type="string">
            <text:p>USART3_RTS_DE</text:p>
          </table:table-cell>
          <table:table-cell table:number-columns-repeated="3"/>
          <table:table-cell table:formula="of:=[.B62]" office:value-type="string" office:string-value="PD12" calcext:value-type="string">
            <text:p>PD12</text:p>
          </table:table-cell>
          <table:table-cell table:formula="of:=[.N62]&amp;IF(ISBLANK([.C62]);&quot;&quot;;&quot;/&quot;&amp;[.C62])" office:value-type="string" office:string-value="PD12" calcext:value-type="string">
            <text:p>PD12</text:p>
          </table:table-cell>
          <table:table-cell table:formula="of:=[.O62]&amp;IF(ISBLANK([.D62]);&quot;&quot;;&quot;/&quot;&amp;[.D62])" office:value-type="string" office:string-value="PD12" calcext:value-type="string">
            <text:p>PD12</text:p>
          </table:table-cell>
          <table:table-cell table:formula="of:=[.P62]&amp;IF(ISBLANK([.E62]);&quot;&quot;;&quot;/&quot;&amp;[.E62])" office:value-type="string" office:string-value="PD12/TIM4_CH1" calcext:value-type="string">
            <text:p>PD12/TIM4_CH1</text:p>
          </table:table-cell>
          <table:table-cell table:formula="of:=[.Q62]&amp;IF(ISBLANK([.F62]);&quot;&quot;;&quot;/&quot;&amp;[.F62])" office:value-type="string" office:string-value="PD12/TIM4_CH1" calcext:value-type="string">
            <text:p>PD12/TIM4_CH1</text:p>
          </table:table-cell>
          <table:table-cell table:formula="of:=[.R62]&amp;IF(ISBLANK([.G62]);&quot;&quot;;&quot;/&quot;&amp;[.G62])" office:value-type="string" office:string-value="PD12/TIM4_CH1" calcext:value-type="string">
            <text:p>PD12/TIM4_CH1</text:p>
          </table:table-cell>
          <table:table-cell table:formula="of:=[.S62]&amp;IF(ISBLANK([.H62]);&quot;&quot;;&quot;/&quot;&amp;[.H62])" office:value-type="string" office:string-value="PD12/TIM4_CH1" calcext:value-type="string">
            <text:p>PD12/TIM4_CH1</text:p>
          </table:table-cell>
          <table:table-cell table:formula="of:=[.T62]&amp;IF(ISBLANK([.I62]);&quot;&quot;;&quot;/&quot;&amp;[.I62])" office:value-type="string" office:string-value="PD12/TIM4_CH1" calcext:value-type="string">
            <text:p>PD12/TIM4_CH1</text:p>
          </table:table-cell>
          <table:table-cell table:formula="of:=[.U62]&amp;IF(ISBLANK([.J62]);&quot;&quot;;&quot;/&quot;&amp;[.J62])" office:value-type="string" office:string-value="PD12/TIM4_CH1/USART3_RTS_DE" calcext:value-type="string">
            <text:p>PD12/TIM4_CH1/USART3_RTS_DE</text:p>
          </table:table-cell>
          <table:table-cell table:formula="of:=[.V62]&amp;IF(ISBLANK([.K62]);&quot;&quot;;&quot;/&quot;&amp;[.K62])" office:value-type="string" office:string-value="PD12/TIM4_CH1/USART3_RTS_DE" calcext:value-type="string">
            <text:p>PD12/TIM4_CH1/USART3_RTS_DE</text:p>
          </table:table-cell>
        </table:table-row>
        <table:table-row table:style-name="ro1">
          <table:table-cell/>
          <table:table-cell office:value-type="string" calcext:value-type="string">
            <text:p>PD13</text:p>
          </table:table-cell>
          <table:table-cell table:number-columns-repeated="2"/>
          <table:table-cell office:value-type="string" calcext:value-type="string">
            <text:p>TIM4_CH2</text:p>
          </table:table-cell>
          <table:table-cell table:number-columns-repeated="8"/>
          <table:table-cell table:formula="of:=[.B63]" office:value-type="string" office:string-value="PD13" calcext:value-type="string">
            <text:p>PD13</text:p>
          </table:table-cell>
          <table:table-cell table:formula="of:=[.N63]&amp;IF(ISBLANK([.C63]);&quot;&quot;;&quot;/&quot;&amp;[.C63])" office:value-type="string" office:string-value="PD13" calcext:value-type="string">
            <text:p>PD13</text:p>
          </table:table-cell>
          <table:table-cell table:formula="of:=[.O63]&amp;IF(ISBLANK([.D63]);&quot;&quot;;&quot;/&quot;&amp;[.D63])" office:value-type="string" office:string-value="PD13" calcext:value-type="string">
            <text:p>PD13</text:p>
          </table:table-cell>
          <table:table-cell table:formula="of:=[.P63]&amp;IF(ISBLANK([.E63]);&quot;&quot;;&quot;/&quot;&amp;[.E63])" office:value-type="string" office:string-value="PD13/TIM4_CH2" calcext:value-type="string">
            <text:p>PD13/TIM4_CH2</text:p>
          </table:table-cell>
          <table:table-cell table:formula="of:=[.Q63]&amp;IF(ISBLANK([.F63]);&quot;&quot;;&quot;/&quot;&amp;[.F63])" office:value-type="string" office:string-value="PD13/TIM4_CH2" calcext:value-type="string">
            <text:p>PD13/TIM4_CH2</text:p>
          </table:table-cell>
          <table:table-cell table:formula="of:=[.R63]&amp;IF(ISBLANK([.G63]);&quot;&quot;;&quot;/&quot;&amp;[.G63])" office:value-type="string" office:string-value="PD13/TIM4_CH2" calcext:value-type="string">
            <text:p>PD13/TIM4_CH2</text:p>
          </table:table-cell>
          <table:table-cell table:formula="of:=[.S63]&amp;IF(ISBLANK([.H63]);&quot;&quot;;&quot;/&quot;&amp;[.H63])" office:value-type="string" office:string-value="PD13/TIM4_CH2" calcext:value-type="string">
            <text:p>PD13/TIM4_CH2</text:p>
          </table:table-cell>
          <table:table-cell table:formula="of:=[.T63]&amp;IF(ISBLANK([.I63]);&quot;&quot;;&quot;/&quot;&amp;[.I63])" office:value-type="string" office:string-value="PD13/TIM4_CH2" calcext:value-type="string">
            <text:p>PD13/TIM4_CH2</text:p>
          </table:table-cell>
          <table:table-cell table:formula="of:=[.U63]&amp;IF(ISBLANK([.J63]);&quot;&quot;;&quot;/&quot;&amp;[.J63])" office:value-type="string" office:string-value="PD13/TIM4_CH2" calcext:value-type="string">
            <text:p>PD13/TIM4_CH2</text:p>
          </table:table-cell>
          <table:table-cell table:formula="of:=[.V63]&amp;IF(ISBLANK([.K63]);&quot;&quot;;&quot;/&quot;&amp;[.K63])" office:value-type="string" office:string-value="PD13/TIM4_CH2" calcext:value-type="string">
            <text:p>PD13/TIM4_CH2</text:p>
          </table:table-cell>
        </table:table-row>
        <table:table-row table:style-name="ro1">
          <table:table-cell/>
          <table:table-cell office:value-type="string" calcext:value-type="string">
            <text:p>PD14</text:p>
          </table:table-cell>
          <table:table-cell table:number-columns-repeated="2"/>
          <table:table-cell office:value-type="string" calcext:value-type="string">
            <text:p>TIM4_CH3</text:p>
          </table:table-cell>
          <table:table-cell table:number-columns-repeated="8"/>
          <table:table-cell table:formula="of:=[.B64]" office:value-type="string" office:string-value="PD14" calcext:value-type="string">
            <text:p>PD14</text:p>
          </table:table-cell>
          <table:table-cell table:formula="of:=[.N64]&amp;IF(ISBLANK([.C64]);&quot;&quot;;&quot;/&quot;&amp;[.C64])" office:value-type="string" office:string-value="PD14" calcext:value-type="string">
            <text:p>PD14</text:p>
          </table:table-cell>
          <table:table-cell table:formula="of:=[.O64]&amp;IF(ISBLANK([.D64]);&quot;&quot;;&quot;/&quot;&amp;[.D64])" office:value-type="string" office:string-value="PD14" calcext:value-type="string">
            <text:p>PD14</text:p>
          </table:table-cell>
          <table:table-cell table:formula="of:=[.P64]&amp;IF(ISBLANK([.E64]);&quot;&quot;;&quot;/&quot;&amp;[.E64])" office:value-type="string" office:string-value="PD14/TIM4_CH3" calcext:value-type="string">
            <text:p>PD14/TIM4_CH3</text:p>
          </table:table-cell>
          <table:table-cell table:formula="of:=[.Q64]&amp;IF(ISBLANK([.F64]);&quot;&quot;;&quot;/&quot;&amp;[.F64])" office:value-type="string" office:string-value="PD14/TIM4_CH3" calcext:value-type="string">
            <text:p>PD14/TIM4_CH3</text:p>
          </table:table-cell>
          <table:table-cell table:formula="of:=[.R64]&amp;IF(ISBLANK([.G64]);&quot;&quot;;&quot;/&quot;&amp;[.G64])" office:value-type="string" office:string-value="PD14/TIM4_CH3" calcext:value-type="string">
            <text:p>PD14/TIM4_CH3</text:p>
          </table:table-cell>
          <table:table-cell table:formula="of:=[.S64]&amp;IF(ISBLANK([.H64]);&quot;&quot;;&quot;/&quot;&amp;[.H64])" office:value-type="string" office:string-value="PD14/TIM4_CH3" calcext:value-type="string">
            <text:p>PD14/TIM4_CH3</text:p>
          </table:table-cell>
          <table:table-cell table:formula="of:=[.T64]&amp;IF(ISBLANK([.I64]);&quot;&quot;;&quot;/&quot;&amp;[.I64])" office:value-type="string" office:string-value="PD14/TIM4_CH3" calcext:value-type="string">
            <text:p>PD14/TIM4_CH3</text:p>
          </table:table-cell>
          <table:table-cell table:formula="of:=[.U64]&amp;IF(ISBLANK([.J64]);&quot;&quot;;&quot;/&quot;&amp;[.J64])" office:value-type="string" office:string-value="PD14/TIM4_CH3" calcext:value-type="string">
            <text:p>PD14/TIM4_CH3</text:p>
          </table:table-cell>
          <table:table-cell table:formula="of:=[.V64]&amp;IF(ISBLANK([.K64]);&quot;&quot;;&quot;/&quot;&amp;[.K64])" office:value-type="string" office:string-value="PD14/TIM4_CH3" calcext:value-type="string">
            <text:p>PD14/TIM4_CH3</text:p>
          </table:table-cell>
        </table:table-row>
        <table:table-row table:style-name="ro1">
          <table:table-cell/>
          <table:table-cell office:value-type="string" calcext:value-type="string">
            <text:p>PD15</text:p>
          </table:table-cell>
          <table:table-cell table:number-columns-repeated="2"/>
          <table:table-cell office:value-type="string" calcext:value-type="string">
            <text:p>TIM4_CH4</text:p>
          </table:table-cell>
          <table:table-cell table:number-columns-repeated="8"/>
          <table:table-cell table:formula="of:=[.B65]" office:value-type="string" office:string-value="PD15" calcext:value-type="string">
            <text:p>PD15</text:p>
          </table:table-cell>
          <table:table-cell table:formula="of:=[.N65]&amp;IF(ISBLANK([.C65]);&quot;&quot;;&quot;/&quot;&amp;[.C65])" office:value-type="string" office:string-value="PD15" calcext:value-type="string">
            <text:p>PD15</text:p>
          </table:table-cell>
          <table:table-cell table:formula="of:=[.O65]&amp;IF(ISBLANK([.D65]);&quot;&quot;;&quot;/&quot;&amp;[.D65])" office:value-type="string" office:string-value="PD15" calcext:value-type="string">
            <text:p>PD15</text:p>
          </table:table-cell>
          <table:table-cell table:formula="of:=[.P65]&amp;IF(ISBLANK([.E65]);&quot;&quot;;&quot;/&quot;&amp;[.E65])" office:value-type="string" office:string-value="PD15/TIM4_CH4" calcext:value-type="string">
            <text:p>PD15/TIM4_CH4</text:p>
          </table:table-cell>
          <table:table-cell table:formula="of:=[.Q65]&amp;IF(ISBLANK([.F65]);&quot;&quot;;&quot;/&quot;&amp;[.F65])" office:value-type="string" office:string-value="PD15/TIM4_CH4" calcext:value-type="string">
            <text:p>PD15/TIM4_CH4</text:p>
          </table:table-cell>
          <table:table-cell table:formula="of:=[.R65]&amp;IF(ISBLANK([.G65]);&quot;&quot;;&quot;/&quot;&amp;[.G65])" office:value-type="string" office:string-value="PD15/TIM4_CH4" calcext:value-type="string">
            <text:p>PD15/TIM4_CH4</text:p>
          </table:table-cell>
          <table:table-cell table:formula="of:=[.S65]&amp;IF(ISBLANK([.H65]);&quot;&quot;;&quot;/&quot;&amp;[.H65])" office:value-type="string" office:string-value="PD15/TIM4_CH4" calcext:value-type="string">
            <text:p>PD15/TIM4_CH4</text:p>
          </table:table-cell>
          <table:table-cell table:formula="of:=[.T65]&amp;IF(ISBLANK([.I65]);&quot;&quot;;&quot;/&quot;&amp;[.I65])" office:value-type="string" office:string-value="PD15/TIM4_CH4" calcext:value-type="string">
            <text:p>PD15/TIM4_CH4</text:p>
          </table:table-cell>
          <table:table-cell table:formula="of:=[.U65]&amp;IF(ISBLANK([.J65]);&quot;&quot;;&quot;/&quot;&amp;[.J65])" office:value-type="string" office:string-value="PD15/TIM4_CH4" calcext:value-type="string">
            <text:p>PD15/TIM4_CH4</text:p>
          </table:table-cell>
          <table:table-cell table:formula="of:=[.V65]&amp;IF(ISBLANK([.K65]);&quot;&quot;;&quot;/&quot;&amp;[.K65])" office:value-type="string" office:string-value="PD15/TIM4_CH4" calcext:value-type="string">
            <text:p>PD15/TIM4_CH4</text:p>
          </table:table-cell>
        </table:table-row>
        <table:table-row table:style-name="ro1">
          <table:table-cell/>
          <table:table-cell office:value-type="string" calcext:value-type="string">
            <text:p>PE0</text:p>
          </table:table-cell>
          <table:table-cell table:number-columns-repeated="2"/>
          <table:table-cell office:value-type="string" calcext:value-type="string">
            <text:p>TIM4_ETR</text:p>
          </table:table-cell>
          <table:table-cell table:number-columns-repeated="8"/>
          <table:table-cell table:formula="of:=[.B66]" office:value-type="string" office:string-value="PE0" calcext:value-type="string">
            <text:p>PE0</text:p>
          </table:table-cell>
          <table:table-cell table:formula="of:=[.N66]&amp;IF(ISBLANK([.C66]);&quot;&quot;;&quot;/&quot;&amp;[.C66])" office:value-type="string" office:string-value="PE0" calcext:value-type="string">
            <text:p>PE0</text:p>
          </table:table-cell>
          <table:table-cell table:formula="of:=[.O66]&amp;IF(ISBLANK([.D66]);&quot;&quot;;&quot;/&quot;&amp;[.D66])" office:value-type="string" office:string-value="PE0" calcext:value-type="string">
            <text:p>PE0</text:p>
          </table:table-cell>
          <table:table-cell table:formula="of:=[.P66]&amp;IF(ISBLANK([.E66]);&quot;&quot;;&quot;/&quot;&amp;[.E66])" office:value-type="string" office:string-value="PE0/TIM4_ETR" calcext:value-type="string">
            <text:p>PE0/TIM4_ETR</text:p>
          </table:table-cell>
          <table:table-cell table:formula="of:=[.Q66]&amp;IF(ISBLANK([.F66]);&quot;&quot;;&quot;/&quot;&amp;[.F66])" office:value-type="string" office:string-value="PE0/TIM4_ETR" calcext:value-type="string">
            <text:p>PE0/TIM4_ETR</text:p>
          </table:table-cell>
          <table:table-cell table:formula="of:=[.R66]&amp;IF(ISBLANK([.G66]);&quot;&quot;;&quot;/&quot;&amp;[.G66])" office:value-type="string" office:string-value="PE0/TIM4_ETR" calcext:value-type="string">
            <text:p>PE0/TIM4_ETR</text:p>
          </table:table-cell>
          <table:table-cell table:formula="of:=[.S66]&amp;IF(ISBLANK([.H66]);&quot;&quot;;&quot;/&quot;&amp;[.H66])" office:value-type="string" office:string-value="PE0/TIM4_ETR" calcext:value-type="string">
            <text:p>PE0/TIM4_ETR</text:p>
          </table:table-cell>
          <table:table-cell table:formula="of:=[.T66]&amp;IF(ISBLANK([.I66]);&quot;&quot;;&quot;/&quot;&amp;[.I66])" office:value-type="string" office:string-value="PE0/TIM4_ETR" calcext:value-type="string">
            <text:p>PE0/TIM4_ETR</text:p>
          </table:table-cell>
          <table:table-cell table:formula="of:=[.U66]&amp;IF(ISBLANK([.J66]);&quot;&quot;;&quot;/&quot;&amp;[.J66])" office:value-type="string" office:string-value="PE0/TIM4_ETR" calcext:value-type="string">
            <text:p>PE0/TIM4_ETR</text:p>
          </table:table-cell>
          <table:table-cell table:formula="of:=[.V66]&amp;IF(ISBLANK([.K66]);&quot;&quot;;&quot;/&quot;&amp;[.K66])" office:value-type="string" office:string-value="PE0/TIM4_ETR" calcext:value-type="string">
            <text:p>PE0/TIM4_ETR</text:p>
          </table:table-cell>
        </table:table-row>
        <table:table-row table:style-name="ro1">
          <table:table-cell/>
          <table:table-cell office:value-type="string" calcext:value-type="string">
            <text:p>PE1</text:p>
          </table:table-cell>
          <table:table-cell table:number-columns-repeated="11"/>
          <table:table-cell table:formula="of:=[.B67]" office:value-type="string" office:string-value="PE1" calcext:value-type="string">
            <text:p>PE1</text:p>
          </table:table-cell>
          <table:table-cell table:formula="of:=[.N67]&amp;IF(ISBLANK([.C67]);&quot;&quot;;&quot;/&quot;&amp;[.C67])" office:value-type="string" office:string-value="PE1" calcext:value-type="string">
            <text:p>PE1</text:p>
          </table:table-cell>
          <table:table-cell table:formula="of:=[.O67]&amp;IF(ISBLANK([.D67]);&quot;&quot;;&quot;/&quot;&amp;[.D67])" office:value-type="string" office:string-value="PE1" calcext:value-type="string">
            <text:p>PE1</text:p>
          </table:table-cell>
          <table:table-cell table:formula="of:=[.P67]&amp;IF(ISBLANK([.E67]);&quot;&quot;;&quot;/&quot;&amp;[.E67])" office:value-type="string" office:string-value="PE1" calcext:value-type="string">
            <text:p>PE1</text:p>
          </table:table-cell>
          <table:table-cell table:formula="of:=[.Q67]&amp;IF(ISBLANK([.F67]);&quot;&quot;;&quot;/&quot;&amp;[.F67])" office:value-type="string" office:string-value="PE1" calcext:value-type="string">
            <text:p>PE1</text:p>
          </table:table-cell>
          <table:table-cell table:formula="of:=[.R67]&amp;IF(ISBLANK([.G67]);&quot;&quot;;&quot;/&quot;&amp;[.G67])" office:value-type="string" office:string-value="PE1" calcext:value-type="string">
            <text:p>PE1</text:p>
          </table:table-cell>
          <table:table-cell table:formula="of:=[.S67]&amp;IF(ISBLANK([.H67]);&quot;&quot;;&quot;/&quot;&amp;[.H67])" office:value-type="string" office:string-value="PE1" calcext:value-type="string">
            <text:p>PE1</text:p>
          </table:table-cell>
          <table:table-cell table:formula="of:=[.T67]&amp;IF(ISBLANK([.I67]);&quot;&quot;;&quot;/&quot;&amp;[.I67])" office:value-type="string" office:string-value="PE1" calcext:value-type="string">
            <text:p>PE1</text:p>
          </table:table-cell>
          <table:table-cell table:formula="of:=[.U67]&amp;IF(ISBLANK([.J67]);&quot;&quot;;&quot;/&quot;&amp;[.J67])" office:value-type="string" office:string-value="PE1" calcext:value-type="string">
            <text:p>PE1</text:p>
          </table:table-cell>
          <table:table-cell table:formula="of:=[.V67]&amp;IF(ISBLANK([.K67]);&quot;&quot;;&quot;/&quot;&amp;[.K67])" office:value-type="string" office:string-value="PE1" calcext:value-type="string">
            <text:p>PE1</text:p>
          </table:table-cell>
        </table:table-row>
        <table:table-row table:style-name="ro1">
          <table:table-cell/>
          <table:table-cell office:value-type="string" calcext:value-type="string">
            <text:p>PE2</text:p>
          </table:table-cell>
          <table:table-cell office:value-type="string" calcext:value-type="string">
            <text:p>TRACECK</text:p>
          </table:table-cell>
          <table:table-cell/>
          <table:table-cell office:value-type="string" calcext:value-type="string">
            <text:p>TIM3_ETR</text:p>
          </table:table-cell>
          <table:table-cell table:number-columns-repeated="8"/>
          <table:table-cell table:formula="of:=[.B68]" office:value-type="string" office:string-value="PE2" calcext:value-type="string">
            <text:p>PE2</text:p>
          </table:table-cell>
          <table:table-cell table:formula="of:=[.N68]&amp;IF(ISBLANK([.C68]);&quot;&quot;;&quot;/&quot;&amp;[.C68])" office:value-type="string" office:string-value="PE2/TRACECK" calcext:value-type="string">
            <text:p>PE2/TRACECK</text:p>
          </table:table-cell>
          <table:table-cell table:formula="of:=[.O68]&amp;IF(ISBLANK([.D68]);&quot;&quot;;&quot;/&quot;&amp;[.D68])" office:value-type="string" office:string-value="PE2/TRACECK" calcext:value-type="string">
            <text:p>PE2/TRACECK</text:p>
          </table:table-cell>
          <table:table-cell table:formula="of:=[.P68]&amp;IF(ISBLANK([.E68]);&quot;&quot;;&quot;/&quot;&amp;[.E68])" office:value-type="string" office:string-value="PE2/TRACECK/TIM3_ETR" calcext:value-type="string">
            <text:p>PE2/TRACECK/TIM3_ETR</text:p>
          </table:table-cell>
          <table:table-cell table:formula="of:=[.Q68]&amp;IF(ISBLANK([.F68]);&quot;&quot;;&quot;/&quot;&amp;[.F68])" office:value-type="string" office:string-value="PE2/TRACECK/TIM3_ETR" calcext:value-type="string">
            <text:p>PE2/TRACECK/TIM3_ETR</text:p>
          </table:table-cell>
          <table:table-cell table:formula="of:=[.R68]&amp;IF(ISBLANK([.G68]);&quot;&quot;;&quot;/&quot;&amp;[.G68])" office:value-type="string" office:string-value="PE2/TRACECK/TIM3_ETR" calcext:value-type="string">
            <text:p>PE2/TRACECK/TIM3_ETR</text:p>
          </table:table-cell>
          <table:table-cell table:formula="of:=[.S68]&amp;IF(ISBLANK([.H68]);&quot;&quot;;&quot;/&quot;&amp;[.H68])" office:value-type="string" office:string-value="PE2/TRACECK/TIM3_ETR" calcext:value-type="string">
            <text:p>PE2/TRACECK/TIM3_ETR</text:p>
          </table:table-cell>
          <table:table-cell table:formula="of:=[.T68]&amp;IF(ISBLANK([.I68]);&quot;&quot;;&quot;/&quot;&amp;[.I68])" office:value-type="string" office:string-value="PE2/TRACECK/TIM3_ETR" calcext:value-type="string">
            <text:p>PE2/TRACECK/TIM3_ETR</text:p>
          </table:table-cell>
          <table:table-cell table:formula="of:=[.U68]&amp;IF(ISBLANK([.J68]);&quot;&quot;;&quot;/&quot;&amp;[.J68])" office:value-type="string" office:string-value="PE2/TRACECK/TIM3_ETR" calcext:value-type="string">
            <text:p>PE2/TRACECK/TIM3_ETR</text:p>
          </table:table-cell>
          <table:table-cell table:formula="of:=[.V68]&amp;IF(ISBLANK([.K68]);&quot;&quot;;&quot;/&quot;&amp;[.K68])" office:value-type="string" office:string-value="PE2/TRACECK/TIM3_ETR" calcext:value-type="string">
            <text:p>PE2/TRACECK/TIM3_ETR</text:p>
          </table:table-cell>
        </table:table-row>
        <table:table-row table:style-name="ro1">
          <table:table-cell/>
          <table:table-cell office:value-type="string" calcext:value-type="string">
            <text:p>PE3</text:p>
          </table:table-cell>
          <table:table-cell office:value-type="string" calcext:value-type="string">
            <text:p>TRACED0</text:p>
          </table:table-cell>
          <table:table-cell/>
          <table:table-cell office:value-type="string" calcext:value-type="string">
            <text:p>TIM3_CH1</text:p>
          </table:table-cell>
          <table:table-cell table:number-columns-repeated="8"/>
          <table:table-cell table:formula="of:=[.B69]" office:value-type="string" office:string-value="PE3" calcext:value-type="string">
            <text:p>PE3</text:p>
          </table:table-cell>
          <table:table-cell table:formula="of:=[.N69]&amp;IF(ISBLANK([.C69]);&quot;&quot;;&quot;/&quot;&amp;[.C69])" office:value-type="string" office:string-value="PE3/TRACED0" calcext:value-type="string">
            <text:p>PE3/TRACED0</text:p>
          </table:table-cell>
          <table:table-cell table:formula="of:=[.O69]&amp;IF(ISBLANK([.D69]);&quot;&quot;;&quot;/&quot;&amp;[.D69])" office:value-type="string" office:string-value="PE3/TRACED0" calcext:value-type="string">
            <text:p>PE3/TRACED0</text:p>
          </table:table-cell>
          <table:table-cell table:formula="of:=[.P69]&amp;IF(ISBLANK([.E69]);&quot;&quot;;&quot;/&quot;&amp;[.E69])" office:value-type="string" office:string-value="PE3/TRACED0/TIM3_CH1" calcext:value-type="string">
            <text:p>PE3/TRACED0/TIM3_CH1</text:p>
          </table:table-cell>
          <table:table-cell table:formula="of:=[.Q69]&amp;IF(ISBLANK([.F69]);&quot;&quot;;&quot;/&quot;&amp;[.F69])" office:value-type="string" office:string-value="PE3/TRACED0/TIM3_CH1" calcext:value-type="string">
            <text:p>PE3/TRACED0/TIM3_CH1</text:p>
          </table:table-cell>
          <table:table-cell table:formula="of:=[.R69]&amp;IF(ISBLANK([.G69]);&quot;&quot;;&quot;/&quot;&amp;[.G69])" office:value-type="string" office:string-value="PE3/TRACED0/TIM3_CH1" calcext:value-type="string">
            <text:p>PE3/TRACED0/TIM3_CH1</text:p>
          </table:table-cell>
          <table:table-cell table:formula="of:=[.S69]&amp;IF(ISBLANK([.H69]);&quot;&quot;;&quot;/&quot;&amp;[.H69])" office:value-type="string" office:string-value="PE3/TRACED0/TIM3_CH1" calcext:value-type="string">
            <text:p>PE3/TRACED0/TIM3_CH1</text:p>
          </table:table-cell>
          <table:table-cell table:formula="of:=[.T69]&amp;IF(ISBLANK([.I69]);&quot;&quot;;&quot;/&quot;&amp;[.I69])" office:value-type="string" office:string-value="PE3/TRACED0/TIM3_CH1" calcext:value-type="string">
            <text:p>PE3/TRACED0/TIM3_CH1</text:p>
          </table:table-cell>
          <table:table-cell table:formula="of:=[.U69]&amp;IF(ISBLANK([.J69]);&quot;&quot;;&quot;/&quot;&amp;[.J69])" office:value-type="string" office:string-value="PE3/TRACED0/TIM3_CH1" calcext:value-type="string">
            <text:p>PE3/TRACED0/TIM3_CH1</text:p>
          </table:table-cell>
          <table:table-cell table:formula="of:=[.V69]&amp;IF(ISBLANK([.K69]);&quot;&quot;;&quot;/&quot;&amp;[.K69])" office:value-type="string" office:string-value="PE3/TRACED0/TIM3_CH1" calcext:value-type="string">
            <text:p>PE3/TRACED0/TIM3_CH1</text:p>
          </table:table-cell>
        </table:table-row>
        <table:table-row table:style-name="ro1">
          <table:table-cell/>
          <table:table-cell office:value-type="string" calcext:value-type="string">
            <text:p>PE4</text:p>
          </table:table-cell>
          <table:table-cell office:value-type="string" calcext:value-type="string">
            <text:p>TRACED1</text:p>
          </table:table-cell>
          <table:table-cell/>
          <table:table-cell office:value-type="string" calcext:value-type="string">
            <text:p>TIM3_CH2</text:p>
          </table:table-cell>
          <table:table-cell table:number-columns-repeated="3"/>
          <table:table-cell office:value-type="string" calcext:value-type="string">
            <text:p>DFSDM1_DATIN3</text:p>
          </table:table-cell>
          <table:table-cell table:number-columns-repeated="4"/>
          <table:table-cell table:formula="of:=[.B70]" office:value-type="string" office:string-value="PE4" calcext:value-type="string">
            <text:p>PE4</text:p>
          </table:table-cell>
          <table:table-cell table:formula="of:=[.N70]&amp;IF(ISBLANK([.C70]);&quot;&quot;;&quot;/&quot;&amp;[.C70])" office:value-type="string" office:string-value="PE4/TRACED1" calcext:value-type="string">
            <text:p>PE4/TRACED1</text:p>
          </table:table-cell>
          <table:table-cell table:formula="of:=[.O70]&amp;IF(ISBLANK([.D70]);&quot;&quot;;&quot;/&quot;&amp;[.D70])" office:value-type="string" office:string-value="PE4/TRACED1" calcext:value-type="string">
            <text:p>PE4/TRACED1</text:p>
          </table:table-cell>
          <table:table-cell table:formula="of:=[.P70]&amp;IF(ISBLANK([.E70]);&quot;&quot;;&quot;/&quot;&amp;[.E70])" office:value-type="string" office:string-value="PE4/TRACED1/TIM3_CH2" calcext:value-type="string">
            <text:p>PE4/TRACED1/TIM3_CH2</text:p>
          </table:table-cell>
          <table:table-cell table:formula="of:=[.Q70]&amp;IF(ISBLANK([.F70]);&quot;&quot;;&quot;/&quot;&amp;[.F70])" office:value-type="string" office:string-value="PE4/TRACED1/TIM3_CH2" calcext:value-type="string">
            <text:p>PE4/TRACED1/TIM3_CH2</text:p>
          </table:table-cell>
          <table:table-cell table:formula="of:=[.R70]&amp;IF(ISBLANK([.G70]);&quot;&quot;;&quot;/&quot;&amp;[.G70])" office:value-type="string" office:string-value="PE4/TRACED1/TIM3_CH2" calcext:value-type="string">
            <text:p>PE4/TRACED1/TIM3_CH2</text:p>
          </table:table-cell>
          <table:table-cell table:formula="of:=[.S70]&amp;IF(ISBLANK([.H70]);&quot;&quot;;&quot;/&quot;&amp;[.H70])" office:value-type="string" office:string-value="PE4/TRACED1/TIM3_CH2" calcext:value-type="string">
            <text:p>PE4/TRACED1/TIM3_CH2</text:p>
          </table:table-cell>
          <table:table-cell table:formula="of:=[.T70]&amp;IF(ISBLANK([.I70]);&quot;&quot;;&quot;/&quot;&amp;[.I70])" office:value-type="string" office:string-value="PE4/TRACED1/TIM3_CH2/DFSDM1_DATIN3" calcext:value-type="string">
            <text:p>PE4/TRACED1/TIM3_CH2/DFSDM1_DATIN3</text:p>
          </table:table-cell>
          <table:table-cell table:formula="of:=[.U70]&amp;IF(ISBLANK([.J70]);&quot;&quot;;&quot;/&quot;&amp;[.J70])" office:value-type="string" office:string-value="PE4/TRACED1/TIM3_CH2/DFSDM1_DATIN3" calcext:value-type="string">
            <text:p>PE4/TRACED1/TIM3_CH2/DFSDM1_DATIN3</text:p>
          </table:table-cell>
          <table:table-cell table:formula="of:=[.V70]&amp;IF(ISBLANK([.K70]);&quot;&quot;;&quot;/&quot;&amp;[.K70])" office:value-type="string" office:string-value="PE4/TRACED1/TIM3_CH2/DFSDM1_DATIN3" calcext:value-type="string">
            <text:p>PE4/TRACED1/TIM3_CH2/DFSDM1_DATIN3</text:p>
          </table:table-cell>
        </table:table-row>
        <table:table-row table:style-name="ro1">
          <table:table-cell/>
          <table:table-cell office:value-type="string" calcext:value-type="string">
            <text:p>PE5</text:p>
          </table:table-cell>
          <table:table-cell office:value-type="string" calcext:value-type="string">
            <text:p>TRACED2</text:p>
          </table:table-cell>
          <table:table-cell/>
          <table:table-cell office:value-type="string" calcext:value-type="string">
            <text:p>TIM3_CH3</text:p>
          </table:table-cell>
          <table:table-cell table:number-columns-repeated="3"/>
          <table:table-cell office:value-type="string" calcext:value-type="string">
            <text:p>DFSDM1_CKIN3</text:p>
          </table:table-cell>
          <table:table-cell table:number-columns-repeated="4"/>
          <table:table-cell table:formula="of:=[.B71]" office:value-type="string" office:string-value="PE5" calcext:value-type="string">
            <text:p>PE5</text:p>
          </table:table-cell>
          <table:table-cell table:formula="of:=[.N71]&amp;IF(ISBLANK([.C71]);&quot;&quot;;&quot;/&quot;&amp;[.C71])" office:value-type="string" office:string-value="PE5/TRACED2" calcext:value-type="string">
            <text:p>PE5/TRACED2</text:p>
          </table:table-cell>
          <table:table-cell table:formula="of:=[.O71]&amp;IF(ISBLANK([.D71]);&quot;&quot;;&quot;/&quot;&amp;[.D71])" office:value-type="string" office:string-value="PE5/TRACED2" calcext:value-type="string">
            <text:p>PE5/TRACED2</text:p>
          </table:table-cell>
          <table:table-cell table:formula="of:=[.P71]&amp;IF(ISBLANK([.E71]);&quot;&quot;;&quot;/&quot;&amp;[.E71])" office:value-type="string" office:string-value="PE5/TRACED2/TIM3_CH3" calcext:value-type="string">
            <text:p>PE5/TRACED2/TIM3_CH3</text:p>
          </table:table-cell>
          <table:table-cell table:formula="of:=[.Q71]&amp;IF(ISBLANK([.F71]);&quot;&quot;;&quot;/&quot;&amp;[.F71])" office:value-type="string" office:string-value="PE5/TRACED2/TIM3_CH3" calcext:value-type="string">
            <text:p>PE5/TRACED2/TIM3_CH3</text:p>
          </table:table-cell>
          <table:table-cell table:formula="of:=[.R71]&amp;IF(ISBLANK([.G71]);&quot;&quot;;&quot;/&quot;&amp;[.G71])" office:value-type="string" office:string-value="PE5/TRACED2/TIM3_CH3" calcext:value-type="string">
            <text:p>PE5/TRACED2/TIM3_CH3</text:p>
          </table:table-cell>
          <table:table-cell table:formula="of:=[.S71]&amp;IF(ISBLANK([.H71]);&quot;&quot;;&quot;/&quot;&amp;[.H71])" office:value-type="string" office:string-value="PE5/TRACED2/TIM3_CH3" calcext:value-type="string">
            <text:p>PE5/TRACED2/TIM3_CH3</text:p>
          </table:table-cell>
          <table:table-cell table:formula="of:=[.T71]&amp;IF(ISBLANK([.I71]);&quot;&quot;;&quot;/&quot;&amp;[.I71])" office:value-type="string" office:string-value="PE5/TRACED2/TIM3_CH3/DFSDM1_CKIN3" calcext:value-type="string">
            <text:p>PE5/TRACED2/TIM3_CH3/DFSDM1_CKIN3</text:p>
          </table:table-cell>
          <table:table-cell table:formula="of:=[.U71]&amp;IF(ISBLANK([.J71]);&quot;&quot;;&quot;/&quot;&amp;[.J71])" office:value-type="string" office:string-value="PE5/TRACED2/TIM3_CH3/DFSDM1_CKIN3" calcext:value-type="string">
            <text:p>PE5/TRACED2/TIM3_CH3/DFSDM1_CKIN3</text:p>
          </table:table-cell>
          <table:table-cell table:formula="of:=[.V71]&amp;IF(ISBLANK([.K71]);&quot;&quot;;&quot;/&quot;&amp;[.K71])" office:value-type="string" office:string-value="PE5/TRACED2/TIM3_CH3/DFSDM1_CKIN3" calcext:value-type="string">
            <text:p>PE5/TRACED2/TIM3_CH3/DFSDM1_CKIN3</text:p>
          </table:table-cell>
        </table:table-row>
        <table:table-row table:style-name="ro1">
          <table:table-cell/>
          <table:table-cell office:value-type="string" calcext:value-type="string">
            <text:p>PE6</text:p>
          </table:table-cell>
          <table:table-cell office:value-type="string" calcext:value-type="string">
            <text:p>TRACED3</text:p>
          </table:table-cell>
          <table:table-cell/>
          <table:table-cell office:value-type="string" calcext:value-type="string">
            <text:p>TIM3_CH4</text:p>
          </table:table-cell>
          <table:table-cell table:number-columns-repeated="5"/>
          <table:table-cell office:value-type="string" calcext:value-type="string">
            <text:p>RTC_TAMP3/WKUP3</text:p>
          </table:table-cell>
          <table:table-cell table:number-columns-repeated="2"/>
          <table:table-cell table:formula="of:=[.B72]" office:value-type="string" office:string-value="PE6" calcext:value-type="string">
            <text:p>PE6</text:p>
          </table:table-cell>
          <table:table-cell table:formula="of:=[.N72]&amp;IF(ISBLANK([.C72]);&quot;&quot;;&quot;/&quot;&amp;[.C72])" office:value-type="string" office:string-value="PE6/TRACED3" calcext:value-type="string">
            <text:p>PE6/TRACED3</text:p>
          </table:table-cell>
          <table:table-cell table:formula="of:=[.O72]&amp;IF(ISBLANK([.D72]);&quot;&quot;;&quot;/&quot;&amp;[.D72])" office:value-type="string" office:string-value="PE6/TRACED3" calcext:value-type="string">
            <text:p>PE6/TRACED3</text:p>
          </table:table-cell>
          <table:table-cell table:formula="of:=[.P72]&amp;IF(ISBLANK([.E72]);&quot;&quot;;&quot;/&quot;&amp;[.E72])" office:value-type="string" office:string-value="PE6/TRACED3/TIM3_CH4" calcext:value-type="string">
            <text:p>PE6/TRACED3/TIM3_CH4</text:p>
          </table:table-cell>
          <table:table-cell table:formula="of:=[.Q72]&amp;IF(ISBLANK([.F72]);&quot;&quot;;&quot;/&quot;&amp;[.F72])" office:value-type="string" office:string-value="PE6/TRACED3/TIM3_CH4" calcext:value-type="string">
            <text:p>PE6/TRACED3/TIM3_CH4</text:p>
          </table:table-cell>
          <table:table-cell table:formula="of:=[.R72]&amp;IF(ISBLANK([.G72]);&quot;&quot;;&quot;/&quot;&amp;[.G72])" office:value-type="string" office:string-value="PE6/TRACED3/TIM3_CH4" calcext:value-type="string">
            <text:p>PE6/TRACED3/TIM3_CH4</text:p>
          </table:table-cell>
          <table:table-cell table:formula="of:=[.S72]&amp;IF(ISBLANK([.H72]);&quot;&quot;;&quot;/&quot;&amp;[.H72])" office:value-type="string" office:string-value="PE6/TRACED3/TIM3_CH4" calcext:value-type="string">
            <text:p>PE6/TRACED3/TIM3_CH4</text:p>
          </table:table-cell>
          <table:table-cell table:formula="of:=[.T72]&amp;IF(ISBLANK([.I72]);&quot;&quot;;&quot;/&quot;&amp;[.I72])" office:value-type="string" office:string-value="PE6/TRACED3/TIM3_CH4" calcext:value-type="string">
            <text:p>PE6/TRACED3/TIM3_CH4</text:p>
          </table:table-cell>
          <table:table-cell table:formula="of:=[.U72]&amp;IF(ISBLANK([.J72]);&quot;&quot;;&quot;/&quot;&amp;[.J72])" office:value-type="string" office:string-value="PE6/TRACED3/TIM3_CH4" calcext:value-type="string">
            <text:p>PE6/TRACED3/TIM3_CH4</text:p>
          </table:table-cell>
          <table:table-cell table:formula="of:=[.V72]&amp;IF(ISBLANK([.K72]);&quot;&quot;;&quot;/&quot;&amp;[.K72])" office:value-type="string" office:string-value="PE6/TRACED3/TIM3_CH4/RTC_TAMP3/WKUP3" calcext:value-type="string">
            <text:p>PE6/TRACED3/TIM3_CH4/RTC_TAMP3/WKUP3</text:p>
          </table:table-cell>
        </table:table-row>
        <table:table-row table:style-name="ro1">
          <table:table-cell/>
          <table:table-cell office:value-type="string" calcext:value-type="string">
            <text:p>PE7</text:p>
          </table:table-cell>
          <table:table-cell/>
          <table:table-cell office:value-type="string" calcext:value-type="string">
            <text:p>TIM1_ETR</text:p>
          </table:table-cell>
          <table:table-cell table:number-columns-repeated="4"/>
          <table:table-cell office:value-type="string" calcext:value-type="string">
            <text:p>DFSDM1_DATIN2</text:p>
          </table:table-cell>
          <table:table-cell table:number-columns-repeated="4"/>
          <table:table-cell table:formula="of:=[.B73]" office:value-type="string" office:string-value="PE7" calcext:value-type="string">
            <text:p>PE7</text:p>
          </table:table-cell>
          <table:table-cell table:formula="of:=[.N73]&amp;IF(ISBLANK([.C73]);&quot;&quot;;&quot;/&quot;&amp;[.C73])" office:value-type="string" office:string-value="PE7" calcext:value-type="string">
            <text:p>PE7</text:p>
          </table:table-cell>
          <table:table-cell table:formula="of:=[.O73]&amp;IF(ISBLANK([.D73]);&quot;&quot;;&quot;/&quot;&amp;[.D73])" office:value-type="string" office:string-value="PE7/TIM1_ETR" calcext:value-type="string">
            <text:p>PE7/TIM1_ETR</text:p>
          </table:table-cell>
          <table:table-cell table:formula="of:=[.P73]&amp;IF(ISBLANK([.E73]);&quot;&quot;;&quot;/&quot;&amp;[.E73])" office:value-type="string" office:string-value="PE7/TIM1_ETR" calcext:value-type="string">
            <text:p>PE7/TIM1_ETR</text:p>
          </table:table-cell>
          <table:table-cell table:formula="of:=[.Q73]&amp;IF(ISBLANK([.F73]);&quot;&quot;;&quot;/&quot;&amp;[.F73])" office:value-type="string" office:string-value="PE7/TIM1_ETR" calcext:value-type="string">
            <text:p>PE7/TIM1_ETR</text:p>
          </table:table-cell>
          <table:table-cell table:formula="of:=[.R73]&amp;IF(ISBLANK([.G73]);&quot;&quot;;&quot;/&quot;&amp;[.G73])" office:value-type="string" office:string-value="PE7/TIM1_ETR" calcext:value-type="string">
            <text:p>PE7/TIM1_ETR</text:p>
          </table:table-cell>
          <table:table-cell table:formula="of:=[.S73]&amp;IF(ISBLANK([.H73]);&quot;&quot;;&quot;/&quot;&amp;[.H73])" office:value-type="string" office:string-value="PE7/TIM1_ETR" calcext:value-type="string">
            <text:p>PE7/TIM1_ETR</text:p>
          </table:table-cell>
          <table:table-cell table:formula="of:=[.T73]&amp;IF(ISBLANK([.I73]);&quot;&quot;;&quot;/&quot;&amp;[.I73])" office:value-type="string" office:string-value="PE7/TIM1_ETR/DFSDM1_DATIN2" calcext:value-type="string">
            <text:p>PE7/TIM1_ETR/DFSDM1_DATIN2</text:p>
          </table:table-cell>
          <table:table-cell table:formula="of:=[.U73]&amp;IF(ISBLANK([.J73]);&quot;&quot;;&quot;/&quot;&amp;[.J73])" office:value-type="string" office:string-value="PE7/TIM1_ETR/DFSDM1_DATIN2" calcext:value-type="string">
            <text:p>PE7/TIM1_ETR/DFSDM1_DATIN2</text:p>
          </table:table-cell>
          <table:table-cell table:formula="of:=[.V73]&amp;IF(ISBLANK([.K73]);&quot;&quot;;&quot;/&quot;&amp;[.K73])" office:value-type="string" office:string-value="PE7/TIM1_ETR/DFSDM1_DATIN2" calcext:value-type="string">
            <text:p>PE7/TIM1_ETR/DFSDM1_DATIN2</text:p>
          </table:table-cell>
        </table:table-row>
        <table:table-row table:style-name="ro1">
          <table:table-cell/>
          <table:table-cell office:value-type="string" calcext:value-type="string">
            <text:p>PE8</text:p>
          </table:table-cell>
          <table:table-cell/>
          <table:table-cell office:value-type="string" calcext:value-type="string">
            <text:p>TIM1_CH1N</text:p>
          </table:table-cell>
          <table:table-cell table:number-columns-repeated="4"/>
          <table:table-cell office:value-type="string" calcext:value-type="string">
            <text:p>DFSDM1_CKIN2</text:p>
          </table:table-cell>
          <table:table-cell table:number-columns-repeated="4"/>
          <table:table-cell table:formula="of:=[.B74]" office:value-type="string" office:string-value="PE8" calcext:value-type="string">
            <text:p>PE8</text:p>
          </table:table-cell>
          <table:table-cell table:formula="of:=[.N74]&amp;IF(ISBLANK([.C74]);&quot;&quot;;&quot;/&quot;&amp;[.C74])" office:value-type="string" office:string-value="PE8" calcext:value-type="string">
            <text:p>PE8</text:p>
          </table:table-cell>
          <table:table-cell table:formula="of:=[.O74]&amp;IF(ISBLANK([.D74]);&quot;&quot;;&quot;/&quot;&amp;[.D74])" office:value-type="string" office:string-value="PE8/TIM1_CH1N" calcext:value-type="string">
            <text:p>PE8/TIM1_CH1N</text:p>
          </table:table-cell>
          <table:table-cell table:formula="of:=[.P74]&amp;IF(ISBLANK([.E74]);&quot;&quot;;&quot;/&quot;&amp;[.E74])" office:value-type="string" office:string-value="PE8/TIM1_CH1N" calcext:value-type="string">
            <text:p>PE8/TIM1_CH1N</text:p>
          </table:table-cell>
          <table:table-cell table:formula="of:=[.Q74]&amp;IF(ISBLANK([.F74]);&quot;&quot;;&quot;/&quot;&amp;[.F74])" office:value-type="string" office:string-value="PE8/TIM1_CH1N" calcext:value-type="string">
            <text:p>PE8/TIM1_CH1N</text:p>
          </table:table-cell>
          <table:table-cell table:formula="of:=[.R74]&amp;IF(ISBLANK([.G74]);&quot;&quot;;&quot;/&quot;&amp;[.G74])" office:value-type="string" office:string-value="PE8/TIM1_CH1N" calcext:value-type="string">
            <text:p>PE8/TIM1_CH1N</text:p>
          </table:table-cell>
          <table:table-cell table:formula="of:=[.S74]&amp;IF(ISBLANK([.H74]);&quot;&quot;;&quot;/&quot;&amp;[.H74])" office:value-type="string" office:string-value="PE8/TIM1_CH1N" calcext:value-type="string">
            <text:p>PE8/TIM1_CH1N</text:p>
          </table:table-cell>
          <table:table-cell table:formula="of:=[.T74]&amp;IF(ISBLANK([.I74]);&quot;&quot;;&quot;/&quot;&amp;[.I74])" office:value-type="string" office:string-value="PE8/TIM1_CH1N/DFSDM1_CKIN2" calcext:value-type="string">
            <text:p>PE8/TIM1_CH1N/DFSDM1_CKIN2</text:p>
          </table:table-cell>
          <table:table-cell table:formula="of:=[.U74]&amp;IF(ISBLANK([.J74]);&quot;&quot;;&quot;/&quot;&amp;[.J74])" office:value-type="string" office:string-value="PE8/TIM1_CH1N/DFSDM1_CKIN2" calcext:value-type="string">
            <text:p>PE8/TIM1_CH1N/DFSDM1_CKIN2</text:p>
          </table:table-cell>
          <table:table-cell table:formula="of:=[.V74]&amp;IF(ISBLANK([.K74]);&quot;&quot;;&quot;/&quot;&amp;[.K74])" office:value-type="string" office:string-value="PE8/TIM1_CH1N/DFSDM1_CKIN2" calcext:value-type="string">
            <text:p>PE8/TIM1_CH1N/DFSDM1_CKIN2</text:p>
          </table:table-cell>
        </table:table-row>
        <table:table-row table:style-name="ro1">
          <table:table-cell/>
          <table:table-cell office:value-type="string" calcext:value-type="string">
            <text:p>PE9</text:p>
          </table:table-cell>
          <table:table-cell/>
          <table:table-cell office:value-type="string" calcext:value-type="string">
            <text:p>TIM1_CH1</text:p>
          </table:table-cell>
          <table:table-cell table:number-columns-repeated="4"/>
          <table:table-cell office:value-type="string" calcext:value-type="string">
            <text:p>DFSDM1_CKOUT</text:p>
          </table:table-cell>
          <table:table-cell table:number-columns-repeated="4"/>
          <table:table-cell table:formula="of:=[.B75]" office:value-type="string" office:string-value="PE9" calcext:value-type="string">
            <text:p>PE9</text:p>
          </table:table-cell>
          <table:table-cell table:formula="of:=[.N75]&amp;IF(ISBLANK([.C75]);&quot;&quot;;&quot;/&quot;&amp;[.C75])" office:value-type="string" office:string-value="PE9" calcext:value-type="string">
            <text:p>PE9</text:p>
          </table:table-cell>
          <table:table-cell table:formula="of:=[.O75]&amp;IF(ISBLANK([.D75]);&quot;&quot;;&quot;/&quot;&amp;[.D75])" office:value-type="string" office:string-value="PE9/TIM1_CH1" calcext:value-type="string">
            <text:p>PE9/TIM1_CH1</text:p>
          </table:table-cell>
          <table:table-cell table:formula="of:=[.P75]&amp;IF(ISBLANK([.E75]);&quot;&quot;;&quot;/&quot;&amp;[.E75])" office:value-type="string" office:string-value="PE9/TIM1_CH1" calcext:value-type="string">
            <text:p>PE9/TIM1_CH1</text:p>
          </table:table-cell>
          <table:table-cell table:formula="of:=[.Q75]&amp;IF(ISBLANK([.F75]);&quot;&quot;;&quot;/&quot;&amp;[.F75])" office:value-type="string" office:string-value="PE9/TIM1_CH1" calcext:value-type="string">
            <text:p>PE9/TIM1_CH1</text:p>
          </table:table-cell>
          <table:table-cell table:formula="of:=[.R75]&amp;IF(ISBLANK([.G75]);&quot;&quot;;&quot;/&quot;&amp;[.G75])" office:value-type="string" office:string-value="PE9/TIM1_CH1" calcext:value-type="string">
            <text:p>PE9/TIM1_CH1</text:p>
          </table:table-cell>
          <table:table-cell table:formula="of:=[.S75]&amp;IF(ISBLANK([.H75]);&quot;&quot;;&quot;/&quot;&amp;[.H75])" office:value-type="string" office:string-value="PE9/TIM1_CH1" calcext:value-type="string">
            <text:p>PE9/TIM1_CH1</text:p>
          </table:table-cell>
          <table:table-cell table:formula="of:=[.T75]&amp;IF(ISBLANK([.I75]);&quot;&quot;;&quot;/&quot;&amp;[.I75])" office:value-type="string" office:string-value="PE9/TIM1_CH1/DFSDM1_CKOUT" calcext:value-type="string">
            <text:p>PE9/TIM1_CH1/DFSDM1_CKOUT</text:p>
          </table:table-cell>
          <table:table-cell table:formula="of:=[.U75]&amp;IF(ISBLANK([.J75]);&quot;&quot;;&quot;/&quot;&amp;[.J75])" office:value-type="string" office:string-value="PE9/TIM1_CH1/DFSDM1_CKOUT" calcext:value-type="string">
            <text:p>PE9/TIM1_CH1/DFSDM1_CKOUT</text:p>
          </table:table-cell>
          <table:table-cell table:formula="of:=[.V75]&amp;IF(ISBLANK([.K75]);&quot;&quot;;&quot;/&quot;&amp;[.K75])" office:value-type="string" office:string-value="PE9/TIM1_CH1/DFSDM1_CKOUT" calcext:value-type="string">
            <text:p>PE9/TIM1_CH1/DFSDM1_CKOUT</text:p>
          </table:table-cell>
        </table:table-row>
        <table:table-row table:style-name="ro1">
          <table:table-cell/>
          <table:table-cell office:value-type="string" calcext:value-type="string">
            <text:p>PE10</text:p>
          </table:table-cell>
          <table:table-cell/>
          <table:table-cell office:value-type="string" calcext:value-type="string">
            <text:p>TIM1_CH2N</text:p>
          </table:table-cell>
          <table:table-cell table:number-columns-repeated="4"/>
          <table:table-cell office:value-type="string" calcext:value-type="string">
            <text:p>DFSDM1_DATIN4</text:p>
          </table:table-cell>
          <table:table-cell table:number-columns-repeated="4"/>
          <table:table-cell table:formula="of:=[.B76]" office:value-type="string" office:string-value="PE10" calcext:value-type="string">
            <text:p>PE10</text:p>
          </table:table-cell>
          <table:table-cell table:formula="of:=[.N76]&amp;IF(ISBLANK([.C76]);&quot;&quot;;&quot;/&quot;&amp;[.C76])" office:value-type="string" office:string-value="PE10" calcext:value-type="string">
            <text:p>PE10</text:p>
          </table:table-cell>
          <table:table-cell table:formula="of:=[.O76]&amp;IF(ISBLANK([.D76]);&quot;&quot;;&quot;/&quot;&amp;[.D76])" office:value-type="string" office:string-value="PE10/TIM1_CH2N" calcext:value-type="string">
            <text:p>PE10/TIM1_CH2N</text:p>
          </table:table-cell>
          <table:table-cell table:formula="of:=[.P76]&amp;IF(ISBLANK([.E76]);&quot;&quot;;&quot;/&quot;&amp;[.E76])" office:value-type="string" office:string-value="PE10/TIM1_CH2N" calcext:value-type="string">
            <text:p>PE10/TIM1_CH2N</text:p>
          </table:table-cell>
          <table:table-cell table:formula="of:=[.Q76]&amp;IF(ISBLANK([.F76]);&quot;&quot;;&quot;/&quot;&amp;[.F76])" office:value-type="string" office:string-value="PE10/TIM1_CH2N" calcext:value-type="string">
            <text:p>PE10/TIM1_CH2N</text:p>
          </table:table-cell>
          <table:table-cell table:formula="of:=[.R76]&amp;IF(ISBLANK([.G76]);&quot;&quot;;&quot;/&quot;&amp;[.G76])" office:value-type="string" office:string-value="PE10/TIM1_CH2N" calcext:value-type="string">
            <text:p>PE10/TIM1_CH2N</text:p>
          </table:table-cell>
          <table:table-cell table:formula="of:=[.S76]&amp;IF(ISBLANK([.H76]);&quot;&quot;;&quot;/&quot;&amp;[.H76])" office:value-type="string" office:string-value="PE10/TIM1_CH2N" calcext:value-type="string">
            <text:p>PE10/TIM1_CH2N</text:p>
          </table:table-cell>
          <table:table-cell table:formula="of:=[.T76]&amp;IF(ISBLANK([.I76]);&quot;&quot;;&quot;/&quot;&amp;[.I76])" office:value-type="string" office:string-value="PE10/TIM1_CH2N/DFSDM1_DATIN4" calcext:value-type="string">
            <text:p>PE10/TIM1_CH2N/DFSDM1_DATIN4</text:p>
          </table:table-cell>
          <table:table-cell table:formula="of:=[.U76]&amp;IF(ISBLANK([.J76]);&quot;&quot;;&quot;/&quot;&amp;[.J76])" office:value-type="string" office:string-value="PE10/TIM1_CH2N/DFSDM1_DATIN4" calcext:value-type="string">
            <text:p>PE10/TIM1_CH2N/DFSDM1_DATIN4</text:p>
          </table:table-cell>
          <table:table-cell table:formula="of:=[.V76]&amp;IF(ISBLANK([.K76]);&quot;&quot;;&quot;/&quot;&amp;[.K76])" office:value-type="string" office:string-value="PE10/TIM1_CH2N/DFSDM1_DATIN4" calcext:value-type="string">
            <text:p>PE10/TIM1_CH2N/DFSDM1_DATIN4</text:p>
          </table:table-cell>
        </table:table-row>
        <table:table-row table:style-name="ro1">
          <table:table-cell/>
          <table:table-cell office:value-type="string" calcext:value-type="string">
            <text:p>PE11</text:p>
          </table:table-cell>
          <table:table-cell/>
          <table:table-cell office:value-type="string" calcext:value-type="string">
            <text:p>TIM1_CH2</text:p>
          </table:table-cell>
          <table:table-cell table:number-columns-repeated="4"/>
          <table:table-cell office:value-type="string" calcext:value-type="string">
            <text:p>DFSDM1_CKIN4</text:p>
          </table:table-cell>
          <table:table-cell table:number-columns-repeated="4"/>
          <table:table-cell table:formula="of:=[.B77]" office:value-type="string" office:string-value="PE11" calcext:value-type="string">
            <text:p>PE11</text:p>
          </table:table-cell>
          <table:table-cell table:formula="of:=[.N77]&amp;IF(ISBLANK([.C77]);&quot;&quot;;&quot;/&quot;&amp;[.C77])" office:value-type="string" office:string-value="PE11" calcext:value-type="string">
            <text:p>PE11</text:p>
          </table:table-cell>
          <table:table-cell table:formula="of:=[.O77]&amp;IF(ISBLANK([.D77]);&quot;&quot;;&quot;/&quot;&amp;[.D77])" office:value-type="string" office:string-value="PE11/TIM1_CH2" calcext:value-type="string">
            <text:p>PE11/TIM1_CH2</text:p>
          </table:table-cell>
          <table:table-cell table:formula="of:=[.P77]&amp;IF(ISBLANK([.E77]);&quot;&quot;;&quot;/&quot;&amp;[.E77])" office:value-type="string" office:string-value="PE11/TIM1_CH2" calcext:value-type="string">
            <text:p>PE11/TIM1_CH2</text:p>
          </table:table-cell>
          <table:table-cell table:formula="of:=[.Q77]&amp;IF(ISBLANK([.F77]);&quot;&quot;;&quot;/&quot;&amp;[.F77])" office:value-type="string" office:string-value="PE11/TIM1_CH2" calcext:value-type="string">
            <text:p>PE11/TIM1_CH2</text:p>
          </table:table-cell>
          <table:table-cell table:formula="of:=[.R77]&amp;IF(ISBLANK([.G77]);&quot;&quot;;&quot;/&quot;&amp;[.G77])" office:value-type="string" office:string-value="PE11/TIM1_CH2" calcext:value-type="string">
            <text:p>PE11/TIM1_CH2</text:p>
          </table:table-cell>
          <table:table-cell table:formula="of:=[.S77]&amp;IF(ISBLANK([.H77]);&quot;&quot;;&quot;/&quot;&amp;[.H77])" office:value-type="string" office:string-value="PE11/TIM1_CH2" calcext:value-type="string">
            <text:p>PE11/TIM1_CH2</text:p>
          </table:table-cell>
          <table:table-cell table:formula="of:=[.T77]&amp;IF(ISBLANK([.I77]);&quot;&quot;;&quot;/&quot;&amp;[.I77])" office:value-type="string" office:string-value="PE11/TIM1_CH2/DFSDM1_CKIN4" calcext:value-type="string">
            <text:p>PE11/TIM1_CH2/DFSDM1_CKIN4</text:p>
          </table:table-cell>
          <table:table-cell table:formula="of:=[.U77]&amp;IF(ISBLANK([.J77]);&quot;&quot;;&quot;/&quot;&amp;[.J77])" office:value-type="string" office:string-value="PE11/TIM1_CH2/DFSDM1_CKIN4" calcext:value-type="string">
            <text:p>PE11/TIM1_CH2/DFSDM1_CKIN4</text:p>
          </table:table-cell>
          <table:table-cell table:formula="of:=[.V77]&amp;IF(ISBLANK([.K77]);&quot;&quot;;&quot;/&quot;&amp;[.K77])" office:value-type="string" office:string-value="PE11/TIM1_CH2/DFSDM1_CKIN4" calcext:value-type="string">
            <text:p>PE11/TIM1_CH2/DFSDM1_CKIN4</text:p>
          </table:table-cell>
        </table:table-row>
        <table:table-row table:style-name="ro1">
          <table:table-cell/>
          <table:table-cell office:value-type="string" calcext:value-type="string">
            <text:p>PE12</text:p>
          </table:table-cell>
          <table:table-cell/>
          <table:table-cell office:value-type="string" calcext:value-type="string">
            <text:p>TIM1_CH3N</text:p>
          </table:table-cell>
          <table:table-cell table:number-columns-repeated="3"/>
          <table:table-cell office:value-type="string" calcext:value-type="string">
            <text:p>SPI1_NSS</text:p>
          </table:table-cell>
          <table:table-cell office:value-type="string" calcext:value-type="string">
            <text:p>DFSDM1_DATIN5</text:p>
          </table:table-cell>
          <table:table-cell table:number-columns-repeated="4"/>
          <table:table-cell table:formula="of:=[.B78]" office:value-type="string" office:string-value="PE12" calcext:value-type="string">
            <text:p>PE12</text:p>
          </table:table-cell>
          <table:table-cell table:formula="of:=[.N78]&amp;IF(ISBLANK([.C78]);&quot;&quot;;&quot;/&quot;&amp;[.C78])" office:value-type="string" office:string-value="PE12" calcext:value-type="string">
            <text:p>PE12</text:p>
          </table:table-cell>
          <table:table-cell table:formula="of:=[.O78]&amp;IF(ISBLANK([.D78]);&quot;&quot;;&quot;/&quot;&amp;[.D78])" office:value-type="string" office:string-value="PE12/TIM1_CH3N" calcext:value-type="string">
            <text:p>PE12/TIM1_CH3N</text:p>
          </table:table-cell>
          <table:table-cell table:formula="of:=[.P78]&amp;IF(ISBLANK([.E78]);&quot;&quot;;&quot;/&quot;&amp;[.E78])" office:value-type="string" office:string-value="PE12/TIM1_CH3N" calcext:value-type="string">
            <text:p>PE12/TIM1_CH3N</text:p>
          </table:table-cell>
          <table:table-cell table:formula="of:=[.Q78]&amp;IF(ISBLANK([.F78]);&quot;&quot;;&quot;/&quot;&amp;[.F78])" office:value-type="string" office:string-value="PE12/TIM1_CH3N" calcext:value-type="string">
            <text:p>PE12/TIM1_CH3N</text:p>
          </table:table-cell>
          <table:table-cell table:formula="of:=[.R78]&amp;IF(ISBLANK([.G78]);&quot;&quot;;&quot;/&quot;&amp;[.G78])" office:value-type="string" office:string-value="PE12/TIM1_CH3N" calcext:value-type="string">
            <text:p>PE12/TIM1_CH3N</text:p>
          </table:table-cell>
          <table:table-cell table:formula="of:=[.S78]&amp;IF(ISBLANK([.H78]);&quot;&quot;;&quot;/&quot;&amp;[.H78])" office:value-type="string" office:string-value="PE12/TIM1_CH3N/SPI1_NSS" calcext:value-type="string">
            <text:p>PE12/TIM1_CH3N/SPI1_NSS</text:p>
          </table:table-cell>
          <table:table-cell table:formula="of:=[.T78]&amp;IF(ISBLANK([.I78]);&quot;&quot;;&quot;/&quot;&amp;[.I78])" office:value-type="string" office:string-value="PE12/TIM1_CH3N/SPI1_NSS/DFSDM1_DATIN5" calcext:value-type="string">
            <text:p>PE12/TIM1_CH3N/SPI1_NSS/DFSDM1_DATIN5</text:p>
          </table:table-cell>
          <table:table-cell table:formula="of:=[.U78]&amp;IF(ISBLANK([.J78]);&quot;&quot;;&quot;/&quot;&amp;[.J78])" office:value-type="string" office:string-value="PE12/TIM1_CH3N/SPI1_NSS/DFSDM1_DATIN5" calcext:value-type="string">
            <text:p>PE12/TIM1_CH3N/SPI1_NSS/DFSDM1_DATIN5</text:p>
          </table:table-cell>
          <table:table-cell table:formula="of:=[.V78]&amp;IF(ISBLANK([.K78]);&quot;&quot;;&quot;/&quot;&amp;[.K78])" office:value-type="string" office:string-value="PE12/TIM1_CH3N/SPI1_NSS/DFSDM1_DATIN5" calcext:value-type="string">
            <text:p>PE12/TIM1_CH3N/SPI1_NSS/DFSDM1_DATIN5</text:p>
          </table:table-cell>
        </table:table-row>
        <table:table-row table:style-name="ro1">
          <table:table-cell/>
          <table:table-cell office:value-type="string" calcext:value-type="string">
            <text:p>PE13</text:p>
          </table:table-cell>
          <table:table-cell/>
          <table:table-cell office:value-type="string" calcext:value-type="string">
            <text:p>TIM1_CH3</text:p>
          </table:table-cell>
          <table:table-cell table:number-columns-repeated="3"/>
          <table:table-cell office:value-type="string" calcext:value-type="string">
            <text:p>SPI1_SCK</text:p>
          </table:table-cell>
          <table:table-cell office:value-type="string" calcext:value-type="string">
            <text:p>DFSDM1_CKIN5</text:p>
          </table:table-cell>
          <table:table-cell table:number-columns-repeated="4"/>
          <table:table-cell table:formula="of:=[.B79]" office:value-type="string" office:string-value="PE13" calcext:value-type="string">
            <text:p>PE13</text:p>
          </table:table-cell>
          <table:table-cell table:formula="of:=[.N79]&amp;IF(ISBLANK([.C79]);&quot;&quot;;&quot;/&quot;&amp;[.C79])" office:value-type="string" office:string-value="PE13" calcext:value-type="string">
            <text:p>PE13</text:p>
          </table:table-cell>
          <table:table-cell table:formula="of:=[.O79]&amp;IF(ISBLANK([.D79]);&quot;&quot;;&quot;/&quot;&amp;[.D79])" office:value-type="string" office:string-value="PE13/TIM1_CH3" calcext:value-type="string">
            <text:p>PE13/TIM1_CH3</text:p>
          </table:table-cell>
          <table:table-cell table:formula="of:=[.P79]&amp;IF(ISBLANK([.E79]);&quot;&quot;;&quot;/&quot;&amp;[.E79])" office:value-type="string" office:string-value="PE13/TIM1_CH3" calcext:value-type="string">
            <text:p>PE13/TIM1_CH3</text:p>
          </table:table-cell>
          <table:table-cell table:formula="of:=[.Q79]&amp;IF(ISBLANK([.F79]);&quot;&quot;;&quot;/&quot;&amp;[.F79])" office:value-type="string" office:string-value="PE13/TIM1_CH3" calcext:value-type="string">
            <text:p>PE13/TIM1_CH3</text:p>
          </table:table-cell>
          <table:table-cell table:formula="of:=[.R79]&amp;IF(ISBLANK([.G79]);&quot;&quot;;&quot;/&quot;&amp;[.G79])" office:value-type="string" office:string-value="PE13/TIM1_CH3" calcext:value-type="string">
            <text:p>PE13/TIM1_CH3</text:p>
          </table:table-cell>
          <table:table-cell table:formula="of:=[.S79]&amp;IF(ISBLANK([.H79]);&quot;&quot;;&quot;/&quot;&amp;[.H79])" office:value-type="string" office:string-value="PE13/TIM1_CH3/SPI1_SCK" calcext:value-type="string">
            <text:p>PE13/TIM1_CH3/SPI1_SCK</text:p>
          </table:table-cell>
          <table:table-cell table:formula="of:=[.T79]&amp;IF(ISBLANK([.I79]);&quot;&quot;;&quot;/&quot;&amp;[.I79])" office:value-type="string" office:string-value="PE13/TIM1_CH3/SPI1_SCK/DFSDM1_CKIN5" calcext:value-type="string">
            <text:p>PE13/TIM1_CH3/SPI1_SCK/DFSDM1_CKIN5</text:p>
          </table:table-cell>
          <table:table-cell table:formula="of:=[.U79]&amp;IF(ISBLANK([.J79]);&quot;&quot;;&quot;/&quot;&amp;[.J79])" office:value-type="string" office:string-value="PE13/TIM1_CH3/SPI1_SCK/DFSDM1_CKIN5" calcext:value-type="string">
            <text:p>PE13/TIM1_CH3/SPI1_SCK/DFSDM1_CKIN5</text:p>
          </table:table-cell>
          <table:table-cell table:formula="of:=[.V79]&amp;IF(ISBLANK([.K79]);&quot;&quot;;&quot;/&quot;&amp;[.K79])" office:value-type="string" office:string-value="PE13/TIM1_CH3/SPI1_SCK/DFSDM1_CKIN5" calcext:value-type="string">
            <text:p>PE13/TIM1_CH3/SPI1_SCK/DFSDM1_CKIN5</text:p>
          </table:table-cell>
        </table:table-row>
        <table:table-row table:style-name="ro1">
          <table:table-cell/>
          <table:table-cell office:value-type="string" calcext:value-type="string">
            <text:p>PE14</text:p>
          </table:table-cell>
          <table:table-cell/>
          <table:table-cell office:value-type="string" calcext:value-type="string">
            <text:p>TIM1_CH4</text:p>
          </table:table-cell>
          <table:table-cell office:value-type="string" calcext:value-type="string">
            <text:p>TIM1_BKIN2</text:p>
          </table:table-cell>
          <table:table-cell office:value-type="string" calcext:value-type="string">
            <text:p>TIM1_BKIN2_COMP2</text:p>
          </table:table-cell>
          <table:table-cell/>
          <table:table-cell office:value-type="string" calcext:value-type="string">
            <text:p>SPI1_MISO</text:p>
          </table:table-cell>
          <table:table-cell table:number-columns-repeated="5"/>
          <table:table-cell table:formula="of:=[.B80]" office:value-type="string" office:string-value="PE14" calcext:value-type="string">
            <text:p>PE14</text:p>
          </table:table-cell>
          <table:table-cell table:formula="of:=[.N80]&amp;IF(ISBLANK([.C80]);&quot;&quot;;&quot;/&quot;&amp;[.C80])" office:value-type="string" office:string-value="PE14" calcext:value-type="string">
            <text:p>PE14</text:p>
          </table:table-cell>
          <table:table-cell table:formula="of:=[.O80]&amp;IF(ISBLANK([.D80]);&quot;&quot;;&quot;/&quot;&amp;[.D80])" office:value-type="string" office:string-value="PE14/TIM1_CH4" calcext:value-type="string">
            <text:p>PE14/TIM1_CH4</text:p>
          </table:table-cell>
          <table:table-cell table:formula="of:=[.P80]&amp;IF(ISBLANK([.E80]);&quot;&quot;;&quot;/&quot;&amp;[.E80])" office:value-type="string" office:string-value="PE14/TIM1_CH4/TIM1_BKIN2" calcext:value-type="string">
            <text:p>PE14/TIM1_CH4/TIM1_BKIN2</text:p>
          </table:table-cell>
          <table:table-cell table:formula="of:=[.Q80]&amp;IF(ISBLANK([.F80]);&quot;&quot;;&quot;/&quot;&amp;[.F80])" office:value-type="string" office:string-value="PE14/TIM1_CH4/TIM1_BKIN2/TIM1_BKIN2_COMP2" calcext:value-type="string">
            <text:p>PE14/TIM1_CH4/TIM1_BKIN2/TIM1_BKIN2_COMP2</text:p>
          </table:table-cell>
          <table:table-cell table:formula="of:=[.R80]&amp;IF(ISBLANK([.G80]);&quot;&quot;;&quot;/&quot;&amp;[.G80])" office:value-type="string" office:string-value="PE14/TIM1_CH4/TIM1_BKIN2/TIM1_BKIN2_COMP2" calcext:value-type="string">
            <text:p>PE14/TIM1_CH4/TIM1_BKIN2/TIM1_BKIN2_COMP2</text:p>
          </table:table-cell>
          <table:table-cell table:formula="of:=[.S80]&amp;IF(ISBLANK([.H80]);&quot;&quot;;&quot;/&quot;&amp;[.H80])" office:value-type="string" office:string-value="PE14/TIM1_CH4/TIM1_BKIN2/TIM1_BKIN2_COMP2/SPI1_MISO" calcext:value-type="string">
            <text:p>PE14/TIM1_CH4/TIM1_BKIN2/TIM1_BKIN2_COMP2/SPI1_MISO</text:p>
          </table:table-cell>
          <table:table-cell table:formula="of:=[.T80]&amp;IF(ISBLANK([.I80]);&quot;&quot;;&quot;/&quot;&amp;[.I80])" office:value-type="string" office:string-value="PE14/TIM1_CH4/TIM1_BKIN2/TIM1_BKIN2_COMP2/SPI1_MISO" calcext:value-type="string">
            <text:p>PE14/TIM1_CH4/TIM1_BKIN2/TIM1_BKIN2_COMP2/SPI1_MISO</text:p>
          </table:table-cell>
          <table:table-cell table:formula="of:=[.U80]&amp;IF(ISBLANK([.J80]);&quot;&quot;;&quot;/&quot;&amp;[.J80])" office:value-type="string" office:string-value="PE14/TIM1_CH4/TIM1_BKIN2/TIM1_BKIN2_COMP2/SPI1_MISO" calcext:value-type="string">
            <text:p>PE14/TIM1_CH4/TIM1_BKIN2/TIM1_BKIN2_COMP2/SPI1_MISO</text:p>
          </table:table-cell>
          <table:table-cell table:formula="of:=[.V80]&amp;IF(ISBLANK([.K80]);&quot;&quot;;&quot;/&quot;&amp;[.K80])" office:value-type="string" office:string-value="PE14/TIM1_CH4/TIM1_BKIN2/TIM1_BKIN2_COMP2/SPI1_MISO" calcext:value-type="string">
            <text:p>PE14/TIM1_CH4/TIM1_BKIN2/TIM1_BKIN2_COMP2/SPI1_MISO</text:p>
          </table:table-cell>
        </table:table-row>
        <table:table-row table:style-name="ro1">
          <table:table-cell/>
          <table:table-cell office:value-type="string" calcext:value-type="string">
            <text:p>PE15</text:p>
          </table:table-cell>
          <table:table-cell/>
          <table:table-cell office:value-type="string" calcext:value-type="string">
            <text:p>TIM1_BKIN</text:p>
          </table:table-cell>
          <table:table-cell/>
          <table:table-cell office:value-type="string" calcext:value-type="string">
            <text:p>TIM1_BKIN_COMP1</text:p>
          </table:table-cell>
          <table:table-cell/>
          <table:table-cell office:value-type="string" calcext:value-type="string">
            <text:p>SPI1_MOSI</text:p>
          </table:table-cell>
          <table:table-cell table:number-columns-repeated="5"/>
          <table:table-cell table:formula="of:=[.B81]" office:value-type="string" office:string-value="PE15" calcext:value-type="string">
            <text:p>PE15</text:p>
          </table:table-cell>
          <table:table-cell table:formula="of:=[.N81]&amp;IF(ISBLANK([.C81]);&quot;&quot;;&quot;/&quot;&amp;[.C81])" office:value-type="string" office:string-value="PE15" calcext:value-type="string">
            <text:p>PE15</text:p>
          </table:table-cell>
          <table:table-cell table:formula="of:=[.O81]&amp;IF(ISBLANK([.D81]);&quot;&quot;;&quot;/&quot;&amp;[.D81])" office:value-type="string" office:string-value="PE15/TIM1_BKIN" calcext:value-type="string">
            <text:p>PE15/TIM1_BKIN</text:p>
          </table:table-cell>
          <table:table-cell table:formula="of:=[.P81]&amp;IF(ISBLANK([.E81]);&quot;&quot;;&quot;/&quot;&amp;[.E81])" office:value-type="string" office:string-value="PE15/TIM1_BKIN" calcext:value-type="string">
            <text:p>PE15/TIM1_BKIN</text:p>
          </table:table-cell>
          <table:table-cell table:formula="of:=[.Q81]&amp;IF(ISBLANK([.F81]);&quot;&quot;;&quot;/&quot;&amp;[.F81])" office:value-type="string" office:string-value="PE15/TIM1_BKIN/TIM1_BKIN_COMP1" calcext:value-type="string">
            <text:p>PE15/TIM1_BKIN/TIM1_BKIN_COMP1</text:p>
          </table:table-cell>
          <table:table-cell table:formula="of:=[.R81]&amp;IF(ISBLANK([.G81]);&quot;&quot;;&quot;/&quot;&amp;[.G81])" office:value-type="string" office:string-value="PE15/TIM1_BKIN/TIM1_BKIN_COMP1" calcext:value-type="string">
            <text:p>PE15/TIM1_BKIN/TIM1_BKIN_COMP1</text:p>
          </table:table-cell>
          <table:table-cell table:formula="of:=[.S81]&amp;IF(ISBLANK([.H81]);&quot;&quot;;&quot;/&quot;&amp;[.H81])" office:value-type="string" office:string-value="PE15/TIM1_BKIN/TIM1_BKIN_COMP1/SPI1_MOSI" calcext:value-type="string">
            <text:p>PE15/TIM1_BKIN/TIM1_BKIN_COMP1/SPI1_MOSI</text:p>
          </table:table-cell>
          <table:table-cell table:formula="of:=[.T81]&amp;IF(ISBLANK([.I81]);&quot;&quot;;&quot;/&quot;&amp;[.I81])" office:value-type="string" office:string-value="PE15/TIM1_BKIN/TIM1_BKIN_COMP1/SPI1_MOSI" calcext:value-type="string">
            <text:p>PE15/TIM1_BKIN/TIM1_BKIN_COMP1/SPI1_MOSI</text:p>
          </table:table-cell>
          <table:table-cell table:formula="of:=[.U81]&amp;IF(ISBLANK([.J81]);&quot;&quot;;&quot;/&quot;&amp;[.J81])" office:value-type="string" office:string-value="PE15/TIM1_BKIN/TIM1_BKIN_COMP1/SPI1_MOSI" calcext:value-type="string">
            <text:p>PE15/TIM1_BKIN/TIM1_BKIN_COMP1/SPI1_MOSI</text:p>
          </table:table-cell>
          <table:table-cell table:formula="of:=[.V81]&amp;IF(ISBLANK([.K81]);&quot;&quot;;&quot;/&quot;&amp;[.K81])" office:value-type="string" office:string-value="PE15/TIM1_BKIN/TIM1_BKIN_COMP1/SPI1_MOSI" calcext:value-type="string">
            <text:p>PE15/TIM1_BKIN/TIM1_BKIN_COMP1/SPI1_MOSI</text:p>
          </table:table-cell>
        </table:table-row>
        <table:table-row table:style-name="ro1">
          <table:table-cell/>
          <table:table-cell office:value-type="string" calcext:value-type="string">
            <text:p>PF0</text:p>
          </table:table-cell>
          <table:table-cell table:number-columns-repeated="4"/>
          <table:table-cell office:value-type="string" calcext:value-type="string">
            <text:p>I2C2_SDA</text:p>
          </table:table-cell>
          <table:table-cell table:number-columns-repeated="6"/>
          <table:table-cell table:formula="of:=[.B82]" office:value-type="string" office:string-value="PF0" calcext:value-type="string">
            <text:p>PF0</text:p>
          </table:table-cell>
          <table:table-cell table:formula="of:=[.N82]&amp;IF(ISBLANK([.C82]);&quot;&quot;;&quot;/&quot;&amp;[.C82])" office:value-type="string" office:string-value="PF0" calcext:value-type="string">
            <text:p>PF0</text:p>
          </table:table-cell>
          <table:table-cell table:formula="of:=[.O82]&amp;IF(ISBLANK([.D82]);&quot;&quot;;&quot;/&quot;&amp;[.D82])" office:value-type="string" office:string-value="PF0" calcext:value-type="string">
            <text:p>PF0</text:p>
          </table:table-cell>
          <table:table-cell table:formula="of:=[.P82]&amp;IF(ISBLANK([.E82]);&quot;&quot;;&quot;/&quot;&amp;[.E82])" office:value-type="string" office:string-value="PF0" calcext:value-type="string">
            <text:p>PF0</text:p>
          </table:table-cell>
          <table:table-cell table:formula="of:=[.Q82]&amp;IF(ISBLANK([.F82]);&quot;&quot;;&quot;/&quot;&amp;[.F82])" office:value-type="string" office:string-value="PF0" calcext:value-type="string">
            <text:p>PF0</text:p>
          </table:table-cell>
          <table:table-cell table:formula="of:=[.R82]&amp;IF(ISBLANK([.G82]);&quot;&quot;;&quot;/&quot;&amp;[.G82])" office:value-type="string" office:string-value="PF0/I2C2_SDA" calcext:value-type="string">
            <text:p>PF0/I2C2_SDA</text:p>
          </table:table-cell>
          <table:table-cell table:formula="of:=[.S82]&amp;IF(ISBLANK([.H82]);&quot;&quot;;&quot;/&quot;&amp;[.H82])" office:value-type="string" office:string-value="PF0/I2C2_SDA" calcext:value-type="string">
            <text:p>PF0/I2C2_SDA</text:p>
          </table:table-cell>
          <table:table-cell table:formula="of:=[.T82]&amp;IF(ISBLANK([.I82]);&quot;&quot;;&quot;/&quot;&amp;[.I82])" office:value-type="string" office:string-value="PF0/I2C2_SDA" calcext:value-type="string">
            <text:p>PF0/I2C2_SDA</text:p>
          </table:table-cell>
          <table:table-cell table:formula="of:=[.U82]&amp;IF(ISBLANK([.J82]);&quot;&quot;;&quot;/&quot;&amp;[.J82])" office:value-type="string" office:string-value="PF0/I2C2_SDA" calcext:value-type="string">
            <text:p>PF0/I2C2_SDA</text:p>
          </table:table-cell>
          <table:table-cell table:formula="of:=[.V82]&amp;IF(ISBLANK([.K82]);&quot;&quot;;&quot;/&quot;&amp;[.K82])" office:value-type="string" office:string-value="PF0/I2C2_SDA" calcext:value-type="string">
            <text:p>PF0/I2C2_SDA</text:p>
          </table:table-cell>
        </table:table-row>
        <table:table-row table:style-name="ro1">
          <table:table-cell/>
          <table:table-cell office:value-type="string" calcext:value-type="string">
            <text:p>PF1</text:p>
          </table:table-cell>
          <table:table-cell table:number-columns-repeated="4"/>
          <table:table-cell office:value-type="string" calcext:value-type="string">
            <text:p>I2C2_SCL</text:p>
          </table:table-cell>
          <table:table-cell table:number-columns-repeated="6"/>
          <table:table-cell table:formula="of:=[.B83]" office:value-type="string" office:string-value="PF1" calcext:value-type="string">
            <text:p>PF1</text:p>
          </table:table-cell>
          <table:table-cell table:formula="of:=[.N83]&amp;IF(ISBLANK([.C83]);&quot;&quot;;&quot;/&quot;&amp;[.C83])" office:value-type="string" office:string-value="PF1" calcext:value-type="string">
            <text:p>PF1</text:p>
          </table:table-cell>
          <table:table-cell table:formula="of:=[.O83]&amp;IF(ISBLANK([.D83]);&quot;&quot;;&quot;/&quot;&amp;[.D83])" office:value-type="string" office:string-value="PF1" calcext:value-type="string">
            <text:p>PF1</text:p>
          </table:table-cell>
          <table:table-cell table:formula="of:=[.P83]&amp;IF(ISBLANK([.E83]);&quot;&quot;;&quot;/&quot;&amp;[.E83])" office:value-type="string" office:string-value="PF1" calcext:value-type="string">
            <text:p>PF1</text:p>
          </table:table-cell>
          <table:table-cell table:formula="of:=[.Q83]&amp;IF(ISBLANK([.F83]);&quot;&quot;;&quot;/&quot;&amp;[.F83])" office:value-type="string" office:string-value="PF1" calcext:value-type="string">
            <text:p>PF1</text:p>
          </table:table-cell>
          <table:table-cell table:formula="of:=[.R83]&amp;IF(ISBLANK([.G83]);&quot;&quot;;&quot;/&quot;&amp;[.G83])" office:value-type="string" office:string-value="PF1/I2C2_SCL" calcext:value-type="string">
            <text:p>PF1/I2C2_SCL</text:p>
          </table:table-cell>
          <table:table-cell table:formula="of:=[.S83]&amp;IF(ISBLANK([.H83]);&quot;&quot;;&quot;/&quot;&amp;[.H83])" office:value-type="string" office:string-value="PF1/I2C2_SCL" calcext:value-type="string">
            <text:p>PF1/I2C2_SCL</text:p>
          </table:table-cell>
          <table:table-cell table:formula="of:=[.T83]&amp;IF(ISBLANK([.I83]);&quot;&quot;;&quot;/&quot;&amp;[.I83])" office:value-type="string" office:string-value="PF1/I2C2_SCL" calcext:value-type="string">
            <text:p>PF1/I2C2_SCL</text:p>
          </table:table-cell>
          <table:table-cell table:formula="of:=[.U83]&amp;IF(ISBLANK([.J83]);&quot;&quot;;&quot;/&quot;&amp;[.J83])" office:value-type="string" office:string-value="PF1/I2C2_SCL" calcext:value-type="string">
            <text:p>PF1/I2C2_SCL</text:p>
          </table:table-cell>
          <table:table-cell table:formula="of:=[.V83]&amp;IF(ISBLANK([.K83]);&quot;&quot;;&quot;/&quot;&amp;[.K83])" office:value-type="string" office:string-value="PF1/I2C2_SCL" calcext:value-type="string">
            <text:p>PF1/I2C2_SCL</text:p>
          </table:table-cell>
        </table:table-row>
        <table:table-row table:style-name="ro1">
          <table:table-cell/>
          <table:table-cell office:value-type="string" calcext:value-type="string">
            <text:p>PF2</text:p>
          </table:table-cell>
          <table:table-cell table:number-columns-repeated="4"/>
          <table:table-cell office:value-type="string" calcext:value-type="string">
            <text:p>I2C2_SMBA</text:p>
          </table:table-cell>
          <table:table-cell table:number-columns-repeated="6"/>
          <table:table-cell table:formula="of:=[.B84]" office:value-type="string" office:string-value="PF2" calcext:value-type="string">
            <text:p>PF2</text:p>
          </table:table-cell>
          <table:table-cell table:formula="of:=[.N84]&amp;IF(ISBLANK([.C84]);&quot;&quot;;&quot;/&quot;&amp;[.C84])" office:value-type="string" office:string-value="PF2" calcext:value-type="string">
            <text:p>PF2</text:p>
          </table:table-cell>
          <table:table-cell table:formula="of:=[.O84]&amp;IF(ISBLANK([.D84]);&quot;&quot;;&quot;/&quot;&amp;[.D84])" office:value-type="string" office:string-value="PF2" calcext:value-type="string">
            <text:p>PF2</text:p>
          </table:table-cell>
          <table:table-cell table:formula="of:=[.P84]&amp;IF(ISBLANK([.E84]);&quot;&quot;;&quot;/&quot;&amp;[.E84])" office:value-type="string" office:string-value="PF2" calcext:value-type="string">
            <text:p>PF2</text:p>
          </table:table-cell>
          <table:table-cell table:formula="of:=[.Q84]&amp;IF(ISBLANK([.F84]);&quot;&quot;;&quot;/&quot;&amp;[.F84])" office:value-type="string" office:string-value="PF2" calcext:value-type="string">
            <text:p>PF2</text:p>
          </table:table-cell>
          <table:table-cell table:formula="of:=[.R84]&amp;IF(ISBLANK([.G84]);&quot;&quot;;&quot;/&quot;&amp;[.G84])" office:value-type="string" office:string-value="PF2/I2C2_SMBA" calcext:value-type="string">
            <text:p>PF2/I2C2_SMBA</text:p>
          </table:table-cell>
          <table:table-cell table:formula="of:=[.S84]&amp;IF(ISBLANK([.H84]);&quot;&quot;;&quot;/&quot;&amp;[.H84])" office:value-type="string" office:string-value="PF2/I2C2_SMBA" calcext:value-type="string">
            <text:p>PF2/I2C2_SMBA</text:p>
          </table:table-cell>
          <table:table-cell table:formula="of:=[.T84]&amp;IF(ISBLANK([.I84]);&quot;&quot;;&quot;/&quot;&amp;[.I84])" office:value-type="string" office:string-value="PF2/I2C2_SMBA" calcext:value-type="string">
            <text:p>PF2/I2C2_SMBA</text:p>
          </table:table-cell>
          <table:table-cell table:formula="of:=[.U84]&amp;IF(ISBLANK([.J84]);&quot;&quot;;&quot;/&quot;&amp;[.J84])" office:value-type="string" office:string-value="PF2/I2C2_SMBA" calcext:value-type="string">
            <text:p>PF2/I2C2_SMBA</text:p>
          </table:table-cell>
          <table:table-cell table:formula="of:=[.V84]&amp;IF(ISBLANK([.K84]);&quot;&quot;;&quot;/&quot;&amp;[.K84])" office:value-type="string" office:string-value="PF2/I2C2_SMBA" calcext:value-type="string">
            <text:p>PF2/I2C2_SMBA</text:p>
          </table:table-cell>
        </table:table-row>
        <table:table-row table:style-name="ro1">
          <table:table-cell/>
          <table:table-cell office:value-type="string" calcext:value-type="string">
            <text:p>PF3</text:p>
          </table:table-cell>
          <table:table-cell table:number-columns-repeated="8"/>
          <table:table-cell office:value-type="string" calcext:value-type="string">
            <text:p>ADC3_IN6</text:p>
          </table:table-cell>
          <table:table-cell table:number-columns-repeated="2"/>
          <table:table-cell table:formula="of:=[.B85]" office:value-type="string" office:string-value="PF3" calcext:value-type="string">
            <text:p>PF3</text:p>
          </table:table-cell>
          <table:table-cell table:formula="of:=[.N85]&amp;IF(ISBLANK([.C85]);&quot;&quot;;&quot;/&quot;&amp;[.C85])" office:value-type="string" office:string-value="PF3" calcext:value-type="string">
            <text:p>PF3</text:p>
          </table:table-cell>
          <table:table-cell table:formula="of:=[.O85]&amp;IF(ISBLANK([.D85]);&quot;&quot;;&quot;/&quot;&amp;[.D85])" office:value-type="string" office:string-value="PF3" calcext:value-type="string">
            <text:p>PF3</text:p>
          </table:table-cell>
          <table:table-cell table:formula="of:=[.P85]&amp;IF(ISBLANK([.E85]);&quot;&quot;;&quot;/&quot;&amp;[.E85])" office:value-type="string" office:string-value="PF3" calcext:value-type="string">
            <text:p>PF3</text:p>
          </table:table-cell>
          <table:table-cell table:formula="of:=[.Q85]&amp;IF(ISBLANK([.F85]);&quot;&quot;;&quot;/&quot;&amp;[.F85])" office:value-type="string" office:string-value="PF3" calcext:value-type="string">
            <text:p>PF3</text:p>
          </table:table-cell>
          <table:table-cell table:formula="of:=[.R85]&amp;IF(ISBLANK([.G85]);&quot;&quot;;&quot;/&quot;&amp;[.G85])" office:value-type="string" office:string-value="PF3" calcext:value-type="string">
            <text:p>PF3</text:p>
          </table:table-cell>
          <table:table-cell table:formula="of:=[.S85]&amp;IF(ISBLANK([.H85]);&quot;&quot;;&quot;/&quot;&amp;[.H85])" office:value-type="string" office:string-value="PF3" calcext:value-type="string">
            <text:p>PF3</text:p>
          </table:table-cell>
          <table:table-cell table:formula="of:=[.T85]&amp;IF(ISBLANK([.I85]);&quot;&quot;;&quot;/&quot;&amp;[.I85])" office:value-type="string" office:string-value="PF3" calcext:value-type="string">
            <text:p>PF3</text:p>
          </table:table-cell>
          <table:table-cell table:formula="of:=[.U85]&amp;IF(ISBLANK([.J85]);&quot;&quot;;&quot;/&quot;&amp;[.J85])" office:value-type="string" office:string-value="PF3" calcext:value-type="string">
            <text:p>PF3</text:p>
          </table:table-cell>
          <table:table-cell table:formula="of:=[.V85]&amp;IF(ISBLANK([.K85]);&quot;&quot;;&quot;/&quot;&amp;[.K85])" office:value-type="string" office:string-value="PF3/ADC3_IN6" calcext:value-type="string">
            <text:p>PF3/ADC3_IN6</text:p>
          </table:table-cell>
        </table:table-row>
        <table:table-row table:style-name="ro1">
          <table:table-cell/>
          <table:table-cell office:value-type="string" calcext:value-type="string">
            <text:p>PF4</text:p>
          </table:table-cell>
          <table:table-cell table:number-columns-repeated="8"/>
          <table:table-cell office:value-type="string" calcext:value-type="string">
            <text:p>ADC3_IN7</text:p>
          </table:table-cell>
          <table:table-cell table:number-columns-repeated="2"/>
          <table:table-cell table:formula="of:=[.B86]" office:value-type="string" office:string-value="PF4" calcext:value-type="string">
            <text:p>PF4</text:p>
          </table:table-cell>
          <table:table-cell table:formula="of:=[.N86]&amp;IF(ISBLANK([.C86]);&quot;&quot;;&quot;/&quot;&amp;[.C86])" office:value-type="string" office:string-value="PF4" calcext:value-type="string">
            <text:p>PF4</text:p>
          </table:table-cell>
          <table:table-cell table:formula="of:=[.O86]&amp;IF(ISBLANK([.D86]);&quot;&quot;;&quot;/&quot;&amp;[.D86])" office:value-type="string" office:string-value="PF4" calcext:value-type="string">
            <text:p>PF4</text:p>
          </table:table-cell>
          <table:table-cell table:formula="of:=[.P86]&amp;IF(ISBLANK([.E86]);&quot;&quot;;&quot;/&quot;&amp;[.E86])" office:value-type="string" office:string-value="PF4" calcext:value-type="string">
            <text:p>PF4</text:p>
          </table:table-cell>
          <table:table-cell table:formula="of:=[.Q86]&amp;IF(ISBLANK([.F86]);&quot;&quot;;&quot;/&quot;&amp;[.F86])" office:value-type="string" office:string-value="PF4" calcext:value-type="string">
            <text:p>PF4</text:p>
          </table:table-cell>
          <table:table-cell table:formula="of:=[.R86]&amp;IF(ISBLANK([.G86]);&quot;&quot;;&quot;/&quot;&amp;[.G86])" office:value-type="string" office:string-value="PF4" calcext:value-type="string">
            <text:p>PF4</text:p>
          </table:table-cell>
          <table:table-cell table:formula="of:=[.S86]&amp;IF(ISBLANK([.H86]);&quot;&quot;;&quot;/&quot;&amp;[.H86])" office:value-type="string" office:string-value="PF4" calcext:value-type="string">
            <text:p>PF4</text:p>
          </table:table-cell>
          <table:table-cell table:formula="of:=[.T86]&amp;IF(ISBLANK([.I86]);&quot;&quot;;&quot;/&quot;&amp;[.I86])" office:value-type="string" office:string-value="PF4" calcext:value-type="string">
            <text:p>PF4</text:p>
          </table:table-cell>
          <table:table-cell table:formula="of:=[.U86]&amp;IF(ISBLANK([.J86]);&quot;&quot;;&quot;/&quot;&amp;[.J86])" office:value-type="string" office:string-value="PF4" calcext:value-type="string">
            <text:p>PF4</text:p>
          </table:table-cell>
          <table:table-cell table:formula="of:=[.V86]&amp;IF(ISBLANK([.K86]);&quot;&quot;;&quot;/&quot;&amp;[.K86])" office:value-type="string" office:string-value="PF4/ADC3_IN7" calcext:value-type="string">
            <text:p>PF4/ADC3_IN7</text:p>
          </table:table-cell>
        </table:table-row>
        <table:table-row table:style-name="ro1">
          <table:table-cell/>
          <table:table-cell office:value-type="string" calcext:value-type="string">
            <text:p>PF5</text:p>
          </table:table-cell>
          <table:table-cell table:number-columns-repeated="8"/>
          <table:table-cell office:value-type="string" calcext:value-type="string">
            <text:p>ADC3_IN8</text:p>
          </table:table-cell>
          <table:table-cell table:number-columns-repeated="2"/>
          <table:table-cell table:formula="of:=[.B87]" office:value-type="string" office:string-value="PF5" calcext:value-type="string">
            <text:p>PF5</text:p>
          </table:table-cell>
          <table:table-cell table:formula="of:=[.N87]&amp;IF(ISBLANK([.C87]);&quot;&quot;;&quot;/&quot;&amp;[.C87])" office:value-type="string" office:string-value="PF5" calcext:value-type="string">
            <text:p>PF5</text:p>
          </table:table-cell>
          <table:table-cell table:formula="of:=[.O87]&amp;IF(ISBLANK([.D87]);&quot;&quot;;&quot;/&quot;&amp;[.D87])" office:value-type="string" office:string-value="PF5" calcext:value-type="string">
            <text:p>PF5</text:p>
          </table:table-cell>
          <table:table-cell table:formula="of:=[.P87]&amp;IF(ISBLANK([.E87]);&quot;&quot;;&quot;/&quot;&amp;[.E87])" office:value-type="string" office:string-value="PF5" calcext:value-type="string">
            <text:p>PF5</text:p>
          </table:table-cell>
          <table:table-cell table:formula="of:=[.Q87]&amp;IF(ISBLANK([.F87]);&quot;&quot;;&quot;/&quot;&amp;[.F87])" office:value-type="string" office:string-value="PF5" calcext:value-type="string">
            <text:p>PF5</text:p>
          </table:table-cell>
          <table:table-cell table:formula="of:=[.R87]&amp;IF(ISBLANK([.G87]);&quot;&quot;;&quot;/&quot;&amp;[.G87])" office:value-type="string" office:string-value="PF5" calcext:value-type="string">
            <text:p>PF5</text:p>
          </table:table-cell>
          <table:table-cell table:formula="of:=[.S87]&amp;IF(ISBLANK([.H87]);&quot;&quot;;&quot;/&quot;&amp;[.H87])" office:value-type="string" office:string-value="PF5" calcext:value-type="string">
            <text:p>PF5</text:p>
          </table:table-cell>
          <table:table-cell table:formula="of:=[.T87]&amp;IF(ISBLANK([.I87]);&quot;&quot;;&quot;/&quot;&amp;[.I87])" office:value-type="string" office:string-value="PF5" calcext:value-type="string">
            <text:p>PF5</text:p>
          </table:table-cell>
          <table:table-cell table:formula="of:=[.U87]&amp;IF(ISBLANK([.J87]);&quot;&quot;;&quot;/&quot;&amp;[.J87])" office:value-type="string" office:string-value="PF5" calcext:value-type="string">
            <text:p>PF5</text:p>
          </table:table-cell>
          <table:table-cell table:formula="of:=[.V87]&amp;IF(ISBLANK([.K87]);&quot;&quot;;&quot;/&quot;&amp;[.K87])" office:value-type="string" office:string-value="PF5/ADC3_IN8" calcext:value-type="string">
            <text:p>PF5/ADC3_IN8</text:p>
          </table:table-cell>
        </table:table-row>
        <table:table-row table:style-name="ro1">
          <table:table-cell/>
          <table:table-cell office:value-type="string" calcext:value-type="string">
            <text:p>PF6</text:p>
          </table:table-cell>
          <table:table-cell/>
          <table:table-cell office:value-type="string" calcext:value-type="string">
            <text:p>TIM5_ETR</text:p>
          </table:table-cell>
          <table:table-cell office:value-type="string" calcext:value-type="string">
            <text:p>TIM5_CH1</text:p>
          </table:table-cell>
          <table:table-cell table:number-columns-repeated="5"/>
          <table:table-cell office:value-type="string" calcext:value-type="string">
            <text:p>ADC3_IN9</text:p>
          </table:table-cell>
          <table:table-cell table:number-columns-repeated="2"/>
          <table:table-cell table:formula="of:=[.B88]" office:value-type="string" office:string-value="PF6" calcext:value-type="string">
            <text:p>PF6</text:p>
          </table:table-cell>
          <table:table-cell table:formula="of:=[.N88]&amp;IF(ISBLANK([.C88]);&quot;&quot;;&quot;/&quot;&amp;[.C88])" office:value-type="string" office:string-value="PF6" calcext:value-type="string">
            <text:p>PF6</text:p>
          </table:table-cell>
          <table:table-cell table:formula="of:=[.O88]&amp;IF(ISBLANK([.D88]);&quot;&quot;;&quot;/&quot;&amp;[.D88])" office:value-type="string" office:string-value="PF6/TIM5_ETR" calcext:value-type="string">
            <text:p>PF6/TIM5_ETR</text:p>
          </table:table-cell>
          <table:table-cell table:formula="of:=[.P88]&amp;IF(ISBLANK([.E88]);&quot;&quot;;&quot;/&quot;&amp;[.E88])" office:value-type="string" office:string-value="PF6/TIM5_ETR/TIM5_CH1" calcext:value-type="string">
            <text:p>PF6/TIM5_ETR/TIM5_CH1</text:p>
          </table:table-cell>
          <table:table-cell table:formula="of:=[.Q88]&amp;IF(ISBLANK([.F88]);&quot;&quot;;&quot;/&quot;&amp;[.F88])" office:value-type="string" office:string-value="PF6/TIM5_ETR/TIM5_CH1" calcext:value-type="string">
            <text:p>PF6/TIM5_ETR/TIM5_CH1</text:p>
          </table:table-cell>
          <table:table-cell table:formula="of:=[.R88]&amp;IF(ISBLANK([.G88]);&quot;&quot;;&quot;/&quot;&amp;[.G88])" office:value-type="string" office:string-value="PF6/TIM5_ETR/TIM5_CH1" calcext:value-type="string">
            <text:p>PF6/TIM5_ETR/TIM5_CH1</text:p>
          </table:table-cell>
          <table:table-cell table:formula="of:=[.S88]&amp;IF(ISBLANK([.H88]);&quot;&quot;;&quot;/&quot;&amp;[.H88])" office:value-type="string" office:string-value="PF6/TIM5_ETR/TIM5_CH1" calcext:value-type="string">
            <text:p>PF6/TIM5_ETR/TIM5_CH1</text:p>
          </table:table-cell>
          <table:table-cell table:formula="of:=[.T88]&amp;IF(ISBLANK([.I88]);&quot;&quot;;&quot;/&quot;&amp;[.I88])" office:value-type="string" office:string-value="PF6/TIM5_ETR/TIM5_CH1" calcext:value-type="string">
            <text:p>PF6/TIM5_ETR/TIM5_CH1</text:p>
          </table:table-cell>
          <table:table-cell table:formula="of:=[.U88]&amp;IF(ISBLANK([.J88]);&quot;&quot;;&quot;/&quot;&amp;[.J88])" office:value-type="string" office:string-value="PF6/TIM5_ETR/TIM5_CH1" calcext:value-type="string">
            <text:p>PF6/TIM5_ETR/TIM5_CH1</text:p>
          </table:table-cell>
          <table:table-cell table:formula="of:=[.V88]&amp;IF(ISBLANK([.K88]);&quot;&quot;;&quot;/&quot;&amp;[.K88])" office:value-type="string" office:string-value="PF6/TIM5_ETR/TIM5_CH1/ADC3_IN9" calcext:value-type="string">
            <text:p>PF6/TIM5_ETR/TIM5_CH1/ADC3_IN9</text:p>
          </table:table-cell>
        </table:table-row>
        <table:table-row table:style-name="ro1">
          <table:table-cell/>
          <table:table-cell office:value-type="string" calcext:value-type="string">
            <text:p>PF7</text:p>
          </table:table-cell>
          <table:table-cell table:number-columns-repeated="2"/>
          <table:table-cell office:value-type="string" calcext:value-type="string">
            <text:p>TIM5_CH2</text:p>
          </table:table-cell>
          <table:table-cell table:number-columns-repeated="5"/>
          <table:table-cell office:value-type="string" calcext:value-type="string">
            <text:p>ADC3_IN10</text:p>
          </table:table-cell>
          <table:table-cell table:number-columns-repeated="2"/>
          <table:table-cell table:formula="of:=[.B89]" office:value-type="string" office:string-value="PF7" calcext:value-type="string">
            <text:p>PF7</text:p>
          </table:table-cell>
          <table:table-cell table:formula="of:=[.N89]&amp;IF(ISBLANK([.C89]);&quot;&quot;;&quot;/&quot;&amp;[.C89])" office:value-type="string" office:string-value="PF7" calcext:value-type="string">
            <text:p>PF7</text:p>
          </table:table-cell>
          <table:table-cell table:formula="of:=[.O89]&amp;IF(ISBLANK([.D89]);&quot;&quot;;&quot;/&quot;&amp;[.D89])" office:value-type="string" office:string-value="PF7" calcext:value-type="string">
            <text:p>PF7</text:p>
          </table:table-cell>
          <table:table-cell table:formula="of:=[.P89]&amp;IF(ISBLANK([.E89]);&quot;&quot;;&quot;/&quot;&amp;[.E89])" office:value-type="string" office:string-value="PF7/TIM5_CH2" calcext:value-type="string">
            <text:p>PF7/TIM5_CH2</text:p>
          </table:table-cell>
          <table:table-cell table:formula="of:=[.Q89]&amp;IF(ISBLANK([.F89]);&quot;&quot;;&quot;/&quot;&amp;[.F89])" office:value-type="string" office:string-value="PF7/TIM5_CH2" calcext:value-type="string">
            <text:p>PF7/TIM5_CH2</text:p>
          </table:table-cell>
          <table:table-cell table:formula="of:=[.R89]&amp;IF(ISBLANK([.G89]);&quot;&quot;;&quot;/&quot;&amp;[.G89])" office:value-type="string" office:string-value="PF7/TIM5_CH2" calcext:value-type="string">
            <text:p>PF7/TIM5_CH2</text:p>
          </table:table-cell>
          <table:table-cell table:formula="of:=[.S89]&amp;IF(ISBLANK([.H89]);&quot;&quot;;&quot;/&quot;&amp;[.H89])" office:value-type="string" office:string-value="PF7/TIM5_CH2" calcext:value-type="string">
            <text:p>PF7/TIM5_CH2</text:p>
          </table:table-cell>
          <table:table-cell table:formula="of:=[.T89]&amp;IF(ISBLANK([.I89]);&quot;&quot;;&quot;/&quot;&amp;[.I89])" office:value-type="string" office:string-value="PF7/TIM5_CH2" calcext:value-type="string">
            <text:p>PF7/TIM5_CH2</text:p>
          </table:table-cell>
          <table:table-cell table:formula="of:=[.U89]&amp;IF(ISBLANK([.J89]);&quot;&quot;;&quot;/&quot;&amp;[.J89])" office:value-type="string" office:string-value="PF7/TIM5_CH2" calcext:value-type="string">
            <text:p>PF7/TIM5_CH2</text:p>
          </table:table-cell>
          <table:table-cell table:formula="of:=[.V89]&amp;IF(ISBLANK([.K89]);&quot;&quot;;&quot;/&quot;&amp;[.K89])" office:value-type="string" office:string-value="PF7/TIM5_CH2/ADC3_IN10" calcext:value-type="string">
            <text:p>PF7/TIM5_CH2/ADC3_IN10</text:p>
          </table:table-cell>
        </table:table-row>
        <table:table-row table:style-name="ro1">
          <table:table-cell/>
          <table:table-cell office:value-type="string" calcext:value-type="string">
            <text:p>PF8</text:p>
          </table:table-cell>
          <table:table-cell table:number-columns-repeated="2"/>
          <table:table-cell office:value-type="string" calcext:value-type="string">
            <text:p>TIM5_CH3</text:p>
          </table:table-cell>
          <table:table-cell table:number-columns-repeated="5"/>
          <table:table-cell office:value-type="string" calcext:value-type="string">
            <text:p>ADC3_IN11</text:p>
          </table:table-cell>
          <table:table-cell table:number-columns-repeated="2"/>
          <table:table-cell table:formula="of:=[.B90]" office:value-type="string" office:string-value="PF8" calcext:value-type="string">
            <text:p>PF8</text:p>
          </table:table-cell>
          <table:table-cell table:formula="of:=[.N90]&amp;IF(ISBLANK([.C90]);&quot;&quot;;&quot;/&quot;&amp;[.C90])" office:value-type="string" office:string-value="PF8" calcext:value-type="string">
            <text:p>PF8</text:p>
          </table:table-cell>
          <table:table-cell table:formula="of:=[.O90]&amp;IF(ISBLANK([.D90]);&quot;&quot;;&quot;/&quot;&amp;[.D90])" office:value-type="string" office:string-value="PF8" calcext:value-type="string">
            <text:p>PF8</text:p>
          </table:table-cell>
          <table:table-cell table:formula="of:=[.P90]&amp;IF(ISBLANK([.E90]);&quot;&quot;;&quot;/&quot;&amp;[.E90])" office:value-type="string" office:string-value="PF8/TIM5_CH3" calcext:value-type="string">
            <text:p>PF8/TIM5_CH3</text:p>
          </table:table-cell>
          <table:table-cell table:formula="of:=[.Q90]&amp;IF(ISBLANK([.F90]);&quot;&quot;;&quot;/&quot;&amp;[.F90])" office:value-type="string" office:string-value="PF8/TIM5_CH3" calcext:value-type="string">
            <text:p>PF8/TIM5_CH3</text:p>
          </table:table-cell>
          <table:table-cell table:formula="of:=[.R90]&amp;IF(ISBLANK([.G90]);&quot;&quot;;&quot;/&quot;&amp;[.G90])" office:value-type="string" office:string-value="PF8/TIM5_CH3" calcext:value-type="string">
            <text:p>PF8/TIM5_CH3</text:p>
          </table:table-cell>
          <table:table-cell table:formula="of:=[.S90]&amp;IF(ISBLANK([.H90]);&quot;&quot;;&quot;/&quot;&amp;[.H90])" office:value-type="string" office:string-value="PF8/TIM5_CH3" calcext:value-type="string">
            <text:p>PF8/TIM5_CH3</text:p>
          </table:table-cell>
          <table:table-cell table:formula="of:=[.T90]&amp;IF(ISBLANK([.I90]);&quot;&quot;;&quot;/&quot;&amp;[.I90])" office:value-type="string" office:string-value="PF8/TIM5_CH3" calcext:value-type="string">
            <text:p>PF8/TIM5_CH3</text:p>
          </table:table-cell>
          <table:table-cell table:formula="of:=[.U90]&amp;IF(ISBLANK([.J90]);&quot;&quot;;&quot;/&quot;&amp;[.J90])" office:value-type="string" office:string-value="PF8/TIM5_CH3" calcext:value-type="string">
            <text:p>PF8/TIM5_CH3</text:p>
          </table:table-cell>
          <table:table-cell table:formula="of:=[.V90]&amp;IF(ISBLANK([.K90]);&quot;&quot;;&quot;/&quot;&amp;[.K90])" office:value-type="string" office:string-value="PF8/TIM5_CH3/ADC3_IN11" calcext:value-type="string">
            <text:p>PF8/TIM5_CH3/ADC3_IN11</text:p>
          </table:table-cell>
        </table:table-row>
        <table:table-row table:style-name="ro1">
          <table:table-cell/>
          <table:table-cell office:value-type="string" calcext:value-type="string">
            <text:p>PF9</text:p>
          </table:table-cell>
          <table:table-cell table:number-columns-repeated="2"/>
          <table:table-cell office:value-type="string" calcext:value-type="string">
            <text:p>TIM5_CH4</text:p>
          </table:table-cell>
          <table:table-cell table:number-columns-repeated="5"/>
          <table:table-cell office:value-type="string" calcext:value-type="string">
            <text:p>ADC3_IN12</text:p>
          </table:table-cell>
          <table:table-cell table:number-columns-repeated="2"/>
          <table:table-cell table:formula="of:=[.B91]" office:value-type="string" office:string-value="PF9" calcext:value-type="string">
            <text:p>PF9</text:p>
          </table:table-cell>
          <table:table-cell table:formula="of:=[.N91]&amp;IF(ISBLANK([.C91]);&quot;&quot;;&quot;/&quot;&amp;[.C91])" office:value-type="string" office:string-value="PF9" calcext:value-type="string">
            <text:p>PF9</text:p>
          </table:table-cell>
          <table:table-cell table:formula="of:=[.O91]&amp;IF(ISBLANK([.D91]);&quot;&quot;;&quot;/&quot;&amp;[.D91])" office:value-type="string" office:string-value="PF9" calcext:value-type="string">
            <text:p>PF9</text:p>
          </table:table-cell>
          <table:table-cell table:formula="of:=[.P91]&amp;IF(ISBLANK([.E91]);&quot;&quot;;&quot;/&quot;&amp;[.E91])" office:value-type="string" office:string-value="PF9/TIM5_CH4" calcext:value-type="string">
            <text:p>PF9/TIM5_CH4</text:p>
          </table:table-cell>
          <table:table-cell table:formula="of:=[.Q91]&amp;IF(ISBLANK([.F91]);&quot;&quot;;&quot;/&quot;&amp;[.F91])" office:value-type="string" office:string-value="PF9/TIM5_CH4" calcext:value-type="string">
            <text:p>PF9/TIM5_CH4</text:p>
          </table:table-cell>
          <table:table-cell table:formula="of:=[.R91]&amp;IF(ISBLANK([.G91]);&quot;&quot;;&quot;/&quot;&amp;[.G91])" office:value-type="string" office:string-value="PF9/TIM5_CH4" calcext:value-type="string">
            <text:p>PF9/TIM5_CH4</text:p>
          </table:table-cell>
          <table:table-cell table:formula="of:=[.S91]&amp;IF(ISBLANK([.H91]);&quot;&quot;;&quot;/&quot;&amp;[.H91])" office:value-type="string" office:string-value="PF9/TIM5_CH4" calcext:value-type="string">
            <text:p>PF9/TIM5_CH4</text:p>
          </table:table-cell>
          <table:table-cell table:formula="of:=[.T91]&amp;IF(ISBLANK([.I91]);&quot;&quot;;&quot;/&quot;&amp;[.I91])" office:value-type="string" office:string-value="PF9/TIM5_CH4" calcext:value-type="string">
            <text:p>PF9/TIM5_CH4</text:p>
          </table:table-cell>
          <table:table-cell table:formula="of:=[.U91]&amp;IF(ISBLANK([.J91]);&quot;&quot;;&quot;/&quot;&amp;[.J91])" office:value-type="string" office:string-value="PF9/TIM5_CH4" calcext:value-type="string">
            <text:p>PF9/TIM5_CH4</text:p>
          </table:table-cell>
          <table:table-cell table:formula="of:=[.V91]&amp;IF(ISBLANK([.K91]);&quot;&quot;;&quot;/&quot;&amp;[.K91])" office:value-type="string" office:string-value="PF9/TIM5_CH4/ADC3_IN12" calcext:value-type="string">
            <text:p>PF9/TIM5_CH4/ADC3_IN12</text:p>
          </table:table-cell>
        </table:table-row>
        <table:table-row table:style-name="ro1">
          <table:table-cell/>
          <table:table-cell office:value-type="string" calcext:value-type="string">
            <text:p>PF10</text:p>
          </table:table-cell>
          <table:table-cell table:number-columns-repeated="8"/>
          <table:table-cell office:value-type="string" calcext:value-type="string">
            <text:p>ADC3_IN13</text:p>
          </table:table-cell>
          <table:table-cell table:number-columns-repeated="2"/>
          <table:table-cell table:formula="of:=[.B92]" office:value-type="string" office:string-value="PF10" calcext:value-type="string">
            <text:p>PF10</text:p>
          </table:table-cell>
          <table:table-cell table:formula="of:=[.N92]&amp;IF(ISBLANK([.C92]);&quot;&quot;;&quot;/&quot;&amp;[.C92])" office:value-type="string" office:string-value="PF10" calcext:value-type="string">
            <text:p>PF10</text:p>
          </table:table-cell>
          <table:table-cell table:formula="of:=[.O92]&amp;IF(ISBLANK([.D92]);&quot;&quot;;&quot;/&quot;&amp;[.D92])" office:value-type="string" office:string-value="PF10" calcext:value-type="string">
            <text:p>PF10</text:p>
          </table:table-cell>
          <table:table-cell table:formula="of:=[.P92]&amp;IF(ISBLANK([.E92]);&quot;&quot;;&quot;/&quot;&amp;[.E92])" office:value-type="string" office:string-value="PF10" calcext:value-type="string">
            <text:p>PF10</text:p>
          </table:table-cell>
          <table:table-cell table:formula="of:=[.Q92]&amp;IF(ISBLANK([.F92]);&quot;&quot;;&quot;/&quot;&amp;[.F92])" office:value-type="string" office:string-value="PF10" calcext:value-type="string">
            <text:p>PF10</text:p>
          </table:table-cell>
          <table:table-cell table:formula="of:=[.R92]&amp;IF(ISBLANK([.G92]);&quot;&quot;;&quot;/&quot;&amp;[.G92])" office:value-type="string" office:string-value="PF10" calcext:value-type="string">
            <text:p>PF10</text:p>
          </table:table-cell>
          <table:table-cell table:formula="of:=[.S92]&amp;IF(ISBLANK([.H92]);&quot;&quot;;&quot;/&quot;&amp;[.H92])" office:value-type="string" office:string-value="PF10" calcext:value-type="string">
            <text:p>PF10</text:p>
          </table:table-cell>
          <table:table-cell table:formula="of:=[.T92]&amp;IF(ISBLANK([.I92]);&quot;&quot;;&quot;/&quot;&amp;[.I92])" office:value-type="string" office:string-value="PF10" calcext:value-type="string">
            <text:p>PF10</text:p>
          </table:table-cell>
          <table:table-cell table:formula="of:=[.U92]&amp;IF(ISBLANK([.J92]);&quot;&quot;;&quot;/&quot;&amp;[.J92])" office:value-type="string" office:string-value="PF10" calcext:value-type="string">
            <text:p>PF10</text:p>
          </table:table-cell>
          <table:table-cell table:formula="of:=[.V92]&amp;IF(ISBLANK([.K92]);&quot;&quot;;&quot;/&quot;&amp;[.K92])" office:value-type="string" office:string-value="PF10/ADC3_IN13" calcext:value-type="string">
            <text:p>PF10/ADC3_IN13</text:p>
          </table:table-cell>
        </table:table-row>
        <table:table-row table:style-name="ro1">
          <table:table-cell/>
          <table:table-cell office:value-type="string" calcext:value-type="string">
            <text:p>PF11</text:p>
          </table:table-cell>
          <table:table-cell table:number-columns-repeated="11"/>
          <table:table-cell table:formula="of:=[.B93]" office:value-type="string" office:string-value="PF11" calcext:value-type="string">
            <text:p>PF11</text:p>
          </table:table-cell>
          <table:table-cell table:formula="of:=[.N93]&amp;IF(ISBLANK([.C93]);&quot;&quot;;&quot;/&quot;&amp;[.C93])" office:value-type="string" office:string-value="PF11" calcext:value-type="string">
            <text:p>PF11</text:p>
          </table:table-cell>
          <table:table-cell table:formula="of:=[.O93]&amp;IF(ISBLANK([.D93]);&quot;&quot;;&quot;/&quot;&amp;[.D93])" office:value-type="string" office:string-value="PF11" calcext:value-type="string">
            <text:p>PF11</text:p>
          </table:table-cell>
          <table:table-cell table:formula="of:=[.P93]&amp;IF(ISBLANK([.E93]);&quot;&quot;;&quot;/&quot;&amp;[.E93])" office:value-type="string" office:string-value="PF11" calcext:value-type="string">
            <text:p>PF11</text:p>
          </table:table-cell>
          <table:table-cell table:formula="of:=[.Q93]&amp;IF(ISBLANK([.F93]);&quot;&quot;;&quot;/&quot;&amp;[.F93])" office:value-type="string" office:string-value="PF11" calcext:value-type="string">
            <text:p>PF11</text:p>
          </table:table-cell>
          <table:table-cell table:formula="of:=[.R93]&amp;IF(ISBLANK([.G93]);&quot;&quot;;&quot;/&quot;&amp;[.G93])" office:value-type="string" office:string-value="PF11" calcext:value-type="string">
            <text:p>PF11</text:p>
          </table:table-cell>
          <table:table-cell table:formula="of:=[.S93]&amp;IF(ISBLANK([.H93]);&quot;&quot;;&quot;/&quot;&amp;[.H93])" office:value-type="string" office:string-value="PF11" calcext:value-type="string">
            <text:p>PF11</text:p>
          </table:table-cell>
          <table:table-cell table:formula="of:=[.T93]&amp;IF(ISBLANK([.I93]);&quot;&quot;;&quot;/&quot;&amp;[.I93])" office:value-type="string" office:string-value="PF11" calcext:value-type="string">
            <text:p>PF11</text:p>
          </table:table-cell>
          <table:table-cell table:formula="of:=[.U93]&amp;IF(ISBLANK([.J93]);&quot;&quot;;&quot;/&quot;&amp;[.J93])" office:value-type="string" office:string-value="PF11" calcext:value-type="string">
            <text:p>PF11</text:p>
          </table:table-cell>
          <table:table-cell table:formula="of:=[.V93]&amp;IF(ISBLANK([.K93]);&quot;&quot;;&quot;/&quot;&amp;[.K93])" office:value-type="string" office:string-value="PF11" calcext:value-type="string">
            <text:p>PF11</text:p>
          </table:table-cell>
        </table:table-row>
        <table:table-row table:style-name="ro1">
          <table:table-cell/>
          <table:table-cell office:value-type="string" calcext:value-type="string">
            <text:p>PF12</text:p>
          </table:table-cell>
          <table:table-cell table:number-columns-repeated="11"/>
          <table:table-cell table:formula="of:=[.B94]" office:value-type="string" office:string-value="PF12" calcext:value-type="string">
            <text:p>PF12</text:p>
          </table:table-cell>
          <table:table-cell table:formula="of:=[.N94]&amp;IF(ISBLANK([.C94]);&quot;&quot;;&quot;/&quot;&amp;[.C94])" office:value-type="string" office:string-value="PF12" calcext:value-type="string">
            <text:p>PF12</text:p>
          </table:table-cell>
          <table:table-cell table:formula="of:=[.O94]&amp;IF(ISBLANK([.D94]);&quot;&quot;;&quot;/&quot;&amp;[.D94])" office:value-type="string" office:string-value="PF12" calcext:value-type="string">
            <text:p>PF12</text:p>
          </table:table-cell>
          <table:table-cell table:formula="of:=[.P94]&amp;IF(ISBLANK([.E94]);&quot;&quot;;&quot;/&quot;&amp;[.E94])" office:value-type="string" office:string-value="PF12" calcext:value-type="string">
            <text:p>PF12</text:p>
          </table:table-cell>
          <table:table-cell table:formula="of:=[.Q94]&amp;IF(ISBLANK([.F94]);&quot;&quot;;&quot;/&quot;&amp;[.F94])" office:value-type="string" office:string-value="PF12" calcext:value-type="string">
            <text:p>PF12</text:p>
          </table:table-cell>
          <table:table-cell table:formula="of:=[.R94]&amp;IF(ISBLANK([.G94]);&quot;&quot;;&quot;/&quot;&amp;[.G94])" office:value-type="string" office:string-value="PF12" calcext:value-type="string">
            <text:p>PF12</text:p>
          </table:table-cell>
          <table:table-cell table:formula="of:=[.S94]&amp;IF(ISBLANK([.H94]);&quot;&quot;;&quot;/&quot;&amp;[.H94])" office:value-type="string" office:string-value="PF12" calcext:value-type="string">
            <text:p>PF12</text:p>
          </table:table-cell>
          <table:table-cell table:formula="of:=[.T94]&amp;IF(ISBLANK([.I94]);&quot;&quot;;&quot;/&quot;&amp;[.I94])" office:value-type="string" office:string-value="PF12" calcext:value-type="string">
            <text:p>PF12</text:p>
          </table:table-cell>
          <table:table-cell table:formula="of:=[.U94]&amp;IF(ISBLANK([.J94]);&quot;&quot;;&quot;/&quot;&amp;[.J94])" office:value-type="string" office:string-value="PF12" calcext:value-type="string">
            <text:p>PF12</text:p>
          </table:table-cell>
          <table:table-cell table:formula="of:=[.V94]&amp;IF(ISBLANK([.K94]);&quot;&quot;;&quot;/&quot;&amp;[.K94])" office:value-type="string" office:string-value="PF12" calcext:value-type="string">
            <text:p>PF12</text:p>
          </table:table-cell>
        </table:table-row>
        <table:table-row table:style-name="ro1">
          <table:table-cell/>
          <table:table-cell office:value-type="string" calcext:value-type="string">
            <text:p>PF13</text:p>
          </table:table-cell>
          <table:table-cell table:number-columns-repeated="6"/>
          <table:table-cell office:value-type="string" calcext:value-type="string">
            <text:p>DFSDM1_DATIN6</text:p>
          </table:table-cell>
          <table:table-cell table:number-columns-repeated="4"/>
          <table:table-cell table:formula="of:=[.B95]" office:value-type="string" office:string-value="PF13" calcext:value-type="string">
            <text:p>PF13</text:p>
          </table:table-cell>
          <table:table-cell table:formula="of:=[.N95]&amp;IF(ISBLANK([.C95]);&quot;&quot;;&quot;/&quot;&amp;[.C95])" office:value-type="string" office:string-value="PF13" calcext:value-type="string">
            <text:p>PF13</text:p>
          </table:table-cell>
          <table:table-cell table:formula="of:=[.O95]&amp;IF(ISBLANK([.D95]);&quot;&quot;;&quot;/&quot;&amp;[.D95])" office:value-type="string" office:string-value="PF13" calcext:value-type="string">
            <text:p>PF13</text:p>
          </table:table-cell>
          <table:table-cell table:formula="of:=[.P95]&amp;IF(ISBLANK([.E95]);&quot;&quot;;&quot;/&quot;&amp;[.E95])" office:value-type="string" office:string-value="PF13" calcext:value-type="string">
            <text:p>PF13</text:p>
          </table:table-cell>
          <table:table-cell table:formula="of:=[.Q95]&amp;IF(ISBLANK([.F95]);&quot;&quot;;&quot;/&quot;&amp;[.F95])" office:value-type="string" office:string-value="PF13" calcext:value-type="string">
            <text:p>PF13</text:p>
          </table:table-cell>
          <table:table-cell table:formula="of:=[.R95]&amp;IF(ISBLANK([.G95]);&quot;&quot;;&quot;/&quot;&amp;[.G95])" office:value-type="string" office:string-value="PF13" calcext:value-type="string">
            <text:p>PF13</text:p>
          </table:table-cell>
          <table:table-cell table:formula="of:=[.S95]&amp;IF(ISBLANK([.H95]);&quot;&quot;;&quot;/&quot;&amp;[.H95])" office:value-type="string" office:string-value="PF13" calcext:value-type="string">
            <text:p>PF13</text:p>
          </table:table-cell>
          <table:table-cell table:formula="of:=[.T95]&amp;IF(ISBLANK([.I95]);&quot;&quot;;&quot;/&quot;&amp;[.I95])" office:value-type="string" office:string-value="PF13/DFSDM1_DATIN6" calcext:value-type="string">
            <text:p>PF13/DFSDM1_DATIN6</text:p>
          </table:table-cell>
          <table:table-cell table:formula="of:=[.U95]&amp;IF(ISBLANK([.J95]);&quot;&quot;;&quot;/&quot;&amp;[.J95])" office:value-type="string" office:string-value="PF13/DFSDM1_DATIN6" calcext:value-type="string">
            <text:p>PF13/DFSDM1_DATIN6</text:p>
          </table:table-cell>
          <table:table-cell table:formula="of:=[.V95]&amp;IF(ISBLANK([.K95]);&quot;&quot;;&quot;/&quot;&amp;[.K95])" office:value-type="string" office:string-value="PF13/DFSDM1_DATIN6" calcext:value-type="string">
            <text:p>PF13/DFSDM1_DATIN6</text:p>
          </table:table-cell>
        </table:table-row>
        <table:table-row table:style-name="ro1">
          <table:table-cell/>
          <table:table-cell office:value-type="string" calcext:value-type="string">
            <text:p>PF14</text:p>
          </table:table-cell>
          <table:table-cell table:number-columns-repeated="6"/>
          <table:table-cell office:value-type="string" calcext:value-type="string">
            <text:p>DFSDM1_CKIN6</text:p>
          </table:table-cell>
          <table:table-cell table:number-columns-repeated="4"/>
          <table:table-cell table:formula="of:=[.B96]" office:value-type="string" office:string-value="PF14" calcext:value-type="string">
            <text:p>PF14</text:p>
          </table:table-cell>
          <table:table-cell table:formula="of:=[.N96]&amp;IF(ISBLANK([.C96]);&quot;&quot;;&quot;/&quot;&amp;[.C96])" office:value-type="string" office:string-value="PF14" calcext:value-type="string">
            <text:p>PF14</text:p>
          </table:table-cell>
          <table:table-cell table:formula="of:=[.O96]&amp;IF(ISBLANK([.D96]);&quot;&quot;;&quot;/&quot;&amp;[.D96])" office:value-type="string" office:string-value="PF14" calcext:value-type="string">
            <text:p>PF14</text:p>
          </table:table-cell>
          <table:table-cell table:formula="of:=[.P96]&amp;IF(ISBLANK([.E96]);&quot;&quot;;&quot;/&quot;&amp;[.E96])" office:value-type="string" office:string-value="PF14" calcext:value-type="string">
            <text:p>PF14</text:p>
          </table:table-cell>
          <table:table-cell table:formula="of:=[.Q96]&amp;IF(ISBLANK([.F96]);&quot;&quot;;&quot;/&quot;&amp;[.F96])" office:value-type="string" office:string-value="PF14" calcext:value-type="string">
            <text:p>PF14</text:p>
          </table:table-cell>
          <table:table-cell table:formula="of:=[.R96]&amp;IF(ISBLANK([.G96]);&quot;&quot;;&quot;/&quot;&amp;[.G96])" office:value-type="string" office:string-value="PF14" calcext:value-type="string">
            <text:p>PF14</text:p>
          </table:table-cell>
          <table:table-cell table:formula="of:=[.S96]&amp;IF(ISBLANK([.H96]);&quot;&quot;;&quot;/&quot;&amp;[.H96])" office:value-type="string" office:string-value="PF14" calcext:value-type="string">
            <text:p>PF14</text:p>
          </table:table-cell>
          <table:table-cell table:formula="of:=[.T96]&amp;IF(ISBLANK([.I96]);&quot;&quot;;&quot;/&quot;&amp;[.I96])" office:value-type="string" office:string-value="PF14/DFSDM1_CKIN6" calcext:value-type="string">
            <text:p>PF14/DFSDM1_CKIN6</text:p>
          </table:table-cell>
          <table:table-cell table:formula="of:=[.U96]&amp;IF(ISBLANK([.J96]);&quot;&quot;;&quot;/&quot;&amp;[.J96])" office:value-type="string" office:string-value="PF14/DFSDM1_CKIN6" calcext:value-type="string">
            <text:p>PF14/DFSDM1_CKIN6</text:p>
          </table:table-cell>
          <table:table-cell table:formula="of:=[.V96]&amp;IF(ISBLANK([.K96]);&quot;&quot;;&quot;/&quot;&amp;[.K96])" office:value-type="string" office:string-value="PF14/DFSDM1_CKIN6" calcext:value-type="string">
            <text:p>PF14/DFSDM1_CKIN6</text:p>
          </table:table-cell>
        </table:table-row>
        <table:table-row table:style-name="ro1">
          <table:table-cell/>
          <table:table-cell office:value-type="string" calcext:value-type="string">
            <text:p>PF15</text:p>
          </table:table-cell>
          <table:table-cell table:number-columns-repeated="11"/>
          <table:table-cell table:formula="of:=[.B97]" office:value-type="string" office:string-value="PF15" calcext:value-type="string">
            <text:p>PF15</text:p>
          </table:table-cell>
          <table:table-cell table:formula="of:=[.N97]&amp;IF(ISBLANK([.C97]);&quot;&quot;;&quot;/&quot;&amp;[.C97])" office:value-type="string" office:string-value="PF15" calcext:value-type="string">
            <text:p>PF15</text:p>
          </table:table-cell>
          <table:table-cell table:formula="of:=[.O97]&amp;IF(ISBLANK([.D97]);&quot;&quot;;&quot;/&quot;&amp;[.D97])" office:value-type="string" office:string-value="PF15" calcext:value-type="string">
            <text:p>PF15</text:p>
          </table:table-cell>
          <table:table-cell table:formula="of:=[.P97]&amp;IF(ISBLANK([.E97]);&quot;&quot;;&quot;/&quot;&amp;[.E97])" office:value-type="string" office:string-value="PF15" calcext:value-type="string">
            <text:p>PF15</text:p>
          </table:table-cell>
          <table:table-cell table:formula="of:=[.Q97]&amp;IF(ISBLANK([.F97]);&quot;&quot;;&quot;/&quot;&amp;[.F97])" office:value-type="string" office:string-value="PF15" calcext:value-type="string">
            <text:p>PF15</text:p>
          </table:table-cell>
          <table:table-cell table:formula="of:=[.R97]&amp;IF(ISBLANK([.G97]);&quot;&quot;;&quot;/&quot;&amp;[.G97])" office:value-type="string" office:string-value="PF15" calcext:value-type="string">
            <text:p>PF15</text:p>
          </table:table-cell>
          <table:table-cell table:formula="of:=[.S97]&amp;IF(ISBLANK([.H97]);&quot;&quot;;&quot;/&quot;&amp;[.H97])" office:value-type="string" office:string-value="PF15" calcext:value-type="string">
            <text:p>PF15</text:p>
          </table:table-cell>
          <table:table-cell table:formula="of:=[.T97]&amp;IF(ISBLANK([.I97]);&quot;&quot;;&quot;/&quot;&amp;[.I97])" office:value-type="string" office:string-value="PF15" calcext:value-type="string">
            <text:p>PF15</text:p>
          </table:table-cell>
          <table:table-cell table:formula="of:=[.U97]&amp;IF(ISBLANK([.J97]);&quot;&quot;;&quot;/&quot;&amp;[.J97])" office:value-type="string" office:string-value="PF15" calcext:value-type="string">
            <text:p>PF15</text:p>
          </table:table-cell>
          <table:table-cell table:formula="of:=[.V97]&amp;IF(ISBLANK([.K97]);&quot;&quot;;&quot;/&quot;&amp;[.K97])" office:value-type="string" office:string-value="PF15" calcext:value-type="string">
            <text:p>PF15</text:p>
          </table:table-cell>
        </table:table-row>
        <table:table-row table:style-name="ro1">
          <table:table-cell/>
          <table:table-cell office:value-type="string" calcext:value-type="string">
            <text:p>PG0</text:p>
          </table:table-cell>
          <table:table-cell table:number-columns-repeated="11"/>
          <table:table-cell table:formula="of:=[.B98]" office:value-type="string" office:string-value="PG0" calcext:value-type="string">
            <text:p>PG0</text:p>
          </table:table-cell>
          <table:table-cell table:formula="of:=[.N98]&amp;IF(ISBLANK([.C98]);&quot;&quot;;&quot;/&quot;&amp;[.C98])" office:value-type="string" office:string-value="PG0" calcext:value-type="string">
            <text:p>PG0</text:p>
          </table:table-cell>
          <table:table-cell table:formula="of:=[.O98]&amp;IF(ISBLANK([.D98]);&quot;&quot;;&quot;/&quot;&amp;[.D98])" office:value-type="string" office:string-value="PG0" calcext:value-type="string">
            <text:p>PG0</text:p>
          </table:table-cell>
          <table:table-cell table:formula="of:=[.P98]&amp;IF(ISBLANK([.E98]);&quot;&quot;;&quot;/&quot;&amp;[.E98])" office:value-type="string" office:string-value="PG0" calcext:value-type="string">
            <text:p>PG0</text:p>
          </table:table-cell>
          <table:table-cell table:formula="of:=[.Q98]&amp;IF(ISBLANK([.F98]);&quot;&quot;;&quot;/&quot;&amp;[.F98])" office:value-type="string" office:string-value="PG0" calcext:value-type="string">
            <text:p>PG0</text:p>
          </table:table-cell>
          <table:table-cell table:formula="of:=[.R98]&amp;IF(ISBLANK([.G98]);&quot;&quot;;&quot;/&quot;&amp;[.G98])" office:value-type="string" office:string-value="PG0" calcext:value-type="string">
            <text:p>PG0</text:p>
          </table:table-cell>
          <table:table-cell table:formula="of:=[.S98]&amp;IF(ISBLANK([.H98]);&quot;&quot;;&quot;/&quot;&amp;[.H98])" office:value-type="string" office:string-value="PG0" calcext:value-type="string">
            <text:p>PG0</text:p>
          </table:table-cell>
          <table:table-cell table:formula="of:=[.T98]&amp;IF(ISBLANK([.I98]);&quot;&quot;;&quot;/&quot;&amp;[.I98])" office:value-type="string" office:string-value="PG0" calcext:value-type="string">
            <text:p>PG0</text:p>
          </table:table-cell>
          <table:table-cell table:formula="of:=[.U98]&amp;IF(ISBLANK([.J98]);&quot;&quot;;&quot;/&quot;&amp;[.J98])" office:value-type="string" office:string-value="PG0" calcext:value-type="string">
            <text:p>PG0</text:p>
          </table:table-cell>
          <table:table-cell table:formula="of:=[.V98]&amp;IF(ISBLANK([.K98]);&quot;&quot;;&quot;/&quot;&amp;[.K98])" office:value-type="string" office:string-value="PG0" calcext:value-type="string">
            <text:p>PG0</text:p>
          </table:table-cell>
        </table:table-row>
        <table:table-row table:style-name="ro1">
          <table:table-cell/>
          <table:table-cell office:value-type="string" calcext:value-type="string">
            <text:p>PG1</text:p>
          </table:table-cell>
          <table:table-cell table:number-columns-repeated="11"/>
          <table:table-cell table:formula="of:=[.B99]" office:value-type="string" office:string-value="PG1" calcext:value-type="string">
            <text:p>PG1</text:p>
          </table:table-cell>
          <table:table-cell table:formula="of:=[.N99]&amp;IF(ISBLANK([.C99]);&quot;&quot;;&quot;/&quot;&amp;[.C99])" office:value-type="string" office:string-value="PG1" calcext:value-type="string">
            <text:p>PG1</text:p>
          </table:table-cell>
          <table:table-cell table:formula="of:=[.O99]&amp;IF(ISBLANK([.D99]);&quot;&quot;;&quot;/&quot;&amp;[.D99])" office:value-type="string" office:string-value="PG1" calcext:value-type="string">
            <text:p>PG1</text:p>
          </table:table-cell>
          <table:table-cell table:formula="of:=[.P99]&amp;IF(ISBLANK([.E99]);&quot;&quot;;&quot;/&quot;&amp;[.E99])" office:value-type="string" office:string-value="PG1" calcext:value-type="string">
            <text:p>PG1</text:p>
          </table:table-cell>
          <table:table-cell table:formula="of:=[.Q99]&amp;IF(ISBLANK([.F99]);&quot;&quot;;&quot;/&quot;&amp;[.F99])" office:value-type="string" office:string-value="PG1" calcext:value-type="string">
            <text:p>PG1</text:p>
          </table:table-cell>
          <table:table-cell table:formula="of:=[.R99]&amp;IF(ISBLANK([.G99]);&quot;&quot;;&quot;/&quot;&amp;[.G99])" office:value-type="string" office:string-value="PG1" calcext:value-type="string">
            <text:p>PG1</text:p>
          </table:table-cell>
          <table:table-cell table:formula="of:=[.S99]&amp;IF(ISBLANK([.H99]);&quot;&quot;;&quot;/&quot;&amp;[.H99])" office:value-type="string" office:string-value="PG1" calcext:value-type="string">
            <text:p>PG1</text:p>
          </table:table-cell>
          <table:table-cell table:formula="of:=[.T99]&amp;IF(ISBLANK([.I99]);&quot;&quot;;&quot;/&quot;&amp;[.I99])" office:value-type="string" office:string-value="PG1" calcext:value-type="string">
            <text:p>PG1</text:p>
          </table:table-cell>
          <table:table-cell table:formula="of:=[.U99]&amp;IF(ISBLANK([.J99]);&quot;&quot;;&quot;/&quot;&amp;[.J99])" office:value-type="string" office:string-value="PG1" calcext:value-type="string">
            <text:p>PG1</text:p>
          </table:table-cell>
          <table:table-cell table:formula="of:=[.V99]&amp;IF(ISBLANK([.K99]);&quot;&quot;;&quot;/&quot;&amp;[.K99])" office:value-type="string" office:string-value="PG1" calcext:value-type="string">
            <text:p>PG1</text:p>
          </table:table-cell>
        </table:table-row>
        <table:table-row table:style-name="ro1">
          <table:table-cell/>
          <table:table-cell office:value-type="string" calcext:value-type="string">
            <text:p>PG2</text:p>
          </table:table-cell>
          <table:table-cell table:number-columns-repeated="5"/>
          <table:table-cell office:value-type="string" calcext:value-type="string">
            <text:p>SPI1_SCK</text:p>
          </table:table-cell>
          <table:table-cell table:number-columns-repeated="5"/>
          <table:table-cell table:formula="of:=[.B100]" office:value-type="string" office:string-value="PG2" calcext:value-type="string">
            <text:p>PG2</text:p>
          </table:table-cell>
          <table:table-cell table:formula="of:=[.N100]&amp;IF(ISBLANK([.C100]);&quot;&quot;;&quot;/&quot;&amp;[.C100])" office:value-type="string" office:string-value="PG2" calcext:value-type="string">
            <text:p>PG2</text:p>
          </table:table-cell>
          <table:table-cell table:formula="of:=[.O100]&amp;IF(ISBLANK([.D100]);&quot;&quot;;&quot;/&quot;&amp;[.D100])" office:value-type="string" office:string-value="PG2" calcext:value-type="string">
            <text:p>PG2</text:p>
          </table:table-cell>
          <table:table-cell table:formula="of:=[.P100]&amp;IF(ISBLANK([.E100]);&quot;&quot;;&quot;/&quot;&amp;[.E100])" office:value-type="string" office:string-value="PG2" calcext:value-type="string">
            <text:p>PG2</text:p>
          </table:table-cell>
          <table:table-cell table:formula="of:=[.Q100]&amp;IF(ISBLANK([.F100]);&quot;&quot;;&quot;/&quot;&amp;[.F100])" office:value-type="string" office:string-value="PG2" calcext:value-type="string">
            <text:p>PG2</text:p>
          </table:table-cell>
          <table:table-cell table:formula="of:=[.R100]&amp;IF(ISBLANK([.G100]);&quot;&quot;;&quot;/&quot;&amp;[.G100])" office:value-type="string" office:string-value="PG2" calcext:value-type="string">
            <text:p>PG2</text:p>
          </table:table-cell>
          <table:table-cell table:formula="of:=[.S100]&amp;IF(ISBLANK([.H100]);&quot;&quot;;&quot;/&quot;&amp;[.H100])" office:value-type="string" office:string-value="PG2/SPI1_SCK" calcext:value-type="string">
            <text:p>PG2/SPI1_SCK</text:p>
          </table:table-cell>
          <table:table-cell table:formula="of:=[.T100]&amp;IF(ISBLANK([.I100]);&quot;&quot;;&quot;/&quot;&amp;[.I100])" office:value-type="string" office:string-value="PG2/SPI1_SCK" calcext:value-type="string">
            <text:p>PG2/SPI1_SCK</text:p>
          </table:table-cell>
          <table:table-cell table:formula="of:=[.U100]&amp;IF(ISBLANK([.J100]);&quot;&quot;;&quot;/&quot;&amp;[.J100])" office:value-type="string" office:string-value="PG2/SPI1_SCK" calcext:value-type="string">
            <text:p>PG2/SPI1_SCK</text:p>
          </table:table-cell>
          <table:table-cell table:formula="of:=[.V100]&amp;IF(ISBLANK([.K100]);&quot;&quot;;&quot;/&quot;&amp;[.K100])" office:value-type="string" office:string-value="PG2/SPI1_SCK" calcext:value-type="string">
            <text:p>PG2/SPI1_SCK</text:p>
          </table:table-cell>
        </table:table-row>
        <table:table-row table:style-name="ro1">
          <table:table-cell/>
          <table:table-cell office:value-type="string" calcext:value-type="string">
            <text:p>PG3</text:p>
          </table:table-cell>
          <table:table-cell table:number-columns-repeated="5"/>
          <table:table-cell office:value-type="string" calcext:value-type="string">
            <text:p>SPI1_MISO</text:p>
          </table:table-cell>
          <table:table-cell table:number-columns-repeated="5"/>
          <table:table-cell table:formula="of:=[.B101]" office:value-type="string" office:string-value="PG3" calcext:value-type="string">
            <text:p>PG3</text:p>
          </table:table-cell>
          <table:table-cell table:formula="of:=[.N101]&amp;IF(ISBLANK([.C101]);&quot;&quot;;&quot;/&quot;&amp;[.C101])" office:value-type="string" office:string-value="PG3" calcext:value-type="string">
            <text:p>PG3</text:p>
          </table:table-cell>
          <table:table-cell table:formula="of:=[.O101]&amp;IF(ISBLANK([.D101]);&quot;&quot;;&quot;/&quot;&amp;[.D101])" office:value-type="string" office:string-value="PG3" calcext:value-type="string">
            <text:p>PG3</text:p>
          </table:table-cell>
          <table:table-cell table:formula="of:=[.P101]&amp;IF(ISBLANK([.E101]);&quot;&quot;;&quot;/&quot;&amp;[.E101])" office:value-type="string" office:string-value="PG3" calcext:value-type="string">
            <text:p>PG3</text:p>
          </table:table-cell>
          <table:table-cell table:formula="of:=[.Q101]&amp;IF(ISBLANK([.F101]);&quot;&quot;;&quot;/&quot;&amp;[.F101])" office:value-type="string" office:string-value="PG3" calcext:value-type="string">
            <text:p>PG3</text:p>
          </table:table-cell>
          <table:table-cell table:formula="of:=[.R101]&amp;IF(ISBLANK([.G101]);&quot;&quot;;&quot;/&quot;&amp;[.G101])" office:value-type="string" office:string-value="PG3" calcext:value-type="string">
            <text:p>PG3</text:p>
          </table:table-cell>
          <table:table-cell table:formula="of:=[.S101]&amp;IF(ISBLANK([.H101]);&quot;&quot;;&quot;/&quot;&amp;[.H101])" office:value-type="string" office:string-value="PG3/SPI1_MISO" calcext:value-type="string">
            <text:p>PG3/SPI1_MISO</text:p>
          </table:table-cell>
          <table:table-cell table:formula="of:=[.T101]&amp;IF(ISBLANK([.I101]);&quot;&quot;;&quot;/&quot;&amp;[.I101])" office:value-type="string" office:string-value="PG3/SPI1_MISO" calcext:value-type="string">
            <text:p>PG3/SPI1_MISO</text:p>
          </table:table-cell>
          <table:table-cell table:formula="of:=[.U101]&amp;IF(ISBLANK([.J101]);&quot;&quot;;&quot;/&quot;&amp;[.J101])" office:value-type="string" office:string-value="PG3/SPI1_MISO" calcext:value-type="string">
            <text:p>PG3/SPI1_MISO</text:p>
          </table:table-cell>
          <table:table-cell table:formula="of:=[.V101]&amp;IF(ISBLANK([.K101]);&quot;&quot;;&quot;/&quot;&amp;[.K101])" office:value-type="string" office:string-value="PG3/SPI1_MISO" calcext:value-type="string">
            <text:p>PG3/SPI1_MISO</text:p>
          </table:table-cell>
        </table:table-row>
        <table:table-row table:style-name="ro1">
          <table:table-cell/>
          <table:table-cell office:value-type="string" calcext:value-type="string">
            <text:p>PG4</text:p>
          </table:table-cell>
          <table:table-cell table:number-columns-repeated="5"/>
          <table:table-cell office:value-type="string" calcext:value-type="string">
            <text:p>SPI1_MOSI</text:p>
          </table:table-cell>
          <table:table-cell table:number-columns-repeated="5"/>
          <table:table-cell table:formula="of:=[.B102]" office:value-type="string" office:string-value="PG4" calcext:value-type="string">
            <text:p>PG4</text:p>
          </table:table-cell>
          <table:table-cell table:formula="of:=[.N102]&amp;IF(ISBLANK([.C102]);&quot;&quot;;&quot;/&quot;&amp;[.C102])" office:value-type="string" office:string-value="PG4" calcext:value-type="string">
            <text:p>PG4</text:p>
          </table:table-cell>
          <table:table-cell table:formula="of:=[.O102]&amp;IF(ISBLANK([.D102]);&quot;&quot;;&quot;/&quot;&amp;[.D102])" office:value-type="string" office:string-value="PG4" calcext:value-type="string">
            <text:p>PG4</text:p>
          </table:table-cell>
          <table:table-cell table:formula="of:=[.P102]&amp;IF(ISBLANK([.E102]);&quot;&quot;;&quot;/&quot;&amp;[.E102])" office:value-type="string" office:string-value="PG4" calcext:value-type="string">
            <text:p>PG4</text:p>
          </table:table-cell>
          <table:table-cell table:formula="of:=[.Q102]&amp;IF(ISBLANK([.F102]);&quot;&quot;;&quot;/&quot;&amp;[.F102])" office:value-type="string" office:string-value="PG4" calcext:value-type="string">
            <text:p>PG4</text:p>
          </table:table-cell>
          <table:table-cell table:formula="of:=[.R102]&amp;IF(ISBLANK([.G102]);&quot;&quot;;&quot;/&quot;&amp;[.G102])" office:value-type="string" office:string-value="PG4" calcext:value-type="string">
            <text:p>PG4</text:p>
          </table:table-cell>
          <table:table-cell table:formula="of:=[.S102]&amp;IF(ISBLANK([.H102]);&quot;&quot;;&quot;/&quot;&amp;[.H102])" office:value-type="string" office:string-value="PG4/SPI1_MOSI" calcext:value-type="string">
            <text:p>PG4/SPI1_MOSI</text:p>
          </table:table-cell>
          <table:table-cell table:formula="of:=[.T102]&amp;IF(ISBLANK([.I102]);&quot;&quot;;&quot;/&quot;&amp;[.I102])" office:value-type="string" office:string-value="PG4/SPI1_MOSI" calcext:value-type="string">
            <text:p>PG4/SPI1_MOSI</text:p>
          </table:table-cell>
          <table:table-cell table:formula="of:=[.U102]&amp;IF(ISBLANK([.J102]);&quot;&quot;;&quot;/&quot;&amp;[.J102])" office:value-type="string" office:string-value="PG4/SPI1_MOSI" calcext:value-type="string">
            <text:p>PG4/SPI1_MOSI</text:p>
          </table:table-cell>
          <table:table-cell table:formula="of:=[.V102]&amp;IF(ISBLANK([.K102]);&quot;&quot;;&quot;/&quot;&amp;[.K102])" office:value-type="string" office:string-value="PG4/SPI1_MOSI" calcext:value-type="string">
            <text:p>PG4/SPI1_MOSI</text:p>
          </table:table-cell>
        </table:table-row>
        <table:table-row table:style-name="ro1">
          <table:table-cell/>
          <table:table-cell office:value-type="string" calcext:value-type="string">
            <text:p>PG5</text:p>
          </table:table-cell>
          <table:table-cell table:number-columns-repeated="5"/>
          <table:table-cell office:value-type="string" calcext:value-type="string">
            <text:p>SPI1_NSS</text:p>
          </table:table-cell>
          <table:table-cell table:number-columns-repeated="5"/>
          <table:table-cell table:formula="of:=[.B103]" office:value-type="string" office:string-value="PG5" calcext:value-type="string">
            <text:p>PG5</text:p>
          </table:table-cell>
          <table:table-cell table:formula="of:=[.N103]&amp;IF(ISBLANK([.C103]);&quot;&quot;;&quot;/&quot;&amp;[.C103])" office:value-type="string" office:string-value="PG5" calcext:value-type="string">
            <text:p>PG5</text:p>
          </table:table-cell>
          <table:table-cell table:formula="of:=[.O103]&amp;IF(ISBLANK([.D103]);&quot;&quot;;&quot;/&quot;&amp;[.D103])" office:value-type="string" office:string-value="PG5" calcext:value-type="string">
            <text:p>PG5</text:p>
          </table:table-cell>
          <table:table-cell table:formula="of:=[.P103]&amp;IF(ISBLANK([.E103]);&quot;&quot;;&quot;/&quot;&amp;[.E103])" office:value-type="string" office:string-value="PG5" calcext:value-type="string">
            <text:p>PG5</text:p>
          </table:table-cell>
          <table:table-cell table:formula="of:=[.Q103]&amp;IF(ISBLANK([.F103]);&quot;&quot;;&quot;/&quot;&amp;[.F103])" office:value-type="string" office:string-value="PG5" calcext:value-type="string">
            <text:p>PG5</text:p>
          </table:table-cell>
          <table:table-cell table:formula="of:=[.R103]&amp;IF(ISBLANK([.G103]);&quot;&quot;;&quot;/&quot;&amp;[.G103])" office:value-type="string" office:string-value="PG5" calcext:value-type="string">
            <text:p>PG5</text:p>
          </table:table-cell>
          <table:table-cell table:formula="of:=[.S103]&amp;IF(ISBLANK([.H103]);&quot;&quot;;&quot;/&quot;&amp;[.H103])" office:value-type="string" office:string-value="PG5/SPI1_NSS" calcext:value-type="string">
            <text:p>PG5/SPI1_NSS</text:p>
          </table:table-cell>
          <table:table-cell table:formula="of:=[.T103]&amp;IF(ISBLANK([.I103]);&quot;&quot;;&quot;/&quot;&amp;[.I103])" office:value-type="string" office:string-value="PG5/SPI1_NSS" calcext:value-type="string">
            <text:p>PG5/SPI1_NSS</text:p>
          </table:table-cell>
          <table:table-cell table:formula="of:=[.U103]&amp;IF(ISBLANK([.J103]);&quot;&quot;;&quot;/&quot;&amp;[.J103])" office:value-type="string" office:string-value="PG5/SPI1_NSS" calcext:value-type="string">
            <text:p>PG5/SPI1_NSS</text:p>
          </table:table-cell>
          <table:table-cell table:formula="of:=[.V103]&amp;IF(ISBLANK([.K103]);&quot;&quot;;&quot;/&quot;&amp;[.K103])" office:value-type="string" office:string-value="PG5/SPI1_NSS" calcext:value-type="string">
            <text:p>PG5/SPI1_NSS</text:p>
          </table:table-cell>
        </table:table-row>
        <table:table-row table:style-name="ro1">
          <table:table-cell/>
          <table:table-cell office:value-type="string" calcext:value-type="string">
            <text:p>PG6</text:p>
          </table:table-cell>
          <table:table-cell table:number-columns-repeated="4"/>
          <table:table-cell office:value-type="string" calcext:value-type="string">
            <text:p>I2C3_SMBA</text:p>
          </table:table-cell>
          <table:table-cell table:number-columns-repeated="6"/>
          <table:table-cell table:formula="of:=[.B104]" office:value-type="string" office:string-value="PG6" calcext:value-type="string">
            <text:p>PG6</text:p>
          </table:table-cell>
          <table:table-cell table:formula="of:=[.N104]&amp;IF(ISBLANK([.C104]);&quot;&quot;;&quot;/&quot;&amp;[.C104])" office:value-type="string" office:string-value="PG6" calcext:value-type="string">
            <text:p>PG6</text:p>
          </table:table-cell>
          <table:table-cell table:formula="of:=[.O104]&amp;IF(ISBLANK([.D104]);&quot;&quot;;&quot;/&quot;&amp;[.D104])" office:value-type="string" office:string-value="PG6" calcext:value-type="string">
            <text:p>PG6</text:p>
          </table:table-cell>
          <table:table-cell table:formula="of:=[.P104]&amp;IF(ISBLANK([.E104]);&quot;&quot;;&quot;/&quot;&amp;[.E104])" office:value-type="string" office:string-value="PG6" calcext:value-type="string">
            <text:p>PG6</text:p>
          </table:table-cell>
          <table:table-cell table:formula="of:=[.Q104]&amp;IF(ISBLANK([.F104]);&quot;&quot;;&quot;/&quot;&amp;[.F104])" office:value-type="string" office:string-value="PG6" calcext:value-type="string">
            <text:p>PG6</text:p>
          </table:table-cell>
          <table:table-cell table:formula="of:=[.R104]&amp;IF(ISBLANK([.G104]);&quot;&quot;;&quot;/&quot;&amp;[.G104])" office:value-type="string" office:string-value="PG6/I2C3_SMBA" calcext:value-type="string">
            <text:p>PG6/I2C3_SMBA</text:p>
          </table:table-cell>
          <table:table-cell table:formula="of:=[.S104]&amp;IF(ISBLANK([.H104]);&quot;&quot;;&quot;/&quot;&amp;[.H104])" office:value-type="string" office:string-value="PG6/I2C3_SMBA" calcext:value-type="string">
            <text:p>PG6/I2C3_SMBA</text:p>
          </table:table-cell>
          <table:table-cell table:formula="of:=[.T104]&amp;IF(ISBLANK([.I104]);&quot;&quot;;&quot;/&quot;&amp;[.I104])" office:value-type="string" office:string-value="PG6/I2C3_SMBA" calcext:value-type="string">
            <text:p>PG6/I2C3_SMBA</text:p>
          </table:table-cell>
          <table:table-cell table:formula="of:=[.U104]&amp;IF(ISBLANK([.J104]);&quot;&quot;;&quot;/&quot;&amp;[.J104])" office:value-type="string" office:string-value="PG6/I2C3_SMBA" calcext:value-type="string">
            <text:p>PG6/I2C3_SMBA</text:p>
          </table:table-cell>
          <table:table-cell table:formula="of:=[.V104]&amp;IF(ISBLANK([.K104]);&quot;&quot;;&quot;/&quot;&amp;[.K104])" office:value-type="string" office:string-value="PG6/I2C3_SMBA" calcext:value-type="string">
            <text:p>PG6/I2C3_SMBA</text:p>
          </table:table-cell>
        </table:table-row>
        <table:table-row table:style-name="ro1">
          <table:table-cell/>
          <table:table-cell office:value-type="string" calcext:value-type="string">
            <text:p>PG7</text:p>
          </table:table-cell>
          <table:table-cell table:number-columns-repeated="4"/>
          <table:table-cell office:value-type="string" calcext:value-type="string">
            <text:p>I2C3_SCL</text:p>
          </table:table-cell>
          <table:table-cell table:number-columns-repeated="6"/>
          <table:table-cell table:formula="of:=[.B105]" office:value-type="string" office:string-value="PG7" calcext:value-type="string">
            <text:p>PG7</text:p>
          </table:table-cell>
          <table:table-cell table:formula="of:=[.N105]&amp;IF(ISBLANK([.C105]);&quot;&quot;;&quot;/&quot;&amp;[.C105])" office:value-type="string" office:string-value="PG7" calcext:value-type="string">
            <text:p>PG7</text:p>
          </table:table-cell>
          <table:table-cell table:formula="of:=[.O105]&amp;IF(ISBLANK([.D105]);&quot;&quot;;&quot;/&quot;&amp;[.D105])" office:value-type="string" office:string-value="PG7" calcext:value-type="string">
            <text:p>PG7</text:p>
          </table:table-cell>
          <table:table-cell table:formula="of:=[.P105]&amp;IF(ISBLANK([.E105]);&quot;&quot;;&quot;/&quot;&amp;[.E105])" office:value-type="string" office:string-value="PG7" calcext:value-type="string">
            <text:p>PG7</text:p>
          </table:table-cell>
          <table:table-cell table:formula="of:=[.Q105]&amp;IF(ISBLANK([.F105]);&quot;&quot;;&quot;/&quot;&amp;[.F105])" office:value-type="string" office:string-value="PG7" calcext:value-type="string">
            <text:p>PG7</text:p>
          </table:table-cell>
          <table:table-cell table:formula="of:=[.R105]&amp;IF(ISBLANK([.G105]);&quot;&quot;;&quot;/&quot;&amp;[.G105])" office:value-type="string" office:string-value="PG7/I2C3_SCL" calcext:value-type="string">
            <text:p>PG7/I2C3_SCL</text:p>
          </table:table-cell>
          <table:table-cell table:formula="of:=[.S105]&amp;IF(ISBLANK([.H105]);&quot;&quot;;&quot;/&quot;&amp;[.H105])" office:value-type="string" office:string-value="PG7/I2C3_SCL" calcext:value-type="string">
            <text:p>PG7/I2C3_SCL</text:p>
          </table:table-cell>
          <table:table-cell table:formula="of:=[.T105]&amp;IF(ISBLANK([.I105]);&quot;&quot;;&quot;/&quot;&amp;[.I105])" office:value-type="string" office:string-value="PG7/I2C3_SCL" calcext:value-type="string">
            <text:p>PG7/I2C3_SCL</text:p>
          </table:table-cell>
          <table:table-cell table:formula="of:=[.U105]&amp;IF(ISBLANK([.J105]);&quot;&quot;;&quot;/&quot;&amp;[.J105])" office:value-type="string" office:string-value="PG7/I2C3_SCL" calcext:value-type="string">
            <text:p>PG7/I2C3_SCL</text:p>
          </table:table-cell>
          <table:table-cell table:formula="of:=[.V105]&amp;IF(ISBLANK([.K105]);&quot;&quot;;&quot;/&quot;&amp;[.K105])" office:value-type="string" office:string-value="PG7/I2C3_SCL" calcext:value-type="string">
            <text:p>PG7/I2C3_SCL</text:p>
          </table:table-cell>
        </table:table-row>
        <table:table-row table:style-name="ro1">
          <table:table-cell/>
          <table:table-cell office:value-type="string" calcext:value-type="string">
            <text:p>PG8</text:p>
          </table:table-cell>
          <table:table-cell table:number-columns-repeated="4"/>
          <table:table-cell office:value-type="string" calcext:value-type="string">
            <text:p>I2C3_SDA</text:p>
          </table:table-cell>
          <table:table-cell table:number-columns-repeated="6"/>
          <table:table-cell table:formula="of:=[.B106]" office:value-type="string" office:string-value="PG8" calcext:value-type="string">
            <text:p>PG8</text:p>
          </table:table-cell>
          <table:table-cell table:formula="of:=[.N106]&amp;IF(ISBLANK([.C106]);&quot;&quot;;&quot;/&quot;&amp;[.C106])" office:value-type="string" office:string-value="PG8" calcext:value-type="string">
            <text:p>PG8</text:p>
          </table:table-cell>
          <table:table-cell table:formula="of:=[.O106]&amp;IF(ISBLANK([.D106]);&quot;&quot;;&quot;/&quot;&amp;[.D106])" office:value-type="string" office:string-value="PG8" calcext:value-type="string">
            <text:p>PG8</text:p>
          </table:table-cell>
          <table:table-cell table:formula="of:=[.P106]&amp;IF(ISBLANK([.E106]);&quot;&quot;;&quot;/&quot;&amp;[.E106])" office:value-type="string" office:string-value="PG8" calcext:value-type="string">
            <text:p>PG8</text:p>
          </table:table-cell>
          <table:table-cell table:formula="of:=[.Q106]&amp;IF(ISBLANK([.F106]);&quot;&quot;;&quot;/&quot;&amp;[.F106])" office:value-type="string" office:string-value="PG8" calcext:value-type="string">
            <text:p>PG8</text:p>
          </table:table-cell>
          <table:table-cell table:formula="of:=[.R106]&amp;IF(ISBLANK([.G106]);&quot;&quot;;&quot;/&quot;&amp;[.G106])" office:value-type="string" office:string-value="PG8/I2C3_SDA" calcext:value-type="string">
            <text:p>PG8/I2C3_SDA</text:p>
          </table:table-cell>
          <table:table-cell table:formula="of:=[.S106]&amp;IF(ISBLANK([.H106]);&quot;&quot;;&quot;/&quot;&amp;[.H106])" office:value-type="string" office:string-value="PG8/I2C3_SDA" calcext:value-type="string">
            <text:p>PG8/I2C3_SDA</text:p>
          </table:table-cell>
          <table:table-cell table:formula="of:=[.T106]&amp;IF(ISBLANK([.I106]);&quot;&quot;;&quot;/&quot;&amp;[.I106])" office:value-type="string" office:string-value="PG8/I2C3_SDA" calcext:value-type="string">
            <text:p>PG8/I2C3_SDA</text:p>
          </table:table-cell>
          <table:table-cell table:formula="of:=[.U106]&amp;IF(ISBLANK([.J106]);&quot;&quot;;&quot;/&quot;&amp;[.J106])" office:value-type="string" office:string-value="PG8/I2C3_SDA" calcext:value-type="string">
            <text:p>PG8/I2C3_SDA</text:p>
          </table:table-cell>
          <table:table-cell table:formula="of:=[.V106]&amp;IF(ISBLANK([.K106]);&quot;&quot;;&quot;/&quot;&amp;[.K106])" office:value-type="string" office:string-value="PG8/I2C3_SDA" calcext:value-type="string">
            <text:p>PG8/I2C3_SDA</text:p>
          </table:table-cell>
        </table:table-row>
        <table:table-row table:style-name="ro1">
          <table:table-cell/>
          <table:table-cell office:value-type="string" calcext:value-type="string">
            <text:p>PG9</text:p>
          </table:table-cell>
          <table:table-cell table:number-columns-repeated="6"/>
          <table:table-cell office:value-type="string" calcext:value-type="string">
            <text:p>SPI3_SCK</text:p>
          </table:table-cell>
          <table:table-cell office:value-type="string" calcext:value-type="string">
            <text:p>USART1_TX</text:p>
          </table:table-cell>
          <table:table-cell table:number-columns-repeated="3"/>
          <table:table-cell table:formula="of:=[.B107]" office:value-type="string" office:string-value="PG9" calcext:value-type="string">
            <text:p>PG9</text:p>
          </table:table-cell>
          <table:table-cell table:formula="of:=[.N107]&amp;IF(ISBLANK([.C107]);&quot;&quot;;&quot;/&quot;&amp;[.C107])" office:value-type="string" office:string-value="PG9" calcext:value-type="string">
            <text:p>PG9</text:p>
          </table:table-cell>
          <table:table-cell table:formula="of:=[.O107]&amp;IF(ISBLANK([.D107]);&quot;&quot;;&quot;/&quot;&amp;[.D107])" office:value-type="string" office:string-value="PG9" calcext:value-type="string">
            <text:p>PG9</text:p>
          </table:table-cell>
          <table:table-cell table:formula="of:=[.P107]&amp;IF(ISBLANK([.E107]);&quot;&quot;;&quot;/&quot;&amp;[.E107])" office:value-type="string" office:string-value="PG9" calcext:value-type="string">
            <text:p>PG9</text:p>
          </table:table-cell>
          <table:table-cell table:formula="of:=[.Q107]&amp;IF(ISBLANK([.F107]);&quot;&quot;;&quot;/&quot;&amp;[.F107])" office:value-type="string" office:string-value="PG9" calcext:value-type="string">
            <text:p>PG9</text:p>
          </table:table-cell>
          <table:table-cell table:formula="of:=[.R107]&amp;IF(ISBLANK([.G107]);&quot;&quot;;&quot;/&quot;&amp;[.G107])" office:value-type="string" office:string-value="PG9" calcext:value-type="string">
            <text:p>PG9</text:p>
          </table:table-cell>
          <table:table-cell table:formula="of:=[.S107]&amp;IF(ISBLANK([.H107]);&quot;&quot;;&quot;/&quot;&amp;[.H107])" office:value-type="string" office:string-value="PG9" calcext:value-type="string">
            <text:p>PG9</text:p>
          </table:table-cell>
          <table:table-cell table:formula="of:=[.T107]&amp;IF(ISBLANK([.I107]);&quot;&quot;;&quot;/&quot;&amp;[.I107])" office:value-type="string" office:string-value="PG9/SPI3_SCK" calcext:value-type="string">
            <text:p>PG9/SPI3_SCK</text:p>
          </table:table-cell>
          <table:table-cell table:formula="of:=[.U107]&amp;IF(ISBLANK([.J107]);&quot;&quot;;&quot;/&quot;&amp;[.J107])" office:value-type="string" office:string-value="PG9/SPI3_SCK/USART1_TX" calcext:value-type="string">
            <text:p>PG9/SPI3_SCK/USART1_TX</text:p>
          </table:table-cell>
          <table:table-cell table:formula="of:=[.V107]&amp;IF(ISBLANK([.K107]);&quot;&quot;;&quot;/&quot;&amp;[.K107])" office:value-type="string" office:string-value="PG9/SPI3_SCK/USART1_TX" calcext:value-type="string">
            <text:p>PG9/SPI3_SCK/USART1_TX</text:p>
          </table:table-cell>
        </table:table-row>
        <table:table-row table:style-name="ro1">
          <table:table-cell/>
          <table:table-cell office:value-type="string" calcext:value-type="string">
            <text:p>PG10</text:p>
          </table:table-cell>
          <table:table-cell/>
          <table:table-cell office:value-type="string" calcext:value-type="string">
            <text:p>LPTIM1_IN1</text:p>
          </table:table-cell>
          <table:table-cell table:number-columns-repeated="4"/>
          <table:table-cell office:value-type="string" calcext:value-type="string">
            <text:p>SPI3_MISO</text:p>
          </table:table-cell>
          <table:table-cell office:value-type="string" calcext:value-type="string">
            <text:p>USART1_RX</text:p>
          </table:table-cell>
          <table:table-cell table:number-columns-repeated="3"/>
          <table:table-cell table:formula="of:=[.B108]" office:value-type="string" office:string-value="PG10" calcext:value-type="string">
            <text:p>PG10</text:p>
          </table:table-cell>
          <table:table-cell table:formula="of:=[.N108]&amp;IF(ISBLANK([.C108]);&quot;&quot;;&quot;/&quot;&amp;[.C108])" office:value-type="string" office:string-value="PG10" calcext:value-type="string">
            <text:p>PG10</text:p>
          </table:table-cell>
          <table:table-cell table:formula="of:=[.O108]&amp;IF(ISBLANK([.D108]);&quot;&quot;;&quot;/&quot;&amp;[.D108])" office:value-type="string" office:string-value="PG10/LPTIM1_IN1" calcext:value-type="string">
            <text:p>PG10/LPTIM1_IN1</text:p>
          </table:table-cell>
          <table:table-cell table:formula="of:=[.P108]&amp;IF(ISBLANK([.E108]);&quot;&quot;;&quot;/&quot;&amp;[.E108])" office:value-type="string" office:string-value="PG10/LPTIM1_IN1" calcext:value-type="string">
            <text:p>PG10/LPTIM1_IN1</text:p>
          </table:table-cell>
          <table:table-cell table:formula="of:=[.Q108]&amp;IF(ISBLANK([.F108]);&quot;&quot;;&quot;/&quot;&amp;[.F108])" office:value-type="string" office:string-value="PG10/LPTIM1_IN1" calcext:value-type="string">
            <text:p>PG10/LPTIM1_IN1</text:p>
          </table:table-cell>
          <table:table-cell table:formula="of:=[.R108]&amp;IF(ISBLANK([.G108]);&quot;&quot;;&quot;/&quot;&amp;[.G108])" office:value-type="string" office:string-value="PG10/LPTIM1_IN1" calcext:value-type="string">
            <text:p>PG10/LPTIM1_IN1</text:p>
          </table:table-cell>
          <table:table-cell table:formula="of:=[.S108]&amp;IF(ISBLANK([.H108]);&quot;&quot;;&quot;/&quot;&amp;[.H108])" office:value-type="string" office:string-value="PG10/LPTIM1_IN1" calcext:value-type="string">
            <text:p>PG10/LPTIM1_IN1</text:p>
          </table:table-cell>
          <table:table-cell table:formula="of:=[.T108]&amp;IF(ISBLANK([.I108]);&quot;&quot;;&quot;/&quot;&amp;[.I108])" office:value-type="string" office:string-value="PG10/LPTIM1_IN1/SPI3_MISO" calcext:value-type="string">
            <text:p>PG10/LPTIM1_IN1/SPI3_MISO</text:p>
          </table:table-cell>
          <table:table-cell table:formula="of:=[.U108]&amp;IF(ISBLANK([.J108]);&quot;&quot;;&quot;/&quot;&amp;[.J108])" office:value-type="string" office:string-value="PG10/LPTIM1_IN1/SPI3_MISO/USART1_RX" calcext:value-type="string">
            <text:p>PG10/LPTIM1_IN1/SPI3_MISO/USART1_RX</text:p>
          </table:table-cell>
          <table:table-cell table:formula="of:=[.V108]&amp;IF(ISBLANK([.K108]);&quot;&quot;;&quot;/&quot;&amp;[.K108])" office:value-type="string" office:string-value="PG10/LPTIM1_IN1/SPI3_MISO/USART1_RX" calcext:value-type="string">
            <text:p>PG10/LPTIM1_IN1/SPI3_MISO/USART1_RX</text:p>
          </table:table-cell>
        </table:table-row>
        <table:table-row table:style-name="ro1">
          <table:table-cell/>
          <table:table-cell office:value-type="string" calcext:value-type="string">
            <text:p>PG11</text:p>
          </table:table-cell>
          <table:table-cell/>
          <table:table-cell office:value-type="string" calcext:value-type="string">
            <text:p>LPTIM1_IN2</text:p>
          </table:table-cell>
          <table:table-cell table:number-columns-repeated="4"/>
          <table:table-cell office:value-type="string" calcext:value-type="string">
            <text:p>SPI3_MOSI</text:p>
          </table:table-cell>
          <table:table-cell office:value-type="string" calcext:value-type="string">
            <text:p>USART1_CTS</text:p>
          </table:table-cell>
          <table:table-cell table:number-columns-repeated="3"/>
          <table:table-cell table:formula="of:=[.B109]" office:value-type="string" office:string-value="PG11" calcext:value-type="string">
            <text:p>PG11</text:p>
          </table:table-cell>
          <table:table-cell table:formula="of:=[.N109]&amp;IF(ISBLANK([.C109]);&quot;&quot;;&quot;/&quot;&amp;[.C109])" office:value-type="string" office:string-value="PG11" calcext:value-type="string">
            <text:p>PG11</text:p>
          </table:table-cell>
          <table:table-cell table:formula="of:=[.O109]&amp;IF(ISBLANK([.D109]);&quot;&quot;;&quot;/&quot;&amp;[.D109])" office:value-type="string" office:string-value="PG11/LPTIM1_IN2" calcext:value-type="string">
            <text:p>PG11/LPTIM1_IN2</text:p>
          </table:table-cell>
          <table:table-cell table:formula="of:=[.P109]&amp;IF(ISBLANK([.E109]);&quot;&quot;;&quot;/&quot;&amp;[.E109])" office:value-type="string" office:string-value="PG11/LPTIM1_IN2" calcext:value-type="string">
            <text:p>PG11/LPTIM1_IN2</text:p>
          </table:table-cell>
          <table:table-cell table:formula="of:=[.Q109]&amp;IF(ISBLANK([.F109]);&quot;&quot;;&quot;/&quot;&amp;[.F109])" office:value-type="string" office:string-value="PG11/LPTIM1_IN2" calcext:value-type="string">
            <text:p>PG11/LPTIM1_IN2</text:p>
          </table:table-cell>
          <table:table-cell table:formula="of:=[.R109]&amp;IF(ISBLANK([.G109]);&quot;&quot;;&quot;/&quot;&amp;[.G109])" office:value-type="string" office:string-value="PG11/LPTIM1_IN2" calcext:value-type="string">
            <text:p>PG11/LPTIM1_IN2</text:p>
          </table:table-cell>
          <table:table-cell table:formula="of:=[.S109]&amp;IF(ISBLANK([.H109]);&quot;&quot;;&quot;/&quot;&amp;[.H109])" office:value-type="string" office:string-value="PG11/LPTIM1_IN2" calcext:value-type="string">
            <text:p>PG11/LPTIM1_IN2</text:p>
          </table:table-cell>
          <table:table-cell table:formula="of:=[.T109]&amp;IF(ISBLANK([.I109]);&quot;&quot;;&quot;/&quot;&amp;[.I109])" office:value-type="string" office:string-value="PG11/LPTIM1_IN2/SPI3_MOSI" calcext:value-type="string">
            <text:p>PG11/LPTIM1_IN2/SPI3_MOSI</text:p>
          </table:table-cell>
          <table:table-cell table:formula="of:=[.U109]&amp;IF(ISBLANK([.J109]);&quot;&quot;;&quot;/&quot;&amp;[.J109])" office:value-type="string" office:string-value="PG11/LPTIM1_IN2/SPI3_MOSI/USART1_CTS" calcext:value-type="string">
            <text:p>PG11/LPTIM1_IN2/SPI3_MOSI/USART1_CTS</text:p>
          </table:table-cell>
          <table:table-cell table:formula="of:=[.V109]&amp;IF(ISBLANK([.K109]);&quot;&quot;;&quot;/&quot;&amp;[.K109])" office:value-type="string" office:string-value="PG11/LPTIM1_IN2/SPI3_MOSI/USART1_CTS" calcext:value-type="string">
            <text:p>PG11/LPTIM1_IN2/SPI3_MOSI/USART1_CTS</text:p>
          </table:table-cell>
        </table:table-row>
        <table:table-row table:style-name="ro1">
          <table:table-cell/>
          <table:table-cell office:value-type="string" calcext:value-type="string">
            <text:p>PG12</text:p>
          </table:table-cell>
          <table:table-cell/>
          <table:table-cell office:value-type="string" calcext:value-type="string">
            <text:p>LPTIM1_ETR</text:p>
          </table:table-cell>
          <table:table-cell table:number-columns-repeated="4"/>
          <table:table-cell office:value-type="string" calcext:value-type="string">
            <text:p>SPI3_NSS</text:p>
          </table:table-cell>
          <table:table-cell office:value-type="string" calcext:value-type="string">
            <text:p>USART1_RTS_DE</text:p>
          </table:table-cell>
          <table:table-cell table:number-columns-repeated="3"/>
          <table:table-cell table:formula="of:=[.B110]" office:value-type="string" office:string-value="PG12" calcext:value-type="string">
            <text:p>PG12</text:p>
          </table:table-cell>
          <table:table-cell table:formula="of:=[.N110]&amp;IF(ISBLANK([.C110]);&quot;&quot;;&quot;/&quot;&amp;[.C110])" office:value-type="string" office:string-value="PG12" calcext:value-type="string">
            <text:p>PG12</text:p>
          </table:table-cell>
          <table:table-cell table:formula="of:=[.O110]&amp;IF(ISBLANK([.D110]);&quot;&quot;;&quot;/&quot;&amp;[.D110])" office:value-type="string" office:string-value="PG12/LPTIM1_ETR" calcext:value-type="string">
            <text:p>PG12/LPTIM1_ETR</text:p>
          </table:table-cell>
          <table:table-cell table:formula="of:=[.P110]&amp;IF(ISBLANK([.E110]);&quot;&quot;;&quot;/&quot;&amp;[.E110])" office:value-type="string" office:string-value="PG12/LPTIM1_ETR" calcext:value-type="string">
            <text:p>PG12/LPTIM1_ETR</text:p>
          </table:table-cell>
          <table:table-cell table:formula="of:=[.Q110]&amp;IF(ISBLANK([.F110]);&quot;&quot;;&quot;/&quot;&amp;[.F110])" office:value-type="string" office:string-value="PG12/LPTIM1_ETR" calcext:value-type="string">
            <text:p>PG12/LPTIM1_ETR</text:p>
          </table:table-cell>
          <table:table-cell table:formula="of:=[.R110]&amp;IF(ISBLANK([.G110]);&quot;&quot;;&quot;/&quot;&amp;[.G110])" office:value-type="string" office:string-value="PG12/LPTIM1_ETR" calcext:value-type="string">
            <text:p>PG12/LPTIM1_ETR</text:p>
          </table:table-cell>
          <table:table-cell table:formula="of:=[.S110]&amp;IF(ISBLANK([.H110]);&quot;&quot;;&quot;/&quot;&amp;[.H110])" office:value-type="string" office:string-value="PG12/LPTIM1_ETR" calcext:value-type="string">
            <text:p>PG12/LPTIM1_ETR</text:p>
          </table:table-cell>
          <table:table-cell table:formula="of:=[.T110]&amp;IF(ISBLANK([.I110]);&quot;&quot;;&quot;/&quot;&amp;[.I110])" office:value-type="string" office:string-value="PG12/LPTIM1_ETR/SPI3_NSS" calcext:value-type="string">
            <text:p>PG12/LPTIM1_ETR/SPI3_NSS</text:p>
          </table:table-cell>
          <table:table-cell table:formula="of:=[.U110]&amp;IF(ISBLANK([.J110]);&quot;&quot;;&quot;/&quot;&amp;[.J110])" office:value-type="string" office:string-value="PG12/LPTIM1_ETR/SPI3_NSS/USART1_RTS_DE" calcext:value-type="string">
            <text:p>PG12/LPTIM1_ETR/SPI3_NSS/USART1_RTS_DE</text:p>
          </table:table-cell>
          <table:table-cell table:formula="of:=[.V110]&amp;IF(ISBLANK([.K110]);&quot;&quot;;&quot;/&quot;&amp;[.K110])" office:value-type="string" office:string-value="PG12/LPTIM1_ETR/SPI3_NSS/USART1_RTS_DE" calcext:value-type="string">
            <text:p>PG12/LPTIM1_ETR/SPI3_NSS/USART1_RTS_DE</text:p>
          </table:table-cell>
        </table:table-row>
        <table:table-row table:style-name="ro1">
          <table:table-cell/>
          <table:table-cell office:value-type="string" calcext:value-type="string">
            <text:p>PG13</text:p>
          </table:table-cell>
          <table:table-cell table:number-columns-repeated="4"/>
          <table:table-cell office:value-type="string" calcext:value-type="string">
            <text:p>I2C1_SDA</text:p>
          </table:table-cell>
          <table:table-cell table:number-columns-repeated="2"/>
          <table:table-cell office:value-type="string" calcext:value-type="string">
            <text:p>USART1_CK</text:p>
          </table:table-cell>
          <table:table-cell table:number-columns-repeated="3"/>
          <table:table-cell table:formula="of:=[.B111]" office:value-type="string" office:string-value="PG13" calcext:value-type="string">
            <text:p>PG13</text:p>
          </table:table-cell>
          <table:table-cell table:formula="of:=[.N111]&amp;IF(ISBLANK([.C111]);&quot;&quot;;&quot;/&quot;&amp;[.C111])" office:value-type="string" office:string-value="PG13" calcext:value-type="string">
            <text:p>PG13</text:p>
          </table:table-cell>
          <table:table-cell table:formula="of:=[.O111]&amp;IF(ISBLANK([.D111]);&quot;&quot;;&quot;/&quot;&amp;[.D111])" office:value-type="string" office:string-value="PG13" calcext:value-type="string">
            <text:p>PG13</text:p>
          </table:table-cell>
          <table:table-cell table:formula="of:=[.P111]&amp;IF(ISBLANK([.E111]);&quot;&quot;;&quot;/&quot;&amp;[.E111])" office:value-type="string" office:string-value="PG13" calcext:value-type="string">
            <text:p>PG13</text:p>
          </table:table-cell>
          <table:table-cell table:formula="of:=[.Q111]&amp;IF(ISBLANK([.F111]);&quot;&quot;;&quot;/&quot;&amp;[.F111])" office:value-type="string" office:string-value="PG13" calcext:value-type="string">
            <text:p>PG13</text:p>
          </table:table-cell>
          <table:table-cell table:formula="of:=[.R111]&amp;IF(ISBLANK([.G111]);&quot;&quot;;&quot;/&quot;&amp;[.G111])" office:value-type="string" office:string-value="PG13/I2C1_SDA" calcext:value-type="string">
            <text:p>PG13/I2C1_SDA</text:p>
          </table:table-cell>
          <table:table-cell table:formula="of:=[.S111]&amp;IF(ISBLANK([.H111]);&quot;&quot;;&quot;/&quot;&amp;[.H111])" office:value-type="string" office:string-value="PG13/I2C1_SDA" calcext:value-type="string">
            <text:p>PG13/I2C1_SDA</text:p>
          </table:table-cell>
          <table:table-cell table:formula="of:=[.T111]&amp;IF(ISBLANK([.I111]);&quot;&quot;;&quot;/&quot;&amp;[.I111])" office:value-type="string" office:string-value="PG13/I2C1_SDA" calcext:value-type="string">
            <text:p>PG13/I2C1_SDA</text:p>
          </table:table-cell>
          <table:table-cell table:formula="of:=[.U111]&amp;IF(ISBLANK([.J111]);&quot;&quot;;&quot;/&quot;&amp;[.J111])" office:value-type="string" office:string-value="PG13/I2C1_SDA/USART1_CK" calcext:value-type="string">
            <text:p>PG13/I2C1_SDA/USART1_CK</text:p>
          </table:table-cell>
          <table:table-cell table:formula="of:=[.V111]&amp;IF(ISBLANK([.K111]);&quot;&quot;;&quot;/&quot;&amp;[.K111])" office:value-type="string" office:string-value="PG13/I2C1_SDA/USART1_CK" calcext:value-type="string">
            <text:p>PG13/I2C1_SDA/USART1_CK</text:p>
          </table:table-cell>
        </table:table-row>
        <table:table-row table:style-name="ro1">
          <table:table-cell/>
          <table:table-cell office:value-type="string" calcext:value-type="string">
            <text:p>PG14</text:p>
          </table:table-cell>
          <table:table-cell table:number-columns-repeated="4"/>
          <table:table-cell office:value-type="string" calcext:value-type="string">
            <text:p>I2C1_SCL</text:p>
          </table:table-cell>
          <table:table-cell table:number-columns-repeated="6"/>
          <table:table-cell table:formula="of:=[.B112]" office:value-type="string" office:string-value="PG14" calcext:value-type="string">
            <text:p>PG14</text:p>
          </table:table-cell>
          <table:table-cell table:formula="of:=[.N112]&amp;IF(ISBLANK([.C112]);&quot;&quot;;&quot;/&quot;&amp;[.C112])" office:value-type="string" office:string-value="PG14" calcext:value-type="string">
            <text:p>PG14</text:p>
          </table:table-cell>
          <table:table-cell table:formula="of:=[.O112]&amp;IF(ISBLANK([.D112]);&quot;&quot;;&quot;/&quot;&amp;[.D112])" office:value-type="string" office:string-value="PG14" calcext:value-type="string">
            <text:p>PG14</text:p>
          </table:table-cell>
          <table:table-cell table:formula="of:=[.P112]&amp;IF(ISBLANK([.E112]);&quot;&quot;;&quot;/&quot;&amp;[.E112])" office:value-type="string" office:string-value="PG14" calcext:value-type="string">
            <text:p>PG14</text:p>
          </table:table-cell>
          <table:table-cell table:formula="of:=[.Q112]&amp;IF(ISBLANK([.F112]);&quot;&quot;;&quot;/&quot;&amp;[.F112])" office:value-type="string" office:string-value="PG14" calcext:value-type="string">
            <text:p>PG14</text:p>
          </table:table-cell>
          <table:table-cell table:formula="of:=[.R112]&amp;IF(ISBLANK([.G112]);&quot;&quot;;&quot;/&quot;&amp;[.G112])" office:value-type="string" office:string-value="PG14/I2C1_SCL" calcext:value-type="string">
            <text:p>PG14/I2C1_SCL</text:p>
          </table:table-cell>
          <table:table-cell table:formula="of:=[.S112]&amp;IF(ISBLANK([.H112]);&quot;&quot;;&quot;/&quot;&amp;[.H112])" office:value-type="string" office:string-value="PG14/I2C1_SCL" calcext:value-type="string">
            <text:p>PG14/I2C1_SCL</text:p>
          </table:table-cell>
          <table:table-cell table:formula="of:=[.T112]&amp;IF(ISBLANK([.I112]);&quot;&quot;;&quot;/&quot;&amp;[.I112])" office:value-type="string" office:string-value="PG14/I2C1_SCL" calcext:value-type="string">
            <text:p>PG14/I2C1_SCL</text:p>
          </table:table-cell>
          <table:table-cell table:formula="of:=[.U112]&amp;IF(ISBLANK([.J112]);&quot;&quot;;&quot;/&quot;&amp;[.J112])" office:value-type="string" office:string-value="PG14/I2C1_SCL" calcext:value-type="string">
            <text:p>PG14/I2C1_SCL</text:p>
          </table:table-cell>
          <table:table-cell table:formula="of:=[.V112]&amp;IF(ISBLANK([.K112]);&quot;&quot;;&quot;/&quot;&amp;[.K112])" office:value-type="string" office:string-value="PG14/I2C1_SCL" calcext:value-type="string">
            <text:p>PG14/I2C1_SCL</text:p>
          </table:table-cell>
        </table:table-row>
        <table:table-row table:style-name="ro1">
          <table:table-cell/>
          <table:table-cell office:value-type="string" calcext:value-type="string">
            <text:p>PG15</text:p>
          </table:table-cell>
          <table:table-cell/>
          <table:table-cell office:value-type="string" calcext:value-type="string">
            <text:p>LPTIM1_OUT</text:p>
          </table:table-cell>
          <table:table-cell table:number-columns-repeated="2"/>
          <table:table-cell office:value-type="string" calcext:value-type="string">
            <text:p>I2C1_SMBA</text:p>
          </table:table-cell>
          <table:table-cell table:number-columns-repeated="6"/>
          <table:table-cell table:formula="of:=[.B113]" office:value-type="string" office:string-value="PG15" calcext:value-type="string">
            <text:p>PG15</text:p>
          </table:table-cell>
          <table:table-cell table:formula="of:=[.N113]&amp;IF(ISBLANK([.C113]);&quot;&quot;;&quot;/&quot;&amp;[.C113])" office:value-type="string" office:string-value="PG15" calcext:value-type="string">
            <text:p>PG15</text:p>
          </table:table-cell>
          <table:table-cell table:formula="of:=[.O113]&amp;IF(ISBLANK([.D113]);&quot;&quot;;&quot;/&quot;&amp;[.D113])" office:value-type="string" office:string-value="PG15/LPTIM1_OUT" calcext:value-type="string">
            <text:p>PG15/LPTIM1_OUT</text:p>
          </table:table-cell>
          <table:table-cell table:formula="of:=[.P113]&amp;IF(ISBLANK([.E113]);&quot;&quot;;&quot;/&quot;&amp;[.E113])" office:value-type="string" office:string-value="PG15/LPTIM1_OUT" calcext:value-type="string">
            <text:p>PG15/LPTIM1_OUT</text:p>
          </table:table-cell>
          <table:table-cell table:formula="of:=[.Q113]&amp;IF(ISBLANK([.F113]);&quot;&quot;;&quot;/&quot;&amp;[.F113])" office:value-type="string" office:string-value="PG15/LPTIM1_OUT" calcext:value-type="string">
            <text:p>PG15/LPTIM1_OUT</text:p>
          </table:table-cell>
          <table:table-cell table:formula="of:=[.R113]&amp;IF(ISBLANK([.G113]);&quot;&quot;;&quot;/&quot;&amp;[.G113])" office:value-type="string" office:string-value="PG15/LPTIM1_OUT/I2C1_SMBA" calcext:value-type="string">
            <text:p>PG15/LPTIM1_OUT/I2C1_SMBA</text:p>
          </table:table-cell>
          <table:table-cell table:formula="of:=[.S113]&amp;IF(ISBLANK([.H113]);&quot;&quot;;&quot;/&quot;&amp;[.H113])" office:value-type="string" office:string-value="PG15/LPTIM1_OUT/I2C1_SMBA" calcext:value-type="string">
            <text:p>PG15/LPTIM1_OUT/I2C1_SMBA</text:p>
          </table:table-cell>
          <table:table-cell table:formula="of:=[.T113]&amp;IF(ISBLANK([.I113]);&quot;&quot;;&quot;/&quot;&amp;[.I113])" office:value-type="string" office:string-value="PG15/LPTIM1_OUT/I2C1_SMBA" calcext:value-type="string">
            <text:p>PG15/LPTIM1_OUT/I2C1_SMBA</text:p>
          </table:table-cell>
          <table:table-cell table:formula="of:=[.U113]&amp;IF(ISBLANK([.J113]);&quot;&quot;;&quot;/&quot;&amp;[.J113])" office:value-type="string" office:string-value="PG15/LPTIM1_OUT/I2C1_SMBA" calcext:value-type="string">
            <text:p>PG15/LPTIM1_OUT/I2C1_SMBA</text:p>
          </table:table-cell>
          <table:table-cell table:formula="of:=[.V113]&amp;IF(ISBLANK([.K113]);&quot;&quot;;&quot;/&quot;&amp;[.K113])" office:value-type="string" office:string-value="PG15/LPTIM1_OUT/I2C1_SMBA" calcext:value-type="string">
            <text:p>PG15/LPTIM1_OUT/I2C1_SMBA</text:p>
          </table:table-cell>
        </table:table-row>
        <table:table-row table:style-name="ro1">
          <table:table-cell/>
          <table:table-cell office:value-type="string" calcext:value-type="string">
            <text:p>PH0</text:p>
          </table:table-cell>
          <table:table-cell table:number-columns-repeated="8"/>
          <table:table-cell office:value-type="string" calcext:value-type="string">
            <text:p>OSC_IN</text:p>
          </table:table-cell>
          <table:table-cell table:number-columns-repeated="2"/>
          <table:table-cell table:formula="of:=[.B114]" office:value-type="string" office:string-value="PH0" calcext:value-type="string">
            <text:p>PH0</text:p>
          </table:table-cell>
          <table:table-cell table:formula="of:=[.N114]&amp;IF(ISBLANK([.C114]);&quot;&quot;;&quot;/&quot;&amp;[.C114])" office:value-type="string" office:string-value="PH0" calcext:value-type="string">
            <text:p>PH0</text:p>
          </table:table-cell>
          <table:table-cell table:formula="of:=[.O114]&amp;IF(ISBLANK([.D114]);&quot;&quot;;&quot;/&quot;&amp;[.D114])" office:value-type="string" office:string-value="PH0" calcext:value-type="string">
            <text:p>PH0</text:p>
          </table:table-cell>
          <table:table-cell table:formula="of:=[.P114]&amp;IF(ISBLANK([.E114]);&quot;&quot;;&quot;/&quot;&amp;[.E114])" office:value-type="string" office:string-value="PH0" calcext:value-type="string">
            <text:p>PH0</text:p>
          </table:table-cell>
          <table:table-cell table:formula="of:=[.Q114]&amp;IF(ISBLANK([.F114]);&quot;&quot;;&quot;/&quot;&amp;[.F114])" office:value-type="string" office:string-value="PH0" calcext:value-type="string">
            <text:p>PH0</text:p>
          </table:table-cell>
          <table:table-cell table:formula="of:=[.R114]&amp;IF(ISBLANK([.G114]);&quot;&quot;;&quot;/&quot;&amp;[.G114])" office:value-type="string" office:string-value="PH0" calcext:value-type="string">
            <text:p>PH0</text:p>
          </table:table-cell>
          <table:table-cell table:formula="of:=[.S114]&amp;IF(ISBLANK([.H114]);&quot;&quot;;&quot;/&quot;&amp;[.H114])" office:value-type="string" office:string-value="PH0" calcext:value-type="string">
            <text:p>PH0</text:p>
          </table:table-cell>
          <table:table-cell table:formula="of:=[.T114]&amp;IF(ISBLANK([.I114]);&quot;&quot;;&quot;/&quot;&amp;[.I114])" office:value-type="string" office:string-value="PH0" calcext:value-type="string">
            <text:p>PH0</text:p>
          </table:table-cell>
          <table:table-cell table:formula="of:=[.U114]&amp;IF(ISBLANK([.J114]);&quot;&quot;;&quot;/&quot;&amp;[.J114])" office:value-type="string" office:string-value="PH0" calcext:value-type="string">
            <text:p>PH0</text:p>
          </table:table-cell>
          <table:table-cell table:formula="of:=[.V114]&amp;IF(ISBLANK([.K114]);&quot;&quot;;&quot;/&quot;&amp;[.K114])" office:value-type="string" office:string-value="PH0/OSC_IN" calcext:value-type="string">
            <text:p>PH0/OSC_IN</text:p>
          </table:table-cell>
        </table:table-row>
        <table:table-row table:style-name="ro1">
          <table:table-cell/>
          <table:table-cell office:value-type="string" calcext:value-type="string">
            <text:p>PH1</text:p>
          </table:table-cell>
          <table:table-cell table:number-columns-repeated="8"/>
          <table:table-cell office:value-type="string" calcext:value-type="string">
            <text:p>OSC_OUT</text:p>
          </table:table-cell>
          <table:table-cell table:number-columns-repeated="2"/>
          <table:table-cell table:formula="of:=[.B115]" office:value-type="string" office:string-value="PH1" calcext:value-type="string">
            <text:p>PH1</text:p>
          </table:table-cell>
          <table:table-cell table:formula="of:=[.N115]&amp;IF(ISBLANK([.C115]);&quot;&quot;;&quot;/&quot;&amp;[.C115])" office:value-type="string" office:string-value="PH1" calcext:value-type="string">
            <text:p>PH1</text:p>
          </table:table-cell>
          <table:table-cell table:formula="of:=[.O115]&amp;IF(ISBLANK([.D115]);&quot;&quot;;&quot;/&quot;&amp;[.D115])" office:value-type="string" office:string-value="PH1" calcext:value-type="string">
            <text:p>PH1</text:p>
          </table:table-cell>
          <table:table-cell table:formula="of:=[.P115]&amp;IF(ISBLANK([.E115]);&quot;&quot;;&quot;/&quot;&amp;[.E115])" office:value-type="string" office:string-value="PH1" calcext:value-type="string">
            <text:p>PH1</text:p>
          </table:table-cell>
          <table:table-cell table:formula="of:=[.Q115]&amp;IF(ISBLANK([.F115]);&quot;&quot;;&quot;/&quot;&amp;[.F115])" office:value-type="string" office:string-value="PH1" calcext:value-type="string">
            <text:p>PH1</text:p>
          </table:table-cell>
          <table:table-cell table:formula="of:=[.R115]&amp;IF(ISBLANK([.G115]);&quot;&quot;;&quot;/&quot;&amp;[.G115])" office:value-type="string" office:string-value="PH1" calcext:value-type="string">
            <text:p>PH1</text:p>
          </table:table-cell>
          <table:table-cell table:formula="of:=[.S115]&amp;IF(ISBLANK([.H115]);&quot;&quot;;&quot;/&quot;&amp;[.H115])" office:value-type="string" office:string-value="PH1" calcext:value-type="string">
            <text:p>PH1</text:p>
          </table:table-cell>
          <table:table-cell table:formula="of:=[.T115]&amp;IF(ISBLANK([.I115]);&quot;&quot;;&quot;/&quot;&amp;[.I115])" office:value-type="string" office:string-value="PH1" calcext:value-type="string">
            <text:p>PH1</text:p>
          </table:table-cell>
          <table:table-cell table:formula="of:=[.U115]&amp;IF(ISBLANK([.J115]);&quot;&quot;;&quot;/&quot;&amp;[.J115])" office:value-type="string" office:string-value="PH1" calcext:value-type="string">
            <text:p>PH1</text:p>
          </table:table-cell>
          <table:table-cell table:formula="of:=[.V115]&amp;IF(ISBLANK([.K115]);&quot;&quot;;&quot;/&quot;&amp;[.K115])" office:value-type="string" office:string-value="PH1/OSC_OUT" calcext:value-type="string">
            <text:p>PH1/OSC_OUT</text:p>
          </table:table-cell>
        </table:table-row>
        <table:table-row table:style-name="ro1">
          <table:table-cell/>
          <table:table-cell office:value-type="string" calcext:value-type="string">
            <text:p>PA0</text:p>
          </table:table-cell>
          <table:table-cell office:value-type="string" calcext:value-type="string">
            <text:p>UART4_TX</text:p>
          </table:table-cell>
          <table:table-cell table:number-columns-repeated="4"/>
          <table:table-cell office:value-type="string" calcext:value-type="string">
            <text:p>SAI1_EXTCLK</text:p>
          </table:table-cell>
          <table:table-cell office:value-type="string" calcext:value-type="string">
            <text:p>TIM2_ETR</text:p>
          </table:table-cell>
          <table:table-cell office:value-type="string" calcext:value-type="string">
            <text:p>EVENTOUT</text:p>
          </table:table-cell>
          <table:table-cell table:number-columns-repeated="3"/>
          <table:table-cell table:formula="of:=[.B116]" office:value-type="string" office:string-value="PA0" calcext:value-type="string">
            <text:p>PA0</text:p>
          </table:table-cell>
          <table:table-cell table:formula="of:=[.N116]&amp;IF(ISBLANK([.C116]);&quot;&quot;;&quot;/&quot;&amp;[.C116])" office:value-type="string" office:string-value="PA0/UART4_TX" calcext:value-type="string">
            <text:p>PA0/UART4_TX</text:p>
          </table:table-cell>
          <table:table-cell table:formula="of:=[.O116]&amp;IF(ISBLANK([.D116]);&quot;&quot;;&quot;/&quot;&amp;[.D116])" office:value-type="string" office:string-value="PA0/UART4_TX" calcext:value-type="string">
            <text:p>PA0/UART4_TX</text:p>
          </table:table-cell>
          <table:table-cell table:formula="of:=[.P116]&amp;IF(ISBLANK([.E116]);&quot;&quot;;&quot;/&quot;&amp;[.E116])" office:value-type="string" office:string-value="PA0/UART4_TX" calcext:value-type="string">
            <text:p>PA0/UART4_TX</text:p>
          </table:table-cell>
          <table:table-cell table:formula="of:=[.Q116]&amp;IF(ISBLANK([.F116]);&quot;&quot;;&quot;/&quot;&amp;[.F116])" office:value-type="string" office:string-value="PA0/UART4_TX" calcext:value-type="string">
            <text:p>PA0/UART4_TX</text:p>
          </table:table-cell>
          <table:table-cell table:formula="of:=[.R116]&amp;IF(ISBLANK([.G116]);&quot;&quot;;&quot;/&quot;&amp;[.G116])" office:value-type="string" office:string-value="PA0/UART4_TX" calcext:value-type="string">
            <text:p>PA0/UART4_TX</text:p>
          </table:table-cell>
          <table:table-cell table:formula="of:=[.S116]&amp;IF(ISBLANK([.H116]);&quot;&quot;;&quot;/&quot;&amp;[.H116])" office:value-type="string" office:string-value="PA0/UART4_TX/SAI1_EXTCLK" calcext:value-type="string">
            <text:p>PA0/UART4_TX/SAI1_EXTCLK</text:p>
          </table:table-cell>
          <table:table-cell table:formula="of:=[.T116]&amp;IF(ISBLANK([.I116]);&quot;&quot;;&quot;/&quot;&amp;[.I116])" office:value-type="string" office:string-value="PA0/UART4_TX/SAI1_EXTCLK/TIM2_ETR" calcext:value-type="string">
            <text:p>PA0/UART4_TX/SAI1_EXTCLK/TIM2_ETR</text:p>
          </table:table-cell>
          <table:table-cell table:formula="of:=[.U116]&amp;IF(ISBLANK([.J116]);&quot;&quot;;&quot;/&quot;&amp;[.J116])" office:value-type="string" office:string-value="PA0/UART4_TX/SAI1_EXTCLK/TIM2_ETR/EVENTOUT" calcext:value-type="string">
            <text:p>PA0/UART4_TX/SAI1_EXTCLK/TIM2_ETR/EVENTOUT</text:p>
          </table:table-cell>
          <table:table-cell table:formula="of:=[.V116]&amp;IF(ISBLANK([.K116]);&quot;&quot;;&quot;/&quot;&amp;[.K116])" office:value-type="string" office:string-value="PA0/UART4_TX/SAI1_EXTCLK/TIM2_ETR/EVENTOUT" calcext:value-type="string">
            <text:p>PA0/UART4_TX/SAI1_EXTCLK/TIM2_ETR/EVENTOUT</text:p>
          </table:table-cell>
        </table:table-row>
        <table:table-row table:style-name="ro1">
          <table:table-cell/>
          <table:table-cell office:value-type="string" calcext:value-type="string">
            <text:p>PA1</text:p>
          </table:table-cell>
          <table:table-cell office:value-type="string" calcext:value-type="string">
            <text:p>UART4_RX</text:p>
          </table:table-cell>
          <table:table-cell table:number-columns-repeated="2"/>
          <table:table-cell office:value-type="string" calcext:value-type="string">
            <text:p>LCD_SEG0</text:p>
          </table:table-cell>
          <table:table-cell table:number-columns-repeated="2"/>
          <table:table-cell office:value-type="string" calcext:value-type="string">
            <text:p>TIM15_CH1N</text:p>
          </table:table-cell>
          <table:table-cell office:value-type="string" calcext:value-type="string">
            <text:p>EVENTOUT</text:p>
          </table:table-cell>
          <table:table-cell table:number-columns-repeated="3"/>
          <table:table-cell table:formula="of:=[.B117]" office:value-type="string" office:string-value="PA1" calcext:value-type="string">
            <text:p>PA1</text:p>
          </table:table-cell>
          <table:table-cell table:formula="of:=[.N117]&amp;IF(ISBLANK([.C117]);&quot;&quot;;&quot;/&quot;&amp;[.C117])" office:value-type="string" office:string-value="PA1/UART4_RX" calcext:value-type="string">
            <text:p>PA1/UART4_RX</text:p>
          </table:table-cell>
          <table:table-cell table:formula="of:=[.O117]&amp;IF(ISBLANK([.D117]);&quot;&quot;;&quot;/&quot;&amp;[.D117])" office:value-type="string" office:string-value="PA1/UART4_RX" calcext:value-type="string">
            <text:p>PA1/UART4_RX</text:p>
          </table:table-cell>
          <table:table-cell table:formula="of:=[.P117]&amp;IF(ISBLANK([.E117]);&quot;&quot;;&quot;/&quot;&amp;[.E117])" office:value-type="string" office:string-value="PA1/UART4_RX" calcext:value-type="string">
            <text:p>PA1/UART4_RX</text:p>
          </table:table-cell>
          <table:table-cell table:formula="of:=[.Q117]&amp;IF(ISBLANK([.F117]);&quot;&quot;;&quot;/&quot;&amp;[.F117])" office:value-type="string" office:string-value="PA1/UART4_RX/LCD_SEG0" calcext:value-type="string">
            <text:p>PA1/UART4_RX/LCD_SEG0</text:p>
          </table:table-cell>
          <table:table-cell table:formula="of:=[.R117]&amp;IF(ISBLANK([.G117]);&quot;&quot;;&quot;/&quot;&amp;[.G117])" office:value-type="string" office:string-value="PA1/UART4_RX/LCD_SEG0" calcext:value-type="string">
            <text:p>PA1/UART4_RX/LCD_SEG0</text:p>
          </table:table-cell>
          <table:table-cell table:formula="of:=[.S117]&amp;IF(ISBLANK([.H117]);&quot;&quot;;&quot;/&quot;&amp;[.H117])" office:value-type="string" office:string-value="PA1/UART4_RX/LCD_SEG0" calcext:value-type="string">
            <text:p>PA1/UART4_RX/LCD_SEG0</text:p>
          </table:table-cell>
          <table:table-cell table:formula="of:=[.T117]&amp;IF(ISBLANK([.I117]);&quot;&quot;;&quot;/&quot;&amp;[.I117])" office:value-type="string" office:string-value="PA1/UART4_RX/LCD_SEG0/TIM15_CH1N" calcext:value-type="string">
            <text:p>PA1/UART4_RX/LCD_SEG0/TIM15_CH1N</text:p>
          </table:table-cell>
          <table:table-cell table:formula="of:=[.U117]&amp;IF(ISBLANK([.J117]);&quot;&quot;;&quot;/&quot;&amp;[.J117])" office:value-type="string" office:string-value="PA1/UART4_RX/LCD_SEG0/TIM15_CH1N/EVENTOUT" calcext:value-type="string">
            <text:p>PA1/UART4_RX/LCD_SEG0/TIM15_CH1N/EVENTOUT</text:p>
          </table:table-cell>
          <table:table-cell table:formula="of:=[.V117]&amp;IF(ISBLANK([.K117]);&quot;&quot;;&quot;/&quot;&amp;[.K117])" office:value-type="string" office:string-value="PA1/UART4_RX/LCD_SEG0/TIM15_CH1N/EVENTOUT" calcext:value-type="string">
            <text:p>PA1/UART4_RX/LCD_SEG0/TIM15_CH1N/EVENTOUT</text:p>
          </table:table-cell>
        </table:table-row>
        <table:table-row table:style-name="ro1">
          <table:table-cell/>
          <table:table-cell office:value-type="string" calcext:value-type="string">
            <text:p>PA2</text:p>
          </table:table-cell>
          <table:table-cell table:number-columns-repeated="3"/>
          <table:table-cell office:value-type="string" calcext:value-type="string">
            <text:p>LCD_SEG1</text:p>
          </table:table-cell>
          <table:table-cell/>
          <table:table-cell office:value-type="string" calcext:value-type="string">
            <text:p>SAI2_EXTCLK</text:p>
          </table:table-cell>
          <table:table-cell office:value-type="string" calcext:value-type="string">
            <text:p>TIM15_CH1</text:p>
          </table:table-cell>
          <table:table-cell office:value-type="string" calcext:value-type="string">
            <text:p>EVENTOUT</text:p>
          </table:table-cell>
          <table:table-cell table:number-columns-repeated="3"/>
          <table:table-cell table:formula="of:=[.B118]" office:value-type="string" office:string-value="PA2" calcext:value-type="string">
            <text:p>PA2</text:p>
          </table:table-cell>
          <table:table-cell table:formula="of:=[.N118]&amp;IF(ISBLANK([.C118]);&quot;&quot;;&quot;/&quot;&amp;[.C118])" office:value-type="string" office:string-value="PA2" calcext:value-type="string">
            <text:p>PA2</text:p>
          </table:table-cell>
          <table:table-cell table:formula="of:=[.O118]&amp;IF(ISBLANK([.D118]);&quot;&quot;;&quot;/&quot;&amp;[.D118])" office:value-type="string" office:string-value="PA2" calcext:value-type="string">
            <text:p>PA2</text:p>
          </table:table-cell>
          <table:table-cell table:formula="of:=[.P118]&amp;IF(ISBLANK([.E118]);&quot;&quot;;&quot;/&quot;&amp;[.E118])" office:value-type="string" office:string-value="PA2" calcext:value-type="string">
            <text:p>PA2</text:p>
          </table:table-cell>
          <table:table-cell table:formula="of:=[.Q118]&amp;IF(ISBLANK([.F118]);&quot;&quot;;&quot;/&quot;&amp;[.F118])" office:value-type="string" office:string-value="PA2/LCD_SEG1" calcext:value-type="string">
            <text:p>PA2/LCD_SEG1</text:p>
          </table:table-cell>
          <table:table-cell table:formula="of:=[.R118]&amp;IF(ISBLANK([.G118]);&quot;&quot;;&quot;/&quot;&amp;[.G118])" office:value-type="string" office:string-value="PA2/LCD_SEG1" calcext:value-type="string">
            <text:p>PA2/LCD_SEG1</text:p>
          </table:table-cell>
          <table:table-cell table:formula="of:=[.S118]&amp;IF(ISBLANK([.H118]);&quot;&quot;;&quot;/&quot;&amp;[.H118])" office:value-type="string" office:string-value="PA2/LCD_SEG1/SAI2_EXTCLK" calcext:value-type="string">
            <text:p>PA2/LCD_SEG1/SAI2_EXTCLK</text:p>
          </table:table-cell>
          <table:table-cell table:formula="of:=[.T118]&amp;IF(ISBLANK([.I118]);&quot;&quot;;&quot;/&quot;&amp;[.I118])" office:value-type="string" office:string-value="PA2/LCD_SEG1/SAI2_EXTCLK/TIM15_CH1" calcext:value-type="string">
            <text:p>PA2/LCD_SEG1/SAI2_EXTCLK/TIM15_CH1</text:p>
          </table:table-cell>
          <table:table-cell table:formula="of:=[.U118]&amp;IF(ISBLANK([.J118]);&quot;&quot;;&quot;/&quot;&amp;[.J118])" office:value-type="string" office:string-value="PA2/LCD_SEG1/SAI2_EXTCLK/TIM15_CH1/EVENTOUT" calcext:value-type="string">
            <text:p>PA2/LCD_SEG1/SAI2_EXTCLK/TIM15_CH1/EVENTOUT</text:p>
          </table:table-cell>
          <table:table-cell table:formula="of:=[.V118]&amp;IF(ISBLANK([.K118]);&quot;&quot;;&quot;/&quot;&amp;[.K118])" office:value-type="string" office:string-value="PA2/LCD_SEG1/SAI2_EXTCLK/TIM15_CH1/EVENTOUT" calcext:value-type="string">
            <text:p>PA2/LCD_SEG1/SAI2_EXTCLK/TIM15_CH1/EVENTOUT</text:p>
          </table:table-cell>
        </table:table-row>
        <table:table-row table:style-name="ro1">
          <table:table-cell/>
          <table:table-cell office:value-type="string" calcext:value-type="string">
            <text:p>PA3</text:p>
          </table:table-cell>
          <table:table-cell table:number-columns-repeated="3"/>
          <table:table-cell office:value-type="string" calcext:value-type="string">
            <text:p>LCD_SEG2</text:p>
          </table:table-cell>
          <table:table-cell table:number-columns-repeated="2"/>
          <table:table-cell office:value-type="string" calcext:value-type="string">
            <text:p>TIM15_CH2</text:p>
          </table:table-cell>
          <table:table-cell office:value-type="string" calcext:value-type="string">
            <text:p>EVENTOUT</text:p>
          </table:table-cell>
          <table:table-cell table:number-columns-repeated="3"/>
          <table:table-cell table:formula="of:=[.B119]" office:value-type="string" office:string-value="PA3" calcext:value-type="string">
            <text:p>PA3</text:p>
          </table:table-cell>
          <table:table-cell table:formula="of:=[.N119]&amp;IF(ISBLANK([.C119]);&quot;&quot;;&quot;/&quot;&amp;[.C119])" office:value-type="string" office:string-value="PA3" calcext:value-type="string">
            <text:p>PA3</text:p>
          </table:table-cell>
          <table:table-cell table:formula="of:=[.O119]&amp;IF(ISBLANK([.D119]);&quot;&quot;;&quot;/&quot;&amp;[.D119])" office:value-type="string" office:string-value="PA3" calcext:value-type="string">
            <text:p>PA3</text:p>
          </table:table-cell>
          <table:table-cell table:formula="of:=[.P119]&amp;IF(ISBLANK([.E119]);&quot;&quot;;&quot;/&quot;&amp;[.E119])" office:value-type="string" office:string-value="PA3" calcext:value-type="string">
            <text:p>PA3</text:p>
          </table:table-cell>
          <table:table-cell table:formula="of:=[.Q119]&amp;IF(ISBLANK([.F119]);&quot;&quot;;&quot;/&quot;&amp;[.F119])" office:value-type="string" office:string-value="PA3/LCD_SEG2" calcext:value-type="string">
            <text:p>PA3/LCD_SEG2</text:p>
          </table:table-cell>
          <table:table-cell table:formula="of:=[.R119]&amp;IF(ISBLANK([.G119]);&quot;&quot;;&quot;/&quot;&amp;[.G119])" office:value-type="string" office:string-value="PA3/LCD_SEG2" calcext:value-type="string">
            <text:p>PA3/LCD_SEG2</text:p>
          </table:table-cell>
          <table:table-cell table:formula="of:=[.S119]&amp;IF(ISBLANK([.H119]);&quot;&quot;;&quot;/&quot;&amp;[.H119])" office:value-type="string" office:string-value="PA3/LCD_SEG2" calcext:value-type="string">
            <text:p>PA3/LCD_SEG2</text:p>
          </table:table-cell>
          <table:table-cell table:formula="of:=[.T119]&amp;IF(ISBLANK([.I119]);&quot;&quot;;&quot;/&quot;&amp;[.I119])" office:value-type="string" office:string-value="PA3/LCD_SEG2/TIM15_CH2" calcext:value-type="string">
            <text:p>PA3/LCD_SEG2/TIM15_CH2</text:p>
          </table:table-cell>
          <table:table-cell table:formula="of:=[.U119]&amp;IF(ISBLANK([.J119]);&quot;&quot;;&quot;/&quot;&amp;[.J119])" office:value-type="string" office:string-value="PA3/LCD_SEG2/TIM15_CH2/EVENTOUT" calcext:value-type="string">
            <text:p>PA3/LCD_SEG2/TIM15_CH2/EVENTOUT</text:p>
          </table:table-cell>
          <table:table-cell table:formula="of:=[.V119]&amp;IF(ISBLANK([.K119]);&quot;&quot;;&quot;/&quot;&amp;[.K119])" office:value-type="string" office:string-value="PA3/LCD_SEG2/TIM15_CH2/EVENTOUT" calcext:value-type="string">
            <text:p>PA3/LCD_SEG2/TIM15_CH2/EVENTOUT</text:p>
          </table:table-cell>
        </table:table-row>
        <table:table-row table:style-name="ro1">
          <table:table-cell/>
          <table:table-cell office:value-type="string" calcext:value-type="string">
            <text:p>PA4</text:p>
          </table:table-cell>
          <table:table-cell table:number-columns-repeated="5"/>
          <table:table-cell office:value-type="string" calcext:value-type="string">
            <text:p>SAI1_FS_B</text:p>
          </table:table-cell>
          <table:table-cell office:value-type="string" calcext:value-type="string">
            <text:p>LPTIM2_OUT</text:p>
          </table:table-cell>
          <table:table-cell office:value-type="string" calcext:value-type="string">
            <text:p>EVENTOUT</text:p>
          </table:table-cell>
          <table:table-cell table:number-columns-repeated="3"/>
          <table:table-cell table:formula="of:=[.B120]" office:value-type="string" office:string-value="PA4" calcext:value-type="string">
            <text:p>PA4</text:p>
          </table:table-cell>
          <table:table-cell table:formula="of:=[.N120]&amp;IF(ISBLANK([.C120]);&quot;&quot;;&quot;/&quot;&amp;[.C120])" office:value-type="string" office:string-value="PA4" calcext:value-type="string">
            <text:p>PA4</text:p>
          </table:table-cell>
          <table:table-cell table:formula="of:=[.O120]&amp;IF(ISBLANK([.D120]);&quot;&quot;;&quot;/&quot;&amp;[.D120])" office:value-type="string" office:string-value="PA4" calcext:value-type="string">
            <text:p>PA4</text:p>
          </table:table-cell>
          <table:table-cell table:formula="of:=[.P120]&amp;IF(ISBLANK([.E120]);&quot;&quot;;&quot;/&quot;&amp;[.E120])" office:value-type="string" office:string-value="PA4" calcext:value-type="string">
            <text:p>PA4</text:p>
          </table:table-cell>
          <table:table-cell table:formula="of:=[.Q120]&amp;IF(ISBLANK([.F120]);&quot;&quot;;&quot;/&quot;&amp;[.F120])" office:value-type="string" office:string-value="PA4" calcext:value-type="string">
            <text:p>PA4</text:p>
          </table:table-cell>
          <table:table-cell table:formula="of:=[.R120]&amp;IF(ISBLANK([.G120]);&quot;&quot;;&quot;/&quot;&amp;[.G120])" office:value-type="string" office:string-value="PA4" calcext:value-type="string">
            <text:p>PA4</text:p>
          </table:table-cell>
          <table:table-cell table:formula="of:=[.S120]&amp;IF(ISBLANK([.H120]);&quot;&quot;;&quot;/&quot;&amp;[.H120])" office:value-type="string" office:string-value="PA4/SAI1_FS_B" calcext:value-type="string">
            <text:p>PA4/SAI1_FS_B</text:p>
          </table:table-cell>
          <table:table-cell table:formula="of:=[.T120]&amp;IF(ISBLANK([.I120]);&quot;&quot;;&quot;/&quot;&amp;[.I120])" office:value-type="string" office:string-value="PA4/SAI1_FS_B/LPTIM2_OUT" calcext:value-type="string">
            <text:p>PA4/SAI1_FS_B/LPTIM2_OUT</text:p>
          </table:table-cell>
          <table:table-cell table:formula="of:=[.U120]&amp;IF(ISBLANK([.J120]);&quot;&quot;;&quot;/&quot;&amp;[.J120])" office:value-type="string" office:string-value="PA4/SAI1_FS_B/LPTIM2_OUT/EVENTOUT" calcext:value-type="string">
            <text:p>PA4/SAI1_FS_B/LPTIM2_OUT/EVENTOUT</text:p>
          </table:table-cell>
          <table:table-cell table:formula="of:=[.V120]&amp;IF(ISBLANK([.K120]);&quot;&quot;;&quot;/&quot;&amp;[.K120])" office:value-type="string" office:string-value="PA4/SAI1_FS_B/LPTIM2_OUT/EVENTOUT" calcext:value-type="string">
            <text:p>PA4/SAI1_FS_B/LPTIM2_OUT/EVENTOUT</text:p>
          </table:table-cell>
        </table:table-row>
        <table:table-row table:style-name="ro1">
          <table:table-cell/>
          <table:table-cell office:value-type="string" calcext:value-type="string">
            <text:p>PA5</text:p>
          </table:table-cell>
          <table:table-cell table:number-columns-repeated="6"/>
          <table:table-cell office:value-type="string" calcext:value-type="string">
            <text:p>LPTIM2_ETR</text:p>
          </table:table-cell>
          <table:table-cell office:value-type="string" calcext:value-type="string">
            <text:p>EVENTOUT</text:p>
          </table:table-cell>
          <table:table-cell table:number-columns-repeated="3"/>
          <table:table-cell table:formula="of:=[.B121]" office:value-type="string" office:string-value="PA5" calcext:value-type="string">
            <text:p>PA5</text:p>
          </table:table-cell>
          <table:table-cell table:formula="of:=[.N121]&amp;IF(ISBLANK([.C121]);&quot;&quot;;&quot;/&quot;&amp;[.C121])" office:value-type="string" office:string-value="PA5" calcext:value-type="string">
            <text:p>PA5</text:p>
          </table:table-cell>
          <table:table-cell table:formula="of:=[.O121]&amp;IF(ISBLANK([.D121]);&quot;&quot;;&quot;/&quot;&amp;[.D121])" office:value-type="string" office:string-value="PA5" calcext:value-type="string">
            <text:p>PA5</text:p>
          </table:table-cell>
          <table:table-cell table:formula="of:=[.P121]&amp;IF(ISBLANK([.E121]);&quot;&quot;;&quot;/&quot;&amp;[.E121])" office:value-type="string" office:string-value="PA5" calcext:value-type="string">
            <text:p>PA5</text:p>
          </table:table-cell>
          <table:table-cell table:formula="of:=[.Q121]&amp;IF(ISBLANK([.F121]);&quot;&quot;;&quot;/&quot;&amp;[.F121])" office:value-type="string" office:string-value="PA5" calcext:value-type="string">
            <text:p>PA5</text:p>
          </table:table-cell>
          <table:table-cell table:formula="of:=[.R121]&amp;IF(ISBLANK([.G121]);&quot;&quot;;&quot;/&quot;&amp;[.G121])" office:value-type="string" office:string-value="PA5" calcext:value-type="string">
            <text:p>PA5</text:p>
          </table:table-cell>
          <table:table-cell table:formula="of:=[.S121]&amp;IF(ISBLANK([.H121]);&quot;&quot;;&quot;/&quot;&amp;[.H121])" office:value-type="string" office:string-value="PA5" calcext:value-type="string">
            <text:p>PA5</text:p>
          </table:table-cell>
          <table:table-cell table:formula="of:=[.T121]&amp;IF(ISBLANK([.I121]);&quot;&quot;;&quot;/&quot;&amp;[.I121])" office:value-type="string" office:string-value="PA5/LPTIM2_ETR" calcext:value-type="string">
            <text:p>PA5/LPTIM2_ETR</text:p>
          </table:table-cell>
          <table:table-cell table:formula="of:=[.U121]&amp;IF(ISBLANK([.J121]);&quot;&quot;;&quot;/&quot;&amp;[.J121])" office:value-type="string" office:string-value="PA5/LPTIM2_ETR/EVENTOUT" calcext:value-type="string">
            <text:p>PA5/LPTIM2_ETR/EVENTOUT</text:p>
          </table:table-cell>
          <table:table-cell table:formula="of:=[.V121]&amp;IF(ISBLANK([.K121]);&quot;&quot;;&quot;/&quot;&amp;[.K121])" office:value-type="string" office:string-value="PA5/LPTIM2_ETR/EVENTOUT" calcext:value-type="string">
            <text:p>PA5/LPTIM2_ETR/EVENTOUT</text:p>
          </table:table-cell>
        </table:table-row>
        <table:table-row table:style-name="ro1">
          <table:table-cell/>
          <table:table-cell office:value-type="string" calcext:value-type="string">
            <text:p>PA6</text:p>
          </table:table-cell>
          <table:table-cell table:number-columns-repeated="2"/>
          <table:table-cell office:value-type="string" calcext:value-type="string">
            <text:p>QUADSPI_BK1_IO3</text:p>
          </table:table-cell>
          <table:table-cell office:value-type="string" calcext:value-type="string">
            <text:p>LCD_SEG3</text:p>
          </table:table-cell>
          <table:table-cell office:value-type="string" calcext:value-type="string">
            <text:p>TIM1_BKIN_COMP2</text:p>
          </table:table-cell>
          <table:table-cell office:value-type="string" calcext:value-type="string">
            <text:p>TIM8_BKIN_COMP2</text:p>
          </table:table-cell>
          <table:table-cell office:value-type="string" calcext:value-type="string">
            <text:p>TIM16_CH1</text:p>
          </table:table-cell>
          <table:table-cell office:value-type="string" calcext:value-type="string">
            <text:p>EVENTOUT</text:p>
          </table:table-cell>
          <table:table-cell table:number-columns-repeated="3"/>
          <table:table-cell table:formula="of:=[.B122]" office:value-type="string" office:string-value="PA6" calcext:value-type="string">
            <text:p>PA6</text:p>
          </table:table-cell>
          <table:table-cell table:formula="of:=[.N122]&amp;IF(ISBLANK([.C122]);&quot;&quot;;&quot;/&quot;&amp;[.C122])" office:value-type="string" office:string-value="PA6" calcext:value-type="string">
            <text:p>PA6</text:p>
          </table:table-cell>
          <table:table-cell table:formula="of:=[.O122]&amp;IF(ISBLANK([.D122]);&quot;&quot;;&quot;/&quot;&amp;[.D122])" office:value-type="string" office:string-value="PA6" calcext:value-type="string">
            <text:p>PA6</text:p>
          </table:table-cell>
          <table:table-cell table:formula="of:=[.P122]&amp;IF(ISBLANK([.E122]);&quot;&quot;;&quot;/&quot;&amp;[.E122])" office:value-type="string" office:string-value="PA6/QUADSPI_BK1_IO3" calcext:value-type="string">
            <text:p>PA6/QUADSPI_BK1_IO3</text:p>
          </table:table-cell>
          <table:table-cell table:formula="of:=[.Q122]&amp;IF(ISBLANK([.F122]);&quot;&quot;;&quot;/&quot;&amp;[.F122])" office:value-type="string" office:string-value="PA6/QUADSPI_BK1_IO3/LCD_SEG3" calcext:value-type="string">
            <text:p>PA6/QUADSPI_BK1_IO3/LCD_SEG3</text:p>
          </table:table-cell>
          <table:table-cell table:formula="of:=[.R122]&amp;IF(ISBLANK([.G122]);&quot;&quot;;&quot;/&quot;&amp;[.G122])" office:value-type="string" office:string-value="PA6/QUADSPI_BK1_IO3/LCD_SEG3/TIM1_BKIN_COMP2" calcext:value-type="string">
            <text:p>PA6/QUADSPI_BK1_IO3/LCD_SEG3/TIM1_BKIN_COMP2</text:p>
          </table:table-cell>
          <table:table-cell table:formula="of:=[.S122]&amp;IF(ISBLANK([.H122]);&quot;&quot;;&quot;/&quot;&amp;[.H122])" office:value-type="string" office:string-value="PA6/QUADSPI_BK1_IO3/LCD_SEG3/TIM1_BKIN_COMP2/TIM8_BKIN_COMP2" calcext:value-type="string">
            <text:p>PA6/QUADSPI_BK1_IO3/LCD_SEG3/TIM1_BKIN_COMP2/TIM8_BKIN_COMP2</text:p>
          </table:table-cell>
          <table:table-cell table:formula="of:=[.T122]&amp;IF(ISBLANK([.I122]);&quot;&quot;;&quot;/&quot;&amp;[.I122])" office:value-type="string" office:string-value="PA6/QUADSPI_BK1_IO3/LCD_SEG3/TIM1_BKIN_COMP2/TIM8_BKIN_COMP2/TIM16_CH1" calcext:value-type="string">
            <text:p>PA6/QUADSPI_BK1_IO3/LCD_SEG3/TIM1_BKIN_COMP2/TIM8_BKIN_COMP2/TIM16_CH1</text:p>
          </table:table-cell>
          <table:table-cell table:formula="of:=[.U122]&amp;IF(ISBLANK([.J122]);&quot;&quot;;&quot;/&quot;&amp;[.J122])" office:value-type="string" office:string-value="PA6/QUADSPI_BK1_IO3/LCD_SEG3/TIM1_BKIN_COMP2/TIM8_BKIN_COMP2/TIM16_CH1/EVENTOUT" calcext:value-type="string">
            <text:p>PA6/QUADSPI_BK1_IO3/LCD_SEG3/TIM1_BKIN_COMP2/TIM8_BKIN_COMP2/TIM16_CH1/EVENTOUT</text:p>
          </table:table-cell>
          <table:table-cell table:formula="of:=[.V122]&amp;IF(ISBLANK([.K122]);&quot;&quot;;&quot;/&quot;&amp;[.K122])" office:value-type="string" office:string-value="PA6/QUADSPI_BK1_IO3/LCD_SEG3/TIM1_BKIN_COMP2/TIM8_BKIN_COMP2/TIM16_CH1/EVENTOUT" calcext:value-type="string">
            <text:p>PA6/QUADSPI_BK1_IO3/LCD_SEG3/TIM1_BKIN_COMP2/TIM8_BKIN_COMP2/TIM16_CH1/EVENTOUT</text:p>
          </table:table-cell>
        </table:table-row>
        <table:table-row table:style-name="ro1">
          <table:table-cell/>
          <table:table-cell office:value-type="string" calcext:value-type="string">
            <text:p>PA7</text:p>
          </table:table-cell>
          <table:table-cell table:number-columns-repeated="2"/>
          <table:table-cell office:value-type="string" calcext:value-type="string">
            <text:p>QUADSPI_BK1_IO2</text:p>
          </table:table-cell>
          <table:table-cell office:value-type="string" calcext:value-type="string">
            <text:p>LCD_SEG4</text:p>
          </table:table-cell>
          <table:table-cell table:number-columns-repeated="2"/>
          <table:table-cell office:value-type="string" calcext:value-type="string">
            <text:p>TIM17_CH1</text:p>
          </table:table-cell>
          <table:table-cell office:value-type="string" calcext:value-type="string">
            <text:p>EVENTOUT</text:p>
          </table:table-cell>
          <table:table-cell table:number-columns-repeated="3"/>
          <table:table-cell table:formula="of:=[.B123]" office:value-type="string" office:string-value="PA7" calcext:value-type="string">
            <text:p>PA7</text:p>
          </table:table-cell>
          <table:table-cell table:formula="of:=[.N123]&amp;IF(ISBLANK([.C123]);&quot;&quot;;&quot;/&quot;&amp;[.C123])" office:value-type="string" office:string-value="PA7" calcext:value-type="string">
            <text:p>PA7</text:p>
          </table:table-cell>
          <table:table-cell table:formula="of:=[.O123]&amp;IF(ISBLANK([.D123]);&quot;&quot;;&quot;/&quot;&amp;[.D123])" office:value-type="string" office:string-value="PA7" calcext:value-type="string">
            <text:p>PA7</text:p>
          </table:table-cell>
          <table:table-cell table:formula="of:=[.P123]&amp;IF(ISBLANK([.E123]);&quot;&quot;;&quot;/&quot;&amp;[.E123])" office:value-type="string" office:string-value="PA7/QUADSPI_BK1_IO2" calcext:value-type="string">
            <text:p>PA7/QUADSPI_BK1_IO2</text:p>
          </table:table-cell>
          <table:table-cell table:formula="of:=[.Q123]&amp;IF(ISBLANK([.F123]);&quot;&quot;;&quot;/&quot;&amp;[.F123])" office:value-type="string" office:string-value="PA7/QUADSPI_BK1_IO2/LCD_SEG4" calcext:value-type="string">
            <text:p>PA7/QUADSPI_BK1_IO2/LCD_SEG4</text:p>
          </table:table-cell>
          <table:table-cell table:formula="of:=[.R123]&amp;IF(ISBLANK([.G123]);&quot;&quot;;&quot;/&quot;&amp;[.G123])" office:value-type="string" office:string-value="PA7/QUADSPI_BK1_IO2/LCD_SEG4" calcext:value-type="string">
            <text:p>PA7/QUADSPI_BK1_IO2/LCD_SEG4</text:p>
          </table:table-cell>
          <table:table-cell table:formula="of:=[.S123]&amp;IF(ISBLANK([.H123]);&quot;&quot;;&quot;/&quot;&amp;[.H123])" office:value-type="string" office:string-value="PA7/QUADSPI_BK1_IO2/LCD_SEG4" calcext:value-type="string">
            <text:p>PA7/QUADSPI_BK1_IO2/LCD_SEG4</text:p>
          </table:table-cell>
          <table:table-cell table:formula="of:=[.T123]&amp;IF(ISBLANK([.I123]);&quot;&quot;;&quot;/&quot;&amp;[.I123])" office:value-type="string" office:string-value="PA7/QUADSPI_BK1_IO2/LCD_SEG4/TIM17_CH1" calcext:value-type="string">
            <text:p>PA7/QUADSPI_BK1_IO2/LCD_SEG4/TIM17_CH1</text:p>
          </table:table-cell>
          <table:table-cell table:formula="of:=[.U123]&amp;IF(ISBLANK([.J123]);&quot;&quot;;&quot;/&quot;&amp;[.J123])" office:value-type="string" office:string-value="PA7/QUADSPI_BK1_IO2/LCD_SEG4/TIM17_CH1/EVENTOUT" calcext:value-type="string">
            <text:p>PA7/QUADSPI_BK1_IO2/LCD_SEG4/TIM17_CH1/EVENTOUT</text:p>
          </table:table-cell>
          <table:table-cell table:formula="of:=[.V123]&amp;IF(ISBLANK([.K123]);&quot;&quot;;&quot;/&quot;&amp;[.K123])" office:value-type="string" office:string-value="PA7/QUADSPI_BK1_IO2/LCD_SEG4/TIM17_CH1/EVENTOUT" calcext:value-type="string">
            <text:p>PA7/QUADSPI_BK1_IO2/LCD_SEG4/TIM17_CH1/EVENTOUT</text:p>
          </table:table-cell>
        </table:table-row>
        <table:table-row table:style-name="ro1">
          <table:table-cell/>
          <table:table-cell office:value-type="string" calcext:value-type="string">
            <text:p>PA8</text:p>
          </table:table-cell>
          <table:table-cell table:number-columns-repeated="2"/>
          <table:table-cell office:value-type="string" calcext:value-type="string">
            <text:p>OTG_FS_SOF</text:p>
          </table:table-cell>
          <table:table-cell office:value-type="string" calcext:value-type="string">
            <text:p>LCD_COM0</text:p>
          </table:table-cell>
          <table:table-cell table:number-columns-repeated="2"/>
          <table:table-cell office:value-type="string" calcext:value-type="string">
            <text:p>LPTIM2_OUT</text:p>
          </table:table-cell>
          <table:table-cell office:value-type="string" calcext:value-type="string">
            <text:p>EVENTOUT</text:p>
          </table:table-cell>
          <table:table-cell table:number-columns-repeated="3"/>
          <table:table-cell table:formula="of:=[.B124]" office:value-type="string" office:string-value="PA8" calcext:value-type="string">
            <text:p>PA8</text:p>
          </table:table-cell>
          <table:table-cell table:formula="of:=[.N124]&amp;IF(ISBLANK([.C124]);&quot;&quot;;&quot;/&quot;&amp;[.C124])" office:value-type="string" office:string-value="PA8" calcext:value-type="string">
            <text:p>PA8</text:p>
          </table:table-cell>
          <table:table-cell table:formula="of:=[.O124]&amp;IF(ISBLANK([.D124]);&quot;&quot;;&quot;/&quot;&amp;[.D124])" office:value-type="string" office:string-value="PA8" calcext:value-type="string">
            <text:p>PA8</text:p>
          </table:table-cell>
          <table:table-cell table:formula="of:=[.P124]&amp;IF(ISBLANK([.E124]);&quot;&quot;;&quot;/&quot;&amp;[.E124])" office:value-type="string" office:string-value="PA8/OTG_FS_SOF" calcext:value-type="string">
            <text:p>PA8/OTG_FS_SOF</text:p>
          </table:table-cell>
          <table:table-cell table:formula="of:=[.Q124]&amp;IF(ISBLANK([.F124]);&quot;&quot;;&quot;/&quot;&amp;[.F124])" office:value-type="string" office:string-value="PA8/OTG_FS_SOF/LCD_COM0" calcext:value-type="string">
            <text:p>PA8/OTG_FS_SOF/LCD_COM0</text:p>
          </table:table-cell>
          <table:table-cell table:formula="of:=[.R124]&amp;IF(ISBLANK([.G124]);&quot;&quot;;&quot;/&quot;&amp;[.G124])" office:value-type="string" office:string-value="PA8/OTG_FS_SOF/LCD_COM0" calcext:value-type="string">
            <text:p>PA8/OTG_FS_SOF/LCD_COM0</text:p>
          </table:table-cell>
          <table:table-cell table:formula="of:=[.S124]&amp;IF(ISBLANK([.H124]);&quot;&quot;;&quot;/&quot;&amp;[.H124])" office:value-type="string" office:string-value="PA8/OTG_FS_SOF/LCD_COM0" calcext:value-type="string">
            <text:p>PA8/OTG_FS_SOF/LCD_COM0</text:p>
          </table:table-cell>
          <table:table-cell table:formula="of:=[.T124]&amp;IF(ISBLANK([.I124]);&quot;&quot;;&quot;/&quot;&amp;[.I124])" office:value-type="string" office:string-value="PA8/OTG_FS_SOF/LCD_COM0/LPTIM2_OUT" calcext:value-type="string">
            <text:p>PA8/OTG_FS_SOF/LCD_COM0/LPTIM2_OUT</text:p>
          </table:table-cell>
          <table:table-cell table:formula="of:=[.U124]&amp;IF(ISBLANK([.J124]);&quot;&quot;;&quot;/&quot;&amp;[.J124])" office:value-type="string" office:string-value="PA8/OTG_FS_SOF/LCD_COM0/LPTIM2_OUT/EVENTOUT" calcext:value-type="string">
            <text:p>PA8/OTG_FS_SOF/LCD_COM0/LPTIM2_OUT/EVENTOUT</text:p>
          </table:table-cell>
          <table:table-cell table:formula="of:=[.V124]&amp;IF(ISBLANK([.K124]);&quot;&quot;;&quot;/&quot;&amp;[.K124])" office:value-type="string" office:string-value="PA8/OTG_FS_SOF/LCD_COM0/LPTIM2_OUT/EVENTOUT" calcext:value-type="string">
            <text:p>PA8/OTG_FS_SOF/LCD_COM0/LPTIM2_OUT/EVENTOUT</text:p>
          </table:table-cell>
        </table:table-row>
        <table:table-row table:style-name="ro1">
          <table:table-cell/>
          <table:table-cell office:value-type="string" calcext:value-type="string">
            <text:p>PA9</text:p>
          </table:table-cell>
          <table:table-cell table:number-columns-repeated="3"/>
          <table:table-cell office:value-type="string" calcext:value-type="string">
            <text:p>LCD_COM1</text:p>
          </table:table-cell>
          <table:table-cell table:number-columns-repeated="2"/>
          <table:table-cell office:value-type="string" calcext:value-type="string">
            <text:p>TIM15_BKIN</text:p>
          </table:table-cell>
          <table:table-cell office:value-type="string" calcext:value-type="string">
            <text:p>EVENTOUT</text:p>
          </table:table-cell>
          <table:table-cell table:number-columns-repeated="3"/>
          <table:table-cell table:formula="of:=[.B125]" office:value-type="string" office:string-value="PA9" calcext:value-type="string">
            <text:p>PA9</text:p>
          </table:table-cell>
          <table:table-cell table:formula="of:=[.N125]&amp;IF(ISBLANK([.C125]);&quot;&quot;;&quot;/&quot;&amp;[.C125])" office:value-type="string" office:string-value="PA9" calcext:value-type="string">
            <text:p>PA9</text:p>
          </table:table-cell>
          <table:table-cell table:formula="of:=[.O125]&amp;IF(ISBLANK([.D125]);&quot;&quot;;&quot;/&quot;&amp;[.D125])" office:value-type="string" office:string-value="PA9" calcext:value-type="string">
            <text:p>PA9</text:p>
          </table:table-cell>
          <table:table-cell table:formula="of:=[.P125]&amp;IF(ISBLANK([.E125]);&quot;&quot;;&quot;/&quot;&amp;[.E125])" office:value-type="string" office:string-value="PA9" calcext:value-type="string">
            <text:p>PA9</text:p>
          </table:table-cell>
          <table:table-cell table:formula="of:=[.Q125]&amp;IF(ISBLANK([.F125]);&quot;&quot;;&quot;/&quot;&amp;[.F125])" office:value-type="string" office:string-value="PA9/LCD_COM1" calcext:value-type="string">
            <text:p>PA9/LCD_COM1</text:p>
          </table:table-cell>
          <table:table-cell table:formula="of:=[.R125]&amp;IF(ISBLANK([.G125]);&quot;&quot;;&quot;/&quot;&amp;[.G125])" office:value-type="string" office:string-value="PA9/LCD_COM1" calcext:value-type="string">
            <text:p>PA9/LCD_COM1</text:p>
          </table:table-cell>
          <table:table-cell table:formula="of:=[.S125]&amp;IF(ISBLANK([.H125]);&quot;&quot;;&quot;/&quot;&amp;[.H125])" office:value-type="string" office:string-value="PA9/LCD_COM1" calcext:value-type="string">
            <text:p>PA9/LCD_COM1</text:p>
          </table:table-cell>
          <table:table-cell table:formula="of:=[.T125]&amp;IF(ISBLANK([.I125]);&quot;&quot;;&quot;/&quot;&amp;[.I125])" office:value-type="string" office:string-value="PA9/LCD_COM1/TIM15_BKIN" calcext:value-type="string">
            <text:p>PA9/LCD_COM1/TIM15_BKIN</text:p>
          </table:table-cell>
          <table:table-cell table:formula="of:=[.U125]&amp;IF(ISBLANK([.J125]);&quot;&quot;;&quot;/&quot;&amp;[.J125])" office:value-type="string" office:string-value="PA9/LCD_COM1/TIM15_BKIN/EVENTOUT" calcext:value-type="string">
            <text:p>PA9/LCD_COM1/TIM15_BKIN/EVENTOUT</text:p>
          </table:table-cell>
          <table:table-cell table:formula="of:=[.V125]&amp;IF(ISBLANK([.K125]);&quot;&quot;;&quot;/&quot;&amp;[.K125])" office:value-type="string" office:string-value="PA9/LCD_COM1/TIM15_BKIN/EVENTOUT" calcext:value-type="string">
            <text:p>PA9/LCD_COM1/TIM15_BKIN/EVENTOUT</text:p>
          </table:table-cell>
        </table:table-row>
        <table:table-row table:style-name="ro1">
          <table:table-cell/>
          <table:table-cell office:value-type="string" calcext:value-type="string">
            <text:p>PA10</text:p>
          </table:table-cell>
          <table:table-cell table:number-columns-repeated="2"/>
          <table:table-cell office:value-type="string" calcext:value-type="string">
            <text:p>OTG_FS_ID</text:p>
          </table:table-cell>
          <table:table-cell office:value-type="string" calcext:value-type="string">
            <text:p>LCD_COM2</text:p>
          </table:table-cell>
          <table:table-cell table:number-columns-repeated="2"/>
          <table:table-cell office:value-type="string" calcext:value-type="string">
            <text:p>TIM17_BKIN</text:p>
          </table:table-cell>
          <table:table-cell office:value-type="string" calcext:value-type="string">
            <text:p>EVENTOUT</text:p>
          </table:table-cell>
          <table:table-cell table:number-columns-repeated="3"/>
          <table:table-cell table:formula="of:=[.B126]" office:value-type="string" office:string-value="PA10" calcext:value-type="string">
            <text:p>PA10</text:p>
          </table:table-cell>
          <table:table-cell table:formula="of:=[.N126]&amp;IF(ISBLANK([.C126]);&quot;&quot;;&quot;/&quot;&amp;[.C126])" office:value-type="string" office:string-value="PA10" calcext:value-type="string">
            <text:p>PA10</text:p>
          </table:table-cell>
          <table:table-cell table:formula="of:=[.O126]&amp;IF(ISBLANK([.D126]);&quot;&quot;;&quot;/&quot;&amp;[.D126])" office:value-type="string" office:string-value="PA10" calcext:value-type="string">
            <text:p>PA10</text:p>
          </table:table-cell>
          <table:table-cell table:formula="of:=[.P126]&amp;IF(ISBLANK([.E126]);&quot;&quot;;&quot;/&quot;&amp;[.E126])" office:value-type="string" office:string-value="PA10/OTG_FS_ID" calcext:value-type="string">
            <text:p>PA10/OTG_FS_ID</text:p>
          </table:table-cell>
          <table:table-cell table:formula="of:=[.Q126]&amp;IF(ISBLANK([.F126]);&quot;&quot;;&quot;/&quot;&amp;[.F126])" office:value-type="string" office:string-value="PA10/OTG_FS_ID/LCD_COM2" calcext:value-type="string">
            <text:p>PA10/OTG_FS_ID/LCD_COM2</text:p>
          </table:table-cell>
          <table:table-cell table:formula="of:=[.R126]&amp;IF(ISBLANK([.G126]);&quot;&quot;;&quot;/&quot;&amp;[.G126])" office:value-type="string" office:string-value="PA10/OTG_FS_ID/LCD_COM2" calcext:value-type="string">
            <text:p>PA10/OTG_FS_ID/LCD_COM2</text:p>
          </table:table-cell>
          <table:table-cell table:formula="of:=[.S126]&amp;IF(ISBLANK([.H126]);&quot;&quot;;&quot;/&quot;&amp;[.H126])" office:value-type="string" office:string-value="PA10/OTG_FS_ID/LCD_COM2" calcext:value-type="string">
            <text:p>PA10/OTG_FS_ID/LCD_COM2</text:p>
          </table:table-cell>
          <table:table-cell table:formula="of:=[.T126]&amp;IF(ISBLANK([.I126]);&quot;&quot;;&quot;/&quot;&amp;[.I126])" office:value-type="string" office:string-value="PA10/OTG_FS_ID/LCD_COM2/TIM17_BKIN" calcext:value-type="string">
            <text:p>PA10/OTG_FS_ID/LCD_COM2/TIM17_BKIN</text:p>
          </table:table-cell>
          <table:table-cell table:formula="of:=[.U126]&amp;IF(ISBLANK([.J126]);&quot;&quot;;&quot;/&quot;&amp;[.J126])" office:value-type="string" office:string-value="PA10/OTG_FS_ID/LCD_COM2/TIM17_BKIN/EVENTOUT" calcext:value-type="string">
            <text:p>PA10/OTG_FS_ID/LCD_COM2/TIM17_BKIN/EVENTOUT</text:p>
          </table:table-cell>
          <table:table-cell table:formula="of:=[.V126]&amp;IF(ISBLANK([.K126]);&quot;&quot;;&quot;/&quot;&amp;[.K126])" office:value-type="string" office:string-value="PA10/OTG_FS_ID/LCD_COM2/TIM17_BKIN/EVENTOUT" calcext:value-type="string">
            <text:p>PA10/OTG_FS_ID/LCD_COM2/TIM17_BKIN/EVENTOUT</text:p>
          </table:table-cell>
        </table:table-row>
        <table:table-row table:style-name="ro1">
          <table:table-cell/>
          <table:table-cell office:value-type="string" calcext:value-type="string">
            <text:p>PA11</text:p>
          </table:table-cell>
          <table:table-cell/>
          <table:table-cell office:value-type="string" calcext:value-type="string">
            <text:p>CAN1_RX</text:p>
          </table:table-cell>
          <table:table-cell office:value-type="string" calcext:value-type="string">
            <text:p>OTG_FS_DM</text:p>
          </table:table-cell>
          <table:table-cell/>
          <table:table-cell office:value-type="string" calcext:value-type="string">
            <text:p>TIM1_BKIN2_COMP1</text:p>
          </table:table-cell>
          <table:table-cell table:number-columns-repeated="2"/>
          <table:table-cell office:value-type="string" calcext:value-type="string">
            <text:p>EVENTOUT</text:p>
          </table:table-cell>
          <table:table-cell table:number-columns-repeated="3"/>
          <table:table-cell table:formula="of:=[.B127]" office:value-type="string" office:string-value="PA11" calcext:value-type="string">
            <text:p>PA11</text:p>
          </table:table-cell>
          <table:table-cell table:formula="of:=[.N127]&amp;IF(ISBLANK([.C127]);&quot;&quot;;&quot;/&quot;&amp;[.C127])" office:value-type="string" office:string-value="PA11" calcext:value-type="string">
            <text:p>PA11</text:p>
          </table:table-cell>
          <table:table-cell table:formula="of:=[.O127]&amp;IF(ISBLANK([.D127]);&quot;&quot;;&quot;/&quot;&amp;[.D127])" office:value-type="string" office:string-value="PA11/CAN1_RX" calcext:value-type="string">
            <text:p>PA11/CAN1_RX</text:p>
          </table:table-cell>
          <table:table-cell table:formula="of:=[.P127]&amp;IF(ISBLANK([.E127]);&quot;&quot;;&quot;/&quot;&amp;[.E127])" office:value-type="string" office:string-value="PA11/CAN1_RX/OTG_FS_DM" calcext:value-type="string">
            <text:p>PA11/CAN1_RX/OTG_FS_DM</text:p>
          </table:table-cell>
          <table:table-cell table:formula="of:=[.Q127]&amp;IF(ISBLANK([.F127]);&quot;&quot;;&quot;/&quot;&amp;[.F127])" office:value-type="string" office:string-value="PA11/CAN1_RX/OTG_FS_DM" calcext:value-type="string">
            <text:p>PA11/CAN1_RX/OTG_FS_DM</text:p>
          </table:table-cell>
          <table:table-cell table:formula="of:=[.R127]&amp;IF(ISBLANK([.G127]);&quot;&quot;;&quot;/&quot;&amp;[.G127])" office:value-type="string" office:string-value="PA11/CAN1_RX/OTG_FS_DM/TIM1_BKIN2_COMP1" calcext:value-type="string">
            <text:p>PA11/CAN1_RX/OTG_FS_DM/TIM1_BKIN2_COMP1</text:p>
          </table:table-cell>
          <table:table-cell table:formula="of:=[.S127]&amp;IF(ISBLANK([.H127]);&quot;&quot;;&quot;/&quot;&amp;[.H127])" office:value-type="string" office:string-value="PA11/CAN1_RX/OTG_FS_DM/TIM1_BKIN2_COMP1" calcext:value-type="string">
            <text:p>PA11/CAN1_RX/OTG_FS_DM/TIM1_BKIN2_COMP1</text:p>
          </table:table-cell>
          <table:table-cell table:formula="of:=[.T127]&amp;IF(ISBLANK([.I127]);&quot;&quot;;&quot;/&quot;&amp;[.I127])" office:value-type="string" office:string-value="PA11/CAN1_RX/OTG_FS_DM/TIM1_BKIN2_COMP1" calcext:value-type="string">
            <text:p>PA11/CAN1_RX/OTG_FS_DM/TIM1_BKIN2_COMP1</text:p>
          </table:table-cell>
          <table:table-cell table:formula="of:=[.U127]&amp;IF(ISBLANK([.J127]);&quot;&quot;;&quot;/&quot;&amp;[.J127])" office:value-type="string" office:string-value="PA11/CAN1_RX/OTG_FS_DM/TIM1_BKIN2_COMP1/EVENTOUT" calcext:value-type="string">
            <text:p>PA11/CAN1_RX/OTG_FS_DM/TIM1_BKIN2_COMP1/EVENTOUT</text:p>
          </table:table-cell>
          <table:table-cell table:formula="of:=[.V127]&amp;IF(ISBLANK([.K127]);&quot;&quot;;&quot;/&quot;&amp;[.K127])" office:value-type="string" office:string-value="PA11/CAN1_RX/OTG_FS_DM/TIM1_BKIN2_COMP1/EVENTOUT" calcext:value-type="string">
            <text:p>PA11/CAN1_RX/OTG_FS_DM/TIM1_BKIN2_COMP1/EVENTOUT</text:p>
          </table:table-cell>
        </table:table-row>
        <table:table-row table:style-name="ro1">
          <table:table-cell/>
          <table:table-cell office:value-type="string" calcext:value-type="string">
            <text:p>PA12</text:p>
          </table:table-cell>
          <table:table-cell/>
          <table:table-cell office:value-type="string" calcext:value-type="string">
            <text:p>CAN1_TX</text:p>
          </table:table-cell>
          <table:table-cell office:value-type="string" calcext:value-type="string">
            <text:p>OTG_FS_DP</text:p>
          </table:table-cell>
          <table:table-cell table:number-columns-repeated="4"/>
          <table:table-cell office:value-type="string" calcext:value-type="string">
            <text:p>EVENTOUT</text:p>
          </table:table-cell>
          <table:table-cell table:number-columns-repeated="3"/>
          <table:table-cell table:formula="of:=[.B128]" office:value-type="string" office:string-value="PA12" calcext:value-type="string">
            <text:p>PA12</text:p>
          </table:table-cell>
          <table:table-cell table:formula="of:=[.N128]&amp;IF(ISBLANK([.C128]);&quot;&quot;;&quot;/&quot;&amp;[.C128])" office:value-type="string" office:string-value="PA12" calcext:value-type="string">
            <text:p>PA12</text:p>
          </table:table-cell>
          <table:table-cell table:formula="of:=[.O128]&amp;IF(ISBLANK([.D128]);&quot;&quot;;&quot;/&quot;&amp;[.D128])" office:value-type="string" office:string-value="PA12/CAN1_TX" calcext:value-type="string">
            <text:p>PA12/CAN1_TX</text:p>
          </table:table-cell>
          <table:table-cell table:formula="of:=[.P128]&amp;IF(ISBLANK([.E128]);&quot;&quot;;&quot;/&quot;&amp;[.E128])" office:value-type="string" office:string-value="PA12/CAN1_TX/OTG_FS_DP" calcext:value-type="string">
            <text:p>PA12/CAN1_TX/OTG_FS_DP</text:p>
          </table:table-cell>
          <table:table-cell table:formula="of:=[.Q128]&amp;IF(ISBLANK([.F128]);&quot;&quot;;&quot;/&quot;&amp;[.F128])" office:value-type="string" office:string-value="PA12/CAN1_TX/OTG_FS_DP" calcext:value-type="string">
            <text:p>PA12/CAN1_TX/OTG_FS_DP</text:p>
          </table:table-cell>
          <table:table-cell table:formula="of:=[.R128]&amp;IF(ISBLANK([.G128]);&quot;&quot;;&quot;/&quot;&amp;[.G128])" office:value-type="string" office:string-value="PA12/CAN1_TX/OTG_FS_DP" calcext:value-type="string">
            <text:p>PA12/CAN1_TX/OTG_FS_DP</text:p>
          </table:table-cell>
          <table:table-cell table:formula="of:=[.S128]&amp;IF(ISBLANK([.H128]);&quot;&quot;;&quot;/&quot;&amp;[.H128])" office:value-type="string" office:string-value="PA12/CAN1_TX/OTG_FS_DP" calcext:value-type="string">
            <text:p>PA12/CAN1_TX/OTG_FS_DP</text:p>
          </table:table-cell>
          <table:table-cell table:formula="of:=[.T128]&amp;IF(ISBLANK([.I128]);&quot;&quot;;&quot;/&quot;&amp;[.I128])" office:value-type="string" office:string-value="PA12/CAN1_TX/OTG_FS_DP" calcext:value-type="string">
            <text:p>PA12/CAN1_TX/OTG_FS_DP</text:p>
          </table:table-cell>
          <table:table-cell table:formula="of:=[.U128]&amp;IF(ISBLANK([.J128]);&quot;&quot;;&quot;/&quot;&amp;[.J128])" office:value-type="string" office:string-value="PA12/CAN1_TX/OTG_FS_DP/EVENTOUT" calcext:value-type="string">
            <text:p>PA12/CAN1_TX/OTG_FS_DP/EVENTOUT</text:p>
          </table:table-cell>
          <table:table-cell table:formula="of:=[.V128]&amp;IF(ISBLANK([.K128]);&quot;&quot;;&quot;/&quot;&amp;[.K128])" office:value-type="string" office:string-value="PA12/CAN1_TX/OTG_FS_DP/EVENTOUT" calcext:value-type="string">
            <text:p>PA12/CAN1_TX/OTG_FS_DP/EVENTOUT</text:p>
          </table:table-cell>
        </table:table-row>
        <table:table-row table:style-name="ro1">
          <table:table-cell/>
          <table:table-cell office:value-type="string" calcext:value-type="string">
            <text:p>PA13</text:p>
          </table:table-cell>
          <table:table-cell table:number-columns-repeated="2"/>
          <table:table-cell office:value-type="string" calcext:value-type="string">
            <text:p>OTG_FS_NOE</text:p>
          </table:table-cell>
          <table:table-cell table:number-columns-repeated="4"/>
          <table:table-cell office:value-type="string" calcext:value-type="string">
            <text:p>EVENTOUT</text:p>
          </table:table-cell>
          <table:table-cell table:number-columns-repeated="3"/>
          <table:table-cell table:formula="of:=[.B129]" office:value-type="string" office:string-value="PA13" calcext:value-type="string">
            <text:p>PA13</text:p>
          </table:table-cell>
          <table:table-cell table:formula="of:=[.N129]&amp;IF(ISBLANK([.C129]);&quot;&quot;;&quot;/&quot;&amp;[.C129])" office:value-type="string" office:string-value="PA13" calcext:value-type="string">
            <text:p>PA13</text:p>
          </table:table-cell>
          <table:table-cell table:formula="of:=[.O129]&amp;IF(ISBLANK([.D129]);&quot;&quot;;&quot;/&quot;&amp;[.D129])" office:value-type="string" office:string-value="PA13" calcext:value-type="string">
            <text:p>PA13</text:p>
          </table:table-cell>
          <table:table-cell table:formula="of:=[.P129]&amp;IF(ISBLANK([.E129]);&quot;&quot;;&quot;/&quot;&amp;[.E129])" office:value-type="string" office:string-value="PA13/OTG_FS_NOE" calcext:value-type="string">
            <text:p>PA13/OTG_FS_NOE</text:p>
          </table:table-cell>
          <table:table-cell table:formula="of:=[.Q129]&amp;IF(ISBLANK([.F129]);&quot;&quot;;&quot;/&quot;&amp;[.F129])" office:value-type="string" office:string-value="PA13/OTG_FS_NOE" calcext:value-type="string">
            <text:p>PA13/OTG_FS_NOE</text:p>
          </table:table-cell>
          <table:table-cell table:formula="of:=[.R129]&amp;IF(ISBLANK([.G129]);&quot;&quot;;&quot;/&quot;&amp;[.G129])" office:value-type="string" office:string-value="PA13/OTG_FS_NOE" calcext:value-type="string">
            <text:p>PA13/OTG_FS_NOE</text:p>
          </table:table-cell>
          <table:table-cell table:formula="of:=[.S129]&amp;IF(ISBLANK([.H129]);&quot;&quot;;&quot;/&quot;&amp;[.H129])" office:value-type="string" office:string-value="PA13/OTG_FS_NOE" calcext:value-type="string">
            <text:p>PA13/OTG_FS_NOE</text:p>
          </table:table-cell>
          <table:table-cell table:formula="of:=[.T129]&amp;IF(ISBLANK([.I129]);&quot;&quot;;&quot;/&quot;&amp;[.I129])" office:value-type="string" office:string-value="PA13/OTG_FS_NOE" calcext:value-type="string">
            <text:p>PA13/OTG_FS_NOE</text:p>
          </table:table-cell>
          <table:table-cell table:formula="of:=[.U129]&amp;IF(ISBLANK([.J129]);&quot;&quot;;&quot;/&quot;&amp;[.J129])" office:value-type="string" office:string-value="PA13/OTG_FS_NOE/EVENTOUT" calcext:value-type="string">
            <text:p>PA13/OTG_FS_NOE/EVENTOUT</text:p>
          </table:table-cell>
          <table:table-cell table:formula="of:=[.V129]&amp;IF(ISBLANK([.K129]);&quot;&quot;;&quot;/&quot;&amp;[.K129])" office:value-type="string" office:string-value="PA13/OTG_FS_NOE/EVENTOUT" calcext:value-type="string">
            <text:p>PA13/OTG_FS_NOE/EVENTOUT</text:p>
          </table:table-cell>
        </table:table-row>
        <table:table-row table:style-name="ro1">
          <table:table-cell/>
          <table:table-cell office:value-type="string" calcext:value-type="string">
            <text:p>PA14</text:p>
          </table:table-cell>
          <table:table-cell table:number-columns-repeated="7"/>
          <table:table-cell office:value-type="string" calcext:value-type="string">
            <text:p>EVENTOUT</text:p>
          </table:table-cell>
          <table:table-cell table:number-columns-repeated="3"/>
          <table:table-cell table:formula="of:=[.B130]" office:value-type="string" office:string-value="PA14" calcext:value-type="string">
            <text:p>PA14</text:p>
          </table:table-cell>
          <table:table-cell table:formula="of:=[.N130]&amp;IF(ISBLANK([.C130]);&quot;&quot;;&quot;/&quot;&amp;[.C130])" office:value-type="string" office:string-value="PA14" calcext:value-type="string">
            <text:p>PA14</text:p>
          </table:table-cell>
          <table:table-cell table:formula="of:=[.O130]&amp;IF(ISBLANK([.D130]);&quot;&quot;;&quot;/&quot;&amp;[.D130])" office:value-type="string" office:string-value="PA14" calcext:value-type="string">
            <text:p>PA14</text:p>
          </table:table-cell>
          <table:table-cell table:formula="of:=[.P130]&amp;IF(ISBLANK([.E130]);&quot;&quot;;&quot;/&quot;&amp;[.E130])" office:value-type="string" office:string-value="PA14" calcext:value-type="string">
            <text:p>PA14</text:p>
          </table:table-cell>
          <table:table-cell table:formula="of:=[.Q130]&amp;IF(ISBLANK([.F130]);&quot;&quot;;&quot;/&quot;&amp;[.F130])" office:value-type="string" office:string-value="PA14" calcext:value-type="string">
            <text:p>PA14</text:p>
          </table:table-cell>
          <table:table-cell table:formula="of:=[.R130]&amp;IF(ISBLANK([.G130]);&quot;&quot;;&quot;/&quot;&amp;[.G130])" office:value-type="string" office:string-value="PA14" calcext:value-type="string">
            <text:p>PA14</text:p>
          </table:table-cell>
          <table:table-cell table:formula="of:=[.S130]&amp;IF(ISBLANK([.H130]);&quot;&quot;;&quot;/&quot;&amp;[.H130])" office:value-type="string" office:string-value="PA14" calcext:value-type="string">
            <text:p>PA14</text:p>
          </table:table-cell>
          <table:table-cell table:formula="of:=[.T130]&amp;IF(ISBLANK([.I130]);&quot;&quot;;&quot;/&quot;&amp;[.I130])" office:value-type="string" office:string-value="PA14" calcext:value-type="string">
            <text:p>PA14</text:p>
          </table:table-cell>
          <table:table-cell table:formula="of:=[.U130]&amp;IF(ISBLANK([.J130]);&quot;&quot;;&quot;/&quot;&amp;[.J130])" office:value-type="string" office:string-value="PA14/EVENTOUT" calcext:value-type="string">
            <text:p>PA14/EVENTOUT</text:p>
          </table:table-cell>
          <table:table-cell table:formula="of:=[.V130]&amp;IF(ISBLANK([.K130]);&quot;&quot;;&quot;/&quot;&amp;[.K130])" office:value-type="string" office:string-value="PA14/EVENTOUT" calcext:value-type="string">
            <text:p>PA14/EVENTOUT</text:p>
          </table:table-cell>
        </table:table-row>
        <table:table-row table:style-name="ro1">
          <table:table-cell/>
          <table:table-cell office:value-type="string" calcext:value-type="string">
            <text:p>PA15</text:p>
          </table:table-cell>
          <table:table-cell office:value-type="string" calcext:value-type="string">
            <text:p>UART4_RTS_DE</text:p>
          </table:table-cell>
          <table:table-cell office:value-type="string" calcext:value-type="string">
            <text:p>TSC_G3_IO1</text:p>
          </table:table-cell>
          <table:table-cell/>
          <table:table-cell office:value-type="string" calcext:value-type="string">
            <text:p>LCD_SEG17</text:p>
          </table:table-cell>
          <table:table-cell/>
          <table:table-cell office:value-type="string" calcext:value-type="string">
            <text:p>SAI2_FS_B</text:p>
          </table:table-cell>
          <table:table-cell/>
          <table:table-cell office:value-type="string" calcext:value-type="string">
            <text:p>EVENTOUT</text:p>
          </table:table-cell>
          <table:table-cell table:number-columns-repeated="3"/>
          <table:table-cell table:formula="of:=[.B131]" office:value-type="string" office:string-value="PA15" calcext:value-type="string">
            <text:p>PA15</text:p>
          </table:table-cell>
          <table:table-cell table:formula="of:=[.N131]&amp;IF(ISBLANK([.C131]);&quot;&quot;;&quot;/&quot;&amp;[.C131])" office:value-type="string" office:string-value="PA15/UART4_RTS_DE" calcext:value-type="string">
            <text:p>PA15/UART4_RTS_DE</text:p>
          </table:table-cell>
          <table:table-cell table:formula="of:=[.O131]&amp;IF(ISBLANK([.D131]);&quot;&quot;;&quot;/&quot;&amp;[.D131])" office:value-type="string" office:string-value="PA15/UART4_RTS_DE/TSC_G3_IO1" calcext:value-type="string">
            <text:p>PA15/UART4_RTS_DE/TSC_G3_IO1</text:p>
          </table:table-cell>
          <table:table-cell table:formula="of:=[.P131]&amp;IF(ISBLANK([.E131]);&quot;&quot;;&quot;/&quot;&amp;[.E131])" office:value-type="string" office:string-value="PA15/UART4_RTS_DE/TSC_G3_IO1" calcext:value-type="string">
            <text:p>PA15/UART4_RTS_DE/TSC_G3_IO1</text:p>
          </table:table-cell>
          <table:table-cell table:formula="of:=[.Q131]&amp;IF(ISBLANK([.F131]);&quot;&quot;;&quot;/&quot;&amp;[.F131])" office:value-type="string" office:string-value="PA15/UART4_RTS_DE/TSC_G3_IO1/LCD_SEG17" calcext:value-type="string">
            <text:p>PA15/UART4_RTS_DE/TSC_G3_IO1/LCD_SEG17</text:p>
          </table:table-cell>
          <table:table-cell table:formula="of:=[.R131]&amp;IF(ISBLANK([.G131]);&quot;&quot;;&quot;/&quot;&amp;[.G131])" office:value-type="string" office:string-value="PA15/UART4_RTS_DE/TSC_G3_IO1/LCD_SEG17" calcext:value-type="string">
            <text:p>PA15/UART4_RTS_DE/TSC_G3_IO1/LCD_SEG17</text:p>
          </table:table-cell>
          <table:table-cell table:formula="of:=[.S131]&amp;IF(ISBLANK([.H131]);&quot;&quot;;&quot;/&quot;&amp;[.H131])" office:value-type="string" office:string-value="PA15/UART4_RTS_DE/TSC_G3_IO1/LCD_SEG17/SAI2_FS_B" calcext:value-type="string">
            <text:p>PA15/UART4_RTS_DE/TSC_G3_IO1/LCD_SEG17/SAI2_FS_B</text:p>
          </table:table-cell>
          <table:table-cell table:formula="of:=[.T131]&amp;IF(ISBLANK([.I131]);&quot;&quot;;&quot;/&quot;&amp;[.I131])" office:value-type="string" office:string-value="PA15/UART4_RTS_DE/TSC_G3_IO1/LCD_SEG17/SAI2_FS_B" calcext:value-type="string">
            <text:p>PA15/UART4_RTS_DE/TSC_G3_IO1/LCD_SEG17/SAI2_FS_B</text:p>
          </table:table-cell>
          <table:table-cell table:formula="of:=[.U131]&amp;IF(ISBLANK([.J131]);&quot;&quot;;&quot;/&quot;&amp;[.J131])" office:value-type="string" office:string-value="PA15/UART4_RTS_DE/TSC_G3_IO1/LCD_SEG17/SAI2_FS_B/EVENTOUT" calcext:value-type="string">
            <text:p>PA15/UART4_RTS_DE/TSC_G3_IO1/LCD_SEG17/SAI2_FS_B/EVENTOUT</text:p>
          </table:table-cell>
          <table:table-cell table:formula="of:=[.V131]&amp;IF(ISBLANK([.K131]);&quot;&quot;;&quot;/&quot;&amp;[.K131])" office:value-type="string" office:string-value="PA15/UART4_RTS_DE/TSC_G3_IO1/LCD_SEG17/SAI2_FS_B/EVENTOUT" calcext:value-type="string">
            <text:p>PA15/UART4_RTS_DE/TSC_G3_IO1/LCD_SEG17/SAI2_FS_B/EVENTOUT</text:p>
          </table:table-cell>
        </table:table-row>
        <table:table-row table:style-name="ro1">
          <table:table-cell/>
          <table:table-cell office:value-type="string" calcext:value-type="string">
            <text:p>PB0</text:p>
          </table:table-cell>
          <table:table-cell table:number-columns-repeated="2"/>
          <table:table-cell office:value-type="string" calcext:value-type="string">
            <text:p>QUADSPI_BK1_IO1</text:p>
          </table:table-cell>
          <table:table-cell office:value-type="string" calcext:value-type="string">
            <text:p>LCD_SEG5</text:p>
          </table:table-cell>
          <table:table-cell office:value-type="string" calcext:value-type="string">
            <text:p>COMP1_OUT</text:p>
          </table:table-cell>
          <table:table-cell table:number-columns-repeated="2"/>
          <table:table-cell office:value-type="string" calcext:value-type="string">
            <text:p>EVENTOUT</text:p>
          </table:table-cell>
          <table:table-cell table:number-columns-repeated="3"/>
          <table:table-cell table:formula="of:=[.B132]" office:value-type="string" office:string-value="PB0" calcext:value-type="string">
            <text:p>PB0</text:p>
          </table:table-cell>
          <table:table-cell table:formula="of:=[.N132]&amp;IF(ISBLANK([.C132]);&quot;&quot;;&quot;/&quot;&amp;[.C132])" office:value-type="string" office:string-value="PB0" calcext:value-type="string">
            <text:p>PB0</text:p>
          </table:table-cell>
          <table:table-cell table:formula="of:=[.O132]&amp;IF(ISBLANK([.D132]);&quot;&quot;;&quot;/&quot;&amp;[.D132])" office:value-type="string" office:string-value="PB0" calcext:value-type="string">
            <text:p>PB0</text:p>
          </table:table-cell>
          <table:table-cell table:formula="of:=[.P132]&amp;IF(ISBLANK([.E132]);&quot;&quot;;&quot;/&quot;&amp;[.E132])" office:value-type="string" office:string-value="PB0/QUADSPI_BK1_IO1" calcext:value-type="string">
            <text:p>PB0/QUADSPI_BK1_IO1</text:p>
          </table:table-cell>
          <table:table-cell table:formula="of:=[.Q132]&amp;IF(ISBLANK([.F132]);&quot;&quot;;&quot;/&quot;&amp;[.F132])" office:value-type="string" office:string-value="PB0/QUADSPI_BK1_IO1/LCD_SEG5" calcext:value-type="string">
            <text:p>PB0/QUADSPI_BK1_IO1/LCD_SEG5</text:p>
          </table:table-cell>
          <table:table-cell table:formula="of:=[.R132]&amp;IF(ISBLANK([.G132]);&quot;&quot;;&quot;/&quot;&amp;[.G132])" office:value-type="string" office:string-value="PB0/QUADSPI_BK1_IO1/LCD_SEG5/COMP1_OUT" calcext:value-type="string">
            <text:p>PB0/QUADSPI_BK1_IO1/LCD_SEG5/COMP1_OUT</text:p>
          </table:table-cell>
          <table:table-cell table:formula="of:=[.S132]&amp;IF(ISBLANK([.H132]);&quot;&quot;;&quot;/&quot;&amp;[.H132])" office:value-type="string" office:string-value="PB0/QUADSPI_BK1_IO1/LCD_SEG5/COMP1_OUT" calcext:value-type="string">
            <text:p>PB0/QUADSPI_BK1_IO1/LCD_SEG5/COMP1_OUT</text:p>
          </table:table-cell>
          <table:table-cell table:formula="of:=[.T132]&amp;IF(ISBLANK([.I132]);&quot;&quot;;&quot;/&quot;&amp;[.I132])" office:value-type="string" office:string-value="PB0/QUADSPI_BK1_IO1/LCD_SEG5/COMP1_OUT" calcext:value-type="string">
            <text:p>PB0/QUADSPI_BK1_IO1/LCD_SEG5/COMP1_OUT</text:p>
          </table:table-cell>
          <table:table-cell table:formula="of:=[.U132]&amp;IF(ISBLANK([.J132]);&quot;&quot;;&quot;/&quot;&amp;[.J132])" office:value-type="string" office:string-value="PB0/QUADSPI_BK1_IO1/LCD_SEG5/COMP1_OUT/EVENTOUT" calcext:value-type="string">
            <text:p>PB0/QUADSPI_BK1_IO1/LCD_SEG5/COMP1_OUT/EVENTOUT</text:p>
          </table:table-cell>
          <table:table-cell table:formula="of:=[.V132]&amp;IF(ISBLANK([.K132]);&quot;&quot;;&quot;/&quot;&amp;[.K132])" office:value-type="string" office:string-value="PB0/QUADSPI_BK1_IO1/LCD_SEG5/COMP1_OUT/EVENTOUT" calcext:value-type="string">
            <text:p>PB0/QUADSPI_BK1_IO1/LCD_SEG5/COMP1_OUT/EVENTOUT</text:p>
          </table:table-cell>
        </table:table-row>
        <table:table-row table:style-name="ro1">
          <table:table-cell/>
          <table:table-cell office:value-type="string" calcext:value-type="string">
            <text:p>PB1</text:p>
          </table:table-cell>
          <table:table-cell table:number-columns-repeated="2"/>
          <table:table-cell office:value-type="string" calcext:value-type="string">
            <text:p>QUADSPI_BK1_IO0</text:p>
          </table:table-cell>
          <table:table-cell office:value-type="string" calcext:value-type="string">
            <text:p>LCD_SEG6</text:p>
          </table:table-cell>
          <table:table-cell table:number-columns-repeated="2"/>
          <table:table-cell office:value-type="string" calcext:value-type="string">
            <text:p>LPTIM2_IN1</text:p>
          </table:table-cell>
          <table:table-cell office:value-type="string" calcext:value-type="string">
            <text:p>EVENTOUT</text:p>
          </table:table-cell>
          <table:table-cell table:number-columns-repeated="3"/>
          <table:table-cell table:formula="of:=[.B133]" office:value-type="string" office:string-value="PB1" calcext:value-type="string">
            <text:p>PB1</text:p>
          </table:table-cell>
          <table:table-cell table:formula="of:=[.N133]&amp;IF(ISBLANK([.C133]);&quot;&quot;;&quot;/&quot;&amp;[.C133])" office:value-type="string" office:string-value="PB1" calcext:value-type="string">
            <text:p>PB1</text:p>
          </table:table-cell>
          <table:table-cell table:formula="of:=[.O133]&amp;IF(ISBLANK([.D133]);&quot;&quot;;&quot;/&quot;&amp;[.D133])" office:value-type="string" office:string-value="PB1" calcext:value-type="string">
            <text:p>PB1</text:p>
          </table:table-cell>
          <table:table-cell table:formula="of:=[.P133]&amp;IF(ISBLANK([.E133]);&quot;&quot;;&quot;/&quot;&amp;[.E133])" office:value-type="string" office:string-value="PB1/QUADSPI_BK1_IO0" calcext:value-type="string">
            <text:p>PB1/QUADSPI_BK1_IO0</text:p>
          </table:table-cell>
          <table:table-cell table:formula="of:=[.Q133]&amp;IF(ISBLANK([.F133]);&quot;&quot;;&quot;/&quot;&amp;[.F133])" office:value-type="string" office:string-value="PB1/QUADSPI_BK1_IO0/LCD_SEG6" calcext:value-type="string">
            <text:p>PB1/QUADSPI_BK1_IO0/LCD_SEG6</text:p>
          </table:table-cell>
          <table:table-cell table:formula="of:=[.R133]&amp;IF(ISBLANK([.G133]);&quot;&quot;;&quot;/&quot;&amp;[.G133])" office:value-type="string" office:string-value="PB1/QUADSPI_BK1_IO0/LCD_SEG6" calcext:value-type="string">
            <text:p>PB1/QUADSPI_BK1_IO0/LCD_SEG6</text:p>
          </table:table-cell>
          <table:table-cell table:formula="of:=[.S133]&amp;IF(ISBLANK([.H133]);&quot;&quot;;&quot;/&quot;&amp;[.H133])" office:value-type="string" office:string-value="PB1/QUADSPI_BK1_IO0/LCD_SEG6" calcext:value-type="string">
            <text:p>PB1/QUADSPI_BK1_IO0/LCD_SEG6</text:p>
          </table:table-cell>
          <table:table-cell table:formula="of:=[.T133]&amp;IF(ISBLANK([.I133]);&quot;&quot;;&quot;/&quot;&amp;[.I133])" office:value-type="string" office:string-value="PB1/QUADSPI_BK1_IO0/LCD_SEG6/LPTIM2_IN1" calcext:value-type="string">
            <text:p>PB1/QUADSPI_BK1_IO0/LCD_SEG6/LPTIM2_IN1</text:p>
          </table:table-cell>
          <table:table-cell table:formula="of:=[.U133]&amp;IF(ISBLANK([.J133]);&quot;&quot;;&quot;/&quot;&amp;[.J133])" office:value-type="string" office:string-value="PB1/QUADSPI_BK1_IO0/LCD_SEG6/LPTIM2_IN1/EVENTOUT" calcext:value-type="string">
            <text:p>PB1/QUADSPI_BK1_IO0/LCD_SEG6/LPTIM2_IN1/EVENTOUT</text:p>
          </table:table-cell>
          <table:table-cell table:formula="of:=[.V133]&amp;IF(ISBLANK([.K133]);&quot;&quot;;&quot;/&quot;&amp;[.K133])" office:value-type="string" office:string-value="PB1/QUADSPI_BK1_IO0/LCD_SEG6/LPTIM2_IN1/EVENTOUT" calcext:value-type="string">
            <text:p>PB1/QUADSPI_BK1_IO0/LCD_SEG6/LPTIM2_IN1/EVENTOUT</text:p>
          </table:table-cell>
        </table:table-row>
        <table:table-row table:style-name="ro1">
          <table:table-cell/>
          <table:table-cell office:value-type="string" calcext:value-type="string">
            <text:p>PB2</text:p>
          </table:table-cell>
          <table:table-cell table:number-columns-repeated="7"/>
          <table:table-cell office:value-type="string" calcext:value-type="string">
            <text:p>EVENTOUT</text:p>
          </table:table-cell>
          <table:table-cell table:number-columns-repeated="3"/>
          <table:table-cell table:formula="of:=[.B134]" office:value-type="string" office:string-value="PB2" calcext:value-type="string">
            <text:p>PB2</text:p>
          </table:table-cell>
          <table:table-cell table:formula="of:=[.N134]&amp;IF(ISBLANK([.C134]);&quot;&quot;;&quot;/&quot;&amp;[.C134])" office:value-type="string" office:string-value="PB2" calcext:value-type="string">
            <text:p>PB2</text:p>
          </table:table-cell>
          <table:table-cell table:formula="of:=[.O134]&amp;IF(ISBLANK([.D134]);&quot;&quot;;&quot;/&quot;&amp;[.D134])" office:value-type="string" office:string-value="PB2" calcext:value-type="string">
            <text:p>PB2</text:p>
          </table:table-cell>
          <table:table-cell table:formula="of:=[.P134]&amp;IF(ISBLANK([.E134]);&quot;&quot;;&quot;/&quot;&amp;[.E134])" office:value-type="string" office:string-value="PB2" calcext:value-type="string">
            <text:p>PB2</text:p>
          </table:table-cell>
          <table:table-cell table:formula="of:=[.Q134]&amp;IF(ISBLANK([.F134]);&quot;&quot;;&quot;/&quot;&amp;[.F134])" office:value-type="string" office:string-value="PB2" calcext:value-type="string">
            <text:p>PB2</text:p>
          </table:table-cell>
          <table:table-cell table:formula="of:=[.R134]&amp;IF(ISBLANK([.G134]);&quot;&quot;;&quot;/&quot;&amp;[.G134])" office:value-type="string" office:string-value="PB2" calcext:value-type="string">
            <text:p>PB2</text:p>
          </table:table-cell>
          <table:table-cell table:formula="of:=[.S134]&amp;IF(ISBLANK([.H134]);&quot;&quot;;&quot;/&quot;&amp;[.H134])" office:value-type="string" office:string-value="PB2" calcext:value-type="string">
            <text:p>PB2</text:p>
          </table:table-cell>
          <table:table-cell table:formula="of:=[.T134]&amp;IF(ISBLANK([.I134]);&quot;&quot;;&quot;/&quot;&amp;[.I134])" office:value-type="string" office:string-value="PB2" calcext:value-type="string">
            <text:p>PB2</text:p>
          </table:table-cell>
          <table:table-cell table:formula="of:=[.U134]&amp;IF(ISBLANK([.J134]);&quot;&quot;;&quot;/&quot;&amp;[.J134])" office:value-type="string" office:string-value="PB2/EVENTOUT" calcext:value-type="string">
            <text:p>PB2/EVENTOUT</text:p>
          </table:table-cell>
          <table:table-cell table:formula="of:=[.V134]&amp;IF(ISBLANK([.K134]);&quot;&quot;;&quot;/&quot;&amp;[.K134])" office:value-type="string" office:string-value="PB2/EVENTOUT" calcext:value-type="string">
            <text:p>PB2/EVENTOUT</text:p>
          </table:table-cell>
        </table:table-row>
        <table:table-row table:style-name="ro1">
          <table:table-cell/>
          <table:table-cell office:value-type="string" calcext:value-type="string">
            <text:p>PB3</text:p>
          </table:table-cell>
          <table:table-cell table:number-columns-repeated="3"/>
          <table:table-cell office:value-type="string" calcext:value-type="string">
            <text:p>LCD_SEG7</text:p>
          </table:table-cell>
          <table:table-cell/>
          <table:table-cell office:value-type="string" calcext:value-type="string">
            <text:p>SAI1_SCK_B</text:p>
          </table:table-cell>
          <table:table-cell/>
          <table:table-cell office:value-type="string" calcext:value-type="string">
            <text:p>EVENTOUT</text:p>
          </table:table-cell>
          <table:table-cell table:number-columns-repeated="3"/>
          <table:table-cell table:formula="of:=[.B135]" office:value-type="string" office:string-value="PB3" calcext:value-type="string">
            <text:p>PB3</text:p>
          </table:table-cell>
          <table:table-cell table:formula="of:=[.N135]&amp;IF(ISBLANK([.C135]);&quot;&quot;;&quot;/&quot;&amp;[.C135])" office:value-type="string" office:string-value="PB3" calcext:value-type="string">
            <text:p>PB3</text:p>
          </table:table-cell>
          <table:table-cell table:formula="of:=[.O135]&amp;IF(ISBLANK([.D135]);&quot;&quot;;&quot;/&quot;&amp;[.D135])" office:value-type="string" office:string-value="PB3" calcext:value-type="string">
            <text:p>PB3</text:p>
          </table:table-cell>
          <table:table-cell table:formula="of:=[.P135]&amp;IF(ISBLANK([.E135]);&quot;&quot;;&quot;/&quot;&amp;[.E135])" office:value-type="string" office:string-value="PB3" calcext:value-type="string">
            <text:p>PB3</text:p>
          </table:table-cell>
          <table:table-cell table:formula="of:=[.Q135]&amp;IF(ISBLANK([.F135]);&quot;&quot;;&quot;/&quot;&amp;[.F135])" office:value-type="string" office:string-value="PB3/LCD_SEG7" calcext:value-type="string">
            <text:p>PB3/LCD_SEG7</text:p>
          </table:table-cell>
          <table:table-cell table:formula="of:=[.R135]&amp;IF(ISBLANK([.G135]);&quot;&quot;;&quot;/&quot;&amp;[.G135])" office:value-type="string" office:string-value="PB3/LCD_SEG7" calcext:value-type="string">
            <text:p>PB3/LCD_SEG7</text:p>
          </table:table-cell>
          <table:table-cell table:formula="of:=[.S135]&amp;IF(ISBLANK([.H135]);&quot;&quot;;&quot;/&quot;&amp;[.H135])" office:value-type="string" office:string-value="PB3/LCD_SEG7/SAI1_SCK_B" calcext:value-type="string">
            <text:p>PB3/LCD_SEG7/SAI1_SCK_B</text:p>
          </table:table-cell>
          <table:table-cell table:formula="of:=[.T135]&amp;IF(ISBLANK([.I135]);&quot;&quot;;&quot;/&quot;&amp;[.I135])" office:value-type="string" office:string-value="PB3/LCD_SEG7/SAI1_SCK_B" calcext:value-type="string">
            <text:p>PB3/LCD_SEG7/SAI1_SCK_B</text:p>
          </table:table-cell>
          <table:table-cell table:formula="of:=[.U135]&amp;IF(ISBLANK([.J135]);&quot;&quot;;&quot;/&quot;&amp;[.J135])" office:value-type="string" office:string-value="PB3/LCD_SEG7/SAI1_SCK_B/EVENTOUT" calcext:value-type="string">
            <text:p>PB3/LCD_SEG7/SAI1_SCK_B/EVENTOUT</text:p>
          </table:table-cell>
          <table:table-cell table:formula="of:=[.V135]&amp;IF(ISBLANK([.K135]);&quot;&quot;;&quot;/&quot;&amp;[.K135])" office:value-type="string" office:string-value="PB3/LCD_SEG7/SAI1_SCK_B/EVENTOUT" calcext:value-type="string">
            <text:p>PB3/LCD_SEG7/SAI1_SCK_B/EVENTOUT</text:p>
          </table:table-cell>
        </table:table-row>
        <table:table-row table:style-name="ro1">
          <table:table-cell/>
          <table:table-cell office:value-type="string" calcext:value-type="string">
            <text:p>PB4</text:p>
          </table:table-cell>
          <table:table-cell office:value-type="string" calcext:value-type="string">
            <text:p>UART5_RTS_DE</text:p>
          </table:table-cell>
          <table:table-cell office:value-type="string" calcext:value-type="string">
            <text:p>TSC_G2_IO1</text:p>
          </table:table-cell>
          <table:table-cell/>
          <table:table-cell office:value-type="string" calcext:value-type="string">
            <text:p>LCD_SEG8</text:p>
          </table:table-cell>
          <table:table-cell/>
          <table:table-cell office:value-type="string" calcext:value-type="string">
            <text:p>SAI1_MCLK_B</text:p>
          </table:table-cell>
          <table:table-cell office:value-type="string" calcext:value-type="string">
            <text:p>TIM17_BKIN</text:p>
          </table:table-cell>
          <table:table-cell office:value-type="string" calcext:value-type="string">
            <text:p>EVENTOUT</text:p>
          </table:table-cell>
          <table:table-cell table:number-columns-repeated="3"/>
          <table:table-cell table:formula="of:=[.B136]" office:value-type="string" office:string-value="PB4" calcext:value-type="string">
            <text:p>PB4</text:p>
          </table:table-cell>
          <table:table-cell table:formula="of:=[.N136]&amp;IF(ISBLANK([.C136]);&quot;&quot;;&quot;/&quot;&amp;[.C136])" office:value-type="string" office:string-value="PB4/UART5_RTS_DE" calcext:value-type="string">
            <text:p>PB4/UART5_RTS_DE</text:p>
          </table:table-cell>
          <table:table-cell table:formula="of:=[.O136]&amp;IF(ISBLANK([.D136]);&quot;&quot;;&quot;/&quot;&amp;[.D136])" office:value-type="string" office:string-value="PB4/UART5_RTS_DE/TSC_G2_IO1" calcext:value-type="string">
            <text:p>PB4/UART5_RTS_DE/TSC_G2_IO1</text:p>
          </table:table-cell>
          <table:table-cell table:formula="of:=[.P136]&amp;IF(ISBLANK([.E136]);&quot;&quot;;&quot;/&quot;&amp;[.E136])" office:value-type="string" office:string-value="PB4/UART5_RTS_DE/TSC_G2_IO1" calcext:value-type="string">
            <text:p>PB4/UART5_RTS_DE/TSC_G2_IO1</text:p>
          </table:table-cell>
          <table:table-cell table:formula="of:=[.Q136]&amp;IF(ISBLANK([.F136]);&quot;&quot;;&quot;/&quot;&amp;[.F136])" office:value-type="string" office:string-value="PB4/UART5_RTS_DE/TSC_G2_IO1/LCD_SEG8" calcext:value-type="string">
            <text:p>PB4/UART5_RTS_DE/TSC_G2_IO1/LCD_SEG8</text:p>
          </table:table-cell>
          <table:table-cell table:formula="of:=[.R136]&amp;IF(ISBLANK([.G136]);&quot;&quot;;&quot;/&quot;&amp;[.G136])" office:value-type="string" office:string-value="PB4/UART5_RTS_DE/TSC_G2_IO1/LCD_SEG8" calcext:value-type="string">
            <text:p>PB4/UART5_RTS_DE/TSC_G2_IO1/LCD_SEG8</text:p>
          </table:table-cell>
          <table:table-cell table:formula="of:=[.S136]&amp;IF(ISBLANK([.H136]);&quot;&quot;;&quot;/&quot;&amp;[.H136])" office:value-type="string" office:string-value="PB4/UART5_RTS_DE/TSC_G2_IO1/LCD_SEG8/SAI1_MCLK_B" calcext:value-type="string">
            <text:p>PB4/UART5_RTS_DE/TSC_G2_IO1/LCD_SEG8/SAI1_MCLK_B</text:p>
          </table:table-cell>
          <table:table-cell table:formula="of:=[.T136]&amp;IF(ISBLANK([.I136]);&quot;&quot;;&quot;/&quot;&amp;[.I136])" office:value-type="string" office:string-value="PB4/UART5_RTS_DE/TSC_G2_IO1/LCD_SEG8/SAI1_MCLK_B/TIM17_BKIN" calcext:value-type="string">
            <text:p>PB4/UART5_RTS_DE/TSC_G2_IO1/LCD_SEG8/SAI1_MCLK_B/TIM17_BKIN</text:p>
          </table:table-cell>
          <table:table-cell table:formula="of:=[.U136]&amp;IF(ISBLANK([.J136]);&quot;&quot;;&quot;/&quot;&amp;[.J136])" office:value-type="string" office:string-value="PB4/UART5_RTS_DE/TSC_G2_IO1/LCD_SEG8/SAI1_MCLK_B/TIM17_BKIN/EVENTOUT" calcext:value-type="string">
            <text:p>PB4/UART5_RTS_DE/TSC_G2_IO1/LCD_SEG8/SAI1_MCLK_B/TIM17_BKIN/EVENTOUT</text:p>
          </table:table-cell>
          <table:table-cell table:formula="of:=[.V136]&amp;IF(ISBLANK([.K136]);&quot;&quot;;&quot;/&quot;&amp;[.K136])" office:value-type="string" office:string-value="PB4/UART5_RTS_DE/TSC_G2_IO1/LCD_SEG8/SAI1_MCLK_B/TIM17_BKIN/EVENTOUT" calcext:value-type="string">
            <text:p>PB4/UART5_RTS_DE/TSC_G2_IO1/LCD_SEG8/SAI1_MCLK_B/TIM17_BKIN/EVENTOUT</text:p>
          </table:table-cell>
        </table:table-row>
        <table:table-row table:style-name="ro1">
          <table:table-cell/>
          <table:table-cell office:value-type="string" calcext:value-type="string">
            <text:p>PB5</text:p>
          </table:table-cell>
          <table:table-cell office:value-type="string" calcext:value-type="string">
            <text:p>UART5_CTS</text:p>
          </table:table-cell>
          <table:table-cell office:value-type="string" calcext:value-type="string">
            <text:p>TSC_G2_IO2</text:p>
          </table:table-cell>
          <table:table-cell/>
          <table:table-cell office:value-type="string" calcext:value-type="string">
            <text:p>LCD_SEG9</text:p>
          </table:table-cell>
          <table:table-cell office:value-type="string" calcext:value-type="string">
            <text:p>COMP2_OUT</text:p>
          </table:table-cell>
          <table:table-cell office:value-type="string" calcext:value-type="string">
            <text:p>SAI1_SD_B</text:p>
          </table:table-cell>
          <table:table-cell office:value-type="string" calcext:value-type="string">
            <text:p>TIM16_BKIN</text:p>
          </table:table-cell>
          <table:table-cell office:value-type="string" calcext:value-type="string">
            <text:p>EVENTOUT</text:p>
          </table:table-cell>
          <table:table-cell table:number-columns-repeated="3"/>
          <table:table-cell table:formula="of:=[.B137]" office:value-type="string" office:string-value="PB5" calcext:value-type="string">
            <text:p>PB5</text:p>
          </table:table-cell>
          <table:table-cell table:formula="of:=[.N137]&amp;IF(ISBLANK([.C137]);&quot;&quot;;&quot;/&quot;&amp;[.C137])" office:value-type="string" office:string-value="PB5/UART5_CTS" calcext:value-type="string">
            <text:p>PB5/UART5_CTS</text:p>
          </table:table-cell>
          <table:table-cell table:formula="of:=[.O137]&amp;IF(ISBLANK([.D137]);&quot;&quot;;&quot;/&quot;&amp;[.D137])" office:value-type="string" office:string-value="PB5/UART5_CTS/TSC_G2_IO2" calcext:value-type="string">
            <text:p>PB5/UART5_CTS/TSC_G2_IO2</text:p>
          </table:table-cell>
          <table:table-cell table:formula="of:=[.P137]&amp;IF(ISBLANK([.E137]);&quot;&quot;;&quot;/&quot;&amp;[.E137])" office:value-type="string" office:string-value="PB5/UART5_CTS/TSC_G2_IO2" calcext:value-type="string">
            <text:p>PB5/UART5_CTS/TSC_G2_IO2</text:p>
          </table:table-cell>
          <table:table-cell table:formula="of:=[.Q137]&amp;IF(ISBLANK([.F137]);&quot;&quot;;&quot;/&quot;&amp;[.F137])" office:value-type="string" office:string-value="PB5/UART5_CTS/TSC_G2_IO2/LCD_SEG9" calcext:value-type="string">
            <text:p>PB5/UART5_CTS/TSC_G2_IO2/LCD_SEG9</text:p>
          </table:table-cell>
          <table:table-cell table:formula="of:=[.R137]&amp;IF(ISBLANK([.G137]);&quot;&quot;;&quot;/&quot;&amp;[.G137])" office:value-type="string" office:string-value="PB5/UART5_CTS/TSC_G2_IO2/LCD_SEG9/COMP2_OUT" calcext:value-type="string">
            <text:p>PB5/UART5_CTS/TSC_G2_IO2/LCD_SEG9/COMP2_OUT</text:p>
          </table:table-cell>
          <table:table-cell table:formula="of:=[.S137]&amp;IF(ISBLANK([.H137]);&quot;&quot;;&quot;/&quot;&amp;[.H137])" office:value-type="string" office:string-value="PB5/UART5_CTS/TSC_G2_IO2/LCD_SEG9/COMP2_OUT/SAI1_SD_B" calcext:value-type="string">
            <text:p>PB5/UART5_CTS/TSC_G2_IO2/LCD_SEG9/COMP2_OUT/SAI1_SD_B</text:p>
          </table:table-cell>
          <table:table-cell table:formula="of:=[.T137]&amp;IF(ISBLANK([.I137]);&quot;&quot;;&quot;/&quot;&amp;[.I137])" office:value-type="string" office:string-value="PB5/UART5_CTS/TSC_G2_IO2/LCD_SEG9/COMP2_OUT/SAI1_SD_B/TIM16_BKIN" calcext:value-type="string">
            <text:p>PB5/UART5_CTS/TSC_G2_IO2/LCD_SEG9/COMP2_OUT/SAI1_SD_B/TIM16_BKIN</text:p>
          </table:table-cell>
          <table:table-cell table:formula="of:=[.U137]&amp;IF(ISBLANK([.J137]);&quot;&quot;;&quot;/&quot;&amp;[.J137])" office:value-type="string" office:string-value="PB5/UART5_CTS/TSC_G2_IO2/LCD_SEG9/COMP2_OUT/SAI1_SD_B/TIM16_BKIN/EVENTOUT" calcext:value-type="string">
            <text:p>PB5/UART5_CTS/TSC_G2_IO2/LCD_SEG9/COMP2_OUT/SAI1_SD_B/TIM16_BKIN/EVENTOUT</text:p>
          </table:table-cell>
          <table:table-cell table:formula="of:=[.V137]&amp;IF(ISBLANK([.K137]);&quot;&quot;;&quot;/&quot;&amp;[.K137])" office:value-type="string" office:string-value="PB5/UART5_CTS/TSC_G2_IO2/LCD_SEG9/COMP2_OUT/SAI1_SD_B/TIM16_BKIN/EVENTOUT" calcext:value-type="string">
            <text:p>PB5/UART5_CTS/TSC_G2_IO2/LCD_SEG9/COMP2_OUT/SAI1_SD_B/TIM16_BKIN/EVENTOUT</text:p>
          </table:table-cell>
        </table:table-row>
        <table:table-row table:style-name="ro1">
          <table:table-cell/>
          <table:table-cell office:value-type="string" calcext:value-type="string">
            <text:p>PB6</text:p>
          </table:table-cell>
          <table:table-cell/>
          <table:table-cell office:value-type="string" calcext:value-type="string">
            <text:p>TSC_G2_IO3</text:p>
          </table:table-cell>
          <table:table-cell table:number-columns-repeated="2"/>
          <table:table-cell office:value-type="string" calcext:value-type="string">
            <text:p>TIM8_BKIN2_COMP2</text:p>
          </table:table-cell>
          <table:table-cell office:value-type="string" calcext:value-type="string">
            <text:p>SAI1_FS_B</text:p>
          </table:table-cell>
          <table:table-cell office:value-type="string" calcext:value-type="string">
            <text:p>TIM16_CH1N</text:p>
          </table:table-cell>
          <table:table-cell office:value-type="string" calcext:value-type="string">
            <text:p>EVENTOUT</text:p>
          </table:table-cell>
          <table:table-cell table:number-columns-repeated="3"/>
          <table:table-cell table:formula="of:=[.B138]" office:value-type="string" office:string-value="PB6" calcext:value-type="string">
            <text:p>PB6</text:p>
          </table:table-cell>
          <table:table-cell table:formula="of:=[.N138]&amp;IF(ISBLANK([.C138]);&quot;&quot;;&quot;/&quot;&amp;[.C138])" office:value-type="string" office:string-value="PB6" calcext:value-type="string">
            <text:p>PB6</text:p>
          </table:table-cell>
          <table:table-cell table:formula="of:=[.O138]&amp;IF(ISBLANK([.D138]);&quot;&quot;;&quot;/&quot;&amp;[.D138])" office:value-type="string" office:string-value="PB6/TSC_G2_IO3" calcext:value-type="string">
            <text:p>PB6/TSC_G2_IO3</text:p>
          </table:table-cell>
          <table:table-cell table:formula="of:=[.P138]&amp;IF(ISBLANK([.E138]);&quot;&quot;;&quot;/&quot;&amp;[.E138])" office:value-type="string" office:string-value="PB6/TSC_G2_IO3" calcext:value-type="string">
            <text:p>PB6/TSC_G2_IO3</text:p>
          </table:table-cell>
          <table:table-cell table:formula="of:=[.Q138]&amp;IF(ISBLANK([.F138]);&quot;&quot;;&quot;/&quot;&amp;[.F138])" office:value-type="string" office:string-value="PB6/TSC_G2_IO3" calcext:value-type="string">
            <text:p>PB6/TSC_G2_IO3</text:p>
          </table:table-cell>
          <table:table-cell table:formula="of:=[.R138]&amp;IF(ISBLANK([.G138]);&quot;&quot;;&quot;/&quot;&amp;[.G138])" office:value-type="string" office:string-value="PB6/TSC_G2_IO3/TIM8_BKIN2_COMP2" calcext:value-type="string">
            <text:p>PB6/TSC_G2_IO3/TIM8_BKIN2_COMP2</text:p>
          </table:table-cell>
          <table:table-cell table:formula="of:=[.S138]&amp;IF(ISBLANK([.H138]);&quot;&quot;;&quot;/&quot;&amp;[.H138])" office:value-type="string" office:string-value="PB6/TSC_G2_IO3/TIM8_BKIN2_COMP2/SAI1_FS_B" calcext:value-type="string">
            <text:p>PB6/TSC_G2_IO3/TIM8_BKIN2_COMP2/SAI1_FS_B</text:p>
          </table:table-cell>
          <table:table-cell table:formula="of:=[.T138]&amp;IF(ISBLANK([.I138]);&quot;&quot;;&quot;/&quot;&amp;[.I138])" office:value-type="string" office:string-value="PB6/TSC_G2_IO3/TIM8_BKIN2_COMP2/SAI1_FS_B/TIM16_CH1N" calcext:value-type="string">
            <text:p>PB6/TSC_G2_IO3/TIM8_BKIN2_COMP2/SAI1_FS_B/TIM16_CH1N</text:p>
          </table:table-cell>
          <table:table-cell table:formula="of:=[.U138]&amp;IF(ISBLANK([.J138]);&quot;&quot;;&quot;/&quot;&amp;[.J138])" office:value-type="string" office:string-value="PB6/TSC_G2_IO3/TIM8_BKIN2_COMP2/SAI1_FS_B/TIM16_CH1N/EVENTOUT" calcext:value-type="string">
            <text:p>PB6/TSC_G2_IO3/TIM8_BKIN2_COMP2/SAI1_FS_B/TIM16_CH1N/EVENTOUT</text:p>
          </table:table-cell>
          <table:table-cell table:formula="of:=[.V138]&amp;IF(ISBLANK([.K138]);&quot;&quot;;&quot;/&quot;&amp;[.K138])" office:value-type="string" office:string-value="PB6/TSC_G2_IO3/TIM8_BKIN2_COMP2/SAI1_FS_B/TIM16_CH1N/EVENTOUT" calcext:value-type="string">
            <text:p>PB6/TSC_G2_IO3/TIM8_BKIN2_COMP2/SAI1_FS_B/TIM16_CH1N/EVENTOUT</text:p>
          </table:table-cell>
        </table:table-row>
        <table:table-row table:style-name="ro1">
          <table:table-cell/>
          <table:table-cell office:value-type="string" calcext:value-type="string">
            <text:p>PB7</text:p>
          </table:table-cell>
          <table:table-cell office:value-type="string" calcext:value-type="string">
            <text:p>UART4_CTS</text:p>
          </table:table-cell>
          <table:table-cell office:value-type="string" calcext:value-type="string">
            <text:p>TSC_G2_IO4</text:p>
          </table:table-cell>
          <table:table-cell/>
          <table:table-cell office:value-type="string" calcext:value-type="string">
            <text:p>LCD_SEG21</text:p>
          </table:table-cell>
          <table:table-cell office:value-type="string" calcext:value-type="string">
            <text:p>FMC_NL</text:p>
          </table:table-cell>
          <table:table-cell office:value-type="string" calcext:value-type="string">
            <text:p>TIM8_BKIN_COMP1</text:p>
          </table:table-cell>
          <table:table-cell office:value-type="string" calcext:value-type="string">
            <text:p>TIM17_CH1N</text:p>
          </table:table-cell>
          <table:table-cell office:value-type="string" calcext:value-type="string">
            <text:p>EVENTOUT</text:p>
          </table:table-cell>
          <table:table-cell table:number-columns-repeated="3"/>
          <table:table-cell table:formula="of:=[.B139]" office:value-type="string" office:string-value="PB7" calcext:value-type="string">
            <text:p>PB7</text:p>
          </table:table-cell>
          <table:table-cell table:formula="of:=[.N139]&amp;IF(ISBLANK([.C139]);&quot;&quot;;&quot;/&quot;&amp;[.C139])" office:value-type="string" office:string-value="PB7/UART4_CTS" calcext:value-type="string">
            <text:p>PB7/UART4_CTS</text:p>
          </table:table-cell>
          <table:table-cell table:formula="of:=[.O139]&amp;IF(ISBLANK([.D139]);&quot;&quot;;&quot;/&quot;&amp;[.D139])" office:value-type="string" office:string-value="PB7/UART4_CTS/TSC_G2_IO4" calcext:value-type="string">
            <text:p>PB7/UART4_CTS/TSC_G2_IO4</text:p>
          </table:table-cell>
          <table:table-cell table:formula="of:=[.P139]&amp;IF(ISBLANK([.E139]);&quot;&quot;;&quot;/&quot;&amp;[.E139])" office:value-type="string" office:string-value="PB7/UART4_CTS/TSC_G2_IO4" calcext:value-type="string">
            <text:p>PB7/UART4_CTS/TSC_G2_IO4</text:p>
          </table:table-cell>
          <table:table-cell table:formula="of:=[.Q139]&amp;IF(ISBLANK([.F139]);&quot;&quot;;&quot;/&quot;&amp;[.F139])" office:value-type="string" office:string-value="PB7/UART4_CTS/TSC_G2_IO4/LCD_SEG21" calcext:value-type="string">
            <text:p>PB7/UART4_CTS/TSC_G2_IO4/LCD_SEG21</text:p>
          </table:table-cell>
          <table:table-cell table:formula="of:=[.R139]&amp;IF(ISBLANK([.G139]);&quot;&quot;;&quot;/&quot;&amp;[.G139])" office:value-type="string" office:string-value="PB7/UART4_CTS/TSC_G2_IO4/LCD_SEG21/FMC_NL" calcext:value-type="string">
            <text:p>PB7/UART4_CTS/TSC_G2_IO4/LCD_SEG21/FMC_NL</text:p>
          </table:table-cell>
          <table:table-cell table:formula="of:=[.S139]&amp;IF(ISBLANK([.H139]);&quot;&quot;;&quot;/&quot;&amp;[.H139])" office:value-type="string" office:string-value="PB7/UART4_CTS/TSC_G2_IO4/LCD_SEG21/FMC_NL/TIM8_BKIN_COMP1" calcext:value-type="string">
            <text:p>PB7/UART4_CTS/TSC_G2_IO4/LCD_SEG21/FMC_NL/TIM8_BKIN_COMP1</text:p>
          </table:table-cell>
          <table:table-cell table:formula="of:=[.T139]&amp;IF(ISBLANK([.I139]);&quot;&quot;;&quot;/&quot;&amp;[.I139])" office:value-type="string" office:string-value="PB7/UART4_CTS/TSC_G2_IO4/LCD_SEG21/FMC_NL/TIM8_BKIN_COMP1/TIM17_CH1N" calcext:value-type="string">
            <text:p>PB7/UART4_CTS/TSC_G2_IO4/LCD_SEG21/FMC_NL/TIM8_BKIN_COMP1/TIM17_CH1N</text:p>
          </table:table-cell>
          <table:table-cell table:formula="of:=[.U139]&amp;IF(ISBLANK([.J139]);&quot;&quot;;&quot;/&quot;&amp;[.J139])" office:value-type="string" office:string-value="PB7/UART4_CTS/TSC_G2_IO4/LCD_SEG21/FMC_NL/TIM8_BKIN_COMP1/TIM17_CH1N/EVENTOUT" calcext:value-type="string">
            <text:p>PB7/UART4_CTS/TSC_G2_IO4/LCD_SEG21/FMC_NL/TIM8_BKIN_COMP1/TIM17_CH1N/EVENTOUT</text:p>
          </table:table-cell>
          <table:table-cell table:formula="of:=[.V139]&amp;IF(ISBLANK([.K139]);&quot;&quot;;&quot;/&quot;&amp;[.K139])" office:value-type="string" office:string-value="PB7/UART4_CTS/TSC_G2_IO4/LCD_SEG21/FMC_NL/TIM8_BKIN_COMP1/TIM17_CH1N/EVENTOUT" calcext:value-type="string">
            <text:p>PB7/UART4_CTS/TSC_G2_IO4/LCD_SEG21/FMC_NL/TIM8_BKIN_COMP1/TIM17_CH1N/EVENTOUT</text:p>
          </table:table-cell>
        </table:table-row>
        <table:table-row table:style-name="ro1">
          <table:table-cell/>
          <table:table-cell office:value-type="string" calcext:value-type="string">
            <text:p>PB8</text:p>
          </table:table-cell>
          <table:table-cell/>
          <table:table-cell office:value-type="string" calcext:value-type="string">
            <text:p>CAN1_RX</text:p>
          </table:table-cell>
          <table:table-cell/>
          <table:table-cell office:value-type="string" calcext:value-type="string">
            <text:p>LCD_SEG16</text:p>
          </table:table-cell>
          <table:table-cell office:value-type="string" calcext:value-type="string">
            <text:p>SDMMC1_D4</text:p>
          </table:table-cell>
          <table:table-cell office:value-type="string" calcext:value-type="string">
            <text:p>SAI1_MCLK_A</text:p>
          </table:table-cell>
          <table:table-cell office:value-type="string" calcext:value-type="string">
            <text:p>TIM16_CH1</text:p>
          </table:table-cell>
          <table:table-cell office:value-type="string" calcext:value-type="string">
            <text:p>EVENTOUT</text:p>
          </table:table-cell>
          <table:table-cell table:number-columns-repeated="3"/>
          <table:table-cell table:formula="of:=[.B140]" office:value-type="string" office:string-value="PB8" calcext:value-type="string">
            <text:p>PB8</text:p>
          </table:table-cell>
          <table:table-cell table:formula="of:=[.N140]&amp;IF(ISBLANK([.C140]);&quot;&quot;;&quot;/&quot;&amp;[.C140])" office:value-type="string" office:string-value="PB8" calcext:value-type="string">
            <text:p>PB8</text:p>
          </table:table-cell>
          <table:table-cell table:formula="of:=[.O140]&amp;IF(ISBLANK([.D140]);&quot;&quot;;&quot;/&quot;&amp;[.D140])" office:value-type="string" office:string-value="PB8/CAN1_RX" calcext:value-type="string">
            <text:p>PB8/CAN1_RX</text:p>
          </table:table-cell>
          <table:table-cell table:formula="of:=[.P140]&amp;IF(ISBLANK([.E140]);&quot;&quot;;&quot;/&quot;&amp;[.E140])" office:value-type="string" office:string-value="PB8/CAN1_RX" calcext:value-type="string">
            <text:p>PB8/CAN1_RX</text:p>
          </table:table-cell>
          <table:table-cell table:formula="of:=[.Q140]&amp;IF(ISBLANK([.F140]);&quot;&quot;;&quot;/&quot;&amp;[.F140])" office:value-type="string" office:string-value="PB8/CAN1_RX/LCD_SEG16" calcext:value-type="string">
            <text:p>PB8/CAN1_RX/LCD_SEG16</text:p>
          </table:table-cell>
          <table:table-cell table:formula="of:=[.R140]&amp;IF(ISBLANK([.G140]);&quot;&quot;;&quot;/&quot;&amp;[.G140])" office:value-type="string" office:string-value="PB8/CAN1_RX/LCD_SEG16/SDMMC1_D4" calcext:value-type="string">
            <text:p>PB8/CAN1_RX/LCD_SEG16/SDMMC1_D4</text:p>
          </table:table-cell>
          <table:table-cell table:formula="of:=[.S140]&amp;IF(ISBLANK([.H140]);&quot;&quot;;&quot;/&quot;&amp;[.H140])" office:value-type="string" office:string-value="PB8/CAN1_RX/LCD_SEG16/SDMMC1_D4/SAI1_MCLK_A" calcext:value-type="string">
            <text:p>PB8/CAN1_RX/LCD_SEG16/SDMMC1_D4/SAI1_MCLK_A</text:p>
          </table:table-cell>
          <table:table-cell table:formula="of:=[.T140]&amp;IF(ISBLANK([.I140]);&quot;&quot;;&quot;/&quot;&amp;[.I140])" office:value-type="string" office:string-value="PB8/CAN1_RX/LCD_SEG16/SDMMC1_D4/SAI1_MCLK_A/TIM16_CH1" calcext:value-type="string">
            <text:p>PB8/CAN1_RX/LCD_SEG16/SDMMC1_D4/SAI1_MCLK_A/TIM16_CH1</text:p>
          </table:table-cell>
          <table:table-cell table:formula="of:=[.U140]&amp;IF(ISBLANK([.J140]);&quot;&quot;;&quot;/&quot;&amp;[.J140])" office:value-type="string" office:string-value="PB8/CAN1_RX/LCD_SEG16/SDMMC1_D4/SAI1_MCLK_A/TIM16_CH1/EVENTOUT" calcext:value-type="string">
            <text:p>PB8/CAN1_RX/LCD_SEG16/SDMMC1_D4/SAI1_MCLK_A/TIM16_CH1/EVENTOUT</text:p>
          </table:table-cell>
          <table:table-cell table:formula="of:=[.V140]&amp;IF(ISBLANK([.K140]);&quot;&quot;;&quot;/&quot;&amp;[.K140])" office:value-type="string" office:string-value="PB8/CAN1_RX/LCD_SEG16/SDMMC1_D4/SAI1_MCLK_A/TIM16_CH1/EVENTOUT" calcext:value-type="string">
            <text:p>PB8/CAN1_RX/LCD_SEG16/SDMMC1_D4/SAI1_MCLK_A/TIM16_CH1/EVENTOUT</text:p>
          </table:table-cell>
        </table:table-row>
        <table:table-row table:style-name="ro1">
          <table:table-cell/>
          <table:table-cell office:value-type="string" calcext:value-type="string">
            <text:p>PB9</text:p>
          </table:table-cell>
          <table:table-cell/>
          <table:table-cell office:value-type="string" calcext:value-type="string">
            <text:p>CAN1_TX</text:p>
          </table:table-cell>
          <table:table-cell/>
          <table:table-cell office:value-type="string" calcext:value-type="string">
            <text:p>LCD_COM3</text:p>
          </table:table-cell>
          <table:table-cell office:value-type="string" calcext:value-type="string">
            <text:p>SDMMC1_D5</text:p>
          </table:table-cell>
          <table:table-cell office:value-type="string" calcext:value-type="string">
            <text:p>SAI1_FS_A</text:p>
          </table:table-cell>
          <table:table-cell office:value-type="string" calcext:value-type="string">
            <text:p>TIM17_CH1</text:p>
          </table:table-cell>
          <table:table-cell office:value-type="string" calcext:value-type="string">
            <text:p>EVENTOUT</text:p>
          </table:table-cell>
          <table:table-cell table:number-columns-repeated="3"/>
          <table:table-cell table:formula="of:=[.B141]" office:value-type="string" office:string-value="PB9" calcext:value-type="string">
            <text:p>PB9</text:p>
          </table:table-cell>
          <table:table-cell table:formula="of:=[.N141]&amp;IF(ISBLANK([.C141]);&quot;&quot;;&quot;/&quot;&amp;[.C141])" office:value-type="string" office:string-value="PB9" calcext:value-type="string">
            <text:p>PB9</text:p>
          </table:table-cell>
          <table:table-cell table:formula="of:=[.O141]&amp;IF(ISBLANK([.D141]);&quot;&quot;;&quot;/&quot;&amp;[.D141])" office:value-type="string" office:string-value="PB9/CAN1_TX" calcext:value-type="string">
            <text:p>PB9/CAN1_TX</text:p>
          </table:table-cell>
          <table:table-cell table:formula="of:=[.P141]&amp;IF(ISBLANK([.E141]);&quot;&quot;;&quot;/&quot;&amp;[.E141])" office:value-type="string" office:string-value="PB9/CAN1_TX" calcext:value-type="string">
            <text:p>PB9/CAN1_TX</text:p>
          </table:table-cell>
          <table:table-cell table:formula="of:=[.Q141]&amp;IF(ISBLANK([.F141]);&quot;&quot;;&quot;/&quot;&amp;[.F141])" office:value-type="string" office:string-value="PB9/CAN1_TX/LCD_COM3" calcext:value-type="string">
            <text:p>PB9/CAN1_TX/LCD_COM3</text:p>
          </table:table-cell>
          <table:table-cell table:formula="of:=[.R141]&amp;IF(ISBLANK([.G141]);&quot;&quot;;&quot;/&quot;&amp;[.G141])" office:value-type="string" office:string-value="PB9/CAN1_TX/LCD_COM3/SDMMC1_D5" calcext:value-type="string">
            <text:p>PB9/CAN1_TX/LCD_COM3/SDMMC1_D5</text:p>
          </table:table-cell>
          <table:table-cell table:formula="of:=[.S141]&amp;IF(ISBLANK([.H141]);&quot;&quot;;&quot;/&quot;&amp;[.H141])" office:value-type="string" office:string-value="PB9/CAN1_TX/LCD_COM3/SDMMC1_D5/SAI1_FS_A" calcext:value-type="string">
            <text:p>PB9/CAN1_TX/LCD_COM3/SDMMC1_D5/SAI1_FS_A</text:p>
          </table:table-cell>
          <table:table-cell table:formula="of:=[.T141]&amp;IF(ISBLANK([.I141]);&quot;&quot;;&quot;/&quot;&amp;[.I141])" office:value-type="string" office:string-value="PB9/CAN1_TX/LCD_COM3/SDMMC1_D5/SAI1_FS_A/TIM17_CH1" calcext:value-type="string">
            <text:p>PB9/CAN1_TX/LCD_COM3/SDMMC1_D5/SAI1_FS_A/TIM17_CH1</text:p>
          </table:table-cell>
          <table:table-cell table:formula="of:=[.U141]&amp;IF(ISBLANK([.J141]);&quot;&quot;;&quot;/&quot;&amp;[.J141])" office:value-type="string" office:string-value="PB9/CAN1_TX/LCD_COM3/SDMMC1_D5/SAI1_FS_A/TIM17_CH1/EVENTOUT" calcext:value-type="string">
            <text:p>PB9/CAN1_TX/LCD_COM3/SDMMC1_D5/SAI1_FS_A/TIM17_CH1/EVENTOUT</text:p>
          </table:table-cell>
          <table:table-cell table:formula="of:=[.V141]&amp;IF(ISBLANK([.K141]);&quot;&quot;;&quot;/&quot;&amp;[.K141])" office:value-type="string" office:string-value="PB9/CAN1_TX/LCD_COM3/SDMMC1_D5/SAI1_FS_A/TIM17_CH1/EVENTOUT" calcext:value-type="string">
            <text:p>PB9/CAN1_TX/LCD_COM3/SDMMC1_D5/SAI1_FS_A/TIM17_CH1/EVENTOUT</text:p>
          </table:table-cell>
        </table:table-row>
        <table:table-row table:style-name="ro1">
          <table:table-cell/>
          <table:table-cell office:value-type="string" calcext:value-type="string">
            <text:p>PB10</text:p>
          </table:table-cell>
          <table:table-cell office:value-type="string" calcext:value-type="string">
            <text:p>LPUART1_RX</text:p>
          </table:table-cell>
          <table:table-cell/>
          <table:table-cell office:value-type="string" calcext:value-type="string">
            <text:p>QUADSPI_CLK</text:p>
          </table:table-cell>
          <table:table-cell office:value-type="string" calcext:value-type="string">
            <text:p>LCD_SEG10</text:p>
          </table:table-cell>
          <table:table-cell office:value-type="string" calcext:value-type="string">
            <text:p>COMP1_OUT</text:p>
          </table:table-cell>
          <table:table-cell office:value-type="string" calcext:value-type="string">
            <text:p>SAI1_SCK_A</text:p>
          </table:table-cell>
          <table:table-cell/>
          <table:table-cell office:value-type="string" calcext:value-type="string">
            <text:p>EVENTOUT</text:p>
          </table:table-cell>
          <table:table-cell table:number-columns-repeated="3"/>
          <table:table-cell table:formula="of:=[.B142]" office:value-type="string" office:string-value="PB10" calcext:value-type="string">
            <text:p>PB10</text:p>
          </table:table-cell>
          <table:table-cell table:formula="of:=[.N142]&amp;IF(ISBLANK([.C142]);&quot;&quot;;&quot;/&quot;&amp;[.C142])" office:value-type="string" office:string-value="PB10/LPUART1_RX" calcext:value-type="string">
            <text:p>PB10/LPUART1_RX</text:p>
          </table:table-cell>
          <table:table-cell table:formula="of:=[.O142]&amp;IF(ISBLANK([.D142]);&quot;&quot;;&quot;/&quot;&amp;[.D142])" office:value-type="string" office:string-value="PB10/LPUART1_RX" calcext:value-type="string">
            <text:p>PB10/LPUART1_RX</text:p>
          </table:table-cell>
          <table:table-cell table:formula="of:=[.P142]&amp;IF(ISBLANK([.E142]);&quot;&quot;;&quot;/&quot;&amp;[.E142])" office:value-type="string" office:string-value="PB10/LPUART1_RX/QUADSPI_CLK" calcext:value-type="string">
            <text:p>PB10/LPUART1_RX/QUADSPI_CLK</text:p>
          </table:table-cell>
          <table:table-cell table:formula="of:=[.Q142]&amp;IF(ISBLANK([.F142]);&quot;&quot;;&quot;/&quot;&amp;[.F142])" office:value-type="string" office:string-value="PB10/LPUART1_RX/QUADSPI_CLK/LCD_SEG10" calcext:value-type="string">
            <text:p>PB10/LPUART1_RX/QUADSPI_CLK/LCD_SEG10</text:p>
          </table:table-cell>
          <table:table-cell table:formula="of:=[.R142]&amp;IF(ISBLANK([.G142]);&quot;&quot;;&quot;/&quot;&amp;[.G142])" office:value-type="string" office:string-value="PB10/LPUART1_RX/QUADSPI_CLK/LCD_SEG10/COMP1_OUT" calcext:value-type="string">
            <text:p>PB10/LPUART1_RX/QUADSPI_CLK/LCD_SEG10/COMP1_OUT</text:p>
          </table:table-cell>
          <table:table-cell table:formula="of:=[.S142]&amp;IF(ISBLANK([.H142]);&quot;&quot;;&quot;/&quot;&amp;[.H142])" office:value-type="string" office:string-value="PB10/LPUART1_RX/QUADSPI_CLK/LCD_SEG10/COMP1_OUT/SAI1_SCK_A" calcext:value-type="string">
            <text:p>PB10/LPUART1_RX/QUADSPI_CLK/LCD_SEG10/COMP1_OUT/SAI1_SCK_A</text:p>
          </table:table-cell>
          <table:table-cell table:formula="of:=[.T142]&amp;IF(ISBLANK([.I142]);&quot;&quot;;&quot;/&quot;&amp;[.I142])" office:value-type="string" office:string-value="PB10/LPUART1_RX/QUADSPI_CLK/LCD_SEG10/COMP1_OUT/SAI1_SCK_A" calcext:value-type="string">
            <text:p>PB10/LPUART1_RX/QUADSPI_CLK/LCD_SEG10/COMP1_OUT/SAI1_SCK_A</text:p>
          </table:table-cell>
          <table:table-cell table:formula="of:=[.U142]&amp;IF(ISBLANK([.J142]);&quot;&quot;;&quot;/&quot;&amp;[.J142])" office:value-type="string" office:string-value="PB10/LPUART1_RX/QUADSPI_CLK/LCD_SEG10/COMP1_OUT/SAI1_SCK_A/EVENTOUT" calcext:value-type="string">
            <text:p>PB10/LPUART1_RX/QUADSPI_CLK/LCD_SEG10/COMP1_OUT/SAI1_SCK_A/EVENTOUT</text:p>
          </table:table-cell>
          <table:table-cell table:formula="of:=[.V142]&amp;IF(ISBLANK([.K142]);&quot;&quot;;&quot;/&quot;&amp;[.K142])" office:value-type="string" office:string-value="PB10/LPUART1_RX/QUADSPI_CLK/LCD_SEG10/COMP1_OUT/SAI1_SCK_A/EVENTOUT" calcext:value-type="string">
            <text:p>PB10/LPUART1_RX/QUADSPI_CLK/LCD_SEG10/COMP1_OUT/SAI1_SCK_A/EVENTOUT</text:p>
          </table:table-cell>
        </table:table-row>
        <table:table-row table:style-name="ro1">
          <table:table-cell/>
          <table:table-cell office:value-type="string" calcext:value-type="string">
            <text:p>PB11</text:p>
          </table:table-cell>
          <table:table-cell office:value-type="string" calcext:value-type="string">
            <text:p>LPUART1_TX</text:p>
          </table:table-cell>
          <table:table-cell/>
          <table:table-cell office:value-type="string" calcext:value-type="string">
            <text:p>QUADSPI_NCS</text:p>
          </table:table-cell>
          <table:table-cell office:value-type="string" calcext:value-type="string">
            <text:p>LCD_SEG11</text:p>
          </table:table-cell>
          <table:table-cell office:value-type="string" calcext:value-type="string">
            <text:p>COMP2_OUT</text:p>
          </table:table-cell>
          <table:table-cell table:number-columns-repeated="2"/>
          <table:table-cell office:value-type="string" calcext:value-type="string">
            <text:p>EVENTOUT</text:p>
          </table:table-cell>
          <table:table-cell table:number-columns-repeated="3"/>
          <table:table-cell table:formula="of:=[.B143]" office:value-type="string" office:string-value="PB11" calcext:value-type="string">
            <text:p>PB11</text:p>
          </table:table-cell>
          <table:table-cell table:formula="of:=[.N143]&amp;IF(ISBLANK([.C143]);&quot;&quot;;&quot;/&quot;&amp;[.C143])" office:value-type="string" office:string-value="PB11/LPUART1_TX" calcext:value-type="string">
            <text:p>PB11/LPUART1_TX</text:p>
          </table:table-cell>
          <table:table-cell table:formula="of:=[.O143]&amp;IF(ISBLANK([.D143]);&quot;&quot;;&quot;/&quot;&amp;[.D143])" office:value-type="string" office:string-value="PB11/LPUART1_TX" calcext:value-type="string">
            <text:p>PB11/LPUART1_TX</text:p>
          </table:table-cell>
          <table:table-cell table:formula="of:=[.P143]&amp;IF(ISBLANK([.E143]);&quot;&quot;;&quot;/&quot;&amp;[.E143])" office:value-type="string" office:string-value="PB11/LPUART1_TX/QUADSPI_NCS" calcext:value-type="string">
            <text:p>PB11/LPUART1_TX/QUADSPI_NCS</text:p>
          </table:table-cell>
          <table:table-cell table:formula="of:=[.Q143]&amp;IF(ISBLANK([.F143]);&quot;&quot;;&quot;/&quot;&amp;[.F143])" office:value-type="string" office:string-value="PB11/LPUART1_TX/QUADSPI_NCS/LCD_SEG11" calcext:value-type="string">
            <text:p>PB11/LPUART1_TX/QUADSPI_NCS/LCD_SEG11</text:p>
          </table:table-cell>
          <table:table-cell table:formula="of:=[.R143]&amp;IF(ISBLANK([.G143]);&quot;&quot;;&quot;/&quot;&amp;[.G143])" office:value-type="string" office:string-value="PB11/LPUART1_TX/QUADSPI_NCS/LCD_SEG11/COMP2_OUT" calcext:value-type="string">
            <text:p>PB11/LPUART1_TX/QUADSPI_NCS/LCD_SEG11/COMP2_OUT</text:p>
          </table:table-cell>
          <table:table-cell table:formula="of:=[.S143]&amp;IF(ISBLANK([.H143]);&quot;&quot;;&quot;/&quot;&amp;[.H143])" office:value-type="string" office:string-value="PB11/LPUART1_TX/QUADSPI_NCS/LCD_SEG11/COMP2_OUT" calcext:value-type="string">
            <text:p>PB11/LPUART1_TX/QUADSPI_NCS/LCD_SEG11/COMP2_OUT</text:p>
          </table:table-cell>
          <table:table-cell table:formula="of:=[.T143]&amp;IF(ISBLANK([.I143]);&quot;&quot;;&quot;/&quot;&amp;[.I143])" office:value-type="string" office:string-value="PB11/LPUART1_TX/QUADSPI_NCS/LCD_SEG11/COMP2_OUT" calcext:value-type="string">
            <text:p>PB11/LPUART1_TX/QUADSPI_NCS/LCD_SEG11/COMP2_OUT</text:p>
          </table:table-cell>
          <table:table-cell table:formula="of:=[.U143]&amp;IF(ISBLANK([.J143]);&quot;&quot;;&quot;/&quot;&amp;[.J143])" office:value-type="string" office:string-value="PB11/LPUART1_TX/QUADSPI_NCS/LCD_SEG11/COMP2_OUT/EVENTOUT" calcext:value-type="string">
            <text:p>PB11/LPUART1_TX/QUADSPI_NCS/LCD_SEG11/COMP2_OUT/EVENTOUT</text:p>
          </table:table-cell>
          <table:table-cell table:formula="of:=[.V143]&amp;IF(ISBLANK([.K143]);&quot;&quot;;&quot;/&quot;&amp;[.K143])" office:value-type="string" office:string-value="PB11/LPUART1_TX/QUADSPI_NCS/LCD_SEG11/COMP2_OUT/EVENTOUT" calcext:value-type="string">
            <text:p>PB11/LPUART1_TX/QUADSPI_NCS/LCD_SEG11/COMP2_OUT/EVENTOUT</text:p>
          </table:table-cell>
        </table:table-row>
        <table:table-row table:style-name="ro1">
          <table:table-cell/>
          <table:table-cell office:value-type="string" calcext:value-type="string">
            <text:p>PB12</text:p>
          </table:table-cell>
          <table:table-cell office:value-type="string" calcext:value-type="string">
            <text:p>LPUART1_RTS_DE</text:p>
          </table:table-cell>
          <table:table-cell office:value-type="string" calcext:value-type="string">
            <text:p>TSC_G1_IO1</text:p>
          </table:table-cell>
          <table:table-cell/>
          <table:table-cell office:value-type="string" calcext:value-type="string">
            <text:p>LCD_SEG12</text:p>
          </table:table-cell>
          <table:table-cell office:value-type="string" calcext:value-type="string">
            <text:p>SWPMI1_IO</text:p>
          </table:table-cell>
          <table:table-cell office:value-type="string" calcext:value-type="string">
            <text:p>SAI2_FS_A</text:p>
          </table:table-cell>
          <table:table-cell office:value-type="string" calcext:value-type="string">
            <text:p>TIM15_BKIN</text:p>
          </table:table-cell>
          <table:table-cell office:value-type="string" calcext:value-type="string">
            <text:p>EVENTOUT</text:p>
          </table:table-cell>
          <table:table-cell table:number-columns-repeated="3"/>
          <table:table-cell table:formula="of:=[.B144]" office:value-type="string" office:string-value="PB12" calcext:value-type="string">
            <text:p>PB12</text:p>
          </table:table-cell>
          <table:table-cell table:formula="of:=[.N144]&amp;IF(ISBLANK([.C144]);&quot;&quot;;&quot;/&quot;&amp;[.C144])" office:value-type="string" office:string-value="PB12/LPUART1_RTS_DE" calcext:value-type="string">
            <text:p>PB12/LPUART1_RTS_DE</text:p>
          </table:table-cell>
          <table:table-cell table:formula="of:=[.O144]&amp;IF(ISBLANK([.D144]);&quot;&quot;;&quot;/&quot;&amp;[.D144])" office:value-type="string" office:string-value="PB12/LPUART1_RTS_DE/TSC_G1_IO1" calcext:value-type="string">
            <text:p>PB12/LPUART1_RTS_DE/TSC_G1_IO1</text:p>
          </table:table-cell>
          <table:table-cell table:formula="of:=[.P144]&amp;IF(ISBLANK([.E144]);&quot;&quot;;&quot;/&quot;&amp;[.E144])" office:value-type="string" office:string-value="PB12/LPUART1_RTS_DE/TSC_G1_IO1" calcext:value-type="string">
            <text:p>PB12/LPUART1_RTS_DE/TSC_G1_IO1</text:p>
          </table:table-cell>
          <table:table-cell table:formula="of:=[.Q144]&amp;IF(ISBLANK([.F144]);&quot;&quot;;&quot;/&quot;&amp;[.F144])" office:value-type="string" office:string-value="PB12/LPUART1_RTS_DE/TSC_G1_IO1/LCD_SEG12" calcext:value-type="string">
            <text:p>PB12/LPUART1_RTS_DE/TSC_G1_IO1/LCD_SEG12</text:p>
          </table:table-cell>
          <table:table-cell table:formula="of:=[.R144]&amp;IF(ISBLANK([.G144]);&quot;&quot;;&quot;/&quot;&amp;[.G144])" office:value-type="string" office:string-value="PB12/LPUART1_RTS_DE/TSC_G1_IO1/LCD_SEG12/SWPMI1_IO" calcext:value-type="string">
            <text:p>PB12/LPUART1_RTS_DE/TSC_G1_IO1/LCD_SEG12/SWPMI1_IO</text:p>
          </table:table-cell>
          <table:table-cell table:formula="of:=[.S144]&amp;IF(ISBLANK([.H144]);&quot;&quot;;&quot;/&quot;&amp;[.H144])" office:value-type="string" office:string-value="PB12/LPUART1_RTS_DE/TSC_G1_IO1/LCD_SEG12/SWPMI1_IO/SAI2_FS_A" calcext:value-type="string">
            <text:p>PB12/LPUART1_RTS_DE/TSC_G1_IO1/LCD_SEG12/SWPMI1_IO/SAI2_FS_A</text:p>
          </table:table-cell>
          <table:table-cell table:formula="of:=[.T144]&amp;IF(ISBLANK([.I144]);&quot;&quot;;&quot;/&quot;&amp;[.I144])" office:value-type="string" office:string-value="PB12/LPUART1_RTS_DE/TSC_G1_IO1/LCD_SEG12/SWPMI1_IO/SAI2_FS_A/TIM15_BKIN" calcext:value-type="string">
            <text:p>PB12/LPUART1_RTS_DE/TSC_G1_IO1/LCD_SEG12/SWPMI1_IO/SAI2_FS_A/TIM15_BKIN</text:p>
          </table:table-cell>
          <table:table-cell table:formula="of:=[.U144]&amp;IF(ISBLANK([.J144]);&quot;&quot;;&quot;/&quot;&amp;[.J144])" office:value-type="string" office:string-value="PB12/LPUART1_RTS_DE/TSC_G1_IO1/LCD_SEG12/SWPMI1_IO/SAI2_FS_A/TIM15_BKIN/EVENTOUT" calcext:value-type="string">
            <text:p>PB12/LPUART1_RTS_DE/TSC_G1_IO1/LCD_SEG12/SWPMI1_IO/SAI2_FS_A/TIM15_BKIN/EVENTOUT</text:p>
          </table:table-cell>
          <table:table-cell table:formula="of:=[.V144]&amp;IF(ISBLANK([.K144]);&quot;&quot;;&quot;/&quot;&amp;[.K144])" office:value-type="string" office:string-value="PB12/LPUART1_RTS_DE/TSC_G1_IO1/LCD_SEG12/SWPMI1_IO/SAI2_FS_A/TIM15_BKIN/EVENTOUT" calcext:value-type="string">
            <text:p>PB12/LPUART1_RTS_DE/TSC_G1_IO1/LCD_SEG12/SWPMI1_IO/SAI2_FS_A/TIM15_BKIN/EVENTOUT</text:p>
          </table:table-cell>
        </table:table-row>
        <table:table-row table:style-name="ro1">
          <table:table-cell/>
          <table:table-cell office:value-type="string" calcext:value-type="string">
            <text:p>PB13</text:p>
          </table:table-cell>
          <table:table-cell office:value-type="string" calcext:value-type="string">
            <text:p>LPUART1_CTS</text:p>
          </table:table-cell>
          <table:table-cell office:value-type="string" calcext:value-type="string">
            <text:p>TSC_G1_IO2</text:p>
          </table:table-cell>
          <table:table-cell/>
          <table:table-cell office:value-type="string" calcext:value-type="string">
            <text:p>LCD_SEG13</text:p>
          </table:table-cell>
          <table:table-cell office:value-type="string" calcext:value-type="string">
            <text:p>SWPMI1_TX</text:p>
          </table:table-cell>
          <table:table-cell office:value-type="string" calcext:value-type="string">
            <text:p>SAI2_SCK_A</text:p>
          </table:table-cell>
          <table:table-cell office:value-type="string" calcext:value-type="string">
            <text:p>TIM15_CH1N</text:p>
          </table:table-cell>
          <table:table-cell office:value-type="string" calcext:value-type="string">
            <text:p>EVENTOUT</text:p>
          </table:table-cell>
          <table:table-cell table:number-columns-repeated="3"/>
          <table:table-cell table:formula="of:=[.B145]" office:value-type="string" office:string-value="PB13" calcext:value-type="string">
            <text:p>PB13</text:p>
          </table:table-cell>
          <table:table-cell table:formula="of:=[.N145]&amp;IF(ISBLANK([.C145]);&quot;&quot;;&quot;/&quot;&amp;[.C145])" office:value-type="string" office:string-value="PB13/LPUART1_CTS" calcext:value-type="string">
            <text:p>PB13/LPUART1_CTS</text:p>
          </table:table-cell>
          <table:table-cell table:formula="of:=[.O145]&amp;IF(ISBLANK([.D145]);&quot;&quot;;&quot;/&quot;&amp;[.D145])" office:value-type="string" office:string-value="PB13/LPUART1_CTS/TSC_G1_IO2" calcext:value-type="string">
            <text:p>PB13/LPUART1_CTS/TSC_G1_IO2</text:p>
          </table:table-cell>
          <table:table-cell table:formula="of:=[.P145]&amp;IF(ISBLANK([.E145]);&quot;&quot;;&quot;/&quot;&amp;[.E145])" office:value-type="string" office:string-value="PB13/LPUART1_CTS/TSC_G1_IO2" calcext:value-type="string">
            <text:p>PB13/LPUART1_CTS/TSC_G1_IO2</text:p>
          </table:table-cell>
          <table:table-cell table:formula="of:=[.Q145]&amp;IF(ISBLANK([.F145]);&quot;&quot;;&quot;/&quot;&amp;[.F145])" office:value-type="string" office:string-value="PB13/LPUART1_CTS/TSC_G1_IO2/LCD_SEG13" calcext:value-type="string">
            <text:p>PB13/LPUART1_CTS/TSC_G1_IO2/LCD_SEG13</text:p>
          </table:table-cell>
          <table:table-cell table:formula="of:=[.R145]&amp;IF(ISBLANK([.G145]);&quot;&quot;;&quot;/&quot;&amp;[.G145])" office:value-type="string" office:string-value="PB13/LPUART1_CTS/TSC_G1_IO2/LCD_SEG13/SWPMI1_TX" calcext:value-type="string">
            <text:p>PB13/LPUART1_CTS/TSC_G1_IO2/LCD_SEG13/SWPMI1_TX</text:p>
          </table:table-cell>
          <table:table-cell table:formula="of:=[.S145]&amp;IF(ISBLANK([.H145]);&quot;&quot;;&quot;/&quot;&amp;[.H145])" office:value-type="string" office:string-value="PB13/LPUART1_CTS/TSC_G1_IO2/LCD_SEG13/SWPMI1_TX/SAI2_SCK_A" calcext:value-type="string">
            <text:p>PB13/LPUART1_CTS/TSC_G1_IO2/LCD_SEG13/SWPMI1_TX/SAI2_SCK_A</text:p>
          </table:table-cell>
          <table:table-cell table:formula="of:=[.T145]&amp;IF(ISBLANK([.I145]);&quot;&quot;;&quot;/&quot;&amp;[.I145])" office:value-type="string" office:string-value="PB13/LPUART1_CTS/TSC_G1_IO2/LCD_SEG13/SWPMI1_TX/SAI2_SCK_A/TIM15_CH1N" calcext:value-type="string">
            <text:p>PB13/LPUART1_CTS/TSC_G1_IO2/LCD_SEG13/SWPMI1_TX/SAI2_SCK_A/TIM15_CH1N</text:p>
          </table:table-cell>
          <table:table-cell table:formula="of:=[.U145]&amp;IF(ISBLANK([.J145]);&quot;&quot;;&quot;/&quot;&amp;[.J145])" office:value-type="string" office:string-value="PB13/LPUART1_CTS/TSC_G1_IO2/LCD_SEG13/SWPMI1_TX/SAI2_SCK_A/TIM15_CH1N/EVENTOUT" calcext:value-type="string">
            <text:p>PB13/LPUART1_CTS/TSC_G1_IO2/LCD_SEG13/SWPMI1_TX/SAI2_SCK_A/TIM15_CH1N/EVENTOUT</text:p>
          </table:table-cell>
          <table:table-cell table:formula="of:=[.V145]&amp;IF(ISBLANK([.K145]);&quot;&quot;;&quot;/&quot;&amp;[.K145])" office:value-type="string" office:string-value="PB13/LPUART1_CTS/TSC_G1_IO2/LCD_SEG13/SWPMI1_TX/SAI2_SCK_A/TIM15_CH1N/EVENTOUT" calcext:value-type="string">
            <text:p>PB13/LPUART1_CTS/TSC_G1_IO2/LCD_SEG13/SWPMI1_TX/SAI2_SCK_A/TIM15_CH1N/EVENTOUT</text:p>
          </table:table-cell>
        </table:table-row>
        <table:table-row table:style-name="ro1">
          <table:table-cell/>
          <table:table-cell office:value-type="string" calcext:value-type="string">
            <text:p>PB14</text:p>
          </table:table-cell>
          <table:table-cell/>
          <table:table-cell office:value-type="string" calcext:value-type="string">
            <text:p>TSC_G1_IO3</text:p>
          </table:table-cell>
          <table:table-cell/>
          <table:table-cell office:value-type="string" calcext:value-type="string">
            <text:p>LCD_SEG14</text:p>
          </table:table-cell>
          <table:table-cell office:value-type="string" calcext:value-type="string">
            <text:p>SWPMI1_RX</text:p>
          </table:table-cell>
          <table:table-cell office:value-type="string" calcext:value-type="string">
            <text:p>SAI2_MCLK_A</text:p>
          </table:table-cell>
          <table:table-cell office:value-type="string" calcext:value-type="string">
            <text:p>TIM15_CH1</text:p>
          </table:table-cell>
          <table:table-cell office:value-type="string" calcext:value-type="string">
            <text:p>EVENTOUT</text:p>
          </table:table-cell>
          <table:table-cell table:number-columns-repeated="3"/>
          <table:table-cell table:formula="of:=[.B146]" office:value-type="string" office:string-value="PB14" calcext:value-type="string">
            <text:p>PB14</text:p>
          </table:table-cell>
          <table:table-cell table:formula="of:=[.N146]&amp;IF(ISBLANK([.C146]);&quot;&quot;;&quot;/&quot;&amp;[.C146])" office:value-type="string" office:string-value="PB14" calcext:value-type="string">
            <text:p>PB14</text:p>
          </table:table-cell>
          <table:table-cell table:formula="of:=[.O146]&amp;IF(ISBLANK([.D146]);&quot;&quot;;&quot;/&quot;&amp;[.D146])" office:value-type="string" office:string-value="PB14/TSC_G1_IO3" calcext:value-type="string">
            <text:p>PB14/TSC_G1_IO3</text:p>
          </table:table-cell>
          <table:table-cell table:formula="of:=[.P146]&amp;IF(ISBLANK([.E146]);&quot;&quot;;&quot;/&quot;&amp;[.E146])" office:value-type="string" office:string-value="PB14/TSC_G1_IO3" calcext:value-type="string">
            <text:p>PB14/TSC_G1_IO3</text:p>
          </table:table-cell>
          <table:table-cell table:formula="of:=[.Q146]&amp;IF(ISBLANK([.F146]);&quot;&quot;;&quot;/&quot;&amp;[.F146])" office:value-type="string" office:string-value="PB14/TSC_G1_IO3/LCD_SEG14" calcext:value-type="string">
            <text:p>PB14/TSC_G1_IO3/LCD_SEG14</text:p>
          </table:table-cell>
          <table:table-cell table:formula="of:=[.R146]&amp;IF(ISBLANK([.G146]);&quot;&quot;;&quot;/&quot;&amp;[.G146])" office:value-type="string" office:string-value="PB14/TSC_G1_IO3/LCD_SEG14/SWPMI1_RX" calcext:value-type="string">
            <text:p>PB14/TSC_G1_IO3/LCD_SEG14/SWPMI1_RX</text:p>
          </table:table-cell>
          <table:table-cell table:formula="of:=[.S146]&amp;IF(ISBLANK([.H146]);&quot;&quot;;&quot;/&quot;&amp;[.H146])" office:value-type="string" office:string-value="PB14/TSC_G1_IO3/LCD_SEG14/SWPMI1_RX/SAI2_MCLK_A" calcext:value-type="string">
            <text:p>PB14/TSC_G1_IO3/LCD_SEG14/SWPMI1_RX/SAI2_MCLK_A</text:p>
          </table:table-cell>
          <table:table-cell table:formula="of:=[.T146]&amp;IF(ISBLANK([.I146]);&quot;&quot;;&quot;/&quot;&amp;[.I146])" office:value-type="string" office:string-value="PB14/TSC_G1_IO3/LCD_SEG14/SWPMI1_RX/SAI2_MCLK_A/TIM15_CH1" calcext:value-type="string">
            <text:p>PB14/TSC_G1_IO3/LCD_SEG14/SWPMI1_RX/SAI2_MCLK_A/TIM15_CH1</text:p>
          </table:table-cell>
          <table:table-cell table:formula="of:=[.U146]&amp;IF(ISBLANK([.J146]);&quot;&quot;;&quot;/&quot;&amp;[.J146])" office:value-type="string" office:string-value="PB14/TSC_G1_IO3/LCD_SEG14/SWPMI1_RX/SAI2_MCLK_A/TIM15_CH1/EVENTOUT" calcext:value-type="string">
            <text:p>PB14/TSC_G1_IO3/LCD_SEG14/SWPMI1_RX/SAI2_MCLK_A/TIM15_CH1/EVENTOUT</text:p>
          </table:table-cell>
          <table:table-cell table:formula="of:=[.V146]&amp;IF(ISBLANK([.K146]);&quot;&quot;;&quot;/&quot;&amp;[.K146])" office:value-type="string" office:string-value="PB14/TSC_G1_IO3/LCD_SEG14/SWPMI1_RX/SAI2_MCLK_A/TIM15_CH1/EVENTOUT" calcext:value-type="string">
            <text:p>PB14/TSC_G1_IO3/LCD_SEG14/SWPMI1_RX/SAI2_MCLK_A/TIM15_CH1/EVENTOUT</text:p>
          </table:table-cell>
        </table:table-row>
        <table:table-row table:style-name="ro1">
          <table:table-cell/>
          <table:table-cell office:value-type="string" calcext:value-type="string">
            <text:p>PB15</text:p>
          </table:table-cell>
          <table:table-cell/>
          <table:table-cell office:value-type="string" calcext:value-type="string">
            <text:p>TSC_G1_IO4</text:p>
          </table:table-cell>
          <table:table-cell/>
          <table:table-cell office:value-type="string" calcext:value-type="string">
            <text:p>LCD_SEG15</text:p>
          </table:table-cell>
          <table:table-cell office:value-type="string" calcext:value-type="string">
            <text:p>SWPMI1_SUSPEND</text:p>
          </table:table-cell>
          <table:table-cell office:value-type="string" calcext:value-type="string">
            <text:p>SAI2_SD_A</text:p>
          </table:table-cell>
          <table:table-cell office:value-type="string" calcext:value-type="string">
            <text:p>TIM15_CH2</text:p>
          </table:table-cell>
          <table:table-cell office:value-type="string" calcext:value-type="string">
            <text:p>EVENTOUT</text:p>
          </table:table-cell>
          <table:table-cell table:number-columns-repeated="3"/>
          <table:table-cell table:formula="of:=[.B147]" office:value-type="string" office:string-value="PB15" calcext:value-type="string">
            <text:p>PB15</text:p>
          </table:table-cell>
          <table:table-cell table:formula="of:=[.N147]&amp;IF(ISBLANK([.C147]);&quot;&quot;;&quot;/&quot;&amp;[.C147])" office:value-type="string" office:string-value="PB15" calcext:value-type="string">
            <text:p>PB15</text:p>
          </table:table-cell>
          <table:table-cell table:formula="of:=[.O147]&amp;IF(ISBLANK([.D147]);&quot;&quot;;&quot;/&quot;&amp;[.D147])" office:value-type="string" office:string-value="PB15/TSC_G1_IO4" calcext:value-type="string">
            <text:p>PB15/TSC_G1_IO4</text:p>
          </table:table-cell>
          <table:table-cell table:formula="of:=[.P147]&amp;IF(ISBLANK([.E147]);&quot;&quot;;&quot;/&quot;&amp;[.E147])" office:value-type="string" office:string-value="PB15/TSC_G1_IO4" calcext:value-type="string">
            <text:p>PB15/TSC_G1_IO4</text:p>
          </table:table-cell>
          <table:table-cell table:formula="of:=[.Q147]&amp;IF(ISBLANK([.F147]);&quot;&quot;;&quot;/&quot;&amp;[.F147])" office:value-type="string" office:string-value="PB15/TSC_G1_IO4/LCD_SEG15" calcext:value-type="string">
            <text:p>PB15/TSC_G1_IO4/LCD_SEG15</text:p>
          </table:table-cell>
          <table:table-cell table:formula="of:=[.R147]&amp;IF(ISBLANK([.G147]);&quot;&quot;;&quot;/&quot;&amp;[.G147])" office:value-type="string" office:string-value="PB15/TSC_G1_IO4/LCD_SEG15/SWPMI1_SUSPEND" calcext:value-type="string">
            <text:p>PB15/TSC_G1_IO4/LCD_SEG15/SWPMI1_SUSPEND</text:p>
          </table:table-cell>
          <table:table-cell table:formula="of:=[.S147]&amp;IF(ISBLANK([.H147]);&quot;&quot;;&quot;/&quot;&amp;[.H147])" office:value-type="string" office:string-value="PB15/TSC_G1_IO4/LCD_SEG15/SWPMI1_SUSPEND/SAI2_SD_A" calcext:value-type="string">
            <text:p>PB15/TSC_G1_IO4/LCD_SEG15/SWPMI1_SUSPEND/SAI2_SD_A</text:p>
          </table:table-cell>
          <table:table-cell table:formula="of:=[.T147]&amp;IF(ISBLANK([.I147]);&quot;&quot;;&quot;/&quot;&amp;[.I147])" office:value-type="string" office:string-value="PB15/TSC_G1_IO4/LCD_SEG15/SWPMI1_SUSPEND/SAI2_SD_A/TIM15_CH2" calcext:value-type="string">
            <text:p>PB15/TSC_G1_IO4/LCD_SEG15/SWPMI1_SUSPEND/SAI2_SD_A/TIM15_CH2</text:p>
          </table:table-cell>
          <table:table-cell table:formula="of:=[.U147]&amp;IF(ISBLANK([.J147]);&quot;&quot;;&quot;/&quot;&amp;[.J147])" office:value-type="string" office:string-value="PB15/TSC_G1_IO4/LCD_SEG15/SWPMI1_SUSPEND/SAI2_SD_A/TIM15_CH2/EVENTOUT" calcext:value-type="string">
            <text:p>PB15/TSC_G1_IO4/LCD_SEG15/SWPMI1_SUSPEND/SAI2_SD_A/TIM15_CH2/EVENTOUT</text:p>
          </table:table-cell>
          <table:table-cell table:formula="of:=[.V147]&amp;IF(ISBLANK([.K147]);&quot;&quot;;&quot;/&quot;&amp;[.K147])" office:value-type="string" office:string-value="PB15/TSC_G1_IO4/LCD_SEG15/SWPMI1_SUSPEND/SAI2_SD_A/TIM15_CH2/EVENTOUT" calcext:value-type="string">
            <text:p>PB15/TSC_G1_IO4/LCD_SEG15/SWPMI1_SUSPEND/SAI2_SD_A/TIM15_CH2/EVENTOUT</text:p>
          </table:table-cell>
        </table:table-row>
        <table:table-row table:style-name="ro1">
          <table:table-cell/>
          <table:table-cell office:value-type="string" calcext:value-type="string">
            <text:p>PC0</text:p>
          </table:table-cell>
          <table:table-cell office:value-type="string" calcext:value-type="string">
            <text:p>LPUART1_RX</text:p>
          </table:table-cell>
          <table:table-cell table:number-columns-repeated="2"/>
          <table:table-cell office:value-type="string" calcext:value-type="string">
            <text:p>LCD_SEG18</text:p>
          </table:table-cell>
          <table:table-cell table:number-columns-repeated="2"/>
          <table:table-cell office:value-type="string" calcext:value-type="string">
            <text:p>LPTIM2_IN1</text:p>
          </table:table-cell>
          <table:table-cell office:value-type="string" calcext:value-type="string">
            <text:p>EVENTOUT</text:p>
          </table:table-cell>
          <table:table-cell table:number-columns-repeated="3"/>
          <table:table-cell table:formula="of:=[.B148]" office:value-type="string" office:string-value="PC0" calcext:value-type="string">
            <text:p>PC0</text:p>
          </table:table-cell>
          <table:table-cell table:formula="of:=[.N148]&amp;IF(ISBLANK([.C148]);&quot;&quot;;&quot;/&quot;&amp;[.C148])" office:value-type="string" office:string-value="PC0/LPUART1_RX" calcext:value-type="string">
            <text:p>PC0/LPUART1_RX</text:p>
          </table:table-cell>
          <table:table-cell table:formula="of:=[.O148]&amp;IF(ISBLANK([.D148]);&quot;&quot;;&quot;/&quot;&amp;[.D148])" office:value-type="string" office:string-value="PC0/LPUART1_RX" calcext:value-type="string">
            <text:p>PC0/LPUART1_RX</text:p>
          </table:table-cell>
          <table:table-cell table:formula="of:=[.P148]&amp;IF(ISBLANK([.E148]);&quot;&quot;;&quot;/&quot;&amp;[.E148])" office:value-type="string" office:string-value="PC0/LPUART1_RX" calcext:value-type="string">
            <text:p>PC0/LPUART1_RX</text:p>
          </table:table-cell>
          <table:table-cell table:formula="of:=[.Q148]&amp;IF(ISBLANK([.F148]);&quot;&quot;;&quot;/&quot;&amp;[.F148])" office:value-type="string" office:string-value="PC0/LPUART1_RX/LCD_SEG18" calcext:value-type="string">
            <text:p>PC0/LPUART1_RX/LCD_SEG18</text:p>
          </table:table-cell>
          <table:table-cell table:formula="of:=[.R148]&amp;IF(ISBLANK([.G148]);&quot;&quot;;&quot;/&quot;&amp;[.G148])" office:value-type="string" office:string-value="PC0/LPUART1_RX/LCD_SEG18" calcext:value-type="string">
            <text:p>PC0/LPUART1_RX/LCD_SEG18</text:p>
          </table:table-cell>
          <table:table-cell table:formula="of:=[.S148]&amp;IF(ISBLANK([.H148]);&quot;&quot;;&quot;/&quot;&amp;[.H148])" office:value-type="string" office:string-value="PC0/LPUART1_RX/LCD_SEG18" calcext:value-type="string">
            <text:p>PC0/LPUART1_RX/LCD_SEG18</text:p>
          </table:table-cell>
          <table:table-cell table:formula="of:=[.T148]&amp;IF(ISBLANK([.I148]);&quot;&quot;;&quot;/&quot;&amp;[.I148])" office:value-type="string" office:string-value="PC0/LPUART1_RX/LCD_SEG18/LPTIM2_IN1" calcext:value-type="string">
            <text:p>PC0/LPUART1_RX/LCD_SEG18/LPTIM2_IN1</text:p>
          </table:table-cell>
          <table:table-cell table:formula="of:=[.U148]&amp;IF(ISBLANK([.J148]);&quot;&quot;;&quot;/&quot;&amp;[.J148])" office:value-type="string" office:string-value="PC0/LPUART1_RX/LCD_SEG18/LPTIM2_IN1/EVENTOUT" calcext:value-type="string">
            <text:p>PC0/LPUART1_RX/LCD_SEG18/LPTIM2_IN1/EVENTOUT</text:p>
          </table:table-cell>
          <table:table-cell table:formula="of:=[.V148]&amp;IF(ISBLANK([.K148]);&quot;&quot;;&quot;/&quot;&amp;[.K148])" office:value-type="string" office:string-value="PC0/LPUART1_RX/LCD_SEG18/LPTIM2_IN1/EVENTOUT" calcext:value-type="string">
            <text:p>PC0/LPUART1_RX/LCD_SEG18/LPTIM2_IN1/EVENTOUT</text:p>
          </table:table-cell>
        </table:table-row>
        <table:table-row table:style-name="ro1">
          <table:table-cell/>
          <table:table-cell office:value-type="string" calcext:value-type="string">
            <text:p>PC1</text:p>
          </table:table-cell>
          <table:table-cell office:value-type="string" calcext:value-type="string">
            <text:p>LPUART1_TX</text:p>
          </table:table-cell>
          <table:table-cell table:number-columns-repeated="2"/>
          <table:table-cell office:value-type="string" calcext:value-type="string">
            <text:p>LCD_SEG19</text:p>
          </table:table-cell>
          <table:table-cell table:number-columns-repeated="3"/>
          <table:table-cell office:value-type="string" calcext:value-type="string">
            <text:p>EVENTOUT</text:p>
          </table:table-cell>
          <table:table-cell table:number-columns-repeated="3"/>
          <table:table-cell table:formula="of:=[.B149]" office:value-type="string" office:string-value="PC1" calcext:value-type="string">
            <text:p>PC1</text:p>
          </table:table-cell>
          <table:table-cell table:formula="of:=[.N149]&amp;IF(ISBLANK([.C149]);&quot;&quot;;&quot;/&quot;&amp;[.C149])" office:value-type="string" office:string-value="PC1/LPUART1_TX" calcext:value-type="string">
            <text:p>PC1/LPUART1_TX</text:p>
          </table:table-cell>
          <table:table-cell table:formula="of:=[.O149]&amp;IF(ISBLANK([.D149]);&quot;&quot;;&quot;/&quot;&amp;[.D149])" office:value-type="string" office:string-value="PC1/LPUART1_TX" calcext:value-type="string">
            <text:p>PC1/LPUART1_TX</text:p>
          </table:table-cell>
          <table:table-cell table:formula="of:=[.P149]&amp;IF(ISBLANK([.E149]);&quot;&quot;;&quot;/&quot;&amp;[.E149])" office:value-type="string" office:string-value="PC1/LPUART1_TX" calcext:value-type="string">
            <text:p>PC1/LPUART1_TX</text:p>
          </table:table-cell>
          <table:table-cell table:formula="of:=[.Q149]&amp;IF(ISBLANK([.F149]);&quot;&quot;;&quot;/&quot;&amp;[.F149])" office:value-type="string" office:string-value="PC1/LPUART1_TX/LCD_SEG19" calcext:value-type="string">
            <text:p>PC1/LPUART1_TX/LCD_SEG19</text:p>
          </table:table-cell>
          <table:table-cell table:formula="of:=[.R149]&amp;IF(ISBLANK([.G149]);&quot;&quot;;&quot;/&quot;&amp;[.G149])" office:value-type="string" office:string-value="PC1/LPUART1_TX/LCD_SEG19" calcext:value-type="string">
            <text:p>PC1/LPUART1_TX/LCD_SEG19</text:p>
          </table:table-cell>
          <table:table-cell table:formula="of:=[.S149]&amp;IF(ISBLANK([.H149]);&quot;&quot;;&quot;/&quot;&amp;[.H149])" office:value-type="string" office:string-value="PC1/LPUART1_TX/LCD_SEG19" calcext:value-type="string">
            <text:p>PC1/LPUART1_TX/LCD_SEG19</text:p>
          </table:table-cell>
          <table:table-cell table:formula="of:=[.T149]&amp;IF(ISBLANK([.I149]);&quot;&quot;;&quot;/&quot;&amp;[.I149])" office:value-type="string" office:string-value="PC1/LPUART1_TX/LCD_SEG19" calcext:value-type="string">
            <text:p>PC1/LPUART1_TX/LCD_SEG19</text:p>
          </table:table-cell>
          <table:table-cell table:formula="of:=[.U149]&amp;IF(ISBLANK([.J149]);&quot;&quot;;&quot;/&quot;&amp;[.J149])" office:value-type="string" office:string-value="PC1/LPUART1_TX/LCD_SEG19/EVENTOUT" calcext:value-type="string">
            <text:p>PC1/LPUART1_TX/LCD_SEG19/EVENTOUT</text:p>
          </table:table-cell>
          <table:table-cell table:formula="of:=[.V149]&amp;IF(ISBLANK([.K149]);&quot;&quot;;&quot;/&quot;&amp;[.K149])" office:value-type="string" office:string-value="PC1/LPUART1_TX/LCD_SEG19/EVENTOUT" calcext:value-type="string">
            <text:p>PC1/LPUART1_TX/LCD_SEG19/EVENTOUT</text:p>
          </table:table-cell>
        </table:table-row>
        <table:table-row table:style-name="ro1">
          <table:table-cell/>
          <table:table-cell office:value-type="string" calcext:value-type="string">
            <text:p>PC2</text:p>
          </table:table-cell>
          <table:table-cell table:number-columns-repeated="3"/>
          <table:table-cell office:value-type="string" calcext:value-type="string">
            <text:p>LCD_SEG20</text:p>
          </table:table-cell>
          <table:table-cell table:number-columns-repeated="3"/>
          <table:table-cell office:value-type="string" calcext:value-type="string">
            <text:p>EVENTOUT</text:p>
          </table:table-cell>
          <table:table-cell table:number-columns-repeated="3"/>
          <table:table-cell table:formula="of:=[.B150]" office:value-type="string" office:string-value="PC2" calcext:value-type="string">
            <text:p>PC2</text:p>
          </table:table-cell>
          <table:table-cell table:formula="of:=[.N150]&amp;IF(ISBLANK([.C150]);&quot;&quot;;&quot;/&quot;&amp;[.C150])" office:value-type="string" office:string-value="PC2" calcext:value-type="string">
            <text:p>PC2</text:p>
          </table:table-cell>
          <table:table-cell table:formula="of:=[.O150]&amp;IF(ISBLANK([.D150]);&quot;&quot;;&quot;/&quot;&amp;[.D150])" office:value-type="string" office:string-value="PC2" calcext:value-type="string">
            <text:p>PC2</text:p>
          </table:table-cell>
          <table:table-cell table:formula="of:=[.P150]&amp;IF(ISBLANK([.E150]);&quot;&quot;;&quot;/&quot;&amp;[.E150])" office:value-type="string" office:string-value="PC2" calcext:value-type="string">
            <text:p>PC2</text:p>
          </table:table-cell>
          <table:table-cell table:formula="of:=[.Q150]&amp;IF(ISBLANK([.F150]);&quot;&quot;;&quot;/&quot;&amp;[.F150])" office:value-type="string" office:string-value="PC2/LCD_SEG20" calcext:value-type="string">
            <text:p>PC2/LCD_SEG20</text:p>
          </table:table-cell>
          <table:table-cell table:formula="of:=[.R150]&amp;IF(ISBLANK([.G150]);&quot;&quot;;&quot;/&quot;&amp;[.G150])" office:value-type="string" office:string-value="PC2/LCD_SEG20" calcext:value-type="string">
            <text:p>PC2/LCD_SEG20</text:p>
          </table:table-cell>
          <table:table-cell table:formula="of:=[.S150]&amp;IF(ISBLANK([.H150]);&quot;&quot;;&quot;/&quot;&amp;[.H150])" office:value-type="string" office:string-value="PC2/LCD_SEG20" calcext:value-type="string">
            <text:p>PC2/LCD_SEG20</text:p>
          </table:table-cell>
          <table:table-cell table:formula="of:=[.T150]&amp;IF(ISBLANK([.I150]);&quot;&quot;;&quot;/&quot;&amp;[.I150])" office:value-type="string" office:string-value="PC2/LCD_SEG20" calcext:value-type="string">
            <text:p>PC2/LCD_SEG20</text:p>
          </table:table-cell>
          <table:table-cell table:formula="of:=[.U150]&amp;IF(ISBLANK([.J150]);&quot;&quot;;&quot;/&quot;&amp;[.J150])" office:value-type="string" office:string-value="PC2/LCD_SEG20/EVENTOUT" calcext:value-type="string">
            <text:p>PC2/LCD_SEG20/EVENTOUT</text:p>
          </table:table-cell>
          <table:table-cell table:formula="of:=[.V150]&amp;IF(ISBLANK([.K150]);&quot;&quot;;&quot;/&quot;&amp;[.K150])" office:value-type="string" office:string-value="PC2/LCD_SEG20/EVENTOUT" calcext:value-type="string">
            <text:p>PC2/LCD_SEG20/EVENTOUT</text:p>
          </table:table-cell>
        </table:table-row>
        <table:table-row table:style-name="ro1">
          <table:table-cell/>
          <table:table-cell office:value-type="string" calcext:value-type="string">
            <text:p>PC3</text:p>
          </table:table-cell>
          <table:table-cell table:number-columns-repeated="3"/>
          <table:table-cell office:value-type="string" calcext:value-type="string">
            <text:p>LCD_VLCD</text:p>
          </table:table-cell>
          <table:table-cell/>
          <table:table-cell office:value-type="string" calcext:value-type="string">
            <text:p>SAI1_SD_A</text:p>
          </table:table-cell>
          <table:table-cell office:value-type="string" calcext:value-type="string">
            <text:p>LPTIM2_ETR</text:p>
          </table:table-cell>
          <table:table-cell office:value-type="string" calcext:value-type="string">
            <text:p>EVENTOUT</text:p>
          </table:table-cell>
          <table:table-cell table:number-columns-repeated="3"/>
          <table:table-cell table:formula="of:=[.B151]" office:value-type="string" office:string-value="PC3" calcext:value-type="string">
            <text:p>PC3</text:p>
          </table:table-cell>
          <table:table-cell table:formula="of:=[.N151]&amp;IF(ISBLANK([.C151]);&quot;&quot;;&quot;/&quot;&amp;[.C151])" office:value-type="string" office:string-value="PC3" calcext:value-type="string">
            <text:p>PC3</text:p>
          </table:table-cell>
          <table:table-cell table:formula="of:=[.O151]&amp;IF(ISBLANK([.D151]);&quot;&quot;;&quot;/&quot;&amp;[.D151])" office:value-type="string" office:string-value="PC3" calcext:value-type="string">
            <text:p>PC3</text:p>
          </table:table-cell>
          <table:table-cell table:formula="of:=[.P151]&amp;IF(ISBLANK([.E151]);&quot;&quot;;&quot;/&quot;&amp;[.E151])" office:value-type="string" office:string-value="PC3" calcext:value-type="string">
            <text:p>PC3</text:p>
          </table:table-cell>
          <table:table-cell table:formula="of:=[.Q151]&amp;IF(ISBLANK([.F151]);&quot;&quot;;&quot;/&quot;&amp;[.F151])" office:value-type="string" office:string-value="PC3/LCD_VLCD" calcext:value-type="string">
            <text:p>PC3/LCD_VLCD</text:p>
          </table:table-cell>
          <table:table-cell table:formula="of:=[.R151]&amp;IF(ISBLANK([.G151]);&quot;&quot;;&quot;/&quot;&amp;[.G151])" office:value-type="string" office:string-value="PC3/LCD_VLCD" calcext:value-type="string">
            <text:p>PC3/LCD_VLCD</text:p>
          </table:table-cell>
          <table:table-cell table:formula="of:=[.S151]&amp;IF(ISBLANK([.H151]);&quot;&quot;;&quot;/&quot;&amp;[.H151])" office:value-type="string" office:string-value="PC3/LCD_VLCD/SAI1_SD_A" calcext:value-type="string">
            <text:p>PC3/LCD_VLCD/SAI1_SD_A</text:p>
          </table:table-cell>
          <table:table-cell table:formula="of:=[.T151]&amp;IF(ISBLANK([.I151]);&quot;&quot;;&quot;/&quot;&amp;[.I151])" office:value-type="string" office:string-value="PC3/LCD_VLCD/SAI1_SD_A/LPTIM2_ETR" calcext:value-type="string">
            <text:p>PC3/LCD_VLCD/SAI1_SD_A/LPTIM2_ETR</text:p>
          </table:table-cell>
          <table:table-cell table:formula="of:=[.U151]&amp;IF(ISBLANK([.J151]);&quot;&quot;;&quot;/&quot;&amp;[.J151])" office:value-type="string" office:string-value="PC3/LCD_VLCD/SAI1_SD_A/LPTIM2_ETR/EVENTOUT" calcext:value-type="string">
            <text:p>PC3/LCD_VLCD/SAI1_SD_A/LPTIM2_ETR/EVENTOUT</text:p>
          </table:table-cell>
          <table:table-cell table:formula="of:=[.V151]&amp;IF(ISBLANK([.K151]);&quot;&quot;;&quot;/&quot;&amp;[.K151])" office:value-type="string" office:string-value="PC3/LCD_VLCD/SAI1_SD_A/LPTIM2_ETR/EVENTOUT" calcext:value-type="string">
            <text:p>PC3/LCD_VLCD/SAI1_SD_A/LPTIM2_ETR/EVENTOUT</text:p>
          </table:table-cell>
        </table:table-row>
        <table:table-row table:style-name="ro1">
          <table:table-cell/>
          <table:table-cell office:value-type="string" calcext:value-type="string">
            <text:p>PC4</text:p>
          </table:table-cell>
          <table:table-cell table:number-columns-repeated="3"/>
          <table:table-cell office:value-type="string" calcext:value-type="string">
            <text:p>LCD_SEG22</text:p>
          </table:table-cell>
          <table:table-cell table:number-columns-repeated="3"/>
          <table:table-cell office:value-type="string" calcext:value-type="string">
            <text:p>EVENTOUT</text:p>
          </table:table-cell>
          <table:table-cell table:number-columns-repeated="3"/>
          <table:table-cell table:formula="of:=[.B152]" office:value-type="string" office:string-value="PC4" calcext:value-type="string">
            <text:p>PC4</text:p>
          </table:table-cell>
          <table:table-cell table:formula="of:=[.N152]&amp;IF(ISBLANK([.C152]);&quot;&quot;;&quot;/&quot;&amp;[.C152])" office:value-type="string" office:string-value="PC4" calcext:value-type="string">
            <text:p>PC4</text:p>
          </table:table-cell>
          <table:table-cell table:formula="of:=[.O152]&amp;IF(ISBLANK([.D152]);&quot;&quot;;&quot;/&quot;&amp;[.D152])" office:value-type="string" office:string-value="PC4" calcext:value-type="string">
            <text:p>PC4</text:p>
          </table:table-cell>
          <table:table-cell table:formula="of:=[.P152]&amp;IF(ISBLANK([.E152]);&quot;&quot;;&quot;/&quot;&amp;[.E152])" office:value-type="string" office:string-value="PC4" calcext:value-type="string">
            <text:p>PC4</text:p>
          </table:table-cell>
          <table:table-cell table:formula="of:=[.Q152]&amp;IF(ISBLANK([.F152]);&quot;&quot;;&quot;/&quot;&amp;[.F152])" office:value-type="string" office:string-value="PC4/LCD_SEG22" calcext:value-type="string">
            <text:p>PC4/LCD_SEG22</text:p>
          </table:table-cell>
          <table:table-cell table:formula="of:=[.R152]&amp;IF(ISBLANK([.G152]);&quot;&quot;;&quot;/&quot;&amp;[.G152])" office:value-type="string" office:string-value="PC4/LCD_SEG22" calcext:value-type="string">
            <text:p>PC4/LCD_SEG22</text:p>
          </table:table-cell>
          <table:table-cell table:formula="of:=[.S152]&amp;IF(ISBLANK([.H152]);&quot;&quot;;&quot;/&quot;&amp;[.H152])" office:value-type="string" office:string-value="PC4/LCD_SEG22" calcext:value-type="string">
            <text:p>PC4/LCD_SEG22</text:p>
          </table:table-cell>
          <table:table-cell table:formula="of:=[.T152]&amp;IF(ISBLANK([.I152]);&quot;&quot;;&quot;/&quot;&amp;[.I152])" office:value-type="string" office:string-value="PC4/LCD_SEG22" calcext:value-type="string">
            <text:p>PC4/LCD_SEG22</text:p>
          </table:table-cell>
          <table:table-cell table:formula="of:=[.U152]&amp;IF(ISBLANK([.J152]);&quot;&quot;;&quot;/&quot;&amp;[.J152])" office:value-type="string" office:string-value="PC4/LCD_SEG22/EVENTOUT" calcext:value-type="string">
            <text:p>PC4/LCD_SEG22/EVENTOUT</text:p>
          </table:table-cell>
          <table:table-cell table:formula="of:=[.V152]&amp;IF(ISBLANK([.K152]);&quot;&quot;;&quot;/&quot;&amp;[.K152])" office:value-type="string" office:string-value="PC4/LCD_SEG22/EVENTOUT" calcext:value-type="string">
            <text:p>PC4/LCD_SEG22/EVENTOUT</text:p>
          </table:table-cell>
        </table:table-row>
        <table:table-row table:style-name="ro1">
          <table:table-cell/>
          <table:table-cell office:value-type="string" calcext:value-type="string">
            <text:p>PC5</text:p>
          </table:table-cell>
          <table:table-cell table:number-columns-repeated="3"/>
          <table:table-cell office:value-type="string" calcext:value-type="string">
            <text:p>LCD_SEG23</text:p>
          </table:table-cell>
          <table:table-cell table:number-columns-repeated="3"/>
          <table:table-cell office:value-type="string" calcext:value-type="string">
            <text:p>EVENTOUT</text:p>
          </table:table-cell>
          <table:table-cell table:number-columns-repeated="3"/>
          <table:table-cell table:formula="of:=[.B153]" office:value-type="string" office:string-value="PC5" calcext:value-type="string">
            <text:p>PC5</text:p>
          </table:table-cell>
          <table:table-cell table:formula="of:=[.N153]&amp;IF(ISBLANK([.C153]);&quot;&quot;;&quot;/&quot;&amp;[.C153])" office:value-type="string" office:string-value="PC5" calcext:value-type="string">
            <text:p>PC5</text:p>
          </table:table-cell>
          <table:table-cell table:formula="of:=[.O153]&amp;IF(ISBLANK([.D153]);&quot;&quot;;&quot;/&quot;&amp;[.D153])" office:value-type="string" office:string-value="PC5" calcext:value-type="string">
            <text:p>PC5</text:p>
          </table:table-cell>
          <table:table-cell table:formula="of:=[.P153]&amp;IF(ISBLANK([.E153]);&quot;&quot;;&quot;/&quot;&amp;[.E153])" office:value-type="string" office:string-value="PC5" calcext:value-type="string">
            <text:p>PC5</text:p>
          </table:table-cell>
          <table:table-cell table:formula="of:=[.Q153]&amp;IF(ISBLANK([.F153]);&quot;&quot;;&quot;/&quot;&amp;[.F153])" office:value-type="string" office:string-value="PC5/LCD_SEG23" calcext:value-type="string">
            <text:p>PC5/LCD_SEG23</text:p>
          </table:table-cell>
          <table:table-cell table:formula="of:=[.R153]&amp;IF(ISBLANK([.G153]);&quot;&quot;;&quot;/&quot;&amp;[.G153])" office:value-type="string" office:string-value="PC5/LCD_SEG23" calcext:value-type="string">
            <text:p>PC5/LCD_SEG23</text:p>
          </table:table-cell>
          <table:table-cell table:formula="of:=[.S153]&amp;IF(ISBLANK([.H153]);&quot;&quot;;&quot;/&quot;&amp;[.H153])" office:value-type="string" office:string-value="PC5/LCD_SEG23" calcext:value-type="string">
            <text:p>PC5/LCD_SEG23</text:p>
          </table:table-cell>
          <table:table-cell table:formula="of:=[.T153]&amp;IF(ISBLANK([.I153]);&quot;&quot;;&quot;/&quot;&amp;[.I153])" office:value-type="string" office:string-value="PC5/LCD_SEG23" calcext:value-type="string">
            <text:p>PC5/LCD_SEG23</text:p>
          </table:table-cell>
          <table:table-cell table:formula="of:=[.U153]&amp;IF(ISBLANK([.J153]);&quot;&quot;;&quot;/&quot;&amp;[.J153])" office:value-type="string" office:string-value="PC5/LCD_SEG23/EVENTOUT" calcext:value-type="string">
            <text:p>PC5/LCD_SEG23/EVENTOUT</text:p>
          </table:table-cell>
          <table:table-cell table:formula="of:=[.V153]&amp;IF(ISBLANK([.K153]);&quot;&quot;;&quot;/&quot;&amp;[.K153])" office:value-type="string" office:string-value="PC5/LCD_SEG23/EVENTOUT" calcext:value-type="string">
            <text:p>PC5/LCD_SEG23/EVENTOUT</text:p>
          </table:table-cell>
        </table:table-row>
        <table:table-row table:style-name="ro1">
          <table:table-cell/>
          <table:table-cell office:value-type="string" calcext:value-type="string">
            <text:p>PC6</text:p>
          </table:table-cell>
          <table:table-cell/>
          <table:table-cell office:value-type="string" calcext:value-type="string">
            <text:p>TSC_G4_IO1</text:p>
          </table:table-cell>
          <table:table-cell/>
          <table:table-cell office:value-type="string" calcext:value-type="string">
            <text:p>LCD_SEG24</text:p>
          </table:table-cell>
          <table:table-cell office:value-type="string" calcext:value-type="string">
            <text:p>SDMMC1_D6</text:p>
          </table:table-cell>
          <table:table-cell office:value-type="string" calcext:value-type="string">
            <text:p>SAI2_MCLK_A</text:p>
          </table:table-cell>
          <table:table-cell/>
          <table:table-cell office:value-type="string" calcext:value-type="string">
            <text:p>EVENTOUT</text:p>
          </table:table-cell>
          <table:table-cell table:number-columns-repeated="3"/>
          <table:table-cell table:formula="of:=[.B154]" office:value-type="string" office:string-value="PC6" calcext:value-type="string">
            <text:p>PC6</text:p>
          </table:table-cell>
          <table:table-cell table:formula="of:=[.N154]&amp;IF(ISBLANK([.C154]);&quot;&quot;;&quot;/&quot;&amp;[.C154])" office:value-type="string" office:string-value="PC6" calcext:value-type="string">
            <text:p>PC6</text:p>
          </table:table-cell>
          <table:table-cell table:formula="of:=[.O154]&amp;IF(ISBLANK([.D154]);&quot;&quot;;&quot;/&quot;&amp;[.D154])" office:value-type="string" office:string-value="PC6/TSC_G4_IO1" calcext:value-type="string">
            <text:p>PC6/TSC_G4_IO1</text:p>
          </table:table-cell>
          <table:table-cell table:formula="of:=[.P154]&amp;IF(ISBLANK([.E154]);&quot;&quot;;&quot;/&quot;&amp;[.E154])" office:value-type="string" office:string-value="PC6/TSC_G4_IO1" calcext:value-type="string">
            <text:p>PC6/TSC_G4_IO1</text:p>
          </table:table-cell>
          <table:table-cell table:formula="of:=[.Q154]&amp;IF(ISBLANK([.F154]);&quot;&quot;;&quot;/&quot;&amp;[.F154])" office:value-type="string" office:string-value="PC6/TSC_G4_IO1/LCD_SEG24" calcext:value-type="string">
            <text:p>PC6/TSC_G4_IO1/LCD_SEG24</text:p>
          </table:table-cell>
          <table:table-cell table:formula="of:=[.R154]&amp;IF(ISBLANK([.G154]);&quot;&quot;;&quot;/&quot;&amp;[.G154])" office:value-type="string" office:string-value="PC6/TSC_G4_IO1/LCD_SEG24/SDMMC1_D6" calcext:value-type="string">
            <text:p>PC6/TSC_G4_IO1/LCD_SEG24/SDMMC1_D6</text:p>
          </table:table-cell>
          <table:table-cell table:formula="of:=[.S154]&amp;IF(ISBLANK([.H154]);&quot;&quot;;&quot;/&quot;&amp;[.H154])" office:value-type="string" office:string-value="PC6/TSC_G4_IO1/LCD_SEG24/SDMMC1_D6/SAI2_MCLK_A" calcext:value-type="string">
            <text:p>PC6/TSC_G4_IO1/LCD_SEG24/SDMMC1_D6/SAI2_MCLK_A</text:p>
          </table:table-cell>
          <table:table-cell table:formula="of:=[.T154]&amp;IF(ISBLANK([.I154]);&quot;&quot;;&quot;/&quot;&amp;[.I154])" office:value-type="string" office:string-value="PC6/TSC_G4_IO1/LCD_SEG24/SDMMC1_D6/SAI2_MCLK_A" calcext:value-type="string">
            <text:p>PC6/TSC_G4_IO1/LCD_SEG24/SDMMC1_D6/SAI2_MCLK_A</text:p>
          </table:table-cell>
          <table:table-cell table:formula="of:=[.U154]&amp;IF(ISBLANK([.J154]);&quot;&quot;;&quot;/&quot;&amp;[.J154])" office:value-type="string" office:string-value="PC6/TSC_G4_IO1/LCD_SEG24/SDMMC1_D6/SAI2_MCLK_A/EVENTOUT" calcext:value-type="string">
            <text:p>PC6/TSC_G4_IO1/LCD_SEG24/SDMMC1_D6/SAI2_MCLK_A/EVENTOUT</text:p>
          </table:table-cell>
          <table:table-cell table:formula="of:=[.V154]&amp;IF(ISBLANK([.K154]);&quot;&quot;;&quot;/&quot;&amp;[.K154])" office:value-type="string" office:string-value="PC6/TSC_G4_IO1/LCD_SEG24/SDMMC1_D6/SAI2_MCLK_A/EVENTOUT" calcext:value-type="string">
            <text:p>PC6/TSC_G4_IO1/LCD_SEG24/SDMMC1_D6/SAI2_MCLK_A/EVENTOUT</text:p>
          </table:table-cell>
        </table:table-row>
        <table:table-row table:style-name="ro1">
          <table:table-cell/>
          <table:table-cell office:value-type="string" calcext:value-type="string">
            <text:p>PC7</text:p>
          </table:table-cell>
          <table:table-cell/>
          <table:table-cell office:value-type="string" calcext:value-type="string">
            <text:p>TSC_G4_IO2</text:p>
          </table:table-cell>
          <table:table-cell/>
          <table:table-cell office:value-type="string" calcext:value-type="string">
            <text:p>LCD_SEG25</text:p>
          </table:table-cell>
          <table:table-cell office:value-type="string" calcext:value-type="string">
            <text:p>SDMMC1_D7</text:p>
          </table:table-cell>
          <table:table-cell office:value-type="string" calcext:value-type="string">
            <text:p>SAI2_MCLK_B</text:p>
          </table:table-cell>
          <table:table-cell/>
          <table:table-cell office:value-type="string" calcext:value-type="string">
            <text:p>EVENTOUT</text:p>
          </table:table-cell>
          <table:table-cell table:number-columns-repeated="3"/>
          <table:table-cell table:formula="of:=[.B155]" office:value-type="string" office:string-value="PC7" calcext:value-type="string">
            <text:p>PC7</text:p>
          </table:table-cell>
          <table:table-cell table:formula="of:=[.N155]&amp;IF(ISBLANK([.C155]);&quot;&quot;;&quot;/&quot;&amp;[.C155])" office:value-type="string" office:string-value="PC7" calcext:value-type="string">
            <text:p>PC7</text:p>
          </table:table-cell>
          <table:table-cell table:formula="of:=[.O155]&amp;IF(ISBLANK([.D155]);&quot;&quot;;&quot;/&quot;&amp;[.D155])" office:value-type="string" office:string-value="PC7/TSC_G4_IO2" calcext:value-type="string">
            <text:p>PC7/TSC_G4_IO2</text:p>
          </table:table-cell>
          <table:table-cell table:formula="of:=[.P155]&amp;IF(ISBLANK([.E155]);&quot;&quot;;&quot;/&quot;&amp;[.E155])" office:value-type="string" office:string-value="PC7/TSC_G4_IO2" calcext:value-type="string">
            <text:p>PC7/TSC_G4_IO2</text:p>
          </table:table-cell>
          <table:table-cell table:formula="of:=[.Q155]&amp;IF(ISBLANK([.F155]);&quot;&quot;;&quot;/&quot;&amp;[.F155])" office:value-type="string" office:string-value="PC7/TSC_G4_IO2/LCD_SEG25" calcext:value-type="string">
            <text:p>PC7/TSC_G4_IO2/LCD_SEG25</text:p>
          </table:table-cell>
          <table:table-cell table:formula="of:=[.R155]&amp;IF(ISBLANK([.G155]);&quot;&quot;;&quot;/&quot;&amp;[.G155])" office:value-type="string" office:string-value="PC7/TSC_G4_IO2/LCD_SEG25/SDMMC1_D7" calcext:value-type="string">
            <text:p>PC7/TSC_G4_IO2/LCD_SEG25/SDMMC1_D7</text:p>
          </table:table-cell>
          <table:table-cell table:formula="of:=[.S155]&amp;IF(ISBLANK([.H155]);&quot;&quot;;&quot;/&quot;&amp;[.H155])" office:value-type="string" office:string-value="PC7/TSC_G4_IO2/LCD_SEG25/SDMMC1_D7/SAI2_MCLK_B" calcext:value-type="string">
            <text:p>PC7/TSC_G4_IO2/LCD_SEG25/SDMMC1_D7/SAI2_MCLK_B</text:p>
          </table:table-cell>
          <table:table-cell table:formula="of:=[.T155]&amp;IF(ISBLANK([.I155]);&quot;&quot;;&quot;/&quot;&amp;[.I155])" office:value-type="string" office:string-value="PC7/TSC_G4_IO2/LCD_SEG25/SDMMC1_D7/SAI2_MCLK_B" calcext:value-type="string">
            <text:p>PC7/TSC_G4_IO2/LCD_SEG25/SDMMC1_D7/SAI2_MCLK_B</text:p>
          </table:table-cell>
          <table:table-cell table:formula="of:=[.U155]&amp;IF(ISBLANK([.J155]);&quot;&quot;;&quot;/&quot;&amp;[.J155])" office:value-type="string" office:string-value="PC7/TSC_G4_IO2/LCD_SEG25/SDMMC1_D7/SAI2_MCLK_B/EVENTOUT" calcext:value-type="string">
            <text:p>PC7/TSC_G4_IO2/LCD_SEG25/SDMMC1_D7/SAI2_MCLK_B/EVENTOUT</text:p>
          </table:table-cell>
          <table:table-cell table:formula="of:=[.V155]&amp;IF(ISBLANK([.K155]);&quot;&quot;;&quot;/&quot;&amp;[.K155])" office:value-type="string" office:string-value="PC7/TSC_G4_IO2/LCD_SEG25/SDMMC1_D7/SAI2_MCLK_B/EVENTOUT" calcext:value-type="string">
            <text:p>PC7/TSC_G4_IO2/LCD_SEG25/SDMMC1_D7/SAI2_MCLK_B/EVENTOUT</text:p>
          </table:table-cell>
        </table:table-row>
        <table:table-row table:style-name="ro1">
          <table:table-cell/>
          <table:table-cell office:value-type="string" calcext:value-type="string">
            <text:p>PC8</text:p>
          </table:table-cell>
          <table:table-cell/>
          <table:table-cell office:value-type="string" calcext:value-type="string">
            <text:p>TSC_G4_IO3</text:p>
          </table:table-cell>
          <table:table-cell/>
          <table:table-cell office:value-type="string" calcext:value-type="string">
            <text:p>LCD_SEG26</text:p>
          </table:table-cell>
          <table:table-cell office:value-type="string" calcext:value-type="string">
            <text:p>SDMMC1_D0</text:p>
          </table:table-cell>
          <table:table-cell table:number-columns-repeated="2"/>
          <table:table-cell office:value-type="string" calcext:value-type="string">
            <text:p>EVENTOUT</text:p>
          </table:table-cell>
          <table:table-cell table:number-columns-repeated="3"/>
          <table:table-cell table:formula="of:=[.B156]" office:value-type="string" office:string-value="PC8" calcext:value-type="string">
            <text:p>PC8</text:p>
          </table:table-cell>
          <table:table-cell table:formula="of:=[.N156]&amp;IF(ISBLANK([.C156]);&quot;&quot;;&quot;/&quot;&amp;[.C156])" office:value-type="string" office:string-value="PC8" calcext:value-type="string">
            <text:p>PC8</text:p>
          </table:table-cell>
          <table:table-cell table:formula="of:=[.O156]&amp;IF(ISBLANK([.D156]);&quot;&quot;;&quot;/&quot;&amp;[.D156])" office:value-type="string" office:string-value="PC8/TSC_G4_IO3" calcext:value-type="string">
            <text:p>PC8/TSC_G4_IO3</text:p>
          </table:table-cell>
          <table:table-cell table:formula="of:=[.P156]&amp;IF(ISBLANK([.E156]);&quot;&quot;;&quot;/&quot;&amp;[.E156])" office:value-type="string" office:string-value="PC8/TSC_G4_IO3" calcext:value-type="string">
            <text:p>PC8/TSC_G4_IO3</text:p>
          </table:table-cell>
          <table:table-cell table:formula="of:=[.Q156]&amp;IF(ISBLANK([.F156]);&quot;&quot;;&quot;/&quot;&amp;[.F156])" office:value-type="string" office:string-value="PC8/TSC_G4_IO3/LCD_SEG26" calcext:value-type="string">
            <text:p>PC8/TSC_G4_IO3/LCD_SEG26</text:p>
          </table:table-cell>
          <table:table-cell table:formula="of:=[.R156]&amp;IF(ISBLANK([.G156]);&quot;&quot;;&quot;/&quot;&amp;[.G156])" office:value-type="string" office:string-value="PC8/TSC_G4_IO3/LCD_SEG26/SDMMC1_D0" calcext:value-type="string">
            <text:p>PC8/TSC_G4_IO3/LCD_SEG26/SDMMC1_D0</text:p>
          </table:table-cell>
          <table:table-cell table:formula="of:=[.S156]&amp;IF(ISBLANK([.H156]);&quot;&quot;;&quot;/&quot;&amp;[.H156])" office:value-type="string" office:string-value="PC8/TSC_G4_IO3/LCD_SEG26/SDMMC1_D0" calcext:value-type="string">
            <text:p>PC8/TSC_G4_IO3/LCD_SEG26/SDMMC1_D0</text:p>
          </table:table-cell>
          <table:table-cell table:formula="of:=[.T156]&amp;IF(ISBLANK([.I156]);&quot;&quot;;&quot;/&quot;&amp;[.I156])" office:value-type="string" office:string-value="PC8/TSC_G4_IO3/LCD_SEG26/SDMMC1_D0" calcext:value-type="string">
            <text:p>PC8/TSC_G4_IO3/LCD_SEG26/SDMMC1_D0</text:p>
          </table:table-cell>
          <table:table-cell table:formula="of:=[.U156]&amp;IF(ISBLANK([.J156]);&quot;&quot;;&quot;/&quot;&amp;[.J156])" office:value-type="string" office:string-value="PC8/TSC_G4_IO3/LCD_SEG26/SDMMC1_D0/EVENTOUT" calcext:value-type="string">
            <text:p>PC8/TSC_G4_IO3/LCD_SEG26/SDMMC1_D0/EVENTOUT</text:p>
          </table:table-cell>
          <table:table-cell table:formula="of:=[.V156]&amp;IF(ISBLANK([.K156]);&quot;&quot;;&quot;/&quot;&amp;[.K156])" office:value-type="string" office:string-value="PC8/TSC_G4_IO3/LCD_SEG26/SDMMC1_D0/EVENTOUT" calcext:value-type="string">
            <text:p>PC8/TSC_G4_IO3/LCD_SEG26/SDMMC1_D0/EVENTOUT</text:p>
          </table:table-cell>
        </table:table-row>
        <table:table-row table:style-name="ro1">
          <table:table-cell/>
          <table:table-cell office:value-type="string" calcext:value-type="string">
            <text:p>PC9</text:p>
          </table:table-cell>
          <table:table-cell/>
          <table:table-cell office:value-type="string" calcext:value-type="string">
            <text:p>TSC_G4_IO4</text:p>
          </table:table-cell>
          <table:table-cell office:value-type="string" calcext:value-type="string">
            <text:p>OTG_FS_NOE</text:p>
          </table:table-cell>
          <table:table-cell office:value-type="string" calcext:value-type="string">
            <text:p>LCD_SEG27</text:p>
          </table:table-cell>
          <table:table-cell office:value-type="string" calcext:value-type="string">
            <text:p>SDMMC1_D1</text:p>
          </table:table-cell>
          <table:table-cell office:value-type="string" calcext:value-type="string">
            <text:p>SAI2_EXTCLK</text:p>
          </table:table-cell>
          <table:table-cell office:value-type="string" calcext:value-type="string">
            <text:p>TIM8_BKIN2_COMP1</text:p>
          </table:table-cell>
          <table:table-cell office:value-type="string" calcext:value-type="string">
            <text:p>EVENTOUT</text:p>
          </table:table-cell>
          <table:table-cell table:number-columns-repeated="3"/>
          <table:table-cell table:formula="of:=[.B157]" office:value-type="string" office:string-value="PC9" calcext:value-type="string">
            <text:p>PC9</text:p>
          </table:table-cell>
          <table:table-cell table:formula="of:=[.N157]&amp;IF(ISBLANK([.C157]);&quot;&quot;;&quot;/&quot;&amp;[.C157])" office:value-type="string" office:string-value="PC9" calcext:value-type="string">
            <text:p>PC9</text:p>
          </table:table-cell>
          <table:table-cell table:formula="of:=[.O157]&amp;IF(ISBLANK([.D157]);&quot;&quot;;&quot;/&quot;&amp;[.D157])" office:value-type="string" office:string-value="PC9/TSC_G4_IO4" calcext:value-type="string">
            <text:p>PC9/TSC_G4_IO4</text:p>
          </table:table-cell>
          <table:table-cell table:formula="of:=[.P157]&amp;IF(ISBLANK([.E157]);&quot;&quot;;&quot;/&quot;&amp;[.E157])" office:value-type="string" office:string-value="PC9/TSC_G4_IO4/OTG_FS_NOE" calcext:value-type="string">
            <text:p>PC9/TSC_G4_IO4/OTG_FS_NOE</text:p>
          </table:table-cell>
          <table:table-cell table:formula="of:=[.Q157]&amp;IF(ISBLANK([.F157]);&quot;&quot;;&quot;/&quot;&amp;[.F157])" office:value-type="string" office:string-value="PC9/TSC_G4_IO4/OTG_FS_NOE/LCD_SEG27" calcext:value-type="string">
            <text:p>PC9/TSC_G4_IO4/OTG_FS_NOE/LCD_SEG27</text:p>
          </table:table-cell>
          <table:table-cell table:formula="of:=[.R157]&amp;IF(ISBLANK([.G157]);&quot;&quot;;&quot;/&quot;&amp;[.G157])" office:value-type="string" office:string-value="PC9/TSC_G4_IO4/OTG_FS_NOE/LCD_SEG27/SDMMC1_D1" calcext:value-type="string">
            <text:p>PC9/TSC_G4_IO4/OTG_FS_NOE/LCD_SEG27/SDMMC1_D1</text:p>
          </table:table-cell>
          <table:table-cell table:formula="of:=[.S157]&amp;IF(ISBLANK([.H157]);&quot;&quot;;&quot;/&quot;&amp;[.H157])" office:value-type="string" office:string-value="PC9/TSC_G4_IO4/OTG_FS_NOE/LCD_SEG27/SDMMC1_D1/SAI2_EXTCLK" calcext:value-type="string">
            <text:p>PC9/TSC_G4_IO4/OTG_FS_NOE/LCD_SEG27/SDMMC1_D1/SAI2_EXTCLK</text:p>
          </table:table-cell>
          <table:table-cell table:formula="of:=[.T157]&amp;IF(ISBLANK([.I157]);&quot;&quot;;&quot;/&quot;&amp;[.I157])" office:value-type="string" office:string-value="PC9/TSC_G4_IO4/OTG_FS_NOE/LCD_SEG27/SDMMC1_D1/SAI2_EXTCLK/TIM8_BKIN2_COMP1" calcext:value-type="string">
            <text:p>PC9/TSC_G4_IO4/OTG_FS_NOE/LCD_SEG27/SDMMC1_D1/SAI2_EXTCLK/TIM8_BKIN2_COMP1</text:p>
          </table:table-cell>
          <table:table-cell table:formula="of:=[.U157]&amp;IF(ISBLANK([.J157]);&quot;&quot;;&quot;/&quot;&amp;[.J157])" office:value-type="string" office:string-value="PC9/TSC_G4_IO4/OTG_FS_NOE/LCD_SEG27/SDMMC1_D1/SAI2_EXTCLK/TIM8_BKIN2_COMP1/EVENTOUT" calcext:value-type="string">
            <text:p>PC9/TSC_G4_IO4/OTG_FS_NOE/LCD_SEG27/SDMMC1_D1/SAI2_EXTCLK/TIM8_BKIN2_COMP1/EVENTOUT</text:p>
          </table:table-cell>
          <table:table-cell table:formula="of:=[.V157]&amp;IF(ISBLANK([.K157]);&quot;&quot;;&quot;/&quot;&amp;[.K157])" office:value-type="string" office:string-value="PC9/TSC_G4_IO4/OTG_FS_NOE/LCD_SEG27/SDMMC1_D1/SAI2_EXTCLK/TIM8_BKIN2_COMP1/EVENTOUT" calcext:value-type="string">
            <text:p>PC9/TSC_G4_IO4/OTG_FS_NOE/LCD_SEG27/SDMMC1_D1/SAI2_EXTCLK/TIM8_BKIN2_COMP1/EVENTOUT</text:p>
          </table:table-cell>
        </table:table-row>
        <table:table-row table:style-name="ro1">
          <table:table-cell/>
          <table:table-cell office:value-type="string" calcext:value-type="string">
            <text:p>PC10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TSC_G3_IO2</text:p>
          </table:table-cell>
          <table:table-cell/>
          <table:table-cell office:value-type="string" calcext:value-type="string">
            <text:p>LCD_COM4/LCD_SEG28/LCD_SEG40</text:p>
          </table:table-cell>
          <table:table-cell office:value-type="string" calcext:value-type="string">
            <text:p>SDMMC1_D2</text:p>
          </table:table-cell>
          <table:table-cell office:value-type="string" calcext:value-type="string">
            <text:p>SAI2_SCK_B</text:p>
          </table:table-cell>
          <table:table-cell/>
          <table:table-cell office:value-type="string" calcext:value-type="string">
            <text:p>EVENTOUT</text:p>
          </table:table-cell>
          <table:table-cell table:number-columns-repeated="3"/>
          <table:table-cell table:formula="of:=[.B158]" office:value-type="string" office:string-value="PC10" calcext:value-type="string">
            <text:p>PC10</text:p>
          </table:table-cell>
          <table:table-cell table:formula="of:=[.N158]&amp;IF(ISBLANK([.C158]);&quot;&quot;;&quot;/&quot;&amp;[.C158])" office:value-type="string" office:string-value="PC10/UART4_TX" calcext:value-type="string">
            <text:p>PC10/UART4_TX</text:p>
          </table:table-cell>
          <table:table-cell table:formula="of:=[.O158]&amp;IF(ISBLANK([.D158]);&quot;&quot;;&quot;/&quot;&amp;[.D158])" office:value-type="string" office:string-value="PC10/UART4_TX/TSC_G3_IO2" calcext:value-type="string">
            <text:p>PC10/UART4_TX/TSC_G3_IO2</text:p>
          </table:table-cell>
          <table:table-cell table:formula="of:=[.P158]&amp;IF(ISBLANK([.E158]);&quot;&quot;;&quot;/&quot;&amp;[.E158])" office:value-type="string" office:string-value="PC10/UART4_TX/TSC_G3_IO2" calcext:value-type="string">
            <text:p>PC10/UART4_TX/TSC_G3_IO2</text:p>
          </table:table-cell>
          <table:table-cell table:formula="of:=[.Q158]&amp;IF(ISBLANK([.F158]);&quot;&quot;;&quot;/&quot;&amp;[.F158])" office:value-type="string" office:string-value="PC10/UART4_TX/TSC_G3_IO2/LCD_COM4/LCD_SEG28/LCD_SEG40" calcext:value-type="string">
            <text:p>PC10/UART4_TX/TSC_G3_IO2/LCD_COM4/LCD_SEG28/LCD_SEG40</text:p>
          </table:table-cell>
          <table:table-cell table:formula="of:=[.R158]&amp;IF(ISBLANK([.G158]);&quot;&quot;;&quot;/&quot;&amp;[.G158])" office:value-type="string" office:string-value="PC10/UART4_TX/TSC_G3_IO2/LCD_COM4/LCD_SEG28/LCD_SEG40/SDMMC1_D2" calcext:value-type="string">
            <text:p>PC10/UART4_TX/TSC_G3_IO2/LCD_COM4/LCD_SEG28/LCD_SEG40/SDMMC1_D2</text:p>
          </table:table-cell>
          <table:table-cell table:formula="of:=[.S158]&amp;IF(ISBLANK([.H158]);&quot;&quot;;&quot;/&quot;&amp;[.H158])" office:value-type="string" office:string-value="PC10/UART4_TX/TSC_G3_IO2/LCD_COM4/LCD_SEG28/LCD_SEG40/SDMMC1_D2/SAI2_SCK_B" calcext:value-type="string">
            <text:p>PC10/UART4_TX/TSC_G3_IO2/LCD_COM4/LCD_SEG28/LCD_SEG40/SDMMC1_D2/SAI2_SCK_B</text:p>
          </table:table-cell>
          <table:table-cell table:formula="of:=[.T158]&amp;IF(ISBLANK([.I158]);&quot;&quot;;&quot;/&quot;&amp;[.I158])" office:value-type="string" office:string-value="PC10/UART4_TX/TSC_G3_IO2/LCD_COM4/LCD_SEG28/LCD_SEG40/SDMMC1_D2/SAI2_SCK_B" calcext:value-type="string">
            <text:p>PC10/UART4_TX/TSC_G3_IO2/LCD_COM4/LCD_SEG28/LCD_SEG40/SDMMC1_D2/SAI2_SCK_B</text:p>
          </table:table-cell>
          <table:table-cell table:formula="of:=[.U158]&amp;IF(ISBLANK([.J158]);&quot;&quot;;&quot;/&quot;&amp;[.J158])" office:value-type="string" office:string-value="PC10/UART4_TX/TSC_G3_IO2/LCD_COM4/LCD_SEG28/LCD_SEG40/SDMMC1_D2/SAI2_SCK_B/EVENTOUT" calcext:value-type="string">
            <text:p>PC10/UART4_TX/TSC_G3_IO2/LCD_COM4/LCD_SEG28/LCD_SEG40/SDMMC1_D2/SAI2_SCK_B/EVENTOUT</text:p>
          </table:table-cell>
          <table:table-cell table:formula="of:=[.V158]&amp;IF(ISBLANK([.K158]);&quot;&quot;;&quot;/&quot;&amp;[.K158])" office:value-type="string" office:string-value="PC10/UART4_TX/TSC_G3_IO2/LCD_COM4/LCD_SEG28/LCD_SEG40/SDMMC1_D2/SAI2_SCK_B/EVENTOUT" calcext:value-type="string">
            <text:p>PC10/UART4_TX/TSC_G3_IO2/LCD_COM4/LCD_SEG28/LCD_SEG40/SDMMC1_D2/SAI2_SCK_B/EVENTOUT</text:p>
          </table:table-cell>
        </table:table-row>
        <table:table-row table:style-name="ro1">
          <table:table-cell/>
          <table:table-cell office:value-type="string" calcext:value-type="string">
            <text:p>PC11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TSC_G3_IO3</text:p>
          </table:table-cell>
          <table:table-cell/>
          <table:table-cell office:value-type="string" calcext:value-type="string">
            <text:p>LCD_COM5/LCD_SEG29/LCD_SEG41</text:p>
          </table:table-cell>
          <table:table-cell office:value-type="string" calcext:value-type="string">
            <text:p>SDMMC1_D3</text:p>
          </table:table-cell>
          <table:table-cell office:value-type="string" calcext:value-type="string">
            <text:p>SAI2_MCLK_B</text:p>
          </table:table-cell>
          <table:table-cell/>
          <table:table-cell office:value-type="string" calcext:value-type="string">
            <text:p>EVENTOUT</text:p>
          </table:table-cell>
          <table:table-cell table:number-columns-repeated="3"/>
          <table:table-cell table:formula="of:=[.B159]" office:value-type="string" office:string-value="PC11" calcext:value-type="string">
            <text:p>PC11</text:p>
          </table:table-cell>
          <table:table-cell table:formula="of:=[.N159]&amp;IF(ISBLANK([.C159]);&quot;&quot;;&quot;/&quot;&amp;[.C159])" office:value-type="string" office:string-value="PC11/UART4_RX" calcext:value-type="string">
            <text:p>PC11/UART4_RX</text:p>
          </table:table-cell>
          <table:table-cell table:formula="of:=[.O159]&amp;IF(ISBLANK([.D159]);&quot;&quot;;&quot;/&quot;&amp;[.D159])" office:value-type="string" office:string-value="PC11/UART4_RX/TSC_G3_IO3" calcext:value-type="string">
            <text:p>PC11/UART4_RX/TSC_G3_IO3</text:p>
          </table:table-cell>
          <table:table-cell table:formula="of:=[.P159]&amp;IF(ISBLANK([.E159]);&quot;&quot;;&quot;/&quot;&amp;[.E159])" office:value-type="string" office:string-value="PC11/UART4_RX/TSC_G3_IO3" calcext:value-type="string">
            <text:p>PC11/UART4_RX/TSC_G3_IO3</text:p>
          </table:table-cell>
          <table:table-cell table:formula="of:=[.Q159]&amp;IF(ISBLANK([.F159]);&quot;&quot;;&quot;/&quot;&amp;[.F159])" office:value-type="string" office:string-value="PC11/UART4_RX/TSC_G3_IO3/LCD_COM5/LCD_SEG29/LCD_SEG41" calcext:value-type="string">
            <text:p>PC11/UART4_RX/TSC_G3_IO3/LCD_COM5/LCD_SEG29/LCD_SEG41</text:p>
          </table:table-cell>
          <table:table-cell table:formula="of:=[.R159]&amp;IF(ISBLANK([.G159]);&quot;&quot;;&quot;/&quot;&amp;[.G159])" office:value-type="string" office:string-value="PC11/UART4_RX/TSC_G3_IO3/LCD_COM5/LCD_SEG29/LCD_SEG41/SDMMC1_D3" calcext:value-type="string">
            <text:p>PC11/UART4_RX/TSC_G3_IO3/LCD_COM5/LCD_SEG29/LCD_SEG41/SDMMC1_D3</text:p>
          </table:table-cell>
          <table:table-cell table:formula="of:=[.S159]&amp;IF(ISBLANK([.H159]);&quot;&quot;;&quot;/&quot;&amp;[.H159])" office:value-type="string" office:string-value="PC11/UART4_RX/TSC_G3_IO3/LCD_COM5/LCD_SEG29/LCD_SEG41/SDMMC1_D3/SAI2_MCLK_B" calcext:value-type="string">
            <text:p>PC11/UART4_RX/TSC_G3_IO3/LCD_COM5/LCD_SEG29/LCD_SEG41/SDMMC1_D3/SAI2_MCLK_B</text:p>
          </table:table-cell>
          <table:table-cell table:formula="of:=[.T159]&amp;IF(ISBLANK([.I159]);&quot;&quot;;&quot;/&quot;&amp;[.I159])" office:value-type="string" office:string-value="PC11/UART4_RX/TSC_G3_IO3/LCD_COM5/LCD_SEG29/LCD_SEG41/SDMMC1_D3/SAI2_MCLK_B" calcext:value-type="string">
            <text:p>PC11/UART4_RX/TSC_G3_IO3/LCD_COM5/LCD_SEG29/LCD_SEG41/SDMMC1_D3/SAI2_MCLK_B</text:p>
          </table:table-cell>
          <table:table-cell table:formula="of:=[.U159]&amp;IF(ISBLANK([.J159]);&quot;&quot;;&quot;/&quot;&amp;[.J159])" office:value-type="string" office:string-value="PC11/UART4_RX/TSC_G3_IO3/LCD_COM5/LCD_SEG29/LCD_SEG41/SDMMC1_D3/SAI2_MCLK_B/EVENTOUT" calcext:value-type="string">
            <text:p>PC11/UART4_RX/TSC_G3_IO3/LCD_COM5/LCD_SEG29/LCD_SEG41/SDMMC1_D3/SAI2_MCLK_B/EVENTOUT</text:p>
          </table:table-cell>
          <table:table-cell table:formula="of:=[.V159]&amp;IF(ISBLANK([.K159]);&quot;&quot;;&quot;/&quot;&amp;[.K159])" office:value-type="string" office:string-value="PC11/UART4_RX/TSC_G3_IO3/LCD_COM5/LCD_SEG29/LCD_SEG41/SDMMC1_D3/SAI2_MCLK_B/EVENTOUT" calcext:value-type="string">
            <text:p>PC11/UART4_RX/TSC_G3_IO3/LCD_COM5/LCD_SEG29/LCD_SEG41/SDMMC1_D3/SAI2_MCLK_B/EVENTOUT</text:p>
          </table:table-cell>
        </table:table-row>
        <table:table-row table:style-name="ro1">
          <table:table-cell/>
          <table:table-cell office:value-type="string" calcext:value-type="string">
            <text:p>PC12</text:p>
          </table:table-cell>
          <table:table-cell office:value-type="string" calcext:value-type="string">
            <text:p>UART5_TX</text:p>
          </table:table-cell>
          <table:table-cell office:value-type="string" calcext:value-type="string">
            <text:p>TSC_G3_IO4</text:p>
          </table:table-cell>
          <table:table-cell/>
          <table:table-cell office:value-type="string" calcext:value-type="string">
            <text:p>LCD_COM6/LCD_SEG30/LCD_SEG42</text:p>
          </table:table-cell>
          <table:table-cell office:value-type="string" calcext:value-type="string">
            <text:p>SDMMC1_CK</text:p>
          </table:table-cell>
          <table:table-cell office:value-type="string" calcext:value-type="string">
            <text:p>SAI2_SD_B</text:p>
          </table:table-cell>
          <table:table-cell/>
          <table:table-cell office:value-type="string" calcext:value-type="string">
            <text:p>EVENTOUT</text:p>
          </table:table-cell>
          <table:table-cell table:number-columns-repeated="3"/>
          <table:table-cell table:formula="of:=[.B160]" office:value-type="string" office:string-value="PC12" calcext:value-type="string">
            <text:p>PC12</text:p>
          </table:table-cell>
          <table:table-cell table:formula="of:=[.N160]&amp;IF(ISBLANK([.C160]);&quot;&quot;;&quot;/&quot;&amp;[.C160])" office:value-type="string" office:string-value="PC12/UART5_TX" calcext:value-type="string">
            <text:p>PC12/UART5_TX</text:p>
          </table:table-cell>
          <table:table-cell table:formula="of:=[.O160]&amp;IF(ISBLANK([.D160]);&quot;&quot;;&quot;/&quot;&amp;[.D160])" office:value-type="string" office:string-value="PC12/UART5_TX/TSC_G3_IO4" calcext:value-type="string">
            <text:p>PC12/UART5_TX/TSC_G3_IO4</text:p>
          </table:table-cell>
          <table:table-cell table:formula="of:=[.P160]&amp;IF(ISBLANK([.E160]);&quot;&quot;;&quot;/&quot;&amp;[.E160])" office:value-type="string" office:string-value="PC12/UART5_TX/TSC_G3_IO4" calcext:value-type="string">
            <text:p>PC12/UART5_TX/TSC_G3_IO4</text:p>
          </table:table-cell>
          <table:table-cell table:formula="of:=[.Q160]&amp;IF(ISBLANK([.F160]);&quot;&quot;;&quot;/&quot;&amp;[.F160])" office:value-type="string" office:string-value="PC12/UART5_TX/TSC_G3_IO4/LCD_COM6/LCD_SEG30/LCD_SEG42" calcext:value-type="string">
            <text:p>PC12/UART5_TX/TSC_G3_IO4/LCD_COM6/LCD_SEG30/LCD_SEG42</text:p>
          </table:table-cell>
          <table:table-cell table:formula="of:=[.R160]&amp;IF(ISBLANK([.G160]);&quot;&quot;;&quot;/&quot;&amp;[.G160])" office:value-type="string" office:string-value="PC12/UART5_TX/TSC_G3_IO4/LCD_COM6/LCD_SEG30/LCD_SEG42/SDMMC1_CK" calcext:value-type="string">
            <text:p>PC12/UART5_TX/TSC_G3_IO4/LCD_COM6/LCD_SEG30/LCD_SEG42/SDMMC1_CK</text:p>
          </table:table-cell>
          <table:table-cell table:formula="of:=[.S160]&amp;IF(ISBLANK([.H160]);&quot;&quot;;&quot;/&quot;&amp;[.H160])" office:value-type="string" office:string-value="PC12/UART5_TX/TSC_G3_IO4/LCD_COM6/LCD_SEG30/LCD_SEG42/SDMMC1_CK/SAI2_SD_B" calcext:value-type="string">
            <text:p>PC12/UART5_TX/TSC_G3_IO4/LCD_COM6/LCD_SEG30/LCD_SEG42/SDMMC1_CK/SAI2_SD_B</text:p>
          </table:table-cell>
          <table:table-cell table:formula="of:=[.T160]&amp;IF(ISBLANK([.I160]);&quot;&quot;;&quot;/&quot;&amp;[.I160])" office:value-type="string" office:string-value="PC12/UART5_TX/TSC_G3_IO4/LCD_COM6/LCD_SEG30/LCD_SEG42/SDMMC1_CK/SAI2_SD_B" calcext:value-type="string">
            <text:p>PC12/UART5_TX/TSC_G3_IO4/LCD_COM6/LCD_SEG30/LCD_SEG42/SDMMC1_CK/SAI2_SD_B</text:p>
          </table:table-cell>
          <table:table-cell table:formula="of:=[.U160]&amp;IF(ISBLANK([.J160]);&quot;&quot;;&quot;/&quot;&amp;[.J160])" office:value-type="string" office:string-value="PC12/UART5_TX/TSC_G3_IO4/LCD_COM6/LCD_SEG30/LCD_SEG42/SDMMC1_CK/SAI2_SD_B/EVENTOUT" calcext:value-type="string">
            <text:p>PC12/UART5_TX/TSC_G3_IO4/LCD_COM6/LCD_SEG30/LCD_SEG42/SDMMC1_CK/SAI2_SD_B/EVENTOUT</text:p>
          </table:table-cell>
          <table:table-cell table:formula="of:=[.V160]&amp;IF(ISBLANK([.K160]);&quot;&quot;;&quot;/&quot;&amp;[.K160])" office:value-type="string" office:string-value="PC12/UART5_TX/TSC_G3_IO4/LCD_COM6/LCD_SEG30/LCD_SEG42/SDMMC1_CK/SAI2_SD_B/EVENTOUT" calcext:value-type="string">
            <text:p>PC12/UART5_TX/TSC_G3_IO4/LCD_COM6/LCD_SEG30/LCD_SEG42/SDMMC1_CK/SAI2_SD_B/EVENTOUT</text:p>
          </table:table-cell>
        </table:table-row>
        <table:table-row table:style-name="ro1">
          <table:table-cell/>
          <table:table-cell office:value-type="string" calcext:value-type="string">
            <text:p>PC13</text:p>
          </table:table-cell>
          <table:table-cell table:number-columns-repeated="7"/>
          <table:table-cell office:value-type="string" calcext:value-type="string">
            <text:p>EVENTOUT</text:p>
          </table:table-cell>
          <table:table-cell table:number-columns-repeated="3"/>
          <table:table-cell table:formula="of:=[.B161]" office:value-type="string" office:string-value="PC13" calcext:value-type="string">
            <text:p>PC13</text:p>
          </table:table-cell>
          <table:table-cell table:formula="of:=[.N161]&amp;IF(ISBLANK([.C161]);&quot;&quot;;&quot;/&quot;&amp;[.C161])" office:value-type="string" office:string-value="PC13" calcext:value-type="string">
            <text:p>PC13</text:p>
          </table:table-cell>
          <table:table-cell table:formula="of:=[.O161]&amp;IF(ISBLANK([.D161]);&quot;&quot;;&quot;/&quot;&amp;[.D161])" office:value-type="string" office:string-value="PC13" calcext:value-type="string">
            <text:p>PC13</text:p>
          </table:table-cell>
          <table:table-cell table:formula="of:=[.P161]&amp;IF(ISBLANK([.E161]);&quot;&quot;;&quot;/&quot;&amp;[.E161])" office:value-type="string" office:string-value="PC13" calcext:value-type="string">
            <text:p>PC13</text:p>
          </table:table-cell>
          <table:table-cell table:formula="of:=[.Q161]&amp;IF(ISBLANK([.F161]);&quot;&quot;;&quot;/&quot;&amp;[.F161])" office:value-type="string" office:string-value="PC13" calcext:value-type="string">
            <text:p>PC13</text:p>
          </table:table-cell>
          <table:table-cell table:formula="of:=[.R161]&amp;IF(ISBLANK([.G161]);&quot;&quot;;&quot;/&quot;&amp;[.G161])" office:value-type="string" office:string-value="PC13" calcext:value-type="string">
            <text:p>PC13</text:p>
          </table:table-cell>
          <table:table-cell table:formula="of:=[.S161]&amp;IF(ISBLANK([.H161]);&quot;&quot;;&quot;/&quot;&amp;[.H161])" office:value-type="string" office:string-value="PC13" calcext:value-type="string">
            <text:p>PC13</text:p>
          </table:table-cell>
          <table:table-cell table:formula="of:=[.T161]&amp;IF(ISBLANK([.I161]);&quot;&quot;;&quot;/&quot;&amp;[.I161])" office:value-type="string" office:string-value="PC13" calcext:value-type="string">
            <text:p>PC13</text:p>
          </table:table-cell>
          <table:table-cell table:formula="of:=[.U161]&amp;IF(ISBLANK([.J161]);&quot;&quot;;&quot;/&quot;&amp;[.J161])" office:value-type="string" office:string-value="PC13/EVENTOUT" calcext:value-type="string">
            <text:p>PC13/EVENTOUT</text:p>
          </table:table-cell>
          <table:table-cell table:formula="of:=[.V161]&amp;IF(ISBLANK([.K161]);&quot;&quot;;&quot;/&quot;&amp;[.K161])" office:value-type="string" office:string-value="PC13/EVENTOUT" calcext:value-type="string">
            <text:p>PC13/EVENTOUT</text:p>
          </table:table-cell>
        </table:table-row>
        <table:table-row table:style-name="ro1">
          <table:table-cell/>
          <table:table-cell office:value-type="string" calcext:value-type="string">
            <text:p>PC14</text:p>
          </table:table-cell>
          <table:table-cell table:number-columns-repeated="7"/>
          <table:table-cell office:value-type="string" calcext:value-type="string">
            <text:p>EVENTOUT</text:p>
          </table:table-cell>
          <table:table-cell table:number-columns-repeated="3"/>
          <table:table-cell table:formula="of:=[.B162]" office:value-type="string" office:string-value="PC14" calcext:value-type="string">
            <text:p>PC14</text:p>
          </table:table-cell>
          <table:table-cell table:formula="of:=[.N162]&amp;IF(ISBLANK([.C162]);&quot;&quot;;&quot;/&quot;&amp;[.C162])" office:value-type="string" office:string-value="PC14" calcext:value-type="string">
            <text:p>PC14</text:p>
          </table:table-cell>
          <table:table-cell table:formula="of:=[.O162]&amp;IF(ISBLANK([.D162]);&quot;&quot;;&quot;/&quot;&amp;[.D162])" office:value-type="string" office:string-value="PC14" calcext:value-type="string">
            <text:p>PC14</text:p>
          </table:table-cell>
          <table:table-cell table:formula="of:=[.P162]&amp;IF(ISBLANK([.E162]);&quot;&quot;;&quot;/&quot;&amp;[.E162])" office:value-type="string" office:string-value="PC14" calcext:value-type="string">
            <text:p>PC14</text:p>
          </table:table-cell>
          <table:table-cell table:formula="of:=[.Q162]&amp;IF(ISBLANK([.F162]);&quot;&quot;;&quot;/&quot;&amp;[.F162])" office:value-type="string" office:string-value="PC14" calcext:value-type="string">
            <text:p>PC14</text:p>
          </table:table-cell>
          <table:table-cell table:formula="of:=[.R162]&amp;IF(ISBLANK([.G162]);&quot;&quot;;&quot;/&quot;&amp;[.G162])" office:value-type="string" office:string-value="PC14" calcext:value-type="string">
            <text:p>PC14</text:p>
          </table:table-cell>
          <table:table-cell table:formula="of:=[.S162]&amp;IF(ISBLANK([.H162]);&quot;&quot;;&quot;/&quot;&amp;[.H162])" office:value-type="string" office:string-value="PC14" calcext:value-type="string">
            <text:p>PC14</text:p>
          </table:table-cell>
          <table:table-cell table:formula="of:=[.T162]&amp;IF(ISBLANK([.I162]);&quot;&quot;;&quot;/&quot;&amp;[.I162])" office:value-type="string" office:string-value="PC14" calcext:value-type="string">
            <text:p>PC14</text:p>
          </table:table-cell>
          <table:table-cell table:formula="of:=[.U162]&amp;IF(ISBLANK([.J162]);&quot;&quot;;&quot;/&quot;&amp;[.J162])" office:value-type="string" office:string-value="PC14/EVENTOUT" calcext:value-type="string">
            <text:p>PC14/EVENTOUT</text:p>
          </table:table-cell>
          <table:table-cell table:formula="of:=[.V162]&amp;IF(ISBLANK([.K162]);&quot;&quot;;&quot;/&quot;&amp;[.K162])" office:value-type="string" office:string-value="PC14/EVENTOUT" calcext:value-type="string">
            <text:p>PC14/EVENTOUT</text:p>
          </table:table-cell>
        </table:table-row>
        <table:table-row table:style-name="ro1">
          <table:table-cell/>
          <table:table-cell office:value-type="string" calcext:value-type="string">
            <text:p>PC15</text:p>
          </table:table-cell>
          <table:table-cell table:number-columns-repeated="7"/>
          <table:table-cell office:value-type="string" calcext:value-type="string">
            <text:p>EVENTOUT</text:p>
          </table:table-cell>
          <table:table-cell table:number-columns-repeated="3"/>
          <table:table-cell table:formula="of:=[.B163]" office:value-type="string" office:string-value="PC15" calcext:value-type="string">
            <text:p>PC15</text:p>
          </table:table-cell>
          <table:table-cell table:formula="of:=[.N163]&amp;IF(ISBLANK([.C163]);&quot;&quot;;&quot;/&quot;&amp;[.C163])" office:value-type="string" office:string-value="PC15" calcext:value-type="string">
            <text:p>PC15</text:p>
          </table:table-cell>
          <table:table-cell table:formula="of:=[.O163]&amp;IF(ISBLANK([.D163]);&quot;&quot;;&quot;/&quot;&amp;[.D163])" office:value-type="string" office:string-value="PC15" calcext:value-type="string">
            <text:p>PC15</text:p>
          </table:table-cell>
          <table:table-cell table:formula="of:=[.P163]&amp;IF(ISBLANK([.E163]);&quot;&quot;;&quot;/&quot;&amp;[.E163])" office:value-type="string" office:string-value="PC15" calcext:value-type="string">
            <text:p>PC15</text:p>
          </table:table-cell>
          <table:table-cell table:formula="of:=[.Q163]&amp;IF(ISBLANK([.F163]);&quot;&quot;;&quot;/&quot;&amp;[.F163])" office:value-type="string" office:string-value="PC15" calcext:value-type="string">
            <text:p>PC15</text:p>
          </table:table-cell>
          <table:table-cell table:formula="of:=[.R163]&amp;IF(ISBLANK([.G163]);&quot;&quot;;&quot;/&quot;&amp;[.G163])" office:value-type="string" office:string-value="PC15" calcext:value-type="string">
            <text:p>PC15</text:p>
          </table:table-cell>
          <table:table-cell table:formula="of:=[.S163]&amp;IF(ISBLANK([.H163]);&quot;&quot;;&quot;/&quot;&amp;[.H163])" office:value-type="string" office:string-value="PC15" calcext:value-type="string">
            <text:p>PC15</text:p>
          </table:table-cell>
          <table:table-cell table:formula="of:=[.T163]&amp;IF(ISBLANK([.I163]);&quot;&quot;;&quot;/&quot;&amp;[.I163])" office:value-type="string" office:string-value="PC15" calcext:value-type="string">
            <text:p>PC15</text:p>
          </table:table-cell>
          <table:table-cell table:formula="of:=[.U163]&amp;IF(ISBLANK([.J163]);&quot;&quot;;&quot;/&quot;&amp;[.J163])" office:value-type="string" office:string-value="PC15/EVENTOUT" calcext:value-type="string">
            <text:p>PC15/EVENTOUT</text:p>
          </table:table-cell>
          <table:table-cell table:formula="of:=[.V163]&amp;IF(ISBLANK([.K163]);&quot;&quot;;&quot;/&quot;&amp;[.K163])" office:value-type="string" office:string-value="PC15/EVENTOUT" calcext:value-type="string">
            <text:p>PC15/EVENTOUT</text:p>
          </table:table-cell>
        </table:table-row>
        <table:table-row table:style-name="ro1">
          <table:table-cell/>
          <table:table-cell office:value-type="string" calcext:value-type="string">
            <text:p>PD0</text:p>
          </table:table-cell>
          <table:table-cell/>
          <table:table-cell office:value-type="string" calcext:value-type="string">
            <text:p>CAN1_RX</text:p>
          </table:table-cell>
          <table:table-cell table:number-columns-repeated="2"/>
          <table:table-cell office:value-type="string" calcext:value-type="string">
            <text:p>FMC_D2</text:p>
          </table:table-cell>
          <table:table-cell table:number-columns-repeated="2"/>
          <table:table-cell office:value-type="string" calcext:value-type="string">
            <text:p>EVENTOUT</text:p>
          </table:table-cell>
          <table:table-cell table:number-columns-repeated="3"/>
          <table:table-cell table:formula="of:=[.B164]" office:value-type="string" office:string-value="PD0" calcext:value-type="string">
            <text:p>PD0</text:p>
          </table:table-cell>
          <table:table-cell table:formula="of:=[.N164]&amp;IF(ISBLANK([.C164]);&quot;&quot;;&quot;/&quot;&amp;[.C164])" office:value-type="string" office:string-value="PD0" calcext:value-type="string">
            <text:p>PD0</text:p>
          </table:table-cell>
          <table:table-cell table:formula="of:=[.O164]&amp;IF(ISBLANK([.D164]);&quot;&quot;;&quot;/&quot;&amp;[.D164])" office:value-type="string" office:string-value="PD0/CAN1_RX" calcext:value-type="string">
            <text:p>PD0/CAN1_RX</text:p>
          </table:table-cell>
          <table:table-cell table:formula="of:=[.P164]&amp;IF(ISBLANK([.E164]);&quot;&quot;;&quot;/&quot;&amp;[.E164])" office:value-type="string" office:string-value="PD0/CAN1_RX" calcext:value-type="string">
            <text:p>PD0/CAN1_RX</text:p>
          </table:table-cell>
          <table:table-cell table:formula="of:=[.Q164]&amp;IF(ISBLANK([.F164]);&quot;&quot;;&quot;/&quot;&amp;[.F164])" office:value-type="string" office:string-value="PD0/CAN1_RX" calcext:value-type="string">
            <text:p>PD0/CAN1_RX</text:p>
          </table:table-cell>
          <table:table-cell table:formula="of:=[.R164]&amp;IF(ISBLANK([.G164]);&quot;&quot;;&quot;/&quot;&amp;[.G164])" office:value-type="string" office:string-value="PD0/CAN1_RX/FMC_D2" calcext:value-type="string">
            <text:p>PD0/CAN1_RX/FMC_D2</text:p>
          </table:table-cell>
          <table:table-cell table:formula="of:=[.S164]&amp;IF(ISBLANK([.H164]);&quot;&quot;;&quot;/&quot;&amp;[.H164])" office:value-type="string" office:string-value="PD0/CAN1_RX/FMC_D2" calcext:value-type="string">
            <text:p>PD0/CAN1_RX/FMC_D2</text:p>
          </table:table-cell>
          <table:table-cell table:formula="of:=[.T164]&amp;IF(ISBLANK([.I164]);&quot;&quot;;&quot;/&quot;&amp;[.I164])" office:value-type="string" office:string-value="PD0/CAN1_RX/FMC_D2" calcext:value-type="string">
            <text:p>PD0/CAN1_RX/FMC_D2</text:p>
          </table:table-cell>
          <table:table-cell table:formula="of:=[.U164]&amp;IF(ISBLANK([.J164]);&quot;&quot;;&quot;/&quot;&amp;[.J164])" office:value-type="string" office:string-value="PD0/CAN1_RX/FMC_D2/EVENTOUT" calcext:value-type="string">
            <text:p>PD0/CAN1_RX/FMC_D2/EVENTOUT</text:p>
          </table:table-cell>
          <table:table-cell table:formula="of:=[.V164]&amp;IF(ISBLANK([.K164]);&quot;&quot;;&quot;/&quot;&amp;[.K164])" office:value-type="string" office:string-value="PD0/CAN1_RX/FMC_D2/EVENTOUT" calcext:value-type="string">
            <text:p>PD0/CAN1_RX/FMC_D2/EVENTOUT</text:p>
          </table:table-cell>
        </table:table-row>
        <table:table-row table:style-name="ro1">
          <table:table-cell/>
          <table:table-cell office:value-type="string" calcext:value-type="string">
            <text:p>PD1</text:p>
          </table:table-cell>
          <table:table-cell/>
          <table:table-cell office:value-type="string" calcext:value-type="string">
            <text:p>CAN1_TX</text:p>
          </table:table-cell>
          <table:table-cell table:number-columns-repeated="2"/>
          <table:table-cell office:value-type="string" calcext:value-type="string">
            <text:p>FMC_D3</text:p>
          </table:table-cell>
          <table:table-cell table:number-columns-repeated="2"/>
          <table:table-cell office:value-type="string" calcext:value-type="string">
            <text:p>EVENTOUT</text:p>
          </table:table-cell>
          <table:table-cell table:number-columns-repeated="3"/>
          <table:table-cell table:formula="of:=[.B165]" office:value-type="string" office:string-value="PD1" calcext:value-type="string">
            <text:p>PD1</text:p>
          </table:table-cell>
          <table:table-cell table:formula="of:=[.N165]&amp;IF(ISBLANK([.C165]);&quot;&quot;;&quot;/&quot;&amp;[.C165])" office:value-type="string" office:string-value="PD1" calcext:value-type="string">
            <text:p>PD1</text:p>
          </table:table-cell>
          <table:table-cell table:formula="of:=[.O165]&amp;IF(ISBLANK([.D165]);&quot;&quot;;&quot;/&quot;&amp;[.D165])" office:value-type="string" office:string-value="PD1/CAN1_TX" calcext:value-type="string">
            <text:p>PD1/CAN1_TX</text:p>
          </table:table-cell>
          <table:table-cell table:formula="of:=[.P165]&amp;IF(ISBLANK([.E165]);&quot;&quot;;&quot;/&quot;&amp;[.E165])" office:value-type="string" office:string-value="PD1/CAN1_TX" calcext:value-type="string">
            <text:p>PD1/CAN1_TX</text:p>
          </table:table-cell>
          <table:table-cell table:formula="of:=[.Q165]&amp;IF(ISBLANK([.F165]);&quot;&quot;;&quot;/&quot;&amp;[.F165])" office:value-type="string" office:string-value="PD1/CAN1_TX" calcext:value-type="string">
            <text:p>PD1/CAN1_TX</text:p>
          </table:table-cell>
          <table:table-cell table:formula="of:=[.R165]&amp;IF(ISBLANK([.G165]);&quot;&quot;;&quot;/&quot;&amp;[.G165])" office:value-type="string" office:string-value="PD1/CAN1_TX/FMC_D3" calcext:value-type="string">
            <text:p>PD1/CAN1_TX/FMC_D3</text:p>
          </table:table-cell>
          <table:table-cell table:formula="of:=[.S165]&amp;IF(ISBLANK([.H165]);&quot;&quot;;&quot;/&quot;&amp;[.H165])" office:value-type="string" office:string-value="PD1/CAN1_TX/FMC_D3" calcext:value-type="string">
            <text:p>PD1/CAN1_TX/FMC_D3</text:p>
          </table:table-cell>
          <table:table-cell table:formula="of:=[.T165]&amp;IF(ISBLANK([.I165]);&quot;&quot;;&quot;/&quot;&amp;[.I165])" office:value-type="string" office:string-value="PD1/CAN1_TX/FMC_D3" calcext:value-type="string">
            <text:p>PD1/CAN1_TX/FMC_D3</text:p>
          </table:table-cell>
          <table:table-cell table:formula="of:=[.U165]&amp;IF(ISBLANK([.J165]);&quot;&quot;;&quot;/&quot;&amp;[.J165])" office:value-type="string" office:string-value="PD1/CAN1_TX/FMC_D3/EVENTOUT" calcext:value-type="string">
            <text:p>PD1/CAN1_TX/FMC_D3/EVENTOUT</text:p>
          </table:table-cell>
          <table:table-cell table:formula="of:=[.V165]&amp;IF(ISBLANK([.K165]);&quot;&quot;;&quot;/&quot;&amp;[.K165])" office:value-type="string" office:string-value="PD1/CAN1_TX/FMC_D3/EVENTOUT" calcext:value-type="string">
            <text:p>PD1/CAN1_TX/FMC_D3/EVENTOUT</text:p>
          </table:table-cell>
        </table:table-row>
        <table:table-row table:style-name="ro1">
          <table:table-cell/>
          <table:table-cell office:value-type="string" calcext:value-type="string">
            <text:p>PD2</text:p>
          </table:table-cell>
          <table:table-cell office:value-type="string" calcext:value-type="string">
            <text:p>UART5_RX</text:p>
          </table:table-cell>
          <table:table-cell office:value-type="string" calcext:value-type="string">
            <text:p>TSC_SYNC</text:p>
          </table:table-cell>
          <table:table-cell/>
          <table:table-cell office:value-type="string" calcext:value-type="string">
            <text:p>LCD_COM7/LCD_SEG31/LCD_SEG43</text:p>
          </table:table-cell>
          <table:table-cell office:value-type="string" calcext:value-type="string">
            <text:p>SDMMC1_CMD</text:p>
          </table:table-cell>
          <table:table-cell table:number-columns-repeated="2"/>
          <table:table-cell office:value-type="string" calcext:value-type="string">
            <text:p>EVENTOUT</text:p>
          </table:table-cell>
          <table:table-cell table:number-columns-repeated="3"/>
          <table:table-cell table:formula="of:=[.B166]" office:value-type="string" office:string-value="PD2" calcext:value-type="string">
            <text:p>PD2</text:p>
          </table:table-cell>
          <table:table-cell table:formula="of:=[.N166]&amp;IF(ISBLANK([.C166]);&quot;&quot;;&quot;/&quot;&amp;[.C166])" office:value-type="string" office:string-value="PD2/UART5_RX" calcext:value-type="string">
            <text:p>PD2/UART5_RX</text:p>
          </table:table-cell>
          <table:table-cell table:formula="of:=[.O166]&amp;IF(ISBLANK([.D166]);&quot;&quot;;&quot;/&quot;&amp;[.D166])" office:value-type="string" office:string-value="PD2/UART5_RX/TSC_SYNC" calcext:value-type="string">
            <text:p>PD2/UART5_RX/TSC_SYNC</text:p>
          </table:table-cell>
          <table:table-cell table:formula="of:=[.P166]&amp;IF(ISBLANK([.E166]);&quot;&quot;;&quot;/&quot;&amp;[.E166])" office:value-type="string" office:string-value="PD2/UART5_RX/TSC_SYNC" calcext:value-type="string">
            <text:p>PD2/UART5_RX/TSC_SYNC</text:p>
          </table:table-cell>
          <table:table-cell table:formula="of:=[.Q166]&amp;IF(ISBLANK([.F166]);&quot;&quot;;&quot;/&quot;&amp;[.F166])" office:value-type="string" office:string-value="PD2/UART5_RX/TSC_SYNC/LCD_COM7/LCD_SEG31/LCD_SEG43" calcext:value-type="string">
            <text:p>PD2/UART5_RX/TSC_SYNC/LCD_COM7/LCD_SEG31/LCD_SEG43</text:p>
          </table:table-cell>
          <table:table-cell table:formula="of:=[.R166]&amp;IF(ISBLANK([.G166]);&quot;&quot;;&quot;/&quot;&amp;[.G166])" office:value-type="string" office:string-value="PD2/UART5_RX/TSC_SYNC/LCD_COM7/LCD_SEG31/LCD_SEG43/SDMMC1_CMD" calcext:value-type="string">
            <text:p>PD2/UART5_RX/TSC_SYNC/LCD_COM7/LCD_SEG31/LCD_SEG43/SDMMC1_CMD</text:p>
          </table:table-cell>
          <table:table-cell table:formula="of:=[.S166]&amp;IF(ISBLANK([.H166]);&quot;&quot;;&quot;/&quot;&amp;[.H166])" office:value-type="string" office:string-value="PD2/UART5_RX/TSC_SYNC/LCD_COM7/LCD_SEG31/LCD_SEG43/SDMMC1_CMD" calcext:value-type="string">
            <text:p>PD2/UART5_RX/TSC_SYNC/LCD_COM7/LCD_SEG31/LCD_SEG43/SDMMC1_CMD</text:p>
          </table:table-cell>
          <table:table-cell table:formula="of:=[.T166]&amp;IF(ISBLANK([.I166]);&quot;&quot;;&quot;/&quot;&amp;[.I166])" office:value-type="string" office:string-value="PD2/UART5_RX/TSC_SYNC/LCD_COM7/LCD_SEG31/LCD_SEG43/SDMMC1_CMD" calcext:value-type="string">
            <text:p>PD2/UART5_RX/TSC_SYNC/LCD_COM7/LCD_SEG31/LCD_SEG43/SDMMC1_CMD</text:p>
          </table:table-cell>
          <table:table-cell table:formula="of:=[.U166]&amp;IF(ISBLANK([.J166]);&quot;&quot;;&quot;/&quot;&amp;[.J166])" office:value-type="string" office:string-value="PD2/UART5_RX/TSC_SYNC/LCD_COM7/LCD_SEG31/LCD_SEG43/SDMMC1_CMD/EVENTOUT" calcext:value-type="string">
            <text:p>PD2/UART5_RX/TSC_SYNC/LCD_COM7/LCD_SEG31/LCD_SEG43/SDMMC1_CMD/EVENTOUT</text:p>
          </table:table-cell>
          <table:table-cell table:formula="of:=[.V166]&amp;IF(ISBLANK([.K166]);&quot;&quot;;&quot;/&quot;&amp;[.K166])" office:value-type="string" office:string-value="PD2/UART5_RX/TSC_SYNC/LCD_COM7/LCD_SEG31/LCD_SEG43/SDMMC1_CMD/EVENTOUT" calcext:value-type="string">
            <text:p>PD2/UART5_RX/TSC_SYNC/LCD_COM7/LCD_SEG31/LCD_SEG43/SDMMC1_CMD/EVENTOUT</text:p>
          </table:table-cell>
        </table:table-row>
        <table:table-row table:style-name="ro1">
          <table:table-cell/>
          <table:table-cell office:value-type="string" calcext:value-type="string">
            <text:p>PD3</text:p>
          </table:table-cell>
          <table:table-cell table:number-columns-repeated="4"/>
          <table:table-cell office:value-type="string" calcext:value-type="string">
            <text:p>FMC_CLK</text:p>
          </table:table-cell>
          <table:table-cell table:number-columns-repeated="2"/>
          <table:table-cell office:value-type="string" calcext:value-type="string">
            <text:p>EVENTOUT</text:p>
          </table:table-cell>
          <table:table-cell table:number-columns-repeated="3"/>
          <table:table-cell table:formula="of:=[.B167]" office:value-type="string" office:string-value="PD3" calcext:value-type="string">
            <text:p>PD3</text:p>
          </table:table-cell>
          <table:table-cell table:formula="of:=[.N167]&amp;IF(ISBLANK([.C167]);&quot;&quot;;&quot;/&quot;&amp;[.C167])" office:value-type="string" office:string-value="PD3" calcext:value-type="string">
            <text:p>PD3</text:p>
          </table:table-cell>
          <table:table-cell table:formula="of:=[.O167]&amp;IF(ISBLANK([.D167]);&quot;&quot;;&quot;/&quot;&amp;[.D167])" office:value-type="string" office:string-value="PD3" calcext:value-type="string">
            <text:p>PD3</text:p>
          </table:table-cell>
          <table:table-cell table:formula="of:=[.P167]&amp;IF(ISBLANK([.E167]);&quot;&quot;;&quot;/&quot;&amp;[.E167])" office:value-type="string" office:string-value="PD3" calcext:value-type="string">
            <text:p>PD3</text:p>
          </table:table-cell>
          <table:table-cell table:formula="of:=[.Q167]&amp;IF(ISBLANK([.F167]);&quot;&quot;;&quot;/&quot;&amp;[.F167])" office:value-type="string" office:string-value="PD3" calcext:value-type="string">
            <text:p>PD3</text:p>
          </table:table-cell>
          <table:table-cell table:formula="of:=[.R167]&amp;IF(ISBLANK([.G167]);&quot;&quot;;&quot;/&quot;&amp;[.G167])" office:value-type="string" office:string-value="PD3/FMC_CLK" calcext:value-type="string">
            <text:p>PD3/FMC_CLK</text:p>
          </table:table-cell>
          <table:table-cell table:formula="of:=[.S167]&amp;IF(ISBLANK([.H167]);&quot;&quot;;&quot;/&quot;&amp;[.H167])" office:value-type="string" office:string-value="PD3/FMC_CLK" calcext:value-type="string">
            <text:p>PD3/FMC_CLK</text:p>
          </table:table-cell>
          <table:table-cell table:formula="of:=[.T167]&amp;IF(ISBLANK([.I167]);&quot;&quot;;&quot;/&quot;&amp;[.I167])" office:value-type="string" office:string-value="PD3/FMC_CLK" calcext:value-type="string">
            <text:p>PD3/FMC_CLK</text:p>
          </table:table-cell>
          <table:table-cell table:formula="of:=[.U167]&amp;IF(ISBLANK([.J167]);&quot;&quot;;&quot;/&quot;&amp;[.J167])" office:value-type="string" office:string-value="PD3/FMC_CLK/EVENTOUT" calcext:value-type="string">
            <text:p>PD3/FMC_CLK/EVENTOUT</text:p>
          </table:table-cell>
          <table:table-cell table:formula="of:=[.V167]&amp;IF(ISBLANK([.K167]);&quot;&quot;;&quot;/&quot;&amp;[.K167])" office:value-type="string" office:string-value="PD3/FMC_CLK/EVENTOUT" calcext:value-type="string">
            <text:p>PD3/FMC_CLK/EVENTOUT</text:p>
          </table:table-cell>
        </table:table-row>
        <table:table-row table:style-name="ro1">
          <table:table-cell/>
          <table:table-cell office:value-type="string" calcext:value-type="string">
            <text:p>PD4</text:p>
          </table:table-cell>
          <table:table-cell table:number-columns-repeated="4"/>
          <table:table-cell office:value-type="string" calcext:value-type="string">
            <text:p>FMC_NOE</text:p>
          </table:table-cell>
          <table:table-cell table:number-columns-repeated="2"/>
          <table:table-cell office:value-type="string" calcext:value-type="string">
            <text:p>EVENTOUT</text:p>
          </table:table-cell>
          <table:table-cell table:number-columns-repeated="3"/>
          <table:table-cell table:formula="of:=[.B168]" office:value-type="string" office:string-value="PD4" calcext:value-type="string">
            <text:p>PD4</text:p>
          </table:table-cell>
          <table:table-cell table:formula="of:=[.N168]&amp;IF(ISBLANK([.C168]);&quot;&quot;;&quot;/&quot;&amp;[.C168])" office:value-type="string" office:string-value="PD4" calcext:value-type="string">
            <text:p>PD4</text:p>
          </table:table-cell>
          <table:table-cell table:formula="of:=[.O168]&amp;IF(ISBLANK([.D168]);&quot;&quot;;&quot;/&quot;&amp;[.D168])" office:value-type="string" office:string-value="PD4" calcext:value-type="string">
            <text:p>PD4</text:p>
          </table:table-cell>
          <table:table-cell table:formula="of:=[.P168]&amp;IF(ISBLANK([.E168]);&quot;&quot;;&quot;/&quot;&amp;[.E168])" office:value-type="string" office:string-value="PD4" calcext:value-type="string">
            <text:p>PD4</text:p>
          </table:table-cell>
          <table:table-cell table:formula="of:=[.Q168]&amp;IF(ISBLANK([.F168]);&quot;&quot;;&quot;/&quot;&amp;[.F168])" office:value-type="string" office:string-value="PD4" calcext:value-type="string">
            <text:p>PD4</text:p>
          </table:table-cell>
          <table:table-cell table:formula="of:=[.R168]&amp;IF(ISBLANK([.G168]);&quot;&quot;;&quot;/&quot;&amp;[.G168])" office:value-type="string" office:string-value="PD4/FMC_NOE" calcext:value-type="string">
            <text:p>PD4/FMC_NOE</text:p>
          </table:table-cell>
          <table:table-cell table:formula="of:=[.S168]&amp;IF(ISBLANK([.H168]);&quot;&quot;;&quot;/&quot;&amp;[.H168])" office:value-type="string" office:string-value="PD4/FMC_NOE" calcext:value-type="string">
            <text:p>PD4/FMC_NOE</text:p>
          </table:table-cell>
          <table:table-cell table:formula="of:=[.T168]&amp;IF(ISBLANK([.I168]);&quot;&quot;;&quot;/&quot;&amp;[.I168])" office:value-type="string" office:string-value="PD4/FMC_NOE" calcext:value-type="string">
            <text:p>PD4/FMC_NOE</text:p>
          </table:table-cell>
          <table:table-cell table:formula="of:=[.U168]&amp;IF(ISBLANK([.J168]);&quot;&quot;;&quot;/&quot;&amp;[.J168])" office:value-type="string" office:string-value="PD4/FMC_NOE/EVENTOUT" calcext:value-type="string">
            <text:p>PD4/FMC_NOE/EVENTOUT</text:p>
          </table:table-cell>
          <table:table-cell table:formula="of:=[.V168]&amp;IF(ISBLANK([.K168]);&quot;&quot;;&quot;/&quot;&amp;[.K168])" office:value-type="string" office:string-value="PD4/FMC_NOE/EVENTOUT" calcext:value-type="string">
            <text:p>PD4/FMC_NOE/EVENTOUT</text:p>
          </table:table-cell>
        </table:table-row>
        <table:table-row table:style-name="ro1">
          <table:table-cell/>
          <table:table-cell office:value-type="string" calcext:value-type="string">
            <text:p>PD5</text:p>
          </table:table-cell>
          <table:table-cell table:number-columns-repeated="4"/>
          <table:table-cell office:value-type="string" calcext:value-type="string">
            <text:p>FMC_NWE</text:p>
          </table:table-cell>
          <table:table-cell table:number-columns-repeated="2"/>
          <table:table-cell office:value-type="string" calcext:value-type="string">
            <text:p>EVENTOUT</text:p>
          </table:table-cell>
          <table:table-cell table:number-columns-repeated="3"/>
          <table:table-cell table:formula="of:=[.B169]" office:value-type="string" office:string-value="PD5" calcext:value-type="string">
            <text:p>PD5</text:p>
          </table:table-cell>
          <table:table-cell table:formula="of:=[.N169]&amp;IF(ISBLANK([.C169]);&quot;&quot;;&quot;/&quot;&amp;[.C169])" office:value-type="string" office:string-value="PD5" calcext:value-type="string">
            <text:p>PD5</text:p>
          </table:table-cell>
          <table:table-cell table:formula="of:=[.O169]&amp;IF(ISBLANK([.D169]);&quot;&quot;;&quot;/&quot;&amp;[.D169])" office:value-type="string" office:string-value="PD5" calcext:value-type="string">
            <text:p>PD5</text:p>
          </table:table-cell>
          <table:table-cell table:formula="of:=[.P169]&amp;IF(ISBLANK([.E169]);&quot;&quot;;&quot;/&quot;&amp;[.E169])" office:value-type="string" office:string-value="PD5" calcext:value-type="string">
            <text:p>PD5</text:p>
          </table:table-cell>
          <table:table-cell table:formula="of:=[.Q169]&amp;IF(ISBLANK([.F169]);&quot;&quot;;&quot;/&quot;&amp;[.F169])" office:value-type="string" office:string-value="PD5" calcext:value-type="string">
            <text:p>PD5</text:p>
          </table:table-cell>
          <table:table-cell table:formula="of:=[.R169]&amp;IF(ISBLANK([.G169]);&quot;&quot;;&quot;/&quot;&amp;[.G169])" office:value-type="string" office:string-value="PD5/FMC_NWE" calcext:value-type="string">
            <text:p>PD5/FMC_NWE</text:p>
          </table:table-cell>
          <table:table-cell table:formula="of:=[.S169]&amp;IF(ISBLANK([.H169]);&quot;&quot;;&quot;/&quot;&amp;[.H169])" office:value-type="string" office:string-value="PD5/FMC_NWE" calcext:value-type="string">
            <text:p>PD5/FMC_NWE</text:p>
          </table:table-cell>
          <table:table-cell table:formula="of:=[.T169]&amp;IF(ISBLANK([.I169]);&quot;&quot;;&quot;/&quot;&amp;[.I169])" office:value-type="string" office:string-value="PD5/FMC_NWE" calcext:value-type="string">
            <text:p>PD5/FMC_NWE</text:p>
          </table:table-cell>
          <table:table-cell table:formula="of:=[.U169]&amp;IF(ISBLANK([.J169]);&quot;&quot;;&quot;/&quot;&amp;[.J169])" office:value-type="string" office:string-value="PD5/FMC_NWE/EVENTOUT" calcext:value-type="string">
            <text:p>PD5/FMC_NWE/EVENTOUT</text:p>
          </table:table-cell>
          <table:table-cell table:formula="of:=[.V169]&amp;IF(ISBLANK([.K169]);&quot;&quot;;&quot;/&quot;&amp;[.K169])" office:value-type="string" office:string-value="PD5/FMC_NWE/EVENTOUT" calcext:value-type="string">
            <text:p>PD5/FMC_NWE/EVENTOUT</text:p>
          </table:table-cell>
        </table:table-row>
        <table:table-row table:style-name="ro1">
          <table:table-cell/>
          <table:table-cell office:value-type="string" calcext:value-type="string">
            <text:p>PD6</text:p>
          </table:table-cell>
          <table:table-cell table:number-columns-repeated="4"/>
          <table:table-cell office:value-type="string" calcext:value-type="string">
            <text:p>FMC_NWAIT</text:p>
          </table:table-cell>
          <table:table-cell office:value-type="string" calcext:value-type="string">
            <text:p>SAI1_SD_A</text:p>
          </table:table-cell>
          <table:table-cell/>
          <table:table-cell office:value-type="string" calcext:value-type="string">
            <text:p>EVENTOUT</text:p>
          </table:table-cell>
          <table:table-cell table:number-columns-repeated="3"/>
          <table:table-cell table:formula="of:=[.B170]" office:value-type="string" office:string-value="PD6" calcext:value-type="string">
            <text:p>PD6</text:p>
          </table:table-cell>
          <table:table-cell table:formula="of:=[.N170]&amp;IF(ISBLANK([.C170]);&quot;&quot;;&quot;/&quot;&amp;[.C170])" office:value-type="string" office:string-value="PD6" calcext:value-type="string">
            <text:p>PD6</text:p>
          </table:table-cell>
          <table:table-cell table:formula="of:=[.O170]&amp;IF(ISBLANK([.D170]);&quot;&quot;;&quot;/&quot;&amp;[.D170])" office:value-type="string" office:string-value="PD6" calcext:value-type="string">
            <text:p>PD6</text:p>
          </table:table-cell>
          <table:table-cell table:formula="of:=[.P170]&amp;IF(ISBLANK([.E170]);&quot;&quot;;&quot;/&quot;&amp;[.E170])" office:value-type="string" office:string-value="PD6" calcext:value-type="string">
            <text:p>PD6</text:p>
          </table:table-cell>
          <table:table-cell table:formula="of:=[.Q170]&amp;IF(ISBLANK([.F170]);&quot;&quot;;&quot;/&quot;&amp;[.F170])" office:value-type="string" office:string-value="PD6" calcext:value-type="string">
            <text:p>PD6</text:p>
          </table:table-cell>
          <table:table-cell table:formula="of:=[.R170]&amp;IF(ISBLANK([.G170]);&quot;&quot;;&quot;/&quot;&amp;[.G170])" office:value-type="string" office:string-value="PD6/FMC_NWAIT" calcext:value-type="string">
            <text:p>PD6/FMC_NWAIT</text:p>
          </table:table-cell>
          <table:table-cell table:formula="of:=[.S170]&amp;IF(ISBLANK([.H170]);&quot;&quot;;&quot;/&quot;&amp;[.H170])" office:value-type="string" office:string-value="PD6/FMC_NWAIT/SAI1_SD_A" calcext:value-type="string">
            <text:p>PD6/FMC_NWAIT/SAI1_SD_A</text:p>
          </table:table-cell>
          <table:table-cell table:formula="of:=[.T170]&amp;IF(ISBLANK([.I170]);&quot;&quot;;&quot;/&quot;&amp;[.I170])" office:value-type="string" office:string-value="PD6/FMC_NWAIT/SAI1_SD_A" calcext:value-type="string">
            <text:p>PD6/FMC_NWAIT/SAI1_SD_A</text:p>
          </table:table-cell>
          <table:table-cell table:formula="of:=[.U170]&amp;IF(ISBLANK([.J170]);&quot;&quot;;&quot;/&quot;&amp;[.J170])" office:value-type="string" office:string-value="PD6/FMC_NWAIT/SAI1_SD_A/EVENTOUT" calcext:value-type="string">
            <text:p>PD6/FMC_NWAIT/SAI1_SD_A/EVENTOUT</text:p>
          </table:table-cell>
          <table:table-cell table:formula="of:=[.V170]&amp;IF(ISBLANK([.K170]);&quot;&quot;;&quot;/&quot;&amp;[.K170])" office:value-type="string" office:string-value="PD6/FMC_NWAIT/SAI1_SD_A/EVENTOUT" calcext:value-type="string">
            <text:p>PD6/FMC_NWAIT/SAI1_SD_A/EVENTOUT</text:p>
          </table:table-cell>
        </table:table-row>
        <table:table-row table:style-name="ro1">
          <table:table-cell/>
          <table:table-cell office:value-type="string" calcext:value-type="string">
            <text:p>PD7</text:p>
          </table:table-cell>
          <table:table-cell table:number-columns-repeated="4"/>
          <table:table-cell office:value-type="string" calcext:value-type="string">
            <text:p>FMC_NE1</text:p>
          </table:table-cell>
          <table:table-cell table:number-columns-repeated="2"/>
          <table:table-cell office:value-type="string" calcext:value-type="string">
            <text:p>EVENTOUT</text:p>
          </table:table-cell>
          <table:table-cell table:number-columns-repeated="3"/>
          <table:table-cell table:formula="of:=[.B171]" office:value-type="string" office:string-value="PD7" calcext:value-type="string">
            <text:p>PD7</text:p>
          </table:table-cell>
          <table:table-cell table:formula="of:=[.N171]&amp;IF(ISBLANK([.C171]);&quot;&quot;;&quot;/&quot;&amp;[.C171])" office:value-type="string" office:string-value="PD7" calcext:value-type="string">
            <text:p>PD7</text:p>
          </table:table-cell>
          <table:table-cell table:formula="of:=[.O171]&amp;IF(ISBLANK([.D171]);&quot;&quot;;&quot;/&quot;&amp;[.D171])" office:value-type="string" office:string-value="PD7" calcext:value-type="string">
            <text:p>PD7</text:p>
          </table:table-cell>
          <table:table-cell table:formula="of:=[.P171]&amp;IF(ISBLANK([.E171]);&quot;&quot;;&quot;/&quot;&amp;[.E171])" office:value-type="string" office:string-value="PD7" calcext:value-type="string">
            <text:p>PD7</text:p>
          </table:table-cell>
          <table:table-cell table:formula="of:=[.Q171]&amp;IF(ISBLANK([.F171]);&quot;&quot;;&quot;/&quot;&amp;[.F171])" office:value-type="string" office:string-value="PD7" calcext:value-type="string">
            <text:p>PD7</text:p>
          </table:table-cell>
          <table:table-cell table:formula="of:=[.R171]&amp;IF(ISBLANK([.G171]);&quot;&quot;;&quot;/&quot;&amp;[.G171])" office:value-type="string" office:string-value="PD7/FMC_NE1" calcext:value-type="string">
            <text:p>PD7/FMC_NE1</text:p>
          </table:table-cell>
          <table:table-cell table:formula="of:=[.S171]&amp;IF(ISBLANK([.H171]);&quot;&quot;;&quot;/&quot;&amp;[.H171])" office:value-type="string" office:string-value="PD7/FMC_NE1" calcext:value-type="string">
            <text:p>PD7/FMC_NE1</text:p>
          </table:table-cell>
          <table:table-cell table:formula="of:=[.T171]&amp;IF(ISBLANK([.I171]);&quot;&quot;;&quot;/&quot;&amp;[.I171])" office:value-type="string" office:string-value="PD7/FMC_NE1" calcext:value-type="string">
            <text:p>PD7/FMC_NE1</text:p>
          </table:table-cell>
          <table:table-cell table:formula="of:=[.U171]&amp;IF(ISBLANK([.J171]);&quot;&quot;;&quot;/&quot;&amp;[.J171])" office:value-type="string" office:string-value="PD7/FMC_NE1/EVENTOUT" calcext:value-type="string">
            <text:p>PD7/FMC_NE1/EVENTOUT</text:p>
          </table:table-cell>
          <table:table-cell table:formula="of:=[.V171]&amp;IF(ISBLANK([.K171]);&quot;&quot;;&quot;/&quot;&amp;[.K171])" office:value-type="string" office:string-value="PD7/FMC_NE1/EVENTOUT" calcext:value-type="string">
            <text:p>PD7/FMC_NE1/EVENTOUT</text:p>
          </table:table-cell>
        </table:table-row>
        <table:table-row table:style-name="ro1">
          <table:table-cell/>
          <table:table-cell office:value-type="string" calcext:value-type="string">
            <text:p>PD8</text:p>
          </table:table-cell>
          <table:table-cell table:number-columns-repeated="3"/>
          <table:table-cell office:value-type="string" calcext:value-type="string">
            <text:p>LCD_SEG28</text:p>
          </table:table-cell>
          <table:table-cell office:value-type="string" calcext:value-type="string">
            <text:p>FMC_D13</text:p>
          </table:table-cell>
          <table:table-cell table:number-columns-repeated="2"/>
          <table:table-cell office:value-type="string" calcext:value-type="string">
            <text:p>EVENTOUT</text:p>
          </table:table-cell>
          <table:table-cell table:number-columns-repeated="3"/>
          <table:table-cell table:formula="of:=[.B172]" office:value-type="string" office:string-value="PD8" calcext:value-type="string">
            <text:p>PD8</text:p>
          </table:table-cell>
          <table:table-cell table:formula="of:=[.N172]&amp;IF(ISBLANK([.C172]);&quot;&quot;;&quot;/&quot;&amp;[.C172])" office:value-type="string" office:string-value="PD8" calcext:value-type="string">
            <text:p>PD8</text:p>
          </table:table-cell>
          <table:table-cell table:formula="of:=[.O172]&amp;IF(ISBLANK([.D172]);&quot;&quot;;&quot;/&quot;&amp;[.D172])" office:value-type="string" office:string-value="PD8" calcext:value-type="string">
            <text:p>PD8</text:p>
          </table:table-cell>
          <table:table-cell table:formula="of:=[.P172]&amp;IF(ISBLANK([.E172]);&quot;&quot;;&quot;/&quot;&amp;[.E172])" office:value-type="string" office:string-value="PD8" calcext:value-type="string">
            <text:p>PD8</text:p>
          </table:table-cell>
          <table:table-cell table:formula="of:=[.Q172]&amp;IF(ISBLANK([.F172]);&quot;&quot;;&quot;/&quot;&amp;[.F172])" office:value-type="string" office:string-value="PD8/LCD_SEG28" calcext:value-type="string">
            <text:p>PD8/LCD_SEG28</text:p>
          </table:table-cell>
          <table:table-cell table:formula="of:=[.R172]&amp;IF(ISBLANK([.G172]);&quot;&quot;;&quot;/&quot;&amp;[.G172])" office:value-type="string" office:string-value="PD8/LCD_SEG28/FMC_D13" calcext:value-type="string">
            <text:p>PD8/LCD_SEG28/FMC_D13</text:p>
          </table:table-cell>
          <table:table-cell table:formula="of:=[.S172]&amp;IF(ISBLANK([.H172]);&quot;&quot;;&quot;/&quot;&amp;[.H172])" office:value-type="string" office:string-value="PD8/LCD_SEG28/FMC_D13" calcext:value-type="string">
            <text:p>PD8/LCD_SEG28/FMC_D13</text:p>
          </table:table-cell>
          <table:table-cell table:formula="of:=[.T172]&amp;IF(ISBLANK([.I172]);&quot;&quot;;&quot;/&quot;&amp;[.I172])" office:value-type="string" office:string-value="PD8/LCD_SEG28/FMC_D13" calcext:value-type="string">
            <text:p>PD8/LCD_SEG28/FMC_D13</text:p>
          </table:table-cell>
          <table:table-cell table:formula="of:=[.U172]&amp;IF(ISBLANK([.J172]);&quot;&quot;;&quot;/&quot;&amp;[.J172])" office:value-type="string" office:string-value="PD8/LCD_SEG28/FMC_D13/EVENTOUT" calcext:value-type="string">
            <text:p>PD8/LCD_SEG28/FMC_D13/EVENTOUT</text:p>
          </table:table-cell>
          <table:table-cell table:formula="of:=[.V172]&amp;IF(ISBLANK([.K172]);&quot;&quot;;&quot;/&quot;&amp;[.K172])" office:value-type="string" office:string-value="PD8/LCD_SEG28/FMC_D13/EVENTOUT" calcext:value-type="string">
            <text:p>PD8/LCD_SEG28/FMC_D13/EVENTOUT</text:p>
          </table:table-cell>
        </table:table-row>
        <table:table-row table:style-name="ro1">
          <table:table-cell/>
          <table:table-cell office:value-type="string" calcext:value-type="string">
            <text:p>PD9</text:p>
          </table:table-cell>
          <table:table-cell table:number-columns-repeated="3"/>
          <table:table-cell office:value-type="string" calcext:value-type="string">
            <text:p>LCD_SEG29</text:p>
          </table:table-cell>
          <table:table-cell office:value-type="string" calcext:value-type="string">
            <text:p>FMC_D14</text:p>
          </table:table-cell>
          <table:table-cell office:value-type="string" calcext:value-type="string">
            <text:p>SAI2_MCLK_A</text:p>
          </table:table-cell>
          <table:table-cell/>
          <table:table-cell office:value-type="string" calcext:value-type="string">
            <text:p>EVENTOUT</text:p>
          </table:table-cell>
          <table:table-cell table:number-columns-repeated="3"/>
          <table:table-cell table:formula="of:=[.B173]" office:value-type="string" office:string-value="PD9" calcext:value-type="string">
            <text:p>PD9</text:p>
          </table:table-cell>
          <table:table-cell table:formula="of:=[.N173]&amp;IF(ISBLANK([.C173]);&quot;&quot;;&quot;/&quot;&amp;[.C173])" office:value-type="string" office:string-value="PD9" calcext:value-type="string">
            <text:p>PD9</text:p>
          </table:table-cell>
          <table:table-cell table:formula="of:=[.O173]&amp;IF(ISBLANK([.D173]);&quot;&quot;;&quot;/&quot;&amp;[.D173])" office:value-type="string" office:string-value="PD9" calcext:value-type="string">
            <text:p>PD9</text:p>
          </table:table-cell>
          <table:table-cell table:formula="of:=[.P173]&amp;IF(ISBLANK([.E173]);&quot;&quot;;&quot;/&quot;&amp;[.E173])" office:value-type="string" office:string-value="PD9" calcext:value-type="string">
            <text:p>PD9</text:p>
          </table:table-cell>
          <table:table-cell table:formula="of:=[.Q173]&amp;IF(ISBLANK([.F173]);&quot;&quot;;&quot;/&quot;&amp;[.F173])" office:value-type="string" office:string-value="PD9/LCD_SEG29" calcext:value-type="string">
            <text:p>PD9/LCD_SEG29</text:p>
          </table:table-cell>
          <table:table-cell table:formula="of:=[.R173]&amp;IF(ISBLANK([.G173]);&quot;&quot;;&quot;/&quot;&amp;[.G173])" office:value-type="string" office:string-value="PD9/LCD_SEG29/FMC_D14" calcext:value-type="string">
            <text:p>PD9/LCD_SEG29/FMC_D14</text:p>
          </table:table-cell>
          <table:table-cell table:formula="of:=[.S173]&amp;IF(ISBLANK([.H173]);&quot;&quot;;&quot;/&quot;&amp;[.H173])" office:value-type="string" office:string-value="PD9/LCD_SEG29/FMC_D14/SAI2_MCLK_A" calcext:value-type="string">
            <text:p>PD9/LCD_SEG29/FMC_D14/SAI2_MCLK_A</text:p>
          </table:table-cell>
          <table:table-cell table:formula="of:=[.T173]&amp;IF(ISBLANK([.I173]);&quot;&quot;;&quot;/&quot;&amp;[.I173])" office:value-type="string" office:string-value="PD9/LCD_SEG29/FMC_D14/SAI2_MCLK_A" calcext:value-type="string">
            <text:p>PD9/LCD_SEG29/FMC_D14/SAI2_MCLK_A</text:p>
          </table:table-cell>
          <table:table-cell table:formula="of:=[.U173]&amp;IF(ISBLANK([.J173]);&quot;&quot;;&quot;/&quot;&amp;[.J173])" office:value-type="string" office:string-value="PD9/LCD_SEG29/FMC_D14/SAI2_MCLK_A/EVENTOUT" calcext:value-type="string">
            <text:p>PD9/LCD_SEG29/FMC_D14/SAI2_MCLK_A/EVENTOUT</text:p>
          </table:table-cell>
          <table:table-cell table:formula="of:=[.V173]&amp;IF(ISBLANK([.K173]);&quot;&quot;;&quot;/&quot;&amp;[.K173])" office:value-type="string" office:string-value="PD9/LCD_SEG29/FMC_D14/SAI2_MCLK_A/EVENTOUT" calcext:value-type="string">
            <text:p>PD9/LCD_SEG29/FMC_D14/SAI2_MCLK_A/EVENTOUT</text:p>
          </table:table-cell>
        </table:table-row>
        <table:table-row table:style-name="ro1">
          <table:table-cell/>
          <table:table-cell office:value-type="string" calcext:value-type="string">
            <text:p>PD10</text:p>
          </table:table-cell>
          <table:table-cell/>
          <table:table-cell office:value-type="string" calcext:value-type="string">
            <text:p>TSC_G6_IO1</text:p>
          </table:table-cell>
          <table:table-cell/>
          <table:table-cell office:value-type="string" calcext:value-type="string">
            <text:p>LCD_SEG30</text:p>
          </table:table-cell>
          <table:table-cell office:value-type="string" calcext:value-type="string">
            <text:p>FMC_D15</text:p>
          </table:table-cell>
          <table:table-cell office:value-type="string" calcext:value-type="string">
            <text:p>SAI2_SCK_A</text:p>
          </table:table-cell>
          <table:table-cell/>
          <table:table-cell office:value-type="string" calcext:value-type="string">
            <text:p>EVENTOUT</text:p>
          </table:table-cell>
          <table:table-cell table:number-columns-repeated="3"/>
          <table:table-cell table:formula="of:=[.B174]" office:value-type="string" office:string-value="PD10" calcext:value-type="string">
            <text:p>PD10</text:p>
          </table:table-cell>
          <table:table-cell table:formula="of:=[.N174]&amp;IF(ISBLANK([.C174]);&quot;&quot;;&quot;/&quot;&amp;[.C174])" office:value-type="string" office:string-value="PD10" calcext:value-type="string">
            <text:p>PD10</text:p>
          </table:table-cell>
          <table:table-cell table:formula="of:=[.O174]&amp;IF(ISBLANK([.D174]);&quot;&quot;;&quot;/&quot;&amp;[.D174])" office:value-type="string" office:string-value="PD10/TSC_G6_IO1" calcext:value-type="string">
            <text:p>PD10/TSC_G6_IO1</text:p>
          </table:table-cell>
          <table:table-cell table:formula="of:=[.P174]&amp;IF(ISBLANK([.E174]);&quot;&quot;;&quot;/&quot;&amp;[.E174])" office:value-type="string" office:string-value="PD10/TSC_G6_IO1" calcext:value-type="string">
            <text:p>PD10/TSC_G6_IO1</text:p>
          </table:table-cell>
          <table:table-cell table:formula="of:=[.Q174]&amp;IF(ISBLANK([.F174]);&quot;&quot;;&quot;/&quot;&amp;[.F174])" office:value-type="string" office:string-value="PD10/TSC_G6_IO1/LCD_SEG30" calcext:value-type="string">
            <text:p>PD10/TSC_G6_IO1/LCD_SEG30</text:p>
          </table:table-cell>
          <table:table-cell table:formula="of:=[.R174]&amp;IF(ISBLANK([.G174]);&quot;&quot;;&quot;/&quot;&amp;[.G174])" office:value-type="string" office:string-value="PD10/TSC_G6_IO1/LCD_SEG30/FMC_D15" calcext:value-type="string">
            <text:p>PD10/TSC_G6_IO1/LCD_SEG30/FMC_D15</text:p>
          </table:table-cell>
          <table:table-cell table:formula="of:=[.S174]&amp;IF(ISBLANK([.H174]);&quot;&quot;;&quot;/&quot;&amp;[.H174])" office:value-type="string" office:string-value="PD10/TSC_G6_IO1/LCD_SEG30/FMC_D15/SAI2_SCK_A" calcext:value-type="string">
            <text:p>PD10/TSC_G6_IO1/LCD_SEG30/FMC_D15/SAI2_SCK_A</text:p>
          </table:table-cell>
          <table:table-cell table:formula="of:=[.T174]&amp;IF(ISBLANK([.I174]);&quot;&quot;;&quot;/&quot;&amp;[.I174])" office:value-type="string" office:string-value="PD10/TSC_G6_IO1/LCD_SEG30/FMC_D15/SAI2_SCK_A" calcext:value-type="string">
            <text:p>PD10/TSC_G6_IO1/LCD_SEG30/FMC_D15/SAI2_SCK_A</text:p>
          </table:table-cell>
          <table:table-cell table:formula="of:=[.U174]&amp;IF(ISBLANK([.J174]);&quot;&quot;;&quot;/&quot;&amp;[.J174])" office:value-type="string" office:string-value="PD10/TSC_G6_IO1/LCD_SEG30/FMC_D15/SAI2_SCK_A/EVENTOUT" calcext:value-type="string">
            <text:p>PD10/TSC_G6_IO1/LCD_SEG30/FMC_D15/SAI2_SCK_A/EVENTOUT</text:p>
          </table:table-cell>
          <table:table-cell table:formula="of:=[.V174]&amp;IF(ISBLANK([.K174]);&quot;&quot;;&quot;/&quot;&amp;[.K174])" office:value-type="string" office:string-value="PD10/TSC_G6_IO1/LCD_SEG30/FMC_D15/SAI2_SCK_A/EVENTOUT" calcext:value-type="string">
            <text:p>PD10/TSC_G6_IO1/LCD_SEG30/FMC_D15/SAI2_SCK_A/EVENTOUT</text:p>
          </table:table-cell>
        </table:table-row>
        <table:table-row table:style-name="ro1">
          <table:table-cell/>
          <table:table-cell office:value-type="string" calcext:value-type="string">
            <text:p>PD11</text:p>
          </table:table-cell>
          <table:table-cell/>
          <table:table-cell office:value-type="string" calcext:value-type="string">
            <text:p>TSC_G6_IO2</text:p>
          </table:table-cell>
          <table:table-cell/>
          <table:table-cell office:value-type="string" calcext:value-type="string">
            <text:p>LCD_SEG31</text:p>
          </table:table-cell>
          <table:table-cell office:value-type="string" calcext:value-type="string">
            <text:p>FMC_A16</text:p>
          </table:table-cell>
          <table:table-cell office:value-type="string" calcext:value-type="string">
            <text:p>SAI2_SD_A</text:p>
          </table:table-cell>
          <table:table-cell office:value-type="string" calcext:value-type="string">
            <text:p>LPTIM2_ETR</text:p>
          </table:table-cell>
          <table:table-cell office:value-type="string" calcext:value-type="string">
            <text:p>EVENTOUT</text:p>
          </table:table-cell>
          <table:table-cell table:number-columns-repeated="3"/>
          <table:table-cell table:formula="of:=[.B175]" office:value-type="string" office:string-value="PD11" calcext:value-type="string">
            <text:p>PD11</text:p>
          </table:table-cell>
          <table:table-cell table:formula="of:=[.N175]&amp;IF(ISBLANK([.C175]);&quot;&quot;;&quot;/&quot;&amp;[.C175])" office:value-type="string" office:string-value="PD11" calcext:value-type="string">
            <text:p>PD11</text:p>
          </table:table-cell>
          <table:table-cell table:formula="of:=[.O175]&amp;IF(ISBLANK([.D175]);&quot;&quot;;&quot;/&quot;&amp;[.D175])" office:value-type="string" office:string-value="PD11/TSC_G6_IO2" calcext:value-type="string">
            <text:p>PD11/TSC_G6_IO2</text:p>
          </table:table-cell>
          <table:table-cell table:formula="of:=[.P175]&amp;IF(ISBLANK([.E175]);&quot;&quot;;&quot;/&quot;&amp;[.E175])" office:value-type="string" office:string-value="PD11/TSC_G6_IO2" calcext:value-type="string">
            <text:p>PD11/TSC_G6_IO2</text:p>
          </table:table-cell>
          <table:table-cell table:formula="of:=[.Q175]&amp;IF(ISBLANK([.F175]);&quot;&quot;;&quot;/&quot;&amp;[.F175])" office:value-type="string" office:string-value="PD11/TSC_G6_IO2/LCD_SEG31" calcext:value-type="string">
            <text:p>PD11/TSC_G6_IO2/LCD_SEG31</text:p>
          </table:table-cell>
          <table:table-cell table:formula="of:=[.R175]&amp;IF(ISBLANK([.G175]);&quot;&quot;;&quot;/&quot;&amp;[.G175])" office:value-type="string" office:string-value="PD11/TSC_G6_IO2/LCD_SEG31/FMC_A16" calcext:value-type="string">
            <text:p>PD11/TSC_G6_IO2/LCD_SEG31/FMC_A16</text:p>
          </table:table-cell>
          <table:table-cell table:formula="of:=[.S175]&amp;IF(ISBLANK([.H175]);&quot;&quot;;&quot;/&quot;&amp;[.H175])" office:value-type="string" office:string-value="PD11/TSC_G6_IO2/LCD_SEG31/FMC_A16/SAI2_SD_A" calcext:value-type="string">
            <text:p>PD11/TSC_G6_IO2/LCD_SEG31/FMC_A16/SAI2_SD_A</text:p>
          </table:table-cell>
          <table:table-cell table:formula="of:=[.T175]&amp;IF(ISBLANK([.I175]);&quot;&quot;;&quot;/&quot;&amp;[.I175])" office:value-type="string" office:string-value="PD11/TSC_G6_IO2/LCD_SEG31/FMC_A16/SAI2_SD_A/LPTIM2_ETR" calcext:value-type="string">
            <text:p>PD11/TSC_G6_IO2/LCD_SEG31/FMC_A16/SAI2_SD_A/LPTIM2_ETR</text:p>
          </table:table-cell>
          <table:table-cell table:formula="of:=[.U175]&amp;IF(ISBLANK([.J175]);&quot;&quot;;&quot;/&quot;&amp;[.J175])" office:value-type="string" office:string-value="PD11/TSC_G6_IO2/LCD_SEG31/FMC_A16/SAI2_SD_A/LPTIM2_ETR/EVENTOUT" calcext:value-type="string">
            <text:p>PD11/TSC_G6_IO2/LCD_SEG31/FMC_A16/SAI2_SD_A/LPTIM2_ETR/EVENTOUT</text:p>
          </table:table-cell>
          <table:table-cell table:formula="of:=[.V175]&amp;IF(ISBLANK([.K175]);&quot;&quot;;&quot;/&quot;&amp;[.K175])" office:value-type="string" office:string-value="PD11/TSC_G6_IO2/LCD_SEG31/FMC_A16/SAI2_SD_A/LPTIM2_ETR/EVENTOUT" calcext:value-type="string">
            <text:p>PD11/TSC_G6_IO2/LCD_SEG31/FMC_A16/SAI2_SD_A/LPTIM2_ETR/EVENTOUT</text:p>
          </table:table-cell>
        </table:table-row>
        <table:table-row table:style-name="ro1">
          <table:table-cell/>
          <table:table-cell office:value-type="string" calcext:value-type="string">
            <text:p>PD12</text:p>
          </table:table-cell>
          <table:table-cell/>
          <table:table-cell office:value-type="string" calcext:value-type="string">
            <text:p>TSC_G6_IO3</text:p>
          </table:table-cell>
          <table:table-cell/>
          <table:table-cell office:value-type="string" calcext:value-type="string">
            <text:p>LCD_SEG32</text:p>
          </table:table-cell>
          <table:table-cell office:value-type="string" calcext:value-type="string">
            <text:p>FMC_A17</text:p>
          </table:table-cell>
          <table:table-cell office:value-type="string" calcext:value-type="string">
            <text:p>SAI2_FS_A</text:p>
          </table:table-cell>
          <table:table-cell office:value-type="string" calcext:value-type="string">
            <text:p>LPTIM2_IN1</text:p>
          </table:table-cell>
          <table:table-cell office:value-type="string" calcext:value-type="string">
            <text:p>EVENTOUT</text:p>
          </table:table-cell>
          <table:table-cell table:number-columns-repeated="3"/>
          <table:table-cell table:formula="of:=[.B176]" office:value-type="string" office:string-value="PD12" calcext:value-type="string">
            <text:p>PD12</text:p>
          </table:table-cell>
          <table:table-cell table:formula="of:=[.N176]&amp;IF(ISBLANK([.C176]);&quot;&quot;;&quot;/&quot;&amp;[.C176])" office:value-type="string" office:string-value="PD12" calcext:value-type="string">
            <text:p>PD12</text:p>
          </table:table-cell>
          <table:table-cell table:formula="of:=[.O176]&amp;IF(ISBLANK([.D176]);&quot;&quot;;&quot;/&quot;&amp;[.D176])" office:value-type="string" office:string-value="PD12/TSC_G6_IO3" calcext:value-type="string">
            <text:p>PD12/TSC_G6_IO3</text:p>
          </table:table-cell>
          <table:table-cell table:formula="of:=[.P176]&amp;IF(ISBLANK([.E176]);&quot;&quot;;&quot;/&quot;&amp;[.E176])" office:value-type="string" office:string-value="PD12/TSC_G6_IO3" calcext:value-type="string">
            <text:p>PD12/TSC_G6_IO3</text:p>
          </table:table-cell>
          <table:table-cell table:formula="of:=[.Q176]&amp;IF(ISBLANK([.F176]);&quot;&quot;;&quot;/&quot;&amp;[.F176])" office:value-type="string" office:string-value="PD12/TSC_G6_IO3/LCD_SEG32" calcext:value-type="string">
            <text:p>PD12/TSC_G6_IO3/LCD_SEG32</text:p>
          </table:table-cell>
          <table:table-cell table:formula="of:=[.R176]&amp;IF(ISBLANK([.G176]);&quot;&quot;;&quot;/&quot;&amp;[.G176])" office:value-type="string" office:string-value="PD12/TSC_G6_IO3/LCD_SEG32/FMC_A17" calcext:value-type="string">
            <text:p>PD12/TSC_G6_IO3/LCD_SEG32/FMC_A17</text:p>
          </table:table-cell>
          <table:table-cell table:formula="of:=[.S176]&amp;IF(ISBLANK([.H176]);&quot;&quot;;&quot;/&quot;&amp;[.H176])" office:value-type="string" office:string-value="PD12/TSC_G6_IO3/LCD_SEG32/FMC_A17/SAI2_FS_A" calcext:value-type="string">
            <text:p>PD12/TSC_G6_IO3/LCD_SEG32/FMC_A17/SAI2_FS_A</text:p>
          </table:table-cell>
          <table:table-cell table:formula="of:=[.T176]&amp;IF(ISBLANK([.I176]);&quot;&quot;;&quot;/&quot;&amp;[.I176])" office:value-type="string" office:string-value="PD12/TSC_G6_IO3/LCD_SEG32/FMC_A17/SAI2_FS_A/LPTIM2_IN1" calcext:value-type="string">
            <text:p>PD12/TSC_G6_IO3/LCD_SEG32/FMC_A17/SAI2_FS_A/LPTIM2_IN1</text:p>
          </table:table-cell>
          <table:table-cell table:formula="of:=[.U176]&amp;IF(ISBLANK([.J176]);&quot;&quot;;&quot;/&quot;&amp;[.J176])" office:value-type="string" office:string-value="PD12/TSC_G6_IO3/LCD_SEG32/FMC_A17/SAI2_FS_A/LPTIM2_IN1/EVENTOUT" calcext:value-type="string">
            <text:p>PD12/TSC_G6_IO3/LCD_SEG32/FMC_A17/SAI2_FS_A/LPTIM2_IN1/EVENTOUT</text:p>
          </table:table-cell>
          <table:table-cell table:formula="of:=[.V176]&amp;IF(ISBLANK([.K176]);&quot;&quot;;&quot;/&quot;&amp;[.K176])" office:value-type="string" office:string-value="PD12/TSC_G6_IO3/LCD_SEG32/FMC_A17/SAI2_FS_A/LPTIM2_IN1/EVENTOUT" calcext:value-type="string">
            <text:p>PD12/TSC_G6_IO3/LCD_SEG32/FMC_A17/SAI2_FS_A/LPTIM2_IN1/EVENTOUT</text:p>
          </table:table-cell>
        </table:table-row>
        <table:table-row table:style-name="ro1">
          <table:table-cell/>
          <table:table-cell office:value-type="string" calcext:value-type="string">
            <text:p>PD13</text:p>
          </table:table-cell>
          <table:table-cell/>
          <table:table-cell office:value-type="string" calcext:value-type="string">
            <text:p>TSC_G6_IO4</text:p>
          </table:table-cell>
          <table:table-cell/>
          <table:table-cell office:value-type="string" calcext:value-type="string">
            <text:p>LCD_SEG33</text:p>
          </table:table-cell>
          <table:table-cell office:value-type="string" calcext:value-type="string">
            <text:p>FMC_A18</text:p>
          </table:table-cell>
          <table:table-cell/>
          <table:table-cell office:value-type="string" calcext:value-type="string">
            <text:p>LPTIM2_OUT</text:p>
          </table:table-cell>
          <table:table-cell office:value-type="string" calcext:value-type="string">
            <text:p>EVENTOUT</text:p>
          </table:table-cell>
          <table:table-cell table:number-columns-repeated="3"/>
          <table:table-cell table:formula="of:=[.B177]" office:value-type="string" office:string-value="PD13" calcext:value-type="string">
            <text:p>PD13</text:p>
          </table:table-cell>
          <table:table-cell table:formula="of:=[.N177]&amp;IF(ISBLANK([.C177]);&quot;&quot;;&quot;/&quot;&amp;[.C177])" office:value-type="string" office:string-value="PD13" calcext:value-type="string">
            <text:p>PD13</text:p>
          </table:table-cell>
          <table:table-cell table:formula="of:=[.O177]&amp;IF(ISBLANK([.D177]);&quot;&quot;;&quot;/&quot;&amp;[.D177])" office:value-type="string" office:string-value="PD13/TSC_G6_IO4" calcext:value-type="string">
            <text:p>PD13/TSC_G6_IO4</text:p>
          </table:table-cell>
          <table:table-cell table:formula="of:=[.P177]&amp;IF(ISBLANK([.E177]);&quot;&quot;;&quot;/&quot;&amp;[.E177])" office:value-type="string" office:string-value="PD13/TSC_G6_IO4" calcext:value-type="string">
            <text:p>PD13/TSC_G6_IO4</text:p>
          </table:table-cell>
          <table:table-cell table:formula="of:=[.Q177]&amp;IF(ISBLANK([.F177]);&quot;&quot;;&quot;/&quot;&amp;[.F177])" office:value-type="string" office:string-value="PD13/TSC_G6_IO4/LCD_SEG33" calcext:value-type="string">
            <text:p>PD13/TSC_G6_IO4/LCD_SEG33</text:p>
          </table:table-cell>
          <table:table-cell table:formula="of:=[.R177]&amp;IF(ISBLANK([.G177]);&quot;&quot;;&quot;/&quot;&amp;[.G177])" office:value-type="string" office:string-value="PD13/TSC_G6_IO4/LCD_SEG33/FMC_A18" calcext:value-type="string">
            <text:p>PD13/TSC_G6_IO4/LCD_SEG33/FMC_A18</text:p>
          </table:table-cell>
          <table:table-cell table:formula="of:=[.S177]&amp;IF(ISBLANK([.H177]);&quot;&quot;;&quot;/&quot;&amp;[.H177])" office:value-type="string" office:string-value="PD13/TSC_G6_IO4/LCD_SEG33/FMC_A18" calcext:value-type="string">
            <text:p>PD13/TSC_G6_IO4/LCD_SEG33/FMC_A18</text:p>
          </table:table-cell>
          <table:table-cell table:formula="of:=[.T177]&amp;IF(ISBLANK([.I177]);&quot;&quot;;&quot;/&quot;&amp;[.I177])" office:value-type="string" office:string-value="PD13/TSC_G6_IO4/LCD_SEG33/FMC_A18/LPTIM2_OUT" calcext:value-type="string">
            <text:p>PD13/TSC_G6_IO4/LCD_SEG33/FMC_A18/LPTIM2_OUT</text:p>
          </table:table-cell>
          <table:table-cell table:formula="of:=[.U177]&amp;IF(ISBLANK([.J177]);&quot;&quot;;&quot;/&quot;&amp;[.J177])" office:value-type="string" office:string-value="PD13/TSC_G6_IO4/LCD_SEG33/FMC_A18/LPTIM2_OUT/EVENTOUT" calcext:value-type="string">
            <text:p>PD13/TSC_G6_IO4/LCD_SEG33/FMC_A18/LPTIM2_OUT/EVENTOUT</text:p>
          </table:table-cell>
          <table:table-cell table:formula="of:=[.V177]&amp;IF(ISBLANK([.K177]);&quot;&quot;;&quot;/&quot;&amp;[.K177])" office:value-type="string" office:string-value="PD13/TSC_G6_IO4/LCD_SEG33/FMC_A18/LPTIM2_OUT/EVENTOUT" calcext:value-type="string">
            <text:p>PD13/TSC_G6_IO4/LCD_SEG33/FMC_A18/LPTIM2_OUT/EVENTOUT</text:p>
          </table:table-cell>
        </table:table-row>
        <table:table-row table:style-name="ro1">
          <table:table-cell/>
          <table:table-cell office:value-type="string" calcext:value-type="string">
            <text:p>PD14</text:p>
          </table:table-cell>
          <table:table-cell table:number-columns-repeated="3"/>
          <table:table-cell office:value-type="string" calcext:value-type="string">
            <text:p>LCD_SEG34</text:p>
          </table:table-cell>
          <table:table-cell office:value-type="string" calcext:value-type="string">
            <text:p>FMC_D0</text:p>
          </table:table-cell>
          <table:table-cell table:number-columns-repeated="2"/>
          <table:table-cell office:value-type="string" calcext:value-type="string">
            <text:p>EVENTOUT</text:p>
          </table:table-cell>
          <table:table-cell table:number-columns-repeated="3"/>
          <table:table-cell table:formula="of:=[.B178]" office:value-type="string" office:string-value="PD14" calcext:value-type="string">
            <text:p>PD14</text:p>
          </table:table-cell>
          <table:table-cell table:formula="of:=[.N178]&amp;IF(ISBLANK([.C178]);&quot;&quot;;&quot;/&quot;&amp;[.C178])" office:value-type="string" office:string-value="PD14" calcext:value-type="string">
            <text:p>PD14</text:p>
          </table:table-cell>
          <table:table-cell table:formula="of:=[.O178]&amp;IF(ISBLANK([.D178]);&quot;&quot;;&quot;/&quot;&amp;[.D178])" office:value-type="string" office:string-value="PD14" calcext:value-type="string">
            <text:p>PD14</text:p>
          </table:table-cell>
          <table:table-cell table:formula="of:=[.P178]&amp;IF(ISBLANK([.E178]);&quot;&quot;;&quot;/&quot;&amp;[.E178])" office:value-type="string" office:string-value="PD14" calcext:value-type="string">
            <text:p>PD14</text:p>
          </table:table-cell>
          <table:table-cell table:formula="of:=[.Q178]&amp;IF(ISBLANK([.F178]);&quot;&quot;;&quot;/&quot;&amp;[.F178])" office:value-type="string" office:string-value="PD14/LCD_SEG34" calcext:value-type="string">
            <text:p>PD14/LCD_SEG34</text:p>
          </table:table-cell>
          <table:table-cell table:formula="of:=[.R178]&amp;IF(ISBLANK([.G178]);&quot;&quot;;&quot;/&quot;&amp;[.G178])" office:value-type="string" office:string-value="PD14/LCD_SEG34/FMC_D0" calcext:value-type="string">
            <text:p>PD14/LCD_SEG34/FMC_D0</text:p>
          </table:table-cell>
          <table:table-cell table:formula="of:=[.S178]&amp;IF(ISBLANK([.H178]);&quot;&quot;;&quot;/&quot;&amp;[.H178])" office:value-type="string" office:string-value="PD14/LCD_SEG34/FMC_D0" calcext:value-type="string">
            <text:p>PD14/LCD_SEG34/FMC_D0</text:p>
          </table:table-cell>
          <table:table-cell table:formula="of:=[.T178]&amp;IF(ISBLANK([.I178]);&quot;&quot;;&quot;/&quot;&amp;[.I178])" office:value-type="string" office:string-value="PD14/LCD_SEG34/FMC_D0" calcext:value-type="string">
            <text:p>PD14/LCD_SEG34/FMC_D0</text:p>
          </table:table-cell>
          <table:table-cell table:formula="of:=[.U178]&amp;IF(ISBLANK([.J178]);&quot;&quot;;&quot;/&quot;&amp;[.J178])" office:value-type="string" office:string-value="PD14/LCD_SEG34/FMC_D0/EVENTOUT" calcext:value-type="string">
            <text:p>PD14/LCD_SEG34/FMC_D0/EVENTOUT</text:p>
          </table:table-cell>
          <table:table-cell table:formula="of:=[.V178]&amp;IF(ISBLANK([.K178]);&quot;&quot;;&quot;/&quot;&amp;[.K178])" office:value-type="string" office:string-value="PD14/LCD_SEG34/FMC_D0/EVENTOUT" calcext:value-type="string">
            <text:p>PD14/LCD_SEG34/FMC_D0/EVENTOUT</text:p>
          </table:table-cell>
        </table:table-row>
        <table:table-row table:style-name="ro1">
          <table:table-cell/>
          <table:table-cell office:value-type="string" calcext:value-type="string">
            <text:p>PD15</text:p>
          </table:table-cell>
          <table:table-cell table:number-columns-repeated="3"/>
          <table:table-cell office:value-type="string" calcext:value-type="string">
            <text:p>LCD_SEG35</text:p>
          </table:table-cell>
          <table:table-cell office:value-type="string" calcext:value-type="string">
            <text:p>FMC_D1</text:p>
          </table:table-cell>
          <table:table-cell table:number-columns-repeated="2"/>
          <table:table-cell office:value-type="string" calcext:value-type="string">
            <text:p>EVENTOUT</text:p>
          </table:table-cell>
          <table:table-cell table:number-columns-repeated="3"/>
          <table:table-cell table:formula="of:=[.B179]" office:value-type="string" office:string-value="PD15" calcext:value-type="string">
            <text:p>PD15</text:p>
          </table:table-cell>
          <table:table-cell table:formula="of:=[.N179]&amp;IF(ISBLANK([.C179]);&quot;&quot;;&quot;/&quot;&amp;[.C179])" office:value-type="string" office:string-value="PD15" calcext:value-type="string">
            <text:p>PD15</text:p>
          </table:table-cell>
          <table:table-cell table:formula="of:=[.O179]&amp;IF(ISBLANK([.D179]);&quot;&quot;;&quot;/&quot;&amp;[.D179])" office:value-type="string" office:string-value="PD15" calcext:value-type="string">
            <text:p>PD15</text:p>
          </table:table-cell>
          <table:table-cell table:formula="of:=[.P179]&amp;IF(ISBLANK([.E179]);&quot;&quot;;&quot;/&quot;&amp;[.E179])" office:value-type="string" office:string-value="PD15" calcext:value-type="string">
            <text:p>PD15</text:p>
          </table:table-cell>
          <table:table-cell table:formula="of:=[.Q179]&amp;IF(ISBLANK([.F179]);&quot;&quot;;&quot;/&quot;&amp;[.F179])" office:value-type="string" office:string-value="PD15/LCD_SEG35" calcext:value-type="string">
            <text:p>PD15/LCD_SEG35</text:p>
          </table:table-cell>
          <table:table-cell table:formula="of:=[.R179]&amp;IF(ISBLANK([.G179]);&quot;&quot;;&quot;/&quot;&amp;[.G179])" office:value-type="string" office:string-value="PD15/LCD_SEG35/FMC_D1" calcext:value-type="string">
            <text:p>PD15/LCD_SEG35/FMC_D1</text:p>
          </table:table-cell>
          <table:table-cell table:formula="of:=[.S179]&amp;IF(ISBLANK([.H179]);&quot;&quot;;&quot;/&quot;&amp;[.H179])" office:value-type="string" office:string-value="PD15/LCD_SEG35/FMC_D1" calcext:value-type="string">
            <text:p>PD15/LCD_SEG35/FMC_D1</text:p>
          </table:table-cell>
          <table:table-cell table:formula="of:=[.T179]&amp;IF(ISBLANK([.I179]);&quot;&quot;;&quot;/&quot;&amp;[.I179])" office:value-type="string" office:string-value="PD15/LCD_SEG35/FMC_D1" calcext:value-type="string">
            <text:p>PD15/LCD_SEG35/FMC_D1</text:p>
          </table:table-cell>
          <table:table-cell table:formula="of:=[.U179]&amp;IF(ISBLANK([.J179]);&quot;&quot;;&quot;/&quot;&amp;[.J179])" office:value-type="string" office:string-value="PD15/LCD_SEG35/FMC_D1/EVENTOUT" calcext:value-type="string">
            <text:p>PD15/LCD_SEG35/FMC_D1/EVENTOUT</text:p>
          </table:table-cell>
          <table:table-cell table:formula="of:=[.V179]&amp;IF(ISBLANK([.K179]);&quot;&quot;;&quot;/&quot;&amp;[.K179])" office:value-type="string" office:string-value="PD15/LCD_SEG35/FMC_D1/EVENTOUT" calcext:value-type="string">
            <text:p>PD15/LCD_SEG35/FMC_D1/EVENTOUT</text:p>
          </table:table-cell>
        </table:table-row>
        <table:table-row table:style-name="ro1">
          <table:table-cell/>
          <table:table-cell office:value-type="string" calcext:value-type="string">
            <text:p>PE0</text:p>
          </table:table-cell>
          <table:table-cell table:number-columns-repeated="3"/>
          <table:table-cell office:value-type="string" calcext:value-type="string">
            <text:p>LCD_SEG36</text:p>
          </table:table-cell>
          <table:table-cell office:value-type="string" calcext:value-type="string">
            <text:p>FMC_NBL0</text:p>
          </table:table-cell>
          <table:table-cell/>
          <table:table-cell office:value-type="string" calcext:value-type="string">
            <text:p>TIM16_CH1</text:p>
          </table:table-cell>
          <table:table-cell office:value-type="string" calcext:value-type="string">
            <text:p>EVENTOUT</text:p>
          </table:table-cell>
          <table:table-cell table:number-columns-repeated="3"/>
          <table:table-cell table:formula="of:=[.B180]" office:value-type="string" office:string-value="PE0" calcext:value-type="string">
            <text:p>PE0</text:p>
          </table:table-cell>
          <table:table-cell table:formula="of:=[.N180]&amp;IF(ISBLANK([.C180]);&quot;&quot;;&quot;/&quot;&amp;[.C180])" office:value-type="string" office:string-value="PE0" calcext:value-type="string">
            <text:p>PE0</text:p>
          </table:table-cell>
          <table:table-cell table:formula="of:=[.O180]&amp;IF(ISBLANK([.D180]);&quot;&quot;;&quot;/&quot;&amp;[.D180])" office:value-type="string" office:string-value="PE0" calcext:value-type="string">
            <text:p>PE0</text:p>
          </table:table-cell>
          <table:table-cell table:formula="of:=[.P180]&amp;IF(ISBLANK([.E180]);&quot;&quot;;&quot;/&quot;&amp;[.E180])" office:value-type="string" office:string-value="PE0" calcext:value-type="string">
            <text:p>PE0</text:p>
          </table:table-cell>
          <table:table-cell table:formula="of:=[.Q180]&amp;IF(ISBLANK([.F180]);&quot;&quot;;&quot;/&quot;&amp;[.F180])" office:value-type="string" office:string-value="PE0/LCD_SEG36" calcext:value-type="string">
            <text:p>PE0/LCD_SEG36</text:p>
          </table:table-cell>
          <table:table-cell table:formula="of:=[.R180]&amp;IF(ISBLANK([.G180]);&quot;&quot;;&quot;/&quot;&amp;[.G180])" office:value-type="string" office:string-value="PE0/LCD_SEG36/FMC_NBL0" calcext:value-type="string">
            <text:p>PE0/LCD_SEG36/FMC_NBL0</text:p>
          </table:table-cell>
          <table:table-cell table:formula="of:=[.S180]&amp;IF(ISBLANK([.H180]);&quot;&quot;;&quot;/&quot;&amp;[.H180])" office:value-type="string" office:string-value="PE0/LCD_SEG36/FMC_NBL0" calcext:value-type="string">
            <text:p>PE0/LCD_SEG36/FMC_NBL0</text:p>
          </table:table-cell>
          <table:table-cell table:formula="of:=[.T180]&amp;IF(ISBLANK([.I180]);&quot;&quot;;&quot;/&quot;&amp;[.I180])" office:value-type="string" office:string-value="PE0/LCD_SEG36/FMC_NBL0/TIM16_CH1" calcext:value-type="string">
            <text:p>PE0/LCD_SEG36/FMC_NBL0/TIM16_CH1</text:p>
          </table:table-cell>
          <table:table-cell table:formula="of:=[.U180]&amp;IF(ISBLANK([.J180]);&quot;&quot;;&quot;/&quot;&amp;[.J180])" office:value-type="string" office:string-value="PE0/LCD_SEG36/FMC_NBL0/TIM16_CH1/EVENTOUT" calcext:value-type="string">
            <text:p>PE0/LCD_SEG36/FMC_NBL0/TIM16_CH1/EVENTOUT</text:p>
          </table:table-cell>
          <table:table-cell table:formula="of:=[.V180]&amp;IF(ISBLANK([.K180]);&quot;&quot;;&quot;/&quot;&amp;[.K180])" office:value-type="string" office:string-value="PE0/LCD_SEG36/FMC_NBL0/TIM16_CH1/EVENTOUT" calcext:value-type="string">
            <text:p>PE0/LCD_SEG36/FMC_NBL0/TIM16_CH1/EVENTOUT</text:p>
          </table:table-cell>
        </table:table-row>
        <table:table-row table:style-name="ro1">
          <table:table-cell/>
          <table:table-cell office:value-type="string" calcext:value-type="string">
            <text:p>PE1</text:p>
          </table:table-cell>
          <table:table-cell table:number-columns-repeated="3"/>
          <table:table-cell office:value-type="string" calcext:value-type="string">
            <text:p>LCD_SEG37</text:p>
          </table:table-cell>
          <table:table-cell office:value-type="string" calcext:value-type="string">
            <text:p>FMC_NBL1</text:p>
          </table:table-cell>
          <table:table-cell/>
          <table:table-cell office:value-type="string" calcext:value-type="string">
            <text:p>TIM17_CH1</text:p>
          </table:table-cell>
          <table:table-cell office:value-type="string" calcext:value-type="string">
            <text:p>EVENTOUT</text:p>
          </table:table-cell>
          <table:table-cell table:number-columns-repeated="3"/>
          <table:table-cell table:formula="of:=[.B181]" office:value-type="string" office:string-value="PE1" calcext:value-type="string">
            <text:p>PE1</text:p>
          </table:table-cell>
          <table:table-cell table:formula="of:=[.N181]&amp;IF(ISBLANK([.C181]);&quot;&quot;;&quot;/&quot;&amp;[.C181])" office:value-type="string" office:string-value="PE1" calcext:value-type="string">
            <text:p>PE1</text:p>
          </table:table-cell>
          <table:table-cell table:formula="of:=[.O181]&amp;IF(ISBLANK([.D181]);&quot;&quot;;&quot;/&quot;&amp;[.D181])" office:value-type="string" office:string-value="PE1" calcext:value-type="string">
            <text:p>PE1</text:p>
          </table:table-cell>
          <table:table-cell table:formula="of:=[.P181]&amp;IF(ISBLANK([.E181]);&quot;&quot;;&quot;/&quot;&amp;[.E181])" office:value-type="string" office:string-value="PE1" calcext:value-type="string">
            <text:p>PE1</text:p>
          </table:table-cell>
          <table:table-cell table:formula="of:=[.Q181]&amp;IF(ISBLANK([.F181]);&quot;&quot;;&quot;/&quot;&amp;[.F181])" office:value-type="string" office:string-value="PE1/LCD_SEG37" calcext:value-type="string">
            <text:p>PE1/LCD_SEG37</text:p>
          </table:table-cell>
          <table:table-cell table:formula="of:=[.R181]&amp;IF(ISBLANK([.G181]);&quot;&quot;;&quot;/&quot;&amp;[.G181])" office:value-type="string" office:string-value="PE1/LCD_SEG37/FMC_NBL1" calcext:value-type="string">
            <text:p>PE1/LCD_SEG37/FMC_NBL1</text:p>
          </table:table-cell>
          <table:table-cell table:formula="of:=[.S181]&amp;IF(ISBLANK([.H181]);&quot;&quot;;&quot;/&quot;&amp;[.H181])" office:value-type="string" office:string-value="PE1/LCD_SEG37/FMC_NBL1" calcext:value-type="string">
            <text:p>PE1/LCD_SEG37/FMC_NBL1</text:p>
          </table:table-cell>
          <table:table-cell table:formula="of:=[.T181]&amp;IF(ISBLANK([.I181]);&quot;&quot;;&quot;/&quot;&amp;[.I181])" office:value-type="string" office:string-value="PE1/LCD_SEG37/FMC_NBL1/TIM17_CH1" calcext:value-type="string">
            <text:p>PE1/LCD_SEG37/FMC_NBL1/TIM17_CH1</text:p>
          </table:table-cell>
          <table:table-cell table:formula="of:=[.U181]&amp;IF(ISBLANK([.J181]);&quot;&quot;;&quot;/&quot;&amp;[.J181])" office:value-type="string" office:string-value="PE1/LCD_SEG37/FMC_NBL1/TIM17_CH1/EVENTOUT" calcext:value-type="string">
            <text:p>PE1/LCD_SEG37/FMC_NBL1/TIM17_CH1/EVENTOUT</text:p>
          </table:table-cell>
          <table:table-cell table:formula="of:=[.V181]&amp;IF(ISBLANK([.K181]);&quot;&quot;;&quot;/&quot;&amp;[.K181])" office:value-type="string" office:string-value="PE1/LCD_SEG37/FMC_NBL1/TIM17_CH1/EVENTOUT" calcext:value-type="string">
            <text:p>PE1/LCD_SEG37/FMC_NBL1/TIM17_CH1/EVENTOUT</text:p>
          </table:table-cell>
        </table:table-row>
        <table:table-row table:style-name="ro1">
          <table:table-cell/>
          <table:table-cell office:value-type="string" calcext:value-type="string">
            <text:p>PE2</text:p>
          </table:table-cell>
          <table:table-cell/>
          <table:table-cell office:value-type="string" calcext:value-type="string">
            <text:p>TSC_G7_IO1</text:p>
          </table:table-cell>
          <table:table-cell/>
          <table:table-cell office:value-type="string" calcext:value-type="string">
            <text:p>LCD_SEG38</text:p>
          </table:table-cell>
          <table:table-cell office:value-type="string" calcext:value-type="string">
            <text:p>FMC_A23</text:p>
          </table:table-cell>
          <table:table-cell office:value-type="string" calcext:value-type="string">
            <text:p>SAI1_MCLK_A</text:p>
          </table:table-cell>
          <table:table-cell/>
          <table:table-cell office:value-type="string" calcext:value-type="string">
            <text:p>EVENTOUT</text:p>
          </table:table-cell>
          <table:table-cell table:number-columns-repeated="3"/>
          <table:table-cell table:formula="of:=[.B182]" office:value-type="string" office:string-value="PE2" calcext:value-type="string">
            <text:p>PE2</text:p>
          </table:table-cell>
          <table:table-cell table:formula="of:=[.N182]&amp;IF(ISBLANK([.C182]);&quot;&quot;;&quot;/&quot;&amp;[.C182])" office:value-type="string" office:string-value="PE2" calcext:value-type="string">
            <text:p>PE2</text:p>
          </table:table-cell>
          <table:table-cell table:formula="of:=[.O182]&amp;IF(ISBLANK([.D182]);&quot;&quot;;&quot;/&quot;&amp;[.D182])" office:value-type="string" office:string-value="PE2/TSC_G7_IO1" calcext:value-type="string">
            <text:p>PE2/TSC_G7_IO1</text:p>
          </table:table-cell>
          <table:table-cell table:formula="of:=[.P182]&amp;IF(ISBLANK([.E182]);&quot;&quot;;&quot;/&quot;&amp;[.E182])" office:value-type="string" office:string-value="PE2/TSC_G7_IO1" calcext:value-type="string">
            <text:p>PE2/TSC_G7_IO1</text:p>
          </table:table-cell>
          <table:table-cell table:formula="of:=[.Q182]&amp;IF(ISBLANK([.F182]);&quot;&quot;;&quot;/&quot;&amp;[.F182])" office:value-type="string" office:string-value="PE2/TSC_G7_IO1/LCD_SEG38" calcext:value-type="string">
            <text:p>PE2/TSC_G7_IO1/LCD_SEG38</text:p>
          </table:table-cell>
          <table:table-cell table:formula="of:=[.R182]&amp;IF(ISBLANK([.G182]);&quot;&quot;;&quot;/&quot;&amp;[.G182])" office:value-type="string" office:string-value="PE2/TSC_G7_IO1/LCD_SEG38/FMC_A23" calcext:value-type="string">
            <text:p>PE2/TSC_G7_IO1/LCD_SEG38/FMC_A23</text:p>
          </table:table-cell>
          <table:table-cell table:formula="of:=[.S182]&amp;IF(ISBLANK([.H182]);&quot;&quot;;&quot;/&quot;&amp;[.H182])" office:value-type="string" office:string-value="PE2/TSC_G7_IO1/LCD_SEG38/FMC_A23/SAI1_MCLK_A" calcext:value-type="string">
            <text:p>PE2/TSC_G7_IO1/LCD_SEG38/FMC_A23/SAI1_MCLK_A</text:p>
          </table:table-cell>
          <table:table-cell table:formula="of:=[.T182]&amp;IF(ISBLANK([.I182]);&quot;&quot;;&quot;/&quot;&amp;[.I182])" office:value-type="string" office:string-value="PE2/TSC_G7_IO1/LCD_SEG38/FMC_A23/SAI1_MCLK_A" calcext:value-type="string">
            <text:p>PE2/TSC_G7_IO1/LCD_SEG38/FMC_A23/SAI1_MCLK_A</text:p>
          </table:table-cell>
          <table:table-cell table:formula="of:=[.U182]&amp;IF(ISBLANK([.J182]);&quot;&quot;;&quot;/&quot;&amp;[.J182])" office:value-type="string" office:string-value="PE2/TSC_G7_IO1/LCD_SEG38/FMC_A23/SAI1_MCLK_A/EVENTOUT" calcext:value-type="string">
            <text:p>PE2/TSC_G7_IO1/LCD_SEG38/FMC_A23/SAI1_MCLK_A/EVENTOUT</text:p>
          </table:table-cell>
          <table:table-cell table:formula="of:=[.V182]&amp;IF(ISBLANK([.K182]);&quot;&quot;;&quot;/&quot;&amp;[.K182])" office:value-type="string" office:string-value="PE2/TSC_G7_IO1/LCD_SEG38/FMC_A23/SAI1_MCLK_A/EVENTOUT" calcext:value-type="string">
            <text:p>PE2/TSC_G7_IO1/LCD_SEG38/FMC_A23/SAI1_MCLK_A/EVENTOUT</text:p>
          </table:table-cell>
        </table:table-row>
        <table:table-row table:style-name="ro1">
          <table:table-cell/>
          <table:table-cell office:value-type="string" calcext:value-type="string">
            <text:p>PE3</text:p>
          </table:table-cell>
          <table:table-cell/>
          <table:table-cell office:value-type="string" calcext:value-type="string">
            <text:p>TSC_G7_IO2</text:p>
          </table:table-cell>
          <table:table-cell/>
          <table:table-cell office:value-type="string" calcext:value-type="string">
            <text:p>LCD_SEG39</text:p>
          </table:table-cell>
          <table:table-cell office:value-type="string" calcext:value-type="string">
            <text:p>FMC_A19</text:p>
          </table:table-cell>
          <table:table-cell office:value-type="string" calcext:value-type="string">
            <text:p>SAI1_SD_B</text:p>
          </table:table-cell>
          <table:table-cell/>
          <table:table-cell office:value-type="string" calcext:value-type="string">
            <text:p>EVENTOUT</text:p>
          </table:table-cell>
          <table:table-cell table:number-columns-repeated="3"/>
          <table:table-cell table:formula="of:=[.B183]" office:value-type="string" office:string-value="PE3" calcext:value-type="string">
            <text:p>PE3</text:p>
          </table:table-cell>
          <table:table-cell table:formula="of:=[.N183]&amp;IF(ISBLANK([.C183]);&quot;&quot;;&quot;/&quot;&amp;[.C183])" office:value-type="string" office:string-value="PE3" calcext:value-type="string">
            <text:p>PE3</text:p>
          </table:table-cell>
          <table:table-cell table:formula="of:=[.O183]&amp;IF(ISBLANK([.D183]);&quot;&quot;;&quot;/&quot;&amp;[.D183])" office:value-type="string" office:string-value="PE3/TSC_G7_IO2" calcext:value-type="string">
            <text:p>PE3/TSC_G7_IO2</text:p>
          </table:table-cell>
          <table:table-cell table:formula="of:=[.P183]&amp;IF(ISBLANK([.E183]);&quot;&quot;;&quot;/&quot;&amp;[.E183])" office:value-type="string" office:string-value="PE3/TSC_G7_IO2" calcext:value-type="string">
            <text:p>PE3/TSC_G7_IO2</text:p>
          </table:table-cell>
          <table:table-cell table:formula="of:=[.Q183]&amp;IF(ISBLANK([.F183]);&quot;&quot;;&quot;/&quot;&amp;[.F183])" office:value-type="string" office:string-value="PE3/TSC_G7_IO2/LCD_SEG39" calcext:value-type="string">
            <text:p>PE3/TSC_G7_IO2/LCD_SEG39</text:p>
          </table:table-cell>
          <table:table-cell table:formula="of:=[.R183]&amp;IF(ISBLANK([.G183]);&quot;&quot;;&quot;/&quot;&amp;[.G183])" office:value-type="string" office:string-value="PE3/TSC_G7_IO2/LCD_SEG39/FMC_A19" calcext:value-type="string">
            <text:p>PE3/TSC_G7_IO2/LCD_SEG39/FMC_A19</text:p>
          </table:table-cell>
          <table:table-cell table:formula="of:=[.S183]&amp;IF(ISBLANK([.H183]);&quot;&quot;;&quot;/&quot;&amp;[.H183])" office:value-type="string" office:string-value="PE3/TSC_G7_IO2/LCD_SEG39/FMC_A19/SAI1_SD_B" calcext:value-type="string">
            <text:p>PE3/TSC_G7_IO2/LCD_SEG39/FMC_A19/SAI1_SD_B</text:p>
          </table:table-cell>
          <table:table-cell table:formula="of:=[.T183]&amp;IF(ISBLANK([.I183]);&quot;&quot;;&quot;/&quot;&amp;[.I183])" office:value-type="string" office:string-value="PE3/TSC_G7_IO2/LCD_SEG39/FMC_A19/SAI1_SD_B" calcext:value-type="string">
            <text:p>PE3/TSC_G7_IO2/LCD_SEG39/FMC_A19/SAI1_SD_B</text:p>
          </table:table-cell>
          <table:table-cell table:formula="of:=[.U183]&amp;IF(ISBLANK([.J183]);&quot;&quot;;&quot;/&quot;&amp;[.J183])" office:value-type="string" office:string-value="PE3/TSC_G7_IO2/LCD_SEG39/FMC_A19/SAI1_SD_B/EVENTOUT" calcext:value-type="string">
            <text:p>PE3/TSC_G7_IO2/LCD_SEG39/FMC_A19/SAI1_SD_B/EVENTOUT</text:p>
          </table:table-cell>
          <table:table-cell table:formula="of:=[.V183]&amp;IF(ISBLANK([.K183]);&quot;&quot;;&quot;/&quot;&amp;[.K183])" office:value-type="string" office:string-value="PE3/TSC_G7_IO2/LCD_SEG39/FMC_A19/SAI1_SD_B/EVENTOUT" calcext:value-type="string">
            <text:p>PE3/TSC_G7_IO2/LCD_SEG39/FMC_A19/SAI1_SD_B/EVENTOUT</text:p>
          </table:table-cell>
        </table:table-row>
        <table:table-row table:style-name="ro1">
          <table:table-cell/>
          <table:table-cell office:value-type="string" calcext:value-type="string">
            <text:p>PE4</text:p>
          </table:table-cell>
          <table:table-cell/>
          <table:table-cell office:value-type="string" calcext:value-type="string">
            <text:p>TSC_G7_IO3</text:p>
          </table:table-cell>
          <table:table-cell table:number-columns-repeated="2"/>
          <table:table-cell office:value-type="string" calcext:value-type="string">
            <text:p>FMC_A20</text:p>
          </table:table-cell>
          <table:table-cell office:value-type="string" calcext:value-type="string">
            <text:p>SAI1_FS_A</text:p>
          </table:table-cell>
          <table:table-cell/>
          <table:table-cell office:value-type="string" calcext:value-type="string">
            <text:p>EVENTOUT</text:p>
          </table:table-cell>
          <table:table-cell table:number-columns-repeated="3"/>
          <table:table-cell table:formula="of:=[.B184]" office:value-type="string" office:string-value="PE4" calcext:value-type="string">
            <text:p>PE4</text:p>
          </table:table-cell>
          <table:table-cell table:formula="of:=[.N184]&amp;IF(ISBLANK([.C184]);&quot;&quot;;&quot;/&quot;&amp;[.C184])" office:value-type="string" office:string-value="PE4" calcext:value-type="string">
            <text:p>PE4</text:p>
          </table:table-cell>
          <table:table-cell table:formula="of:=[.O184]&amp;IF(ISBLANK([.D184]);&quot;&quot;;&quot;/&quot;&amp;[.D184])" office:value-type="string" office:string-value="PE4/TSC_G7_IO3" calcext:value-type="string">
            <text:p>PE4/TSC_G7_IO3</text:p>
          </table:table-cell>
          <table:table-cell table:formula="of:=[.P184]&amp;IF(ISBLANK([.E184]);&quot;&quot;;&quot;/&quot;&amp;[.E184])" office:value-type="string" office:string-value="PE4/TSC_G7_IO3" calcext:value-type="string">
            <text:p>PE4/TSC_G7_IO3</text:p>
          </table:table-cell>
          <table:table-cell table:formula="of:=[.Q184]&amp;IF(ISBLANK([.F184]);&quot;&quot;;&quot;/&quot;&amp;[.F184])" office:value-type="string" office:string-value="PE4/TSC_G7_IO3" calcext:value-type="string">
            <text:p>PE4/TSC_G7_IO3</text:p>
          </table:table-cell>
          <table:table-cell table:formula="of:=[.R184]&amp;IF(ISBLANK([.G184]);&quot;&quot;;&quot;/&quot;&amp;[.G184])" office:value-type="string" office:string-value="PE4/TSC_G7_IO3/FMC_A20" calcext:value-type="string">
            <text:p>PE4/TSC_G7_IO3/FMC_A20</text:p>
          </table:table-cell>
          <table:table-cell table:formula="of:=[.S184]&amp;IF(ISBLANK([.H184]);&quot;&quot;;&quot;/&quot;&amp;[.H184])" office:value-type="string" office:string-value="PE4/TSC_G7_IO3/FMC_A20/SAI1_FS_A" calcext:value-type="string">
            <text:p>PE4/TSC_G7_IO3/FMC_A20/SAI1_FS_A</text:p>
          </table:table-cell>
          <table:table-cell table:formula="of:=[.T184]&amp;IF(ISBLANK([.I184]);&quot;&quot;;&quot;/&quot;&amp;[.I184])" office:value-type="string" office:string-value="PE4/TSC_G7_IO3/FMC_A20/SAI1_FS_A" calcext:value-type="string">
            <text:p>PE4/TSC_G7_IO3/FMC_A20/SAI1_FS_A</text:p>
          </table:table-cell>
          <table:table-cell table:formula="of:=[.U184]&amp;IF(ISBLANK([.J184]);&quot;&quot;;&quot;/&quot;&amp;[.J184])" office:value-type="string" office:string-value="PE4/TSC_G7_IO3/FMC_A20/SAI1_FS_A/EVENTOUT" calcext:value-type="string">
            <text:p>PE4/TSC_G7_IO3/FMC_A20/SAI1_FS_A/EVENTOUT</text:p>
          </table:table-cell>
          <table:table-cell table:formula="of:=[.V184]&amp;IF(ISBLANK([.K184]);&quot;&quot;;&quot;/&quot;&amp;[.K184])" office:value-type="string" office:string-value="PE4/TSC_G7_IO3/FMC_A20/SAI1_FS_A/EVENTOUT" calcext:value-type="string">
            <text:p>PE4/TSC_G7_IO3/FMC_A20/SAI1_FS_A/EVENTOUT</text:p>
          </table:table-cell>
        </table:table-row>
        <table:table-row table:style-name="ro1">
          <table:table-cell/>
          <table:table-cell office:value-type="string" calcext:value-type="string">
            <text:p>PE5</text:p>
          </table:table-cell>
          <table:table-cell/>
          <table:table-cell office:value-type="string" calcext:value-type="string">
            <text:p>TSC_G7_IO4</text:p>
          </table:table-cell>
          <table:table-cell table:number-columns-repeated="2"/>
          <table:table-cell office:value-type="string" calcext:value-type="string">
            <text:p>FMC_A21</text:p>
          </table:table-cell>
          <table:table-cell office:value-type="string" calcext:value-type="string">
            <text:p>SAI1_SCK_A</text:p>
          </table:table-cell>
          <table:table-cell/>
          <table:table-cell office:value-type="string" calcext:value-type="string">
            <text:p>EVENTOUT</text:p>
          </table:table-cell>
          <table:table-cell table:number-columns-repeated="3"/>
          <table:table-cell table:formula="of:=[.B185]" office:value-type="string" office:string-value="PE5" calcext:value-type="string">
            <text:p>PE5</text:p>
          </table:table-cell>
          <table:table-cell table:formula="of:=[.N185]&amp;IF(ISBLANK([.C185]);&quot;&quot;;&quot;/&quot;&amp;[.C185])" office:value-type="string" office:string-value="PE5" calcext:value-type="string">
            <text:p>PE5</text:p>
          </table:table-cell>
          <table:table-cell table:formula="of:=[.O185]&amp;IF(ISBLANK([.D185]);&quot;&quot;;&quot;/&quot;&amp;[.D185])" office:value-type="string" office:string-value="PE5/TSC_G7_IO4" calcext:value-type="string">
            <text:p>PE5/TSC_G7_IO4</text:p>
          </table:table-cell>
          <table:table-cell table:formula="of:=[.P185]&amp;IF(ISBLANK([.E185]);&quot;&quot;;&quot;/&quot;&amp;[.E185])" office:value-type="string" office:string-value="PE5/TSC_G7_IO4" calcext:value-type="string">
            <text:p>PE5/TSC_G7_IO4</text:p>
          </table:table-cell>
          <table:table-cell table:formula="of:=[.Q185]&amp;IF(ISBLANK([.F185]);&quot;&quot;;&quot;/&quot;&amp;[.F185])" office:value-type="string" office:string-value="PE5/TSC_G7_IO4" calcext:value-type="string">
            <text:p>PE5/TSC_G7_IO4</text:p>
          </table:table-cell>
          <table:table-cell table:formula="of:=[.R185]&amp;IF(ISBLANK([.G185]);&quot;&quot;;&quot;/&quot;&amp;[.G185])" office:value-type="string" office:string-value="PE5/TSC_G7_IO4/FMC_A21" calcext:value-type="string">
            <text:p>PE5/TSC_G7_IO4/FMC_A21</text:p>
          </table:table-cell>
          <table:table-cell table:formula="of:=[.S185]&amp;IF(ISBLANK([.H185]);&quot;&quot;;&quot;/&quot;&amp;[.H185])" office:value-type="string" office:string-value="PE5/TSC_G7_IO4/FMC_A21/SAI1_SCK_A" calcext:value-type="string">
            <text:p>PE5/TSC_G7_IO4/FMC_A21/SAI1_SCK_A</text:p>
          </table:table-cell>
          <table:table-cell table:formula="of:=[.T185]&amp;IF(ISBLANK([.I185]);&quot;&quot;;&quot;/&quot;&amp;[.I185])" office:value-type="string" office:string-value="PE5/TSC_G7_IO4/FMC_A21/SAI1_SCK_A" calcext:value-type="string">
            <text:p>PE5/TSC_G7_IO4/FMC_A21/SAI1_SCK_A</text:p>
          </table:table-cell>
          <table:table-cell table:formula="of:=[.U185]&amp;IF(ISBLANK([.J185]);&quot;&quot;;&quot;/&quot;&amp;[.J185])" office:value-type="string" office:string-value="PE5/TSC_G7_IO4/FMC_A21/SAI1_SCK_A/EVENTOUT" calcext:value-type="string">
            <text:p>PE5/TSC_G7_IO4/FMC_A21/SAI1_SCK_A/EVENTOUT</text:p>
          </table:table-cell>
          <table:table-cell table:formula="of:=[.V185]&amp;IF(ISBLANK([.K185]);&quot;&quot;;&quot;/&quot;&amp;[.K185])" office:value-type="string" office:string-value="PE5/TSC_G7_IO4/FMC_A21/SAI1_SCK_A/EVENTOUT" calcext:value-type="string">
            <text:p>PE5/TSC_G7_IO4/FMC_A21/SAI1_SCK_A/EVENTOUT</text:p>
          </table:table-cell>
        </table:table-row>
        <table:table-row table:style-name="ro1">
          <table:table-cell/>
          <table:table-cell office:value-type="string" calcext:value-type="string">
            <text:p>PE6</text:p>
          </table:table-cell>
          <table:table-cell table:number-columns-repeated="4"/>
          <table:table-cell office:value-type="string" calcext:value-type="string">
            <text:p>FMC_A22</text:p>
          </table:table-cell>
          <table:table-cell office:value-type="string" calcext:value-type="string">
            <text:p>SAI1_SD_A</text:p>
          </table:table-cell>
          <table:table-cell/>
          <table:table-cell office:value-type="string" calcext:value-type="string">
            <text:p>EVENTOUT</text:p>
          </table:table-cell>
          <table:table-cell table:number-columns-repeated="3"/>
          <table:table-cell table:formula="of:=[.B186]" office:value-type="string" office:string-value="PE6" calcext:value-type="string">
            <text:p>PE6</text:p>
          </table:table-cell>
          <table:table-cell table:formula="of:=[.N186]&amp;IF(ISBLANK([.C186]);&quot;&quot;;&quot;/&quot;&amp;[.C186])" office:value-type="string" office:string-value="PE6" calcext:value-type="string">
            <text:p>PE6</text:p>
          </table:table-cell>
          <table:table-cell table:formula="of:=[.O186]&amp;IF(ISBLANK([.D186]);&quot;&quot;;&quot;/&quot;&amp;[.D186])" office:value-type="string" office:string-value="PE6" calcext:value-type="string">
            <text:p>PE6</text:p>
          </table:table-cell>
          <table:table-cell table:formula="of:=[.P186]&amp;IF(ISBLANK([.E186]);&quot;&quot;;&quot;/&quot;&amp;[.E186])" office:value-type="string" office:string-value="PE6" calcext:value-type="string">
            <text:p>PE6</text:p>
          </table:table-cell>
          <table:table-cell table:formula="of:=[.Q186]&amp;IF(ISBLANK([.F186]);&quot;&quot;;&quot;/&quot;&amp;[.F186])" office:value-type="string" office:string-value="PE6" calcext:value-type="string">
            <text:p>PE6</text:p>
          </table:table-cell>
          <table:table-cell table:formula="of:=[.R186]&amp;IF(ISBLANK([.G186]);&quot;&quot;;&quot;/&quot;&amp;[.G186])" office:value-type="string" office:string-value="PE6/FMC_A22" calcext:value-type="string">
            <text:p>PE6/FMC_A22</text:p>
          </table:table-cell>
          <table:table-cell table:formula="of:=[.S186]&amp;IF(ISBLANK([.H186]);&quot;&quot;;&quot;/&quot;&amp;[.H186])" office:value-type="string" office:string-value="PE6/FMC_A22/SAI1_SD_A" calcext:value-type="string">
            <text:p>PE6/FMC_A22/SAI1_SD_A</text:p>
          </table:table-cell>
          <table:table-cell table:formula="of:=[.T186]&amp;IF(ISBLANK([.I186]);&quot;&quot;;&quot;/&quot;&amp;[.I186])" office:value-type="string" office:string-value="PE6/FMC_A22/SAI1_SD_A" calcext:value-type="string">
            <text:p>PE6/FMC_A22/SAI1_SD_A</text:p>
          </table:table-cell>
          <table:table-cell table:formula="of:=[.U186]&amp;IF(ISBLANK([.J186]);&quot;&quot;;&quot;/&quot;&amp;[.J186])" office:value-type="string" office:string-value="PE6/FMC_A22/SAI1_SD_A/EVENTOUT" calcext:value-type="string">
            <text:p>PE6/FMC_A22/SAI1_SD_A/EVENTOUT</text:p>
          </table:table-cell>
          <table:table-cell table:formula="of:=[.V186]&amp;IF(ISBLANK([.K186]);&quot;&quot;;&quot;/&quot;&amp;[.K186])" office:value-type="string" office:string-value="PE6/FMC_A22/SAI1_SD_A/EVENTOUT" calcext:value-type="string">
            <text:p>PE6/FMC_A22/SAI1_SD_A/EVENTOUT</text:p>
          </table:table-cell>
        </table:table-row>
        <table:table-row table:style-name="ro1">
          <table:table-cell/>
          <table:table-cell office:value-type="string" calcext:value-type="string">
            <text:p>PE7</text:p>
          </table:table-cell>
          <table:table-cell table:number-columns-repeated="4"/>
          <table:table-cell office:value-type="string" calcext:value-type="string">
            <text:p>FMC_D4</text:p>
          </table:table-cell>
          <table:table-cell office:value-type="string" calcext:value-type="string">
            <text:p>SAI1_SD_B</text:p>
          </table:table-cell>
          <table:table-cell/>
          <table:table-cell office:value-type="string" calcext:value-type="string">
            <text:p>EVENTOUT</text:p>
          </table:table-cell>
          <table:table-cell table:number-columns-repeated="3"/>
          <table:table-cell table:formula="of:=[.B187]" office:value-type="string" office:string-value="PE7" calcext:value-type="string">
            <text:p>PE7</text:p>
          </table:table-cell>
          <table:table-cell table:formula="of:=[.N187]&amp;IF(ISBLANK([.C187]);&quot;&quot;;&quot;/&quot;&amp;[.C187])" office:value-type="string" office:string-value="PE7" calcext:value-type="string">
            <text:p>PE7</text:p>
          </table:table-cell>
          <table:table-cell table:formula="of:=[.O187]&amp;IF(ISBLANK([.D187]);&quot;&quot;;&quot;/&quot;&amp;[.D187])" office:value-type="string" office:string-value="PE7" calcext:value-type="string">
            <text:p>PE7</text:p>
          </table:table-cell>
          <table:table-cell table:formula="of:=[.P187]&amp;IF(ISBLANK([.E187]);&quot;&quot;;&quot;/&quot;&amp;[.E187])" office:value-type="string" office:string-value="PE7" calcext:value-type="string">
            <text:p>PE7</text:p>
          </table:table-cell>
          <table:table-cell table:formula="of:=[.Q187]&amp;IF(ISBLANK([.F187]);&quot;&quot;;&quot;/&quot;&amp;[.F187])" office:value-type="string" office:string-value="PE7" calcext:value-type="string">
            <text:p>PE7</text:p>
          </table:table-cell>
          <table:table-cell table:formula="of:=[.R187]&amp;IF(ISBLANK([.G187]);&quot;&quot;;&quot;/&quot;&amp;[.G187])" office:value-type="string" office:string-value="PE7/FMC_D4" calcext:value-type="string">
            <text:p>PE7/FMC_D4</text:p>
          </table:table-cell>
          <table:table-cell table:formula="of:=[.S187]&amp;IF(ISBLANK([.H187]);&quot;&quot;;&quot;/&quot;&amp;[.H187])" office:value-type="string" office:string-value="PE7/FMC_D4/SAI1_SD_B" calcext:value-type="string">
            <text:p>PE7/FMC_D4/SAI1_SD_B</text:p>
          </table:table-cell>
          <table:table-cell table:formula="of:=[.T187]&amp;IF(ISBLANK([.I187]);&quot;&quot;;&quot;/&quot;&amp;[.I187])" office:value-type="string" office:string-value="PE7/FMC_D4/SAI1_SD_B" calcext:value-type="string">
            <text:p>PE7/FMC_D4/SAI1_SD_B</text:p>
          </table:table-cell>
          <table:table-cell table:formula="of:=[.U187]&amp;IF(ISBLANK([.J187]);&quot;&quot;;&quot;/&quot;&amp;[.J187])" office:value-type="string" office:string-value="PE7/FMC_D4/SAI1_SD_B/EVENTOUT" calcext:value-type="string">
            <text:p>PE7/FMC_D4/SAI1_SD_B/EVENTOUT</text:p>
          </table:table-cell>
          <table:table-cell table:formula="of:=[.V187]&amp;IF(ISBLANK([.K187]);&quot;&quot;;&quot;/&quot;&amp;[.K187])" office:value-type="string" office:string-value="PE7/FMC_D4/SAI1_SD_B/EVENTOUT" calcext:value-type="string">
            <text:p>PE7/FMC_D4/SAI1_SD_B/EVENTOUT</text:p>
          </table:table-cell>
        </table:table-row>
        <table:table-row table:style-name="ro1">
          <table:table-cell/>
          <table:table-cell office:value-type="string" calcext:value-type="string">
            <text:p>PE8</text:p>
          </table:table-cell>
          <table:table-cell table:number-columns-repeated="4"/>
          <table:table-cell office:value-type="string" calcext:value-type="string">
            <text:p>FMC_D5</text:p>
          </table:table-cell>
          <table:table-cell office:value-type="string" calcext:value-type="string">
            <text:p>SAI1_SCK_B</text:p>
          </table:table-cell>
          <table:table-cell/>
          <table:table-cell office:value-type="string" calcext:value-type="string">
            <text:p>EVENTOUT</text:p>
          </table:table-cell>
          <table:table-cell table:number-columns-repeated="3"/>
          <table:table-cell table:formula="of:=[.B188]" office:value-type="string" office:string-value="PE8" calcext:value-type="string">
            <text:p>PE8</text:p>
          </table:table-cell>
          <table:table-cell table:formula="of:=[.N188]&amp;IF(ISBLANK([.C188]);&quot;&quot;;&quot;/&quot;&amp;[.C188])" office:value-type="string" office:string-value="PE8" calcext:value-type="string">
            <text:p>PE8</text:p>
          </table:table-cell>
          <table:table-cell table:formula="of:=[.O188]&amp;IF(ISBLANK([.D188]);&quot;&quot;;&quot;/&quot;&amp;[.D188])" office:value-type="string" office:string-value="PE8" calcext:value-type="string">
            <text:p>PE8</text:p>
          </table:table-cell>
          <table:table-cell table:formula="of:=[.P188]&amp;IF(ISBLANK([.E188]);&quot;&quot;;&quot;/&quot;&amp;[.E188])" office:value-type="string" office:string-value="PE8" calcext:value-type="string">
            <text:p>PE8</text:p>
          </table:table-cell>
          <table:table-cell table:formula="of:=[.Q188]&amp;IF(ISBLANK([.F188]);&quot;&quot;;&quot;/&quot;&amp;[.F188])" office:value-type="string" office:string-value="PE8" calcext:value-type="string">
            <text:p>PE8</text:p>
          </table:table-cell>
          <table:table-cell table:formula="of:=[.R188]&amp;IF(ISBLANK([.G188]);&quot;&quot;;&quot;/&quot;&amp;[.G188])" office:value-type="string" office:string-value="PE8/FMC_D5" calcext:value-type="string">
            <text:p>PE8/FMC_D5</text:p>
          </table:table-cell>
          <table:table-cell table:formula="of:=[.S188]&amp;IF(ISBLANK([.H188]);&quot;&quot;;&quot;/&quot;&amp;[.H188])" office:value-type="string" office:string-value="PE8/FMC_D5/SAI1_SCK_B" calcext:value-type="string">
            <text:p>PE8/FMC_D5/SAI1_SCK_B</text:p>
          </table:table-cell>
          <table:table-cell table:formula="of:=[.T188]&amp;IF(ISBLANK([.I188]);&quot;&quot;;&quot;/&quot;&amp;[.I188])" office:value-type="string" office:string-value="PE8/FMC_D5/SAI1_SCK_B" calcext:value-type="string">
            <text:p>PE8/FMC_D5/SAI1_SCK_B</text:p>
          </table:table-cell>
          <table:table-cell table:formula="of:=[.U188]&amp;IF(ISBLANK([.J188]);&quot;&quot;;&quot;/&quot;&amp;[.J188])" office:value-type="string" office:string-value="PE8/FMC_D5/SAI1_SCK_B/EVENTOUT" calcext:value-type="string">
            <text:p>PE8/FMC_D5/SAI1_SCK_B/EVENTOUT</text:p>
          </table:table-cell>
          <table:table-cell table:formula="of:=[.V188]&amp;IF(ISBLANK([.K188]);&quot;&quot;;&quot;/&quot;&amp;[.K188])" office:value-type="string" office:string-value="PE8/FMC_D5/SAI1_SCK_B/EVENTOUT" calcext:value-type="string">
            <text:p>PE8/FMC_D5/SAI1_SCK_B/EVENTOUT</text:p>
          </table:table-cell>
        </table:table-row>
        <table:table-row table:style-name="ro1">
          <table:table-cell/>
          <table:table-cell office:value-type="string" calcext:value-type="string">
            <text:p>PE9</text:p>
          </table:table-cell>
          <table:table-cell table:number-columns-repeated="4"/>
          <table:table-cell office:value-type="string" calcext:value-type="string">
            <text:p>FMC_D6</text:p>
          </table:table-cell>
          <table:table-cell office:value-type="string" calcext:value-type="string">
            <text:p>SAI1_FS_B</text:p>
          </table:table-cell>
          <table:table-cell/>
          <table:table-cell office:value-type="string" calcext:value-type="string">
            <text:p>EVENTOUT</text:p>
          </table:table-cell>
          <table:table-cell table:number-columns-repeated="3"/>
          <table:table-cell table:formula="of:=[.B189]" office:value-type="string" office:string-value="PE9" calcext:value-type="string">
            <text:p>PE9</text:p>
          </table:table-cell>
          <table:table-cell table:formula="of:=[.N189]&amp;IF(ISBLANK([.C189]);&quot;&quot;;&quot;/&quot;&amp;[.C189])" office:value-type="string" office:string-value="PE9" calcext:value-type="string">
            <text:p>PE9</text:p>
          </table:table-cell>
          <table:table-cell table:formula="of:=[.O189]&amp;IF(ISBLANK([.D189]);&quot;&quot;;&quot;/&quot;&amp;[.D189])" office:value-type="string" office:string-value="PE9" calcext:value-type="string">
            <text:p>PE9</text:p>
          </table:table-cell>
          <table:table-cell table:formula="of:=[.P189]&amp;IF(ISBLANK([.E189]);&quot;&quot;;&quot;/&quot;&amp;[.E189])" office:value-type="string" office:string-value="PE9" calcext:value-type="string">
            <text:p>PE9</text:p>
          </table:table-cell>
          <table:table-cell table:formula="of:=[.Q189]&amp;IF(ISBLANK([.F189]);&quot;&quot;;&quot;/&quot;&amp;[.F189])" office:value-type="string" office:string-value="PE9" calcext:value-type="string">
            <text:p>PE9</text:p>
          </table:table-cell>
          <table:table-cell table:formula="of:=[.R189]&amp;IF(ISBLANK([.G189]);&quot;&quot;;&quot;/&quot;&amp;[.G189])" office:value-type="string" office:string-value="PE9/FMC_D6" calcext:value-type="string">
            <text:p>PE9/FMC_D6</text:p>
          </table:table-cell>
          <table:table-cell table:formula="of:=[.S189]&amp;IF(ISBLANK([.H189]);&quot;&quot;;&quot;/&quot;&amp;[.H189])" office:value-type="string" office:string-value="PE9/FMC_D6/SAI1_FS_B" calcext:value-type="string">
            <text:p>PE9/FMC_D6/SAI1_FS_B</text:p>
          </table:table-cell>
          <table:table-cell table:formula="of:=[.T189]&amp;IF(ISBLANK([.I189]);&quot;&quot;;&quot;/&quot;&amp;[.I189])" office:value-type="string" office:string-value="PE9/FMC_D6/SAI1_FS_B" calcext:value-type="string">
            <text:p>PE9/FMC_D6/SAI1_FS_B</text:p>
          </table:table-cell>
          <table:table-cell table:formula="of:=[.U189]&amp;IF(ISBLANK([.J189]);&quot;&quot;;&quot;/&quot;&amp;[.J189])" office:value-type="string" office:string-value="PE9/FMC_D6/SAI1_FS_B/EVENTOUT" calcext:value-type="string">
            <text:p>PE9/FMC_D6/SAI1_FS_B/EVENTOUT</text:p>
          </table:table-cell>
          <table:table-cell table:formula="of:=[.V189]&amp;IF(ISBLANK([.K189]);&quot;&quot;;&quot;/&quot;&amp;[.K189])" office:value-type="string" office:string-value="PE9/FMC_D6/SAI1_FS_B/EVENTOUT" calcext:value-type="string">
            <text:p>PE9/FMC_D6/SAI1_FS_B/EVENTOUT</text:p>
          </table:table-cell>
        </table:table-row>
        <table:table-row table:style-name="ro1">
          <table:table-cell/>
          <table:table-cell office:value-type="string" calcext:value-type="string">
            <text:p>PE10</text:p>
          </table:table-cell>
          <table:table-cell/>
          <table:table-cell office:value-type="string" calcext:value-type="string">
            <text:p>TSC_G5_IO1</text:p>
          </table:table-cell>
          <table:table-cell office:value-type="string" calcext:value-type="string">
            <text:p>QUADSPI_CLK</text:p>
          </table:table-cell>
          <table:table-cell/>
          <table:table-cell office:value-type="string" calcext:value-type="string">
            <text:p>FMC_D7</text:p>
          </table:table-cell>
          <table:table-cell office:value-type="string" calcext:value-type="string">
            <text:p>SAI1_MCLK_B</text:p>
          </table:table-cell>
          <table:table-cell/>
          <table:table-cell office:value-type="string" calcext:value-type="string">
            <text:p>EVENTOUT</text:p>
          </table:table-cell>
          <table:table-cell table:number-columns-repeated="3"/>
          <table:table-cell table:formula="of:=[.B190]" office:value-type="string" office:string-value="PE10" calcext:value-type="string">
            <text:p>PE10</text:p>
          </table:table-cell>
          <table:table-cell table:formula="of:=[.N190]&amp;IF(ISBLANK([.C190]);&quot;&quot;;&quot;/&quot;&amp;[.C190])" office:value-type="string" office:string-value="PE10" calcext:value-type="string">
            <text:p>PE10</text:p>
          </table:table-cell>
          <table:table-cell table:formula="of:=[.O190]&amp;IF(ISBLANK([.D190]);&quot;&quot;;&quot;/&quot;&amp;[.D190])" office:value-type="string" office:string-value="PE10/TSC_G5_IO1" calcext:value-type="string">
            <text:p>PE10/TSC_G5_IO1</text:p>
          </table:table-cell>
          <table:table-cell table:formula="of:=[.P190]&amp;IF(ISBLANK([.E190]);&quot;&quot;;&quot;/&quot;&amp;[.E190])" office:value-type="string" office:string-value="PE10/TSC_G5_IO1/QUADSPI_CLK" calcext:value-type="string">
            <text:p>PE10/TSC_G5_IO1/QUADSPI_CLK</text:p>
          </table:table-cell>
          <table:table-cell table:formula="of:=[.Q190]&amp;IF(ISBLANK([.F190]);&quot;&quot;;&quot;/&quot;&amp;[.F190])" office:value-type="string" office:string-value="PE10/TSC_G5_IO1/QUADSPI_CLK" calcext:value-type="string">
            <text:p>PE10/TSC_G5_IO1/QUADSPI_CLK</text:p>
          </table:table-cell>
          <table:table-cell table:formula="of:=[.R190]&amp;IF(ISBLANK([.G190]);&quot;&quot;;&quot;/&quot;&amp;[.G190])" office:value-type="string" office:string-value="PE10/TSC_G5_IO1/QUADSPI_CLK/FMC_D7" calcext:value-type="string">
            <text:p>PE10/TSC_G5_IO1/QUADSPI_CLK/FMC_D7</text:p>
          </table:table-cell>
          <table:table-cell table:formula="of:=[.S190]&amp;IF(ISBLANK([.H190]);&quot;&quot;;&quot;/&quot;&amp;[.H190])" office:value-type="string" office:string-value="PE10/TSC_G5_IO1/QUADSPI_CLK/FMC_D7/SAI1_MCLK_B" calcext:value-type="string">
            <text:p>PE10/TSC_G5_IO1/QUADSPI_CLK/FMC_D7/SAI1_MCLK_B</text:p>
          </table:table-cell>
          <table:table-cell table:formula="of:=[.T190]&amp;IF(ISBLANK([.I190]);&quot;&quot;;&quot;/&quot;&amp;[.I190])" office:value-type="string" office:string-value="PE10/TSC_G5_IO1/QUADSPI_CLK/FMC_D7/SAI1_MCLK_B" calcext:value-type="string">
            <text:p>PE10/TSC_G5_IO1/QUADSPI_CLK/FMC_D7/SAI1_MCLK_B</text:p>
          </table:table-cell>
          <table:table-cell table:formula="of:=[.U190]&amp;IF(ISBLANK([.J190]);&quot;&quot;;&quot;/&quot;&amp;[.J190])" office:value-type="string" office:string-value="PE10/TSC_G5_IO1/QUADSPI_CLK/FMC_D7/SAI1_MCLK_B/EVENTOUT" calcext:value-type="string">
            <text:p>PE10/TSC_G5_IO1/QUADSPI_CLK/FMC_D7/SAI1_MCLK_B/EVENTOUT</text:p>
          </table:table-cell>
          <table:table-cell table:formula="of:=[.V190]&amp;IF(ISBLANK([.K190]);&quot;&quot;;&quot;/&quot;&amp;[.K190])" office:value-type="string" office:string-value="PE10/TSC_G5_IO1/QUADSPI_CLK/FMC_D7/SAI1_MCLK_B/EVENTOUT" calcext:value-type="string">
            <text:p>PE10/TSC_G5_IO1/QUADSPI_CLK/FMC_D7/SAI1_MCLK_B/EVENTOUT</text:p>
          </table:table-cell>
        </table:table-row>
        <table:table-row table:style-name="ro1">
          <table:table-cell/>
          <table:table-cell office:value-type="string" calcext:value-type="string">
            <text:p>PE11</text:p>
          </table:table-cell>
          <table:table-cell/>
          <table:table-cell office:value-type="string" calcext:value-type="string">
            <text:p>TSC_G5_IO2</text:p>
          </table:table-cell>
          <table:table-cell office:value-type="string" calcext:value-type="string">
            <text:p>QUADSPI_NCS</text:p>
          </table:table-cell>
          <table:table-cell/>
          <table:table-cell office:value-type="string" calcext:value-type="string">
            <text:p>FMC_D8</text:p>
          </table:table-cell>
          <table:table-cell table:number-columns-repeated="2"/>
          <table:table-cell office:value-type="string" calcext:value-type="string">
            <text:p>EVENTOUT</text:p>
          </table:table-cell>
          <table:table-cell table:number-columns-repeated="3"/>
          <table:table-cell table:formula="of:=[.B191]" office:value-type="string" office:string-value="PE11" calcext:value-type="string">
            <text:p>PE11</text:p>
          </table:table-cell>
          <table:table-cell table:formula="of:=[.N191]&amp;IF(ISBLANK([.C191]);&quot;&quot;;&quot;/&quot;&amp;[.C191])" office:value-type="string" office:string-value="PE11" calcext:value-type="string">
            <text:p>PE11</text:p>
          </table:table-cell>
          <table:table-cell table:formula="of:=[.O191]&amp;IF(ISBLANK([.D191]);&quot;&quot;;&quot;/&quot;&amp;[.D191])" office:value-type="string" office:string-value="PE11/TSC_G5_IO2" calcext:value-type="string">
            <text:p>PE11/TSC_G5_IO2</text:p>
          </table:table-cell>
          <table:table-cell table:formula="of:=[.P191]&amp;IF(ISBLANK([.E191]);&quot;&quot;;&quot;/&quot;&amp;[.E191])" office:value-type="string" office:string-value="PE11/TSC_G5_IO2/QUADSPI_NCS" calcext:value-type="string">
            <text:p>PE11/TSC_G5_IO2/QUADSPI_NCS</text:p>
          </table:table-cell>
          <table:table-cell table:formula="of:=[.Q191]&amp;IF(ISBLANK([.F191]);&quot;&quot;;&quot;/&quot;&amp;[.F191])" office:value-type="string" office:string-value="PE11/TSC_G5_IO2/QUADSPI_NCS" calcext:value-type="string">
            <text:p>PE11/TSC_G5_IO2/QUADSPI_NCS</text:p>
          </table:table-cell>
          <table:table-cell table:formula="of:=[.R191]&amp;IF(ISBLANK([.G191]);&quot;&quot;;&quot;/&quot;&amp;[.G191])" office:value-type="string" office:string-value="PE11/TSC_G5_IO2/QUADSPI_NCS/FMC_D8" calcext:value-type="string">
            <text:p>PE11/TSC_G5_IO2/QUADSPI_NCS/FMC_D8</text:p>
          </table:table-cell>
          <table:table-cell table:formula="of:=[.S191]&amp;IF(ISBLANK([.H191]);&quot;&quot;;&quot;/&quot;&amp;[.H191])" office:value-type="string" office:string-value="PE11/TSC_G5_IO2/QUADSPI_NCS/FMC_D8" calcext:value-type="string">
            <text:p>PE11/TSC_G5_IO2/QUADSPI_NCS/FMC_D8</text:p>
          </table:table-cell>
          <table:table-cell table:formula="of:=[.T191]&amp;IF(ISBLANK([.I191]);&quot;&quot;;&quot;/&quot;&amp;[.I191])" office:value-type="string" office:string-value="PE11/TSC_G5_IO2/QUADSPI_NCS/FMC_D8" calcext:value-type="string">
            <text:p>PE11/TSC_G5_IO2/QUADSPI_NCS/FMC_D8</text:p>
          </table:table-cell>
          <table:table-cell table:formula="of:=[.U191]&amp;IF(ISBLANK([.J191]);&quot;&quot;;&quot;/&quot;&amp;[.J191])" office:value-type="string" office:string-value="PE11/TSC_G5_IO2/QUADSPI_NCS/FMC_D8/EVENTOUT" calcext:value-type="string">
            <text:p>PE11/TSC_G5_IO2/QUADSPI_NCS/FMC_D8/EVENTOUT</text:p>
          </table:table-cell>
          <table:table-cell table:formula="of:=[.V191]&amp;IF(ISBLANK([.K191]);&quot;&quot;;&quot;/&quot;&amp;[.K191])" office:value-type="string" office:string-value="PE11/TSC_G5_IO2/QUADSPI_NCS/FMC_D8/EVENTOUT" calcext:value-type="string">
            <text:p>PE11/TSC_G5_IO2/QUADSPI_NCS/FMC_D8/EVENTOUT</text:p>
          </table:table-cell>
        </table:table-row>
        <table:table-row table:style-name="ro1">
          <table:table-cell/>
          <table:table-cell office:value-type="string" calcext:value-type="string">
            <text:p>PE12</text:p>
          </table:table-cell>
          <table:table-cell/>
          <table:table-cell office:value-type="string" calcext:value-type="string">
            <text:p>TSC_G5_IO3</text:p>
          </table:table-cell>
          <table:table-cell office:value-type="string" calcext:value-type="string">
            <text:p>QUADSPI_BK1_IO0</text:p>
          </table:table-cell>
          <table:table-cell/>
          <table:table-cell office:value-type="string" calcext:value-type="string">
            <text:p>FMC_D9</text:p>
          </table:table-cell>
          <table:table-cell table:number-columns-repeated="2"/>
          <table:table-cell office:value-type="string" calcext:value-type="string">
            <text:p>EVENTOUT</text:p>
          </table:table-cell>
          <table:table-cell table:number-columns-repeated="3"/>
          <table:table-cell table:formula="of:=[.B192]" office:value-type="string" office:string-value="PE12" calcext:value-type="string">
            <text:p>PE12</text:p>
          </table:table-cell>
          <table:table-cell table:formula="of:=[.N192]&amp;IF(ISBLANK([.C192]);&quot;&quot;;&quot;/&quot;&amp;[.C192])" office:value-type="string" office:string-value="PE12" calcext:value-type="string">
            <text:p>PE12</text:p>
          </table:table-cell>
          <table:table-cell table:formula="of:=[.O192]&amp;IF(ISBLANK([.D192]);&quot;&quot;;&quot;/&quot;&amp;[.D192])" office:value-type="string" office:string-value="PE12/TSC_G5_IO3" calcext:value-type="string">
            <text:p>PE12/TSC_G5_IO3</text:p>
          </table:table-cell>
          <table:table-cell table:formula="of:=[.P192]&amp;IF(ISBLANK([.E192]);&quot;&quot;;&quot;/&quot;&amp;[.E192])" office:value-type="string" office:string-value="PE12/TSC_G5_IO3/QUADSPI_BK1_IO0" calcext:value-type="string">
            <text:p>PE12/TSC_G5_IO3/QUADSPI_BK1_IO0</text:p>
          </table:table-cell>
          <table:table-cell table:formula="of:=[.Q192]&amp;IF(ISBLANK([.F192]);&quot;&quot;;&quot;/&quot;&amp;[.F192])" office:value-type="string" office:string-value="PE12/TSC_G5_IO3/QUADSPI_BK1_IO0" calcext:value-type="string">
            <text:p>PE12/TSC_G5_IO3/QUADSPI_BK1_IO0</text:p>
          </table:table-cell>
          <table:table-cell table:formula="of:=[.R192]&amp;IF(ISBLANK([.G192]);&quot;&quot;;&quot;/&quot;&amp;[.G192])" office:value-type="string" office:string-value="PE12/TSC_G5_IO3/QUADSPI_BK1_IO0/FMC_D9" calcext:value-type="string">
            <text:p>PE12/TSC_G5_IO3/QUADSPI_BK1_IO0/FMC_D9</text:p>
          </table:table-cell>
          <table:table-cell table:formula="of:=[.S192]&amp;IF(ISBLANK([.H192]);&quot;&quot;;&quot;/&quot;&amp;[.H192])" office:value-type="string" office:string-value="PE12/TSC_G5_IO3/QUADSPI_BK1_IO0/FMC_D9" calcext:value-type="string">
            <text:p>PE12/TSC_G5_IO3/QUADSPI_BK1_IO0/FMC_D9</text:p>
          </table:table-cell>
          <table:table-cell table:formula="of:=[.T192]&amp;IF(ISBLANK([.I192]);&quot;&quot;;&quot;/&quot;&amp;[.I192])" office:value-type="string" office:string-value="PE12/TSC_G5_IO3/QUADSPI_BK1_IO0/FMC_D9" calcext:value-type="string">
            <text:p>PE12/TSC_G5_IO3/QUADSPI_BK1_IO0/FMC_D9</text:p>
          </table:table-cell>
          <table:table-cell table:formula="of:=[.U192]&amp;IF(ISBLANK([.J192]);&quot;&quot;;&quot;/&quot;&amp;[.J192])" office:value-type="string" office:string-value="PE12/TSC_G5_IO3/QUADSPI_BK1_IO0/FMC_D9/EVENTOUT" calcext:value-type="string">
            <text:p>PE12/TSC_G5_IO3/QUADSPI_BK1_IO0/FMC_D9/EVENTOUT</text:p>
          </table:table-cell>
          <table:table-cell table:formula="of:=[.V192]&amp;IF(ISBLANK([.K192]);&quot;&quot;;&quot;/&quot;&amp;[.K192])" office:value-type="string" office:string-value="PE12/TSC_G5_IO3/QUADSPI_BK1_IO0/FMC_D9/EVENTOUT" calcext:value-type="string">
            <text:p>PE12/TSC_G5_IO3/QUADSPI_BK1_IO0/FMC_D9/EVENTOUT</text:p>
          </table:table-cell>
        </table:table-row>
        <table:table-row table:style-name="ro1">
          <table:table-cell/>
          <table:table-cell office:value-type="string" calcext:value-type="string">
            <text:p>PE13</text:p>
          </table:table-cell>
          <table:table-cell/>
          <table:table-cell office:value-type="string" calcext:value-type="string">
            <text:p>TSC_G5_IO4</text:p>
          </table:table-cell>
          <table:table-cell office:value-type="string" calcext:value-type="string">
            <text:p>QUADSPI_BK1_IO1</text:p>
          </table:table-cell>
          <table:table-cell/>
          <table:table-cell office:value-type="string" calcext:value-type="string">
            <text:p>FMC_D10</text:p>
          </table:table-cell>
          <table:table-cell table:number-columns-repeated="2"/>
          <table:table-cell office:value-type="string" calcext:value-type="string">
            <text:p>EVENTOUT</text:p>
          </table:table-cell>
          <table:table-cell table:number-columns-repeated="3"/>
          <table:table-cell table:formula="of:=[.B193]" office:value-type="string" office:string-value="PE13" calcext:value-type="string">
            <text:p>PE13</text:p>
          </table:table-cell>
          <table:table-cell table:formula="of:=[.N193]&amp;IF(ISBLANK([.C193]);&quot;&quot;;&quot;/&quot;&amp;[.C193])" office:value-type="string" office:string-value="PE13" calcext:value-type="string">
            <text:p>PE13</text:p>
          </table:table-cell>
          <table:table-cell table:formula="of:=[.O193]&amp;IF(ISBLANK([.D193]);&quot;&quot;;&quot;/&quot;&amp;[.D193])" office:value-type="string" office:string-value="PE13/TSC_G5_IO4" calcext:value-type="string">
            <text:p>PE13/TSC_G5_IO4</text:p>
          </table:table-cell>
          <table:table-cell table:formula="of:=[.P193]&amp;IF(ISBLANK([.E193]);&quot;&quot;;&quot;/&quot;&amp;[.E193])" office:value-type="string" office:string-value="PE13/TSC_G5_IO4/QUADSPI_BK1_IO1" calcext:value-type="string">
            <text:p>PE13/TSC_G5_IO4/QUADSPI_BK1_IO1</text:p>
          </table:table-cell>
          <table:table-cell table:formula="of:=[.Q193]&amp;IF(ISBLANK([.F193]);&quot;&quot;;&quot;/&quot;&amp;[.F193])" office:value-type="string" office:string-value="PE13/TSC_G5_IO4/QUADSPI_BK1_IO1" calcext:value-type="string">
            <text:p>PE13/TSC_G5_IO4/QUADSPI_BK1_IO1</text:p>
          </table:table-cell>
          <table:table-cell table:formula="of:=[.R193]&amp;IF(ISBLANK([.G193]);&quot;&quot;;&quot;/&quot;&amp;[.G193])" office:value-type="string" office:string-value="PE13/TSC_G5_IO4/QUADSPI_BK1_IO1/FMC_D10" calcext:value-type="string">
            <text:p>PE13/TSC_G5_IO4/QUADSPI_BK1_IO1/FMC_D10</text:p>
          </table:table-cell>
          <table:table-cell table:formula="of:=[.S193]&amp;IF(ISBLANK([.H193]);&quot;&quot;;&quot;/&quot;&amp;[.H193])" office:value-type="string" office:string-value="PE13/TSC_G5_IO4/QUADSPI_BK1_IO1/FMC_D10" calcext:value-type="string">
            <text:p>PE13/TSC_G5_IO4/QUADSPI_BK1_IO1/FMC_D10</text:p>
          </table:table-cell>
          <table:table-cell table:formula="of:=[.T193]&amp;IF(ISBLANK([.I193]);&quot;&quot;;&quot;/&quot;&amp;[.I193])" office:value-type="string" office:string-value="PE13/TSC_G5_IO4/QUADSPI_BK1_IO1/FMC_D10" calcext:value-type="string">
            <text:p>PE13/TSC_G5_IO4/QUADSPI_BK1_IO1/FMC_D10</text:p>
          </table:table-cell>
          <table:table-cell table:formula="of:=[.U193]&amp;IF(ISBLANK([.J193]);&quot;&quot;;&quot;/&quot;&amp;[.J193])" office:value-type="string" office:string-value="PE13/TSC_G5_IO4/QUADSPI_BK1_IO1/FMC_D10/EVENTOUT" calcext:value-type="string">
            <text:p>PE13/TSC_G5_IO4/QUADSPI_BK1_IO1/FMC_D10/EVENTOUT</text:p>
          </table:table-cell>
          <table:table-cell table:formula="of:=[.V193]&amp;IF(ISBLANK([.K193]);&quot;&quot;;&quot;/&quot;&amp;[.K193])" office:value-type="string" office:string-value="PE13/TSC_G5_IO4/QUADSPI_BK1_IO1/FMC_D10/EVENTOUT" calcext:value-type="string">
            <text:p>PE13/TSC_G5_IO4/QUADSPI_BK1_IO1/FMC_D10/EVENTOUT</text:p>
          </table:table-cell>
        </table:table-row>
        <table:table-row table:style-name="ro1">
          <table:table-cell/>
          <table:table-cell office:value-type="string" calcext:value-type="string">
            <text:p>PE14</text:p>
          </table:table-cell>
          <table:table-cell table:number-columns-repeated="2"/>
          <table:table-cell office:value-type="string" calcext:value-type="string">
            <text:p>QUADSPI_BK1_IO2</text:p>
          </table:table-cell>
          <table:table-cell/>
          <table:table-cell office:value-type="string" calcext:value-type="string">
            <text:p>FMC_D11</text:p>
          </table:table-cell>
          <table:table-cell table:number-columns-repeated="2"/>
          <table:table-cell office:value-type="string" calcext:value-type="string">
            <text:p>EVENTOUT</text:p>
          </table:table-cell>
          <table:table-cell table:number-columns-repeated="3"/>
          <table:table-cell table:formula="of:=[.B194]" office:value-type="string" office:string-value="PE14" calcext:value-type="string">
            <text:p>PE14</text:p>
          </table:table-cell>
          <table:table-cell table:formula="of:=[.N194]&amp;IF(ISBLANK([.C194]);&quot;&quot;;&quot;/&quot;&amp;[.C194])" office:value-type="string" office:string-value="PE14" calcext:value-type="string">
            <text:p>PE14</text:p>
          </table:table-cell>
          <table:table-cell table:formula="of:=[.O194]&amp;IF(ISBLANK([.D194]);&quot;&quot;;&quot;/&quot;&amp;[.D194])" office:value-type="string" office:string-value="PE14" calcext:value-type="string">
            <text:p>PE14</text:p>
          </table:table-cell>
          <table:table-cell table:formula="of:=[.P194]&amp;IF(ISBLANK([.E194]);&quot;&quot;;&quot;/&quot;&amp;[.E194])" office:value-type="string" office:string-value="PE14/QUADSPI_BK1_IO2" calcext:value-type="string">
            <text:p>PE14/QUADSPI_BK1_IO2</text:p>
          </table:table-cell>
          <table:table-cell table:formula="of:=[.Q194]&amp;IF(ISBLANK([.F194]);&quot;&quot;;&quot;/&quot;&amp;[.F194])" office:value-type="string" office:string-value="PE14/QUADSPI_BK1_IO2" calcext:value-type="string">
            <text:p>PE14/QUADSPI_BK1_IO2</text:p>
          </table:table-cell>
          <table:table-cell table:formula="of:=[.R194]&amp;IF(ISBLANK([.G194]);&quot;&quot;;&quot;/&quot;&amp;[.G194])" office:value-type="string" office:string-value="PE14/QUADSPI_BK1_IO2/FMC_D11" calcext:value-type="string">
            <text:p>PE14/QUADSPI_BK1_IO2/FMC_D11</text:p>
          </table:table-cell>
          <table:table-cell table:formula="of:=[.S194]&amp;IF(ISBLANK([.H194]);&quot;&quot;;&quot;/&quot;&amp;[.H194])" office:value-type="string" office:string-value="PE14/QUADSPI_BK1_IO2/FMC_D11" calcext:value-type="string">
            <text:p>PE14/QUADSPI_BK1_IO2/FMC_D11</text:p>
          </table:table-cell>
          <table:table-cell table:formula="of:=[.T194]&amp;IF(ISBLANK([.I194]);&quot;&quot;;&quot;/&quot;&amp;[.I194])" office:value-type="string" office:string-value="PE14/QUADSPI_BK1_IO2/FMC_D11" calcext:value-type="string">
            <text:p>PE14/QUADSPI_BK1_IO2/FMC_D11</text:p>
          </table:table-cell>
          <table:table-cell table:formula="of:=[.U194]&amp;IF(ISBLANK([.J194]);&quot;&quot;;&quot;/&quot;&amp;[.J194])" office:value-type="string" office:string-value="PE14/QUADSPI_BK1_IO2/FMC_D11/EVENTOUT" calcext:value-type="string">
            <text:p>PE14/QUADSPI_BK1_IO2/FMC_D11/EVENTOUT</text:p>
          </table:table-cell>
          <table:table-cell table:formula="of:=[.V194]&amp;IF(ISBLANK([.K194]);&quot;&quot;;&quot;/&quot;&amp;[.K194])" office:value-type="string" office:string-value="PE14/QUADSPI_BK1_IO2/FMC_D11/EVENTOUT" calcext:value-type="string">
            <text:p>PE14/QUADSPI_BK1_IO2/FMC_D11/EVENTOUT</text:p>
          </table:table-cell>
        </table:table-row>
        <table:table-row table:style-name="ro1">
          <table:table-cell/>
          <table:table-cell office:value-type="string" calcext:value-type="string">
            <text:p>PE15</text:p>
          </table:table-cell>
          <table:table-cell table:number-columns-repeated="2"/>
          <table:table-cell office:value-type="string" calcext:value-type="string">
            <text:p>QUADSPI_BK1_IO3</text:p>
          </table:table-cell>
          <table:table-cell/>
          <table:table-cell office:value-type="string" calcext:value-type="string">
            <text:p>FMC_D12</text:p>
          </table:table-cell>
          <table:table-cell table:number-columns-repeated="2"/>
          <table:table-cell office:value-type="string" calcext:value-type="string">
            <text:p>EVENTOUT</text:p>
          </table:table-cell>
          <table:table-cell table:number-columns-repeated="3"/>
          <table:table-cell table:formula="of:=[.B195]" office:value-type="string" office:string-value="PE15" calcext:value-type="string">
            <text:p>PE15</text:p>
          </table:table-cell>
          <table:table-cell table:formula="of:=[.N195]&amp;IF(ISBLANK([.C195]);&quot;&quot;;&quot;/&quot;&amp;[.C195])" office:value-type="string" office:string-value="PE15" calcext:value-type="string">
            <text:p>PE15</text:p>
          </table:table-cell>
          <table:table-cell table:formula="of:=[.O195]&amp;IF(ISBLANK([.D195]);&quot;&quot;;&quot;/&quot;&amp;[.D195])" office:value-type="string" office:string-value="PE15" calcext:value-type="string">
            <text:p>PE15</text:p>
          </table:table-cell>
          <table:table-cell table:formula="of:=[.P195]&amp;IF(ISBLANK([.E195]);&quot;&quot;;&quot;/&quot;&amp;[.E195])" office:value-type="string" office:string-value="PE15/QUADSPI_BK1_IO3" calcext:value-type="string">
            <text:p>PE15/QUADSPI_BK1_IO3</text:p>
          </table:table-cell>
          <table:table-cell table:formula="of:=[.Q195]&amp;IF(ISBLANK([.F195]);&quot;&quot;;&quot;/&quot;&amp;[.F195])" office:value-type="string" office:string-value="PE15/QUADSPI_BK1_IO3" calcext:value-type="string">
            <text:p>PE15/QUADSPI_BK1_IO3</text:p>
          </table:table-cell>
          <table:table-cell table:formula="of:=[.R195]&amp;IF(ISBLANK([.G195]);&quot;&quot;;&quot;/&quot;&amp;[.G195])" office:value-type="string" office:string-value="PE15/QUADSPI_BK1_IO3/FMC_D12" calcext:value-type="string">
            <text:p>PE15/QUADSPI_BK1_IO3/FMC_D12</text:p>
          </table:table-cell>
          <table:table-cell table:formula="of:=[.S195]&amp;IF(ISBLANK([.H195]);&quot;&quot;;&quot;/&quot;&amp;[.H195])" office:value-type="string" office:string-value="PE15/QUADSPI_BK1_IO3/FMC_D12" calcext:value-type="string">
            <text:p>PE15/QUADSPI_BK1_IO3/FMC_D12</text:p>
          </table:table-cell>
          <table:table-cell table:formula="of:=[.T195]&amp;IF(ISBLANK([.I195]);&quot;&quot;;&quot;/&quot;&amp;[.I195])" office:value-type="string" office:string-value="PE15/QUADSPI_BK1_IO3/FMC_D12" calcext:value-type="string">
            <text:p>PE15/QUADSPI_BK1_IO3/FMC_D12</text:p>
          </table:table-cell>
          <table:table-cell table:formula="of:=[.U195]&amp;IF(ISBLANK([.J195]);&quot;&quot;;&quot;/&quot;&amp;[.J195])" office:value-type="string" office:string-value="PE15/QUADSPI_BK1_IO3/FMC_D12/EVENTOUT" calcext:value-type="string">
            <text:p>PE15/QUADSPI_BK1_IO3/FMC_D12/EVENTOUT</text:p>
          </table:table-cell>
          <table:table-cell table:formula="of:=[.V195]&amp;IF(ISBLANK([.K195]);&quot;&quot;;&quot;/&quot;&amp;[.K195])" office:value-type="string" office:string-value="PE15/QUADSPI_BK1_IO3/FMC_D12/EVENTOUT" calcext:value-type="string">
            <text:p>PE15/QUADSPI_BK1_IO3/FMC_D12/EVENTOUT</text:p>
          </table:table-cell>
        </table:table-row>
        <table:table-row table:style-name="ro1">
          <table:table-cell/>
          <table:table-cell office:value-type="string" calcext:value-type="string">
            <text:p>PF0</text:p>
          </table:table-cell>
          <table:table-cell table:number-columns-repeated="4"/>
          <table:table-cell office:value-type="string" calcext:value-type="string">
            <text:p>FMC_A0</text:p>
          </table:table-cell>
          <table:table-cell table:number-columns-repeated="2"/>
          <table:table-cell office:value-type="string" calcext:value-type="string">
            <text:p>EVENTOUT</text:p>
          </table:table-cell>
          <table:table-cell table:number-columns-repeated="3"/>
          <table:table-cell table:formula="of:=[.B196]" office:value-type="string" office:string-value="PF0" calcext:value-type="string">
            <text:p>PF0</text:p>
          </table:table-cell>
          <table:table-cell table:formula="of:=[.N196]&amp;IF(ISBLANK([.C196]);&quot;&quot;;&quot;/&quot;&amp;[.C196])" office:value-type="string" office:string-value="PF0" calcext:value-type="string">
            <text:p>PF0</text:p>
          </table:table-cell>
          <table:table-cell table:formula="of:=[.O196]&amp;IF(ISBLANK([.D196]);&quot;&quot;;&quot;/&quot;&amp;[.D196])" office:value-type="string" office:string-value="PF0" calcext:value-type="string">
            <text:p>PF0</text:p>
          </table:table-cell>
          <table:table-cell table:formula="of:=[.P196]&amp;IF(ISBLANK([.E196]);&quot;&quot;;&quot;/&quot;&amp;[.E196])" office:value-type="string" office:string-value="PF0" calcext:value-type="string">
            <text:p>PF0</text:p>
          </table:table-cell>
          <table:table-cell table:formula="of:=[.Q196]&amp;IF(ISBLANK([.F196]);&quot;&quot;;&quot;/&quot;&amp;[.F196])" office:value-type="string" office:string-value="PF0" calcext:value-type="string">
            <text:p>PF0</text:p>
          </table:table-cell>
          <table:table-cell table:formula="of:=[.R196]&amp;IF(ISBLANK([.G196]);&quot;&quot;;&quot;/&quot;&amp;[.G196])" office:value-type="string" office:string-value="PF0/FMC_A0" calcext:value-type="string">
            <text:p>PF0/FMC_A0</text:p>
          </table:table-cell>
          <table:table-cell table:formula="of:=[.S196]&amp;IF(ISBLANK([.H196]);&quot;&quot;;&quot;/&quot;&amp;[.H196])" office:value-type="string" office:string-value="PF0/FMC_A0" calcext:value-type="string">
            <text:p>PF0/FMC_A0</text:p>
          </table:table-cell>
          <table:table-cell table:formula="of:=[.T196]&amp;IF(ISBLANK([.I196]);&quot;&quot;;&quot;/&quot;&amp;[.I196])" office:value-type="string" office:string-value="PF0/FMC_A0" calcext:value-type="string">
            <text:p>PF0/FMC_A0</text:p>
          </table:table-cell>
          <table:table-cell table:formula="of:=[.U196]&amp;IF(ISBLANK([.J196]);&quot;&quot;;&quot;/&quot;&amp;[.J196])" office:value-type="string" office:string-value="PF0/FMC_A0/EVENTOUT" calcext:value-type="string">
            <text:p>PF0/FMC_A0/EVENTOUT</text:p>
          </table:table-cell>
          <table:table-cell table:formula="of:=[.V196]&amp;IF(ISBLANK([.K196]);&quot;&quot;;&quot;/&quot;&amp;[.K196])" office:value-type="string" office:string-value="PF0/FMC_A0/EVENTOUT" calcext:value-type="string">
            <text:p>PF0/FMC_A0/EVENTOUT</text:p>
          </table:table-cell>
        </table:table-row>
        <table:table-row table:style-name="ro1">
          <table:table-cell/>
          <table:table-cell office:value-type="string" calcext:value-type="string">
            <text:p>PF1</text:p>
          </table:table-cell>
          <table:table-cell table:number-columns-repeated="4"/>
          <table:table-cell office:value-type="string" calcext:value-type="string">
            <text:p>FMC_A1</text:p>
          </table:table-cell>
          <table:table-cell table:number-columns-repeated="2"/>
          <table:table-cell office:value-type="string" calcext:value-type="string">
            <text:p>EVENTOUT</text:p>
          </table:table-cell>
          <table:table-cell table:number-columns-repeated="3"/>
          <table:table-cell table:formula="of:=[.B197]" office:value-type="string" office:string-value="PF1" calcext:value-type="string">
            <text:p>PF1</text:p>
          </table:table-cell>
          <table:table-cell table:formula="of:=[.N197]&amp;IF(ISBLANK([.C197]);&quot;&quot;;&quot;/&quot;&amp;[.C197])" office:value-type="string" office:string-value="PF1" calcext:value-type="string">
            <text:p>PF1</text:p>
          </table:table-cell>
          <table:table-cell table:formula="of:=[.O197]&amp;IF(ISBLANK([.D197]);&quot;&quot;;&quot;/&quot;&amp;[.D197])" office:value-type="string" office:string-value="PF1" calcext:value-type="string">
            <text:p>PF1</text:p>
          </table:table-cell>
          <table:table-cell table:formula="of:=[.P197]&amp;IF(ISBLANK([.E197]);&quot;&quot;;&quot;/&quot;&amp;[.E197])" office:value-type="string" office:string-value="PF1" calcext:value-type="string">
            <text:p>PF1</text:p>
          </table:table-cell>
          <table:table-cell table:formula="of:=[.Q197]&amp;IF(ISBLANK([.F197]);&quot;&quot;;&quot;/&quot;&amp;[.F197])" office:value-type="string" office:string-value="PF1" calcext:value-type="string">
            <text:p>PF1</text:p>
          </table:table-cell>
          <table:table-cell table:formula="of:=[.R197]&amp;IF(ISBLANK([.G197]);&quot;&quot;;&quot;/&quot;&amp;[.G197])" office:value-type="string" office:string-value="PF1/FMC_A1" calcext:value-type="string">
            <text:p>PF1/FMC_A1</text:p>
          </table:table-cell>
          <table:table-cell table:formula="of:=[.S197]&amp;IF(ISBLANK([.H197]);&quot;&quot;;&quot;/&quot;&amp;[.H197])" office:value-type="string" office:string-value="PF1/FMC_A1" calcext:value-type="string">
            <text:p>PF1/FMC_A1</text:p>
          </table:table-cell>
          <table:table-cell table:formula="of:=[.T197]&amp;IF(ISBLANK([.I197]);&quot;&quot;;&quot;/&quot;&amp;[.I197])" office:value-type="string" office:string-value="PF1/FMC_A1" calcext:value-type="string">
            <text:p>PF1/FMC_A1</text:p>
          </table:table-cell>
          <table:table-cell table:formula="of:=[.U197]&amp;IF(ISBLANK([.J197]);&quot;&quot;;&quot;/&quot;&amp;[.J197])" office:value-type="string" office:string-value="PF1/FMC_A1/EVENTOUT" calcext:value-type="string">
            <text:p>PF1/FMC_A1/EVENTOUT</text:p>
          </table:table-cell>
          <table:table-cell table:formula="of:=[.V197]&amp;IF(ISBLANK([.K197]);&quot;&quot;;&quot;/&quot;&amp;[.K197])" office:value-type="string" office:string-value="PF1/FMC_A1/EVENTOUT" calcext:value-type="string">
            <text:p>PF1/FMC_A1/EVENTOUT</text:p>
          </table:table-cell>
        </table:table-row>
        <table:table-row table:style-name="ro1">
          <table:table-cell/>
          <table:table-cell office:value-type="string" calcext:value-type="string">
            <text:p>PF2</text:p>
          </table:table-cell>
          <table:table-cell table:number-columns-repeated="4"/>
          <table:table-cell office:value-type="string" calcext:value-type="string">
            <text:p>FMC_A2</text:p>
          </table:table-cell>
          <table:table-cell table:number-columns-repeated="2"/>
          <table:table-cell office:value-type="string" calcext:value-type="string">
            <text:p>EVENTOUT</text:p>
          </table:table-cell>
          <table:table-cell table:number-columns-repeated="3"/>
          <table:table-cell table:formula="of:=[.B198]" office:value-type="string" office:string-value="PF2" calcext:value-type="string">
            <text:p>PF2</text:p>
          </table:table-cell>
          <table:table-cell table:formula="of:=[.N198]&amp;IF(ISBLANK([.C198]);&quot;&quot;;&quot;/&quot;&amp;[.C198])" office:value-type="string" office:string-value="PF2" calcext:value-type="string">
            <text:p>PF2</text:p>
          </table:table-cell>
          <table:table-cell table:formula="of:=[.O198]&amp;IF(ISBLANK([.D198]);&quot;&quot;;&quot;/&quot;&amp;[.D198])" office:value-type="string" office:string-value="PF2" calcext:value-type="string">
            <text:p>PF2</text:p>
          </table:table-cell>
          <table:table-cell table:formula="of:=[.P198]&amp;IF(ISBLANK([.E198]);&quot;&quot;;&quot;/&quot;&amp;[.E198])" office:value-type="string" office:string-value="PF2" calcext:value-type="string">
            <text:p>PF2</text:p>
          </table:table-cell>
          <table:table-cell table:formula="of:=[.Q198]&amp;IF(ISBLANK([.F198]);&quot;&quot;;&quot;/&quot;&amp;[.F198])" office:value-type="string" office:string-value="PF2" calcext:value-type="string">
            <text:p>PF2</text:p>
          </table:table-cell>
          <table:table-cell table:formula="of:=[.R198]&amp;IF(ISBLANK([.G198]);&quot;&quot;;&quot;/&quot;&amp;[.G198])" office:value-type="string" office:string-value="PF2/FMC_A2" calcext:value-type="string">
            <text:p>PF2/FMC_A2</text:p>
          </table:table-cell>
          <table:table-cell table:formula="of:=[.S198]&amp;IF(ISBLANK([.H198]);&quot;&quot;;&quot;/&quot;&amp;[.H198])" office:value-type="string" office:string-value="PF2/FMC_A2" calcext:value-type="string">
            <text:p>PF2/FMC_A2</text:p>
          </table:table-cell>
          <table:table-cell table:formula="of:=[.T198]&amp;IF(ISBLANK([.I198]);&quot;&quot;;&quot;/&quot;&amp;[.I198])" office:value-type="string" office:string-value="PF2/FMC_A2" calcext:value-type="string">
            <text:p>PF2/FMC_A2</text:p>
          </table:table-cell>
          <table:table-cell table:formula="of:=[.U198]&amp;IF(ISBLANK([.J198]);&quot;&quot;;&quot;/&quot;&amp;[.J198])" office:value-type="string" office:string-value="PF2/FMC_A2/EVENTOUT" calcext:value-type="string">
            <text:p>PF2/FMC_A2/EVENTOUT</text:p>
          </table:table-cell>
          <table:table-cell table:formula="of:=[.V198]&amp;IF(ISBLANK([.K198]);&quot;&quot;;&quot;/&quot;&amp;[.K198])" office:value-type="string" office:string-value="PF2/FMC_A2/EVENTOUT" calcext:value-type="string">
            <text:p>PF2/FMC_A2/EVENTOUT</text:p>
          </table:table-cell>
        </table:table-row>
        <table:table-row table:style-name="ro1">
          <table:table-cell/>
          <table:table-cell office:value-type="string" calcext:value-type="string">
            <text:p>PF3</text:p>
          </table:table-cell>
          <table:table-cell table:number-columns-repeated="4"/>
          <table:table-cell office:value-type="string" calcext:value-type="string">
            <text:p>FMC_A3</text:p>
          </table:table-cell>
          <table:table-cell table:number-columns-repeated="2"/>
          <table:table-cell office:value-type="string" calcext:value-type="string">
            <text:p>EVENTOUT</text:p>
          </table:table-cell>
          <table:table-cell table:number-columns-repeated="3"/>
          <table:table-cell table:formula="of:=[.B199]" office:value-type="string" office:string-value="PF3" calcext:value-type="string">
            <text:p>PF3</text:p>
          </table:table-cell>
          <table:table-cell table:formula="of:=[.N199]&amp;IF(ISBLANK([.C199]);&quot;&quot;;&quot;/&quot;&amp;[.C199])" office:value-type="string" office:string-value="PF3" calcext:value-type="string">
            <text:p>PF3</text:p>
          </table:table-cell>
          <table:table-cell table:formula="of:=[.O199]&amp;IF(ISBLANK([.D199]);&quot;&quot;;&quot;/&quot;&amp;[.D199])" office:value-type="string" office:string-value="PF3" calcext:value-type="string">
            <text:p>PF3</text:p>
          </table:table-cell>
          <table:table-cell table:formula="of:=[.P199]&amp;IF(ISBLANK([.E199]);&quot;&quot;;&quot;/&quot;&amp;[.E199])" office:value-type="string" office:string-value="PF3" calcext:value-type="string">
            <text:p>PF3</text:p>
          </table:table-cell>
          <table:table-cell table:formula="of:=[.Q199]&amp;IF(ISBLANK([.F199]);&quot;&quot;;&quot;/&quot;&amp;[.F199])" office:value-type="string" office:string-value="PF3" calcext:value-type="string">
            <text:p>PF3</text:p>
          </table:table-cell>
          <table:table-cell table:formula="of:=[.R199]&amp;IF(ISBLANK([.G199]);&quot;&quot;;&quot;/&quot;&amp;[.G199])" office:value-type="string" office:string-value="PF3/FMC_A3" calcext:value-type="string">
            <text:p>PF3/FMC_A3</text:p>
          </table:table-cell>
          <table:table-cell table:formula="of:=[.S199]&amp;IF(ISBLANK([.H199]);&quot;&quot;;&quot;/&quot;&amp;[.H199])" office:value-type="string" office:string-value="PF3/FMC_A3" calcext:value-type="string">
            <text:p>PF3/FMC_A3</text:p>
          </table:table-cell>
          <table:table-cell table:formula="of:=[.T199]&amp;IF(ISBLANK([.I199]);&quot;&quot;;&quot;/&quot;&amp;[.I199])" office:value-type="string" office:string-value="PF3/FMC_A3" calcext:value-type="string">
            <text:p>PF3/FMC_A3</text:p>
          </table:table-cell>
          <table:table-cell table:formula="of:=[.U199]&amp;IF(ISBLANK([.J199]);&quot;&quot;;&quot;/&quot;&amp;[.J199])" office:value-type="string" office:string-value="PF3/FMC_A3/EVENTOUT" calcext:value-type="string">
            <text:p>PF3/FMC_A3/EVENTOUT</text:p>
          </table:table-cell>
          <table:table-cell table:formula="of:=[.V199]&amp;IF(ISBLANK([.K199]);&quot;&quot;;&quot;/&quot;&amp;[.K199])" office:value-type="string" office:string-value="PF3/FMC_A3/EVENTOUT" calcext:value-type="string">
            <text:p>PF3/FMC_A3/EVENTOUT</text:p>
          </table:table-cell>
        </table:table-row>
        <table:table-row table:style-name="ro1">
          <table:table-cell/>
          <table:table-cell office:value-type="string" calcext:value-type="string">
            <text:p>PF4</text:p>
          </table:table-cell>
          <table:table-cell table:number-columns-repeated="4"/>
          <table:table-cell office:value-type="string" calcext:value-type="string">
            <text:p>FMC_A4</text:p>
          </table:table-cell>
          <table:table-cell table:number-columns-repeated="2"/>
          <table:table-cell office:value-type="string" calcext:value-type="string">
            <text:p>EVENTOUT</text:p>
          </table:table-cell>
          <table:table-cell table:number-columns-repeated="3"/>
          <table:table-cell table:formula="of:=[.B200]" office:value-type="string" office:string-value="PF4" calcext:value-type="string">
            <text:p>PF4</text:p>
          </table:table-cell>
          <table:table-cell table:formula="of:=[.N200]&amp;IF(ISBLANK([.C200]);&quot;&quot;;&quot;/&quot;&amp;[.C200])" office:value-type="string" office:string-value="PF4" calcext:value-type="string">
            <text:p>PF4</text:p>
          </table:table-cell>
          <table:table-cell table:formula="of:=[.O200]&amp;IF(ISBLANK([.D200]);&quot;&quot;;&quot;/&quot;&amp;[.D200])" office:value-type="string" office:string-value="PF4" calcext:value-type="string">
            <text:p>PF4</text:p>
          </table:table-cell>
          <table:table-cell table:formula="of:=[.P200]&amp;IF(ISBLANK([.E200]);&quot;&quot;;&quot;/&quot;&amp;[.E200])" office:value-type="string" office:string-value="PF4" calcext:value-type="string">
            <text:p>PF4</text:p>
          </table:table-cell>
          <table:table-cell table:formula="of:=[.Q200]&amp;IF(ISBLANK([.F200]);&quot;&quot;;&quot;/&quot;&amp;[.F200])" office:value-type="string" office:string-value="PF4" calcext:value-type="string">
            <text:p>PF4</text:p>
          </table:table-cell>
          <table:table-cell table:formula="of:=[.R200]&amp;IF(ISBLANK([.G200]);&quot;&quot;;&quot;/&quot;&amp;[.G200])" office:value-type="string" office:string-value="PF4/FMC_A4" calcext:value-type="string">
            <text:p>PF4/FMC_A4</text:p>
          </table:table-cell>
          <table:table-cell table:formula="of:=[.S200]&amp;IF(ISBLANK([.H200]);&quot;&quot;;&quot;/&quot;&amp;[.H200])" office:value-type="string" office:string-value="PF4/FMC_A4" calcext:value-type="string">
            <text:p>PF4/FMC_A4</text:p>
          </table:table-cell>
          <table:table-cell table:formula="of:=[.T200]&amp;IF(ISBLANK([.I200]);&quot;&quot;;&quot;/&quot;&amp;[.I200])" office:value-type="string" office:string-value="PF4/FMC_A4" calcext:value-type="string">
            <text:p>PF4/FMC_A4</text:p>
          </table:table-cell>
          <table:table-cell table:formula="of:=[.U200]&amp;IF(ISBLANK([.J200]);&quot;&quot;;&quot;/&quot;&amp;[.J200])" office:value-type="string" office:string-value="PF4/FMC_A4/EVENTOUT" calcext:value-type="string">
            <text:p>PF4/FMC_A4/EVENTOUT</text:p>
          </table:table-cell>
          <table:table-cell table:formula="of:=[.V200]&amp;IF(ISBLANK([.K200]);&quot;&quot;;&quot;/&quot;&amp;[.K200])" office:value-type="string" office:string-value="PF4/FMC_A4/EVENTOUT" calcext:value-type="string">
            <text:p>PF4/FMC_A4/EVENTOUT</text:p>
          </table:table-cell>
        </table:table-row>
        <table:table-row table:style-name="ro1">
          <table:table-cell/>
          <table:table-cell office:value-type="string" calcext:value-type="string">
            <text:p>PF5</text:p>
          </table:table-cell>
          <table:table-cell table:number-columns-repeated="4"/>
          <table:table-cell office:value-type="string" calcext:value-type="string">
            <text:p>FMC_A5</text:p>
          </table:table-cell>
          <table:table-cell table:number-columns-repeated="2"/>
          <table:table-cell office:value-type="string" calcext:value-type="string">
            <text:p>EVENTOUT</text:p>
          </table:table-cell>
          <table:table-cell table:number-columns-repeated="3"/>
          <table:table-cell table:formula="of:=[.B201]" office:value-type="string" office:string-value="PF5" calcext:value-type="string">
            <text:p>PF5</text:p>
          </table:table-cell>
          <table:table-cell table:formula="of:=[.N201]&amp;IF(ISBLANK([.C201]);&quot;&quot;;&quot;/&quot;&amp;[.C201])" office:value-type="string" office:string-value="PF5" calcext:value-type="string">
            <text:p>PF5</text:p>
          </table:table-cell>
          <table:table-cell table:formula="of:=[.O201]&amp;IF(ISBLANK([.D201]);&quot;&quot;;&quot;/&quot;&amp;[.D201])" office:value-type="string" office:string-value="PF5" calcext:value-type="string">
            <text:p>PF5</text:p>
          </table:table-cell>
          <table:table-cell table:formula="of:=[.P201]&amp;IF(ISBLANK([.E201]);&quot;&quot;;&quot;/&quot;&amp;[.E201])" office:value-type="string" office:string-value="PF5" calcext:value-type="string">
            <text:p>PF5</text:p>
          </table:table-cell>
          <table:table-cell table:formula="of:=[.Q201]&amp;IF(ISBLANK([.F201]);&quot;&quot;;&quot;/&quot;&amp;[.F201])" office:value-type="string" office:string-value="PF5" calcext:value-type="string">
            <text:p>PF5</text:p>
          </table:table-cell>
          <table:table-cell table:formula="of:=[.R201]&amp;IF(ISBLANK([.G201]);&quot;&quot;;&quot;/&quot;&amp;[.G201])" office:value-type="string" office:string-value="PF5/FMC_A5" calcext:value-type="string">
            <text:p>PF5/FMC_A5</text:p>
          </table:table-cell>
          <table:table-cell table:formula="of:=[.S201]&amp;IF(ISBLANK([.H201]);&quot;&quot;;&quot;/&quot;&amp;[.H201])" office:value-type="string" office:string-value="PF5/FMC_A5" calcext:value-type="string">
            <text:p>PF5/FMC_A5</text:p>
          </table:table-cell>
          <table:table-cell table:formula="of:=[.T201]&amp;IF(ISBLANK([.I201]);&quot;&quot;;&quot;/&quot;&amp;[.I201])" office:value-type="string" office:string-value="PF5/FMC_A5" calcext:value-type="string">
            <text:p>PF5/FMC_A5</text:p>
          </table:table-cell>
          <table:table-cell table:formula="of:=[.U201]&amp;IF(ISBLANK([.J201]);&quot;&quot;;&quot;/&quot;&amp;[.J201])" office:value-type="string" office:string-value="PF5/FMC_A5/EVENTOUT" calcext:value-type="string">
            <text:p>PF5/FMC_A5/EVENTOUT</text:p>
          </table:table-cell>
          <table:table-cell table:formula="of:=[.V201]&amp;IF(ISBLANK([.K201]);&quot;&quot;;&quot;/&quot;&amp;[.K201])" office:value-type="string" office:string-value="PF5/FMC_A5/EVENTOUT" calcext:value-type="string">
            <text:p>PF5/FMC_A5/EVENTOUT</text:p>
          </table:table-cell>
        </table:table-row>
        <table:table-row table:style-name="ro1">
          <table:table-cell/>
          <table:table-cell office:value-type="string" calcext:value-type="string">
            <text:p>PF6</text:p>
          </table:table-cell>
          <table:table-cell table:number-columns-repeated="5"/>
          <table:table-cell office:value-type="string" calcext:value-type="string">
            <text:p>SAI1_SD_B</text:p>
          </table:table-cell>
          <table:table-cell/>
          <table:table-cell office:value-type="string" calcext:value-type="string">
            <text:p>EVENTOUT</text:p>
          </table:table-cell>
          <table:table-cell table:number-columns-repeated="3"/>
          <table:table-cell table:formula="of:=[.B202]" office:value-type="string" office:string-value="PF6" calcext:value-type="string">
            <text:p>PF6</text:p>
          </table:table-cell>
          <table:table-cell table:formula="of:=[.N202]&amp;IF(ISBLANK([.C202]);&quot;&quot;;&quot;/&quot;&amp;[.C202])" office:value-type="string" office:string-value="PF6" calcext:value-type="string">
            <text:p>PF6</text:p>
          </table:table-cell>
          <table:table-cell table:formula="of:=[.O202]&amp;IF(ISBLANK([.D202]);&quot;&quot;;&quot;/&quot;&amp;[.D202])" office:value-type="string" office:string-value="PF6" calcext:value-type="string">
            <text:p>PF6</text:p>
          </table:table-cell>
          <table:table-cell table:formula="of:=[.P202]&amp;IF(ISBLANK([.E202]);&quot;&quot;;&quot;/&quot;&amp;[.E202])" office:value-type="string" office:string-value="PF6" calcext:value-type="string">
            <text:p>PF6</text:p>
          </table:table-cell>
          <table:table-cell table:formula="of:=[.Q202]&amp;IF(ISBLANK([.F202]);&quot;&quot;;&quot;/&quot;&amp;[.F202])" office:value-type="string" office:string-value="PF6" calcext:value-type="string">
            <text:p>PF6</text:p>
          </table:table-cell>
          <table:table-cell table:formula="of:=[.R202]&amp;IF(ISBLANK([.G202]);&quot;&quot;;&quot;/&quot;&amp;[.G202])" office:value-type="string" office:string-value="PF6" calcext:value-type="string">
            <text:p>PF6</text:p>
          </table:table-cell>
          <table:table-cell table:formula="of:=[.S202]&amp;IF(ISBLANK([.H202]);&quot;&quot;;&quot;/&quot;&amp;[.H202])" office:value-type="string" office:string-value="PF6/SAI1_SD_B" calcext:value-type="string">
            <text:p>PF6/SAI1_SD_B</text:p>
          </table:table-cell>
          <table:table-cell table:formula="of:=[.T202]&amp;IF(ISBLANK([.I202]);&quot;&quot;;&quot;/&quot;&amp;[.I202])" office:value-type="string" office:string-value="PF6/SAI1_SD_B" calcext:value-type="string">
            <text:p>PF6/SAI1_SD_B</text:p>
          </table:table-cell>
          <table:table-cell table:formula="of:=[.U202]&amp;IF(ISBLANK([.J202]);&quot;&quot;;&quot;/&quot;&amp;[.J202])" office:value-type="string" office:string-value="PF6/SAI1_SD_B/EVENTOUT" calcext:value-type="string">
            <text:p>PF6/SAI1_SD_B/EVENTOUT</text:p>
          </table:table-cell>
          <table:table-cell table:formula="of:=[.V202]&amp;IF(ISBLANK([.K202]);&quot;&quot;;&quot;/&quot;&amp;[.K202])" office:value-type="string" office:string-value="PF6/SAI1_SD_B/EVENTOUT" calcext:value-type="string">
            <text:p>PF6/SAI1_SD_B/EVENTOUT</text:p>
          </table:table-cell>
        </table:table-row>
        <table:table-row table:style-name="ro1">
          <table:table-cell/>
          <table:table-cell office:value-type="string" calcext:value-type="string">
            <text:p>PF7</text:p>
          </table:table-cell>
          <table:table-cell table:number-columns-repeated="5"/>
          <table:table-cell office:value-type="string" calcext:value-type="string">
            <text:p>SAI1_MCLK_B</text:p>
          </table:table-cell>
          <table:table-cell/>
          <table:table-cell office:value-type="string" calcext:value-type="string">
            <text:p>EVENTOUT</text:p>
          </table:table-cell>
          <table:table-cell table:number-columns-repeated="3"/>
          <table:table-cell table:formula="of:=[.B203]" office:value-type="string" office:string-value="PF7" calcext:value-type="string">
            <text:p>PF7</text:p>
          </table:table-cell>
          <table:table-cell table:formula="of:=[.N203]&amp;IF(ISBLANK([.C203]);&quot;&quot;;&quot;/&quot;&amp;[.C203])" office:value-type="string" office:string-value="PF7" calcext:value-type="string">
            <text:p>PF7</text:p>
          </table:table-cell>
          <table:table-cell table:formula="of:=[.O203]&amp;IF(ISBLANK([.D203]);&quot;&quot;;&quot;/&quot;&amp;[.D203])" office:value-type="string" office:string-value="PF7" calcext:value-type="string">
            <text:p>PF7</text:p>
          </table:table-cell>
          <table:table-cell table:formula="of:=[.P203]&amp;IF(ISBLANK([.E203]);&quot;&quot;;&quot;/&quot;&amp;[.E203])" office:value-type="string" office:string-value="PF7" calcext:value-type="string">
            <text:p>PF7</text:p>
          </table:table-cell>
          <table:table-cell table:formula="of:=[.Q203]&amp;IF(ISBLANK([.F203]);&quot;&quot;;&quot;/&quot;&amp;[.F203])" office:value-type="string" office:string-value="PF7" calcext:value-type="string">
            <text:p>PF7</text:p>
          </table:table-cell>
          <table:table-cell table:formula="of:=[.R203]&amp;IF(ISBLANK([.G203]);&quot;&quot;;&quot;/&quot;&amp;[.G203])" office:value-type="string" office:string-value="PF7" calcext:value-type="string">
            <text:p>PF7</text:p>
          </table:table-cell>
          <table:table-cell table:formula="of:=[.S203]&amp;IF(ISBLANK([.H203]);&quot;&quot;;&quot;/&quot;&amp;[.H203])" office:value-type="string" office:string-value="PF7/SAI1_MCLK_B" calcext:value-type="string">
            <text:p>PF7/SAI1_MCLK_B</text:p>
          </table:table-cell>
          <table:table-cell table:formula="of:=[.T203]&amp;IF(ISBLANK([.I203]);&quot;&quot;;&quot;/&quot;&amp;[.I203])" office:value-type="string" office:string-value="PF7/SAI1_MCLK_B" calcext:value-type="string">
            <text:p>PF7/SAI1_MCLK_B</text:p>
          </table:table-cell>
          <table:table-cell table:formula="of:=[.U203]&amp;IF(ISBLANK([.J203]);&quot;&quot;;&quot;/&quot;&amp;[.J203])" office:value-type="string" office:string-value="PF7/SAI1_MCLK_B/EVENTOUT" calcext:value-type="string">
            <text:p>PF7/SAI1_MCLK_B/EVENTOUT</text:p>
          </table:table-cell>
          <table:table-cell table:formula="of:=[.V203]&amp;IF(ISBLANK([.K203]);&quot;&quot;;&quot;/&quot;&amp;[.K203])" office:value-type="string" office:string-value="PF7/SAI1_MCLK_B/EVENTOUT" calcext:value-type="string">
            <text:p>PF7/SAI1_MCLK_B/EVENTOUT</text:p>
          </table:table-cell>
        </table:table-row>
        <table:table-row table:style-name="ro1">
          <table:table-cell/>
          <table:table-cell office:value-type="string" calcext:value-type="string">
            <text:p>PF8</text:p>
          </table:table-cell>
          <table:table-cell table:number-columns-repeated="5"/>
          <table:table-cell office:value-type="string" calcext:value-type="string">
            <text:p>SAI1_SCK_B</text:p>
          </table:table-cell>
          <table:table-cell/>
          <table:table-cell office:value-type="string" calcext:value-type="string">
            <text:p>EVENTOUT</text:p>
          </table:table-cell>
          <table:table-cell table:number-columns-repeated="3"/>
          <table:table-cell table:formula="of:=[.B204]" office:value-type="string" office:string-value="PF8" calcext:value-type="string">
            <text:p>PF8</text:p>
          </table:table-cell>
          <table:table-cell table:formula="of:=[.N204]&amp;IF(ISBLANK([.C204]);&quot;&quot;;&quot;/&quot;&amp;[.C204])" office:value-type="string" office:string-value="PF8" calcext:value-type="string">
            <text:p>PF8</text:p>
          </table:table-cell>
          <table:table-cell table:formula="of:=[.O204]&amp;IF(ISBLANK([.D204]);&quot;&quot;;&quot;/&quot;&amp;[.D204])" office:value-type="string" office:string-value="PF8" calcext:value-type="string">
            <text:p>PF8</text:p>
          </table:table-cell>
          <table:table-cell table:formula="of:=[.P204]&amp;IF(ISBLANK([.E204]);&quot;&quot;;&quot;/&quot;&amp;[.E204])" office:value-type="string" office:string-value="PF8" calcext:value-type="string">
            <text:p>PF8</text:p>
          </table:table-cell>
          <table:table-cell table:formula="of:=[.Q204]&amp;IF(ISBLANK([.F204]);&quot;&quot;;&quot;/&quot;&amp;[.F204])" office:value-type="string" office:string-value="PF8" calcext:value-type="string">
            <text:p>PF8</text:p>
          </table:table-cell>
          <table:table-cell table:formula="of:=[.R204]&amp;IF(ISBLANK([.G204]);&quot;&quot;;&quot;/&quot;&amp;[.G204])" office:value-type="string" office:string-value="PF8" calcext:value-type="string">
            <text:p>PF8</text:p>
          </table:table-cell>
          <table:table-cell table:formula="of:=[.S204]&amp;IF(ISBLANK([.H204]);&quot;&quot;;&quot;/&quot;&amp;[.H204])" office:value-type="string" office:string-value="PF8/SAI1_SCK_B" calcext:value-type="string">
            <text:p>PF8/SAI1_SCK_B</text:p>
          </table:table-cell>
          <table:table-cell table:formula="of:=[.T204]&amp;IF(ISBLANK([.I204]);&quot;&quot;;&quot;/&quot;&amp;[.I204])" office:value-type="string" office:string-value="PF8/SAI1_SCK_B" calcext:value-type="string">
            <text:p>PF8/SAI1_SCK_B</text:p>
          </table:table-cell>
          <table:table-cell table:formula="of:=[.U204]&amp;IF(ISBLANK([.J204]);&quot;&quot;;&quot;/&quot;&amp;[.J204])" office:value-type="string" office:string-value="PF8/SAI1_SCK_B/EVENTOUT" calcext:value-type="string">
            <text:p>PF8/SAI1_SCK_B/EVENTOUT</text:p>
          </table:table-cell>
          <table:table-cell table:formula="of:=[.V204]&amp;IF(ISBLANK([.K204]);&quot;&quot;;&quot;/&quot;&amp;[.K204])" office:value-type="string" office:string-value="PF8/SAI1_SCK_B/EVENTOUT" calcext:value-type="string">
            <text:p>PF8/SAI1_SCK_B/EVENTOUT</text:p>
          </table:table-cell>
        </table:table-row>
        <table:table-row table:style-name="ro1">
          <table:table-cell/>
          <table:table-cell office:value-type="string" calcext:value-type="string">
            <text:p>PF9</text:p>
          </table:table-cell>
          <table:table-cell table:number-columns-repeated="5"/>
          <table:table-cell office:value-type="string" calcext:value-type="string">
            <text:p>SAI1_FS_B</text:p>
          </table:table-cell>
          <table:table-cell office:value-type="string" calcext:value-type="string">
            <text:p>TIM15_CH1</text:p>
          </table:table-cell>
          <table:table-cell office:value-type="string" calcext:value-type="string">
            <text:p>EVENTOUT</text:p>
          </table:table-cell>
          <table:table-cell table:number-columns-repeated="3"/>
          <table:table-cell table:formula="of:=[.B205]" office:value-type="string" office:string-value="PF9" calcext:value-type="string">
            <text:p>PF9</text:p>
          </table:table-cell>
          <table:table-cell table:formula="of:=[.N205]&amp;IF(ISBLANK([.C205]);&quot;&quot;;&quot;/&quot;&amp;[.C205])" office:value-type="string" office:string-value="PF9" calcext:value-type="string">
            <text:p>PF9</text:p>
          </table:table-cell>
          <table:table-cell table:formula="of:=[.O205]&amp;IF(ISBLANK([.D205]);&quot;&quot;;&quot;/&quot;&amp;[.D205])" office:value-type="string" office:string-value="PF9" calcext:value-type="string">
            <text:p>PF9</text:p>
          </table:table-cell>
          <table:table-cell table:formula="of:=[.P205]&amp;IF(ISBLANK([.E205]);&quot;&quot;;&quot;/&quot;&amp;[.E205])" office:value-type="string" office:string-value="PF9" calcext:value-type="string">
            <text:p>PF9</text:p>
          </table:table-cell>
          <table:table-cell table:formula="of:=[.Q205]&amp;IF(ISBLANK([.F205]);&quot;&quot;;&quot;/&quot;&amp;[.F205])" office:value-type="string" office:string-value="PF9" calcext:value-type="string">
            <text:p>PF9</text:p>
          </table:table-cell>
          <table:table-cell table:formula="of:=[.R205]&amp;IF(ISBLANK([.G205]);&quot;&quot;;&quot;/&quot;&amp;[.G205])" office:value-type="string" office:string-value="PF9" calcext:value-type="string">
            <text:p>PF9</text:p>
          </table:table-cell>
          <table:table-cell table:formula="of:=[.S205]&amp;IF(ISBLANK([.H205]);&quot;&quot;;&quot;/&quot;&amp;[.H205])" office:value-type="string" office:string-value="PF9/SAI1_FS_B" calcext:value-type="string">
            <text:p>PF9/SAI1_FS_B</text:p>
          </table:table-cell>
          <table:table-cell table:formula="of:=[.T205]&amp;IF(ISBLANK([.I205]);&quot;&quot;;&quot;/&quot;&amp;[.I205])" office:value-type="string" office:string-value="PF9/SAI1_FS_B/TIM15_CH1" calcext:value-type="string">
            <text:p>PF9/SAI1_FS_B/TIM15_CH1</text:p>
          </table:table-cell>
          <table:table-cell table:formula="of:=[.U205]&amp;IF(ISBLANK([.J205]);&quot;&quot;;&quot;/&quot;&amp;[.J205])" office:value-type="string" office:string-value="PF9/SAI1_FS_B/TIM15_CH1/EVENTOUT" calcext:value-type="string">
            <text:p>PF9/SAI1_FS_B/TIM15_CH1/EVENTOUT</text:p>
          </table:table-cell>
          <table:table-cell table:formula="of:=[.V205]&amp;IF(ISBLANK([.K205]);&quot;&quot;;&quot;/&quot;&amp;[.K205])" office:value-type="string" office:string-value="PF9/SAI1_FS_B/TIM15_CH1/EVENTOUT" calcext:value-type="string">
            <text:p>PF9/SAI1_FS_B/TIM15_CH1/EVENTOUT</text:p>
          </table:table-cell>
        </table:table-row>
        <table:table-row table:style-name="ro1">
          <table:table-cell/>
          <table:table-cell office:value-type="string" calcext:value-type="string">
            <text:p>PF10</text:p>
          </table:table-cell>
          <table:table-cell table:number-columns-repeated="6"/>
          <table:table-cell office:value-type="string" calcext:value-type="string">
            <text:p>TIM15_CH2</text:p>
          </table:table-cell>
          <table:table-cell office:value-type="string" calcext:value-type="string">
            <text:p>EVENTOUT</text:p>
          </table:table-cell>
          <table:table-cell table:number-columns-repeated="3"/>
          <table:table-cell table:formula="of:=[.B206]" office:value-type="string" office:string-value="PF10" calcext:value-type="string">
            <text:p>PF10</text:p>
          </table:table-cell>
          <table:table-cell table:formula="of:=[.N206]&amp;IF(ISBLANK([.C206]);&quot;&quot;;&quot;/&quot;&amp;[.C206])" office:value-type="string" office:string-value="PF10" calcext:value-type="string">
            <text:p>PF10</text:p>
          </table:table-cell>
          <table:table-cell table:formula="of:=[.O206]&amp;IF(ISBLANK([.D206]);&quot;&quot;;&quot;/&quot;&amp;[.D206])" office:value-type="string" office:string-value="PF10" calcext:value-type="string">
            <text:p>PF10</text:p>
          </table:table-cell>
          <table:table-cell table:formula="of:=[.P206]&amp;IF(ISBLANK([.E206]);&quot;&quot;;&quot;/&quot;&amp;[.E206])" office:value-type="string" office:string-value="PF10" calcext:value-type="string">
            <text:p>PF10</text:p>
          </table:table-cell>
          <table:table-cell table:formula="of:=[.Q206]&amp;IF(ISBLANK([.F206]);&quot;&quot;;&quot;/&quot;&amp;[.F206])" office:value-type="string" office:string-value="PF10" calcext:value-type="string">
            <text:p>PF10</text:p>
          </table:table-cell>
          <table:table-cell table:formula="of:=[.R206]&amp;IF(ISBLANK([.G206]);&quot;&quot;;&quot;/&quot;&amp;[.G206])" office:value-type="string" office:string-value="PF10" calcext:value-type="string">
            <text:p>PF10</text:p>
          </table:table-cell>
          <table:table-cell table:formula="of:=[.S206]&amp;IF(ISBLANK([.H206]);&quot;&quot;;&quot;/&quot;&amp;[.H206])" office:value-type="string" office:string-value="PF10" calcext:value-type="string">
            <text:p>PF10</text:p>
          </table:table-cell>
          <table:table-cell table:formula="of:=[.T206]&amp;IF(ISBLANK([.I206]);&quot;&quot;;&quot;/&quot;&amp;[.I206])" office:value-type="string" office:string-value="PF10/TIM15_CH2" calcext:value-type="string">
            <text:p>PF10/TIM15_CH2</text:p>
          </table:table-cell>
          <table:table-cell table:formula="of:=[.U206]&amp;IF(ISBLANK([.J206]);&quot;&quot;;&quot;/&quot;&amp;[.J206])" office:value-type="string" office:string-value="PF10/TIM15_CH2/EVENTOUT" calcext:value-type="string">
            <text:p>PF10/TIM15_CH2/EVENTOUT</text:p>
          </table:table-cell>
          <table:table-cell table:formula="of:=[.V206]&amp;IF(ISBLANK([.K206]);&quot;&quot;;&quot;/&quot;&amp;[.K206])" office:value-type="string" office:string-value="PF10/TIM15_CH2/EVENTOUT" calcext:value-type="string">
            <text:p>PF10/TIM15_CH2/EVENTOUT</text:p>
          </table:table-cell>
        </table:table-row>
        <table:table-row table:style-name="ro1">
          <table:table-cell/>
          <table:table-cell office:value-type="string" calcext:value-type="string">
            <text:p>PF11</text:p>
          </table:table-cell>
          <table:table-cell table:number-columns-repeated="7"/>
          <table:table-cell office:value-type="string" calcext:value-type="string">
            <text:p>EVENTOUT</text:p>
          </table:table-cell>
          <table:table-cell table:number-columns-repeated="3"/>
          <table:table-cell table:formula="of:=[.B207]" office:value-type="string" office:string-value="PF11" calcext:value-type="string">
            <text:p>PF11</text:p>
          </table:table-cell>
          <table:table-cell table:formula="of:=[.N207]&amp;IF(ISBLANK([.C207]);&quot;&quot;;&quot;/&quot;&amp;[.C207])" office:value-type="string" office:string-value="PF11" calcext:value-type="string">
            <text:p>PF11</text:p>
          </table:table-cell>
          <table:table-cell table:formula="of:=[.O207]&amp;IF(ISBLANK([.D207]);&quot;&quot;;&quot;/&quot;&amp;[.D207])" office:value-type="string" office:string-value="PF11" calcext:value-type="string">
            <text:p>PF11</text:p>
          </table:table-cell>
          <table:table-cell table:formula="of:=[.P207]&amp;IF(ISBLANK([.E207]);&quot;&quot;;&quot;/&quot;&amp;[.E207])" office:value-type="string" office:string-value="PF11" calcext:value-type="string">
            <text:p>PF11</text:p>
          </table:table-cell>
          <table:table-cell table:formula="of:=[.Q207]&amp;IF(ISBLANK([.F207]);&quot;&quot;;&quot;/&quot;&amp;[.F207])" office:value-type="string" office:string-value="PF11" calcext:value-type="string">
            <text:p>PF11</text:p>
          </table:table-cell>
          <table:table-cell table:formula="of:=[.R207]&amp;IF(ISBLANK([.G207]);&quot;&quot;;&quot;/&quot;&amp;[.G207])" office:value-type="string" office:string-value="PF11" calcext:value-type="string">
            <text:p>PF11</text:p>
          </table:table-cell>
          <table:table-cell table:formula="of:=[.S207]&amp;IF(ISBLANK([.H207]);&quot;&quot;;&quot;/&quot;&amp;[.H207])" office:value-type="string" office:string-value="PF11" calcext:value-type="string">
            <text:p>PF11</text:p>
          </table:table-cell>
          <table:table-cell table:formula="of:=[.T207]&amp;IF(ISBLANK([.I207]);&quot;&quot;;&quot;/&quot;&amp;[.I207])" office:value-type="string" office:string-value="PF11" calcext:value-type="string">
            <text:p>PF11</text:p>
          </table:table-cell>
          <table:table-cell table:formula="of:=[.U207]&amp;IF(ISBLANK([.J207]);&quot;&quot;;&quot;/&quot;&amp;[.J207])" office:value-type="string" office:string-value="PF11/EVENTOUT" calcext:value-type="string">
            <text:p>PF11/EVENTOUT</text:p>
          </table:table-cell>
          <table:table-cell table:formula="of:=[.V207]&amp;IF(ISBLANK([.K207]);&quot;&quot;;&quot;/&quot;&amp;[.K207])" office:value-type="string" office:string-value="PF11/EVENTOUT" calcext:value-type="string">
            <text:p>PF11/EVENTOUT</text:p>
          </table:table-cell>
        </table:table-row>
        <table:table-row table:style-name="ro1">
          <table:table-cell/>
          <table:table-cell office:value-type="string" calcext:value-type="string">
            <text:p>PF12</text:p>
          </table:table-cell>
          <table:table-cell table:number-columns-repeated="4"/>
          <table:table-cell office:value-type="string" calcext:value-type="string">
            <text:p>FMC_A6</text:p>
          </table:table-cell>
          <table:table-cell table:number-columns-repeated="2"/>
          <table:table-cell office:value-type="string" calcext:value-type="string">
            <text:p>EVENTOUT</text:p>
          </table:table-cell>
          <table:table-cell table:number-columns-repeated="3"/>
          <table:table-cell table:formula="of:=[.B208]" office:value-type="string" office:string-value="PF12" calcext:value-type="string">
            <text:p>PF12</text:p>
          </table:table-cell>
          <table:table-cell table:formula="of:=[.N208]&amp;IF(ISBLANK([.C208]);&quot;&quot;;&quot;/&quot;&amp;[.C208])" office:value-type="string" office:string-value="PF12" calcext:value-type="string">
            <text:p>PF12</text:p>
          </table:table-cell>
          <table:table-cell table:formula="of:=[.O208]&amp;IF(ISBLANK([.D208]);&quot;&quot;;&quot;/&quot;&amp;[.D208])" office:value-type="string" office:string-value="PF12" calcext:value-type="string">
            <text:p>PF12</text:p>
          </table:table-cell>
          <table:table-cell table:formula="of:=[.P208]&amp;IF(ISBLANK([.E208]);&quot;&quot;;&quot;/&quot;&amp;[.E208])" office:value-type="string" office:string-value="PF12" calcext:value-type="string">
            <text:p>PF12</text:p>
          </table:table-cell>
          <table:table-cell table:formula="of:=[.Q208]&amp;IF(ISBLANK([.F208]);&quot;&quot;;&quot;/&quot;&amp;[.F208])" office:value-type="string" office:string-value="PF12" calcext:value-type="string">
            <text:p>PF12</text:p>
          </table:table-cell>
          <table:table-cell table:formula="of:=[.R208]&amp;IF(ISBLANK([.G208]);&quot;&quot;;&quot;/&quot;&amp;[.G208])" office:value-type="string" office:string-value="PF12/FMC_A6" calcext:value-type="string">
            <text:p>PF12/FMC_A6</text:p>
          </table:table-cell>
          <table:table-cell table:formula="of:=[.S208]&amp;IF(ISBLANK([.H208]);&quot;&quot;;&quot;/&quot;&amp;[.H208])" office:value-type="string" office:string-value="PF12/FMC_A6" calcext:value-type="string">
            <text:p>PF12/FMC_A6</text:p>
          </table:table-cell>
          <table:table-cell table:formula="of:=[.T208]&amp;IF(ISBLANK([.I208]);&quot;&quot;;&quot;/&quot;&amp;[.I208])" office:value-type="string" office:string-value="PF12/FMC_A6" calcext:value-type="string">
            <text:p>PF12/FMC_A6</text:p>
          </table:table-cell>
          <table:table-cell table:formula="of:=[.U208]&amp;IF(ISBLANK([.J208]);&quot;&quot;;&quot;/&quot;&amp;[.J208])" office:value-type="string" office:string-value="PF12/FMC_A6/EVENTOUT" calcext:value-type="string">
            <text:p>PF12/FMC_A6/EVENTOUT</text:p>
          </table:table-cell>
          <table:table-cell table:formula="of:=[.V208]&amp;IF(ISBLANK([.K208]);&quot;&quot;;&quot;/&quot;&amp;[.K208])" office:value-type="string" office:string-value="PF12/FMC_A6/EVENTOUT" calcext:value-type="string">
            <text:p>PF12/FMC_A6/EVENTOUT</text:p>
          </table:table-cell>
        </table:table-row>
        <table:table-row table:style-name="ro1">
          <table:table-cell/>
          <table:table-cell office:value-type="string" calcext:value-type="string">
            <text:p>PF13</text:p>
          </table:table-cell>
          <table:table-cell table:number-columns-repeated="4"/>
          <table:table-cell office:value-type="string" calcext:value-type="string">
            <text:p>FMC_A7</text:p>
          </table:table-cell>
          <table:table-cell table:number-columns-repeated="2"/>
          <table:table-cell office:value-type="string" calcext:value-type="string">
            <text:p>EVENTOUT</text:p>
          </table:table-cell>
          <table:table-cell table:number-columns-repeated="3"/>
          <table:table-cell table:formula="of:=[.B209]" office:value-type="string" office:string-value="PF13" calcext:value-type="string">
            <text:p>PF13</text:p>
          </table:table-cell>
          <table:table-cell table:formula="of:=[.N209]&amp;IF(ISBLANK([.C209]);&quot;&quot;;&quot;/&quot;&amp;[.C209])" office:value-type="string" office:string-value="PF13" calcext:value-type="string">
            <text:p>PF13</text:p>
          </table:table-cell>
          <table:table-cell table:formula="of:=[.O209]&amp;IF(ISBLANK([.D209]);&quot;&quot;;&quot;/&quot;&amp;[.D209])" office:value-type="string" office:string-value="PF13" calcext:value-type="string">
            <text:p>PF13</text:p>
          </table:table-cell>
          <table:table-cell table:formula="of:=[.P209]&amp;IF(ISBLANK([.E209]);&quot;&quot;;&quot;/&quot;&amp;[.E209])" office:value-type="string" office:string-value="PF13" calcext:value-type="string">
            <text:p>PF13</text:p>
          </table:table-cell>
          <table:table-cell table:formula="of:=[.Q209]&amp;IF(ISBLANK([.F209]);&quot;&quot;;&quot;/&quot;&amp;[.F209])" office:value-type="string" office:string-value="PF13" calcext:value-type="string">
            <text:p>PF13</text:p>
          </table:table-cell>
          <table:table-cell table:formula="of:=[.R209]&amp;IF(ISBLANK([.G209]);&quot;&quot;;&quot;/&quot;&amp;[.G209])" office:value-type="string" office:string-value="PF13/FMC_A7" calcext:value-type="string">
            <text:p>PF13/FMC_A7</text:p>
          </table:table-cell>
          <table:table-cell table:formula="of:=[.S209]&amp;IF(ISBLANK([.H209]);&quot;&quot;;&quot;/&quot;&amp;[.H209])" office:value-type="string" office:string-value="PF13/FMC_A7" calcext:value-type="string">
            <text:p>PF13/FMC_A7</text:p>
          </table:table-cell>
          <table:table-cell table:formula="of:=[.T209]&amp;IF(ISBLANK([.I209]);&quot;&quot;;&quot;/&quot;&amp;[.I209])" office:value-type="string" office:string-value="PF13/FMC_A7" calcext:value-type="string">
            <text:p>PF13/FMC_A7</text:p>
          </table:table-cell>
          <table:table-cell table:formula="of:=[.U209]&amp;IF(ISBLANK([.J209]);&quot;&quot;;&quot;/&quot;&amp;[.J209])" office:value-type="string" office:string-value="PF13/FMC_A7/EVENTOUT" calcext:value-type="string">
            <text:p>PF13/FMC_A7/EVENTOUT</text:p>
          </table:table-cell>
          <table:table-cell table:formula="of:=[.V209]&amp;IF(ISBLANK([.K209]);&quot;&quot;;&quot;/&quot;&amp;[.K209])" office:value-type="string" office:string-value="PF13/FMC_A7/EVENTOUT" calcext:value-type="string">
            <text:p>PF13/FMC_A7/EVENTOUT</text:p>
          </table:table-cell>
        </table:table-row>
        <table:table-row table:style-name="ro1">
          <table:table-cell/>
          <table:table-cell office:value-type="string" calcext:value-type="string">
            <text:p>PF14</text:p>
          </table:table-cell>
          <table:table-cell/>
          <table:table-cell office:value-type="string" calcext:value-type="string">
            <text:p>TSC_G8_IO1</text:p>
          </table:table-cell>
          <table:table-cell table:number-columns-repeated="2"/>
          <table:table-cell office:value-type="string" calcext:value-type="string">
            <text:p>FMC_A8</text:p>
          </table:table-cell>
          <table:table-cell table:number-columns-repeated="2"/>
          <table:table-cell office:value-type="string" calcext:value-type="string">
            <text:p>EVENTOUT</text:p>
          </table:table-cell>
          <table:table-cell table:number-columns-repeated="3"/>
          <table:table-cell table:formula="of:=[.B210]" office:value-type="string" office:string-value="PF14" calcext:value-type="string">
            <text:p>PF14</text:p>
          </table:table-cell>
          <table:table-cell table:formula="of:=[.N210]&amp;IF(ISBLANK([.C210]);&quot;&quot;;&quot;/&quot;&amp;[.C210])" office:value-type="string" office:string-value="PF14" calcext:value-type="string">
            <text:p>PF14</text:p>
          </table:table-cell>
          <table:table-cell table:formula="of:=[.O210]&amp;IF(ISBLANK([.D210]);&quot;&quot;;&quot;/&quot;&amp;[.D210])" office:value-type="string" office:string-value="PF14/TSC_G8_IO1" calcext:value-type="string">
            <text:p>PF14/TSC_G8_IO1</text:p>
          </table:table-cell>
          <table:table-cell table:formula="of:=[.P210]&amp;IF(ISBLANK([.E210]);&quot;&quot;;&quot;/&quot;&amp;[.E210])" office:value-type="string" office:string-value="PF14/TSC_G8_IO1" calcext:value-type="string">
            <text:p>PF14/TSC_G8_IO1</text:p>
          </table:table-cell>
          <table:table-cell table:formula="of:=[.Q210]&amp;IF(ISBLANK([.F210]);&quot;&quot;;&quot;/&quot;&amp;[.F210])" office:value-type="string" office:string-value="PF14/TSC_G8_IO1" calcext:value-type="string">
            <text:p>PF14/TSC_G8_IO1</text:p>
          </table:table-cell>
          <table:table-cell table:formula="of:=[.R210]&amp;IF(ISBLANK([.G210]);&quot;&quot;;&quot;/&quot;&amp;[.G210])" office:value-type="string" office:string-value="PF14/TSC_G8_IO1/FMC_A8" calcext:value-type="string">
            <text:p>PF14/TSC_G8_IO1/FMC_A8</text:p>
          </table:table-cell>
          <table:table-cell table:formula="of:=[.S210]&amp;IF(ISBLANK([.H210]);&quot;&quot;;&quot;/&quot;&amp;[.H210])" office:value-type="string" office:string-value="PF14/TSC_G8_IO1/FMC_A8" calcext:value-type="string">
            <text:p>PF14/TSC_G8_IO1/FMC_A8</text:p>
          </table:table-cell>
          <table:table-cell table:formula="of:=[.T210]&amp;IF(ISBLANK([.I210]);&quot;&quot;;&quot;/&quot;&amp;[.I210])" office:value-type="string" office:string-value="PF14/TSC_G8_IO1/FMC_A8" calcext:value-type="string">
            <text:p>PF14/TSC_G8_IO1/FMC_A8</text:p>
          </table:table-cell>
          <table:table-cell table:formula="of:=[.U210]&amp;IF(ISBLANK([.J210]);&quot;&quot;;&quot;/&quot;&amp;[.J210])" office:value-type="string" office:string-value="PF14/TSC_G8_IO1/FMC_A8/EVENTOUT" calcext:value-type="string">
            <text:p>PF14/TSC_G8_IO1/FMC_A8/EVENTOUT</text:p>
          </table:table-cell>
          <table:table-cell table:formula="of:=[.V210]&amp;IF(ISBLANK([.K210]);&quot;&quot;;&quot;/&quot;&amp;[.K210])" office:value-type="string" office:string-value="PF14/TSC_G8_IO1/FMC_A8/EVENTOUT" calcext:value-type="string">
            <text:p>PF14/TSC_G8_IO1/FMC_A8/EVENTOUT</text:p>
          </table:table-cell>
        </table:table-row>
        <table:table-row table:style-name="ro1">
          <table:table-cell/>
          <table:table-cell office:value-type="string" calcext:value-type="string">
            <text:p>PF15</text:p>
          </table:table-cell>
          <table:table-cell/>
          <table:table-cell office:value-type="string" calcext:value-type="string">
            <text:p>TSC_G8_IO2</text:p>
          </table:table-cell>
          <table:table-cell table:number-columns-repeated="2"/>
          <table:table-cell office:value-type="string" calcext:value-type="string">
            <text:p>FMC_A9</text:p>
          </table:table-cell>
          <table:table-cell table:number-columns-repeated="2"/>
          <table:table-cell office:value-type="string" calcext:value-type="string">
            <text:p>EVENTOUT</text:p>
          </table:table-cell>
          <table:table-cell table:number-columns-repeated="3"/>
          <table:table-cell table:formula="of:=[.B211]" office:value-type="string" office:string-value="PF15" calcext:value-type="string">
            <text:p>PF15</text:p>
          </table:table-cell>
          <table:table-cell table:formula="of:=[.N211]&amp;IF(ISBLANK([.C211]);&quot;&quot;;&quot;/&quot;&amp;[.C211])" office:value-type="string" office:string-value="PF15" calcext:value-type="string">
            <text:p>PF15</text:p>
          </table:table-cell>
          <table:table-cell table:formula="of:=[.O211]&amp;IF(ISBLANK([.D211]);&quot;&quot;;&quot;/&quot;&amp;[.D211])" office:value-type="string" office:string-value="PF15/TSC_G8_IO2" calcext:value-type="string">
            <text:p>PF15/TSC_G8_IO2</text:p>
          </table:table-cell>
          <table:table-cell table:formula="of:=[.P211]&amp;IF(ISBLANK([.E211]);&quot;&quot;;&quot;/&quot;&amp;[.E211])" office:value-type="string" office:string-value="PF15/TSC_G8_IO2" calcext:value-type="string">
            <text:p>PF15/TSC_G8_IO2</text:p>
          </table:table-cell>
          <table:table-cell table:formula="of:=[.Q211]&amp;IF(ISBLANK([.F211]);&quot;&quot;;&quot;/&quot;&amp;[.F211])" office:value-type="string" office:string-value="PF15/TSC_G8_IO2" calcext:value-type="string">
            <text:p>PF15/TSC_G8_IO2</text:p>
          </table:table-cell>
          <table:table-cell table:formula="of:=[.R211]&amp;IF(ISBLANK([.G211]);&quot;&quot;;&quot;/&quot;&amp;[.G211])" office:value-type="string" office:string-value="PF15/TSC_G8_IO2/FMC_A9" calcext:value-type="string">
            <text:p>PF15/TSC_G8_IO2/FMC_A9</text:p>
          </table:table-cell>
          <table:table-cell table:formula="of:=[.S211]&amp;IF(ISBLANK([.H211]);&quot;&quot;;&quot;/&quot;&amp;[.H211])" office:value-type="string" office:string-value="PF15/TSC_G8_IO2/FMC_A9" calcext:value-type="string">
            <text:p>PF15/TSC_G8_IO2/FMC_A9</text:p>
          </table:table-cell>
          <table:table-cell table:formula="of:=[.T211]&amp;IF(ISBLANK([.I211]);&quot;&quot;;&quot;/&quot;&amp;[.I211])" office:value-type="string" office:string-value="PF15/TSC_G8_IO2/FMC_A9" calcext:value-type="string">
            <text:p>PF15/TSC_G8_IO2/FMC_A9</text:p>
          </table:table-cell>
          <table:table-cell table:formula="of:=[.U211]&amp;IF(ISBLANK([.J211]);&quot;&quot;;&quot;/&quot;&amp;[.J211])" office:value-type="string" office:string-value="PF15/TSC_G8_IO2/FMC_A9/EVENTOUT" calcext:value-type="string">
            <text:p>PF15/TSC_G8_IO2/FMC_A9/EVENTOUT</text:p>
          </table:table-cell>
          <table:table-cell table:formula="of:=[.V211]&amp;IF(ISBLANK([.K211]);&quot;&quot;;&quot;/&quot;&amp;[.K211])" office:value-type="string" office:string-value="PF15/TSC_G8_IO2/FMC_A9/EVENTOUT" calcext:value-type="string">
            <text:p>PF15/TSC_G8_IO2/FMC_A9/EVENTOUT</text:p>
          </table:table-cell>
        </table:table-row>
        <table:table-row table:style-name="ro1">
          <table:table-cell/>
          <table:table-cell office:value-type="string" calcext:value-type="string">
            <text:p>PG0</text:p>
          </table:table-cell>
          <table:table-cell/>
          <table:table-cell office:value-type="string" calcext:value-type="string">
            <text:p>TSC_G8_IO3</text:p>
          </table:table-cell>
          <table:table-cell table:number-columns-repeated="2"/>
          <table:table-cell office:value-type="string" calcext:value-type="string">
            <text:p>FMC_A10</text:p>
          </table:table-cell>
          <table:table-cell table:number-columns-repeated="2"/>
          <table:table-cell office:value-type="string" calcext:value-type="string">
            <text:p>EVENTOUT</text:p>
          </table:table-cell>
          <table:table-cell table:number-columns-repeated="3"/>
          <table:table-cell table:formula="of:=[.B212]" office:value-type="string" office:string-value="PG0" calcext:value-type="string">
            <text:p>PG0</text:p>
          </table:table-cell>
          <table:table-cell table:formula="of:=[.N212]&amp;IF(ISBLANK([.C212]);&quot;&quot;;&quot;/&quot;&amp;[.C212])" office:value-type="string" office:string-value="PG0" calcext:value-type="string">
            <text:p>PG0</text:p>
          </table:table-cell>
          <table:table-cell table:formula="of:=[.O212]&amp;IF(ISBLANK([.D212]);&quot;&quot;;&quot;/&quot;&amp;[.D212])" office:value-type="string" office:string-value="PG0/TSC_G8_IO3" calcext:value-type="string">
            <text:p>PG0/TSC_G8_IO3</text:p>
          </table:table-cell>
          <table:table-cell table:formula="of:=[.P212]&amp;IF(ISBLANK([.E212]);&quot;&quot;;&quot;/&quot;&amp;[.E212])" office:value-type="string" office:string-value="PG0/TSC_G8_IO3" calcext:value-type="string">
            <text:p>PG0/TSC_G8_IO3</text:p>
          </table:table-cell>
          <table:table-cell table:formula="of:=[.Q212]&amp;IF(ISBLANK([.F212]);&quot;&quot;;&quot;/&quot;&amp;[.F212])" office:value-type="string" office:string-value="PG0/TSC_G8_IO3" calcext:value-type="string">
            <text:p>PG0/TSC_G8_IO3</text:p>
          </table:table-cell>
          <table:table-cell table:formula="of:=[.R212]&amp;IF(ISBLANK([.G212]);&quot;&quot;;&quot;/&quot;&amp;[.G212])" office:value-type="string" office:string-value="PG0/TSC_G8_IO3/FMC_A10" calcext:value-type="string">
            <text:p>PG0/TSC_G8_IO3/FMC_A10</text:p>
          </table:table-cell>
          <table:table-cell table:formula="of:=[.S212]&amp;IF(ISBLANK([.H212]);&quot;&quot;;&quot;/&quot;&amp;[.H212])" office:value-type="string" office:string-value="PG0/TSC_G8_IO3/FMC_A10" calcext:value-type="string">
            <text:p>PG0/TSC_G8_IO3/FMC_A10</text:p>
          </table:table-cell>
          <table:table-cell table:formula="of:=[.T212]&amp;IF(ISBLANK([.I212]);&quot;&quot;;&quot;/&quot;&amp;[.I212])" office:value-type="string" office:string-value="PG0/TSC_G8_IO3/FMC_A10" calcext:value-type="string">
            <text:p>PG0/TSC_G8_IO3/FMC_A10</text:p>
          </table:table-cell>
          <table:table-cell table:formula="of:=[.U212]&amp;IF(ISBLANK([.J212]);&quot;&quot;;&quot;/&quot;&amp;[.J212])" office:value-type="string" office:string-value="PG0/TSC_G8_IO3/FMC_A10/EVENTOUT" calcext:value-type="string">
            <text:p>PG0/TSC_G8_IO3/FMC_A10/EVENTOUT</text:p>
          </table:table-cell>
          <table:table-cell table:formula="of:=[.V212]&amp;IF(ISBLANK([.K212]);&quot;&quot;;&quot;/&quot;&amp;[.K212])" office:value-type="string" office:string-value="PG0/TSC_G8_IO3/FMC_A10/EVENTOUT" calcext:value-type="string">
            <text:p>PG0/TSC_G8_IO3/FMC_A10/EVENTOUT</text:p>
          </table:table-cell>
        </table:table-row>
        <table:table-row table:style-name="ro1">
          <table:table-cell/>
          <table:table-cell office:value-type="string" calcext:value-type="string">
            <text:p>PG1</text:p>
          </table:table-cell>
          <table:table-cell/>
          <table:table-cell office:value-type="string" calcext:value-type="string">
            <text:p>TSC_G8_IO4</text:p>
          </table:table-cell>
          <table:table-cell table:number-columns-repeated="2"/>
          <table:table-cell office:value-type="string" calcext:value-type="string">
            <text:p>FMC_A11</text:p>
          </table:table-cell>
          <table:table-cell table:number-columns-repeated="2"/>
          <table:table-cell office:value-type="string" calcext:value-type="string">
            <text:p>EVENTOUT</text:p>
          </table:table-cell>
          <table:table-cell table:number-columns-repeated="3"/>
          <table:table-cell table:formula="of:=[.B213]" office:value-type="string" office:string-value="PG1" calcext:value-type="string">
            <text:p>PG1</text:p>
          </table:table-cell>
          <table:table-cell table:formula="of:=[.N213]&amp;IF(ISBLANK([.C213]);&quot;&quot;;&quot;/&quot;&amp;[.C213])" office:value-type="string" office:string-value="PG1" calcext:value-type="string">
            <text:p>PG1</text:p>
          </table:table-cell>
          <table:table-cell table:formula="of:=[.O213]&amp;IF(ISBLANK([.D213]);&quot;&quot;;&quot;/&quot;&amp;[.D213])" office:value-type="string" office:string-value="PG1/TSC_G8_IO4" calcext:value-type="string">
            <text:p>PG1/TSC_G8_IO4</text:p>
          </table:table-cell>
          <table:table-cell table:formula="of:=[.P213]&amp;IF(ISBLANK([.E213]);&quot;&quot;;&quot;/&quot;&amp;[.E213])" office:value-type="string" office:string-value="PG1/TSC_G8_IO4" calcext:value-type="string">
            <text:p>PG1/TSC_G8_IO4</text:p>
          </table:table-cell>
          <table:table-cell table:formula="of:=[.Q213]&amp;IF(ISBLANK([.F213]);&quot;&quot;;&quot;/&quot;&amp;[.F213])" office:value-type="string" office:string-value="PG1/TSC_G8_IO4" calcext:value-type="string">
            <text:p>PG1/TSC_G8_IO4</text:p>
          </table:table-cell>
          <table:table-cell table:formula="of:=[.R213]&amp;IF(ISBLANK([.G213]);&quot;&quot;;&quot;/&quot;&amp;[.G213])" office:value-type="string" office:string-value="PG1/TSC_G8_IO4/FMC_A11" calcext:value-type="string">
            <text:p>PG1/TSC_G8_IO4/FMC_A11</text:p>
          </table:table-cell>
          <table:table-cell table:formula="of:=[.S213]&amp;IF(ISBLANK([.H213]);&quot;&quot;;&quot;/&quot;&amp;[.H213])" office:value-type="string" office:string-value="PG1/TSC_G8_IO4/FMC_A11" calcext:value-type="string">
            <text:p>PG1/TSC_G8_IO4/FMC_A11</text:p>
          </table:table-cell>
          <table:table-cell table:formula="of:=[.T213]&amp;IF(ISBLANK([.I213]);&quot;&quot;;&quot;/&quot;&amp;[.I213])" office:value-type="string" office:string-value="PG1/TSC_G8_IO4/FMC_A11" calcext:value-type="string">
            <text:p>PG1/TSC_G8_IO4/FMC_A11</text:p>
          </table:table-cell>
          <table:table-cell table:formula="of:=[.U213]&amp;IF(ISBLANK([.J213]);&quot;&quot;;&quot;/&quot;&amp;[.J213])" office:value-type="string" office:string-value="PG1/TSC_G8_IO4/FMC_A11/EVENTOUT" calcext:value-type="string">
            <text:p>PG1/TSC_G8_IO4/FMC_A11/EVENTOUT</text:p>
          </table:table-cell>
          <table:table-cell table:formula="of:=[.V213]&amp;IF(ISBLANK([.K213]);&quot;&quot;;&quot;/&quot;&amp;[.K213])" office:value-type="string" office:string-value="PG1/TSC_G8_IO4/FMC_A11/EVENTOUT" calcext:value-type="string">
            <text:p>PG1/TSC_G8_IO4/FMC_A11/EVENTOUT</text:p>
          </table:table-cell>
        </table:table-row>
        <table:table-row table:style-name="ro1">
          <table:table-cell/>
          <table:table-cell office:value-type="string" calcext:value-type="string">
            <text:p>PG2</text:p>
          </table:table-cell>
          <table:table-cell table:number-columns-repeated="4"/>
          <table:table-cell office:value-type="string" calcext:value-type="string">
            <text:p>FMC_A12</text:p>
          </table:table-cell>
          <table:table-cell office:value-type="string" calcext:value-type="string">
            <text:p>SAI2_SCK_B</text:p>
          </table:table-cell>
          <table:table-cell/>
          <table:table-cell office:value-type="string" calcext:value-type="string">
            <text:p>EVENTOUT</text:p>
          </table:table-cell>
          <table:table-cell table:number-columns-repeated="3"/>
          <table:table-cell table:formula="of:=[.B214]" office:value-type="string" office:string-value="PG2" calcext:value-type="string">
            <text:p>PG2</text:p>
          </table:table-cell>
          <table:table-cell table:formula="of:=[.N214]&amp;IF(ISBLANK([.C214]);&quot;&quot;;&quot;/&quot;&amp;[.C214])" office:value-type="string" office:string-value="PG2" calcext:value-type="string">
            <text:p>PG2</text:p>
          </table:table-cell>
          <table:table-cell table:formula="of:=[.O214]&amp;IF(ISBLANK([.D214]);&quot;&quot;;&quot;/&quot;&amp;[.D214])" office:value-type="string" office:string-value="PG2" calcext:value-type="string">
            <text:p>PG2</text:p>
          </table:table-cell>
          <table:table-cell table:formula="of:=[.P214]&amp;IF(ISBLANK([.E214]);&quot;&quot;;&quot;/&quot;&amp;[.E214])" office:value-type="string" office:string-value="PG2" calcext:value-type="string">
            <text:p>PG2</text:p>
          </table:table-cell>
          <table:table-cell table:formula="of:=[.Q214]&amp;IF(ISBLANK([.F214]);&quot;&quot;;&quot;/&quot;&amp;[.F214])" office:value-type="string" office:string-value="PG2" calcext:value-type="string">
            <text:p>PG2</text:p>
          </table:table-cell>
          <table:table-cell table:formula="of:=[.R214]&amp;IF(ISBLANK([.G214]);&quot;&quot;;&quot;/&quot;&amp;[.G214])" office:value-type="string" office:string-value="PG2/FMC_A12" calcext:value-type="string">
            <text:p>PG2/FMC_A12</text:p>
          </table:table-cell>
          <table:table-cell table:formula="of:=[.S214]&amp;IF(ISBLANK([.H214]);&quot;&quot;;&quot;/&quot;&amp;[.H214])" office:value-type="string" office:string-value="PG2/FMC_A12/SAI2_SCK_B" calcext:value-type="string">
            <text:p>PG2/FMC_A12/SAI2_SCK_B</text:p>
          </table:table-cell>
          <table:table-cell table:formula="of:=[.T214]&amp;IF(ISBLANK([.I214]);&quot;&quot;;&quot;/&quot;&amp;[.I214])" office:value-type="string" office:string-value="PG2/FMC_A12/SAI2_SCK_B" calcext:value-type="string">
            <text:p>PG2/FMC_A12/SAI2_SCK_B</text:p>
          </table:table-cell>
          <table:table-cell table:formula="of:=[.U214]&amp;IF(ISBLANK([.J214]);&quot;&quot;;&quot;/&quot;&amp;[.J214])" office:value-type="string" office:string-value="PG2/FMC_A12/SAI2_SCK_B/EVENTOUT" calcext:value-type="string">
            <text:p>PG2/FMC_A12/SAI2_SCK_B/EVENTOUT</text:p>
          </table:table-cell>
          <table:table-cell table:formula="of:=[.V214]&amp;IF(ISBLANK([.K214]);&quot;&quot;;&quot;/&quot;&amp;[.K214])" office:value-type="string" office:string-value="PG2/FMC_A12/SAI2_SCK_B/EVENTOUT" calcext:value-type="string">
            <text:p>PG2/FMC_A12/SAI2_SCK_B/EVENTOUT</text:p>
          </table:table-cell>
        </table:table-row>
        <table:table-row table:style-name="ro1">
          <table:table-cell/>
          <table:table-cell office:value-type="string" calcext:value-type="string">
            <text:p>PG3</text:p>
          </table:table-cell>
          <table:table-cell table:number-columns-repeated="4"/>
          <table:table-cell office:value-type="string" calcext:value-type="string">
            <text:p>FMC_A13</text:p>
          </table:table-cell>
          <table:table-cell office:value-type="string" calcext:value-type="string">
            <text:p>SAI2_FS_B</text:p>
          </table:table-cell>
          <table:table-cell/>
          <table:table-cell office:value-type="string" calcext:value-type="string">
            <text:p>EVENTOUT</text:p>
          </table:table-cell>
          <table:table-cell table:number-columns-repeated="3"/>
          <table:table-cell table:formula="of:=[.B215]" office:value-type="string" office:string-value="PG3" calcext:value-type="string">
            <text:p>PG3</text:p>
          </table:table-cell>
          <table:table-cell table:formula="of:=[.N215]&amp;IF(ISBLANK([.C215]);&quot;&quot;;&quot;/&quot;&amp;[.C215])" office:value-type="string" office:string-value="PG3" calcext:value-type="string">
            <text:p>PG3</text:p>
          </table:table-cell>
          <table:table-cell table:formula="of:=[.O215]&amp;IF(ISBLANK([.D215]);&quot;&quot;;&quot;/&quot;&amp;[.D215])" office:value-type="string" office:string-value="PG3" calcext:value-type="string">
            <text:p>PG3</text:p>
          </table:table-cell>
          <table:table-cell table:formula="of:=[.P215]&amp;IF(ISBLANK([.E215]);&quot;&quot;;&quot;/&quot;&amp;[.E215])" office:value-type="string" office:string-value="PG3" calcext:value-type="string">
            <text:p>PG3</text:p>
          </table:table-cell>
          <table:table-cell table:formula="of:=[.Q215]&amp;IF(ISBLANK([.F215]);&quot;&quot;;&quot;/&quot;&amp;[.F215])" office:value-type="string" office:string-value="PG3" calcext:value-type="string">
            <text:p>PG3</text:p>
          </table:table-cell>
          <table:table-cell table:formula="of:=[.R215]&amp;IF(ISBLANK([.G215]);&quot;&quot;;&quot;/&quot;&amp;[.G215])" office:value-type="string" office:string-value="PG3/FMC_A13" calcext:value-type="string">
            <text:p>PG3/FMC_A13</text:p>
          </table:table-cell>
          <table:table-cell table:formula="of:=[.S215]&amp;IF(ISBLANK([.H215]);&quot;&quot;;&quot;/&quot;&amp;[.H215])" office:value-type="string" office:string-value="PG3/FMC_A13/SAI2_FS_B" calcext:value-type="string">
            <text:p>PG3/FMC_A13/SAI2_FS_B</text:p>
          </table:table-cell>
          <table:table-cell table:formula="of:=[.T215]&amp;IF(ISBLANK([.I215]);&quot;&quot;;&quot;/&quot;&amp;[.I215])" office:value-type="string" office:string-value="PG3/FMC_A13/SAI2_FS_B" calcext:value-type="string">
            <text:p>PG3/FMC_A13/SAI2_FS_B</text:p>
          </table:table-cell>
          <table:table-cell table:formula="of:=[.U215]&amp;IF(ISBLANK([.J215]);&quot;&quot;;&quot;/&quot;&amp;[.J215])" office:value-type="string" office:string-value="PG3/FMC_A13/SAI2_FS_B/EVENTOUT" calcext:value-type="string">
            <text:p>PG3/FMC_A13/SAI2_FS_B/EVENTOUT</text:p>
          </table:table-cell>
          <table:table-cell table:formula="of:=[.V215]&amp;IF(ISBLANK([.K215]);&quot;&quot;;&quot;/&quot;&amp;[.K215])" office:value-type="string" office:string-value="PG3/FMC_A13/SAI2_FS_B/EVENTOUT" calcext:value-type="string">
            <text:p>PG3/FMC_A13/SAI2_FS_B/EVENTOUT</text:p>
          </table:table-cell>
        </table:table-row>
        <table:table-row table:style-name="ro1">
          <table:table-cell/>
          <table:table-cell office:value-type="string" calcext:value-type="string">
            <text:p>PG4</text:p>
          </table:table-cell>
          <table:table-cell table:number-columns-repeated="4"/>
          <table:table-cell office:value-type="string" calcext:value-type="string">
            <text:p>FMC_A14</text:p>
          </table:table-cell>
          <table:table-cell office:value-type="string" calcext:value-type="string">
            <text:p>SAI2_MCLK_B</text:p>
          </table:table-cell>
          <table:table-cell/>
          <table:table-cell office:value-type="string" calcext:value-type="string">
            <text:p>EVENTOUT</text:p>
          </table:table-cell>
          <table:table-cell table:number-columns-repeated="3"/>
          <table:table-cell table:formula="of:=[.B216]" office:value-type="string" office:string-value="PG4" calcext:value-type="string">
            <text:p>PG4</text:p>
          </table:table-cell>
          <table:table-cell table:formula="of:=[.N216]&amp;IF(ISBLANK([.C216]);&quot;&quot;;&quot;/&quot;&amp;[.C216])" office:value-type="string" office:string-value="PG4" calcext:value-type="string">
            <text:p>PG4</text:p>
          </table:table-cell>
          <table:table-cell table:formula="of:=[.O216]&amp;IF(ISBLANK([.D216]);&quot;&quot;;&quot;/&quot;&amp;[.D216])" office:value-type="string" office:string-value="PG4" calcext:value-type="string">
            <text:p>PG4</text:p>
          </table:table-cell>
          <table:table-cell table:formula="of:=[.P216]&amp;IF(ISBLANK([.E216]);&quot;&quot;;&quot;/&quot;&amp;[.E216])" office:value-type="string" office:string-value="PG4" calcext:value-type="string">
            <text:p>PG4</text:p>
          </table:table-cell>
          <table:table-cell table:formula="of:=[.Q216]&amp;IF(ISBLANK([.F216]);&quot;&quot;;&quot;/&quot;&amp;[.F216])" office:value-type="string" office:string-value="PG4" calcext:value-type="string">
            <text:p>PG4</text:p>
          </table:table-cell>
          <table:table-cell table:formula="of:=[.R216]&amp;IF(ISBLANK([.G216]);&quot;&quot;;&quot;/&quot;&amp;[.G216])" office:value-type="string" office:string-value="PG4/FMC_A14" calcext:value-type="string">
            <text:p>PG4/FMC_A14</text:p>
          </table:table-cell>
          <table:table-cell table:formula="of:=[.S216]&amp;IF(ISBLANK([.H216]);&quot;&quot;;&quot;/&quot;&amp;[.H216])" office:value-type="string" office:string-value="PG4/FMC_A14/SAI2_MCLK_B" calcext:value-type="string">
            <text:p>PG4/FMC_A14/SAI2_MCLK_B</text:p>
          </table:table-cell>
          <table:table-cell table:formula="of:=[.T216]&amp;IF(ISBLANK([.I216]);&quot;&quot;;&quot;/&quot;&amp;[.I216])" office:value-type="string" office:string-value="PG4/FMC_A14/SAI2_MCLK_B" calcext:value-type="string">
            <text:p>PG4/FMC_A14/SAI2_MCLK_B</text:p>
          </table:table-cell>
          <table:table-cell table:formula="of:=[.U216]&amp;IF(ISBLANK([.J216]);&quot;&quot;;&quot;/&quot;&amp;[.J216])" office:value-type="string" office:string-value="PG4/FMC_A14/SAI2_MCLK_B/EVENTOUT" calcext:value-type="string">
            <text:p>PG4/FMC_A14/SAI2_MCLK_B/EVENTOUT</text:p>
          </table:table-cell>
          <table:table-cell table:formula="of:=[.V216]&amp;IF(ISBLANK([.K216]);&quot;&quot;;&quot;/&quot;&amp;[.K216])" office:value-type="string" office:string-value="PG4/FMC_A14/SAI2_MCLK_B/EVENTOUT" calcext:value-type="string">
            <text:p>PG4/FMC_A14/SAI2_MCLK_B/EVENTOUT</text:p>
          </table:table-cell>
        </table:table-row>
        <table:table-row table:style-name="ro1">
          <table:table-cell/>
          <table:table-cell office:value-type="string" calcext:value-type="string">
            <text:p>PG5</text:p>
          </table:table-cell>
          <table:table-cell office:value-type="string" calcext:value-type="string">
            <text:p>LPUART1_CTS</text:p>
          </table:table-cell>
          <table:table-cell table:number-columns-repeated="3"/>
          <table:table-cell office:value-type="string" calcext:value-type="string">
            <text:p>FMC_A15</text:p>
          </table:table-cell>
          <table:table-cell office:value-type="string" calcext:value-type="string">
            <text:p>SAI2_SD_B</text:p>
          </table:table-cell>
          <table:table-cell/>
          <table:table-cell office:value-type="string" calcext:value-type="string">
            <text:p>EVENTOUT</text:p>
          </table:table-cell>
          <table:table-cell table:number-columns-repeated="3"/>
          <table:table-cell table:formula="of:=[.B217]" office:value-type="string" office:string-value="PG5" calcext:value-type="string">
            <text:p>PG5</text:p>
          </table:table-cell>
          <table:table-cell table:formula="of:=[.N217]&amp;IF(ISBLANK([.C217]);&quot;&quot;;&quot;/&quot;&amp;[.C217])" office:value-type="string" office:string-value="PG5/LPUART1_CTS" calcext:value-type="string">
            <text:p>PG5/LPUART1_CTS</text:p>
          </table:table-cell>
          <table:table-cell table:formula="of:=[.O217]&amp;IF(ISBLANK([.D217]);&quot;&quot;;&quot;/&quot;&amp;[.D217])" office:value-type="string" office:string-value="PG5/LPUART1_CTS" calcext:value-type="string">
            <text:p>PG5/LPUART1_CTS</text:p>
          </table:table-cell>
          <table:table-cell table:formula="of:=[.P217]&amp;IF(ISBLANK([.E217]);&quot;&quot;;&quot;/&quot;&amp;[.E217])" office:value-type="string" office:string-value="PG5/LPUART1_CTS" calcext:value-type="string">
            <text:p>PG5/LPUART1_CTS</text:p>
          </table:table-cell>
          <table:table-cell table:formula="of:=[.Q217]&amp;IF(ISBLANK([.F217]);&quot;&quot;;&quot;/&quot;&amp;[.F217])" office:value-type="string" office:string-value="PG5/LPUART1_CTS" calcext:value-type="string">
            <text:p>PG5/LPUART1_CTS</text:p>
          </table:table-cell>
          <table:table-cell table:formula="of:=[.R217]&amp;IF(ISBLANK([.G217]);&quot;&quot;;&quot;/&quot;&amp;[.G217])" office:value-type="string" office:string-value="PG5/LPUART1_CTS/FMC_A15" calcext:value-type="string">
            <text:p>PG5/LPUART1_CTS/FMC_A15</text:p>
          </table:table-cell>
          <table:table-cell table:formula="of:=[.S217]&amp;IF(ISBLANK([.H217]);&quot;&quot;;&quot;/&quot;&amp;[.H217])" office:value-type="string" office:string-value="PG5/LPUART1_CTS/FMC_A15/SAI2_SD_B" calcext:value-type="string">
            <text:p>PG5/LPUART1_CTS/FMC_A15/SAI2_SD_B</text:p>
          </table:table-cell>
          <table:table-cell table:formula="of:=[.T217]&amp;IF(ISBLANK([.I217]);&quot;&quot;;&quot;/&quot;&amp;[.I217])" office:value-type="string" office:string-value="PG5/LPUART1_CTS/FMC_A15/SAI2_SD_B" calcext:value-type="string">
            <text:p>PG5/LPUART1_CTS/FMC_A15/SAI2_SD_B</text:p>
          </table:table-cell>
          <table:table-cell table:formula="of:=[.U217]&amp;IF(ISBLANK([.J217]);&quot;&quot;;&quot;/&quot;&amp;[.J217])" office:value-type="string" office:string-value="PG5/LPUART1_CTS/FMC_A15/SAI2_SD_B/EVENTOUT" calcext:value-type="string">
            <text:p>PG5/LPUART1_CTS/FMC_A15/SAI2_SD_B/EVENTOUT</text:p>
          </table:table-cell>
          <table:table-cell table:formula="of:=[.V217]&amp;IF(ISBLANK([.K217]);&quot;&quot;;&quot;/&quot;&amp;[.K217])" office:value-type="string" office:string-value="PG5/LPUART1_CTS/FMC_A15/SAI2_SD_B/EVENTOUT" calcext:value-type="string">
            <text:p>PG5/LPUART1_CTS/FMC_A15/SAI2_SD_B/EVENTOUT</text:p>
          </table:table-cell>
        </table:table-row>
        <table:table-row table:style-name="ro1">
          <table:table-cell/>
          <table:table-cell office:value-type="string" calcext:value-type="string">
            <text:p>PG6</text:p>
          </table:table-cell>
          <table:table-cell office:value-type="string" calcext:value-type="string">
            <text:p>LPUART1_RTS_DE</text:p>
          </table:table-cell>
          <table:table-cell table:number-columns-repeated="6"/>
          <table:table-cell office:value-type="string" calcext:value-type="string">
            <text:p>EVENTOUT</text:p>
          </table:table-cell>
          <table:table-cell table:number-columns-repeated="3"/>
          <table:table-cell table:formula="of:=[.B218]" office:value-type="string" office:string-value="PG6" calcext:value-type="string">
            <text:p>PG6</text:p>
          </table:table-cell>
          <table:table-cell table:formula="of:=[.N218]&amp;IF(ISBLANK([.C218]);&quot;&quot;;&quot;/&quot;&amp;[.C218])" office:value-type="string" office:string-value="PG6/LPUART1_RTS_DE" calcext:value-type="string">
            <text:p>PG6/LPUART1_RTS_DE</text:p>
          </table:table-cell>
          <table:table-cell table:formula="of:=[.O218]&amp;IF(ISBLANK([.D218]);&quot;&quot;;&quot;/&quot;&amp;[.D218])" office:value-type="string" office:string-value="PG6/LPUART1_RTS_DE" calcext:value-type="string">
            <text:p>PG6/LPUART1_RTS_DE</text:p>
          </table:table-cell>
          <table:table-cell table:formula="of:=[.P218]&amp;IF(ISBLANK([.E218]);&quot;&quot;;&quot;/&quot;&amp;[.E218])" office:value-type="string" office:string-value="PG6/LPUART1_RTS_DE" calcext:value-type="string">
            <text:p>PG6/LPUART1_RTS_DE</text:p>
          </table:table-cell>
          <table:table-cell table:formula="of:=[.Q218]&amp;IF(ISBLANK([.F218]);&quot;&quot;;&quot;/&quot;&amp;[.F218])" office:value-type="string" office:string-value="PG6/LPUART1_RTS_DE" calcext:value-type="string">
            <text:p>PG6/LPUART1_RTS_DE</text:p>
          </table:table-cell>
          <table:table-cell table:formula="of:=[.R218]&amp;IF(ISBLANK([.G218]);&quot;&quot;;&quot;/&quot;&amp;[.G218])" office:value-type="string" office:string-value="PG6/LPUART1_RTS_DE" calcext:value-type="string">
            <text:p>PG6/LPUART1_RTS_DE</text:p>
          </table:table-cell>
          <table:table-cell table:formula="of:=[.S218]&amp;IF(ISBLANK([.H218]);&quot;&quot;;&quot;/&quot;&amp;[.H218])" office:value-type="string" office:string-value="PG6/LPUART1_RTS_DE" calcext:value-type="string">
            <text:p>PG6/LPUART1_RTS_DE</text:p>
          </table:table-cell>
          <table:table-cell table:formula="of:=[.T218]&amp;IF(ISBLANK([.I218]);&quot;&quot;;&quot;/&quot;&amp;[.I218])" office:value-type="string" office:string-value="PG6/LPUART1_RTS_DE" calcext:value-type="string">
            <text:p>PG6/LPUART1_RTS_DE</text:p>
          </table:table-cell>
          <table:table-cell table:formula="of:=[.U218]&amp;IF(ISBLANK([.J218]);&quot;&quot;;&quot;/&quot;&amp;[.J218])" office:value-type="string" office:string-value="PG6/LPUART1_RTS_DE/EVENTOUT" calcext:value-type="string">
            <text:p>PG6/LPUART1_RTS_DE/EVENTOUT</text:p>
          </table:table-cell>
          <table:table-cell table:formula="of:=[.V218]&amp;IF(ISBLANK([.K218]);&quot;&quot;;&quot;/&quot;&amp;[.K218])" office:value-type="string" office:string-value="PG6/LPUART1_RTS_DE/EVENTOUT" calcext:value-type="string">
            <text:p>PG6/LPUART1_RTS_DE/EVENTOUT</text:p>
          </table:table-cell>
        </table:table-row>
        <table:table-row table:style-name="ro1">
          <table:table-cell/>
          <table:table-cell office:value-type="string" calcext:value-type="string">
            <text:p>PG7</text:p>
          </table:table-cell>
          <table:table-cell office:value-type="string" calcext:value-type="string">
            <text:p>LPUART1_TX</text:p>
          </table:table-cell>
          <table:table-cell table:number-columns-repeated="3"/>
          <table:table-cell office:value-type="string" calcext:value-type="string">
            <text:p>FMC_INT</text:p>
          </table:table-cell>
          <table:table-cell table:number-columns-repeated="2"/>
          <table:table-cell office:value-type="string" calcext:value-type="string">
            <text:p>EVENTOUT</text:p>
          </table:table-cell>
          <table:table-cell table:number-columns-repeated="3"/>
          <table:table-cell table:formula="of:=[.B219]" office:value-type="string" office:string-value="PG7" calcext:value-type="string">
            <text:p>PG7</text:p>
          </table:table-cell>
          <table:table-cell table:formula="of:=[.N219]&amp;IF(ISBLANK([.C219]);&quot;&quot;;&quot;/&quot;&amp;[.C219])" office:value-type="string" office:string-value="PG7/LPUART1_TX" calcext:value-type="string">
            <text:p>PG7/LPUART1_TX</text:p>
          </table:table-cell>
          <table:table-cell table:formula="of:=[.O219]&amp;IF(ISBLANK([.D219]);&quot;&quot;;&quot;/&quot;&amp;[.D219])" office:value-type="string" office:string-value="PG7/LPUART1_TX" calcext:value-type="string">
            <text:p>PG7/LPUART1_TX</text:p>
          </table:table-cell>
          <table:table-cell table:formula="of:=[.P219]&amp;IF(ISBLANK([.E219]);&quot;&quot;;&quot;/&quot;&amp;[.E219])" office:value-type="string" office:string-value="PG7/LPUART1_TX" calcext:value-type="string">
            <text:p>PG7/LPUART1_TX</text:p>
          </table:table-cell>
          <table:table-cell table:formula="of:=[.Q219]&amp;IF(ISBLANK([.F219]);&quot;&quot;;&quot;/&quot;&amp;[.F219])" office:value-type="string" office:string-value="PG7/LPUART1_TX" calcext:value-type="string">
            <text:p>PG7/LPUART1_TX</text:p>
          </table:table-cell>
          <table:table-cell table:formula="of:=[.R219]&amp;IF(ISBLANK([.G219]);&quot;&quot;;&quot;/&quot;&amp;[.G219])" office:value-type="string" office:string-value="PG7/LPUART1_TX/FMC_INT" calcext:value-type="string">
            <text:p>PG7/LPUART1_TX/FMC_INT</text:p>
          </table:table-cell>
          <table:table-cell table:formula="of:=[.S219]&amp;IF(ISBLANK([.H219]);&quot;&quot;;&quot;/&quot;&amp;[.H219])" office:value-type="string" office:string-value="PG7/LPUART1_TX/FMC_INT" calcext:value-type="string">
            <text:p>PG7/LPUART1_TX/FMC_INT</text:p>
          </table:table-cell>
          <table:table-cell table:formula="of:=[.T219]&amp;IF(ISBLANK([.I219]);&quot;&quot;;&quot;/&quot;&amp;[.I219])" office:value-type="string" office:string-value="PG7/LPUART1_TX/FMC_INT" calcext:value-type="string">
            <text:p>PG7/LPUART1_TX/FMC_INT</text:p>
          </table:table-cell>
          <table:table-cell table:formula="of:=[.U219]&amp;IF(ISBLANK([.J219]);&quot;&quot;;&quot;/&quot;&amp;[.J219])" office:value-type="string" office:string-value="PG7/LPUART1_TX/FMC_INT/EVENTOUT" calcext:value-type="string">
            <text:p>PG7/LPUART1_TX/FMC_INT/EVENTOUT</text:p>
          </table:table-cell>
          <table:table-cell table:formula="of:=[.V219]&amp;IF(ISBLANK([.K219]);&quot;&quot;;&quot;/&quot;&amp;[.K219])" office:value-type="string" office:string-value="PG7/LPUART1_TX/FMC_INT/EVENTOUT" calcext:value-type="string">
            <text:p>PG7/LPUART1_TX/FMC_INT/EVENTOUT</text:p>
          </table:table-cell>
        </table:table-row>
        <table:table-row table:style-name="ro1">
          <table:table-cell/>
          <table:table-cell office:value-type="string" calcext:value-type="string">
            <text:p>PG8</text:p>
          </table:table-cell>
          <table:table-cell office:value-type="string" calcext:value-type="string">
            <text:p>LPUART1_RX</text:p>
          </table:table-cell>
          <table:table-cell table:number-columns-repeated="6"/>
          <table:table-cell office:value-type="string" calcext:value-type="string">
            <text:p>EVENTOUT</text:p>
          </table:table-cell>
          <table:table-cell table:number-columns-repeated="3"/>
          <table:table-cell table:formula="of:=[.B220]" office:value-type="string" office:string-value="PG8" calcext:value-type="string">
            <text:p>PG8</text:p>
          </table:table-cell>
          <table:table-cell table:formula="of:=[.N220]&amp;IF(ISBLANK([.C220]);&quot;&quot;;&quot;/&quot;&amp;[.C220])" office:value-type="string" office:string-value="PG8/LPUART1_RX" calcext:value-type="string">
            <text:p>PG8/LPUART1_RX</text:p>
          </table:table-cell>
          <table:table-cell table:formula="of:=[.O220]&amp;IF(ISBLANK([.D220]);&quot;&quot;;&quot;/&quot;&amp;[.D220])" office:value-type="string" office:string-value="PG8/LPUART1_RX" calcext:value-type="string">
            <text:p>PG8/LPUART1_RX</text:p>
          </table:table-cell>
          <table:table-cell table:formula="of:=[.P220]&amp;IF(ISBLANK([.E220]);&quot;&quot;;&quot;/&quot;&amp;[.E220])" office:value-type="string" office:string-value="PG8/LPUART1_RX" calcext:value-type="string">
            <text:p>PG8/LPUART1_RX</text:p>
          </table:table-cell>
          <table:table-cell table:formula="of:=[.Q220]&amp;IF(ISBLANK([.F220]);&quot;&quot;;&quot;/&quot;&amp;[.F220])" office:value-type="string" office:string-value="PG8/LPUART1_RX" calcext:value-type="string">
            <text:p>PG8/LPUART1_RX</text:p>
          </table:table-cell>
          <table:table-cell table:formula="of:=[.R220]&amp;IF(ISBLANK([.G220]);&quot;&quot;;&quot;/&quot;&amp;[.G220])" office:value-type="string" office:string-value="PG8/LPUART1_RX" calcext:value-type="string">
            <text:p>PG8/LPUART1_RX</text:p>
          </table:table-cell>
          <table:table-cell table:formula="of:=[.S220]&amp;IF(ISBLANK([.H220]);&quot;&quot;;&quot;/&quot;&amp;[.H220])" office:value-type="string" office:string-value="PG8/LPUART1_RX" calcext:value-type="string">
            <text:p>PG8/LPUART1_RX</text:p>
          </table:table-cell>
          <table:table-cell table:formula="of:=[.T220]&amp;IF(ISBLANK([.I220]);&quot;&quot;;&quot;/&quot;&amp;[.I220])" office:value-type="string" office:string-value="PG8/LPUART1_RX" calcext:value-type="string">
            <text:p>PG8/LPUART1_RX</text:p>
          </table:table-cell>
          <table:table-cell table:formula="of:=[.U220]&amp;IF(ISBLANK([.J220]);&quot;&quot;;&quot;/&quot;&amp;[.J220])" office:value-type="string" office:string-value="PG8/LPUART1_RX/EVENTOUT" calcext:value-type="string">
            <text:p>PG8/LPUART1_RX/EVENTOUT</text:p>
          </table:table-cell>
          <table:table-cell table:formula="of:=[.V220]&amp;IF(ISBLANK([.K220]);&quot;&quot;;&quot;/&quot;&amp;[.K220])" office:value-type="string" office:string-value="PG8/LPUART1_RX/EVENTOUT" calcext:value-type="string">
            <text:p>PG8/LPUART1_RX/EVENTOUT</text:p>
          </table:table-cell>
        </table:table-row>
        <table:table-row table:style-name="ro1">
          <table:table-cell/>
          <table:table-cell office:value-type="string" calcext:value-type="string">
            <text:p>PG9</text:p>
          </table:table-cell>
          <table:table-cell table:number-columns-repeated="4"/>
          <table:table-cell office:value-type="string" calcext:value-type="string">
            <text:p>FMC_NCE/FMC_NE2</text:p>
          </table:table-cell>
          <table:table-cell office:value-type="string" calcext:value-type="string">
            <text:p>SAI2_SCK_A</text:p>
          </table:table-cell>
          <table:table-cell office:value-type="string" calcext:value-type="string">
            <text:p>TIM15_CH1N</text:p>
          </table:table-cell>
          <table:table-cell office:value-type="string" calcext:value-type="string">
            <text:p>EVENTOUT</text:p>
          </table:table-cell>
          <table:table-cell table:number-columns-repeated="3"/>
          <table:table-cell table:formula="of:=[.B221]" office:value-type="string" office:string-value="PG9" calcext:value-type="string">
            <text:p>PG9</text:p>
          </table:table-cell>
          <table:table-cell table:formula="of:=[.N221]&amp;IF(ISBLANK([.C221]);&quot;&quot;;&quot;/&quot;&amp;[.C221])" office:value-type="string" office:string-value="PG9" calcext:value-type="string">
            <text:p>PG9</text:p>
          </table:table-cell>
          <table:table-cell table:formula="of:=[.O221]&amp;IF(ISBLANK([.D221]);&quot;&quot;;&quot;/&quot;&amp;[.D221])" office:value-type="string" office:string-value="PG9" calcext:value-type="string">
            <text:p>PG9</text:p>
          </table:table-cell>
          <table:table-cell table:formula="of:=[.P221]&amp;IF(ISBLANK([.E221]);&quot;&quot;;&quot;/&quot;&amp;[.E221])" office:value-type="string" office:string-value="PG9" calcext:value-type="string">
            <text:p>PG9</text:p>
          </table:table-cell>
          <table:table-cell table:formula="of:=[.Q221]&amp;IF(ISBLANK([.F221]);&quot;&quot;;&quot;/&quot;&amp;[.F221])" office:value-type="string" office:string-value="PG9" calcext:value-type="string">
            <text:p>PG9</text:p>
          </table:table-cell>
          <table:table-cell table:formula="of:=[.R221]&amp;IF(ISBLANK([.G221]);&quot;&quot;;&quot;/&quot;&amp;[.G221])" office:value-type="string" office:string-value="PG9/FMC_NCE/FMC_NE2" calcext:value-type="string">
            <text:p>PG9/FMC_NCE/FMC_NE2</text:p>
          </table:table-cell>
          <table:table-cell table:formula="of:=[.S221]&amp;IF(ISBLANK([.H221]);&quot;&quot;;&quot;/&quot;&amp;[.H221])" office:value-type="string" office:string-value="PG9/FMC_NCE/FMC_NE2/SAI2_SCK_A" calcext:value-type="string">
            <text:p>PG9/FMC_NCE/FMC_NE2/SAI2_SCK_A</text:p>
          </table:table-cell>
          <table:table-cell table:formula="of:=[.T221]&amp;IF(ISBLANK([.I221]);&quot;&quot;;&quot;/&quot;&amp;[.I221])" office:value-type="string" office:string-value="PG9/FMC_NCE/FMC_NE2/SAI2_SCK_A/TIM15_CH1N" calcext:value-type="string">
            <text:p>PG9/FMC_NCE/FMC_NE2/SAI2_SCK_A/TIM15_CH1N</text:p>
          </table:table-cell>
          <table:table-cell table:formula="of:=[.U221]&amp;IF(ISBLANK([.J221]);&quot;&quot;;&quot;/&quot;&amp;[.J221])" office:value-type="string" office:string-value="PG9/FMC_NCE/FMC_NE2/SAI2_SCK_A/TIM15_CH1N/EVENTOUT" calcext:value-type="string">
            <text:p>PG9/FMC_NCE/FMC_NE2/SAI2_SCK_A/TIM15_CH1N/EVENTOUT</text:p>
          </table:table-cell>
          <table:table-cell table:formula="of:=[.V221]&amp;IF(ISBLANK([.K221]);&quot;&quot;;&quot;/&quot;&amp;[.K221])" office:value-type="string" office:string-value="PG9/FMC_NCE/FMC_NE2/SAI2_SCK_A/TIM15_CH1N/EVENTOUT" calcext:value-type="string">
            <text:p>PG9/FMC_NCE/FMC_NE2/SAI2_SCK_A/TIM15_CH1N/EVENTOUT</text:p>
          </table:table-cell>
        </table:table-row>
        <table:table-row table:style-name="ro1">
          <table:table-cell/>
          <table:table-cell office:value-type="string" calcext:value-type="string">
            <text:p>PG10</text:p>
          </table:table-cell>
          <table:table-cell table:number-columns-repeated="4"/>
          <table:table-cell office:value-type="string" calcext:value-type="string">
            <text:p>FMC_NE3</text:p>
          </table:table-cell>
          <table:table-cell office:value-type="string" calcext:value-type="string">
            <text:p>SAI2_FS_A</text:p>
          </table:table-cell>
          <table:table-cell office:value-type="string" calcext:value-type="string">
            <text:p>TIM15_CH1</text:p>
          </table:table-cell>
          <table:table-cell office:value-type="string" calcext:value-type="string">
            <text:p>EVENTOUT</text:p>
          </table:table-cell>
          <table:table-cell table:number-columns-repeated="3"/>
          <table:table-cell table:formula="of:=[.B222]" office:value-type="string" office:string-value="PG10" calcext:value-type="string">
            <text:p>PG10</text:p>
          </table:table-cell>
          <table:table-cell table:formula="of:=[.N222]&amp;IF(ISBLANK([.C222]);&quot;&quot;;&quot;/&quot;&amp;[.C222])" office:value-type="string" office:string-value="PG10" calcext:value-type="string">
            <text:p>PG10</text:p>
          </table:table-cell>
          <table:table-cell table:formula="of:=[.O222]&amp;IF(ISBLANK([.D222]);&quot;&quot;;&quot;/&quot;&amp;[.D222])" office:value-type="string" office:string-value="PG10" calcext:value-type="string">
            <text:p>PG10</text:p>
          </table:table-cell>
          <table:table-cell table:formula="of:=[.P222]&amp;IF(ISBLANK([.E222]);&quot;&quot;;&quot;/&quot;&amp;[.E222])" office:value-type="string" office:string-value="PG10" calcext:value-type="string">
            <text:p>PG10</text:p>
          </table:table-cell>
          <table:table-cell table:formula="of:=[.Q222]&amp;IF(ISBLANK([.F222]);&quot;&quot;;&quot;/&quot;&amp;[.F222])" office:value-type="string" office:string-value="PG10" calcext:value-type="string">
            <text:p>PG10</text:p>
          </table:table-cell>
          <table:table-cell table:formula="of:=[.R222]&amp;IF(ISBLANK([.G222]);&quot;&quot;;&quot;/&quot;&amp;[.G222])" office:value-type="string" office:string-value="PG10/FMC_NE3" calcext:value-type="string">
            <text:p>PG10/FMC_NE3</text:p>
          </table:table-cell>
          <table:table-cell table:formula="of:=[.S222]&amp;IF(ISBLANK([.H222]);&quot;&quot;;&quot;/&quot;&amp;[.H222])" office:value-type="string" office:string-value="PG10/FMC_NE3/SAI2_FS_A" calcext:value-type="string">
            <text:p>PG10/FMC_NE3/SAI2_FS_A</text:p>
          </table:table-cell>
          <table:table-cell table:formula="of:=[.T222]&amp;IF(ISBLANK([.I222]);&quot;&quot;;&quot;/&quot;&amp;[.I222])" office:value-type="string" office:string-value="PG10/FMC_NE3/SAI2_FS_A/TIM15_CH1" calcext:value-type="string">
            <text:p>PG10/FMC_NE3/SAI2_FS_A/TIM15_CH1</text:p>
          </table:table-cell>
          <table:table-cell table:formula="of:=[.U222]&amp;IF(ISBLANK([.J222]);&quot;&quot;;&quot;/&quot;&amp;[.J222])" office:value-type="string" office:string-value="PG10/FMC_NE3/SAI2_FS_A/TIM15_CH1/EVENTOUT" calcext:value-type="string">
            <text:p>PG10/FMC_NE3/SAI2_FS_A/TIM15_CH1/EVENTOUT</text:p>
          </table:table-cell>
          <table:table-cell table:formula="of:=[.V222]&amp;IF(ISBLANK([.K222]);&quot;&quot;;&quot;/&quot;&amp;[.K222])" office:value-type="string" office:string-value="PG10/FMC_NE3/SAI2_FS_A/TIM15_CH1/EVENTOUT" calcext:value-type="string">
            <text:p>PG10/FMC_NE3/SAI2_FS_A/TIM15_CH1/EVENTOUT</text:p>
          </table:table-cell>
        </table:table-row>
        <table:table-row table:style-name="ro1">
          <table:table-cell/>
          <table:table-cell office:value-type="string" calcext:value-type="string">
            <text:p>PG11</text:p>
          </table:table-cell>
          <table:table-cell table:number-columns-repeated="5"/>
          <table:table-cell office:value-type="string" calcext:value-type="string">
            <text:p>SAI2_MCLK_A</text:p>
          </table:table-cell>
          <table:table-cell office:value-type="string" calcext:value-type="string">
            <text:p>TIM15_CH2</text:p>
          </table:table-cell>
          <table:table-cell office:value-type="string" calcext:value-type="string">
            <text:p>EVENTOUT</text:p>
          </table:table-cell>
          <table:table-cell table:number-columns-repeated="3"/>
          <table:table-cell table:formula="of:=[.B223]" office:value-type="string" office:string-value="PG11" calcext:value-type="string">
            <text:p>PG11</text:p>
          </table:table-cell>
          <table:table-cell table:formula="of:=[.N223]&amp;IF(ISBLANK([.C223]);&quot;&quot;;&quot;/&quot;&amp;[.C223])" office:value-type="string" office:string-value="PG11" calcext:value-type="string">
            <text:p>PG11</text:p>
          </table:table-cell>
          <table:table-cell table:formula="of:=[.O223]&amp;IF(ISBLANK([.D223]);&quot;&quot;;&quot;/&quot;&amp;[.D223])" office:value-type="string" office:string-value="PG11" calcext:value-type="string">
            <text:p>PG11</text:p>
          </table:table-cell>
          <table:table-cell table:formula="of:=[.P223]&amp;IF(ISBLANK([.E223]);&quot;&quot;;&quot;/&quot;&amp;[.E223])" office:value-type="string" office:string-value="PG11" calcext:value-type="string">
            <text:p>PG11</text:p>
          </table:table-cell>
          <table:table-cell table:formula="of:=[.Q223]&amp;IF(ISBLANK([.F223]);&quot;&quot;;&quot;/&quot;&amp;[.F223])" office:value-type="string" office:string-value="PG11" calcext:value-type="string">
            <text:p>PG11</text:p>
          </table:table-cell>
          <table:table-cell table:formula="of:=[.R223]&amp;IF(ISBLANK([.G223]);&quot;&quot;;&quot;/&quot;&amp;[.G223])" office:value-type="string" office:string-value="PG11" calcext:value-type="string">
            <text:p>PG11</text:p>
          </table:table-cell>
          <table:table-cell table:formula="of:=[.S223]&amp;IF(ISBLANK([.H223]);&quot;&quot;;&quot;/&quot;&amp;[.H223])" office:value-type="string" office:string-value="PG11/SAI2_MCLK_A" calcext:value-type="string">
            <text:p>PG11/SAI2_MCLK_A</text:p>
          </table:table-cell>
          <table:table-cell table:formula="of:=[.T223]&amp;IF(ISBLANK([.I223]);&quot;&quot;;&quot;/&quot;&amp;[.I223])" office:value-type="string" office:string-value="PG11/SAI2_MCLK_A/TIM15_CH2" calcext:value-type="string">
            <text:p>PG11/SAI2_MCLK_A/TIM15_CH2</text:p>
          </table:table-cell>
          <table:table-cell table:formula="of:=[.U223]&amp;IF(ISBLANK([.J223]);&quot;&quot;;&quot;/&quot;&amp;[.J223])" office:value-type="string" office:string-value="PG11/SAI2_MCLK_A/TIM15_CH2/EVENTOUT" calcext:value-type="string">
            <text:p>PG11/SAI2_MCLK_A/TIM15_CH2/EVENTOUT</text:p>
          </table:table-cell>
          <table:table-cell table:formula="of:=[.V223]&amp;IF(ISBLANK([.K223]);&quot;&quot;;&quot;/&quot;&amp;[.K223])" office:value-type="string" office:string-value="PG11/SAI2_MCLK_A/TIM15_CH2/EVENTOUT" calcext:value-type="string">
            <text:p>PG11/SAI2_MCLK_A/TIM15_CH2/EVENTOUT</text:p>
          </table:table-cell>
        </table:table-row>
        <table:table-row table:style-name="ro1">
          <table:table-cell/>
          <table:table-cell office:value-type="string" calcext:value-type="string">
            <text:p>PG12</text:p>
          </table:table-cell>
          <table:table-cell table:number-columns-repeated="4"/>
          <table:table-cell office:value-type="string" calcext:value-type="string">
            <text:p>FMC_NE4</text:p>
          </table:table-cell>
          <table:table-cell office:value-type="string" calcext:value-type="string">
            <text:p>SAI2_SD_A</text:p>
          </table:table-cell>
          <table:table-cell/>
          <table:table-cell office:value-type="string" calcext:value-type="string">
            <text:p>EVENTOUT</text:p>
          </table:table-cell>
          <table:table-cell table:number-columns-repeated="3"/>
          <table:table-cell table:formula="of:=[.B224]" office:value-type="string" office:string-value="PG12" calcext:value-type="string">
            <text:p>PG12</text:p>
          </table:table-cell>
          <table:table-cell table:formula="of:=[.N224]&amp;IF(ISBLANK([.C224]);&quot;&quot;;&quot;/&quot;&amp;[.C224])" office:value-type="string" office:string-value="PG12" calcext:value-type="string">
            <text:p>PG12</text:p>
          </table:table-cell>
          <table:table-cell table:formula="of:=[.O224]&amp;IF(ISBLANK([.D224]);&quot;&quot;;&quot;/&quot;&amp;[.D224])" office:value-type="string" office:string-value="PG12" calcext:value-type="string">
            <text:p>PG12</text:p>
          </table:table-cell>
          <table:table-cell table:formula="of:=[.P224]&amp;IF(ISBLANK([.E224]);&quot;&quot;;&quot;/&quot;&amp;[.E224])" office:value-type="string" office:string-value="PG12" calcext:value-type="string">
            <text:p>PG12</text:p>
          </table:table-cell>
          <table:table-cell table:formula="of:=[.Q224]&amp;IF(ISBLANK([.F224]);&quot;&quot;;&quot;/&quot;&amp;[.F224])" office:value-type="string" office:string-value="PG12" calcext:value-type="string">
            <text:p>PG12</text:p>
          </table:table-cell>
          <table:table-cell table:formula="of:=[.R224]&amp;IF(ISBLANK([.G224]);&quot;&quot;;&quot;/&quot;&amp;[.G224])" office:value-type="string" office:string-value="PG12/FMC_NE4" calcext:value-type="string">
            <text:p>PG12/FMC_NE4</text:p>
          </table:table-cell>
          <table:table-cell table:formula="of:=[.S224]&amp;IF(ISBLANK([.H224]);&quot;&quot;;&quot;/&quot;&amp;[.H224])" office:value-type="string" office:string-value="PG12/FMC_NE4/SAI2_SD_A" calcext:value-type="string">
            <text:p>PG12/FMC_NE4/SAI2_SD_A</text:p>
          </table:table-cell>
          <table:table-cell table:formula="of:=[.T224]&amp;IF(ISBLANK([.I224]);&quot;&quot;;&quot;/&quot;&amp;[.I224])" office:value-type="string" office:string-value="PG12/FMC_NE4/SAI2_SD_A" calcext:value-type="string">
            <text:p>PG12/FMC_NE4/SAI2_SD_A</text:p>
          </table:table-cell>
          <table:table-cell table:formula="of:=[.U224]&amp;IF(ISBLANK([.J224]);&quot;&quot;;&quot;/&quot;&amp;[.J224])" office:value-type="string" office:string-value="PG12/FMC_NE4/SAI2_SD_A/EVENTOUT" calcext:value-type="string">
            <text:p>PG12/FMC_NE4/SAI2_SD_A/EVENTOUT</text:p>
          </table:table-cell>
          <table:table-cell table:formula="of:=[.V224]&amp;IF(ISBLANK([.K224]);&quot;&quot;;&quot;/&quot;&amp;[.K224])" office:value-type="string" office:string-value="PG12/FMC_NE4/SAI2_SD_A/EVENTOUT" calcext:value-type="string">
            <text:p>PG12/FMC_NE4/SAI2_SD_A/EVENTOUT</text:p>
          </table:table-cell>
        </table:table-row>
        <table:table-row table:style-name="ro1">
          <table:table-cell/>
          <table:table-cell office:value-type="string" calcext:value-type="string">
            <text:p>PG13</text:p>
          </table:table-cell>
          <table:table-cell table:number-columns-repeated="4"/>
          <table:table-cell office:value-type="string" calcext:value-type="string">
            <text:p>FMC_A24</text:p>
          </table:table-cell>
          <table:table-cell table:number-columns-repeated="2"/>
          <table:table-cell office:value-type="string" calcext:value-type="string">
            <text:p>EVENTOUT</text:p>
          </table:table-cell>
          <table:table-cell table:number-columns-repeated="3"/>
          <table:table-cell table:formula="of:=[.B225]" office:value-type="string" office:string-value="PG13" calcext:value-type="string">
            <text:p>PG13</text:p>
          </table:table-cell>
          <table:table-cell table:formula="of:=[.N225]&amp;IF(ISBLANK([.C225]);&quot;&quot;;&quot;/&quot;&amp;[.C225])" office:value-type="string" office:string-value="PG13" calcext:value-type="string">
            <text:p>PG13</text:p>
          </table:table-cell>
          <table:table-cell table:formula="of:=[.O225]&amp;IF(ISBLANK([.D225]);&quot;&quot;;&quot;/&quot;&amp;[.D225])" office:value-type="string" office:string-value="PG13" calcext:value-type="string">
            <text:p>PG13</text:p>
          </table:table-cell>
          <table:table-cell table:formula="of:=[.P225]&amp;IF(ISBLANK([.E225]);&quot;&quot;;&quot;/&quot;&amp;[.E225])" office:value-type="string" office:string-value="PG13" calcext:value-type="string">
            <text:p>PG13</text:p>
          </table:table-cell>
          <table:table-cell table:formula="of:=[.Q225]&amp;IF(ISBLANK([.F225]);&quot;&quot;;&quot;/&quot;&amp;[.F225])" office:value-type="string" office:string-value="PG13" calcext:value-type="string">
            <text:p>PG13</text:p>
          </table:table-cell>
          <table:table-cell table:formula="of:=[.R225]&amp;IF(ISBLANK([.G225]);&quot;&quot;;&quot;/&quot;&amp;[.G225])" office:value-type="string" office:string-value="PG13/FMC_A24" calcext:value-type="string">
            <text:p>PG13/FMC_A24</text:p>
          </table:table-cell>
          <table:table-cell table:formula="of:=[.S225]&amp;IF(ISBLANK([.H225]);&quot;&quot;;&quot;/&quot;&amp;[.H225])" office:value-type="string" office:string-value="PG13/FMC_A24" calcext:value-type="string">
            <text:p>PG13/FMC_A24</text:p>
          </table:table-cell>
          <table:table-cell table:formula="of:=[.T225]&amp;IF(ISBLANK([.I225]);&quot;&quot;;&quot;/&quot;&amp;[.I225])" office:value-type="string" office:string-value="PG13/FMC_A24" calcext:value-type="string">
            <text:p>PG13/FMC_A24</text:p>
          </table:table-cell>
          <table:table-cell table:formula="of:=[.U225]&amp;IF(ISBLANK([.J225]);&quot;&quot;;&quot;/&quot;&amp;[.J225])" office:value-type="string" office:string-value="PG13/FMC_A24/EVENTOUT" calcext:value-type="string">
            <text:p>PG13/FMC_A24/EVENTOUT</text:p>
          </table:table-cell>
          <table:table-cell table:formula="of:=[.V225]&amp;IF(ISBLANK([.K225]);&quot;&quot;;&quot;/&quot;&amp;[.K225])" office:value-type="string" office:string-value="PG13/FMC_A24/EVENTOUT" calcext:value-type="string">
            <text:p>PG13/FMC_A24/EVENTOUT</text:p>
          </table:table-cell>
        </table:table-row>
        <table:table-row table:style-name="ro1">
          <table:table-cell/>
          <table:table-cell office:value-type="string" calcext:value-type="string">
            <text:p>PG14</text:p>
          </table:table-cell>
          <table:table-cell table:number-columns-repeated="4"/>
          <table:table-cell office:value-type="string" calcext:value-type="string">
            <text:p>FMC_A25</text:p>
          </table:table-cell>
          <table:table-cell table:number-columns-repeated="2"/>
          <table:table-cell office:value-type="string" calcext:value-type="string">
            <text:p>EVENTOUT</text:p>
          </table:table-cell>
          <table:table-cell table:number-columns-repeated="3"/>
          <table:table-cell table:formula="of:=[.B226]" office:value-type="string" office:string-value="PG14" calcext:value-type="string">
            <text:p>PG14</text:p>
          </table:table-cell>
          <table:table-cell table:formula="of:=[.N226]&amp;IF(ISBLANK([.C226]);&quot;&quot;;&quot;/&quot;&amp;[.C226])" office:value-type="string" office:string-value="PG14" calcext:value-type="string">
            <text:p>PG14</text:p>
          </table:table-cell>
          <table:table-cell table:formula="of:=[.O226]&amp;IF(ISBLANK([.D226]);&quot;&quot;;&quot;/&quot;&amp;[.D226])" office:value-type="string" office:string-value="PG14" calcext:value-type="string">
            <text:p>PG14</text:p>
          </table:table-cell>
          <table:table-cell table:formula="of:=[.P226]&amp;IF(ISBLANK([.E226]);&quot;&quot;;&quot;/&quot;&amp;[.E226])" office:value-type="string" office:string-value="PG14" calcext:value-type="string">
            <text:p>PG14</text:p>
          </table:table-cell>
          <table:table-cell table:formula="of:=[.Q226]&amp;IF(ISBLANK([.F226]);&quot;&quot;;&quot;/&quot;&amp;[.F226])" office:value-type="string" office:string-value="PG14" calcext:value-type="string">
            <text:p>PG14</text:p>
          </table:table-cell>
          <table:table-cell table:formula="of:=[.R226]&amp;IF(ISBLANK([.G226]);&quot;&quot;;&quot;/&quot;&amp;[.G226])" office:value-type="string" office:string-value="PG14/FMC_A25" calcext:value-type="string">
            <text:p>PG14/FMC_A25</text:p>
          </table:table-cell>
          <table:table-cell table:formula="of:=[.S226]&amp;IF(ISBLANK([.H226]);&quot;&quot;;&quot;/&quot;&amp;[.H226])" office:value-type="string" office:string-value="PG14/FMC_A25" calcext:value-type="string">
            <text:p>PG14/FMC_A25</text:p>
          </table:table-cell>
          <table:table-cell table:formula="of:=[.T226]&amp;IF(ISBLANK([.I226]);&quot;&quot;;&quot;/&quot;&amp;[.I226])" office:value-type="string" office:string-value="PG14/FMC_A25" calcext:value-type="string">
            <text:p>PG14/FMC_A25</text:p>
          </table:table-cell>
          <table:table-cell table:formula="of:=[.U226]&amp;IF(ISBLANK([.J226]);&quot;&quot;;&quot;/&quot;&amp;[.J226])" office:value-type="string" office:string-value="PG14/FMC_A25/EVENTOUT" calcext:value-type="string">
            <text:p>PG14/FMC_A25/EVENTOUT</text:p>
          </table:table-cell>
          <table:table-cell table:formula="of:=[.V226]&amp;IF(ISBLANK([.K226]);&quot;&quot;;&quot;/&quot;&amp;[.K226])" office:value-type="string" office:string-value="PG14/FMC_A25/EVENTOUT" calcext:value-type="string">
            <text:p>PG14/FMC_A25/EVENTOUT</text:p>
          </table:table-cell>
        </table:table-row>
        <table:table-row table:style-name="ro1">
          <table:table-cell/>
          <table:table-cell office:value-type="string" calcext:value-type="string">
            <text:p>PG15</text:p>
          </table:table-cell>
          <table:table-cell table:number-columns-repeated="7"/>
          <table:table-cell office:value-type="string" calcext:value-type="string">
            <text:p>EVENTOUT</text:p>
          </table:table-cell>
          <table:table-cell table:number-columns-repeated="3"/>
          <table:table-cell table:formula="of:=[.B227]" office:value-type="string" office:string-value="PG15" calcext:value-type="string">
            <text:p>PG15</text:p>
          </table:table-cell>
          <table:table-cell table:formula="of:=[.N227]&amp;IF(ISBLANK([.C227]);&quot;&quot;;&quot;/&quot;&amp;[.C227])" office:value-type="string" office:string-value="PG15" calcext:value-type="string">
            <text:p>PG15</text:p>
          </table:table-cell>
          <table:table-cell table:formula="of:=[.O227]&amp;IF(ISBLANK([.D227]);&quot;&quot;;&quot;/&quot;&amp;[.D227])" office:value-type="string" office:string-value="PG15" calcext:value-type="string">
            <text:p>PG15</text:p>
          </table:table-cell>
          <table:table-cell table:formula="of:=[.P227]&amp;IF(ISBLANK([.E227]);&quot;&quot;;&quot;/&quot;&amp;[.E227])" office:value-type="string" office:string-value="PG15" calcext:value-type="string">
            <text:p>PG15</text:p>
          </table:table-cell>
          <table:table-cell table:formula="of:=[.Q227]&amp;IF(ISBLANK([.F227]);&quot;&quot;;&quot;/&quot;&amp;[.F227])" office:value-type="string" office:string-value="PG15" calcext:value-type="string">
            <text:p>PG15</text:p>
          </table:table-cell>
          <table:table-cell table:formula="of:=[.R227]&amp;IF(ISBLANK([.G227]);&quot;&quot;;&quot;/&quot;&amp;[.G227])" office:value-type="string" office:string-value="PG15" calcext:value-type="string">
            <text:p>PG15</text:p>
          </table:table-cell>
          <table:table-cell table:formula="of:=[.S227]&amp;IF(ISBLANK([.H227]);&quot;&quot;;&quot;/&quot;&amp;[.H227])" office:value-type="string" office:string-value="PG15" calcext:value-type="string">
            <text:p>PG15</text:p>
          </table:table-cell>
          <table:table-cell table:formula="of:=[.T227]&amp;IF(ISBLANK([.I227]);&quot;&quot;;&quot;/&quot;&amp;[.I227])" office:value-type="string" office:string-value="PG15" calcext:value-type="string">
            <text:p>PG15</text:p>
          </table:table-cell>
          <table:table-cell table:formula="of:=[.U227]&amp;IF(ISBLANK([.J227]);&quot;&quot;;&quot;/&quot;&amp;[.J227])" office:value-type="string" office:string-value="PG15/EVENTOUT" calcext:value-type="string">
            <text:p>PG15/EVENTOUT</text:p>
          </table:table-cell>
          <table:table-cell table:formula="of:=[.V227]&amp;IF(ISBLANK([.K227]);&quot;&quot;;&quot;/&quot;&amp;[.K227])" office:value-type="string" office:string-value="PG15/EVENTOUT" calcext:value-type="string">
            <text:p>PG15/EVENTOUT</text:p>
          </table:table-cell>
        </table:table-row>
        <table:table-row table:style-name="ro1">
          <table:table-cell/>
          <table:table-cell office:value-type="string" calcext:value-type="string">
            <text:p>PH0</text:p>
          </table:table-cell>
          <table:table-cell table:number-columns-repeated="7"/>
          <table:table-cell office:value-type="string" calcext:value-type="string">
            <text:p>EVENTOUT</text:p>
          </table:table-cell>
          <table:table-cell table:number-columns-repeated="3"/>
          <table:table-cell table:formula="of:=[.B228]" office:value-type="string" office:string-value="PH0" calcext:value-type="string">
            <text:p>PH0</text:p>
          </table:table-cell>
          <table:table-cell table:formula="of:=[.N228]&amp;IF(ISBLANK([.C228]);&quot;&quot;;&quot;/&quot;&amp;[.C228])" office:value-type="string" office:string-value="PH0" calcext:value-type="string">
            <text:p>PH0</text:p>
          </table:table-cell>
          <table:table-cell table:formula="of:=[.O228]&amp;IF(ISBLANK([.D228]);&quot;&quot;;&quot;/&quot;&amp;[.D228])" office:value-type="string" office:string-value="PH0" calcext:value-type="string">
            <text:p>PH0</text:p>
          </table:table-cell>
          <table:table-cell table:formula="of:=[.P228]&amp;IF(ISBLANK([.E228]);&quot;&quot;;&quot;/&quot;&amp;[.E228])" office:value-type="string" office:string-value="PH0" calcext:value-type="string">
            <text:p>PH0</text:p>
          </table:table-cell>
          <table:table-cell table:formula="of:=[.Q228]&amp;IF(ISBLANK([.F228]);&quot;&quot;;&quot;/&quot;&amp;[.F228])" office:value-type="string" office:string-value="PH0" calcext:value-type="string">
            <text:p>PH0</text:p>
          </table:table-cell>
          <table:table-cell table:formula="of:=[.R228]&amp;IF(ISBLANK([.G228]);&quot;&quot;;&quot;/&quot;&amp;[.G228])" office:value-type="string" office:string-value="PH0" calcext:value-type="string">
            <text:p>PH0</text:p>
          </table:table-cell>
          <table:table-cell table:formula="of:=[.S228]&amp;IF(ISBLANK([.H228]);&quot;&quot;;&quot;/&quot;&amp;[.H228])" office:value-type="string" office:string-value="PH0" calcext:value-type="string">
            <text:p>PH0</text:p>
          </table:table-cell>
          <table:table-cell table:formula="of:=[.T228]&amp;IF(ISBLANK([.I228]);&quot;&quot;;&quot;/&quot;&amp;[.I228])" office:value-type="string" office:string-value="PH0" calcext:value-type="string">
            <text:p>PH0</text:p>
          </table:table-cell>
          <table:table-cell table:formula="of:=[.U228]&amp;IF(ISBLANK([.J228]);&quot;&quot;;&quot;/&quot;&amp;[.J228])" office:value-type="string" office:string-value="PH0/EVENTOUT" calcext:value-type="string">
            <text:p>PH0/EVENTOUT</text:p>
          </table:table-cell>
          <table:table-cell table:formula="of:=[.V228]&amp;IF(ISBLANK([.K228]);&quot;&quot;;&quot;/&quot;&amp;[.K228])" office:value-type="string" office:string-value="PH0/EVENTOUT" calcext:value-type="string">
            <text:p>PH0/EVENTOUT</text:p>
          </table:table-cell>
        </table:table-row>
        <table:table-row table:style-name="ro1">
          <table:table-cell/>
          <table:table-cell office:value-type="string" calcext:value-type="string">
            <text:p>PH1</text:p>
          </table:table-cell>
          <table:table-cell table:number-columns-repeated="7"/>
          <table:table-cell office:value-type="string" calcext:value-type="string">
            <text:p>EVENTOUT</text:p>
          </table:table-cell>
          <table:table-cell table:number-columns-repeated="3"/>
          <table:table-cell table:formula="of:=[.B229]" office:value-type="string" office:string-value="PH1" calcext:value-type="string">
            <text:p>PH1</text:p>
          </table:table-cell>
          <table:table-cell table:formula="of:=[.N229]&amp;IF(ISBLANK([.C229]);&quot;&quot;;&quot;/&quot;&amp;[.C229])" office:value-type="string" office:string-value="PH1" calcext:value-type="string">
            <text:p>PH1</text:p>
          </table:table-cell>
          <table:table-cell table:formula="of:=[.O229]&amp;IF(ISBLANK([.D229]);&quot;&quot;;&quot;/&quot;&amp;[.D229])" office:value-type="string" office:string-value="PH1" calcext:value-type="string">
            <text:p>PH1</text:p>
          </table:table-cell>
          <table:table-cell table:formula="of:=[.P229]&amp;IF(ISBLANK([.E229]);&quot;&quot;;&quot;/&quot;&amp;[.E229])" office:value-type="string" office:string-value="PH1" calcext:value-type="string">
            <text:p>PH1</text:p>
          </table:table-cell>
          <table:table-cell table:formula="of:=[.Q229]&amp;IF(ISBLANK([.F229]);&quot;&quot;;&quot;/&quot;&amp;[.F229])" office:value-type="string" office:string-value="PH1" calcext:value-type="string">
            <text:p>PH1</text:p>
          </table:table-cell>
          <table:table-cell table:formula="of:=[.R229]&amp;IF(ISBLANK([.G229]);&quot;&quot;;&quot;/&quot;&amp;[.G229])" office:value-type="string" office:string-value="PH1" calcext:value-type="string">
            <text:p>PH1</text:p>
          </table:table-cell>
          <table:table-cell table:formula="of:=[.S229]&amp;IF(ISBLANK([.H229]);&quot;&quot;;&quot;/&quot;&amp;[.H229])" office:value-type="string" office:string-value="PH1" calcext:value-type="string">
            <text:p>PH1</text:p>
          </table:table-cell>
          <table:table-cell table:formula="of:=[.T229]&amp;IF(ISBLANK([.I229]);&quot;&quot;;&quot;/&quot;&amp;[.I229])" office:value-type="string" office:string-value="PH1" calcext:value-type="string">
            <text:p>PH1</text:p>
          </table:table-cell>
          <table:table-cell table:formula="of:=[.U229]&amp;IF(ISBLANK([.J229]);&quot;&quot;;&quot;/&quot;&amp;[.J229])" office:value-type="string" office:string-value="PH1/EVENTOUT" calcext:value-type="string">
            <text:p>PH1/EVENTOUT</text:p>
          </table:table-cell>
          <table:table-cell table:formula="of:=[.V229]&amp;IF(ISBLANK([.K229]);&quot;&quot;;&quot;/&quot;&amp;[.K229])" office:value-type="string" office:string-value="PH1/EVENTOUT" calcext:value-type="string">
            <text:p>PH1/EVENTOU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9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4-29T22:21:06.492000000</dc:date>
    <meta:editing-duration>PT49M29S</meta:editing-duration>
    <meta:editing-cycles>11</meta:editing-cycles>
    <meta:generator>LibreOfficeDev/7.4.0.0.alpha0$Windows_X86_64 LibreOffice_project/efb39149be1744def96ef015d1d184b5af3f43b7</meta:generator>
    <meta:document-statistic meta:table-count="1" meta:cell-count="3200" meta:object-count="0"/>
  </office:meta>
</office:document-meta>
</file>